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36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string" calcext:value-type="string">
            <text:p>./actions:</text:p>
          </table:table-cell>
          <table:table-cell table:formula="of:=&quot;## &quot; &amp; MID([.B1];3;FIND(&quot;:&quot;;[.B1];1)-3) &amp; &quot; &lt;br&gt;&quot;" office:value-type="string" office:string-value="## actions &lt;br&gt;" calcext:value-type="string">
            <text:p>## actions &lt;br&gt;</text:p>
          </table:table-cell>
        </table:table-row>
        <table:table-row table:style-name="ro1">
          <table:table-cell office:value-type="string" calcext:value-type="string">
            <text:p>action-unavailable-symbolic.svg</text:p>
          </table:table-cell>
          <table:table-cell office:value-type="string" calcext:value-type="string">
            <text:p>action-unavail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] &amp; CHAR(34) &amp; &quot;&gt;&quot; &amp; &#10;&quot;&lt;img alt=&quot; &amp; CHAR(34) &amp; [.B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] &amp; &quot;&lt;br&gt;&quot;" office:value-type="string" office:string-value="&lt;picture&gt;&lt;source media=&quot;(prefers-color-scheme: dark)&quot; srcset=&quot;https://github.com/StorageB/icons/blob/main/GNOME46Adwaita/light/action-unavailable-symbolic.svg&quot;&gt;&lt;source media=&quot;(prefers-color-scheme: light)&quot; srcset=&quot;https://github.com/StorageB/icons/blob/main/GNOME46Adwaita/dark/action-unavailable-symbolic.svg&quot;&gt;&lt;img alt=&quot;action-unavailable-symbolic&quot; src=&quot;https://user-images.githubusercontent.com/25423296/163456779-a8556205-d0a5-45e2-ac17-42d089e3c3f8.png&quot;&gt;&lt;/picture&gt; &amp;nbsp; &amp;nbsp;action-unavailable-symbolic&lt;br&gt;" calcext:value-type="string">
            <text:p>&lt;picture&gt;&lt;source media="(prefers-color-scheme: dark)" srcset="https://github.com/StorageB/icons/blob/main/GNOME46Adwaita/light/action-unavailable-symbolic.svg"&gt;&lt;source media="(prefers-color-scheme: light)" srcset="https://github.com/StorageB/icons/blob/main/GNOME46Adwaita/dark/action-unavailable-symbolic.svg"&gt;&lt;img alt="action-unavailable-symbolic" src="https://user-images.githubusercontent.com/25423296/163456779-a8556205-d0a5-45e2-ac17-42d089e3c3f8.png"&gt;&lt;/picture&gt; &amp;nbsp; &amp;nbsp;action-unavailable-symbolic&lt;br&gt;</text:p>
          </table:table-cell>
        </table:table-row>
        <table:table-row table:style-name="ro1">
          <table:table-cell office:value-type="string" calcext:value-type="string">
            <text:p>address-book-new-symbolic.svg</text:p>
          </table:table-cell>
          <table:table-cell office:value-type="string" calcext:value-type="string">
            <text:p>address-book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] &amp; CHAR(34) &amp; &quot;&gt;&quot; &amp; &#10;&quot;&lt;img alt=&quot; &amp; CHAR(34) &amp; [.B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] &amp; &quot;&lt;br&gt;&quot;" office:value-type="string" office:string-value="&lt;picture&gt;&lt;source media=&quot;(prefers-color-scheme: dark)&quot; srcset=&quot;https://github.com/StorageB/icons/blob/main/GNOME46Adwaita/light/address-book-new-symbolic.svg&quot;&gt;&lt;source media=&quot;(prefers-color-scheme: light)&quot; srcset=&quot;https://github.com/StorageB/icons/blob/main/GNOME46Adwaita/dark/address-book-new-symbolic.svg&quot;&gt;&lt;img alt=&quot;address-book-new-symbolic&quot; src=&quot;https://user-images.githubusercontent.com/25423296/163456779-a8556205-d0a5-45e2-ac17-42d089e3c3f8.png&quot;&gt;&lt;/picture&gt; &amp;nbsp; &amp;nbsp;address-book-new-symbolic&lt;br&gt;" calcext:value-type="string">
            <text:p>&lt;picture&gt;&lt;source media="(prefers-color-scheme: dark)" srcset="https://github.com/StorageB/icons/blob/main/GNOME46Adwaita/light/address-book-new-symbolic.svg"&gt;&lt;source media="(prefers-color-scheme: light)" srcset="https://github.com/StorageB/icons/blob/main/GNOME46Adwaita/dark/address-book-new-symbolic.svg"&gt;&lt;img alt="address-book-new-symbolic" src="https://user-images.githubusercontent.com/25423296/163456779-a8556205-d0a5-45e2-ac17-42d089e3c3f8.png"&gt;&lt;/picture&gt; &amp;nbsp; &amp;nbsp;address-book-new-symbolic&lt;br&gt;</text:p>
          </table:table-cell>
        </table:table-row>
        <table:table-row table:style-name="ro1">
          <table:table-cell office:value-type="string" calcext:value-type="string">
            <text:p>application-exit-rtl-symbolic.svg</text:p>
          </table:table-cell>
          <table:table-cell office:value-type="string" calcext:value-type="string">
            <text:p>application-exi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] &amp; CHAR(34) &amp; &quot;&gt;&quot; &amp; &#10;&quot;&lt;img alt=&quot; &amp; CHAR(34) &amp; [.B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] &amp; &quot;&lt;br&gt;&quot;" office:value-type="string" office:string-value="&lt;picture&gt;&lt;source media=&quot;(prefers-color-scheme: dark)&quot; srcset=&quot;https://github.com/StorageB/icons/blob/main/GNOME46Adwaita/light/application-exit-rtl-symbolic.svg&quot;&gt;&lt;source media=&quot;(prefers-color-scheme: light)&quot; srcset=&quot;https://github.com/StorageB/icons/blob/main/GNOME46Adwaita/dark/application-exit-rtl-symbolic.svg&quot;&gt;&lt;img alt=&quot;application-exit-rtl-symbolic&quot; src=&quot;https://user-images.githubusercontent.com/25423296/163456779-a8556205-d0a5-45e2-ac17-42d089e3c3f8.png&quot;&gt;&lt;/picture&gt; &amp;nbsp; &amp;nbsp;application-exit-rtl-symbolic&lt;br&gt;" calcext:value-type="string">
            <text:p>&lt;picture&gt;&lt;source media="(prefers-color-scheme: dark)" srcset="https://github.com/StorageB/icons/blob/main/GNOME46Adwaita/light/application-exit-rtl-symbolic.svg"&gt;&lt;source media="(prefers-color-scheme: light)" srcset="https://github.com/StorageB/icons/blob/main/GNOME46Adwaita/dark/application-exit-rtl-symbolic.svg"&gt;&lt;img alt="application-exit-rtl-symbolic" src="https://user-images.githubusercontent.com/25423296/163456779-a8556205-d0a5-45e2-ac17-42d089e3c3f8.png"&gt;&lt;/picture&gt; &amp;nbsp; &amp;nbsp;application-exit-rtl-symbolic&lt;br&gt;</text:p>
          </table:table-cell>
        </table:table-row>
        <table:table-row table:style-name="ro1">
          <table:table-cell office:value-type="string" calcext:value-type="string">
            <text:p>application-exit-symbolic-rtl.svg</text:p>
          </table:table-cell>
          <table:table-cell office:value-type="string" calcext:value-type="string">
            <text:p>application-exi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] &amp; CHAR(34) &amp; &quot;&gt;&quot; &amp; &#10;&quot;&lt;img alt=&quot; &amp; CHAR(34) &amp; [.B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] &amp; &quot;&lt;br&gt;&quot;" office:value-type="string" office:string-value="&lt;picture&gt;&lt;source media=&quot;(prefers-color-scheme: dark)&quot; srcset=&quot;https://github.com/StorageB/icons/blob/main/GNOME46Adwaita/light/application-exit-symbolic-rtl.svg&quot;&gt;&lt;source media=&quot;(prefers-color-scheme: light)&quot; srcset=&quot;https://github.com/StorageB/icons/blob/main/GNOME46Adwaita/dark/application-exit-symbolic-rtl.svg&quot;&gt;&lt;img alt=&quot;application-exit-symbolic-rtl&quot; src=&quot;https://user-images.githubusercontent.com/25423296/163456779-a8556205-d0a5-45e2-ac17-42d089e3c3f8.png&quot;&gt;&lt;/picture&gt; &amp;nbsp; &amp;nbsp;application-exit-symbolic-rtl&lt;br&gt;" calcext:value-type="string">
            <text:p>&lt;picture&gt;&lt;source media="(prefers-color-scheme: dark)" srcset="https://github.com/StorageB/icons/blob/main/GNOME46Adwaita/light/application-exit-symbolic-rtl.svg"&gt;&lt;source media="(prefers-color-scheme: light)" srcset="https://github.com/StorageB/icons/blob/main/GNOME46Adwaita/dark/application-exit-symbolic-rtl.svg"&gt;&lt;img alt="application-exit-symbolic-rtl" src="https://user-images.githubusercontent.com/25423296/163456779-a8556205-d0a5-45e2-ac17-42d089e3c3f8.png"&gt;&lt;/picture&gt; &amp;nbsp; &amp;nbsp;application-exit-symbolic-rtl&lt;br&gt;</text:p>
          </table:table-cell>
        </table:table-row>
        <table:table-row table:style-name="ro1">
          <table:table-cell office:value-type="string" calcext:value-type="string">
            <text:p>application-exit-symbolic.svg</text:p>
          </table:table-cell>
          <table:table-cell office:value-type="string" calcext:value-type="string">
            <text:p>application-exi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] &amp; CHAR(34) &amp; &quot;&gt;&quot; &amp; &#10;&quot;&lt;img alt=&quot; &amp; CHAR(34) &amp; [.B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] &amp; &quot;&lt;br&gt;&quot;" office:value-type="string" office:string-value="&lt;picture&gt;&lt;source media=&quot;(prefers-color-scheme: dark)&quot; srcset=&quot;https://github.com/StorageB/icons/blob/main/GNOME46Adwaita/light/application-exit-symbolic.svg&quot;&gt;&lt;source media=&quot;(prefers-color-scheme: light)&quot; srcset=&quot;https://github.com/StorageB/icons/blob/main/GNOME46Adwaita/dark/application-exit-symbolic.svg&quot;&gt;&lt;img alt=&quot;application-exit-symbolic&quot; src=&quot;https://user-images.githubusercontent.com/25423296/163456779-a8556205-d0a5-45e2-ac17-42d089e3c3f8.png&quot;&gt;&lt;/picture&gt; &amp;nbsp; &amp;nbsp;application-exit-symbolic&lt;br&gt;" calcext:value-type="string">
            <text:p>&lt;picture&gt;&lt;source media="(prefers-color-scheme: dark)" srcset="https://github.com/StorageB/icons/blob/main/GNOME46Adwaita/light/application-exit-symbolic.svg"&gt;&lt;source media="(prefers-color-scheme: light)" srcset="https://github.com/StorageB/icons/blob/main/GNOME46Adwaita/dark/application-exit-symbolic.svg"&gt;&lt;img alt="application-exit-symbolic" src="https://user-images.githubusercontent.com/25423296/163456779-a8556205-d0a5-45e2-ac17-42d089e3c3f8.png"&gt;&lt;/picture&gt; &amp;nbsp; &amp;nbsp;application-exit-symbolic&lt;br&gt;</text:p>
          </table:table-cell>
        </table:table-row>
        <table:table-row table:style-name="ro1">
          <table:table-cell office:value-type="string" calcext:value-type="string">
            <text:p>appointment-new-symbolic.svg</text:p>
          </table:table-cell>
          <table:table-cell office:value-type="string" calcext:value-type="string">
            <text:p>appointment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] &amp; CHAR(34) &amp; &quot;&gt;&quot; &amp; &#10;&quot;&lt;img alt=&quot; &amp; CHAR(34) &amp; [.B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] &amp; &quot;&lt;br&gt;&quot;" office:value-type="string" office:string-value="&lt;picture&gt;&lt;source media=&quot;(prefers-color-scheme: dark)&quot; srcset=&quot;https://github.com/StorageB/icons/blob/main/GNOME46Adwaita/light/appointment-new-symbolic.svg&quot;&gt;&lt;source media=&quot;(prefers-color-scheme: light)&quot; srcset=&quot;https://github.com/StorageB/icons/blob/main/GNOME46Adwaita/dark/appointment-new-symbolic.svg&quot;&gt;&lt;img alt=&quot;appointment-new-symbolic&quot; src=&quot;https://user-images.githubusercontent.com/25423296/163456779-a8556205-d0a5-45e2-ac17-42d089e3c3f8.png&quot;&gt;&lt;/picture&gt; &amp;nbsp; &amp;nbsp;appointment-new-symbolic&lt;br&gt;" calcext:value-type="string">
            <text:p>&lt;picture&gt;&lt;source media="(prefers-color-scheme: dark)" srcset="https://github.com/StorageB/icons/blob/main/GNOME46Adwaita/light/appointment-new-symbolic.svg"&gt;&lt;source media="(prefers-color-scheme: light)" srcset="https://github.com/StorageB/icons/blob/main/GNOME46Adwaita/dark/appointment-new-symbolic.svg"&gt;&lt;img alt="appointment-new-symbolic" src="https://user-images.githubusercontent.com/25423296/163456779-a8556205-d0a5-45e2-ac17-42d089e3c3f8.png"&gt;&lt;/picture&gt; &amp;nbsp; &amp;nbsp;appointment-new-symbolic&lt;br&gt;</text:p>
          </table:table-cell>
        </table:table-row>
        <table:table-row table:style-name="ro1">
          <table:table-cell office:value-type="string" calcext:value-type="string">
            <text:p>bookmark-new-symbolic.svg</text:p>
          </table:table-cell>
          <table:table-cell office:value-type="string" calcext:value-type="string">
            <text:p>bookmark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] &amp; CHAR(34) &amp; &quot;&gt;&quot; &amp; &#10;&quot;&lt;img alt=&quot; &amp; CHAR(34) &amp; [.B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] &amp; &quot;&lt;br&gt;&quot;" office:value-type="string" office:string-value="&lt;picture&gt;&lt;source media=&quot;(prefers-color-scheme: dark)&quot; srcset=&quot;https://github.com/StorageB/icons/blob/main/GNOME46Adwaita/light/bookmark-new-symbolic.svg&quot;&gt;&lt;source media=&quot;(prefers-color-scheme: light)&quot; srcset=&quot;https://github.com/StorageB/icons/blob/main/GNOME46Adwaita/dark/bookmark-new-symbolic.svg&quot;&gt;&lt;img alt=&quot;bookmark-new-symbolic&quot; src=&quot;https://user-images.githubusercontent.com/25423296/163456779-a8556205-d0a5-45e2-ac17-42d089e3c3f8.png&quot;&gt;&lt;/picture&gt; &amp;nbsp; &amp;nbsp;bookmark-new-symbolic&lt;br&gt;" calcext:value-type="string">
            <text:p>&lt;picture&gt;&lt;source media="(prefers-color-scheme: dark)" srcset="https://github.com/StorageB/icons/blob/main/GNOME46Adwaita/light/bookmark-new-symbolic.svg"&gt;&lt;source media="(prefers-color-scheme: light)" srcset="https://github.com/StorageB/icons/blob/main/GNOME46Adwaita/dark/bookmark-new-symbolic.svg"&gt;&lt;img alt="bookmark-new-symbolic" src="https://user-images.githubusercontent.com/25423296/163456779-a8556205-d0a5-45e2-ac17-42d089e3c3f8.png"&gt;&lt;/picture&gt; &amp;nbsp; &amp;nbsp;bookmark-new-symbolic&lt;br&gt;</text:p>
          </table:table-cell>
        </table:table-row>
        <table:table-row table:style-name="ro1">
          <table:table-cell office:value-type="string" calcext:value-type="string">
            <text:p>call-start-symbolic.svg</text:p>
          </table:table-cell>
          <table:table-cell office:value-type="string" calcext:value-type="string">
            <text:p>call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] &amp; CHAR(34) &amp; &quot;&gt;&quot; &amp; &#10;&quot;&lt;img alt=&quot; &amp; CHAR(34) &amp; [.B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] &amp; &quot;&lt;br&gt;&quot;" office:value-type="string" office:string-value="&lt;picture&gt;&lt;source media=&quot;(prefers-color-scheme: dark)&quot; srcset=&quot;https://github.com/StorageB/icons/blob/main/GNOME46Adwaita/light/call-start-symbolic.svg&quot;&gt;&lt;source media=&quot;(prefers-color-scheme: light)&quot; srcset=&quot;https://github.com/StorageB/icons/blob/main/GNOME46Adwaita/dark/call-start-symbolic.svg&quot;&gt;&lt;img alt=&quot;call-start-symbolic&quot; src=&quot;https://user-images.githubusercontent.com/25423296/163456779-a8556205-d0a5-45e2-ac17-42d089e3c3f8.png&quot;&gt;&lt;/picture&gt; &amp;nbsp; &amp;nbsp;call-start-symbolic&lt;br&gt;" calcext:value-type="string">
            <text:p>&lt;picture&gt;&lt;source media="(prefers-color-scheme: dark)" srcset="https://github.com/StorageB/icons/blob/main/GNOME46Adwaita/light/call-start-symbolic.svg"&gt;&lt;source media="(prefers-color-scheme: light)" srcset="https://github.com/StorageB/icons/blob/main/GNOME46Adwaita/dark/call-start-symbolic.svg"&gt;&lt;img alt="call-start-symbolic" src="https://user-images.githubusercontent.com/25423296/163456779-a8556205-d0a5-45e2-ac17-42d089e3c3f8.png"&gt;&lt;/picture&gt; &amp;nbsp; &amp;nbsp;call-start-symbolic&lt;br&gt;</text:p>
          </table:table-cell>
        </table:table-row>
        <table:table-row table:style-name="ro1">
          <table:table-cell office:value-type="string" calcext:value-type="string">
            <text:p>call-stop-symbolic.svg</text:p>
          </table:table-cell>
          <table:table-cell office:value-type="string" calcext:value-type="string">
            <text:p>call-s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] &amp; CHAR(34) &amp; &quot;&gt;&quot; &amp; &#10;&quot;&lt;img alt=&quot; &amp; CHAR(34) &amp; [.B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] &amp; &quot;&lt;br&gt;&quot;" office:value-type="string" office:string-value="&lt;picture&gt;&lt;source media=&quot;(prefers-color-scheme: dark)&quot; srcset=&quot;https://github.com/StorageB/icons/blob/main/GNOME46Adwaita/light/call-stop-symbolic.svg&quot;&gt;&lt;source media=&quot;(prefers-color-scheme: light)&quot; srcset=&quot;https://github.com/StorageB/icons/blob/main/GNOME46Adwaita/dark/call-stop-symbolic.svg&quot;&gt;&lt;img alt=&quot;call-stop-symbolic&quot; src=&quot;https://user-images.githubusercontent.com/25423296/163456779-a8556205-d0a5-45e2-ac17-42d089e3c3f8.png&quot;&gt;&lt;/picture&gt; &amp;nbsp; &amp;nbsp;call-stop-symbolic&lt;br&gt;" calcext:value-type="string">
            <text:p>&lt;picture&gt;&lt;source media="(prefers-color-scheme: dark)" srcset="https://github.com/StorageB/icons/blob/main/GNOME46Adwaita/light/call-stop-symbolic.svg"&gt;&lt;source media="(prefers-color-scheme: light)" srcset="https://github.com/StorageB/icons/blob/main/GNOME46Adwaita/dark/call-stop-symbolic.svg"&gt;&lt;img alt="call-stop-symbolic" src="https://user-images.githubusercontent.com/25423296/163456779-a8556205-d0a5-45e2-ac17-42d089e3c3f8.png"&gt;&lt;/picture&gt; &amp;nbsp; &amp;nbsp;call-stop-symbolic&lt;br&gt;</text:p>
          </table:table-cell>
        </table:table-row>
        <table:table-row table:style-name="ro1">
          <table:table-cell office:value-type="string" calcext:value-type="string">
            <text:p>camera-switch-symbolic.svg</text:p>
          </table:table-cell>
          <table:table-cell office:value-type="string" calcext:value-type="string">
            <text:p>camera-swit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] &amp; CHAR(34) &amp; &quot;&gt;&quot; &amp; &#10;&quot;&lt;img alt=&quot; &amp; CHAR(34) &amp; [.B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] &amp; &quot;&lt;br&gt;&quot;" office:value-type="string" office:string-value="&lt;picture&gt;&lt;source media=&quot;(prefers-color-scheme: dark)&quot; srcset=&quot;https://github.com/StorageB/icons/blob/main/GNOME46Adwaita/light/camera-switch-symbolic.svg&quot;&gt;&lt;source media=&quot;(prefers-color-scheme: light)&quot; srcset=&quot;https://github.com/StorageB/icons/blob/main/GNOME46Adwaita/dark/camera-switch-symbolic.svg&quot;&gt;&lt;img alt=&quot;camera-switch-symbolic&quot; src=&quot;https://user-images.githubusercontent.com/25423296/163456779-a8556205-d0a5-45e2-ac17-42d089e3c3f8.png&quot;&gt;&lt;/picture&gt; &amp;nbsp; &amp;nbsp;camera-switch-symbolic&lt;br&gt;" calcext:value-type="string">
            <text:p>&lt;picture&gt;&lt;source media="(prefers-color-scheme: dark)" srcset="https://github.com/StorageB/icons/blob/main/GNOME46Adwaita/light/camera-switch-symbolic.svg"&gt;&lt;source media="(prefers-color-scheme: light)" srcset="https://github.com/StorageB/icons/blob/main/GNOME46Adwaita/dark/camera-switch-symbolic.svg"&gt;&lt;img alt="camera-switch-symbolic" src="https://user-images.githubusercontent.com/25423296/163456779-a8556205-d0a5-45e2-ac17-42d089e3c3f8.png"&gt;&lt;/picture&gt; &amp;nbsp; &amp;nbsp;camera-switch-symbolic&lt;br&gt;</text:p>
          </table:table-cell>
        </table:table-row>
        <table:table-row table:style-name="ro1">
          <table:table-cell office:value-type="string" calcext:value-type="string">
            <text:p>chat-message-new-symbolic.svg</text:p>
          </table:table-cell>
          <table:table-cell office:value-type="string" calcext:value-type="string">
            <text:p>chat-message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] &amp; CHAR(34) &amp; &quot;&gt;&quot; &amp; &#10;&quot;&lt;img alt=&quot; &amp; CHAR(34) &amp; [.B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] &amp; &quot;&lt;br&gt;&quot;" office:value-type="string" office:string-value="&lt;picture&gt;&lt;source media=&quot;(prefers-color-scheme: dark)&quot; srcset=&quot;https://github.com/StorageB/icons/blob/main/GNOME46Adwaita/light/chat-message-new-symbolic.svg&quot;&gt;&lt;source media=&quot;(prefers-color-scheme: light)&quot; srcset=&quot;https://github.com/StorageB/icons/blob/main/GNOME46Adwaita/dark/chat-message-new-symbolic.svg&quot;&gt;&lt;img alt=&quot;chat-message-new-symbolic&quot; src=&quot;https://user-images.githubusercontent.com/25423296/163456779-a8556205-d0a5-45e2-ac17-42d089e3c3f8.png&quot;&gt;&lt;/picture&gt; &amp;nbsp; &amp;nbsp;chat-message-new-symbolic&lt;br&gt;" calcext:value-type="string">
            <text:p>&lt;picture&gt;&lt;source media="(prefers-color-scheme: dark)" srcset="https://github.com/StorageB/icons/blob/main/GNOME46Adwaita/light/chat-message-new-symbolic.svg"&gt;&lt;source media="(prefers-color-scheme: light)" srcset="https://github.com/StorageB/icons/blob/main/GNOME46Adwaita/dark/chat-message-new-symbolic.svg"&gt;&lt;img alt="chat-message-new-symbolic" src="https://user-images.githubusercontent.com/25423296/163456779-a8556205-d0a5-45e2-ac17-42d089e3c3f8.png"&gt;&lt;/picture&gt; &amp;nbsp; &amp;nbsp;chat-message-new-symbolic&lt;br&gt;</text:p>
          </table:table-cell>
        </table:table-row>
        <table:table-row table:style-name="ro1">
          <table:table-cell office:value-type="string" calcext:value-type="string">
            <text:p>color-select-symbolic.svg</text:p>
          </table:table-cell>
          <table:table-cell office:value-type="string" calcext:value-type="string">
            <text:p>color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] &amp; CHAR(34) &amp; &quot;&gt;&quot; &amp; &#10;&quot;&lt;img alt=&quot; &amp; CHAR(34) &amp; [.B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] &amp; &quot;&lt;br&gt;&quot;" office:value-type="string" office:string-value="&lt;picture&gt;&lt;source media=&quot;(prefers-color-scheme: dark)&quot; srcset=&quot;https://github.com/StorageB/icons/blob/main/GNOME46Adwaita/light/color-select-symbolic.svg&quot;&gt;&lt;source media=&quot;(prefers-color-scheme: light)&quot; srcset=&quot;https://github.com/StorageB/icons/blob/main/GNOME46Adwaita/dark/color-select-symbolic.svg&quot;&gt;&lt;img alt=&quot;color-select-symbolic&quot; src=&quot;https://user-images.githubusercontent.com/25423296/163456779-a8556205-d0a5-45e2-ac17-42d089e3c3f8.png&quot;&gt;&lt;/picture&gt; &amp;nbsp; &amp;nbsp;color-select-symbolic&lt;br&gt;" calcext:value-type="string">
            <text:p>&lt;picture&gt;&lt;source media="(prefers-color-scheme: dark)" srcset="https://github.com/StorageB/icons/blob/main/GNOME46Adwaita/light/color-select-symbolic.svg"&gt;&lt;source media="(prefers-color-scheme: light)" srcset="https://github.com/StorageB/icons/blob/main/GNOME46Adwaita/dark/color-select-symbolic.svg"&gt;&lt;img alt="color-select-symbolic" src="https://user-images.githubusercontent.com/25423296/163456779-a8556205-d0a5-45e2-ac17-42d089e3c3f8.png"&gt;&lt;/picture&gt; &amp;nbsp; &amp;nbsp;color-select-symbolic&lt;br&gt;</text:p>
          </table:table-cell>
        </table:table-row>
        <table:table-row table:style-name="ro1">
          <table:table-cell office:value-type="string" calcext:value-type="string">
            <text:p>contact-new-symbolic.svg</text:p>
          </table:table-cell>
          <table:table-cell office:value-type="string" calcext:value-type="string">
            <text:p>contact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] &amp; CHAR(34) &amp; &quot;&gt;&quot; &amp; &#10;&quot;&lt;img alt=&quot; &amp; CHAR(34) &amp; [.B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] &amp; &quot;&lt;br&gt;&quot;" office:value-type="string" office:string-value="&lt;picture&gt;&lt;source media=&quot;(prefers-color-scheme: dark)&quot; srcset=&quot;https://github.com/StorageB/icons/blob/main/GNOME46Adwaita/light/contact-new-symbolic.svg&quot;&gt;&lt;source media=&quot;(prefers-color-scheme: light)&quot; srcset=&quot;https://github.com/StorageB/icons/blob/main/GNOME46Adwaita/dark/contact-new-symbolic.svg&quot;&gt;&lt;img alt=&quot;contact-new-symbolic&quot; src=&quot;https://user-images.githubusercontent.com/25423296/163456779-a8556205-d0a5-45e2-ac17-42d089e3c3f8.png&quot;&gt;&lt;/picture&gt; &amp;nbsp; &amp;nbsp;contact-new-symbolic&lt;br&gt;" calcext:value-type="string">
            <text:p>&lt;picture&gt;&lt;source media="(prefers-color-scheme: dark)" srcset="https://github.com/StorageB/icons/blob/main/GNOME46Adwaita/light/contact-new-symbolic.svg"&gt;&lt;source media="(prefers-color-scheme: light)" srcset="https://github.com/StorageB/icons/blob/main/GNOME46Adwaita/dark/contact-new-symbolic.svg"&gt;&lt;img alt="contact-new-symbolic" src="https://user-images.githubusercontent.com/25423296/163456779-a8556205-d0a5-45e2-ac17-42d089e3c3f8.png"&gt;&lt;/picture&gt; &amp;nbsp; &amp;nbsp;contact-new-symbolic&lt;br&gt;</text:p>
          </table:table-cell>
        </table:table-row>
        <table:table-row table:style-name="ro1">
          <table:table-cell office:value-type="string" calcext:value-type="string">
            <text:p>document-edit-symbolic.svg</text:p>
          </table:table-cell>
          <table:table-cell office:value-type="string" calcext:value-type="string">
            <text:p>document-edi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] &amp; CHAR(34) &amp; &quot;&gt;&quot; &amp; &#10;&quot;&lt;img alt=&quot; &amp; CHAR(34) &amp; [.B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] &amp; &quot;&lt;br&gt;&quot;" office:value-type="string" office:string-value="&lt;picture&gt;&lt;source media=&quot;(prefers-color-scheme: dark)&quot; srcset=&quot;https://github.com/StorageB/icons/blob/main/GNOME46Adwaita/light/document-edit-symbolic.svg&quot;&gt;&lt;source media=&quot;(prefers-color-scheme: light)&quot; srcset=&quot;https://github.com/StorageB/icons/blob/main/GNOME46Adwaita/dark/document-edit-symbolic.svg&quot;&gt;&lt;img alt=&quot;document-edit-symbolic&quot; src=&quot;https://user-images.githubusercontent.com/25423296/163456779-a8556205-d0a5-45e2-ac17-42d089e3c3f8.png&quot;&gt;&lt;/picture&gt; &amp;nbsp; &amp;nbsp;document-edit-symbolic&lt;br&gt;" calcext:value-type="string">
            <text:p>&lt;picture&gt;&lt;source media="(prefers-color-scheme: dark)" srcset="https://github.com/StorageB/icons/blob/main/GNOME46Adwaita/light/document-edit-symbolic.svg"&gt;&lt;source media="(prefers-color-scheme: light)" srcset="https://github.com/StorageB/icons/blob/main/GNOME46Adwaita/dark/document-edit-symbolic.svg"&gt;&lt;img alt="document-edit-symbolic" src="https://user-images.githubusercontent.com/25423296/163456779-a8556205-d0a5-45e2-ac17-42d089e3c3f8.png"&gt;&lt;/picture&gt; &amp;nbsp; &amp;nbsp;document-edit-symbolic&lt;br&gt;</text:p>
          </table:table-cell>
        </table:table-row>
        <table:table-row table:style-name="ro1">
          <table:table-cell office:value-type="string" calcext:value-type="string">
            <text:p>document-new-symbolic.svg</text:p>
          </table:table-cell>
          <table:table-cell office:value-type="string" calcext:value-type="string">
            <text:p>document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] &amp; CHAR(34) &amp; &quot;&gt;&quot; &amp; &#10;&quot;&lt;img alt=&quot; &amp; CHAR(34) &amp; [.B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] &amp; &quot;&lt;br&gt;&quot;" office:value-type="string" office:string-value="&lt;picture&gt;&lt;source media=&quot;(prefers-color-scheme: dark)&quot; srcset=&quot;https://github.com/StorageB/icons/blob/main/GNOME46Adwaita/light/document-new-symbolic.svg&quot;&gt;&lt;source media=&quot;(prefers-color-scheme: light)&quot; srcset=&quot;https://github.com/StorageB/icons/blob/main/GNOME46Adwaita/dark/document-new-symbolic.svg&quot;&gt;&lt;img alt=&quot;document-new-symbolic&quot; src=&quot;https://user-images.githubusercontent.com/25423296/163456779-a8556205-d0a5-45e2-ac17-42d089e3c3f8.png&quot;&gt;&lt;/picture&gt; &amp;nbsp; &amp;nbsp;document-new-symbolic&lt;br&gt;" calcext:value-type="string">
            <text:p>&lt;picture&gt;&lt;source media="(prefers-color-scheme: dark)" srcset="https://github.com/StorageB/icons/blob/main/GNOME46Adwaita/light/document-new-symbolic.svg"&gt;&lt;source media="(prefers-color-scheme: light)" srcset="https://github.com/StorageB/icons/blob/main/GNOME46Adwaita/dark/document-new-symbolic.svg"&gt;&lt;img alt="document-new-symbolic" src="https://user-images.githubusercontent.com/25423296/163456779-a8556205-d0a5-45e2-ac17-42d089e3c3f8.png"&gt;&lt;/picture&gt; &amp;nbsp; &amp;nbsp;document-new-symbolic&lt;br&gt;</text:p>
          </table:table-cell>
        </table:table-row>
        <table:table-row table:style-name="ro1">
          <table:table-cell office:value-type="string" calcext:value-type="string">
            <text:p>document-open-recent-symbolic.svg</text:p>
          </table:table-cell>
          <table:table-cell office:value-type="string" calcext:value-type="string">
            <text:p>document-open-rec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] &amp; CHAR(34) &amp; &quot;&gt;&quot; &amp; &#10;&quot;&lt;img alt=&quot; &amp; CHAR(34) &amp; [.B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] &amp; &quot;&lt;br&gt;&quot;" office:value-type="string" office:string-value="&lt;picture&gt;&lt;source media=&quot;(prefers-color-scheme: dark)&quot; srcset=&quot;https://github.com/StorageB/icons/blob/main/GNOME46Adwaita/light/document-open-recent-symbolic.svg&quot;&gt;&lt;source media=&quot;(prefers-color-scheme: light)&quot; srcset=&quot;https://github.com/StorageB/icons/blob/main/GNOME46Adwaita/dark/document-open-recent-symbolic.svg&quot;&gt;&lt;img alt=&quot;document-open-recent-symbolic&quot; src=&quot;https://user-images.githubusercontent.com/25423296/163456779-a8556205-d0a5-45e2-ac17-42d089e3c3f8.png&quot;&gt;&lt;/picture&gt; &amp;nbsp; &amp;nbsp;document-open-recent-symbolic&lt;br&gt;" calcext:value-type="string">
            <text:p>&lt;picture&gt;&lt;source media="(prefers-color-scheme: dark)" srcset="https://github.com/StorageB/icons/blob/main/GNOME46Adwaita/light/document-open-recent-symbolic.svg"&gt;&lt;source media="(prefers-color-scheme: light)" srcset="https://github.com/StorageB/icons/blob/main/GNOME46Adwaita/dark/document-open-recent-symbolic.svg"&gt;&lt;img alt="document-open-recent-symbolic" src="https://user-images.githubusercontent.com/25423296/163456779-a8556205-d0a5-45e2-ac17-42d089e3c3f8.png"&gt;&lt;/picture&gt; &amp;nbsp; &amp;nbsp;document-open-recent-symbolic&lt;br&gt;</text:p>
          </table:table-cell>
        </table:table-row>
        <table:table-row table:style-name="ro1">
          <table:table-cell office:value-type="string" calcext:value-type="string">
            <text:p>document-open-symbolic.svg</text:p>
          </table:table-cell>
          <table:table-cell office:value-type="string" calcext:value-type="string">
            <text:p>document-op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8] &amp; CHAR(34) &amp; &quot;&gt;&quot; &amp; &#10;&quot;&lt;img alt=&quot; &amp; CHAR(34) &amp; [.B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] &amp; &quot;&lt;br&gt;&quot;" office:value-type="string" office:string-value="&lt;picture&gt;&lt;source media=&quot;(prefers-color-scheme: dark)&quot; srcset=&quot;https://github.com/StorageB/icons/blob/main/GNOME46Adwaita/light/document-open-symbolic.svg&quot;&gt;&lt;source media=&quot;(prefers-color-scheme: light)&quot; srcset=&quot;https://github.com/StorageB/icons/blob/main/GNOME46Adwaita/dark/document-open-symbolic.svg&quot;&gt;&lt;img alt=&quot;document-open-symbolic&quot; src=&quot;https://user-images.githubusercontent.com/25423296/163456779-a8556205-d0a5-45e2-ac17-42d089e3c3f8.png&quot;&gt;&lt;/picture&gt; &amp;nbsp; &amp;nbsp;document-open-symbolic&lt;br&gt;" calcext:value-type="string">
            <text:p>&lt;picture&gt;&lt;source media="(prefers-color-scheme: dark)" srcset="https://github.com/StorageB/icons/blob/main/GNOME46Adwaita/light/document-open-symbolic.svg"&gt;&lt;source media="(prefers-color-scheme: light)" srcset="https://github.com/StorageB/icons/blob/main/GNOME46Adwaita/dark/document-open-symbolic.svg"&gt;&lt;img alt="document-open-symbolic" src="https://user-images.githubusercontent.com/25423296/163456779-a8556205-d0a5-45e2-ac17-42d089e3c3f8.png"&gt;&lt;/picture&gt; &amp;nbsp; &amp;nbsp;document-open-symbolic&lt;br&gt;</text:p>
          </table:table-cell>
        </table:table-row>
        <table:table-row table:style-name="ro1">
          <table:table-cell office:value-type="string" calcext:value-type="string">
            <text:p>document-page-setup-symbolic.svg</text:p>
          </table:table-cell>
          <table:table-cell office:value-type="string" calcext:value-type="string">
            <text:p>document-page-set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] &amp; CHAR(34) &amp; &quot;&gt;&quot; &amp; &#10;&quot;&lt;img alt=&quot; &amp; CHAR(34) &amp; [.B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] &amp; &quot;&lt;br&gt;&quot;" office:value-type="string" office:string-value="&lt;picture&gt;&lt;source media=&quot;(prefers-color-scheme: dark)&quot; srcset=&quot;https://github.com/StorageB/icons/blob/main/GNOME46Adwaita/light/document-page-setup-symbolic.svg&quot;&gt;&lt;source media=&quot;(prefers-color-scheme: light)&quot; srcset=&quot;https://github.com/StorageB/icons/blob/main/GNOME46Adwaita/dark/document-page-setup-symbolic.svg&quot;&gt;&lt;img alt=&quot;document-page-setup-symbolic&quot; src=&quot;https://user-images.githubusercontent.com/25423296/163456779-a8556205-d0a5-45e2-ac17-42d089e3c3f8.png&quot;&gt;&lt;/picture&gt; &amp;nbsp; &amp;nbsp;document-page-setup-symbolic&lt;br&gt;" calcext:value-type="string">
            <text:p>&lt;picture&gt;&lt;source media="(prefers-color-scheme: dark)" srcset="https://github.com/StorageB/icons/blob/main/GNOME46Adwaita/light/document-page-setup-symbolic.svg"&gt;&lt;source media="(prefers-color-scheme: light)" srcset="https://github.com/StorageB/icons/blob/main/GNOME46Adwaita/dark/document-page-setup-symbolic.svg"&gt;&lt;img alt="document-page-setup-symbolic" src="https://user-images.githubusercontent.com/25423296/163456779-a8556205-d0a5-45e2-ac17-42d089e3c3f8.png"&gt;&lt;/picture&gt; &amp;nbsp; &amp;nbsp;document-page-setup-symbolic&lt;br&gt;</text:p>
          </table:table-cell>
        </table:table-row>
        <table:table-row table:style-name="ro1">
          <table:table-cell office:value-type="string" calcext:value-type="string">
            <text:p>document-print-preview-symbolic.svg</text:p>
          </table:table-cell>
          <table:table-cell office:value-type="string" calcext:value-type="string">
            <text:p>document-print-previ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] &amp; CHAR(34) &amp; &quot;&gt;&quot; &amp; &#10;&quot;&lt;img alt=&quot; &amp; CHAR(34) &amp; [.B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] &amp; &quot;&lt;br&gt;&quot;" office:value-type="string" office:string-value="&lt;picture&gt;&lt;source media=&quot;(prefers-color-scheme: dark)&quot; srcset=&quot;https://github.com/StorageB/icons/blob/main/GNOME46Adwaita/light/document-print-preview-symbolic.svg&quot;&gt;&lt;source media=&quot;(prefers-color-scheme: light)&quot; srcset=&quot;https://github.com/StorageB/icons/blob/main/GNOME46Adwaita/dark/document-print-preview-symbolic.svg&quot;&gt;&lt;img alt=&quot;document-print-preview-symbolic&quot; src=&quot;https://user-images.githubusercontent.com/25423296/163456779-a8556205-d0a5-45e2-ac17-42d089e3c3f8.png&quot;&gt;&lt;/picture&gt; &amp;nbsp; &amp;nbsp;document-print-preview-symbolic&lt;br&gt;" calcext:value-type="string">
            <text:p>&lt;picture&gt;&lt;source media="(prefers-color-scheme: dark)" srcset="https://github.com/StorageB/icons/blob/main/GNOME46Adwaita/light/document-print-preview-symbolic.svg"&gt;&lt;source media="(prefers-color-scheme: light)" srcset="https://github.com/StorageB/icons/blob/main/GNOME46Adwaita/dark/document-print-preview-symbolic.svg"&gt;&lt;img alt="document-print-preview-symbolic" src="https://user-images.githubusercontent.com/25423296/163456779-a8556205-d0a5-45e2-ac17-42d089e3c3f8.png"&gt;&lt;/picture&gt; &amp;nbsp; &amp;nbsp;document-print-preview-symbolic&lt;br&gt;</text:p>
          </table:table-cell>
        </table:table-row>
        <table:table-row table:style-name="ro1">
          <table:table-cell office:value-type="string" calcext:value-type="string">
            <text:p>document-print-symbolic.svg</text:p>
          </table:table-cell>
          <table:table-cell office:value-type="string" calcext:value-type="string">
            <text:p>document-pri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] &amp; CHAR(34) &amp; &quot;&gt;&quot; &amp; &#10;&quot;&lt;img alt=&quot; &amp; CHAR(34) &amp; [.B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] &amp; &quot;&lt;br&gt;&quot;" office:value-type="string" office:string-value="&lt;picture&gt;&lt;source media=&quot;(prefers-color-scheme: dark)&quot; srcset=&quot;https://github.com/StorageB/icons/blob/main/GNOME46Adwaita/light/document-print-symbolic.svg&quot;&gt;&lt;source media=&quot;(prefers-color-scheme: light)&quot; srcset=&quot;https://github.com/StorageB/icons/blob/main/GNOME46Adwaita/dark/document-print-symbolic.svg&quot;&gt;&lt;img alt=&quot;document-print-symbolic&quot; src=&quot;https://user-images.githubusercontent.com/25423296/163456779-a8556205-d0a5-45e2-ac17-42d089e3c3f8.png&quot;&gt;&lt;/picture&gt; &amp;nbsp; &amp;nbsp;document-print-symbolic&lt;br&gt;" calcext:value-type="string">
            <text:p>&lt;picture&gt;&lt;source media="(prefers-color-scheme: dark)" srcset="https://github.com/StorageB/icons/blob/main/GNOME46Adwaita/light/document-print-symbolic.svg"&gt;&lt;source media="(prefers-color-scheme: light)" srcset="https://github.com/StorageB/icons/blob/main/GNOME46Adwaita/dark/document-print-symbolic.svg"&gt;&lt;img alt="document-print-symbolic" src="https://user-images.githubusercontent.com/25423296/163456779-a8556205-d0a5-45e2-ac17-42d089e3c3f8.png"&gt;&lt;/picture&gt; &amp;nbsp; &amp;nbsp;document-print-symbolic&lt;br&gt;</text:p>
          </table:table-cell>
        </table:table-row>
        <table:table-row table:style-name="ro1">
          <table:table-cell office:value-type="string" calcext:value-type="string">
            <text:p>document-properties-symbolic.svg</text:p>
          </table:table-cell>
          <table:table-cell office:value-type="string" calcext:value-type="string">
            <text:p>document-properti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] &amp; CHAR(34) &amp; &quot;&gt;&quot; &amp; &#10;&quot;&lt;img alt=&quot; &amp; CHAR(34) &amp; [.B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] &amp; &quot;&lt;br&gt;&quot;" office:value-type="string" office:string-value="&lt;picture&gt;&lt;source media=&quot;(prefers-color-scheme: dark)&quot; srcset=&quot;https://github.com/StorageB/icons/blob/main/GNOME46Adwaita/light/document-properties-symbolic.svg&quot;&gt;&lt;source media=&quot;(prefers-color-scheme: light)&quot; srcset=&quot;https://github.com/StorageB/icons/blob/main/GNOME46Adwaita/dark/document-properties-symbolic.svg&quot;&gt;&lt;img alt=&quot;document-properties-symbolic&quot; src=&quot;https://user-images.githubusercontent.com/25423296/163456779-a8556205-d0a5-45e2-ac17-42d089e3c3f8.png&quot;&gt;&lt;/picture&gt; &amp;nbsp; &amp;nbsp;document-properties-symbolic&lt;br&gt;" calcext:value-type="string">
            <text:p>&lt;picture&gt;&lt;source media="(prefers-color-scheme: dark)" srcset="https://github.com/StorageB/icons/blob/main/GNOME46Adwaita/light/document-properties-symbolic.svg"&gt;&lt;source media="(prefers-color-scheme: light)" srcset="https://github.com/StorageB/icons/blob/main/GNOME46Adwaita/dark/document-properties-symbolic.svg"&gt;&lt;img alt="document-properties-symbolic" src="https://user-images.githubusercontent.com/25423296/163456779-a8556205-d0a5-45e2-ac17-42d089e3c3f8.png"&gt;&lt;/picture&gt; &amp;nbsp; &amp;nbsp;document-properties-symbolic&lt;br&gt;</text:p>
          </table:table-cell>
        </table:table-row>
        <table:table-row table:style-name="ro1">
          <table:table-cell office:value-type="string" calcext:value-type="string">
            <text:p>document-revert-rtl-symbolic.svg</text:p>
          </table:table-cell>
          <table:table-cell office:value-type="string" calcext:value-type="string">
            <text:p>document-rever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] &amp; CHAR(34) &amp; &quot;&gt;&quot; &amp; &#10;&quot;&lt;img alt=&quot; &amp; CHAR(34) &amp; [.B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] &amp; &quot;&lt;br&gt;&quot;" office:value-type="string" office:string-value="&lt;picture&gt;&lt;source media=&quot;(prefers-color-scheme: dark)&quot; srcset=&quot;https://github.com/StorageB/icons/blob/main/GNOME46Adwaita/light/document-revert-rtl-symbolic.svg&quot;&gt;&lt;source media=&quot;(prefers-color-scheme: light)&quot; srcset=&quot;https://github.com/StorageB/icons/blob/main/GNOME46Adwaita/dark/document-revert-rtl-symbolic.svg&quot;&gt;&lt;img alt=&quot;document-revert-rtl-symbolic&quot; src=&quot;https://user-images.githubusercontent.com/25423296/163456779-a8556205-d0a5-45e2-ac17-42d089e3c3f8.png&quot;&gt;&lt;/picture&gt; &amp;nbsp; &amp;nbsp;document-revert-rtl-symbolic&lt;br&gt;" calcext:value-type="string">
            <text:p>&lt;picture&gt;&lt;source media="(prefers-color-scheme: dark)" srcset="https://github.com/StorageB/icons/blob/main/GNOME46Adwaita/light/document-revert-rtl-symbolic.svg"&gt;&lt;source media="(prefers-color-scheme: light)" srcset="https://github.com/StorageB/icons/blob/main/GNOME46Adwaita/dark/document-revert-rtl-symbolic.svg"&gt;&lt;img alt="document-revert-rtl-symbolic" src="https://user-images.githubusercontent.com/25423296/163456779-a8556205-d0a5-45e2-ac17-42d089e3c3f8.png"&gt;&lt;/picture&gt; &amp;nbsp; &amp;nbsp;document-revert-rtl-symbolic&lt;br&gt;</text:p>
          </table:table-cell>
        </table:table-row>
        <table:table-row table:style-name="ro1">
          <table:table-cell office:value-type="string" calcext:value-type="string">
            <text:p>document-revert-symbolic-rtl.svg</text:p>
          </table:table-cell>
          <table:table-cell office:value-type="string" calcext:value-type="string">
            <text:p>document-rever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] &amp; CHAR(34) &amp; &quot;&gt;&quot; &amp; &#10;&quot;&lt;img alt=&quot; &amp; CHAR(34) &amp; [.B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] &amp; &quot;&lt;br&gt;&quot;" office:value-type="string" office:string-value="&lt;picture&gt;&lt;source media=&quot;(prefers-color-scheme: dark)&quot; srcset=&quot;https://github.com/StorageB/icons/blob/main/GNOME46Adwaita/light/document-revert-symbolic-rtl.svg&quot;&gt;&lt;source media=&quot;(prefers-color-scheme: light)&quot; srcset=&quot;https://github.com/StorageB/icons/blob/main/GNOME46Adwaita/dark/document-revert-symbolic-rtl.svg&quot;&gt;&lt;img alt=&quot;document-revert-symbolic-rtl&quot; src=&quot;https://user-images.githubusercontent.com/25423296/163456779-a8556205-d0a5-45e2-ac17-42d089e3c3f8.png&quot;&gt;&lt;/picture&gt; &amp;nbsp; &amp;nbsp;document-revert-symbolic-rtl&lt;br&gt;" calcext:value-type="string">
            <text:p>&lt;picture&gt;&lt;source media="(prefers-color-scheme: dark)" srcset="https://github.com/StorageB/icons/blob/main/GNOME46Adwaita/light/document-revert-symbolic-rtl.svg"&gt;&lt;source media="(prefers-color-scheme: light)" srcset="https://github.com/StorageB/icons/blob/main/GNOME46Adwaita/dark/document-revert-symbolic-rtl.svg"&gt;&lt;img alt="document-revert-symbolic-rtl" src="https://user-images.githubusercontent.com/25423296/163456779-a8556205-d0a5-45e2-ac17-42d089e3c3f8.png"&gt;&lt;/picture&gt; &amp;nbsp; &amp;nbsp;document-revert-symbolic-rtl&lt;br&gt;</text:p>
          </table:table-cell>
        </table:table-row>
        <table:table-row table:style-name="ro1">
          <table:table-cell office:value-type="string" calcext:value-type="string">
            <text:p>document-revert-symbolic.svg</text:p>
          </table:table-cell>
          <table:table-cell office:value-type="string" calcext:value-type="string">
            <text:p>document-reve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] &amp; CHAR(34) &amp; &quot;&gt;&quot; &amp; &#10;&quot;&lt;img alt=&quot; &amp; CHAR(34) &amp; [.B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] &amp; &quot;&lt;br&gt;&quot;" office:value-type="string" office:string-value="&lt;picture&gt;&lt;source media=&quot;(prefers-color-scheme: dark)&quot; srcset=&quot;https://github.com/StorageB/icons/blob/main/GNOME46Adwaita/light/document-revert-symbolic.svg&quot;&gt;&lt;source media=&quot;(prefers-color-scheme: light)&quot; srcset=&quot;https://github.com/StorageB/icons/blob/main/GNOME46Adwaita/dark/document-revert-symbolic.svg&quot;&gt;&lt;img alt=&quot;document-revert-symbolic&quot; src=&quot;https://user-images.githubusercontent.com/25423296/163456779-a8556205-d0a5-45e2-ac17-42d089e3c3f8.png&quot;&gt;&lt;/picture&gt; &amp;nbsp; &amp;nbsp;document-revert-symbolic&lt;br&gt;" calcext:value-type="string">
            <text:p>&lt;picture&gt;&lt;source media="(prefers-color-scheme: dark)" srcset="https://github.com/StorageB/icons/blob/main/GNOME46Adwaita/light/document-revert-symbolic.svg"&gt;&lt;source media="(prefers-color-scheme: light)" srcset="https://github.com/StorageB/icons/blob/main/GNOME46Adwaita/dark/document-revert-symbolic.svg"&gt;&lt;img alt="document-revert-symbolic" src="https://user-images.githubusercontent.com/25423296/163456779-a8556205-d0a5-45e2-ac17-42d089e3c3f8.png"&gt;&lt;/picture&gt; &amp;nbsp; &amp;nbsp;document-revert-symbolic&lt;br&gt;</text:p>
          </table:table-cell>
        </table:table-row>
        <table:table-row table:style-name="ro1">
          <table:table-cell office:value-type="string" calcext:value-type="string">
            <text:p>document-save-as-symbolic.svg</text:p>
          </table:table-cell>
          <table:table-cell office:value-type="string" calcext:value-type="string">
            <text:p>document-save-a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] &amp; CHAR(34) &amp; &quot;&gt;&quot; &amp; &#10;&quot;&lt;img alt=&quot; &amp; CHAR(34) &amp; [.B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] &amp; &quot;&lt;br&gt;&quot;" office:value-type="string" office:string-value="&lt;picture&gt;&lt;source media=&quot;(prefers-color-scheme: dark)&quot; srcset=&quot;https://github.com/StorageB/icons/blob/main/GNOME46Adwaita/light/document-save-as-symbolic.svg&quot;&gt;&lt;source media=&quot;(prefers-color-scheme: light)&quot; srcset=&quot;https://github.com/StorageB/icons/blob/main/GNOME46Adwaita/dark/document-save-as-symbolic.svg&quot;&gt;&lt;img alt=&quot;document-save-as-symbolic&quot; src=&quot;https://user-images.githubusercontent.com/25423296/163456779-a8556205-d0a5-45e2-ac17-42d089e3c3f8.png&quot;&gt;&lt;/picture&gt; &amp;nbsp; &amp;nbsp;document-save-as-symbolic&lt;br&gt;" calcext:value-type="string">
            <text:p>&lt;picture&gt;&lt;source media="(prefers-color-scheme: dark)" srcset="https://github.com/StorageB/icons/blob/main/GNOME46Adwaita/light/document-save-as-symbolic.svg"&gt;&lt;source media="(prefers-color-scheme: light)" srcset="https://github.com/StorageB/icons/blob/main/GNOME46Adwaita/dark/document-save-as-symbolic.svg"&gt;&lt;img alt="document-save-as-symbolic" src="https://user-images.githubusercontent.com/25423296/163456779-a8556205-d0a5-45e2-ac17-42d089e3c3f8.png"&gt;&lt;/picture&gt; &amp;nbsp; &amp;nbsp;document-save-as-symbolic&lt;br&gt;</text:p>
          </table:table-cell>
        </table:table-row>
        <table:table-row table:style-name="ro1">
          <table:table-cell office:value-type="string" calcext:value-type="string">
            <text:p>document-save-symbolic.svg</text:p>
          </table:table-cell>
          <table:table-cell office:value-type="string" calcext:value-type="string">
            <text:p>document-sa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7] &amp; CHAR(34) &amp; &quot;&gt;&quot; &amp; &#10;&quot;&lt;img alt=&quot; &amp; CHAR(34) &amp; [.B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] &amp; &quot;&lt;br&gt;&quot;" office:value-type="string" office:string-value="&lt;picture&gt;&lt;source media=&quot;(prefers-color-scheme: dark)&quot; srcset=&quot;https://github.com/StorageB/icons/blob/main/GNOME46Adwaita/light/document-save-symbolic.svg&quot;&gt;&lt;source media=&quot;(prefers-color-scheme: light)&quot; srcset=&quot;https://github.com/StorageB/icons/blob/main/GNOME46Adwaita/dark/document-save-symbolic.svg&quot;&gt;&lt;img alt=&quot;document-save-symbolic&quot; src=&quot;https://user-images.githubusercontent.com/25423296/163456779-a8556205-d0a5-45e2-ac17-42d089e3c3f8.png&quot;&gt;&lt;/picture&gt; &amp;nbsp; &amp;nbsp;document-save-symbolic&lt;br&gt;" calcext:value-type="string">
            <text:p>&lt;picture&gt;&lt;source media="(prefers-color-scheme: dark)" srcset="https://github.com/StorageB/icons/blob/main/GNOME46Adwaita/light/document-save-symbolic.svg"&gt;&lt;source media="(prefers-color-scheme: light)" srcset="https://github.com/StorageB/icons/blob/main/GNOME46Adwaita/dark/document-save-symbolic.svg"&gt;&lt;img alt="document-save-symbolic" src="https://user-images.githubusercontent.com/25423296/163456779-a8556205-d0a5-45e2-ac17-42d089e3c3f8.png"&gt;&lt;/picture&gt; &amp;nbsp; &amp;nbsp;document-save-symbolic&lt;br&gt;</text:p>
          </table:table-cell>
        </table:table-row>
        <table:table-row table:style-name="ro1">
          <table:table-cell office:value-type="string" calcext:value-type="string">
            <text:p>document-send-symbolic.svg</text:p>
          </table:table-cell>
          <table:table-cell office:value-type="string" calcext:value-type="string">
            <text:p>document-s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] &amp; CHAR(34) &amp; &quot;&gt;&quot; &amp; &#10;&quot;&lt;img alt=&quot; &amp; CHAR(34) &amp; [.B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] &amp; &quot;&lt;br&gt;&quot;" office:value-type="string" office:string-value="&lt;picture&gt;&lt;source media=&quot;(prefers-color-scheme: dark)&quot; srcset=&quot;https://github.com/StorageB/icons/blob/main/GNOME46Adwaita/light/document-send-symbolic.svg&quot;&gt;&lt;source media=&quot;(prefers-color-scheme: light)&quot; srcset=&quot;https://github.com/StorageB/icons/blob/main/GNOME46Adwaita/dark/document-send-symbolic.svg&quot;&gt;&lt;img alt=&quot;document-send-symbolic&quot; src=&quot;https://user-images.githubusercontent.com/25423296/163456779-a8556205-d0a5-45e2-ac17-42d089e3c3f8.png&quot;&gt;&lt;/picture&gt; &amp;nbsp; &amp;nbsp;document-send-symbolic&lt;br&gt;" calcext:value-type="string">
            <text:p>&lt;picture&gt;&lt;source media="(prefers-color-scheme: dark)" srcset="https://github.com/StorageB/icons/blob/main/GNOME46Adwaita/light/document-send-symbolic.svg"&gt;&lt;source media="(prefers-color-scheme: light)" srcset="https://github.com/StorageB/icons/blob/main/GNOME46Adwaita/dark/document-send-symbolic.svg"&gt;&lt;img alt="document-send-symbolic" src="https://user-images.githubusercontent.com/25423296/163456779-a8556205-d0a5-45e2-ac17-42d089e3c3f8.png"&gt;&lt;/picture&gt; &amp;nbsp; &amp;nbsp;document-send-symbolic&lt;br&gt;</text:p>
          </table:table-cell>
        </table:table-row>
        <table:table-row table:style-name="ro1">
          <table:table-cell office:value-type="string" calcext:value-type="string">
            <text:p>edit-clear-all-symbolic.svg</text:p>
          </table:table-cell>
          <table:table-cell office:value-type="string" calcext:value-type="string">
            <text:p>edit-clear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] &amp; CHAR(34) &amp; &quot;&gt;&quot; &amp; &#10;&quot;&lt;img alt=&quot; &amp; CHAR(34) &amp; [.B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] &amp; &quot;&lt;br&gt;&quot;" office:value-type="string" office:string-value="&lt;picture&gt;&lt;source media=&quot;(prefers-color-scheme: dark)&quot; srcset=&quot;https://github.com/StorageB/icons/blob/main/GNOME46Adwaita/light/edit-clear-all-symbolic.svg&quot;&gt;&lt;source media=&quot;(prefers-color-scheme: light)&quot; srcset=&quot;https://github.com/StorageB/icons/blob/main/GNOME46Adwaita/dark/edit-clear-all-symbolic.svg&quot;&gt;&lt;img alt=&quot;edit-clear-all-symbolic&quot; src=&quot;https://user-images.githubusercontent.com/25423296/163456779-a8556205-d0a5-45e2-ac17-42d089e3c3f8.png&quot;&gt;&lt;/picture&gt; &amp;nbsp; &amp;nbsp;edit-clear-all-symbolic&lt;br&gt;" calcext:value-type="string">
            <text:p>&lt;picture&gt;&lt;source media="(prefers-color-scheme: dark)" srcset="https://github.com/StorageB/icons/blob/main/GNOME46Adwaita/light/edit-clear-all-symbolic.svg"&gt;&lt;source media="(prefers-color-scheme: light)" srcset="https://github.com/StorageB/icons/blob/main/GNOME46Adwaita/dark/edit-clear-all-symbolic.svg"&gt;&lt;img alt="edit-clear-all-symbolic" src="https://user-images.githubusercontent.com/25423296/163456779-a8556205-d0a5-45e2-ac17-42d089e3c3f8.png"&gt;&lt;/picture&gt; &amp;nbsp; &amp;nbsp;edit-clear-all-symbolic&lt;br&gt;</text:p>
          </table:table-cell>
        </table:table-row>
        <table:table-row table:style-name="ro1">
          <table:table-cell office:value-type="string" calcext:value-type="string">
            <text:p>edit-clear-rtl-symbolic.svg</text:p>
          </table:table-cell>
          <table:table-cell office:value-type="string" calcext:value-type="string">
            <text:p>edit-clear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] &amp; CHAR(34) &amp; &quot;&gt;&quot; &amp; &#10;&quot;&lt;img alt=&quot; &amp; CHAR(34) &amp; [.B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] &amp; &quot;&lt;br&gt;&quot;" office:value-type="string" office:string-value="&lt;picture&gt;&lt;source media=&quot;(prefers-color-scheme: dark)&quot; srcset=&quot;https://github.com/StorageB/icons/blob/main/GNOME46Adwaita/light/edit-clear-rtl-symbolic.svg&quot;&gt;&lt;source media=&quot;(prefers-color-scheme: light)&quot; srcset=&quot;https://github.com/StorageB/icons/blob/main/GNOME46Adwaita/dark/edit-clear-rtl-symbolic.svg&quot;&gt;&lt;img alt=&quot;edit-clear-rtl-symbolic&quot; src=&quot;https://user-images.githubusercontent.com/25423296/163456779-a8556205-d0a5-45e2-ac17-42d089e3c3f8.png&quot;&gt;&lt;/picture&gt; &amp;nbsp; &amp;nbsp;edit-clear-rtl-symbolic&lt;br&gt;" calcext:value-type="string">
            <text:p>&lt;picture&gt;&lt;source media="(prefers-color-scheme: dark)" srcset="https://github.com/StorageB/icons/blob/main/GNOME46Adwaita/light/edit-clear-rtl-symbolic.svg"&gt;&lt;source media="(prefers-color-scheme: light)" srcset="https://github.com/StorageB/icons/blob/main/GNOME46Adwaita/dark/edit-clear-rtl-symbolic.svg"&gt;&lt;img alt="edit-clear-rtl-symbolic" src="https://user-images.githubusercontent.com/25423296/163456779-a8556205-d0a5-45e2-ac17-42d089e3c3f8.png"&gt;&lt;/picture&gt; &amp;nbsp; &amp;nbsp;edit-clear-rtl-symbolic&lt;br&gt;</text:p>
          </table:table-cell>
        </table:table-row>
        <table:table-row table:style-name="ro1">
          <table:table-cell office:value-type="string" calcext:value-type="string">
            <text:p>edit-clear-symbolic-rtl.svg</text:p>
          </table:table-cell>
          <table:table-cell office:value-type="string" calcext:value-type="string">
            <text:p>edit-clea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1] &amp; CHAR(34) &amp; &quot;&gt;&quot; &amp; &#10;&quot;&lt;img alt=&quot; &amp; CHAR(34) &amp; [.B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] &amp; &quot;&lt;br&gt;&quot;" office:value-type="string" office:string-value="&lt;picture&gt;&lt;source media=&quot;(prefers-color-scheme: dark)&quot; srcset=&quot;https://github.com/StorageB/icons/blob/main/GNOME46Adwaita/light/edit-clear-symbolic-rtl.svg&quot;&gt;&lt;source media=&quot;(prefers-color-scheme: light)&quot; srcset=&quot;https://github.com/StorageB/icons/blob/main/GNOME46Adwaita/dark/edit-clear-symbolic-rtl.svg&quot;&gt;&lt;img alt=&quot;edit-clear-symbolic-rtl&quot; src=&quot;https://user-images.githubusercontent.com/25423296/163456779-a8556205-d0a5-45e2-ac17-42d089e3c3f8.png&quot;&gt;&lt;/picture&gt; &amp;nbsp; &amp;nbsp;edit-clear-symbolic-rtl&lt;br&gt;" calcext:value-type="string">
            <text:p>&lt;picture&gt;&lt;source media="(prefers-color-scheme: dark)" srcset="https://github.com/StorageB/icons/blob/main/GNOME46Adwaita/light/edit-clear-symbolic-rtl.svg"&gt;&lt;source media="(prefers-color-scheme: light)" srcset="https://github.com/StorageB/icons/blob/main/GNOME46Adwaita/dark/edit-clear-symbolic-rtl.svg"&gt;&lt;img alt="edit-clear-symbolic-rtl" src="https://user-images.githubusercontent.com/25423296/163456779-a8556205-d0a5-45e2-ac17-42d089e3c3f8.png"&gt;&lt;/picture&gt; &amp;nbsp; &amp;nbsp;edit-clear-symbolic-rtl&lt;br&gt;</text:p>
          </table:table-cell>
        </table:table-row>
        <table:table-row table:style-name="ro1">
          <table:table-cell office:value-type="string" calcext:value-type="string">
            <text:p>edit-clear-symbolic.svg</text:p>
          </table:table-cell>
          <table:table-cell office:value-type="string" calcext:value-type="string">
            <text:p>edit-cle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] &amp; CHAR(34) &amp; &quot;&gt;&quot; &amp; &#10;&quot;&lt;img alt=&quot; &amp; CHAR(34) &amp; [.B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] &amp; &quot;&lt;br&gt;&quot;" office:value-type="string" office:string-value="&lt;picture&gt;&lt;source media=&quot;(prefers-color-scheme: dark)&quot; srcset=&quot;https://github.com/StorageB/icons/blob/main/GNOME46Adwaita/light/edit-clear-symbolic.svg&quot;&gt;&lt;source media=&quot;(prefers-color-scheme: light)&quot; srcset=&quot;https://github.com/StorageB/icons/blob/main/GNOME46Adwaita/dark/edit-clear-symbolic.svg&quot;&gt;&lt;img alt=&quot;edit-clear-symbolic&quot; src=&quot;https://user-images.githubusercontent.com/25423296/163456779-a8556205-d0a5-45e2-ac17-42d089e3c3f8.png&quot;&gt;&lt;/picture&gt; &amp;nbsp; &amp;nbsp;edit-clear-symbolic&lt;br&gt;" calcext:value-type="string">
            <text:p>&lt;picture&gt;&lt;source media="(prefers-color-scheme: dark)" srcset="https://github.com/StorageB/icons/blob/main/GNOME46Adwaita/light/edit-clear-symbolic.svg"&gt;&lt;source media="(prefers-color-scheme: light)" srcset="https://github.com/StorageB/icons/blob/main/GNOME46Adwaita/dark/edit-clear-symbolic.svg"&gt;&lt;img alt="edit-clear-symbolic" src="https://user-images.githubusercontent.com/25423296/163456779-a8556205-d0a5-45e2-ac17-42d089e3c3f8.png"&gt;&lt;/picture&gt; &amp;nbsp; &amp;nbsp;edit-clear-symbolic&lt;br&gt;</text:p>
          </table:table-cell>
        </table:table-row>
        <table:table-row table:style-name="ro1">
          <table:table-cell office:value-type="string" calcext:value-type="string">
            <text:p>edit-copy-symbolic.svg</text:p>
          </table:table-cell>
          <table:table-cell office:value-type="string" calcext:value-type="string">
            <text:p>edit-cop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] &amp; CHAR(34) &amp; &quot;&gt;&quot; &amp; &#10;&quot;&lt;img alt=&quot; &amp; CHAR(34) &amp; [.B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] &amp; &quot;&lt;br&gt;&quot;" office:value-type="string" office:string-value="&lt;picture&gt;&lt;source media=&quot;(prefers-color-scheme: dark)&quot; srcset=&quot;https://github.com/StorageB/icons/blob/main/GNOME46Adwaita/light/edit-copy-symbolic.svg&quot;&gt;&lt;source media=&quot;(prefers-color-scheme: light)&quot; srcset=&quot;https://github.com/StorageB/icons/blob/main/GNOME46Adwaita/dark/edit-copy-symbolic.svg&quot;&gt;&lt;img alt=&quot;edit-copy-symbolic&quot; src=&quot;https://user-images.githubusercontent.com/25423296/163456779-a8556205-d0a5-45e2-ac17-42d089e3c3f8.png&quot;&gt;&lt;/picture&gt; &amp;nbsp; &amp;nbsp;edit-copy-symbolic&lt;br&gt;" calcext:value-type="string">
            <text:p>&lt;picture&gt;&lt;source media="(prefers-color-scheme: dark)" srcset="https://github.com/StorageB/icons/blob/main/GNOME46Adwaita/light/edit-copy-symbolic.svg"&gt;&lt;source media="(prefers-color-scheme: light)" srcset="https://github.com/StorageB/icons/blob/main/GNOME46Adwaita/dark/edit-copy-symbolic.svg"&gt;&lt;img alt="edit-copy-symbolic" src="https://user-images.githubusercontent.com/25423296/163456779-a8556205-d0a5-45e2-ac17-42d089e3c3f8.png"&gt;&lt;/picture&gt; &amp;nbsp; &amp;nbsp;edit-copy-symbolic&lt;br&gt;</text:p>
          </table:table-cell>
        </table:table-row>
        <table:table-row table:style-name="ro1">
          <table:table-cell office:value-type="string" calcext:value-type="string">
            <text:p>edit-cut-symbolic.svg</text:p>
          </table:table-cell>
          <table:table-cell office:value-type="string" calcext:value-type="string">
            <text:p>edit-c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] &amp; CHAR(34) &amp; &quot;&gt;&quot; &amp; &#10;&quot;&lt;img alt=&quot; &amp; CHAR(34) &amp; [.B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] &amp; &quot;&lt;br&gt;&quot;" office:value-type="string" office:string-value="&lt;picture&gt;&lt;source media=&quot;(prefers-color-scheme: dark)&quot; srcset=&quot;https://github.com/StorageB/icons/blob/main/GNOME46Adwaita/light/edit-cut-symbolic.svg&quot;&gt;&lt;source media=&quot;(prefers-color-scheme: light)&quot; srcset=&quot;https://github.com/StorageB/icons/blob/main/GNOME46Adwaita/dark/edit-cut-symbolic.svg&quot;&gt;&lt;img alt=&quot;edit-cut-symbolic&quot; src=&quot;https://user-images.githubusercontent.com/25423296/163456779-a8556205-d0a5-45e2-ac17-42d089e3c3f8.png&quot;&gt;&lt;/picture&gt; &amp;nbsp; &amp;nbsp;edit-cut-symbolic&lt;br&gt;" calcext:value-type="string">
            <text:p>&lt;picture&gt;&lt;source media="(prefers-color-scheme: dark)" srcset="https://github.com/StorageB/icons/blob/main/GNOME46Adwaita/light/edit-cut-symbolic.svg"&gt;&lt;source media="(prefers-color-scheme: light)" srcset="https://github.com/StorageB/icons/blob/main/GNOME46Adwaita/dark/edit-cut-symbolic.svg"&gt;&lt;img alt="edit-cut-symbolic" src="https://user-images.githubusercontent.com/25423296/163456779-a8556205-d0a5-45e2-ac17-42d089e3c3f8.png"&gt;&lt;/picture&gt; &amp;nbsp; &amp;nbsp;edit-cut-symbolic&lt;br&gt;</text:p>
          </table:table-cell>
        </table:table-row>
        <table:table-row table:style-name="ro1">
          <table:table-cell office:value-type="string" calcext:value-type="string">
            <text:p>edit-delete-symbolic.svg</text:p>
          </table:table-cell>
          <table:table-cell office:value-type="string" calcext:value-type="string">
            <text:p>edit-dele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] &amp; CHAR(34) &amp; &quot;&gt;&quot; &amp; &#10;&quot;&lt;img alt=&quot; &amp; CHAR(34) &amp; [.B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] &amp; &quot;&lt;br&gt;&quot;" office:value-type="string" office:string-value="&lt;picture&gt;&lt;source media=&quot;(prefers-color-scheme: dark)&quot; srcset=&quot;https://github.com/StorageB/icons/blob/main/GNOME46Adwaita/light/edit-delete-symbolic.svg&quot;&gt;&lt;source media=&quot;(prefers-color-scheme: light)&quot; srcset=&quot;https://github.com/StorageB/icons/blob/main/GNOME46Adwaita/dark/edit-delete-symbolic.svg&quot;&gt;&lt;img alt=&quot;edit-delete-symbolic&quot; src=&quot;https://user-images.githubusercontent.com/25423296/163456779-a8556205-d0a5-45e2-ac17-42d089e3c3f8.png&quot;&gt;&lt;/picture&gt; &amp;nbsp; &amp;nbsp;edit-delete-symbolic&lt;br&gt;" calcext:value-type="string">
            <text:p>&lt;picture&gt;&lt;source media="(prefers-color-scheme: dark)" srcset="https://github.com/StorageB/icons/blob/main/GNOME46Adwaita/light/edit-delete-symbolic.svg"&gt;&lt;source media="(prefers-color-scheme: light)" srcset="https://github.com/StorageB/icons/blob/main/GNOME46Adwaita/dark/edit-delete-symbolic.svg"&gt;&lt;img alt="edit-delete-symbolic" src="https://user-images.githubusercontent.com/25423296/163456779-a8556205-d0a5-45e2-ac17-42d089e3c3f8.png"&gt;&lt;/picture&gt; &amp;nbsp; &amp;nbsp;edit-delete-symbolic&lt;br&gt;</text:p>
          </table:table-cell>
        </table:table-row>
        <table:table-row table:style-name="ro1">
          <table:table-cell office:value-type="string" calcext:value-type="string">
            <text:p>edit-find-replace-symbolic.svg</text:p>
          </table:table-cell>
          <table:table-cell office:value-type="string" calcext:value-type="string">
            <text:p>edit-find-repla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] &amp; CHAR(34) &amp; &quot;&gt;&quot; &amp; &#10;&quot;&lt;img alt=&quot; &amp; CHAR(34) &amp; [.B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] &amp; &quot;&lt;br&gt;&quot;" office:value-type="string" office:string-value="&lt;picture&gt;&lt;source media=&quot;(prefers-color-scheme: dark)&quot; srcset=&quot;https://github.com/StorageB/icons/blob/main/GNOME46Adwaita/light/edit-find-replace-symbolic.svg&quot;&gt;&lt;source media=&quot;(prefers-color-scheme: light)&quot; srcset=&quot;https://github.com/StorageB/icons/blob/main/GNOME46Adwaita/dark/edit-find-replace-symbolic.svg&quot;&gt;&lt;img alt=&quot;edit-find-replace-symbolic&quot; src=&quot;https://user-images.githubusercontent.com/25423296/163456779-a8556205-d0a5-45e2-ac17-42d089e3c3f8.png&quot;&gt;&lt;/picture&gt; &amp;nbsp; &amp;nbsp;edit-find-replace-symbolic&lt;br&gt;" calcext:value-type="string">
            <text:p>&lt;picture&gt;&lt;source media="(prefers-color-scheme: dark)" srcset="https://github.com/StorageB/icons/blob/main/GNOME46Adwaita/light/edit-find-replace-symbolic.svg"&gt;&lt;source media="(prefers-color-scheme: light)" srcset="https://github.com/StorageB/icons/blob/main/GNOME46Adwaita/dark/edit-find-replace-symbolic.svg"&gt;&lt;img alt="edit-find-replace-symbolic" src="https://user-images.githubusercontent.com/25423296/163456779-a8556205-d0a5-45e2-ac17-42d089e3c3f8.png"&gt;&lt;/picture&gt; &amp;nbsp; &amp;nbsp;edit-find-replace-symbolic&lt;br&gt;</text:p>
          </table:table-cell>
        </table:table-row>
        <table:table-row table:style-name="ro1">
          <table:table-cell office:value-type="string" calcext:value-type="string">
            <text:p>edit-find-symbolic.svg</text:p>
          </table:table-cell>
          <table:table-cell office:value-type="string" calcext:value-type="string">
            <text:p>edit-fi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] &amp; CHAR(34) &amp; &quot;&gt;&quot; &amp; &#10;&quot;&lt;img alt=&quot; &amp; CHAR(34) &amp; [.B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] &amp; &quot;&lt;br&gt;&quot;" office:value-type="string" office:string-value="&lt;picture&gt;&lt;source media=&quot;(prefers-color-scheme: dark)&quot; srcset=&quot;https://github.com/StorageB/icons/blob/main/GNOME46Adwaita/light/edit-find-symbolic.svg&quot;&gt;&lt;source media=&quot;(prefers-color-scheme: light)&quot; srcset=&quot;https://github.com/StorageB/icons/blob/main/GNOME46Adwaita/dark/edit-find-symbolic.svg&quot;&gt;&lt;img alt=&quot;edit-find-symbolic&quot; src=&quot;https://user-images.githubusercontent.com/25423296/163456779-a8556205-d0a5-45e2-ac17-42d089e3c3f8.png&quot;&gt;&lt;/picture&gt; &amp;nbsp; &amp;nbsp;edit-find-symbolic&lt;br&gt;" calcext:value-type="string">
            <text:p>&lt;picture&gt;&lt;source media="(prefers-color-scheme: dark)" srcset="https://github.com/StorageB/icons/blob/main/GNOME46Adwaita/light/edit-find-symbolic.svg"&gt;&lt;source media="(prefers-color-scheme: light)" srcset="https://github.com/StorageB/icons/blob/main/GNOME46Adwaita/dark/edit-find-symbolic.svg"&gt;&lt;img alt="edit-find-symbolic" src="https://user-images.githubusercontent.com/25423296/163456779-a8556205-d0a5-45e2-ac17-42d089e3c3f8.png"&gt;&lt;/picture&gt; &amp;nbsp; &amp;nbsp;edit-find-symbolic&lt;br&gt;</text:p>
          </table:table-cell>
        </table:table-row>
        <table:table-row table:style-name="ro1">
          <table:table-cell office:value-type="string" calcext:value-type="string">
            <text:p>edit-paste-symbolic.svg</text:p>
          </table:table-cell>
          <table:table-cell office:value-type="string" calcext:value-type="string">
            <text:p>edit-pas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] &amp; CHAR(34) &amp; &quot;&gt;&quot; &amp; &#10;&quot;&lt;img alt=&quot; &amp; CHAR(34) &amp; [.B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] &amp; &quot;&lt;br&gt;&quot;" office:value-type="string" office:string-value="&lt;picture&gt;&lt;source media=&quot;(prefers-color-scheme: dark)&quot; srcset=&quot;https://github.com/StorageB/icons/blob/main/GNOME46Adwaita/light/edit-paste-symbolic.svg&quot;&gt;&lt;source media=&quot;(prefers-color-scheme: light)&quot; srcset=&quot;https://github.com/StorageB/icons/blob/main/GNOME46Adwaita/dark/edit-paste-symbolic.svg&quot;&gt;&lt;img alt=&quot;edit-paste-symbolic&quot; src=&quot;https://user-images.githubusercontent.com/25423296/163456779-a8556205-d0a5-45e2-ac17-42d089e3c3f8.png&quot;&gt;&lt;/picture&gt; &amp;nbsp; &amp;nbsp;edit-paste-symbolic&lt;br&gt;" calcext:value-type="string">
            <text:p>&lt;picture&gt;&lt;source media="(prefers-color-scheme: dark)" srcset="https://github.com/StorageB/icons/blob/main/GNOME46Adwaita/light/edit-paste-symbolic.svg"&gt;&lt;source media="(prefers-color-scheme: light)" srcset="https://github.com/StorageB/icons/blob/main/GNOME46Adwaita/dark/edit-paste-symbolic.svg"&gt;&lt;img alt="edit-paste-symbolic" src="https://user-images.githubusercontent.com/25423296/163456779-a8556205-d0a5-45e2-ac17-42d089e3c3f8.png"&gt;&lt;/picture&gt; &amp;nbsp; &amp;nbsp;edit-paste-symbolic&lt;br&gt;</text:p>
          </table:table-cell>
        </table:table-row>
        <table:table-row table:style-name="ro1">
          <table:table-cell office:value-type="string" calcext:value-type="string">
            <text:p>edit-redo-symbolic-rtl.svg</text:p>
          </table:table-cell>
          <table:table-cell office:value-type="string" calcext:value-type="string">
            <text:p>edit-redo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9] &amp; CHAR(34) &amp; &quot;&gt;&quot; &amp; &#10;&quot;&lt;img alt=&quot; &amp; CHAR(34) &amp; [.B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] &amp; &quot;&lt;br&gt;&quot;" office:value-type="string" office:string-value="&lt;picture&gt;&lt;source media=&quot;(prefers-color-scheme: dark)&quot; srcset=&quot;https://github.com/StorageB/icons/blob/main/GNOME46Adwaita/light/edit-redo-symbolic-rtl.svg&quot;&gt;&lt;source media=&quot;(prefers-color-scheme: light)&quot; srcset=&quot;https://github.com/StorageB/icons/blob/main/GNOME46Adwaita/dark/edit-redo-symbolic-rtl.svg&quot;&gt;&lt;img alt=&quot;edit-redo-symbolic-rtl&quot; src=&quot;https://user-images.githubusercontent.com/25423296/163456779-a8556205-d0a5-45e2-ac17-42d089e3c3f8.png&quot;&gt;&lt;/picture&gt; &amp;nbsp; &amp;nbsp;edit-redo-symbolic-rtl&lt;br&gt;" calcext:value-type="string">
            <text:p>&lt;picture&gt;&lt;source media="(prefers-color-scheme: dark)" srcset="https://github.com/StorageB/icons/blob/main/GNOME46Adwaita/light/edit-redo-symbolic-rtl.svg"&gt;&lt;source media="(prefers-color-scheme: light)" srcset="https://github.com/StorageB/icons/blob/main/GNOME46Adwaita/dark/edit-redo-symbolic-rtl.svg"&gt;&lt;img alt="edit-redo-symbolic-rtl" src="https://user-images.githubusercontent.com/25423296/163456779-a8556205-d0a5-45e2-ac17-42d089e3c3f8.png"&gt;&lt;/picture&gt; &amp;nbsp; &amp;nbsp;edit-redo-symbolic-rtl&lt;br&gt;</text:p>
          </table:table-cell>
        </table:table-row>
        <table:table-row table:style-name="ro1">
          <table:table-cell office:value-type="string" calcext:value-type="string">
            <text:p>edit-redo-symbolic.svg</text:p>
          </table:table-cell>
          <table:table-cell office:value-type="string" calcext:value-type="string">
            <text:p>edit-red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] &amp; CHAR(34) &amp; &quot;&gt;&quot; &amp; &#10;&quot;&lt;img alt=&quot; &amp; CHAR(34) &amp; [.B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] &amp; &quot;&lt;br&gt;&quot;" office:value-type="string" office:string-value="&lt;picture&gt;&lt;source media=&quot;(prefers-color-scheme: dark)&quot; srcset=&quot;https://github.com/StorageB/icons/blob/main/GNOME46Adwaita/light/edit-redo-symbolic.svg&quot;&gt;&lt;source media=&quot;(prefers-color-scheme: light)&quot; srcset=&quot;https://github.com/StorageB/icons/blob/main/GNOME46Adwaita/dark/edit-redo-symbolic.svg&quot;&gt;&lt;img alt=&quot;edit-redo-symbolic&quot; src=&quot;https://user-images.githubusercontent.com/25423296/163456779-a8556205-d0a5-45e2-ac17-42d089e3c3f8.png&quot;&gt;&lt;/picture&gt; &amp;nbsp; &amp;nbsp;edit-redo-symbolic&lt;br&gt;" calcext:value-type="string">
            <text:p>&lt;picture&gt;&lt;source media="(prefers-color-scheme: dark)" srcset="https://github.com/StorageB/icons/blob/main/GNOME46Adwaita/light/edit-redo-symbolic.svg"&gt;&lt;source media="(prefers-color-scheme: light)" srcset="https://github.com/StorageB/icons/blob/main/GNOME46Adwaita/dark/edit-redo-symbolic.svg"&gt;&lt;img alt="edit-redo-symbolic" src="https://user-images.githubusercontent.com/25423296/163456779-a8556205-d0a5-45e2-ac17-42d089e3c3f8.png"&gt;&lt;/picture&gt; &amp;nbsp; &amp;nbsp;edit-redo-symbolic&lt;br&gt;</text:p>
          </table:table-cell>
        </table:table-row>
        <table:table-row table:style-name="ro1">
          <table:table-cell office:value-type="string" calcext:value-type="string">
            <text:p>edit-select-all-symbolic.svg</text:p>
          </table:table-cell>
          <table:table-cell office:value-type="string" calcext:value-type="string">
            <text:p>edit-select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1] &amp; CHAR(34) &amp; &quot;&gt;&quot; &amp; &#10;&quot;&lt;img alt=&quot; &amp; CHAR(34) &amp; [.B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] &amp; &quot;&lt;br&gt;&quot;" office:value-type="string" office:string-value="&lt;picture&gt;&lt;source media=&quot;(prefers-color-scheme: dark)&quot; srcset=&quot;https://github.com/StorageB/icons/blob/main/GNOME46Adwaita/light/edit-select-all-symbolic.svg&quot;&gt;&lt;source media=&quot;(prefers-color-scheme: light)&quot; srcset=&quot;https://github.com/StorageB/icons/blob/main/GNOME46Adwaita/dark/edit-select-all-symbolic.svg&quot;&gt;&lt;img alt=&quot;edit-select-all-symbolic&quot; src=&quot;https://user-images.githubusercontent.com/25423296/163456779-a8556205-d0a5-45e2-ac17-42d089e3c3f8.png&quot;&gt;&lt;/picture&gt; &amp;nbsp; &amp;nbsp;edit-select-all-symbolic&lt;br&gt;" calcext:value-type="string">
            <text:p>&lt;picture&gt;&lt;source media="(prefers-color-scheme: dark)" srcset="https://github.com/StorageB/icons/blob/main/GNOME46Adwaita/light/edit-select-all-symbolic.svg"&gt;&lt;source media="(prefers-color-scheme: light)" srcset="https://github.com/StorageB/icons/blob/main/GNOME46Adwaita/dark/edit-select-all-symbolic.svg"&gt;&lt;img alt="edit-select-all-symbolic" src="https://user-images.githubusercontent.com/25423296/163456779-a8556205-d0a5-45e2-ac17-42d089e3c3f8.png"&gt;&lt;/picture&gt; &amp;nbsp; &amp;nbsp;edit-select-all-symbolic&lt;br&gt;</text:p>
          </table:table-cell>
        </table:table-row>
        <table:table-row table:style-name="ro1">
          <table:table-cell office:value-type="string" calcext:value-type="string">
            <text:p>edit-select-symbolic.svg</text:p>
          </table:table-cell>
          <table:table-cell office:value-type="string" calcext:value-type="string">
            <text:p>edit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] &amp; CHAR(34) &amp; &quot;&gt;&quot; &amp; &#10;&quot;&lt;img alt=&quot; &amp; CHAR(34) &amp; [.B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] &amp; &quot;&lt;br&gt;&quot;" office:value-type="string" office:string-value="&lt;picture&gt;&lt;source media=&quot;(prefers-color-scheme: dark)&quot; srcset=&quot;https://github.com/StorageB/icons/blob/main/GNOME46Adwaita/light/edit-select-symbolic.svg&quot;&gt;&lt;source media=&quot;(prefers-color-scheme: light)&quot; srcset=&quot;https://github.com/StorageB/icons/blob/main/GNOME46Adwaita/dark/edit-select-symbolic.svg&quot;&gt;&lt;img alt=&quot;edit-select-symbolic&quot; src=&quot;https://user-images.githubusercontent.com/25423296/163456779-a8556205-d0a5-45e2-ac17-42d089e3c3f8.png&quot;&gt;&lt;/picture&gt; &amp;nbsp; &amp;nbsp;edit-select-symbolic&lt;br&gt;" calcext:value-type="string">
            <text:p>&lt;picture&gt;&lt;source media="(prefers-color-scheme: dark)" srcset="https://github.com/StorageB/icons/blob/main/GNOME46Adwaita/light/edit-select-symbolic.svg"&gt;&lt;source media="(prefers-color-scheme: light)" srcset="https://github.com/StorageB/icons/blob/main/GNOME46Adwaita/dark/edit-select-symbolic.svg"&gt;&lt;img alt="edit-select-symbolic" src="https://user-images.githubusercontent.com/25423296/163456779-a8556205-d0a5-45e2-ac17-42d089e3c3f8.png"&gt;&lt;/picture&gt; &amp;nbsp; &amp;nbsp;edit-select-symbolic&lt;br&gt;</text:p>
          </table:table-cell>
        </table:table-row>
        <table:table-row table:style-name="ro1">
          <table:table-cell office:value-type="string" calcext:value-type="string">
            <text:p>edit-undo-symbolic-rtl.svg</text:p>
          </table:table-cell>
          <table:table-cell office:value-type="string" calcext:value-type="string">
            <text:p>edit-undo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] &amp; CHAR(34) &amp; &quot;&gt;&quot; &amp; &#10;&quot;&lt;img alt=&quot; &amp; CHAR(34) &amp; [.B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] &amp; &quot;&lt;br&gt;&quot;" office:value-type="string" office:string-value="&lt;picture&gt;&lt;source media=&quot;(prefers-color-scheme: dark)&quot; srcset=&quot;https://github.com/StorageB/icons/blob/main/GNOME46Adwaita/light/edit-undo-symbolic-rtl.svg&quot;&gt;&lt;source media=&quot;(prefers-color-scheme: light)&quot; srcset=&quot;https://github.com/StorageB/icons/blob/main/GNOME46Adwaita/dark/edit-undo-symbolic-rtl.svg&quot;&gt;&lt;img alt=&quot;edit-undo-symbolic-rtl&quot; src=&quot;https://user-images.githubusercontent.com/25423296/163456779-a8556205-d0a5-45e2-ac17-42d089e3c3f8.png&quot;&gt;&lt;/picture&gt; &amp;nbsp; &amp;nbsp;edit-undo-symbolic-rtl&lt;br&gt;" calcext:value-type="string">
            <text:p>&lt;picture&gt;&lt;source media="(prefers-color-scheme: dark)" srcset="https://github.com/StorageB/icons/blob/main/GNOME46Adwaita/light/edit-undo-symbolic-rtl.svg"&gt;&lt;source media="(prefers-color-scheme: light)" srcset="https://github.com/StorageB/icons/blob/main/GNOME46Adwaita/dark/edit-undo-symbolic-rtl.svg"&gt;&lt;img alt="edit-undo-symbolic-rtl" src="https://user-images.githubusercontent.com/25423296/163456779-a8556205-d0a5-45e2-ac17-42d089e3c3f8.png"&gt;&lt;/picture&gt; &amp;nbsp; &amp;nbsp;edit-undo-symbolic-rtl&lt;br&gt;</text:p>
          </table:table-cell>
        </table:table-row>
        <table:table-row table:style-name="ro1">
          <table:table-cell office:value-type="string" calcext:value-type="string">
            <text:p>edit-undo-symbolic.svg</text:p>
          </table:table-cell>
          <table:table-cell office:value-type="string" calcext:value-type="string">
            <text:p>edit-und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] &amp; CHAR(34) &amp; &quot;&gt;&quot; &amp; &#10;&quot;&lt;img alt=&quot; &amp; CHAR(34) &amp; [.B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] &amp; &quot;&lt;br&gt;&quot;" office:value-type="string" office:string-value="&lt;picture&gt;&lt;source media=&quot;(prefers-color-scheme: dark)&quot; srcset=&quot;https://github.com/StorageB/icons/blob/main/GNOME46Adwaita/light/edit-undo-symbolic.svg&quot;&gt;&lt;source media=&quot;(prefers-color-scheme: light)&quot; srcset=&quot;https://github.com/StorageB/icons/blob/main/GNOME46Adwaita/dark/edit-undo-symbolic.svg&quot;&gt;&lt;img alt=&quot;edit-undo-symbolic&quot; src=&quot;https://user-images.githubusercontent.com/25423296/163456779-a8556205-d0a5-45e2-ac17-42d089e3c3f8.png&quot;&gt;&lt;/picture&gt; &amp;nbsp; &amp;nbsp;edit-undo-symbolic&lt;br&gt;" calcext:value-type="string">
            <text:p>&lt;picture&gt;&lt;source media="(prefers-color-scheme: dark)" srcset="https://github.com/StorageB/icons/blob/main/GNOME46Adwaita/light/edit-undo-symbolic.svg"&gt;&lt;source media="(prefers-color-scheme: light)" srcset="https://github.com/StorageB/icons/blob/main/GNOME46Adwaita/dark/edit-undo-symbolic.svg"&gt;&lt;img alt="edit-undo-symbolic" src="https://user-images.githubusercontent.com/25423296/163456779-a8556205-d0a5-45e2-ac17-42d089e3c3f8.png"&gt;&lt;/picture&gt; &amp;nbsp; &amp;nbsp;edit-undo-symbolic&lt;br&gt;</text:p>
          </table:table-cell>
        </table:table-row>
        <table:table-row table:style-name="ro1">
          <table:table-cell office:value-type="string" calcext:value-type="string">
            <text:p>error-correct-symbolic.svg</text:p>
          </table:table-cell>
          <table:table-cell office:value-type="string" calcext:value-type="string">
            <text:p>error-corr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] &amp; CHAR(34) &amp; &quot;&gt;&quot; &amp; &#10;&quot;&lt;img alt=&quot; &amp; CHAR(34) &amp; [.B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] &amp; &quot;&lt;br&gt;&quot;" office:value-type="string" office:string-value="&lt;picture&gt;&lt;source media=&quot;(prefers-color-scheme: dark)&quot; srcset=&quot;https://github.com/StorageB/icons/blob/main/GNOME46Adwaita/light/error-correct-symbolic.svg&quot;&gt;&lt;source media=&quot;(prefers-color-scheme: light)&quot; srcset=&quot;https://github.com/StorageB/icons/blob/main/GNOME46Adwaita/dark/error-correct-symbolic.svg&quot;&gt;&lt;img alt=&quot;error-correct-symbolic&quot; src=&quot;https://user-images.githubusercontent.com/25423296/163456779-a8556205-d0a5-45e2-ac17-42d089e3c3f8.png&quot;&gt;&lt;/picture&gt; &amp;nbsp; &amp;nbsp;error-correct-symbolic&lt;br&gt;" calcext:value-type="string">
            <text:p>&lt;picture&gt;&lt;source media="(prefers-color-scheme: dark)" srcset="https://github.com/StorageB/icons/blob/main/GNOME46Adwaita/light/error-correct-symbolic.svg"&gt;&lt;source media="(prefers-color-scheme: light)" srcset="https://github.com/StorageB/icons/blob/main/GNOME46Adwaita/dark/error-correct-symbolic.svg"&gt;&lt;img alt="error-correct-symbolic" src="https://user-images.githubusercontent.com/25423296/163456779-a8556205-d0a5-45e2-ac17-42d089e3c3f8.png"&gt;&lt;/picture&gt; &amp;nbsp; &amp;nbsp;error-correct-symbolic&lt;br&gt;</text:p>
          </table:table-cell>
        </table:table-row>
        <table:table-row table:style-name="ro1">
          <table:table-cell office:value-type="string" calcext:value-type="string">
            <text:p>find-location-symbolic.svg</text:p>
          </table:table-cell>
          <table:table-cell office:value-type="string" calcext:value-type="string">
            <text:p>find-loc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] &amp; CHAR(34) &amp; &quot;&gt;&quot; &amp; &#10;&quot;&lt;img alt=&quot; &amp; CHAR(34) &amp; [.B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] &amp; &quot;&lt;br&gt;&quot;" office:value-type="string" office:string-value="&lt;picture&gt;&lt;source media=&quot;(prefers-color-scheme: dark)&quot; srcset=&quot;https://github.com/StorageB/icons/blob/main/GNOME46Adwaita/light/find-location-symbolic.svg&quot;&gt;&lt;source media=&quot;(prefers-color-scheme: light)&quot; srcset=&quot;https://github.com/StorageB/icons/blob/main/GNOME46Adwaita/dark/find-location-symbolic.svg&quot;&gt;&lt;img alt=&quot;find-location-symbolic&quot; src=&quot;https://user-images.githubusercontent.com/25423296/163456779-a8556205-d0a5-45e2-ac17-42d089e3c3f8.png&quot;&gt;&lt;/picture&gt; &amp;nbsp; &amp;nbsp;find-location-symbolic&lt;br&gt;" calcext:value-type="string">
            <text:p>&lt;picture&gt;&lt;source media="(prefers-color-scheme: dark)" srcset="https://github.com/StorageB/icons/blob/main/GNOME46Adwaita/light/find-location-symbolic.svg"&gt;&lt;source media="(prefers-color-scheme: light)" srcset="https://github.com/StorageB/icons/blob/main/GNOME46Adwaita/dark/find-location-symbolic.svg"&gt;&lt;img alt="find-location-symbolic" src="https://user-images.githubusercontent.com/25423296/163456779-a8556205-d0a5-45e2-ac17-42d089e3c3f8.png"&gt;&lt;/picture&gt; &amp;nbsp; &amp;nbsp;find-location-symbolic&lt;br&gt;</text:p>
          </table:table-cell>
        </table:table-row>
        <table:table-row table:style-name="ro1">
          <table:table-cell office:value-type="string" calcext:value-type="string">
            <text:p>folder-new-symbolic.svg</text:p>
          </table:table-cell>
          <table:table-cell office:value-type="string" calcext:value-type="string">
            <text:p>folder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] &amp; CHAR(34) &amp; &quot;&gt;&quot; &amp; &#10;&quot;&lt;img alt=&quot; &amp; CHAR(34) &amp; [.B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] &amp; &quot;&lt;br&gt;&quot;" office:value-type="string" office:string-value="&lt;picture&gt;&lt;source media=&quot;(prefers-color-scheme: dark)&quot; srcset=&quot;https://github.com/StorageB/icons/blob/main/GNOME46Adwaita/light/folder-new-symbolic.svg&quot;&gt;&lt;source media=&quot;(prefers-color-scheme: light)&quot; srcset=&quot;https://github.com/StorageB/icons/blob/main/GNOME46Adwaita/dark/folder-new-symbolic.svg&quot;&gt;&lt;img alt=&quot;folder-new-symbolic&quot; src=&quot;https://user-images.githubusercontent.com/25423296/163456779-a8556205-d0a5-45e2-ac17-42d089e3c3f8.png&quot;&gt;&lt;/picture&gt; &amp;nbsp; &amp;nbsp;folder-new-symbolic&lt;br&gt;" calcext:value-type="string">
            <text:p>&lt;picture&gt;&lt;source media="(prefers-color-scheme: dark)" srcset="https://github.com/StorageB/icons/blob/main/GNOME46Adwaita/light/folder-new-symbolic.svg"&gt;&lt;source media="(prefers-color-scheme: light)" srcset="https://github.com/StorageB/icons/blob/main/GNOME46Adwaita/dark/folder-new-symbolic.svg"&gt;&lt;img alt="folder-new-symbolic" src="https://user-images.githubusercontent.com/25423296/163456779-a8556205-d0a5-45e2-ac17-42d089e3c3f8.png"&gt;&lt;/picture&gt; &amp;nbsp; &amp;nbsp;folder-new-symbolic&lt;br&gt;</text:p>
          </table:table-cell>
        </table:table-row>
        <table:table-row table:style-name="ro1">
          <table:table-cell office:value-type="string" calcext:value-type="string">
            <text:p>font-select-symbolic.svg</text:p>
          </table:table-cell>
          <table:table-cell office:value-type="string" calcext:value-type="string">
            <text:p>font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] &amp; CHAR(34) &amp; &quot;&gt;&quot; &amp; &#10;&quot;&lt;img alt=&quot; &amp; CHAR(34) &amp; [.B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] &amp; &quot;&lt;br&gt;&quot;" office:value-type="string" office:string-value="&lt;picture&gt;&lt;source media=&quot;(prefers-color-scheme: dark)&quot; srcset=&quot;https://github.com/StorageB/icons/blob/main/GNOME46Adwaita/light/font-select-symbolic.svg&quot;&gt;&lt;source media=&quot;(prefers-color-scheme: light)&quot; srcset=&quot;https://github.com/StorageB/icons/blob/main/GNOME46Adwaita/dark/font-select-symbolic.svg&quot;&gt;&lt;img alt=&quot;font-select-symbolic&quot; src=&quot;https://user-images.githubusercontent.com/25423296/163456779-a8556205-d0a5-45e2-ac17-42d089e3c3f8.png&quot;&gt;&lt;/picture&gt; &amp;nbsp; &amp;nbsp;font-select-symbolic&lt;br&gt;" calcext:value-type="string">
            <text:p>&lt;picture&gt;&lt;source media="(prefers-color-scheme: dark)" srcset="https://github.com/StorageB/icons/blob/main/GNOME46Adwaita/light/font-select-symbolic.svg"&gt;&lt;source media="(prefers-color-scheme: light)" srcset="https://github.com/StorageB/icons/blob/main/GNOME46Adwaita/dark/font-select-symbolic.svg"&gt;&lt;img alt="font-select-symbolic" src="https://user-images.githubusercontent.com/25423296/163456779-a8556205-d0a5-45e2-ac17-42d089e3c3f8.png"&gt;&lt;/picture&gt; &amp;nbsp; &amp;nbsp;font-select-symbolic&lt;br&gt;</text:p>
          </table:table-cell>
        </table:table-row>
        <table:table-row table:style-name="ro1">
          <table:table-cell office:value-type="string" calcext:value-type="string">
            <text:p>format-indent-less-rtl-symbolic.svg</text:p>
          </table:table-cell>
          <table:table-cell office:value-type="string" calcext:value-type="string">
            <text:p>format-indent-less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] &amp; CHAR(34) &amp; &quot;&gt;&quot; &amp; &#10;&quot;&lt;img alt=&quot; &amp; CHAR(34) &amp; [.B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] &amp; &quot;&lt;br&gt;&quot;" office:value-type="string" office:string-value="&lt;picture&gt;&lt;source media=&quot;(prefers-color-scheme: dark)&quot; srcset=&quot;https://github.com/StorageB/icons/blob/main/GNOME46Adwaita/light/format-indent-less-rtl-symbolic.svg&quot;&gt;&lt;source media=&quot;(prefers-color-scheme: light)&quot; srcset=&quot;https://github.com/StorageB/icons/blob/main/GNOME46Adwaita/dark/format-indent-less-rtl-symbolic.svg&quot;&gt;&lt;img alt=&quot;format-indent-less-rtl-symbolic&quot; src=&quot;https://user-images.githubusercontent.com/25423296/163456779-a8556205-d0a5-45e2-ac17-42d089e3c3f8.png&quot;&gt;&lt;/picture&gt; &amp;nbsp; &amp;nbsp;format-indent-less-rtl-symbolic&lt;br&gt;" calcext:value-type="string">
            <text:p>&lt;picture&gt;&lt;source media="(prefers-color-scheme: dark)" srcset="https://github.com/StorageB/icons/blob/main/GNOME46Adwaita/light/format-indent-less-rtl-symbolic.svg"&gt;&lt;source media="(prefers-color-scheme: light)" srcset="https://github.com/StorageB/icons/blob/main/GNOME46Adwaita/dark/format-indent-less-rtl-symbolic.svg"&gt;&lt;img alt="format-indent-less-rtl-symbolic" src="https://user-images.githubusercontent.com/25423296/163456779-a8556205-d0a5-45e2-ac17-42d089e3c3f8.png"&gt;&lt;/picture&gt; &amp;nbsp; &amp;nbsp;format-indent-less-rtl-symbolic&lt;br&gt;</text:p>
          </table:table-cell>
        </table:table-row>
        <table:table-row table:style-name="ro1">
          <table:table-cell office:value-type="string" calcext:value-type="string">
            <text:p>format-indent-less-symbolic-rtl.svg</text:p>
          </table:table-cell>
          <table:table-cell office:value-type="string" calcext:value-type="string">
            <text:p>format-indent-less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] &amp; CHAR(34) &amp; &quot;&gt;&quot; &amp; &#10;&quot;&lt;img alt=&quot; &amp; CHAR(34) &amp; [.B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] &amp; &quot;&lt;br&gt;&quot;" office:value-type="string" office:string-value="&lt;picture&gt;&lt;source media=&quot;(prefers-color-scheme: dark)&quot; srcset=&quot;https://github.com/StorageB/icons/blob/main/GNOME46Adwaita/light/format-indent-less-symbolic-rtl.svg&quot;&gt;&lt;source media=&quot;(prefers-color-scheme: light)&quot; srcset=&quot;https://github.com/StorageB/icons/blob/main/GNOME46Adwaita/dark/format-indent-less-symbolic-rtl.svg&quot;&gt;&lt;img alt=&quot;format-indent-less-symbolic-rtl&quot; src=&quot;https://user-images.githubusercontent.com/25423296/163456779-a8556205-d0a5-45e2-ac17-42d089e3c3f8.png&quot;&gt;&lt;/picture&gt; &amp;nbsp; &amp;nbsp;format-indent-less-symbolic-rtl&lt;br&gt;" calcext:value-type="string">
            <text:p>&lt;picture&gt;&lt;source media="(prefers-color-scheme: dark)" srcset="https://github.com/StorageB/icons/blob/main/GNOME46Adwaita/light/format-indent-less-symbolic-rtl.svg"&gt;&lt;source media="(prefers-color-scheme: light)" srcset="https://github.com/StorageB/icons/blob/main/GNOME46Adwaita/dark/format-indent-less-symbolic-rtl.svg"&gt;&lt;img alt="format-indent-less-symbolic-rtl" src="https://user-images.githubusercontent.com/25423296/163456779-a8556205-d0a5-45e2-ac17-42d089e3c3f8.png"&gt;&lt;/picture&gt; &amp;nbsp; &amp;nbsp;format-indent-less-symbolic-rtl&lt;br&gt;</text:p>
          </table:table-cell>
        </table:table-row>
        <table:table-row table:style-name="ro1">
          <table:table-cell office:value-type="string" calcext:value-type="string">
            <text:p>format-indent-less-symbolic.svg</text:p>
          </table:table-cell>
          <table:table-cell office:value-type="string" calcext:value-type="string">
            <text:p>format-indent-l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] &amp; CHAR(34) &amp; &quot;&gt;&quot; &amp; &#10;&quot;&lt;img alt=&quot; &amp; CHAR(34) &amp; [.B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] &amp; &quot;&lt;br&gt;&quot;" office:value-type="string" office:string-value="&lt;picture&gt;&lt;source media=&quot;(prefers-color-scheme: dark)&quot; srcset=&quot;https://github.com/StorageB/icons/blob/main/GNOME46Adwaita/light/format-indent-less-symbolic.svg&quot;&gt;&lt;source media=&quot;(prefers-color-scheme: light)&quot; srcset=&quot;https://github.com/StorageB/icons/blob/main/GNOME46Adwaita/dark/format-indent-less-symbolic.svg&quot;&gt;&lt;img alt=&quot;format-indent-less-symbolic&quot; src=&quot;https://user-images.githubusercontent.com/25423296/163456779-a8556205-d0a5-45e2-ac17-42d089e3c3f8.png&quot;&gt;&lt;/picture&gt; &amp;nbsp; &amp;nbsp;format-indent-less-symbolic&lt;br&gt;" calcext:value-type="string">
            <text:p>&lt;picture&gt;&lt;source media="(prefers-color-scheme: dark)" srcset="https://github.com/StorageB/icons/blob/main/GNOME46Adwaita/light/format-indent-less-symbolic.svg"&gt;&lt;source media="(prefers-color-scheme: light)" srcset="https://github.com/StorageB/icons/blob/main/GNOME46Adwaita/dark/format-indent-less-symbolic.svg"&gt;&lt;img alt="format-indent-less-symbolic" src="https://user-images.githubusercontent.com/25423296/163456779-a8556205-d0a5-45e2-ac17-42d089e3c3f8.png"&gt;&lt;/picture&gt; &amp;nbsp; &amp;nbsp;format-indent-less-symbolic&lt;br&gt;</text:p>
          </table:table-cell>
        </table:table-row>
        <table:table-row table:style-name="ro1">
          <table:table-cell office:value-type="string" calcext:value-type="string">
            <text:p>format-indent-more-rtl-symbolic.svg</text:p>
          </table:table-cell>
          <table:table-cell office:value-type="string" calcext:value-type="string">
            <text:p>format-indent-mor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] &amp; CHAR(34) &amp; &quot;&gt;&quot; &amp; &#10;&quot;&lt;img alt=&quot; &amp; CHAR(34) &amp; [.B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] &amp; &quot;&lt;br&gt;&quot;" office:value-type="string" office:string-value="&lt;picture&gt;&lt;source media=&quot;(prefers-color-scheme: dark)&quot; srcset=&quot;https://github.com/StorageB/icons/blob/main/GNOME46Adwaita/light/format-indent-more-rtl-symbolic.svg&quot;&gt;&lt;source media=&quot;(prefers-color-scheme: light)&quot; srcset=&quot;https://github.com/StorageB/icons/blob/main/GNOME46Adwaita/dark/format-indent-more-rtl-symbolic.svg&quot;&gt;&lt;img alt=&quot;format-indent-more-rtl-symbolic&quot; src=&quot;https://user-images.githubusercontent.com/25423296/163456779-a8556205-d0a5-45e2-ac17-42d089e3c3f8.png&quot;&gt;&lt;/picture&gt; &amp;nbsp; &amp;nbsp;format-indent-more-rtl-symbolic&lt;br&gt;" calcext:value-type="string">
            <text:p>&lt;picture&gt;&lt;source media="(prefers-color-scheme: dark)" srcset="https://github.com/StorageB/icons/blob/main/GNOME46Adwaita/light/format-indent-more-rtl-symbolic.svg"&gt;&lt;source media="(prefers-color-scheme: light)" srcset="https://github.com/StorageB/icons/blob/main/GNOME46Adwaita/dark/format-indent-more-rtl-symbolic.svg"&gt;&lt;img alt="format-indent-more-rtl-symbolic" src="https://user-images.githubusercontent.com/25423296/163456779-a8556205-d0a5-45e2-ac17-42d089e3c3f8.png"&gt;&lt;/picture&gt; &amp;nbsp; &amp;nbsp;format-indent-more-rtl-symbolic&lt;br&gt;</text:p>
          </table:table-cell>
        </table:table-row>
        <table:table-row table:style-name="ro1">
          <table:table-cell office:value-type="string" calcext:value-type="string">
            <text:p>format-indent-more-symbolic-rtl.svg</text:p>
          </table:table-cell>
          <table:table-cell office:value-type="string" calcext:value-type="string">
            <text:p>format-indent-mor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] &amp; CHAR(34) &amp; &quot;&gt;&quot; &amp; &#10;&quot;&lt;img alt=&quot; &amp; CHAR(34) &amp; [.B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] &amp; &quot;&lt;br&gt;&quot;" office:value-type="string" office:string-value="&lt;picture&gt;&lt;source media=&quot;(prefers-color-scheme: dark)&quot; srcset=&quot;https://github.com/StorageB/icons/blob/main/GNOME46Adwaita/light/format-indent-more-symbolic-rtl.svg&quot;&gt;&lt;source media=&quot;(prefers-color-scheme: light)&quot; srcset=&quot;https://github.com/StorageB/icons/blob/main/GNOME46Adwaita/dark/format-indent-more-symbolic-rtl.svg&quot;&gt;&lt;img alt=&quot;format-indent-more-symbolic-rtl&quot; src=&quot;https://user-images.githubusercontent.com/25423296/163456779-a8556205-d0a5-45e2-ac17-42d089e3c3f8.png&quot;&gt;&lt;/picture&gt; &amp;nbsp; &amp;nbsp;format-indent-more-symbolic-rtl&lt;br&gt;" calcext:value-type="string">
            <text:p>&lt;picture&gt;&lt;source media="(prefers-color-scheme: dark)" srcset="https://github.com/StorageB/icons/blob/main/GNOME46Adwaita/light/format-indent-more-symbolic-rtl.svg"&gt;&lt;source media="(prefers-color-scheme: light)" srcset="https://github.com/StorageB/icons/blob/main/GNOME46Adwaita/dark/format-indent-more-symbolic-rtl.svg"&gt;&lt;img alt="format-indent-more-symbolic-rtl" src="https://user-images.githubusercontent.com/25423296/163456779-a8556205-d0a5-45e2-ac17-42d089e3c3f8.png"&gt;&lt;/picture&gt; &amp;nbsp; &amp;nbsp;format-indent-more-symbolic-rtl&lt;br&gt;</text:p>
          </table:table-cell>
        </table:table-row>
        <table:table-row table:style-name="ro1">
          <table:table-cell office:value-type="string" calcext:value-type="string">
            <text:p>format-indent-more-symbolic.svg</text:p>
          </table:table-cell>
          <table:table-cell office:value-type="string" calcext:value-type="string">
            <text:p>format-indent-m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] &amp; CHAR(34) &amp; &quot;&gt;&quot; &amp; &#10;&quot;&lt;img alt=&quot; &amp; CHAR(34) &amp; [.B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] &amp; &quot;&lt;br&gt;&quot;" office:value-type="string" office:string-value="&lt;picture&gt;&lt;source media=&quot;(prefers-color-scheme: dark)&quot; srcset=&quot;https://github.com/StorageB/icons/blob/main/GNOME46Adwaita/light/format-indent-more-symbolic.svg&quot;&gt;&lt;source media=&quot;(prefers-color-scheme: light)&quot; srcset=&quot;https://github.com/StorageB/icons/blob/main/GNOME46Adwaita/dark/format-indent-more-symbolic.svg&quot;&gt;&lt;img alt=&quot;format-indent-more-symbolic&quot; src=&quot;https://user-images.githubusercontent.com/25423296/163456779-a8556205-d0a5-45e2-ac17-42d089e3c3f8.png&quot;&gt;&lt;/picture&gt; &amp;nbsp; &amp;nbsp;format-indent-more-symbolic&lt;br&gt;" calcext:value-type="string">
            <text:p>&lt;picture&gt;&lt;source media="(prefers-color-scheme: dark)" srcset="https://github.com/StorageB/icons/blob/main/GNOME46Adwaita/light/format-indent-more-symbolic.svg"&gt;&lt;source media="(prefers-color-scheme: light)" srcset="https://github.com/StorageB/icons/blob/main/GNOME46Adwaita/dark/format-indent-more-symbolic.svg"&gt;&lt;img alt="format-indent-more-symbolic" src="https://user-images.githubusercontent.com/25423296/163456779-a8556205-d0a5-45e2-ac17-42d089e3c3f8.png"&gt;&lt;/picture&gt; &amp;nbsp; &amp;nbsp;format-indent-more-symbolic&lt;br&gt;</text:p>
          </table:table-cell>
        </table:table-row>
        <table:table-row table:style-name="ro1">
          <table:table-cell office:value-type="string" calcext:value-type="string">
            <text:p>format-justify-center-symbolic.svg</text:p>
          </table:table-cell>
          <table:table-cell office:value-type="string" calcext:value-type="string">
            <text:p>format-justify-cen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] &amp; CHAR(34) &amp; &quot;&gt;&quot; &amp; &#10;&quot;&lt;img alt=&quot; &amp; CHAR(34) &amp; [.B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] &amp; &quot;&lt;br&gt;&quot;" office:value-type="string" office:string-value="&lt;picture&gt;&lt;source media=&quot;(prefers-color-scheme: dark)&quot; srcset=&quot;https://github.com/StorageB/icons/blob/main/GNOME46Adwaita/light/format-justify-center-symbolic.svg&quot;&gt;&lt;source media=&quot;(prefers-color-scheme: light)&quot; srcset=&quot;https://github.com/StorageB/icons/blob/main/GNOME46Adwaita/dark/format-justify-center-symbolic.svg&quot;&gt;&lt;img alt=&quot;format-justify-center-symbolic&quot; src=&quot;https://user-images.githubusercontent.com/25423296/163456779-a8556205-d0a5-45e2-ac17-42d089e3c3f8.png&quot;&gt;&lt;/picture&gt; &amp;nbsp; &amp;nbsp;format-justify-center-symbolic&lt;br&gt;" calcext:value-type="string">
            <text:p>&lt;picture&gt;&lt;source media="(prefers-color-scheme: dark)" srcset="https://github.com/StorageB/icons/blob/main/GNOME46Adwaita/light/format-justify-center-symbolic.svg"&gt;&lt;source media="(prefers-color-scheme: light)" srcset="https://github.com/StorageB/icons/blob/main/GNOME46Adwaita/dark/format-justify-center-symbolic.svg"&gt;&lt;img alt="format-justify-center-symbolic" src="https://user-images.githubusercontent.com/25423296/163456779-a8556205-d0a5-45e2-ac17-42d089e3c3f8.png"&gt;&lt;/picture&gt; &amp;nbsp; &amp;nbsp;format-justify-center-symbolic&lt;br&gt;</text:p>
          </table:table-cell>
        </table:table-row>
        <table:table-row table:style-name="ro1">
          <table:table-cell office:value-type="string" calcext:value-type="string">
            <text:p>format-justify-fill-symbolic.svg</text:p>
          </table:table-cell>
          <table:table-cell office:value-type="string" calcext:value-type="string">
            <text:p>format-justify-fi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] &amp; CHAR(34) &amp; &quot;&gt;&quot; &amp; &#10;&quot;&lt;img alt=&quot; &amp; CHAR(34) &amp; [.B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] &amp; &quot;&lt;br&gt;&quot;" office:value-type="string" office:string-value="&lt;picture&gt;&lt;source media=&quot;(prefers-color-scheme: dark)&quot; srcset=&quot;https://github.com/StorageB/icons/blob/main/GNOME46Adwaita/light/format-justify-fill-symbolic.svg&quot;&gt;&lt;source media=&quot;(prefers-color-scheme: light)&quot; srcset=&quot;https://github.com/StorageB/icons/blob/main/GNOME46Adwaita/dark/format-justify-fill-symbolic.svg&quot;&gt;&lt;img alt=&quot;format-justify-fill-symbolic&quot; src=&quot;https://user-images.githubusercontent.com/25423296/163456779-a8556205-d0a5-45e2-ac17-42d089e3c3f8.png&quot;&gt;&lt;/picture&gt; &amp;nbsp; &amp;nbsp;format-justify-fill-symbolic&lt;br&gt;" calcext:value-type="string">
            <text:p>&lt;picture&gt;&lt;source media="(prefers-color-scheme: dark)" srcset="https://github.com/StorageB/icons/blob/main/GNOME46Adwaita/light/format-justify-fill-symbolic.svg"&gt;&lt;source media="(prefers-color-scheme: light)" srcset="https://github.com/StorageB/icons/blob/main/GNOME46Adwaita/dark/format-justify-fill-symbolic.svg"&gt;&lt;img alt="format-justify-fill-symbolic" src="https://user-images.githubusercontent.com/25423296/163456779-a8556205-d0a5-45e2-ac17-42d089e3c3f8.png"&gt;&lt;/picture&gt; &amp;nbsp; &amp;nbsp;format-justify-fill-symbolic&lt;br&gt;</text:p>
          </table:table-cell>
        </table:table-row>
        <table:table-row table:style-name="ro1">
          <table:table-cell office:value-type="string" calcext:value-type="string">
            <text:p>format-justify-left-symbolic.svg</text:p>
          </table:table-cell>
          <table:table-cell office:value-type="string" calcext:value-type="string">
            <text:p>format-justify-lef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] &amp; CHAR(34) &amp; &quot;&gt;&quot; &amp; &#10;&quot;&lt;img alt=&quot; &amp; CHAR(34) &amp; [.B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] &amp; &quot;&lt;br&gt;&quot;" office:value-type="string" office:string-value="&lt;picture&gt;&lt;source media=&quot;(prefers-color-scheme: dark)&quot; srcset=&quot;https://github.com/StorageB/icons/blob/main/GNOME46Adwaita/light/format-justify-left-symbolic.svg&quot;&gt;&lt;source media=&quot;(prefers-color-scheme: light)&quot; srcset=&quot;https://github.com/StorageB/icons/blob/main/GNOME46Adwaita/dark/format-justify-left-symbolic.svg&quot;&gt;&lt;img alt=&quot;format-justify-left-symbolic&quot; src=&quot;https://user-images.githubusercontent.com/25423296/163456779-a8556205-d0a5-45e2-ac17-42d089e3c3f8.png&quot;&gt;&lt;/picture&gt; &amp;nbsp; &amp;nbsp;format-justify-left-symbolic&lt;br&gt;" calcext:value-type="string">
            <text:p>&lt;picture&gt;&lt;source media="(prefers-color-scheme: dark)" srcset="https://github.com/StorageB/icons/blob/main/GNOME46Adwaita/light/format-justify-left-symbolic.svg"&gt;&lt;source media="(prefers-color-scheme: light)" srcset="https://github.com/StorageB/icons/blob/main/GNOME46Adwaita/dark/format-justify-left-symbolic.svg"&gt;&lt;img alt="format-justify-left-symbolic" src="https://user-images.githubusercontent.com/25423296/163456779-a8556205-d0a5-45e2-ac17-42d089e3c3f8.png"&gt;&lt;/picture&gt; &amp;nbsp; &amp;nbsp;format-justify-left-symbolic&lt;br&gt;</text:p>
          </table:table-cell>
        </table:table-row>
        <table:table-row table:style-name="ro1">
          <table:table-cell office:value-type="string" calcext:value-type="string">
            <text:p>format-justify-right-symbolic.svg</text:p>
          </table:table-cell>
          <table:table-cell office:value-type="string" calcext:value-type="string">
            <text:p>format-justify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] &amp; CHAR(34) &amp; &quot;&gt;&quot; &amp; &#10;&quot;&lt;img alt=&quot; &amp; CHAR(34) &amp; [.B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] &amp; &quot;&lt;br&gt;&quot;" office:value-type="string" office:string-value="&lt;picture&gt;&lt;source media=&quot;(prefers-color-scheme: dark)&quot; srcset=&quot;https://github.com/StorageB/icons/blob/main/GNOME46Adwaita/light/format-justify-right-symbolic.svg&quot;&gt;&lt;source media=&quot;(prefers-color-scheme: light)&quot; srcset=&quot;https://github.com/StorageB/icons/blob/main/GNOME46Adwaita/dark/format-justify-right-symbolic.svg&quot;&gt;&lt;img alt=&quot;format-justify-right-symbolic&quot; src=&quot;https://user-images.githubusercontent.com/25423296/163456779-a8556205-d0a5-45e2-ac17-42d089e3c3f8.png&quot;&gt;&lt;/picture&gt; &amp;nbsp; &amp;nbsp;format-justify-right-symbolic&lt;br&gt;" calcext:value-type="string">
            <text:p>&lt;picture&gt;&lt;source media="(prefers-color-scheme: dark)" srcset="https://github.com/StorageB/icons/blob/main/GNOME46Adwaita/light/format-justify-right-symbolic.svg"&gt;&lt;source media="(prefers-color-scheme: light)" srcset="https://github.com/StorageB/icons/blob/main/GNOME46Adwaita/dark/format-justify-right-symbolic.svg"&gt;&lt;img alt="format-justify-right-symbolic" src="https://user-images.githubusercontent.com/25423296/163456779-a8556205-d0a5-45e2-ac17-42d089e3c3f8.png"&gt;&lt;/picture&gt; &amp;nbsp; &amp;nbsp;format-justify-right-symbolic&lt;br&gt;</text:p>
          </table:table-cell>
        </table:table-row>
        <table:table-row table:style-name="ro1">
          <table:table-cell office:value-type="string" calcext:value-type="string">
            <text:p>format-text-bold-symbolic.svg</text:p>
          </table:table-cell>
          <table:table-cell office:value-type="string" calcext:value-type="string">
            <text:p>format-text-bol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] &amp; CHAR(34) &amp; &quot;&gt;&quot; &amp; &#10;&quot;&lt;img alt=&quot; &amp; CHAR(34) &amp; [.B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] &amp; &quot;&lt;br&gt;&quot;" office:value-type="string" office:string-value="&lt;picture&gt;&lt;source media=&quot;(prefers-color-scheme: dark)&quot; srcset=&quot;https://github.com/StorageB/icons/blob/main/GNOME46Adwaita/light/format-text-bold-symbolic.svg&quot;&gt;&lt;source media=&quot;(prefers-color-scheme: light)&quot; srcset=&quot;https://github.com/StorageB/icons/blob/main/GNOME46Adwaita/dark/format-text-bold-symbolic.svg&quot;&gt;&lt;img alt=&quot;format-text-bold-symbolic&quot; src=&quot;https://user-images.githubusercontent.com/25423296/163456779-a8556205-d0a5-45e2-ac17-42d089e3c3f8.png&quot;&gt;&lt;/picture&gt; &amp;nbsp; &amp;nbsp;format-text-bold-symbolic&lt;br&gt;" calcext:value-type="string">
            <text:p>&lt;picture&gt;&lt;source media="(prefers-color-scheme: dark)" srcset="https://github.com/StorageB/icons/blob/main/GNOME46Adwaita/light/format-text-bold-symbolic.svg"&gt;&lt;source media="(prefers-color-scheme: light)" srcset="https://github.com/StorageB/icons/blob/main/GNOME46Adwaita/dark/format-text-bold-symbolic.svg"&gt;&lt;img alt="format-text-bold-symbolic" src="https://user-images.githubusercontent.com/25423296/163456779-a8556205-d0a5-45e2-ac17-42d089e3c3f8.png"&gt;&lt;/picture&gt; &amp;nbsp; &amp;nbsp;format-text-bold-symbolic&lt;br&gt;</text:p>
          </table:table-cell>
        </table:table-row>
        <table:table-row table:style-name="ro1">
          <table:table-cell office:value-type="string" calcext:value-type="string">
            <text:p>format-text-direction-ltr-symbolic.svg</text:p>
          </table:table-cell>
          <table:table-cell office:value-type="string" calcext:value-type="string">
            <text:p>format-text-direction-lt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] &amp; CHAR(34) &amp; &quot;&gt;&quot; &amp; &#10;&quot;&lt;img alt=&quot; &amp; CHAR(34) &amp; [.B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] &amp; &quot;&lt;br&gt;&quot;" office:value-type="string" office:string-value="&lt;picture&gt;&lt;source media=&quot;(prefers-color-scheme: dark)&quot; srcset=&quot;https://github.com/StorageB/icons/blob/main/GNOME46Adwaita/light/format-text-direction-ltr-symbolic.svg&quot;&gt;&lt;source media=&quot;(prefers-color-scheme: light)&quot; srcset=&quot;https://github.com/StorageB/icons/blob/main/GNOME46Adwaita/dark/format-text-direction-ltr-symbolic.svg&quot;&gt;&lt;img alt=&quot;format-text-direction-ltr-symbolic&quot; src=&quot;https://user-images.githubusercontent.com/25423296/163456779-a8556205-d0a5-45e2-ac17-42d089e3c3f8.png&quot;&gt;&lt;/picture&gt; &amp;nbsp; &amp;nbsp;format-text-direction-ltr-symbolic&lt;br&gt;" calcext:value-type="string">
            <text:p>&lt;picture&gt;&lt;source media="(prefers-color-scheme: dark)" srcset="https://github.com/StorageB/icons/blob/main/GNOME46Adwaita/light/format-text-direction-ltr-symbolic.svg"&gt;&lt;source media="(prefers-color-scheme: light)" srcset="https://github.com/StorageB/icons/blob/main/GNOME46Adwaita/dark/format-text-direction-ltr-symbolic.svg"&gt;&lt;img alt="format-text-direction-ltr-symbolic" src="https://user-images.githubusercontent.com/25423296/163456779-a8556205-d0a5-45e2-ac17-42d089e3c3f8.png"&gt;&lt;/picture&gt; &amp;nbsp; &amp;nbsp;format-text-direction-ltr-symbolic&lt;br&gt;</text:p>
          </table:table-cell>
        </table:table-row>
        <table:table-row table:style-name="ro1">
          <table:table-cell office:value-type="string" calcext:value-type="string">
            <text:p>format-text-direction-rtl-symbolic.svg</text:p>
          </table:table-cell>
          <table:table-cell office:value-type="string" calcext:value-type="string">
            <text:p>format-text-direction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] &amp; CHAR(34) &amp; &quot;&gt;&quot; &amp; &#10;&quot;&lt;img alt=&quot; &amp; CHAR(34) &amp; [.B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] &amp; &quot;&lt;br&gt;&quot;" office:value-type="string" office:string-value="&lt;picture&gt;&lt;source media=&quot;(prefers-color-scheme: dark)&quot; srcset=&quot;https://github.com/StorageB/icons/blob/main/GNOME46Adwaita/light/format-text-direction-rtl-symbolic.svg&quot;&gt;&lt;source media=&quot;(prefers-color-scheme: light)&quot; srcset=&quot;https://github.com/StorageB/icons/blob/main/GNOME46Adwaita/dark/format-text-direction-rtl-symbolic.svg&quot;&gt;&lt;img alt=&quot;format-text-direction-rtl-symbolic&quot; src=&quot;https://user-images.githubusercontent.com/25423296/163456779-a8556205-d0a5-45e2-ac17-42d089e3c3f8.png&quot;&gt;&lt;/picture&gt; &amp;nbsp; &amp;nbsp;format-text-direction-rtl-symbolic&lt;br&gt;" calcext:value-type="string">
            <text:p>&lt;picture&gt;&lt;source media="(prefers-color-scheme: dark)" srcset="https://github.com/StorageB/icons/blob/main/GNOME46Adwaita/light/format-text-direction-rtl-symbolic.svg"&gt;&lt;source media="(prefers-color-scheme: light)" srcset="https://github.com/StorageB/icons/blob/main/GNOME46Adwaita/dark/format-text-direction-rtl-symbolic.svg"&gt;&lt;img alt="format-text-direction-rtl-symbolic" src="https://user-images.githubusercontent.com/25423296/163456779-a8556205-d0a5-45e2-ac17-42d089e3c3f8.png"&gt;&lt;/picture&gt; &amp;nbsp; &amp;nbsp;format-text-direction-rtl-symbolic&lt;br&gt;</text:p>
          </table:table-cell>
        </table:table-row>
        <table:table-row table:style-name="ro1">
          <table:table-cell office:value-type="string" calcext:value-type="string">
            <text:p>format-text-direction-symbolic-rtl.svg</text:p>
          </table:table-cell>
          <table:table-cell office:value-type="string" calcext:value-type="string">
            <text:p>format-text-direction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] &amp; CHAR(34) &amp; &quot;&gt;&quot; &amp; &#10;&quot;&lt;img alt=&quot; &amp; CHAR(34) &amp; [.B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] &amp; &quot;&lt;br&gt;&quot;" office:value-type="string" office:string-value="&lt;picture&gt;&lt;source media=&quot;(prefers-color-scheme: dark)&quot; srcset=&quot;https://github.com/StorageB/icons/blob/main/GNOME46Adwaita/light/format-text-direction-symbolic-rtl.svg&quot;&gt;&lt;source media=&quot;(prefers-color-scheme: light)&quot; srcset=&quot;https://github.com/StorageB/icons/blob/main/GNOME46Adwaita/dark/format-text-direction-symbolic-rtl.svg&quot;&gt;&lt;img alt=&quot;format-text-direction-symbolic-rtl&quot; src=&quot;https://user-images.githubusercontent.com/25423296/163456779-a8556205-d0a5-45e2-ac17-42d089e3c3f8.png&quot;&gt;&lt;/picture&gt; &amp;nbsp; &amp;nbsp;format-text-direction-symbolic-rtl&lt;br&gt;" calcext:value-type="string">
            <text:p>&lt;picture&gt;&lt;source media="(prefers-color-scheme: dark)" srcset="https://github.com/StorageB/icons/blob/main/GNOME46Adwaita/light/format-text-direction-symbolic-rtl.svg"&gt;&lt;source media="(prefers-color-scheme: light)" srcset="https://github.com/StorageB/icons/blob/main/GNOME46Adwaita/dark/format-text-direction-symbolic-rtl.svg"&gt;&lt;img alt="format-text-direction-symbolic-rtl" src="https://user-images.githubusercontent.com/25423296/163456779-a8556205-d0a5-45e2-ac17-42d089e3c3f8.png"&gt;&lt;/picture&gt; &amp;nbsp; &amp;nbsp;format-text-direction-symbolic-rtl&lt;br&gt;</text:p>
          </table:table-cell>
        </table:table-row>
        <table:table-row table:style-name="ro1">
          <table:table-cell office:value-type="string" calcext:value-type="string">
            <text:p>format-text-direction-symbolic.svg</text:p>
          </table:table-cell>
          <table:table-cell office:value-type="string" calcext:value-type="string">
            <text:p>format-text-direc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] &amp; CHAR(34) &amp; &quot;&gt;&quot; &amp; &#10;&quot;&lt;img alt=&quot; &amp; CHAR(34) &amp; [.B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] &amp; &quot;&lt;br&gt;&quot;" office:value-type="string" office:string-value="&lt;picture&gt;&lt;source media=&quot;(prefers-color-scheme: dark)&quot; srcset=&quot;https://github.com/StorageB/icons/blob/main/GNOME46Adwaita/light/format-text-direction-symbolic.svg&quot;&gt;&lt;source media=&quot;(prefers-color-scheme: light)&quot; srcset=&quot;https://github.com/StorageB/icons/blob/main/GNOME46Adwaita/dark/format-text-direction-symbolic.svg&quot;&gt;&lt;img alt=&quot;format-text-direction-symbolic&quot; src=&quot;https://user-images.githubusercontent.com/25423296/163456779-a8556205-d0a5-45e2-ac17-42d089e3c3f8.png&quot;&gt;&lt;/picture&gt; &amp;nbsp; &amp;nbsp;format-text-direction-symbolic&lt;br&gt;" calcext:value-type="string">
            <text:p>&lt;picture&gt;&lt;source media="(prefers-color-scheme: dark)" srcset="https://github.com/StorageB/icons/blob/main/GNOME46Adwaita/light/format-text-direction-symbolic.svg"&gt;&lt;source media="(prefers-color-scheme: light)" srcset="https://github.com/StorageB/icons/blob/main/GNOME46Adwaita/dark/format-text-direction-symbolic.svg"&gt;&lt;img alt="format-text-direction-symbolic" src="https://user-images.githubusercontent.com/25423296/163456779-a8556205-d0a5-45e2-ac17-42d089e3c3f8.png"&gt;&lt;/picture&gt; &amp;nbsp; &amp;nbsp;format-text-direction-symbolic&lt;br&gt;</text:p>
          </table:table-cell>
        </table:table-row>
        <table:table-row table:style-name="ro1">
          <table:table-cell office:value-type="string" calcext:value-type="string">
            <text:p>format-text-italic-symbolic.svg</text:p>
          </table:table-cell>
          <table:table-cell office:value-type="string" calcext:value-type="string">
            <text:p>format-text-ital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4] &amp; CHAR(34) &amp; &quot;&gt;&quot; &amp; &#10;&quot;&lt;img alt=&quot; &amp; CHAR(34) &amp; [.B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] &amp; &quot;&lt;br&gt;&quot;" office:value-type="string" office:string-value="&lt;picture&gt;&lt;source media=&quot;(prefers-color-scheme: dark)&quot; srcset=&quot;https://github.com/StorageB/icons/blob/main/GNOME46Adwaita/light/format-text-italic-symbolic.svg&quot;&gt;&lt;source media=&quot;(prefers-color-scheme: light)&quot; srcset=&quot;https://github.com/StorageB/icons/blob/main/GNOME46Adwaita/dark/format-text-italic-symbolic.svg&quot;&gt;&lt;img alt=&quot;format-text-italic-symbolic&quot; src=&quot;https://user-images.githubusercontent.com/25423296/163456779-a8556205-d0a5-45e2-ac17-42d089e3c3f8.png&quot;&gt;&lt;/picture&gt; &amp;nbsp; &amp;nbsp;format-text-italic-symbolic&lt;br&gt;" calcext:value-type="string">
            <text:p>&lt;picture&gt;&lt;source media="(prefers-color-scheme: dark)" srcset="https://github.com/StorageB/icons/blob/main/GNOME46Adwaita/light/format-text-italic-symbolic.svg"&gt;&lt;source media="(prefers-color-scheme: light)" srcset="https://github.com/StorageB/icons/blob/main/GNOME46Adwaita/dark/format-text-italic-symbolic.svg"&gt;&lt;img alt="format-text-italic-symbolic" src="https://user-images.githubusercontent.com/25423296/163456779-a8556205-d0a5-45e2-ac17-42d089e3c3f8.png"&gt;&lt;/picture&gt; &amp;nbsp; &amp;nbsp;format-text-italic-symbolic&lt;br&gt;</text:p>
          </table:table-cell>
        </table:table-row>
        <table:table-row table:style-name="ro1">
          <table:table-cell office:value-type="string" calcext:value-type="string">
            <text:p>format-text-plaintext-symbolic.svg</text:p>
          </table:table-cell>
          <table:table-cell office:value-type="string" calcext:value-type="string">
            <text:p>format-text-plaintex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] &amp; CHAR(34) &amp; &quot;&gt;&quot; &amp; &#10;&quot;&lt;img alt=&quot; &amp; CHAR(34) &amp; [.B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] &amp; &quot;&lt;br&gt;&quot;" office:value-type="string" office:string-value="&lt;picture&gt;&lt;source media=&quot;(prefers-color-scheme: dark)&quot; srcset=&quot;https://github.com/StorageB/icons/blob/main/GNOME46Adwaita/light/format-text-plaintext-symbolic.svg&quot;&gt;&lt;source media=&quot;(prefers-color-scheme: light)&quot; srcset=&quot;https://github.com/StorageB/icons/blob/main/GNOME46Adwaita/dark/format-text-plaintext-symbolic.svg&quot;&gt;&lt;img alt=&quot;format-text-plaintext-symbolic&quot; src=&quot;https://user-images.githubusercontent.com/25423296/163456779-a8556205-d0a5-45e2-ac17-42d089e3c3f8.png&quot;&gt;&lt;/picture&gt; &amp;nbsp; &amp;nbsp;format-text-plaintext-symbolic&lt;br&gt;" calcext:value-type="string">
            <text:p>&lt;picture&gt;&lt;source media="(prefers-color-scheme: dark)" srcset="https://github.com/StorageB/icons/blob/main/GNOME46Adwaita/light/format-text-plaintext-symbolic.svg"&gt;&lt;source media="(prefers-color-scheme: light)" srcset="https://github.com/StorageB/icons/blob/main/GNOME46Adwaita/dark/format-text-plaintext-symbolic.svg"&gt;&lt;img alt="format-text-plaintext-symbolic" src="https://user-images.githubusercontent.com/25423296/163456779-a8556205-d0a5-45e2-ac17-42d089e3c3f8.png"&gt;&lt;/picture&gt; &amp;nbsp; &amp;nbsp;format-text-plaintext-symbolic&lt;br&gt;</text:p>
          </table:table-cell>
        </table:table-row>
        <table:table-row table:style-name="ro1">
          <table:table-cell office:value-type="string" calcext:value-type="string">
            <text:p>format-text-rich-symbolic.svg</text:p>
          </table:table-cell>
          <table:table-cell office:value-type="string" calcext:value-type="string">
            <text:p>format-text-ri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] &amp; CHAR(34) &amp; &quot;&gt;&quot; &amp; &#10;&quot;&lt;img alt=&quot; &amp; CHAR(34) &amp; [.B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] &amp; &quot;&lt;br&gt;&quot;" office:value-type="string" office:string-value="&lt;picture&gt;&lt;source media=&quot;(prefers-color-scheme: dark)&quot; srcset=&quot;https://github.com/StorageB/icons/blob/main/GNOME46Adwaita/light/format-text-rich-symbolic.svg&quot;&gt;&lt;source media=&quot;(prefers-color-scheme: light)&quot; srcset=&quot;https://github.com/StorageB/icons/blob/main/GNOME46Adwaita/dark/format-text-rich-symbolic.svg&quot;&gt;&lt;img alt=&quot;format-text-rich-symbolic&quot; src=&quot;https://user-images.githubusercontent.com/25423296/163456779-a8556205-d0a5-45e2-ac17-42d089e3c3f8.png&quot;&gt;&lt;/picture&gt; &amp;nbsp; &amp;nbsp;format-text-rich-symbolic&lt;br&gt;" calcext:value-type="string">
            <text:p>&lt;picture&gt;&lt;source media="(prefers-color-scheme: dark)" srcset="https://github.com/StorageB/icons/blob/main/GNOME46Adwaita/light/format-text-rich-symbolic.svg"&gt;&lt;source media="(prefers-color-scheme: light)" srcset="https://github.com/StorageB/icons/blob/main/GNOME46Adwaita/dark/format-text-rich-symbolic.svg"&gt;&lt;img alt="format-text-rich-symbolic" src="https://user-images.githubusercontent.com/25423296/163456779-a8556205-d0a5-45e2-ac17-42d089e3c3f8.png"&gt;&lt;/picture&gt; &amp;nbsp; &amp;nbsp;format-text-rich-symbolic&lt;br&gt;</text:p>
          </table:table-cell>
        </table:table-row>
        <table:table-row table:style-name="ro1">
          <table:table-cell office:value-type="string" calcext:value-type="string">
            <text:p>format-text-strikethrough-symbolic.svg</text:p>
          </table:table-cell>
          <table:table-cell office:value-type="string" calcext:value-type="string">
            <text:p>format-text-strikethrou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7] &amp; CHAR(34) &amp; &quot;&gt;&quot; &amp; &#10;&quot;&lt;img alt=&quot; &amp; CHAR(34) &amp; [.B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7] &amp; &quot;&lt;br&gt;&quot;" office:value-type="string" office:string-value="&lt;picture&gt;&lt;source media=&quot;(prefers-color-scheme: dark)&quot; srcset=&quot;https://github.com/StorageB/icons/blob/main/GNOME46Adwaita/light/format-text-strikethrough-symbolic.svg&quot;&gt;&lt;source media=&quot;(prefers-color-scheme: light)&quot; srcset=&quot;https://github.com/StorageB/icons/blob/main/GNOME46Adwaita/dark/format-text-strikethrough-symbolic.svg&quot;&gt;&lt;img alt=&quot;format-text-strikethrough-symbolic&quot; src=&quot;https://user-images.githubusercontent.com/25423296/163456779-a8556205-d0a5-45e2-ac17-42d089e3c3f8.png&quot;&gt;&lt;/picture&gt; &amp;nbsp; &amp;nbsp;format-text-strikethrough-symbolic&lt;br&gt;" calcext:value-type="string">
            <text:p>&lt;picture&gt;&lt;source media="(prefers-color-scheme: dark)" srcset="https://github.com/StorageB/icons/blob/main/GNOME46Adwaita/light/format-text-strikethrough-symbolic.svg"&gt;&lt;source media="(prefers-color-scheme: light)" srcset="https://github.com/StorageB/icons/blob/main/GNOME46Adwaita/dark/format-text-strikethrough-symbolic.svg"&gt;&lt;img alt="format-text-strikethrough-symbolic" src="https://user-images.githubusercontent.com/25423296/163456779-a8556205-d0a5-45e2-ac17-42d089e3c3f8.png"&gt;&lt;/picture&gt; &amp;nbsp; &amp;nbsp;format-text-strikethrough-symbolic&lt;br&gt;</text:p>
          </table:table-cell>
        </table:table-row>
        <table:table-row table:style-name="ro1">
          <table:table-cell office:value-type="string" calcext:value-type="string">
            <text:p>format-text-underline-symbolic.svg</text:p>
          </table:table-cell>
          <table:table-cell office:value-type="string" calcext:value-type="string">
            <text:p>format-text-under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8] &amp; CHAR(34) &amp; &quot;&gt;&quot; &amp; &#10;&quot;&lt;img alt=&quot; &amp; CHAR(34) &amp; [.B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8] &amp; &quot;&lt;br&gt;&quot;" office:value-type="string" office:string-value="&lt;picture&gt;&lt;source media=&quot;(prefers-color-scheme: dark)&quot; srcset=&quot;https://github.com/StorageB/icons/blob/main/GNOME46Adwaita/light/format-text-underline-symbolic.svg&quot;&gt;&lt;source media=&quot;(prefers-color-scheme: light)&quot; srcset=&quot;https://github.com/StorageB/icons/blob/main/GNOME46Adwaita/dark/format-text-underline-symbolic.svg&quot;&gt;&lt;img alt=&quot;format-text-underline-symbolic&quot; src=&quot;https://user-images.githubusercontent.com/25423296/163456779-a8556205-d0a5-45e2-ac17-42d089e3c3f8.png&quot;&gt;&lt;/picture&gt; &amp;nbsp; &amp;nbsp;format-text-underline-symbolic&lt;br&gt;" calcext:value-type="string">
            <text:p>&lt;picture&gt;&lt;source media="(prefers-color-scheme: dark)" srcset="https://github.com/StorageB/icons/blob/main/GNOME46Adwaita/light/format-text-underline-symbolic.svg"&gt;&lt;source media="(prefers-color-scheme: light)" srcset="https://github.com/StorageB/icons/blob/main/GNOME46Adwaita/dark/format-text-underline-symbolic.svg"&gt;&lt;img alt="format-text-underline-symbolic" src="https://user-images.githubusercontent.com/25423296/163456779-a8556205-d0a5-45e2-ac17-42d089e3c3f8.png"&gt;&lt;/picture&gt; &amp;nbsp; &amp;nbsp;format-text-underline-symbolic&lt;br&gt;</text:p>
          </table:table-cell>
        </table:table-row>
        <table:table-row table:style-name="ro1">
          <table:table-cell office:value-type="string" calcext:value-type="string">
            <text:p>go-bottom-symbolic.svg</text:p>
          </table:table-cell>
          <table:table-cell office:value-type="string" calcext:value-type="string">
            <text:p>go-botto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9] &amp; CHAR(34) &amp; &quot;&gt;&quot; &amp; &#10;&quot;&lt;img alt=&quot; &amp; CHAR(34) &amp; [.B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9] &amp; &quot;&lt;br&gt;&quot;" office:value-type="string" office:string-value="&lt;picture&gt;&lt;source media=&quot;(prefers-color-scheme: dark)&quot; srcset=&quot;https://github.com/StorageB/icons/blob/main/GNOME46Adwaita/light/go-bottom-symbolic.svg&quot;&gt;&lt;source media=&quot;(prefers-color-scheme: light)&quot; srcset=&quot;https://github.com/StorageB/icons/blob/main/GNOME46Adwaita/dark/go-bottom-symbolic.svg&quot;&gt;&lt;img alt=&quot;go-bottom-symbolic&quot; src=&quot;https://user-images.githubusercontent.com/25423296/163456779-a8556205-d0a5-45e2-ac17-42d089e3c3f8.png&quot;&gt;&lt;/picture&gt; &amp;nbsp; &amp;nbsp;go-bottom-symbolic&lt;br&gt;" calcext:value-type="string">
            <text:p>&lt;picture&gt;&lt;source media="(prefers-color-scheme: dark)" srcset="https://github.com/StorageB/icons/blob/main/GNOME46Adwaita/light/go-bottom-symbolic.svg"&gt;&lt;source media="(prefers-color-scheme: light)" srcset="https://github.com/StorageB/icons/blob/main/GNOME46Adwaita/dark/go-bottom-symbolic.svg"&gt;&lt;img alt="go-bottom-symbolic" src="https://user-images.githubusercontent.com/25423296/163456779-a8556205-d0a5-45e2-ac17-42d089e3c3f8.png"&gt;&lt;/picture&gt; &amp;nbsp; &amp;nbsp;go-bottom-symbolic&lt;br&gt;</text:p>
          </table:table-cell>
        </table:table-row>
        <table:table-row table:style-name="ro1">
          <table:table-cell office:value-type="string" calcext:value-type="string">
            <text:p>go-down-symbolic.svg</text:p>
          </table:table-cell>
          <table:table-cell office:value-type="string" calcext:value-type="string">
            <text:p>go-do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0] &amp; CHAR(34) &amp; &quot;&gt;&quot; &amp; &#10;&quot;&lt;img alt=&quot; &amp; CHAR(34) &amp; [.B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0] &amp; &quot;&lt;br&gt;&quot;" office:value-type="string" office:string-value="&lt;picture&gt;&lt;source media=&quot;(prefers-color-scheme: dark)&quot; srcset=&quot;https://github.com/StorageB/icons/blob/main/GNOME46Adwaita/light/go-down-symbolic.svg&quot;&gt;&lt;source media=&quot;(prefers-color-scheme: light)&quot; srcset=&quot;https://github.com/StorageB/icons/blob/main/GNOME46Adwaita/dark/go-down-symbolic.svg&quot;&gt;&lt;img alt=&quot;go-down-symbolic&quot; src=&quot;https://user-images.githubusercontent.com/25423296/163456779-a8556205-d0a5-45e2-ac17-42d089e3c3f8.png&quot;&gt;&lt;/picture&gt; &amp;nbsp; &amp;nbsp;go-down-symbolic&lt;br&gt;" calcext:value-type="string">
            <text:p>&lt;picture&gt;&lt;source media="(prefers-color-scheme: dark)" srcset="https://github.com/StorageB/icons/blob/main/GNOME46Adwaita/light/go-down-symbolic.svg"&gt;&lt;source media="(prefers-color-scheme: light)" srcset="https://github.com/StorageB/icons/blob/main/GNOME46Adwaita/dark/go-down-symbolic.svg"&gt;&lt;img alt="go-down-symbolic" src="https://user-images.githubusercontent.com/25423296/163456779-a8556205-d0a5-45e2-ac17-42d089e3c3f8.png"&gt;&lt;/picture&gt; &amp;nbsp; &amp;nbsp;go-down-symbolic&lt;br&gt;</text:p>
          </table:table-cell>
        </table:table-row>
        <table:table-row table:style-name="ro1">
          <table:table-cell office:value-type="string" calcext:value-type="string">
            <text:p>go-first-symbolic-rtl.svg</text:p>
          </table:table-cell>
          <table:table-cell office:value-type="string" calcext:value-type="string">
            <text:p>go-firs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1] &amp; CHAR(34) &amp; &quot;&gt;&quot; &amp; &#10;&quot;&lt;img alt=&quot; &amp; CHAR(34) &amp; [.B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1] &amp; &quot;&lt;br&gt;&quot;" office:value-type="string" office:string-value="&lt;picture&gt;&lt;source media=&quot;(prefers-color-scheme: dark)&quot; srcset=&quot;https://github.com/StorageB/icons/blob/main/GNOME46Adwaita/light/go-first-symbolic-rtl.svg&quot;&gt;&lt;source media=&quot;(prefers-color-scheme: light)&quot; srcset=&quot;https://github.com/StorageB/icons/blob/main/GNOME46Adwaita/dark/go-first-symbolic-rtl.svg&quot;&gt;&lt;img alt=&quot;go-first-symbolic-rtl&quot; src=&quot;https://user-images.githubusercontent.com/25423296/163456779-a8556205-d0a5-45e2-ac17-42d089e3c3f8.png&quot;&gt;&lt;/picture&gt; &amp;nbsp; &amp;nbsp;go-first-symbolic-rtl&lt;br&gt;" calcext:value-type="string">
            <text:p>&lt;picture&gt;&lt;source media="(prefers-color-scheme: dark)" srcset="https://github.com/StorageB/icons/blob/main/GNOME46Adwaita/light/go-first-symbolic-rtl.svg"&gt;&lt;source media="(prefers-color-scheme: light)" srcset="https://github.com/StorageB/icons/blob/main/GNOME46Adwaita/dark/go-first-symbolic-rtl.svg"&gt;&lt;img alt="go-first-symbolic-rtl" src="https://user-images.githubusercontent.com/25423296/163456779-a8556205-d0a5-45e2-ac17-42d089e3c3f8.png"&gt;&lt;/picture&gt; &amp;nbsp; &amp;nbsp;go-first-symbolic-rtl&lt;br&gt;</text:p>
          </table:table-cell>
        </table:table-row>
        <table:table-row table:style-name="ro1">
          <table:table-cell office:value-type="string" calcext:value-type="string">
            <text:p>go-first-symbolic.svg</text:p>
          </table:table-cell>
          <table:table-cell office:value-type="string" calcext:value-type="string">
            <text:p>go-fir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2] &amp; CHAR(34) &amp; &quot;&gt;&quot; &amp; &#10;&quot;&lt;img alt=&quot; &amp; CHAR(34) &amp; [.B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2] &amp; &quot;&lt;br&gt;&quot;" office:value-type="string" office:string-value="&lt;picture&gt;&lt;source media=&quot;(prefers-color-scheme: dark)&quot; srcset=&quot;https://github.com/StorageB/icons/blob/main/GNOME46Adwaita/light/go-first-symbolic.svg&quot;&gt;&lt;source media=&quot;(prefers-color-scheme: light)&quot; srcset=&quot;https://github.com/StorageB/icons/blob/main/GNOME46Adwaita/dark/go-first-symbolic.svg&quot;&gt;&lt;img alt=&quot;go-first-symbolic&quot; src=&quot;https://user-images.githubusercontent.com/25423296/163456779-a8556205-d0a5-45e2-ac17-42d089e3c3f8.png&quot;&gt;&lt;/picture&gt; &amp;nbsp; &amp;nbsp;go-first-symbolic&lt;br&gt;" calcext:value-type="string">
            <text:p>&lt;picture&gt;&lt;source media="(prefers-color-scheme: dark)" srcset="https://github.com/StorageB/icons/blob/main/GNOME46Adwaita/light/go-first-symbolic.svg"&gt;&lt;source media="(prefers-color-scheme: light)" srcset="https://github.com/StorageB/icons/blob/main/GNOME46Adwaita/dark/go-first-symbolic.svg"&gt;&lt;img alt="go-first-symbolic" src="https://user-images.githubusercontent.com/25423296/163456779-a8556205-d0a5-45e2-ac17-42d089e3c3f8.png"&gt;&lt;/picture&gt; &amp;nbsp; &amp;nbsp;go-first-symbolic&lt;br&gt;</text:p>
          </table:table-cell>
        </table:table-row>
        <table:table-row table:style-name="ro1">
          <table:table-cell office:value-type="string" calcext:value-type="string">
            <text:p>go-home-symbolic.svg</text:p>
          </table:table-cell>
          <table:table-cell office:value-type="string" calcext:value-type="string">
            <text:p>go-hom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3] &amp; CHAR(34) &amp; &quot;&gt;&quot; &amp; &#10;&quot;&lt;img alt=&quot; &amp; CHAR(34) &amp; [.B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3] &amp; &quot;&lt;br&gt;&quot;" office:value-type="string" office:string-value="&lt;picture&gt;&lt;source media=&quot;(prefers-color-scheme: dark)&quot; srcset=&quot;https://github.com/StorageB/icons/blob/main/GNOME46Adwaita/light/go-home-symbolic.svg&quot;&gt;&lt;source media=&quot;(prefers-color-scheme: light)&quot; srcset=&quot;https://github.com/StorageB/icons/blob/main/GNOME46Adwaita/dark/go-home-symbolic.svg&quot;&gt;&lt;img alt=&quot;go-home-symbolic&quot; src=&quot;https://user-images.githubusercontent.com/25423296/163456779-a8556205-d0a5-45e2-ac17-42d089e3c3f8.png&quot;&gt;&lt;/picture&gt; &amp;nbsp; &amp;nbsp;go-home-symbolic&lt;br&gt;" calcext:value-type="string">
            <text:p>&lt;picture&gt;&lt;source media="(prefers-color-scheme: dark)" srcset="https://github.com/StorageB/icons/blob/main/GNOME46Adwaita/light/go-home-symbolic.svg"&gt;&lt;source media="(prefers-color-scheme: light)" srcset="https://github.com/StorageB/icons/blob/main/GNOME46Adwaita/dark/go-home-symbolic.svg"&gt;&lt;img alt="go-home-symbolic" src="https://user-images.githubusercontent.com/25423296/163456779-a8556205-d0a5-45e2-ac17-42d089e3c3f8.png"&gt;&lt;/picture&gt; &amp;nbsp; &amp;nbsp;go-home-symbolic&lt;br&gt;</text:p>
          </table:table-cell>
        </table:table-row>
        <table:table-row table:style-name="ro1">
          <table:table-cell office:value-type="string" calcext:value-type="string">
            <text:p>go-jump-rtl-symbolic.svg</text:p>
          </table:table-cell>
          <table:table-cell office:value-type="string" calcext:value-type="string">
            <text:p>go-jump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4] &amp; CHAR(34) &amp; &quot;&gt;&quot; &amp; &#10;&quot;&lt;img alt=&quot; &amp; CHAR(34) &amp; [.B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4] &amp; &quot;&lt;br&gt;&quot;" office:value-type="string" office:string-value="&lt;picture&gt;&lt;source media=&quot;(prefers-color-scheme: dark)&quot; srcset=&quot;https://github.com/StorageB/icons/blob/main/GNOME46Adwaita/light/go-jump-rtl-symbolic.svg&quot;&gt;&lt;source media=&quot;(prefers-color-scheme: light)&quot; srcset=&quot;https://github.com/StorageB/icons/blob/main/GNOME46Adwaita/dark/go-jump-rtl-symbolic.svg&quot;&gt;&lt;img alt=&quot;go-jump-rtl-symbolic&quot; src=&quot;https://user-images.githubusercontent.com/25423296/163456779-a8556205-d0a5-45e2-ac17-42d089e3c3f8.png&quot;&gt;&lt;/picture&gt; &amp;nbsp; &amp;nbsp;go-jump-rtl-symbolic&lt;br&gt;" calcext:value-type="string">
            <text:p>&lt;picture&gt;&lt;source media="(prefers-color-scheme: dark)" srcset="https://github.com/StorageB/icons/blob/main/GNOME46Adwaita/light/go-jump-rtl-symbolic.svg"&gt;&lt;source media="(prefers-color-scheme: light)" srcset="https://github.com/StorageB/icons/blob/main/GNOME46Adwaita/dark/go-jump-rtl-symbolic.svg"&gt;&lt;img alt="go-jump-rtl-symbolic" src="https://user-images.githubusercontent.com/25423296/163456779-a8556205-d0a5-45e2-ac17-42d089e3c3f8.png"&gt;&lt;/picture&gt; &amp;nbsp; &amp;nbsp;go-jump-rtl-symbolic&lt;br&gt;</text:p>
          </table:table-cell>
        </table:table-row>
        <table:table-row table:style-name="ro1">
          <table:table-cell office:value-type="string" calcext:value-type="string">
            <text:p>go-jump-symbolic-rtl.svg</text:p>
          </table:table-cell>
          <table:table-cell office:value-type="string" calcext:value-type="string">
            <text:p>go-jump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5] &amp; CHAR(34) &amp; &quot;&gt;&quot; &amp; &#10;&quot;&lt;img alt=&quot; &amp; CHAR(34) &amp; [.B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5] &amp; &quot;&lt;br&gt;&quot;" office:value-type="string" office:string-value="&lt;picture&gt;&lt;source media=&quot;(prefers-color-scheme: dark)&quot; srcset=&quot;https://github.com/StorageB/icons/blob/main/GNOME46Adwaita/light/go-jump-symbolic-rtl.svg&quot;&gt;&lt;source media=&quot;(prefers-color-scheme: light)&quot; srcset=&quot;https://github.com/StorageB/icons/blob/main/GNOME46Adwaita/dark/go-jump-symbolic-rtl.svg&quot;&gt;&lt;img alt=&quot;go-jump-symbolic-rtl&quot; src=&quot;https://user-images.githubusercontent.com/25423296/163456779-a8556205-d0a5-45e2-ac17-42d089e3c3f8.png&quot;&gt;&lt;/picture&gt; &amp;nbsp; &amp;nbsp;go-jump-symbolic-rtl&lt;br&gt;" calcext:value-type="string">
            <text:p>&lt;picture&gt;&lt;source media="(prefers-color-scheme: dark)" srcset="https://github.com/StorageB/icons/blob/main/GNOME46Adwaita/light/go-jump-symbolic-rtl.svg"&gt;&lt;source media="(prefers-color-scheme: light)" srcset="https://github.com/StorageB/icons/blob/main/GNOME46Adwaita/dark/go-jump-symbolic-rtl.svg"&gt;&lt;img alt="go-jump-symbolic-rtl" src="https://user-images.githubusercontent.com/25423296/163456779-a8556205-d0a5-45e2-ac17-42d089e3c3f8.png"&gt;&lt;/picture&gt; &amp;nbsp; &amp;nbsp;go-jump-symbolic-rtl&lt;br&gt;</text:p>
          </table:table-cell>
        </table:table-row>
        <table:table-row table:style-name="ro1">
          <table:table-cell office:value-type="string" calcext:value-type="string">
            <text:p>go-jump-symbolic.svg</text:p>
          </table:table-cell>
          <table:table-cell office:value-type="string" calcext:value-type="string">
            <text:p>go-jum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6] &amp; CHAR(34) &amp; &quot;&gt;&quot; &amp; &#10;&quot;&lt;img alt=&quot; &amp; CHAR(34) &amp; [.B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6] &amp; &quot;&lt;br&gt;&quot;" office:value-type="string" office:string-value="&lt;picture&gt;&lt;source media=&quot;(prefers-color-scheme: dark)&quot; srcset=&quot;https://github.com/StorageB/icons/blob/main/GNOME46Adwaita/light/go-jump-symbolic.svg&quot;&gt;&lt;source media=&quot;(prefers-color-scheme: light)&quot; srcset=&quot;https://github.com/StorageB/icons/blob/main/GNOME46Adwaita/dark/go-jump-symbolic.svg&quot;&gt;&lt;img alt=&quot;go-jump-symbolic&quot; src=&quot;https://user-images.githubusercontent.com/25423296/163456779-a8556205-d0a5-45e2-ac17-42d089e3c3f8.png&quot;&gt;&lt;/picture&gt; &amp;nbsp; &amp;nbsp;go-jump-symbolic&lt;br&gt;" calcext:value-type="string">
            <text:p>&lt;picture&gt;&lt;source media="(prefers-color-scheme: dark)" srcset="https://github.com/StorageB/icons/blob/main/GNOME46Adwaita/light/go-jump-symbolic.svg"&gt;&lt;source media="(prefers-color-scheme: light)" srcset="https://github.com/StorageB/icons/blob/main/GNOME46Adwaita/dark/go-jump-symbolic.svg"&gt;&lt;img alt="go-jump-symbolic" src="https://user-images.githubusercontent.com/25423296/163456779-a8556205-d0a5-45e2-ac17-42d089e3c3f8.png"&gt;&lt;/picture&gt; &amp;nbsp; &amp;nbsp;go-jump-symbolic&lt;br&gt;</text:p>
          </table:table-cell>
        </table:table-row>
        <table:table-row table:style-name="ro1">
          <table:table-cell office:value-type="string" calcext:value-type="string">
            <text:p>go-last-symbolic-rtl.svg</text:p>
          </table:table-cell>
          <table:table-cell office:value-type="string" calcext:value-type="string">
            <text:p>go-las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7] &amp; CHAR(34) &amp; &quot;&gt;&quot; &amp; &#10;&quot;&lt;img alt=&quot; &amp; CHAR(34) &amp; [.B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7] &amp; &quot;&lt;br&gt;&quot;" office:value-type="string" office:string-value="&lt;picture&gt;&lt;source media=&quot;(prefers-color-scheme: dark)&quot; srcset=&quot;https://github.com/StorageB/icons/blob/main/GNOME46Adwaita/light/go-last-symbolic-rtl.svg&quot;&gt;&lt;source media=&quot;(prefers-color-scheme: light)&quot; srcset=&quot;https://github.com/StorageB/icons/blob/main/GNOME46Adwaita/dark/go-last-symbolic-rtl.svg&quot;&gt;&lt;img alt=&quot;go-last-symbolic-rtl&quot; src=&quot;https://user-images.githubusercontent.com/25423296/163456779-a8556205-d0a5-45e2-ac17-42d089e3c3f8.png&quot;&gt;&lt;/picture&gt; &amp;nbsp; &amp;nbsp;go-last-symbolic-rtl&lt;br&gt;" calcext:value-type="string">
            <text:p>&lt;picture&gt;&lt;source media="(prefers-color-scheme: dark)" srcset="https://github.com/StorageB/icons/blob/main/GNOME46Adwaita/light/go-last-symbolic-rtl.svg"&gt;&lt;source media="(prefers-color-scheme: light)" srcset="https://github.com/StorageB/icons/blob/main/GNOME46Adwaita/dark/go-last-symbolic-rtl.svg"&gt;&lt;img alt="go-last-symbolic-rtl" src="https://user-images.githubusercontent.com/25423296/163456779-a8556205-d0a5-45e2-ac17-42d089e3c3f8.png"&gt;&lt;/picture&gt; &amp;nbsp; &amp;nbsp;go-last-symbolic-rtl&lt;br&gt;</text:p>
          </table:table-cell>
        </table:table-row>
        <table:table-row table:style-name="ro1">
          <table:table-cell office:value-type="string" calcext:value-type="string">
            <text:p>go-last-symbolic.svg</text:p>
          </table:table-cell>
          <table:table-cell office:value-type="string" calcext:value-type="string">
            <text:p>go-la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8] &amp; CHAR(34) &amp; &quot;&gt;&quot; &amp; &#10;&quot;&lt;img alt=&quot; &amp; CHAR(34) &amp; [.B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8] &amp; &quot;&lt;br&gt;&quot;" office:value-type="string" office:string-value="&lt;picture&gt;&lt;source media=&quot;(prefers-color-scheme: dark)&quot; srcset=&quot;https://github.com/StorageB/icons/blob/main/GNOME46Adwaita/light/go-last-symbolic.svg&quot;&gt;&lt;source media=&quot;(prefers-color-scheme: light)&quot; srcset=&quot;https://github.com/StorageB/icons/blob/main/GNOME46Adwaita/dark/go-last-symbolic.svg&quot;&gt;&lt;img alt=&quot;go-last-symbolic&quot; src=&quot;https://user-images.githubusercontent.com/25423296/163456779-a8556205-d0a5-45e2-ac17-42d089e3c3f8.png&quot;&gt;&lt;/picture&gt; &amp;nbsp; &amp;nbsp;go-last-symbolic&lt;br&gt;" calcext:value-type="string">
            <text:p>&lt;picture&gt;&lt;source media="(prefers-color-scheme: dark)" srcset="https://github.com/StorageB/icons/blob/main/GNOME46Adwaita/light/go-last-symbolic.svg"&gt;&lt;source media="(prefers-color-scheme: light)" srcset="https://github.com/StorageB/icons/blob/main/GNOME46Adwaita/dark/go-last-symbolic.svg"&gt;&lt;img alt="go-last-symbolic" src="https://user-images.githubusercontent.com/25423296/163456779-a8556205-d0a5-45e2-ac17-42d089e3c3f8.png"&gt;&lt;/picture&gt; &amp;nbsp; &amp;nbsp;go-last-symbolic&lt;br&gt;</text:p>
          </table:table-cell>
        </table:table-row>
        <table:table-row table:style-name="ro1">
          <table:table-cell office:value-type="string" calcext:value-type="string">
            <text:p>go-next-symbolic-rtl.svg</text:p>
          </table:table-cell>
          <table:table-cell office:value-type="string" calcext:value-type="string">
            <text:p>go-nex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7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79] &amp; CHAR(34) &amp; &quot;&gt;&quot; &amp; &#10;&quot;&lt;img alt=&quot; &amp; CHAR(34) &amp; [.B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9] &amp; &quot;&lt;br&gt;&quot;" office:value-type="string" office:string-value="&lt;picture&gt;&lt;source media=&quot;(prefers-color-scheme: dark)&quot; srcset=&quot;https://github.com/StorageB/icons/blob/main/GNOME46Adwaita/light/go-next-symbolic-rtl.svg&quot;&gt;&lt;source media=&quot;(prefers-color-scheme: light)&quot; srcset=&quot;https://github.com/StorageB/icons/blob/main/GNOME46Adwaita/dark/go-next-symbolic-rtl.svg&quot;&gt;&lt;img alt=&quot;go-next-symbolic-rtl&quot; src=&quot;https://user-images.githubusercontent.com/25423296/163456779-a8556205-d0a5-45e2-ac17-42d089e3c3f8.png&quot;&gt;&lt;/picture&gt; &amp;nbsp; &amp;nbsp;go-next-symbolic-rtl&lt;br&gt;" calcext:value-type="string">
            <text:p>&lt;picture&gt;&lt;source media="(prefers-color-scheme: dark)" srcset="https://github.com/StorageB/icons/blob/main/GNOME46Adwaita/light/go-next-symbolic-rtl.svg"&gt;&lt;source media="(prefers-color-scheme: light)" srcset="https://github.com/StorageB/icons/blob/main/GNOME46Adwaita/dark/go-next-symbolic-rtl.svg"&gt;&lt;img alt="go-next-symbolic-rtl" src="https://user-images.githubusercontent.com/25423296/163456779-a8556205-d0a5-45e2-ac17-42d089e3c3f8.png"&gt;&lt;/picture&gt; &amp;nbsp; &amp;nbsp;go-next-symbolic-rtl&lt;br&gt;</text:p>
          </table:table-cell>
        </table:table-row>
        <table:table-row table:style-name="ro1">
          <table:table-cell office:value-type="string" calcext:value-type="string">
            <text:p>go-next-symbolic.svg</text:p>
          </table:table-cell>
          <table:table-cell office:value-type="string" calcext:value-type="string">
            <text:p>go-nex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0] &amp; CHAR(34) &amp; &quot;&gt;&quot; &amp; &#10;&quot;&lt;img alt=&quot; &amp; CHAR(34) &amp; [.B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0] &amp; &quot;&lt;br&gt;&quot;" office:value-type="string" office:string-value="&lt;picture&gt;&lt;source media=&quot;(prefers-color-scheme: dark)&quot; srcset=&quot;https://github.com/StorageB/icons/blob/main/GNOME46Adwaita/light/go-next-symbolic.svg&quot;&gt;&lt;source media=&quot;(prefers-color-scheme: light)&quot; srcset=&quot;https://github.com/StorageB/icons/blob/main/GNOME46Adwaita/dark/go-next-symbolic.svg&quot;&gt;&lt;img alt=&quot;go-next-symbolic&quot; src=&quot;https://user-images.githubusercontent.com/25423296/163456779-a8556205-d0a5-45e2-ac17-42d089e3c3f8.png&quot;&gt;&lt;/picture&gt; &amp;nbsp; &amp;nbsp;go-next-symbolic&lt;br&gt;" calcext:value-type="string">
            <text:p>&lt;picture&gt;&lt;source media="(prefers-color-scheme: dark)" srcset="https://github.com/StorageB/icons/blob/main/GNOME46Adwaita/light/go-next-symbolic.svg"&gt;&lt;source media="(prefers-color-scheme: light)" srcset="https://github.com/StorageB/icons/blob/main/GNOME46Adwaita/dark/go-next-symbolic.svg"&gt;&lt;img alt="go-next-symbolic" src="https://user-images.githubusercontent.com/25423296/163456779-a8556205-d0a5-45e2-ac17-42d089e3c3f8.png"&gt;&lt;/picture&gt; &amp;nbsp; &amp;nbsp;go-next-symbolic&lt;br&gt;</text:p>
          </table:table-cell>
        </table:table-row>
        <table:table-row table:style-name="ro1">
          <table:table-cell office:value-type="string" calcext:value-type="string">
            <text:p>go-previous-symbolic-rtl.svg</text:p>
          </table:table-cell>
          <table:table-cell office:value-type="string" calcext:value-type="string">
            <text:p>go-previous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1] &amp; CHAR(34) &amp; &quot;&gt;&quot; &amp; &#10;&quot;&lt;img alt=&quot; &amp; CHAR(34) &amp; [.B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1] &amp; &quot;&lt;br&gt;&quot;" office:value-type="string" office:string-value="&lt;picture&gt;&lt;source media=&quot;(prefers-color-scheme: dark)&quot; srcset=&quot;https://github.com/StorageB/icons/blob/main/GNOME46Adwaita/light/go-previous-symbolic-rtl.svg&quot;&gt;&lt;source media=&quot;(prefers-color-scheme: light)&quot; srcset=&quot;https://github.com/StorageB/icons/blob/main/GNOME46Adwaita/dark/go-previous-symbolic-rtl.svg&quot;&gt;&lt;img alt=&quot;go-previous-symbolic-rtl&quot; src=&quot;https://user-images.githubusercontent.com/25423296/163456779-a8556205-d0a5-45e2-ac17-42d089e3c3f8.png&quot;&gt;&lt;/picture&gt; &amp;nbsp; &amp;nbsp;go-previous-symbolic-rtl&lt;br&gt;" calcext:value-type="string">
            <text:p>&lt;picture&gt;&lt;source media="(prefers-color-scheme: dark)" srcset="https://github.com/StorageB/icons/blob/main/GNOME46Adwaita/light/go-previous-symbolic-rtl.svg"&gt;&lt;source media="(prefers-color-scheme: light)" srcset="https://github.com/StorageB/icons/blob/main/GNOME46Adwaita/dark/go-previous-symbolic-rtl.svg"&gt;&lt;img alt="go-previous-symbolic-rtl" src="https://user-images.githubusercontent.com/25423296/163456779-a8556205-d0a5-45e2-ac17-42d089e3c3f8.png"&gt;&lt;/picture&gt; &amp;nbsp; &amp;nbsp;go-previous-symbolic-rtl&lt;br&gt;</text:p>
          </table:table-cell>
        </table:table-row>
        <table:table-row table:style-name="ro1">
          <table:table-cell office:value-type="string" calcext:value-type="string">
            <text:p>go-previous-symbolic.svg</text:p>
          </table:table-cell>
          <table:table-cell office:value-type="string" calcext:value-type="string">
            <text:p>go-previou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2] &amp; CHAR(34) &amp; &quot;&gt;&quot; &amp; &#10;&quot;&lt;img alt=&quot; &amp; CHAR(34) &amp; [.B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2] &amp; &quot;&lt;br&gt;&quot;" office:value-type="string" office:string-value="&lt;picture&gt;&lt;source media=&quot;(prefers-color-scheme: dark)&quot; srcset=&quot;https://github.com/StorageB/icons/blob/main/GNOME46Adwaita/light/go-previous-symbolic.svg&quot;&gt;&lt;source media=&quot;(prefers-color-scheme: light)&quot; srcset=&quot;https://github.com/StorageB/icons/blob/main/GNOME46Adwaita/dark/go-previous-symbolic.svg&quot;&gt;&lt;img alt=&quot;go-previous-symbolic&quot; src=&quot;https://user-images.githubusercontent.com/25423296/163456779-a8556205-d0a5-45e2-ac17-42d089e3c3f8.png&quot;&gt;&lt;/picture&gt; &amp;nbsp; &amp;nbsp;go-previous-symbolic&lt;br&gt;" calcext:value-type="string">
            <text:p>&lt;picture&gt;&lt;source media="(prefers-color-scheme: dark)" srcset="https://github.com/StorageB/icons/blob/main/GNOME46Adwaita/light/go-previous-symbolic.svg"&gt;&lt;source media="(prefers-color-scheme: light)" srcset="https://github.com/StorageB/icons/blob/main/GNOME46Adwaita/dark/go-previous-symbolic.svg"&gt;&lt;img alt="go-previous-symbolic" src="https://user-images.githubusercontent.com/25423296/163456779-a8556205-d0a5-45e2-ac17-42d089e3c3f8.png"&gt;&lt;/picture&gt; &amp;nbsp; &amp;nbsp;go-previous-symbolic&lt;br&gt;</text:p>
          </table:table-cell>
        </table:table-row>
        <table:table-row table:style-name="ro1">
          <table:table-cell office:value-type="string" calcext:value-type="string">
            <text:p>go-top-symbolic.svg</text:p>
          </table:table-cell>
          <table:table-cell office:value-type="string" calcext:value-type="string">
            <text:p>go-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3] &amp; CHAR(34) &amp; &quot;&gt;&quot; &amp; &#10;&quot;&lt;img alt=&quot; &amp; CHAR(34) &amp; [.B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3] &amp; &quot;&lt;br&gt;&quot;" office:value-type="string" office:string-value="&lt;picture&gt;&lt;source media=&quot;(prefers-color-scheme: dark)&quot; srcset=&quot;https://github.com/StorageB/icons/blob/main/GNOME46Adwaita/light/go-top-symbolic.svg&quot;&gt;&lt;source media=&quot;(prefers-color-scheme: light)&quot; srcset=&quot;https://github.com/StorageB/icons/blob/main/GNOME46Adwaita/dark/go-top-symbolic.svg&quot;&gt;&lt;img alt=&quot;go-top-symbolic&quot; src=&quot;https://user-images.githubusercontent.com/25423296/163456779-a8556205-d0a5-45e2-ac17-42d089e3c3f8.png&quot;&gt;&lt;/picture&gt; &amp;nbsp; &amp;nbsp;go-top-symbolic&lt;br&gt;" calcext:value-type="string">
            <text:p>&lt;picture&gt;&lt;source media="(prefers-color-scheme: dark)" srcset="https://github.com/StorageB/icons/blob/main/GNOME46Adwaita/light/go-top-symbolic.svg"&gt;&lt;source media="(prefers-color-scheme: light)" srcset="https://github.com/StorageB/icons/blob/main/GNOME46Adwaita/dark/go-top-symbolic.svg"&gt;&lt;img alt="go-top-symbolic" src="https://user-images.githubusercontent.com/25423296/163456779-a8556205-d0a5-45e2-ac17-42d089e3c3f8.png"&gt;&lt;/picture&gt; &amp;nbsp; &amp;nbsp;go-top-symbolic&lt;br&gt;</text:p>
          </table:table-cell>
        </table:table-row>
        <table:table-row table:style-name="ro1">
          <table:table-cell office:value-type="string" calcext:value-type="string">
            <text:p>go-up-symbolic.svg</text:p>
          </table:table-cell>
          <table:table-cell office:value-type="string" calcext:value-type="string">
            <text:p>go-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4] &amp; CHAR(34) &amp; &quot;&gt;&quot; &amp; &#10;&quot;&lt;img alt=&quot; &amp; CHAR(34) &amp; [.B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4] &amp; &quot;&lt;br&gt;&quot;" office:value-type="string" office:string-value="&lt;picture&gt;&lt;source media=&quot;(prefers-color-scheme: dark)&quot; srcset=&quot;https://github.com/StorageB/icons/blob/main/GNOME46Adwaita/light/go-up-symbolic.svg&quot;&gt;&lt;source media=&quot;(prefers-color-scheme: light)&quot; srcset=&quot;https://github.com/StorageB/icons/blob/main/GNOME46Adwaita/dark/go-up-symbolic.svg&quot;&gt;&lt;img alt=&quot;go-up-symbolic&quot; src=&quot;https://user-images.githubusercontent.com/25423296/163456779-a8556205-d0a5-45e2-ac17-42d089e3c3f8.png&quot;&gt;&lt;/picture&gt; &amp;nbsp; &amp;nbsp;go-up-symbolic&lt;br&gt;" calcext:value-type="string">
            <text:p>&lt;picture&gt;&lt;source media="(prefers-color-scheme: dark)" srcset="https://github.com/StorageB/icons/blob/main/GNOME46Adwaita/light/go-up-symbolic.svg"&gt;&lt;source media="(prefers-color-scheme: light)" srcset="https://github.com/StorageB/icons/blob/main/GNOME46Adwaita/dark/go-up-symbolic.svg"&gt;&lt;img alt="go-up-symbolic" src="https://user-images.githubusercontent.com/25423296/163456779-a8556205-d0a5-45e2-ac17-42d089e3c3f8.png"&gt;&lt;/picture&gt; &amp;nbsp; &amp;nbsp;go-up-symbolic&lt;br&gt;</text:p>
          </table:table-cell>
        </table:table-row>
        <table:table-row table:style-name="ro1">
          <table:table-cell office:value-type="string" calcext:value-type="string">
            <text:p>help-about-symbolic.svg</text:p>
          </table:table-cell>
          <table:table-cell office:value-type="string" calcext:value-type="string">
            <text:p>help-abo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5] &amp; CHAR(34) &amp; &quot;&gt;&quot; &amp; &#10;&quot;&lt;img alt=&quot; &amp; CHAR(34) &amp; [.B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5] &amp; &quot;&lt;br&gt;&quot;" office:value-type="string" office:string-value="&lt;picture&gt;&lt;source media=&quot;(prefers-color-scheme: dark)&quot; srcset=&quot;https://github.com/StorageB/icons/blob/main/GNOME46Adwaita/light/help-about-symbolic.svg&quot;&gt;&lt;source media=&quot;(prefers-color-scheme: light)&quot; srcset=&quot;https://github.com/StorageB/icons/blob/main/GNOME46Adwaita/dark/help-about-symbolic.svg&quot;&gt;&lt;img alt=&quot;help-about-symbolic&quot; src=&quot;https://user-images.githubusercontent.com/25423296/163456779-a8556205-d0a5-45e2-ac17-42d089e3c3f8.png&quot;&gt;&lt;/picture&gt; &amp;nbsp; &amp;nbsp;help-about-symbolic&lt;br&gt;" calcext:value-type="string">
            <text:p>&lt;picture&gt;&lt;source media="(prefers-color-scheme: dark)" srcset="https://github.com/StorageB/icons/blob/main/GNOME46Adwaita/light/help-about-symbolic.svg"&gt;&lt;source media="(prefers-color-scheme: light)" srcset="https://github.com/StorageB/icons/blob/main/GNOME46Adwaita/dark/help-about-symbolic.svg"&gt;&lt;img alt="help-about-symbolic" src="https://user-images.githubusercontent.com/25423296/163456779-a8556205-d0a5-45e2-ac17-42d089e3c3f8.png"&gt;&lt;/picture&gt; &amp;nbsp; &amp;nbsp;help-about-symbolic&lt;br&gt;</text:p>
          </table:table-cell>
        </table:table-row>
        <table:table-row table:style-name="ro1">
          <table:table-cell office:value-type="string" calcext:value-type="string">
            <text:p>insert-image-symbolic.svg</text:p>
          </table:table-cell>
          <table:table-cell office:value-type="string" calcext:value-type="string">
            <text:p>insert-imag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6] &amp; CHAR(34) &amp; &quot;&gt;&quot; &amp; &#10;&quot;&lt;img alt=&quot; &amp; CHAR(34) &amp; [.B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6] &amp; &quot;&lt;br&gt;&quot;" office:value-type="string" office:string-value="&lt;picture&gt;&lt;source media=&quot;(prefers-color-scheme: dark)&quot; srcset=&quot;https://github.com/StorageB/icons/blob/main/GNOME46Adwaita/light/insert-image-symbolic.svg&quot;&gt;&lt;source media=&quot;(prefers-color-scheme: light)&quot; srcset=&quot;https://github.com/StorageB/icons/blob/main/GNOME46Adwaita/dark/insert-image-symbolic.svg&quot;&gt;&lt;img alt=&quot;insert-image-symbolic&quot; src=&quot;https://user-images.githubusercontent.com/25423296/163456779-a8556205-d0a5-45e2-ac17-42d089e3c3f8.png&quot;&gt;&lt;/picture&gt; &amp;nbsp; &amp;nbsp;insert-image-symbolic&lt;br&gt;" calcext:value-type="string">
            <text:p>&lt;picture&gt;&lt;source media="(prefers-color-scheme: dark)" srcset="https://github.com/StorageB/icons/blob/main/GNOME46Adwaita/light/insert-image-symbolic.svg"&gt;&lt;source media="(prefers-color-scheme: light)" srcset="https://github.com/StorageB/icons/blob/main/GNOME46Adwaita/dark/insert-image-symbolic.svg"&gt;&lt;img alt="insert-image-symbolic" src="https://user-images.githubusercontent.com/25423296/163456779-a8556205-d0a5-45e2-ac17-42d089e3c3f8.png"&gt;&lt;/picture&gt; &amp;nbsp; &amp;nbsp;insert-image-symbolic&lt;br&gt;</text:p>
          </table:table-cell>
        </table:table-row>
        <table:table-row table:style-name="ro1">
          <table:table-cell office:value-type="string" calcext:value-type="string">
            <text:p>insert-link-symbolic.svg</text:p>
          </table:table-cell>
          <table:table-cell office:value-type="string" calcext:value-type="string">
            <text:p>insert-li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7] &amp; CHAR(34) &amp; &quot;&gt;&quot; &amp; &#10;&quot;&lt;img alt=&quot; &amp; CHAR(34) &amp; [.B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7] &amp; &quot;&lt;br&gt;&quot;" office:value-type="string" office:string-value="&lt;picture&gt;&lt;source media=&quot;(prefers-color-scheme: dark)&quot; srcset=&quot;https://github.com/StorageB/icons/blob/main/GNOME46Adwaita/light/insert-link-symbolic.svg&quot;&gt;&lt;source media=&quot;(prefers-color-scheme: light)&quot; srcset=&quot;https://github.com/StorageB/icons/blob/main/GNOME46Adwaita/dark/insert-link-symbolic.svg&quot;&gt;&lt;img alt=&quot;insert-link-symbolic&quot; src=&quot;https://user-images.githubusercontent.com/25423296/163456779-a8556205-d0a5-45e2-ac17-42d089e3c3f8.png&quot;&gt;&lt;/picture&gt; &amp;nbsp; &amp;nbsp;insert-link-symbolic&lt;br&gt;" calcext:value-type="string">
            <text:p>&lt;picture&gt;&lt;source media="(prefers-color-scheme: dark)" srcset="https://github.com/StorageB/icons/blob/main/GNOME46Adwaita/light/insert-link-symbolic.svg"&gt;&lt;source media="(prefers-color-scheme: light)" srcset="https://github.com/StorageB/icons/blob/main/GNOME46Adwaita/dark/insert-link-symbolic.svg"&gt;&lt;img alt="insert-link-symbolic" src="https://user-images.githubusercontent.com/25423296/163456779-a8556205-d0a5-45e2-ac17-42d089e3c3f8.png"&gt;&lt;/picture&gt; &amp;nbsp; &amp;nbsp;insert-link-symbolic&lt;br&gt;</text:p>
          </table:table-cell>
        </table:table-row>
        <table:table-row table:style-name="ro1">
          <table:table-cell office:value-type="string" calcext:value-type="string">
            <text:p>insert-object-symbolic.svg</text:p>
          </table:table-cell>
          <table:table-cell office:value-type="string" calcext:value-type="string">
            <text:p>insert-obj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8] &amp; CHAR(34) &amp; &quot;&gt;&quot; &amp; &#10;&quot;&lt;img alt=&quot; &amp; CHAR(34) &amp; [.B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8] &amp; &quot;&lt;br&gt;&quot;" office:value-type="string" office:string-value="&lt;picture&gt;&lt;source media=&quot;(prefers-color-scheme: dark)&quot; srcset=&quot;https://github.com/StorageB/icons/blob/main/GNOME46Adwaita/light/insert-object-symbolic.svg&quot;&gt;&lt;source media=&quot;(prefers-color-scheme: light)&quot; srcset=&quot;https://github.com/StorageB/icons/blob/main/GNOME46Adwaita/dark/insert-object-symbolic.svg&quot;&gt;&lt;img alt=&quot;insert-object-symbolic&quot; src=&quot;https://user-images.githubusercontent.com/25423296/163456779-a8556205-d0a5-45e2-ac17-42d089e3c3f8.png&quot;&gt;&lt;/picture&gt; &amp;nbsp; &amp;nbsp;insert-object-symbolic&lt;br&gt;" calcext:value-type="string">
            <text:p>&lt;picture&gt;&lt;source media="(prefers-color-scheme: dark)" srcset="https://github.com/StorageB/icons/blob/main/GNOME46Adwaita/light/insert-object-symbolic.svg"&gt;&lt;source media="(prefers-color-scheme: light)" srcset="https://github.com/StorageB/icons/blob/main/GNOME46Adwaita/dark/insert-object-symbolic.svg"&gt;&lt;img alt="insert-object-symbolic" src="https://user-images.githubusercontent.com/25423296/163456779-a8556205-d0a5-45e2-ac17-42d089e3c3f8.png"&gt;&lt;/picture&gt; &amp;nbsp; &amp;nbsp;insert-object-symbolic&lt;br&gt;</text:p>
          </table:table-cell>
        </table:table-row>
        <table:table-row table:style-name="ro1">
          <table:table-cell office:value-type="string" calcext:value-type="string">
            <text:p>insert-text-symbolic.svg</text:p>
          </table:table-cell>
          <table:table-cell office:value-type="string" calcext:value-type="string">
            <text:p>insert-tex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8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89] &amp; CHAR(34) &amp; &quot;&gt;&quot; &amp; &#10;&quot;&lt;img alt=&quot; &amp; CHAR(34) &amp; [.B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9] &amp; &quot;&lt;br&gt;&quot;" office:value-type="string" office:string-value="&lt;picture&gt;&lt;source media=&quot;(prefers-color-scheme: dark)&quot; srcset=&quot;https://github.com/StorageB/icons/blob/main/GNOME46Adwaita/light/insert-text-symbolic.svg&quot;&gt;&lt;source media=&quot;(prefers-color-scheme: light)&quot; srcset=&quot;https://github.com/StorageB/icons/blob/main/GNOME46Adwaita/dark/insert-text-symbolic.svg&quot;&gt;&lt;img alt=&quot;insert-text-symbolic&quot; src=&quot;https://user-images.githubusercontent.com/25423296/163456779-a8556205-d0a5-45e2-ac17-42d089e3c3f8.png&quot;&gt;&lt;/picture&gt; &amp;nbsp; &amp;nbsp;insert-text-symbolic&lt;br&gt;" calcext:value-type="string">
            <text:p>&lt;picture&gt;&lt;source media="(prefers-color-scheme: dark)" srcset="https://github.com/StorageB/icons/blob/main/GNOME46Adwaita/light/insert-text-symbolic.svg"&gt;&lt;source media="(prefers-color-scheme: light)" srcset="https://github.com/StorageB/icons/blob/main/GNOME46Adwaita/dark/insert-text-symbolic.svg"&gt;&lt;img alt="insert-text-symbolic" src="https://user-images.githubusercontent.com/25423296/163456779-a8556205-d0a5-45e2-ac17-42d089e3c3f8.png"&gt;&lt;/picture&gt; &amp;nbsp; &amp;nbsp;insert-text-symbolic&lt;br&gt;</text:p>
          </table:table-cell>
        </table:table-row>
        <table:table-row table:style-name="ro1">
          <table:table-cell office:value-type="string" calcext:value-type="string">
            <text:p>list-add-symbolic.svg</text:p>
          </table:table-cell>
          <table:table-cell office:value-type="string" calcext:value-type="string">
            <text:p>list-ad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0] &amp; CHAR(34) &amp; &quot;&gt;&quot; &amp; &#10;&quot;&lt;img alt=&quot; &amp; CHAR(34) &amp; [.B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0] &amp; &quot;&lt;br&gt;&quot;" office:value-type="string" office:string-value="&lt;picture&gt;&lt;source media=&quot;(prefers-color-scheme: dark)&quot; srcset=&quot;https://github.com/StorageB/icons/blob/main/GNOME46Adwaita/light/list-add-symbolic.svg&quot;&gt;&lt;source media=&quot;(prefers-color-scheme: light)&quot; srcset=&quot;https://github.com/StorageB/icons/blob/main/GNOME46Adwaita/dark/list-add-symbolic.svg&quot;&gt;&lt;img alt=&quot;list-add-symbolic&quot; src=&quot;https://user-images.githubusercontent.com/25423296/163456779-a8556205-d0a5-45e2-ac17-42d089e3c3f8.png&quot;&gt;&lt;/picture&gt; &amp;nbsp; &amp;nbsp;list-add-symbolic&lt;br&gt;" calcext:value-type="string">
            <text:p>&lt;picture&gt;&lt;source media="(prefers-color-scheme: dark)" srcset="https://github.com/StorageB/icons/blob/main/GNOME46Adwaita/light/list-add-symbolic.svg"&gt;&lt;source media="(prefers-color-scheme: light)" srcset="https://github.com/StorageB/icons/blob/main/GNOME46Adwaita/dark/list-add-symbolic.svg"&gt;&lt;img alt="list-add-symbolic" src="https://user-images.githubusercontent.com/25423296/163456779-a8556205-d0a5-45e2-ac17-42d089e3c3f8.png"&gt;&lt;/picture&gt; &amp;nbsp; &amp;nbsp;list-add-symbolic&lt;br&gt;</text:p>
          </table:table-cell>
        </table:table-row>
        <table:table-row table:style-name="ro1">
          <table:table-cell office:value-type="string" calcext:value-type="string">
            <text:p>list-remove-all-symbolic.svg</text:p>
          </table:table-cell>
          <table:table-cell office:value-type="string" calcext:value-type="string">
            <text:p>list-remove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1] &amp; CHAR(34) &amp; &quot;&gt;&quot; &amp; &#10;&quot;&lt;img alt=&quot; &amp; CHAR(34) &amp; [.B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1] &amp; &quot;&lt;br&gt;&quot;" office:value-type="string" office:string-value="&lt;picture&gt;&lt;source media=&quot;(prefers-color-scheme: dark)&quot; srcset=&quot;https://github.com/StorageB/icons/blob/main/GNOME46Adwaita/light/list-remove-all-symbolic.svg&quot;&gt;&lt;source media=&quot;(prefers-color-scheme: light)&quot; srcset=&quot;https://github.com/StorageB/icons/blob/main/GNOME46Adwaita/dark/list-remove-all-symbolic.svg&quot;&gt;&lt;img alt=&quot;list-remove-all-symbolic&quot; src=&quot;https://user-images.githubusercontent.com/25423296/163456779-a8556205-d0a5-45e2-ac17-42d089e3c3f8.png&quot;&gt;&lt;/picture&gt; &amp;nbsp; &amp;nbsp;list-remove-all-symbolic&lt;br&gt;" calcext:value-type="string">
            <text:p>&lt;picture&gt;&lt;source media="(prefers-color-scheme: dark)" srcset="https://github.com/StorageB/icons/blob/main/GNOME46Adwaita/light/list-remove-all-symbolic.svg"&gt;&lt;source media="(prefers-color-scheme: light)" srcset="https://github.com/StorageB/icons/blob/main/GNOME46Adwaita/dark/list-remove-all-symbolic.svg"&gt;&lt;img alt="list-remove-all-symbolic" src="https://user-images.githubusercontent.com/25423296/163456779-a8556205-d0a5-45e2-ac17-42d089e3c3f8.png"&gt;&lt;/picture&gt; &amp;nbsp; &amp;nbsp;list-remove-all-symbolic&lt;br&gt;</text:p>
          </table:table-cell>
        </table:table-row>
        <table:table-row table:style-name="ro1">
          <table:table-cell office:value-type="string" calcext:value-type="string">
            <text:p>list-remove-symbolic.svg</text:p>
          </table:table-cell>
          <table:table-cell office:value-type="string" calcext:value-type="string">
            <text:p>list-remo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2] &amp; CHAR(34) &amp; &quot;&gt;&quot; &amp; &#10;&quot;&lt;img alt=&quot; &amp; CHAR(34) &amp; [.B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2] &amp; &quot;&lt;br&gt;&quot;" office:value-type="string" office:string-value="&lt;picture&gt;&lt;source media=&quot;(prefers-color-scheme: dark)&quot; srcset=&quot;https://github.com/StorageB/icons/blob/main/GNOME46Adwaita/light/list-remove-symbolic.svg&quot;&gt;&lt;source media=&quot;(prefers-color-scheme: light)&quot; srcset=&quot;https://github.com/StorageB/icons/blob/main/GNOME46Adwaita/dark/list-remove-symbolic.svg&quot;&gt;&lt;img alt=&quot;list-remove-symbolic&quot; src=&quot;https://user-images.githubusercontent.com/25423296/163456779-a8556205-d0a5-45e2-ac17-42d089e3c3f8.png&quot;&gt;&lt;/picture&gt; &amp;nbsp; &amp;nbsp;list-remove-symbolic&lt;br&gt;" calcext:value-type="string">
            <text:p>&lt;picture&gt;&lt;source media="(prefers-color-scheme: dark)" srcset="https://github.com/StorageB/icons/blob/main/GNOME46Adwaita/light/list-remove-symbolic.svg"&gt;&lt;source media="(prefers-color-scheme: light)" srcset="https://github.com/StorageB/icons/blob/main/GNOME46Adwaita/dark/list-remove-symbolic.svg"&gt;&lt;img alt="list-remove-symbolic" src="https://user-images.githubusercontent.com/25423296/163456779-a8556205-d0a5-45e2-ac17-42d089e3c3f8.png"&gt;&lt;/picture&gt; &amp;nbsp; &amp;nbsp;list-remove-symbolic&lt;br&gt;</text:p>
          </table:table-cell>
        </table:table-row>
        <table:table-row table:style-name="ro1">
          <table:table-cell office:value-type="string" calcext:value-type="string">
            <text:p>mail-forward-symbolic-rtl.svg</text:p>
          </table:table-cell>
          <table:table-cell office:value-type="string" calcext:value-type="string">
            <text:p>mail-for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3] &amp; CHAR(34) &amp; &quot;&gt;&quot; &amp; &#10;&quot;&lt;img alt=&quot; &amp; CHAR(34) &amp; [.B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3] &amp; &quot;&lt;br&gt;&quot;" office:value-type="string" office:string-value="&lt;picture&gt;&lt;source media=&quot;(prefers-color-scheme: dark)&quot; srcset=&quot;https://github.com/StorageB/icons/blob/main/GNOME46Adwaita/light/mail-forward-symbolic-rtl.svg&quot;&gt;&lt;source media=&quot;(prefers-color-scheme: light)&quot; srcset=&quot;https://github.com/StorageB/icons/blob/main/GNOME46Adwaita/dark/mail-forward-symbolic-rtl.svg&quot;&gt;&lt;img alt=&quot;mail-forward-symbolic-rtl&quot; src=&quot;https://user-images.githubusercontent.com/25423296/163456779-a8556205-d0a5-45e2-ac17-42d089e3c3f8.png&quot;&gt;&lt;/picture&gt; &amp;nbsp; &amp;nbsp;mail-forward-symbolic-rtl&lt;br&gt;" calcext:value-type="string">
            <text:p>&lt;picture&gt;&lt;source media="(prefers-color-scheme: dark)" srcset="https://github.com/StorageB/icons/blob/main/GNOME46Adwaita/light/mail-forward-symbolic-rtl.svg"&gt;&lt;source media="(prefers-color-scheme: light)" srcset="https://github.com/StorageB/icons/blob/main/GNOME46Adwaita/dark/mail-forward-symbolic-rtl.svg"&gt;&lt;img alt="mail-forward-symbolic-rtl" src="https://user-images.githubusercontent.com/25423296/163456779-a8556205-d0a5-45e2-ac17-42d089e3c3f8.png"&gt;&lt;/picture&gt; &amp;nbsp; &amp;nbsp;mail-forward-symbolic-rtl&lt;br&gt;</text:p>
          </table:table-cell>
        </table:table-row>
        <table:table-row table:style-name="ro1">
          <table:table-cell office:value-type="string" calcext:value-type="string">
            <text:p>mail-forward-symbolic.svg</text:p>
          </table:table-cell>
          <table:table-cell office:value-type="string" calcext:value-type="string">
            <text:p>mail-for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4] &amp; CHAR(34) &amp; &quot;&gt;&quot; &amp; &#10;&quot;&lt;img alt=&quot; &amp; CHAR(34) &amp; [.B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4] &amp; &quot;&lt;br&gt;&quot;" office:value-type="string" office:string-value="&lt;picture&gt;&lt;source media=&quot;(prefers-color-scheme: dark)&quot; srcset=&quot;https://github.com/StorageB/icons/blob/main/GNOME46Adwaita/light/mail-forward-symbolic.svg&quot;&gt;&lt;source media=&quot;(prefers-color-scheme: light)&quot; srcset=&quot;https://github.com/StorageB/icons/blob/main/GNOME46Adwaita/dark/mail-forward-symbolic.svg&quot;&gt;&lt;img alt=&quot;mail-forward-symbolic&quot; src=&quot;https://user-images.githubusercontent.com/25423296/163456779-a8556205-d0a5-45e2-ac17-42d089e3c3f8.png&quot;&gt;&lt;/picture&gt; &amp;nbsp; &amp;nbsp;mail-forward-symbolic&lt;br&gt;" calcext:value-type="string">
            <text:p>&lt;picture&gt;&lt;source media="(prefers-color-scheme: dark)" srcset="https://github.com/StorageB/icons/blob/main/GNOME46Adwaita/light/mail-forward-symbolic.svg"&gt;&lt;source media="(prefers-color-scheme: light)" srcset="https://github.com/StorageB/icons/blob/main/GNOME46Adwaita/dark/mail-forward-symbolic.svg"&gt;&lt;img alt="mail-forward-symbolic" src="https://user-images.githubusercontent.com/25423296/163456779-a8556205-d0a5-45e2-ac17-42d089e3c3f8.png"&gt;&lt;/picture&gt; &amp;nbsp; &amp;nbsp;mail-forward-symbolic&lt;br&gt;</text:p>
          </table:table-cell>
        </table:table-row>
        <table:table-row table:style-name="ro1">
          <table:table-cell office:value-type="string" calcext:value-type="string">
            <text:p>mail-mark-important-symbolic.svg</text:p>
          </table:table-cell>
          <table:table-cell office:value-type="string" calcext:value-type="string">
            <text:p>mail-mark-importa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5] &amp; CHAR(34) &amp; &quot;&gt;&quot; &amp; &#10;&quot;&lt;img alt=&quot; &amp; CHAR(34) &amp; [.B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5] &amp; &quot;&lt;br&gt;&quot;" office:value-type="string" office:string-value="&lt;picture&gt;&lt;source media=&quot;(prefers-color-scheme: dark)&quot; srcset=&quot;https://github.com/StorageB/icons/blob/main/GNOME46Adwaita/light/mail-mark-important-symbolic.svg&quot;&gt;&lt;source media=&quot;(prefers-color-scheme: light)&quot; srcset=&quot;https://github.com/StorageB/icons/blob/main/GNOME46Adwaita/dark/mail-mark-important-symbolic.svg&quot;&gt;&lt;img alt=&quot;mail-mark-important-symbolic&quot; src=&quot;https://user-images.githubusercontent.com/25423296/163456779-a8556205-d0a5-45e2-ac17-42d089e3c3f8.png&quot;&gt;&lt;/picture&gt; &amp;nbsp; &amp;nbsp;mail-mark-important-symbolic&lt;br&gt;" calcext:value-type="string">
            <text:p>&lt;picture&gt;&lt;source media="(prefers-color-scheme: dark)" srcset="https://github.com/StorageB/icons/blob/main/GNOME46Adwaita/light/mail-mark-important-symbolic.svg"&gt;&lt;source media="(prefers-color-scheme: light)" srcset="https://github.com/StorageB/icons/blob/main/GNOME46Adwaita/dark/mail-mark-important-symbolic.svg"&gt;&lt;img alt="mail-mark-important-symbolic" src="https://user-images.githubusercontent.com/25423296/163456779-a8556205-d0a5-45e2-ac17-42d089e3c3f8.png"&gt;&lt;/picture&gt; &amp;nbsp; &amp;nbsp;mail-mark-important-symbolic&lt;br&gt;</text:p>
          </table:table-cell>
        </table:table-row>
        <table:table-row table:style-name="ro1">
          <table:table-cell office:value-type="string" calcext:value-type="string">
            <text:p>mail-mark-junk-symbolic.svg</text:p>
          </table:table-cell>
          <table:table-cell office:value-type="string" calcext:value-type="string">
            <text:p>mail-mark-ju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6] &amp; CHAR(34) &amp; &quot;&gt;&quot; &amp; &#10;&quot;&lt;img alt=&quot; &amp; CHAR(34) &amp; [.B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6] &amp; &quot;&lt;br&gt;&quot;" office:value-type="string" office:string-value="&lt;picture&gt;&lt;source media=&quot;(prefers-color-scheme: dark)&quot; srcset=&quot;https://github.com/StorageB/icons/blob/main/GNOME46Adwaita/light/mail-mark-junk-symbolic.svg&quot;&gt;&lt;source media=&quot;(prefers-color-scheme: light)&quot; srcset=&quot;https://github.com/StorageB/icons/blob/main/GNOME46Adwaita/dark/mail-mark-junk-symbolic.svg&quot;&gt;&lt;img alt=&quot;mail-mark-junk-symbolic&quot; src=&quot;https://user-images.githubusercontent.com/25423296/163456779-a8556205-d0a5-45e2-ac17-42d089e3c3f8.png&quot;&gt;&lt;/picture&gt; &amp;nbsp; &amp;nbsp;mail-mark-junk-symbolic&lt;br&gt;" calcext:value-type="string">
            <text:p>&lt;picture&gt;&lt;source media="(prefers-color-scheme: dark)" srcset="https://github.com/StorageB/icons/blob/main/GNOME46Adwaita/light/mail-mark-junk-symbolic.svg"&gt;&lt;source media="(prefers-color-scheme: light)" srcset="https://github.com/StorageB/icons/blob/main/GNOME46Adwaita/dark/mail-mark-junk-symbolic.svg"&gt;&lt;img alt="mail-mark-junk-symbolic" src="https://user-images.githubusercontent.com/25423296/163456779-a8556205-d0a5-45e2-ac17-42d089e3c3f8.png"&gt;&lt;/picture&gt; &amp;nbsp; &amp;nbsp;mail-mark-junk-symbolic&lt;br&gt;</text:p>
          </table:table-cell>
        </table:table-row>
        <table:table-row table:style-name="ro1">
          <table:table-cell office:value-type="string" calcext:value-type="string">
            <text:p>mail-mark-notjunk-symbolic.svg</text:p>
          </table:table-cell>
          <table:table-cell office:value-type="string" calcext:value-type="string">
            <text:p>mail-mark-notju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7] &amp; CHAR(34) &amp; &quot;&gt;&quot; &amp; &#10;&quot;&lt;img alt=&quot; &amp; CHAR(34) &amp; [.B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7] &amp; &quot;&lt;br&gt;&quot;" office:value-type="string" office:string-value="&lt;picture&gt;&lt;source media=&quot;(prefers-color-scheme: dark)&quot; srcset=&quot;https://github.com/StorageB/icons/blob/main/GNOME46Adwaita/light/mail-mark-notjunk-symbolic.svg&quot;&gt;&lt;source media=&quot;(prefers-color-scheme: light)&quot; srcset=&quot;https://github.com/StorageB/icons/blob/main/GNOME46Adwaita/dark/mail-mark-notjunk-symbolic.svg&quot;&gt;&lt;img alt=&quot;mail-mark-notjunk-symbolic&quot; src=&quot;https://user-images.githubusercontent.com/25423296/163456779-a8556205-d0a5-45e2-ac17-42d089e3c3f8.png&quot;&gt;&lt;/picture&gt; &amp;nbsp; &amp;nbsp;mail-mark-notjunk-symbolic&lt;br&gt;" calcext:value-type="string">
            <text:p>&lt;picture&gt;&lt;source media="(prefers-color-scheme: dark)" srcset="https://github.com/StorageB/icons/blob/main/GNOME46Adwaita/light/mail-mark-notjunk-symbolic.svg"&gt;&lt;source media="(prefers-color-scheme: light)" srcset="https://github.com/StorageB/icons/blob/main/GNOME46Adwaita/dark/mail-mark-notjunk-symbolic.svg"&gt;&lt;img alt="mail-mark-notjunk-symbolic" src="https://user-images.githubusercontent.com/25423296/163456779-a8556205-d0a5-45e2-ac17-42d089e3c3f8.png"&gt;&lt;/picture&gt; &amp;nbsp; &amp;nbsp;mail-mark-notjunk-symbolic&lt;br&gt;</text:p>
          </table:table-cell>
        </table:table-row>
        <table:table-row table:style-name="ro1">
          <table:table-cell office:value-type="string" calcext:value-type="string">
            <text:p>mail-message-new-symbolic.svg</text:p>
          </table:table-cell>
          <table:table-cell office:value-type="string" calcext:value-type="string">
            <text:p>mail-message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8] &amp; CHAR(34) &amp; &quot;&gt;&quot; &amp; &#10;&quot;&lt;img alt=&quot; &amp; CHAR(34) &amp; [.B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8] &amp; &quot;&lt;br&gt;&quot;" office:value-type="string" office:string-value="&lt;picture&gt;&lt;source media=&quot;(prefers-color-scheme: dark)&quot; srcset=&quot;https://github.com/StorageB/icons/blob/main/GNOME46Adwaita/light/mail-message-new-symbolic.svg&quot;&gt;&lt;source media=&quot;(prefers-color-scheme: light)&quot; srcset=&quot;https://github.com/StorageB/icons/blob/main/GNOME46Adwaita/dark/mail-message-new-symbolic.svg&quot;&gt;&lt;img alt=&quot;mail-message-new-symbolic&quot; src=&quot;https://user-images.githubusercontent.com/25423296/163456779-a8556205-d0a5-45e2-ac17-42d089e3c3f8.png&quot;&gt;&lt;/picture&gt; &amp;nbsp; &amp;nbsp;mail-message-new-symbolic&lt;br&gt;" calcext:value-type="string">
            <text:p>&lt;picture&gt;&lt;source media="(prefers-color-scheme: dark)" srcset="https://github.com/StorageB/icons/blob/main/GNOME46Adwaita/light/mail-message-new-symbolic.svg"&gt;&lt;source media="(prefers-color-scheme: light)" srcset="https://github.com/StorageB/icons/blob/main/GNOME46Adwaita/dark/mail-message-new-symbolic.svg"&gt;&lt;img alt="mail-message-new-symbolic" src="https://user-images.githubusercontent.com/25423296/163456779-a8556205-d0a5-45e2-ac17-42d089e3c3f8.png"&gt;&lt;/picture&gt; &amp;nbsp; &amp;nbsp;mail-message-new-symbolic&lt;br&gt;</text:p>
          </table:table-cell>
        </table:table-row>
        <table:table-row table:style-name="ro1">
          <table:table-cell office:value-type="string" calcext:value-type="string">
            <text:p>mail-reply-all-rtl-symbolic.svg</text:p>
          </table:table-cell>
          <table:table-cell office:value-type="string" calcext:value-type="string">
            <text:p>mail-reply-all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9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99] &amp; CHAR(34) &amp; &quot;&gt;&quot; &amp; &#10;&quot;&lt;img alt=&quot; &amp; CHAR(34) &amp; [.B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9] &amp; &quot;&lt;br&gt;&quot;" office:value-type="string" office:string-value="&lt;picture&gt;&lt;source media=&quot;(prefers-color-scheme: dark)&quot; srcset=&quot;https://github.com/StorageB/icons/blob/main/GNOME46Adwaita/light/mail-reply-all-rtl-symbolic.svg&quot;&gt;&lt;source media=&quot;(prefers-color-scheme: light)&quot; srcset=&quot;https://github.com/StorageB/icons/blob/main/GNOME46Adwaita/dark/mail-reply-all-rtl-symbolic.svg&quot;&gt;&lt;img alt=&quot;mail-reply-all-rtl-symbolic&quot; src=&quot;https://user-images.githubusercontent.com/25423296/163456779-a8556205-d0a5-45e2-ac17-42d089e3c3f8.png&quot;&gt;&lt;/picture&gt; &amp;nbsp; &amp;nbsp;mail-reply-all-rtl-symbolic&lt;br&gt;" calcext:value-type="string">
            <text:p>&lt;picture&gt;&lt;source media="(prefers-color-scheme: dark)" srcset="https://github.com/StorageB/icons/blob/main/GNOME46Adwaita/light/mail-reply-all-rtl-symbolic.svg"&gt;&lt;source media="(prefers-color-scheme: light)" srcset="https://github.com/StorageB/icons/blob/main/GNOME46Adwaita/dark/mail-reply-all-rtl-symbolic.svg"&gt;&lt;img alt="mail-reply-all-rtl-symbolic" src="https://user-images.githubusercontent.com/25423296/163456779-a8556205-d0a5-45e2-ac17-42d089e3c3f8.png"&gt;&lt;/picture&gt; &amp;nbsp; &amp;nbsp;mail-reply-all-rtl-symbolic&lt;br&gt;</text:p>
          </table:table-cell>
        </table:table-row>
        <table:table-row table:style-name="ro1">
          <table:table-cell office:value-type="string" calcext:value-type="string">
            <text:p>mail-reply-all-symbolic-rtl.svg</text:p>
          </table:table-cell>
          <table:table-cell office:value-type="string" calcext:value-type="string">
            <text:p>mail-reply-all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0] &amp; CHAR(34) &amp; &quot;&gt;&quot; &amp; &#10;&quot;&lt;img alt=&quot; &amp; CHAR(34) &amp; [.B1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0] &amp; &quot;&lt;br&gt;&quot;" office:value-type="string" office:string-value="&lt;picture&gt;&lt;source media=&quot;(prefers-color-scheme: dark)&quot; srcset=&quot;https://github.com/StorageB/icons/blob/main/GNOME46Adwaita/light/mail-reply-all-symbolic-rtl.svg&quot;&gt;&lt;source media=&quot;(prefers-color-scheme: light)&quot; srcset=&quot;https://github.com/StorageB/icons/blob/main/GNOME46Adwaita/dark/mail-reply-all-symbolic-rtl.svg&quot;&gt;&lt;img alt=&quot;mail-reply-all-symbolic-rtl&quot; src=&quot;https://user-images.githubusercontent.com/25423296/163456779-a8556205-d0a5-45e2-ac17-42d089e3c3f8.png&quot;&gt;&lt;/picture&gt; &amp;nbsp; &amp;nbsp;mail-reply-all-symbolic-rtl&lt;br&gt;" calcext:value-type="string">
            <text:p>&lt;picture&gt;&lt;source media="(prefers-color-scheme: dark)" srcset="https://github.com/StorageB/icons/blob/main/GNOME46Adwaita/light/mail-reply-all-symbolic-rtl.svg"&gt;&lt;source media="(prefers-color-scheme: light)" srcset="https://github.com/StorageB/icons/blob/main/GNOME46Adwaita/dark/mail-reply-all-symbolic-rtl.svg"&gt;&lt;img alt="mail-reply-all-symbolic-rtl" src="https://user-images.githubusercontent.com/25423296/163456779-a8556205-d0a5-45e2-ac17-42d089e3c3f8.png"&gt;&lt;/picture&gt; &amp;nbsp; &amp;nbsp;mail-reply-all-symbolic-rtl&lt;br&gt;</text:p>
          </table:table-cell>
        </table:table-row>
        <table:table-row table:style-name="ro1">
          <table:table-cell office:value-type="string" calcext:value-type="string">
            <text:p>mail-reply-all-symbolic.svg</text:p>
          </table:table-cell>
          <table:table-cell office:value-type="string" calcext:value-type="string">
            <text:p>mail-reply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1] &amp; CHAR(34) &amp; &quot;&gt;&quot; &amp; &#10;&quot;&lt;img alt=&quot; &amp; CHAR(34) &amp; [.B1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1] &amp; &quot;&lt;br&gt;&quot;" office:value-type="string" office:string-value="&lt;picture&gt;&lt;source media=&quot;(prefers-color-scheme: dark)&quot; srcset=&quot;https://github.com/StorageB/icons/blob/main/GNOME46Adwaita/light/mail-reply-all-symbolic.svg&quot;&gt;&lt;source media=&quot;(prefers-color-scheme: light)&quot; srcset=&quot;https://github.com/StorageB/icons/blob/main/GNOME46Adwaita/dark/mail-reply-all-symbolic.svg&quot;&gt;&lt;img alt=&quot;mail-reply-all-symbolic&quot; src=&quot;https://user-images.githubusercontent.com/25423296/163456779-a8556205-d0a5-45e2-ac17-42d089e3c3f8.png&quot;&gt;&lt;/picture&gt; &amp;nbsp; &amp;nbsp;mail-reply-all-symbolic&lt;br&gt;" calcext:value-type="string">
            <text:p>&lt;picture&gt;&lt;source media="(prefers-color-scheme: dark)" srcset="https://github.com/StorageB/icons/blob/main/GNOME46Adwaita/light/mail-reply-all-symbolic.svg"&gt;&lt;source media="(prefers-color-scheme: light)" srcset="https://github.com/StorageB/icons/blob/main/GNOME46Adwaita/dark/mail-reply-all-symbolic.svg"&gt;&lt;img alt="mail-reply-all-symbolic" src="https://user-images.githubusercontent.com/25423296/163456779-a8556205-d0a5-45e2-ac17-42d089e3c3f8.png"&gt;&lt;/picture&gt; &amp;nbsp; &amp;nbsp;mail-reply-all-symbolic&lt;br&gt;</text:p>
          </table:table-cell>
        </table:table-row>
        <table:table-row table:style-name="ro1">
          <table:table-cell office:value-type="string" calcext:value-type="string">
            <text:p>mail-reply-sender-symbolic-rtl.svg</text:p>
          </table:table-cell>
          <table:table-cell office:value-type="string" calcext:value-type="string">
            <text:p>mail-reply-sende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2] &amp; CHAR(34) &amp; &quot;&gt;&quot; &amp; &#10;&quot;&lt;img alt=&quot; &amp; CHAR(34) &amp; [.B1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2] &amp; &quot;&lt;br&gt;&quot;" office:value-type="string" office:string-value="&lt;picture&gt;&lt;source media=&quot;(prefers-color-scheme: dark)&quot; srcset=&quot;https://github.com/StorageB/icons/blob/main/GNOME46Adwaita/light/mail-reply-sender-symbolic-rtl.svg&quot;&gt;&lt;source media=&quot;(prefers-color-scheme: light)&quot; srcset=&quot;https://github.com/StorageB/icons/blob/main/GNOME46Adwaita/dark/mail-reply-sender-symbolic-rtl.svg&quot;&gt;&lt;img alt=&quot;mail-reply-sender-symbolic-rtl&quot; src=&quot;https://user-images.githubusercontent.com/25423296/163456779-a8556205-d0a5-45e2-ac17-42d089e3c3f8.png&quot;&gt;&lt;/picture&gt; &amp;nbsp; &amp;nbsp;mail-reply-sender-symbolic-rtl&lt;br&gt;" calcext:value-type="string">
            <text:p>&lt;picture&gt;&lt;source media="(prefers-color-scheme: dark)" srcset="https://github.com/StorageB/icons/blob/main/GNOME46Adwaita/light/mail-reply-sender-symbolic-rtl.svg"&gt;&lt;source media="(prefers-color-scheme: light)" srcset="https://github.com/StorageB/icons/blob/main/GNOME46Adwaita/dark/mail-reply-sender-symbolic-rtl.svg"&gt;&lt;img alt="mail-reply-sender-symbolic-rtl" src="https://user-images.githubusercontent.com/25423296/163456779-a8556205-d0a5-45e2-ac17-42d089e3c3f8.png"&gt;&lt;/picture&gt; &amp;nbsp; &amp;nbsp;mail-reply-sender-symbolic-rtl&lt;br&gt;</text:p>
          </table:table-cell>
        </table:table-row>
        <table:table-row table:style-name="ro1">
          <table:table-cell office:value-type="string" calcext:value-type="string">
            <text:p>mail-reply-sender-symbolic.svg</text:p>
          </table:table-cell>
          <table:table-cell office:value-type="string" calcext:value-type="string">
            <text:p>mail-reply-send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3] &amp; CHAR(34) &amp; &quot;&gt;&quot; &amp; &#10;&quot;&lt;img alt=&quot; &amp; CHAR(34) &amp; [.B1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3] &amp; &quot;&lt;br&gt;&quot;" office:value-type="string" office:string-value="&lt;picture&gt;&lt;source media=&quot;(prefers-color-scheme: dark)&quot; srcset=&quot;https://github.com/StorageB/icons/blob/main/GNOME46Adwaita/light/mail-reply-sender-symbolic.svg&quot;&gt;&lt;source media=&quot;(prefers-color-scheme: light)&quot; srcset=&quot;https://github.com/StorageB/icons/blob/main/GNOME46Adwaita/dark/mail-reply-sender-symbolic.svg&quot;&gt;&lt;img alt=&quot;mail-reply-sender-symbolic&quot; src=&quot;https://user-images.githubusercontent.com/25423296/163456779-a8556205-d0a5-45e2-ac17-42d089e3c3f8.png&quot;&gt;&lt;/picture&gt; &amp;nbsp; &amp;nbsp;mail-reply-sender-symbolic&lt;br&gt;" calcext:value-type="string">
            <text:p>&lt;picture&gt;&lt;source media="(prefers-color-scheme: dark)" srcset="https://github.com/StorageB/icons/blob/main/GNOME46Adwaita/light/mail-reply-sender-symbolic.svg"&gt;&lt;source media="(prefers-color-scheme: light)" srcset="https://github.com/StorageB/icons/blob/main/GNOME46Adwaita/dark/mail-reply-sender-symbolic.svg"&gt;&lt;img alt="mail-reply-sender-symbolic" src="https://user-images.githubusercontent.com/25423296/163456779-a8556205-d0a5-45e2-ac17-42d089e3c3f8.png"&gt;&lt;/picture&gt; &amp;nbsp; &amp;nbsp;mail-reply-sender-symbolic&lt;br&gt;</text:p>
          </table:table-cell>
        </table:table-row>
        <table:table-row table:style-name="ro1">
          <table:table-cell office:value-type="string" calcext:value-type="string">
            <text:p>mail-send-receive-symbolic.svg</text:p>
          </table:table-cell>
          <table:table-cell office:value-type="string" calcext:value-type="string">
            <text:p>mail-send-rece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4] &amp; CHAR(34) &amp; &quot;&gt;&quot; &amp; &#10;&quot;&lt;img alt=&quot; &amp; CHAR(34) &amp; [.B1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4] &amp; &quot;&lt;br&gt;&quot;" office:value-type="string" office:string-value="&lt;picture&gt;&lt;source media=&quot;(prefers-color-scheme: dark)&quot; srcset=&quot;https://github.com/StorageB/icons/blob/main/GNOME46Adwaita/light/mail-send-receive-symbolic.svg&quot;&gt;&lt;source media=&quot;(prefers-color-scheme: light)&quot; srcset=&quot;https://github.com/StorageB/icons/blob/main/GNOME46Adwaita/dark/mail-send-receive-symbolic.svg&quot;&gt;&lt;img alt=&quot;mail-send-receive-symbolic&quot; src=&quot;https://user-images.githubusercontent.com/25423296/163456779-a8556205-d0a5-45e2-ac17-42d089e3c3f8.png&quot;&gt;&lt;/picture&gt; &amp;nbsp; &amp;nbsp;mail-send-receive-symbolic&lt;br&gt;" calcext:value-type="string">
            <text:p>&lt;picture&gt;&lt;source media="(prefers-color-scheme: dark)" srcset="https://github.com/StorageB/icons/blob/main/GNOME46Adwaita/light/mail-send-receive-symbolic.svg"&gt;&lt;source media="(prefers-color-scheme: light)" srcset="https://github.com/StorageB/icons/blob/main/GNOME46Adwaita/dark/mail-send-receive-symbolic.svg"&gt;&lt;img alt="mail-send-receive-symbolic" src="https://user-images.githubusercontent.com/25423296/163456779-a8556205-d0a5-45e2-ac17-42d089e3c3f8.png"&gt;&lt;/picture&gt; &amp;nbsp; &amp;nbsp;mail-send-receive-symbolic&lt;br&gt;</text:p>
          </table:table-cell>
        </table:table-row>
        <table:table-row table:style-name="ro1">
          <table:table-cell office:value-type="string" calcext:value-type="string">
            <text:p>mail-send-symbolic.svg</text:p>
          </table:table-cell>
          <table:table-cell office:value-type="string" calcext:value-type="string">
            <text:p>mail-s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5] &amp; CHAR(34) &amp; &quot;&gt;&quot; &amp; &#10;&quot;&lt;img alt=&quot; &amp; CHAR(34) &amp; [.B1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5] &amp; &quot;&lt;br&gt;&quot;" office:value-type="string" office:string-value="&lt;picture&gt;&lt;source media=&quot;(prefers-color-scheme: dark)&quot; srcset=&quot;https://github.com/StorageB/icons/blob/main/GNOME46Adwaita/light/mail-send-symbolic.svg&quot;&gt;&lt;source media=&quot;(prefers-color-scheme: light)&quot; srcset=&quot;https://github.com/StorageB/icons/blob/main/GNOME46Adwaita/dark/mail-send-symbolic.svg&quot;&gt;&lt;img alt=&quot;mail-send-symbolic&quot; src=&quot;https://user-images.githubusercontent.com/25423296/163456779-a8556205-d0a5-45e2-ac17-42d089e3c3f8.png&quot;&gt;&lt;/picture&gt; &amp;nbsp; &amp;nbsp;mail-send-symbolic&lt;br&gt;" calcext:value-type="string">
            <text:p>&lt;picture&gt;&lt;source media="(prefers-color-scheme: dark)" srcset="https://github.com/StorageB/icons/blob/main/GNOME46Adwaita/light/mail-send-symbolic.svg"&gt;&lt;source media="(prefers-color-scheme: light)" srcset="https://github.com/StorageB/icons/blob/main/GNOME46Adwaita/dark/mail-send-symbolic.svg"&gt;&lt;img alt="mail-send-symbolic" src="https://user-images.githubusercontent.com/25423296/163456779-a8556205-d0a5-45e2-ac17-42d089e3c3f8.png"&gt;&lt;/picture&gt; &amp;nbsp; &amp;nbsp;mail-send-symbolic&lt;br&gt;</text:p>
          </table:table-cell>
        </table:table-row>
        <table:table-row table:style-name="ro1">
          <table:table-cell office:value-type="string" calcext:value-type="string">
            <text:p>mark-location-symbolic.svg</text:p>
          </table:table-cell>
          <table:table-cell office:value-type="string" calcext:value-type="string">
            <text:p>mark-loc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6] &amp; CHAR(34) &amp; &quot;&gt;&quot; &amp; &#10;&quot;&lt;img alt=&quot; &amp; CHAR(34) &amp; [.B1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6] &amp; &quot;&lt;br&gt;&quot;" office:value-type="string" office:string-value="&lt;picture&gt;&lt;source media=&quot;(prefers-color-scheme: dark)&quot; srcset=&quot;https://github.com/StorageB/icons/blob/main/GNOME46Adwaita/light/mark-location-symbolic.svg&quot;&gt;&lt;source media=&quot;(prefers-color-scheme: light)&quot; srcset=&quot;https://github.com/StorageB/icons/blob/main/GNOME46Adwaita/dark/mark-location-symbolic.svg&quot;&gt;&lt;img alt=&quot;mark-location-symbolic&quot; src=&quot;https://user-images.githubusercontent.com/25423296/163456779-a8556205-d0a5-45e2-ac17-42d089e3c3f8.png&quot;&gt;&lt;/picture&gt; &amp;nbsp; &amp;nbsp;mark-location-symbolic&lt;br&gt;" calcext:value-type="string">
            <text:p>&lt;picture&gt;&lt;source media="(prefers-color-scheme: dark)" srcset="https://github.com/StorageB/icons/blob/main/GNOME46Adwaita/light/mark-location-symbolic.svg"&gt;&lt;source media="(prefers-color-scheme: light)" srcset="https://github.com/StorageB/icons/blob/main/GNOME46Adwaita/dark/mark-location-symbolic.svg"&gt;&lt;img alt="mark-location-symbolic" src="https://user-images.githubusercontent.com/25423296/163456779-a8556205-d0a5-45e2-ac17-42d089e3c3f8.png"&gt;&lt;/picture&gt; &amp;nbsp; &amp;nbsp;mark-location-symbolic&lt;br&gt;</text:p>
          </table:table-cell>
        </table:table-row>
        <table:table-row table:style-name="ro1">
          <table:table-cell office:value-type="string" calcext:value-type="string">
            <text:p>media-eject-symbolic.svg</text:p>
          </table:table-cell>
          <table:table-cell office:value-type="string" calcext:value-type="string">
            <text:p>media-ej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7] &amp; CHAR(34) &amp; &quot;&gt;&quot; &amp; &#10;&quot;&lt;img alt=&quot; &amp; CHAR(34) &amp; [.B1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7] &amp; &quot;&lt;br&gt;&quot;" office:value-type="string" office:string-value="&lt;picture&gt;&lt;source media=&quot;(prefers-color-scheme: dark)&quot; srcset=&quot;https://github.com/StorageB/icons/blob/main/GNOME46Adwaita/light/media-eject-symbolic.svg&quot;&gt;&lt;source media=&quot;(prefers-color-scheme: light)&quot; srcset=&quot;https://github.com/StorageB/icons/blob/main/GNOME46Adwaita/dark/media-eject-symbolic.svg&quot;&gt;&lt;img alt=&quot;media-eject-symbolic&quot; src=&quot;https://user-images.githubusercontent.com/25423296/163456779-a8556205-d0a5-45e2-ac17-42d089e3c3f8.png&quot;&gt;&lt;/picture&gt; &amp;nbsp; &amp;nbsp;media-eject-symbolic&lt;br&gt;" calcext:value-type="string">
            <text:p>&lt;picture&gt;&lt;source media="(prefers-color-scheme: dark)" srcset="https://github.com/StorageB/icons/blob/main/GNOME46Adwaita/light/media-eject-symbolic.svg"&gt;&lt;source media="(prefers-color-scheme: light)" srcset="https://github.com/StorageB/icons/blob/main/GNOME46Adwaita/dark/media-eject-symbolic.svg"&gt;&lt;img alt="media-eject-symbolic" src="https://user-images.githubusercontent.com/25423296/163456779-a8556205-d0a5-45e2-ac17-42d089e3c3f8.png"&gt;&lt;/picture&gt; &amp;nbsp; &amp;nbsp;media-eject-symbolic&lt;br&gt;</text:p>
          </table:table-cell>
        </table:table-row>
        <table:table-row table:style-name="ro1">
          <table:table-cell office:value-type="string" calcext:value-type="string">
            <text:p>media-playback-pause-symbolic.svg</text:p>
          </table:table-cell>
          <table:table-cell office:value-type="string" calcext:value-type="string">
            <text:p>media-playback-pau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8] &amp; CHAR(34) &amp; &quot;&gt;&quot; &amp; &#10;&quot;&lt;img alt=&quot; &amp; CHAR(34) &amp; [.B1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8] &amp; &quot;&lt;br&gt;&quot;" office:value-type="string" office:string-value="&lt;picture&gt;&lt;source media=&quot;(prefers-color-scheme: dark)&quot; srcset=&quot;https://github.com/StorageB/icons/blob/main/GNOME46Adwaita/light/media-playback-pause-symbolic.svg&quot;&gt;&lt;source media=&quot;(prefers-color-scheme: light)&quot; srcset=&quot;https://github.com/StorageB/icons/blob/main/GNOME46Adwaita/dark/media-playback-pause-symbolic.svg&quot;&gt;&lt;img alt=&quot;media-playback-pause-symbolic&quot; src=&quot;https://user-images.githubusercontent.com/25423296/163456779-a8556205-d0a5-45e2-ac17-42d089e3c3f8.png&quot;&gt;&lt;/picture&gt; &amp;nbsp; &amp;nbsp;media-playback-pause-symbolic&lt;br&gt;" calcext:value-type="string">
            <text:p>&lt;picture&gt;&lt;source media="(prefers-color-scheme: dark)" srcset="https://github.com/StorageB/icons/blob/main/GNOME46Adwaita/light/media-playback-pause-symbolic.svg"&gt;&lt;source media="(prefers-color-scheme: light)" srcset="https://github.com/StorageB/icons/blob/main/GNOME46Adwaita/dark/media-playback-pause-symbolic.svg"&gt;&lt;img alt="media-playback-pause-symbolic" src="https://user-images.githubusercontent.com/25423296/163456779-a8556205-d0a5-45e2-ac17-42d089e3c3f8.png"&gt;&lt;/picture&gt; &amp;nbsp; &amp;nbsp;media-playback-pause-symbolic&lt;br&gt;</text:p>
          </table:table-cell>
        </table:table-row>
        <table:table-row table:style-name="ro1">
          <table:table-cell office:value-type="string" calcext:value-type="string">
            <text:p>media-playback-start-symbolic.svg</text:p>
          </table:table-cell>
          <table:table-cell office:value-type="string" calcext:value-type="string">
            <text:p>media-playback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0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09] &amp; CHAR(34) &amp; &quot;&gt;&quot; &amp; &#10;&quot;&lt;img alt=&quot; &amp; CHAR(34) &amp; [.B1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9] &amp; &quot;&lt;br&gt;&quot;" office:value-type="string" office:string-value="&lt;picture&gt;&lt;source media=&quot;(prefers-color-scheme: dark)&quot; srcset=&quot;https://github.com/StorageB/icons/blob/main/GNOME46Adwaita/light/media-playback-start-symbolic.svg&quot;&gt;&lt;source media=&quot;(prefers-color-scheme: light)&quot; srcset=&quot;https://github.com/StorageB/icons/blob/main/GNOME46Adwaita/dark/media-playback-start-symbolic.svg&quot;&gt;&lt;img alt=&quot;media-playback-start-symbolic&quot; src=&quot;https://user-images.githubusercontent.com/25423296/163456779-a8556205-d0a5-45e2-ac17-42d089e3c3f8.png&quot;&gt;&lt;/picture&gt; &amp;nbsp; &amp;nbsp;media-playback-start-symbolic&lt;br&gt;" calcext:value-type="string">
            <text:p>&lt;picture&gt;&lt;source media="(prefers-color-scheme: dark)" srcset="https://github.com/StorageB/icons/blob/main/GNOME46Adwaita/light/media-playback-start-symbolic.svg"&gt;&lt;source media="(prefers-color-scheme: light)" srcset="https://github.com/StorageB/icons/blob/main/GNOME46Adwaita/dark/media-playback-start-symbolic.svg"&gt;&lt;img alt="media-playback-start-symbolic" src="https://user-images.githubusercontent.com/25423296/163456779-a8556205-d0a5-45e2-ac17-42d089e3c3f8.png"&gt;&lt;/picture&gt; &amp;nbsp; &amp;nbsp;media-playback-start-symbolic&lt;br&gt;</text:p>
          </table:table-cell>
        </table:table-row>
        <table:table-row table:style-name="ro1">
          <table:table-cell office:value-type="string" calcext:value-type="string">
            <text:p>media-playback-stop-symbolic.svg</text:p>
          </table:table-cell>
          <table:table-cell office:value-type="string" calcext:value-type="string">
            <text:p>media-playback-s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0] &amp; CHAR(34) &amp; &quot;&gt;&quot; &amp; &#10;&quot;&lt;img alt=&quot; &amp; CHAR(34) &amp; [.B1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0] &amp; &quot;&lt;br&gt;&quot;" office:value-type="string" office:string-value="&lt;picture&gt;&lt;source media=&quot;(prefers-color-scheme: dark)&quot; srcset=&quot;https://github.com/StorageB/icons/blob/main/GNOME46Adwaita/light/media-playback-stop-symbolic.svg&quot;&gt;&lt;source media=&quot;(prefers-color-scheme: light)&quot; srcset=&quot;https://github.com/StorageB/icons/blob/main/GNOME46Adwaita/dark/media-playback-stop-symbolic.svg&quot;&gt;&lt;img alt=&quot;media-playback-stop-symbolic&quot; src=&quot;https://user-images.githubusercontent.com/25423296/163456779-a8556205-d0a5-45e2-ac17-42d089e3c3f8.png&quot;&gt;&lt;/picture&gt; &amp;nbsp; &amp;nbsp;media-playback-stop-symbolic&lt;br&gt;" calcext:value-type="string">
            <text:p>&lt;picture&gt;&lt;source media="(prefers-color-scheme: dark)" srcset="https://github.com/StorageB/icons/blob/main/GNOME46Adwaita/light/media-playback-stop-symbolic.svg"&gt;&lt;source media="(prefers-color-scheme: light)" srcset="https://github.com/StorageB/icons/blob/main/GNOME46Adwaita/dark/media-playback-stop-symbolic.svg"&gt;&lt;img alt="media-playback-stop-symbolic" src="https://user-images.githubusercontent.com/25423296/163456779-a8556205-d0a5-45e2-ac17-42d089e3c3f8.png"&gt;&lt;/picture&gt; &amp;nbsp; &amp;nbsp;media-playback-stop-symbolic&lt;br&gt;</text:p>
          </table:table-cell>
        </table:table-row>
        <table:table-row table:style-name="ro1">
          <table:table-cell office:value-type="string" calcext:value-type="string">
            <text:p>media-record-symbolic.svg</text:p>
          </table:table-cell>
          <table:table-cell office:value-type="string" calcext:value-type="string">
            <text:p>media-reco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1] &amp; CHAR(34) &amp; &quot;&gt;&quot; &amp; &#10;&quot;&lt;img alt=&quot; &amp; CHAR(34) &amp; [.B1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1] &amp; &quot;&lt;br&gt;&quot;" office:value-type="string" office:string-value="&lt;picture&gt;&lt;source media=&quot;(prefers-color-scheme: dark)&quot; srcset=&quot;https://github.com/StorageB/icons/blob/main/GNOME46Adwaita/light/media-record-symbolic.svg&quot;&gt;&lt;source media=&quot;(prefers-color-scheme: light)&quot; srcset=&quot;https://github.com/StorageB/icons/blob/main/GNOME46Adwaita/dark/media-record-symbolic.svg&quot;&gt;&lt;img alt=&quot;media-record-symbolic&quot; src=&quot;https://user-images.githubusercontent.com/25423296/163456779-a8556205-d0a5-45e2-ac17-42d089e3c3f8.png&quot;&gt;&lt;/picture&gt; &amp;nbsp; &amp;nbsp;media-record-symbolic&lt;br&gt;" calcext:value-type="string">
            <text:p>&lt;picture&gt;&lt;source media="(prefers-color-scheme: dark)" srcset="https://github.com/StorageB/icons/blob/main/GNOME46Adwaita/light/media-record-symbolic.svg"&gt;&lt;source media="(prefers-color-scheme: light)" srcset="https://github.com/StorageB/icons/blob/main/GNOME46Adwaita/dark/media-record-symbolic.svg"&gt;&lt;img alt="media-record-symbolic" src="https://user-images.githubusercontent.com/25423296/163456779-a8556205-d0a5-45e2-ac17-42d089e3c3f8.png"&gt;&lt;/picture&gt; &amp;nbsp; &amp;nbsp;media-record-symbolic&lt;br&gt;</text:p>
          </table:table-cell>
        </table:table-row>
        <table:table-row table:style-name="ro1">
          <table:table-cell office:value-type="string" calcext:value-type="string">
            <text:p>media-seek-backward-symbolic-rtl.svg</text:p>
          </table:table-cell>
          <table:table-cell office:value-type="string" calcext:value-type="string">
            <text:p>media-seek-back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2] &amp; CHAR(34) &amp; &quot;&gt;&quot; &amp; &#10;&quot;&lt;img alt=&quot; &amp; CHAR(34) &amp; [.B1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2] &amp; &quot;&lt;br&gt;&quot;" office:value-type="string" office:string-value="&lt;picture&gt;&lt;source media=&quot;(prefers-color-scheme: dark)&quot; srcset=&quot;https://github.com/StorageB/icons/blob/main/GNOME46Adwaita/light/media-seek-backward-symbolic-rtl.svg&quot;&gt;&lt;source media=&quot;(prefers-color-scheme: light)&quot; srcset=&quot;https://github.com/StorageB/icons/blob/main/GNOME46Adwaita/dark/media-seek-backward-symbolic-rtl.svg&quot;&gt;&lt;img alt=&quot;media-seek-backward-symbolic-rtl&quot; src=&quot;https://user-images.githubusercontent.com/25423296/163456779-a8556205-d0a5-45e2-ac17-42d089e3c3f8.png&quot;&gt;&lt;/picture&gt; &amp;nbsp; &amp;nbsp;media-seek-backward-symbolic-rtl&lt;br&gt;" calcext:value-type="string">
            <text:p>&lt;picture&gt;&lt;source media="(prefers-color-scheme: dark)" srcset="https://github.com/StorageB/icons/blob/main/GNOME46Adwaita/light/media-seek-backward-symbolic-rtl.svg"&gt;&lt;source media="(prefers-color-scheme: light)" srcset="https://github.com/StorageB/icons/blob/main/GNOME46Adwaita/dark/media-seek-backward-symbolic-rtl.svg"&gt;&lt;img alt="media-seek-backward-symbolic-rtl" src="https://user-images.githubusercontent.com/25423296/163456779-a8556205-d0a5-45e2-ac17-42d089e3c3f8.png"&gt;&lt;/picture&gt; &amp;nbsp; &amp;nbsp;media-seek-backward-symbolic-rtl&lt;br&gt;</text:p>
          </table:table-cell>
        </table:table-row>
        <table:table-row table:style-name="ro1">
          <table:table-cell office:value-type="string" calcext:value-type="string">
            <text:p>media-seek-backward-symbolic.svg</text:p>
          </table:table-cell>
          <table:table-cell office:value-type="string" calcext:value-type="string">
            <text:p>media-seek-back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3] &amp; CHAR(34) &amp; &quot;&gt;&quot; &amp; &#10;&quot;&lt;img alt=&quot; &amp; CHAR(34) &amp; [.B1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3] &amp; &quot;&lt;br&gt;&quot;" office:value-type="string" office:string-value="&lt;picture&gt;&lt;source media=&quot;(prefers-color-scheme: dark)&quot; srcset=&quot;https://github.com/StorageB/icons/blob/main/GNOME46Adwaita/light/media-seek-backward-symbolic.svg&quot;&gt;&lt;source media=&quot;(prefers-color-scheme: light)&quot; srcset=&quot;https://github.com/StorageB/icons/blob/main/GNOME46Adwaita/dark/media-seek-backward-symbolic.svg&quot;&gt;&lt;img alt=&quot;media-seek-backward-symbolic&quot; src=&quot;https://user-images.githubusercontent.com/25423296/163456779-a8556205-d0a5-45e2-ac17-42d089e3c3f8.png&quot;&gt;&lt;/picture&gt; &amp;nbsp; &amp;nbsp;media-seek-backward-symbolic&lt;br&gt;" calcext:value-type="string">
            <text:p>&lt;picture&gt;&lt;source media="(prefers-color-scheme: dark)" srcset="https://github.com/StorageB/icons/blob/main/GNOME46Adwaita/light/media-seek-backward-symbolic.svg"&gt;&lt;source media="(prefers-color-scheme: light)" srcset="https://github.com/StorageB/icons/blob/main/GNOME46Adwaita/dark/media-seek-backward-symbolic.svg"&gt;&lt;img alt="media-seek-backward-symbolic" src="https://user-images.githubusercontent.com/25423296/163456779-a8556205-d0a5-45e2-ac17-42d089e3c3f8.png"&gt;&lt;/picture&gt; &amp;nbsp; &amp;nbsp;media-seek-backward-symbolic&lt;br&gt;</text:p>
          </table:table-cell>
        </table:table-row>
        <table:table-row table:style-name="ro1">
          <table:table-cell office:value-type="string" calcext:value-type="string">
            <text:p>media-seek-forward-symbolic-rtl.svg</text:p>
          </table:table-cell>
          <table:table-cell office:value-type="string" calcext:value-type="string">
            <text:p>media-seek-for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4] &amp; CHAR(34) &amp; &quot;&gt;&quot; &amp; &#10;&quot;&lt;img alt=&quot; &amp; CHAR(34) &amp; [.B1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4] &amp; &quot;&lt;br&gt;&quot;" office:value-type="string" office:string-value="&lt;picture&gt;&lt;source media=&quot;(prefers-color-scheme: dark)&quot; srcset=&quot;https://github.com/StorageB/icons/blob/main/GNOME46Adwaita/light/media-seek-forward-symbolic-rtl.svg&quot;&gt;&lt;source media=&quot;(prefers-color-scheme: light)&quot; srcset=&quot;https://github.com/StorageB/icons/blob/main/GNOME46Adwaita/dark/media-seek-forward-symbolic-rtl.svg&quot;&gt;&lt;img alt=&quot;media-seek-forward-symbolic-rtl&quot; src=&quot;https://user-images.githubusercontent.com/25423296/163456779-a8556205-d0a5-45e2-ac17-42d089e3c3f8.png&quot;&gt;&lt;/picture&gt; &amp;nbsp; &amp;nbsp;media-seek-forward-symbolic-rtl&lt;br&gt;" calcext:value-type="string">
            <text:p>&lt;picture&gt;&lt;source media="(prefers-color-scheme: dark)" srcset="https://github.com/StorageB/icons/blob/main/GNOME46Adwaita/light/media-seek-forward-symbolic-rtl.svg"&gt;&lt;source media="(prefers-color-scheme: light)" srcset="https://github.com/StorageB/icons/blob/main/GNOME46Adwaita/dark/media-seek-forward-symbolic-rtl.svg"&gt;&lt;img alt="media-seek-forward-symbolic-rtl" src="https://user-images.githubusercontent.com/25423296/163456779-a8556205-d0a5-45e2-ac17-42d089e3c3f8.png"&gt;&lt;/picture&gt; &amp;nbsp; &amp;nbsp;media-seek-forward-symbolic-rtl&lt;br&gt;</text:p>
          </table:table-cell>
        </table:table-row>
        <table:table-row table:style-name="ro1">
          <table:table-cell office:value-type="string" calcext:value-type="string">
            <text:p>media-seek-forward-symbolic.svg</text:p>
          </table:table-cell>
          <table:table-cell office:value-type="string" calcext:value-type="string">
            <text:p>media-seek-for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5] &amp; CHAR(34) &amp; &quot;&gt;&quot; &amp; &#10;&quot;&lt;img alt=&quot; &amp; CHAR(34) &amp; [.B1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5] &amp; &quot;&lt;br&gt;&quot;" office:value-type="string" office:string-value="&lt;picture&gt;&lt;source media=&quot;(prefers-color-scheme: dark)&quot; srcset=&quot;https://github.com/StorageB/icons/blob/main/GNOME46Adwaita/light/media-seek-forward-symbolic.svg&quot;&gt;&lt;source media=&quot;(prefers-color-scheme: light)&quot; srcset=&quot;https://github.com/StorageB/icons/blob/main/GNOME46Adwaita/dark/media-seek-forward-symbolic.svg&quot;&gt;&lt;img alt=&quot;media-seek-forward-symbolic&quot; src=&quot;https://user-images.githubusercontent.com/25423296/163456779-a8556205-d0a5-45e2-ac17-42d089e3c3f8.png&quot;&gt;&lt;/picture&gt; &amp;nbsp; &amp;nbsp;media-seek-forward-symbolic&lt;br&gt;" calcext:value-type="string">
            <text:p>&lt;picture&gt;&lt;source media="(prefers-color-scheme: dark)" srcset="https://github.com/StorageB/icons/blob/main/GNOME46Adwaita/light/media-seek-forward-symbolic.svg"&gt;&lt;source media="(prefers-color-scheme: light)" srcset="https://github.com/StorageB/icons/blob/main/GNOME46Adwaita/dark/media-seek-forward-symbolic.svg"&gt;&lt;img alt="media-seek-forward-symbolic" src="https://user-images.githubusercontent.com/25423296/163456779-a8556205-d0a5-45e2-ac17-42d089e3c3f8.png"&gt;&lt;/picture&gt; &amp;nbsp; &amp;nbsp;media-seek-forward-symbolic&lt;br&gt;</text:p>
          </table:table-cell>
        </table:table-row>
        <table:table-row table:style-name="ro1">
          <table:table-cell office:value-type="string" calcext:value-type="string">
            <text:p>media-skip-backward-symbolic-rtl.svg</text:p>
          </table:table-cell>
          <table:table-cell office:value-type="string" calcext:value-type="string">
            <text:p>media-skip-back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6] &amp; CHAR(34) &amp; &quot;&gt;&quot; &amp; &#10;&quot;&lt;img alt=&quot; &amp; CHAR(34) &amp; [.B1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6] &amp; &quot;&lt;br&gt;&quot;" office:value-type="string" office:string-value="&lt;picture&gt;&lt;source media=&quot;(prefers-color-scheme: dark)&quot; srcset=&quot;https://github.com/StorageB/icons/blob/main/GNOME46Adwaita/light/media-skip-backward-symbolic-rtl.svg&quot;&gt;&lt;source media=&quot;(prefers-color-scheme: light)&quot; srcset=&quot;https://github.com/StorageB/icons/blob/main/GNOME46Adwaita/dark/media-skip-backward-symbolic-rtl.svg&quot;&gt;&lt;img alt=&quot;media-skip-backward-symbolic-rtl&quot; src=&quot;https://user-images.githubusercontent.com/25423296/163456779-a8556205-d0a5-45e2-ac17-42d089e3c3f8.png&quot;&gt;&lt;/picture&gt; &amp;nbsp; &amp;nbsp;media-skip-backward-symbolic-rtl&lt;br&gt;" calcext:value-type="string">
            <text:p>&lt;picture&gt;&lt;source media="(prefers-color-scheme: dark)" srcset="https://github.com/StorageB/icons/blob/main/GNOME46Adwaita/light/media-skip-backward-symbolic-rtl.svg"&gt;&lt;source media="(prefers-color-scheme: light)" srcset="https://github.com/StorageB/icons/blob/main/GNOME46Adwaita/dark/media-skip-backward-symbolic-rtl.svg"&gt;&lt;img alt="media-skip-backward-symbolic-rtl" src="https://user-images.githubusercontent.com/25423296/163456779-a8556205-d0a5-45e2-ac17-42d089e3c3f8.png"&gt;&lt;/picture&gt; &amp;nbsp; &amp;nbsp;media-skip-backward-symbolic-rtl&lt;br&gt;</text:p>
          </table:table-cell>
        </table:table-row>
        <table:table-row table:style-name="ro1">
          <table:table-cell office:value-type="string" calcext:value-type="string">
            <text:p>media-skip-backward-symbolic.svg</text:p>
          </table:table-cell>
          <table:table-cell office:value-type="string" calcext:value-type="string">
            <text:p>media-skip-back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7] &amp; CHAR(34) &amp; &quot;&gt;&quot; &amp; &#10;&quot;&lt;img alt=&quot; &amp; CHAR(34) &amp; [.B1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7] &amp; &quot;&lt;br&gt;&quot;" office:value-type="string" office:string-value="&lt;picture&gt;&lt;source media=&quot;(prefers-color-scheme: dark)&quot; srcset=&quot;https://github.com/StorageB/icons/blob/main/GNOME46Adwaita/light/media-skip-backward-symbolic.svg&quot;&gt;&lt;source media=&quot;(prefers-color-scheme: light)&quot; srcset=&quot;https://github.com/StorageB/icons/blob/main/GNOME46Adwaita/dark/media-skip-backward-symbolic.svg&quot;&gt;&lt;img alt=&quot;media-skip-backward-symbolic&quot; src=&quot;https://user-images.githubusercontent.com/25423296/163456779-a8556205-d0a5-45e2-ac17-42d089e3c3f8.png&quot;&gt;&lt;/picture&gt; &amp;nbsp; &amp;nbsp;media-skip-backward-symbolic&lt;br&gt;" calcext:value-type="string">
            <text:p>&lt;picture&gt;&lt;source media="(prefers-color-scheme: dark)" srcset="https://github.com/StorageB/icons/blob/main/GNOME46Adwaita/light/media-skip-backward-symbolic.svg"&gt;&lt;source media="(prefers-color-scheme: light)" srcset="https://github.com/StorageB/icons/blob/main/GNOME46Adwaita/dark/media-skip-backward-symbolic.svg"&gt;&lt;img alt="media-skip-backward-symbolic" src="https://user-images.githubusercontent.com/25423296/163456779-a8556205-d0a5-45e2-ac17-42d089e3c3f8.png"&gt;&lt;/picture&gt; &amp;nbsp; &amp;nbsp;media-skip-backward-symbolic&lt;br&gt;</text:p>
          </table:table-cell>
        </table:table-row>
        <table:table-row table:style-name="ro1">
          <table:table-cell office:value-type="string" calcext:value-type="string">
            <text:p>media-skip-forward-symbolic-rtl.svg</text:p>
          </table:table-cell>
          <table:table-cell office:value-type="string" calcext:value-type="string">
            <text:p>media-skip-for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8] &amp; CHAR(34) &amp; &quot;&gt;&quot; &amp; &#10;&quot;&lt;img alt=&quot; &amp; CHAR(34) &amp; [.B1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8] &amp; &quot;&lt;br&gt;&quot;" office:value-type="string" office:string-value="&lt;picture&gt;&lt;source media=&quot;(prefers-color-scheme: dark)&quot; srcset=&quot;https://github.com/StorageB/icons/blob/main/GNOME46Adwaita/light/media-skip-forward-symbolic-rtl.svg&quot;&gt;&lt;source media=&quot;(prefers-color-scheme: light)&quot; srcset=&quot;https://github.com/StorageB/icons/blob/main/GNOME46Adwaita/dark/media-skip-forward-symbolic-rtl.svg&quot;&gt;&lt;img alt=&quot;media-skip-forward-symbolic-rtl&quot; src=&quot;https://user-images.githubusercontent.com/25423296/163456779-a8556205-d0a5-45e2-ac17-42d089e3c3f8.png&quot;&gt;&lt;/picture&gt; &amp;nbsp; &amp;nbsp;media-skip-forward-symbolic-rtl&lt;br&gt;" calcext:value-type="string">
            <text:p>&lt;picture&gt;&lt;source media="(prefers-color-scheme: dark)" srcset="https://github.com/StorageB/icons/blob/main/GNOME46Adwaita/light/media-skip-forward-symbolic-rtl.svg"&gt;&lt;source media="(prefers-color-scheme: light)" srcset="https://github.com/StorageB/icons/blob/main/GNOME46Adwaita/dark/media-skip-forward-symbolic-rtl.svg"&gt;&lt;img alt="media-skip-forward-symbolic-rtl" src="https://user-images.githubusercontent.com/25423296/163456779-a8556205-d0a5-45e2-ac17-42d089e3c3f8.png"&gt;&lt;/picture&gt; &amp;nbsp; &amp;nbsp;media-skip-forward-symbolic-rtl&lt;br&gt;</text:p>
          </table:table-cell>
        </table:table-row>
        <table:table-row table:style-name="ro1">
          <table:table-cell office:value-type="string" calcext:value-type="string">
            <text:p>media-skip-forward-symbolic.svg</text:p>
          </table:table-cell>
          <table:table-cell office:value-type="string" calcext:value-type="string">
            <text:p>media-skip-for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1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19] &amp; CHAR(34) &amp; &quot;&gt;&quot; &amp; &#10;&quot;&lt;img alt=&quot; &amp; CHAR(34) &amp; [.B1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9] &amp; &quot;&lt;br&gt;&quot;" office:value-type="string" office:string-value="&lt;picture&gt;&lt;source media=&quot;(prefers-color-scheme: dark)&quot; srcset=&quot;https://github.com/StorageB/icons/blob/main/GNOME46Adwaita/light/media-skip-forward-symbolic.svg&quot;&gt;&lt;source media=&quot;(prefers-color-scheme: light)&quot; srcset=&quot;https://github.com/StorageB/icons/blob/main/GNOME46Adwaita/dark/media-skip-forward-symbolic.svg&quot;&gt;&lt;img alt=&quot;media-skip-forward-symbolic&quot; src=&quot;https://user-images.githubusercontent.com/25423296/163456779-a8556205-d0a5-45e2-ac17-42d089e3c3f8.png&quot;&gt;&lt;/picture&gt; &amp;nbsp; &amp;nbsp;media-skip-forward-symbolic&lt;br&gt;" calcext:value-type="string">
            <text:p>&lt;picture&gt;&lt;source media="(prefers-color-scheme: dark)" srcset="https://github.com/StorageB/icons/blob/main/GNOME46Adwaita/light/media-skip-forward-symbolic.svg"&gt;&lt;source media="(prefers-color-scheme: light)" srcset="https://github.com/StorageB/icons/blob/main/GNOME46Adwaita/dark/media-skip-forward-symbolic.svg"&gt;&lt;img alt="media-skip-forward-symbolic" src="https://user-images.githubusercontent.com/25423296/163456779-a8556205-d0a5-45e2-ac17-42d089e3c3f8.png"&gt;&lt;/picture&gt; &amp;nbsp; &amp;nbsp;media-skip-forward-symbolic&lt;br&gt;</text:p>
          </table:table-cell>
        </table:table-row>
        <table:table-row table:style-name="ro1">
          <table:table-cell office:value-type="string" calcext:value-type="string">
            <text:p>media-view-subtitles-symbolic.svg</text:p>
          </table:table-cell>
          <table:table-cell office:value-type="string" calcext:value-type="string">
            <text:p>media-view-subtitl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0] &amp; CHAR(34) &amp; &quot;&gt;&quot; &amp; &#10;&quot;&lt;img alt=&quot; &amp; CHAR(34) &amp; [.B1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0] &amp; &quot;&lt;br&gt;&quot;" office:value-type="string" office:string-value="&lt;picture&gt;&lt;source media=&quot;(prefers-color-scheme: dark)&quot; srcset=&quot;https://github.com/StorageB/icons/blob/main/GNOME46Adwaita/light/media-view-subtitles-symbolic.svg&quot;&gt;&lt;source media=&quot;(prefers-color-scheme: light)&quot; srcset=&quot;https://github.com/StorageB/icons/blob/main/GNOME46Adwaita/dark/media-view-subtitles-symbolic.svg&quot;&gt;&lt;img alt=&quot;media-view-subtitles-symbolic&quot; src=&quot;https://user-images.githubusercontent.com/25423296/163456779-a8556205-d0a5-45e2-ac17-42d089e3c3f8.png&quot;&gt;&lt;/picture&gt; &amp;nbsp; &amp;nbsp;media-view-subtitles-symbolic&lt;br&gt;" calcext:value-type="string">
            <text:p>&lt;picture&gt;&lt;source media="(prefers-color-scheme: dark)" srcset="https://github.com/StorageB/icons/blob/main/GNOME46Adwaita/light/media-view-subtitles-symbolic.svg"&gt;&lt;source media="(prefers-color-scheme: light)" srcset="https://github.com/StorageB/icons/blob/main/GNOME46Adwaita/dark/media-view-subtitles-symbolic.svg"&gt;&lt;img alt="media-view-subtitles-symbolic" src="https://user-images.githubusercontent.com/25423296/163456779-a8556205-d0a5-45e2-ac17-42d089e3c3f8.png"&gt;&lt;/picture&gt; &amp;nbsp; &amp;nbsp;media-view-subtitles-symbolic&lt;br&gt;</text:p>
          </table:table-cell>
        </table:table-row>
        <table:table-row table:style-name="ro1">
          <table:table-cell office:value-type="string" calcext:value-type="string">
            <text:p>object-flip-horizontal-symbolic.svg</text:p>
          </table:table-cell>
          <table:table-cell office:value-type="string" calcext:value-type="string">
            <text:p>object-flip-horizont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1] &amp; CHAR(34) &amp; &quot;&gt;&quot; &amp; &#10;&quot;&lt;img alt=&quot; &amp; CHAR(34) &amp; [.B1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1] &amp; &quot;&lt;br&gt;&quot;" office:value-type="string" office:string-value="&lt;picture&gt;&lt;source media=&quot;(prefers-color-scheme: dark)&quot; srcset=&quot;https://github.com/StorageB/icons/blob/main/GNOME46Adwaita/light/object-flip-horizontal-symbolic.svg&quot;&gt;&lt;source media=&quot;(prefers-color-scheme: light)&quot; srcset=&quot;https://github.com/StorageB/icons/blob/main/GNOME46Adwaita/dark/object-flip-horizontal-symbolic.svg&quot;&gt;&lt;img alt=&quot;object-flip-horizontal-symbolic&quot; src=&quot;https://user-images.githubusercontent.com/25423296/163456779-a8556205-d0a5-45e2-ac17-42d089e3c3f8.png&quot;&gt;&lt;/picture&gt; &amp;nbsp; &amp;nbsp;object-flip-horizontal-symbolic&lt;br&gt;" calcext:value-type="string">
            <text:p>&lt;picture&gt;&lt;source media="(prefers-color-scheme: dark)" srcset="https://github.com/StorageB/icons/blob/main/GNOME46Adwaita/light/object-flip-horizontal-symbolic.svg"&gt;&lt;source media="(prefers-color-scheme: light)" srcset="https://github.com/StorageB/icons/blob/main/GNOME46Adwaita/dark/object-flip-horizontal-symbolic.svg"&gt;&lt;img alt="object-flip-horizontal-symbolic" src="https://user-images.githubusercontent.com/25423296/163456779-a8556205-d0a5-45e2-ac17-42d089e3c3f8.png"&gt;&lt;/picture&gt; &amp;nbsp; &amp;nbsp;object-flip-horizontal-symbolic&lt;br&gt;</text:p>
          </table:table-cell>
        </table:table-row>
        <table:table-row table:style-name="ro1">
          <table:table-cell office:value-type="string" calcext:value-type="string">
            <text:p>object-flip-vertical-symbolic.svg</text:p>
          </table:table-cell>
          <table:table-cell office:value-type="string" calcext:value-type="string">
            <text:p>object-flip-vertic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2] &amp; CHAR(34) &amp; &quot;&gt;&quot; &amp; &#10;&quot;&lt;img alt=&quot; &amp; CHAR(34) &amp; [.B1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2] &amp; &quot;&lt;br&gt;&quot;" office:value-type="string" office:string-value="&lt;picture&gt;&lt;source media=&quot;(prefers-color-scheme: dark)&quot; srcset=&quot;https://github.com/StorageB/icons/blob/main/GNOME46Adwaita/light/object-flip-vertical-symbolic.svg&quot;&gt;&lt;source media=&quot;(prefers-color-scheme: light)&quot; srcset=&quot;https://github.com/StorageB/icons/blob/main/GNOME46Adwaita/dark/object-flip-vertical-symbolic.svg&quot;&gt;&lt;img alt=&quot;object-flip-vertical-symbolic&quot; src=&quot;https://user-images.githubusercontent.com/25423296/163456779-a8556205-d0a5-45e2-ac17-42d089e3c3f8.png&quot;&gt;&lt;/picture&gt; &amp;nbsp; &amp;nbsp;object-flip-vertical-symbolic&lt;br&gt;" calcext:value-type="string">
            <text:p>&lt;picture&gt;&lt;source media="(prefers-color-scheme: dark)" srcset="https://github.com/StorageB/icons/blob/main/GNOME46Adwaita/light/object-flip-vertical-symbolic.svg"&gt;&lt;source media="(prefers-color-scheme: light)" srcset="https://github.com/StorageB/icons/blob/main/GNOME46Adwaita/dark/object-flip-vertical-symbolic.svg"&gt;&lt;img alt="object-flip-vertical-symbolic" src="https://user-images.githubusercontent.com/25423296/163456779-a8556205-d0a5-45e2-ac17-42d089e3c3f8.png"&gt;&lt;/picture&gt; &amp;nbsp; &amp;nbsp;object-flip-vertical-symbolic&lt;br&gt;</text:p>
          </table:table-cell>
        </table:table-row>
        <table:table-row table:style-name="ro1">
          <table:table-cell office:value-type="string" calcext:value-type="string">
            <text:p>object-rotate-left-symbolic.svg</text:p>
          </table:table-cell>
          <table:table-cell office:value-type="string" calcext:value-type="string">
            <text:p>object-rotate-lef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3] &amp; CHAR(34) &amp; &quot;&gt;&quot; &amp; &#10;&quot;&lt;img alt=&quot; &amp; CHAR(34) &amp; [.B1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3] &amp; &quot;&lt;br&gt;&quot;" office:value-type="string" office:string-value="&lt;picture&gt;&lt;source media=&quot;(prefers-color-scheme: dark)&quot; srcset=&quot;https://github.com/StorageB/icons/blob/main/GNOME46Adwaita/light/object-rotate-left-symbolic.svg&quot;&gt;&lt;source media=&quot;(prefers-color-scheme: light)&quot; srcset=&quot;https://github.com/StorageB/icons/blob/main/GNOME46Adwaita/dark/object-rotate-left-symbolic.svg&quot;&gt;&lt;img alt=&quot;object-rotate-left-symbolic&quot; src=&quot;https://user-images.githubusercontent.com/25423296/163456779-a8556205-d0a5-45e2-ac17-42d089e3c3f8.png&quot;&gt;&lt;/picture&gt; &amp;nbsp; &amp;nbsp;object-rotate-left-symbolic&lt;br&gt;" calcext:value-type="string">
            <text:p>&lt;picture&gt;&lt;source media="(prefers-color-scheme: dark)" srcset="https://github.com/StorageB/icons/blob/main/GNOME46Adwaita/light/object-rotate-left-symbolic.svg"&gt;&lt;source media="(prefers-color-scheme: light)" srcset="https://github.com/StorageB/icons/blob/main/GNOME46Adwaita/dark/object-rotate-left-symbolic.svg"&gt;&lt;img alt="object-rotate-left-symbolic" src="https://user-images.githubusercontent.com/25423296/163456779-a8556205-d0a5-45e2-ac17-42d089e3c3f8.png"&gt;&lt;/picture&gt; &amp;nbsp; &amp;nbsp;object-rotate-left-symbolic&lt;br&gt;</text:p>
          </table:table-cell>
        </table:table-row>
        <table:table-row table:style-name="ro1">
          <table:table-cell office:value-type="string" calcext:value-type="string">
            <text:p>object-rotate-right-symbolic.svg</text:p>
          </table:table-cell>
          <table:table-cell office:value-type="string" calcext:value-type="string">
            <text:p>object-rotate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4] &amp; CHAR(34) &amp; &quot;&gt;&quot; &amp; &#10;&quot;&lt;img alt=&quot; &amp; CHAR(34) &amp; [.B1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4] &amp; &quot;&lt;br&gt;&quot;" office:value-type="string" office:string-value="&lt;picture&gt;&lt;source media=&quot;(prefers-color-scheme: dark)&quot; srcset=&quot;https://github.com/StorageB/icons/blob/main/GNOME46Adwaita/light/object-rotate-right-symbolic.svg&quot;&gt;&lt;source media=&quot;(prefers-color-scheme: light)&quot; srcset=&quot;https://github.com/StorageB/icons/blob/main/GNOME46Adwaita/dark/object-rotate-right-symbolic.svg&quot;&gt;&lt;img alt=&quot;object-rotate-right-symbolic&quot; src=&quot;https://user-images.githubusercontent.com/25423296/163456779-a8556205-d0a5-45e2-ac17-42d089e3c3f8.png&quot;&gt;&lt;/picture&gt; &amp;nbsp; &amp;nbsp;object-rotate-right-symbolic&lt;br&gt;" calcext:value-type="string">
            <text:p>&lt;picture&gt;&lt;source media="(prefers-color-scheme: dark)" srcset="https://github.com/StorageB/icons/blob/main/GNOME46Adwaita/light/object-rotate-right-symbolic.svg"&gt;&lt;source media="(prefers-color-scheme: light)" srcset="https://github.com/StorageB/icons/blob/main/GNOME46Adwaita/dark/object-rotate-right-symbolic.svg"&gt;&lt;img alt="object-rotate-right-symbolic" src="https://user-images.githubusercontent.com/25423296/163456779-a8556205-d0a5-45e2-ac17-42d089e3c3f8.png"&gt;&lt;/picture&gt; &amp;nbsp; &amp;nbsp;object-rotate-right-symbolic&lt;br&gt;</text:p>
          </table:table-cell>
        </table:table-row>
        <table:table-row table:style-name="ro1">
          <table:table-cell office:value-type="string" calcext:value-type="string">
            <text:p>object-select-symbolic.svg</text:p>
          </table:table-cell>
          <table:table-cell office:value-type="string" calcext:value-type="string">
            <text:p>object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5] &amp; CHAR(34) &amp; &quot;&gt;&quot; &amp; &#10;&quot;&lt;img alt=&quot; &amp; CHAR(34) &amp; [.B1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5] &amp; &quot;&lt;br&gt;&quot;" office:value-type="string" office:string-value="&lt;picture&gt;&lt;source media=&quot;(prefers-color-scheme: dark)&quot; srcset=&quot;https://github.com/StorageB/icons/blob/main/GNOME46Adwaita/light/object-select-symbolic.svg&quot;&gt;&lt;source media=&quot;(prefers-color-scheme: light)&quot; srcset=&quot;https://github.com/StorageB/icons/blob/main/GNOME46Adwaita/dark/object-select-symbolic.svg&quot;&gt;&lt;img alt=&quot;object-select-symbolic&quot; src=&quot;https://user-images.githubusercontent.com/25423296/163456779-a8556205-d0a5-45e2-ac17-42d089e3c3f8.png&quot;&gt;&lt;/picture&gt; &amp;nbsp; &amp;nbsp;object-select-symbolic&lt;br&gt;" calcext:value-type="string">
            <text:p>&lt;picture&gt;&lt;source media="(prefers-color-scheme: dark)" srcset="https://github.com/StorageB/icons/blob/main/GNOME46Adwaita/light/object-select-symbolic.svg"&gt;&lt;source media="(prefers-color-scheme: light)" srcset="https://github.com/StorageB/icons/blob/main/GNOME46Adwaita/dark/object-select-symbolic.svg"&gt;&lt;img alt="object-select-symbolic" src="https://user-images.githubusercontent.com/25423296/163456779-a8556205-d0a5-45e2-ac17-42d089e3c3f8.png"&gt;&lt;/picture&gt; &amp;nbsp; &amp;nbsp;object-select-symbolic&lt;br&gt;</text:p>
          </table:table-cell>
        </table:table-row>
        <table:table-row table:style-name="ro1">
          <table:table-cell office:value-type="string" calcext:value-type="string">
            <text:p>open-menu-symbolic.svg</text:p>
          </table:table-cell>
          <table:table-cell office:value-type="string" calcext:value-type="string">
            <text:p>open-menu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6] &amp; CHAR(34) &amp; &quot;&gt;&quot; &amp; &#10;&quot;&lt;img alt=&quot; &amp; CHAR(34) &amp; [.B1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6] &amp; &quot;&lt;br&gt;&quot;" office:value-type="string" office:string-value="&lt;picture&gt;&lt;source media=&quot;(prefers-color-scheme: dark)&quot; srcset=&quot;https://github.com/StorageB/icons/blob/main/GNOME46Adwaita/light/open-menu-symbolic.svg&quot;&gt;&lt;source media=&quot;(prefers-color-scheme: light)&quot; srcset=&quot;https://github.com/StorageB/icons/blob/main/GNOME46Adwaita/dark/open-menu-symbolic.svg&quot;&gt;&lt;img alt=&quot;open-menu-symbolic&quot; src=&quot;https://user-images.githubusercontent.com/25423296/163456779-a8556205-d0a5-45e2-ac17-42d089e3c3f8.png&quot;&gt;&lt;/picture&gt; &amp;nbsp; &amp;nbsp;open-menu-symbolic&lt;br&gt;" calcext:value-type="string">
            <text:p>&lt;picture&gt;&lt;source media="(prefers-color-scheme: dark)" srcset="https://github.com/StorageB/icons/blob/main/GNOME46Adwaita/light/open-menu-symbolic.svg"&gt;&lt;source media="(prefers-color-scheme: light)" srcset="https://github.com/StorageB/icons/blob/main/GNOME46Adwaita/dark/open-menu-symbolic.svg"&gt;&lt;img alt="open-menu-symbolic" src="https://user-images.githubusercontent.com/25423296/163456779-a8556205-d0a5-45e2-ac17-42d089e3c3f8.png"&gt;&lt;/picture&gt; &amp;nbsp; &amp;nbsp;open-menu-symbolic&lt;br&gt;</text:p>
          </table:table-cell>
        </table:table-row>
        <table:table-row table:style-name="ro1">
          <table:table-cell office:value-type="string" calcext:value-type="string">
            <text:p>process-stop-symbolic.svg</text:p>
          </table:table-cell>
          <table:table-cell office:value-type="string" calcext:value-type="string">
            <text:p>process-s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7] &amp; CHAR(34) &amp; &quot;&gt;&quot; &amp; &#10;&quot;&lt;img alt=&quot; &amp; CHAR(34) &amp; [.B1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7] &amp; &quot;&lt;br&gt;&quot;" office:value-type="string" office:string-value="&lt;picture&gt;&lt;source media=&quot;(prefers-color-scheme: dark)&quot; srcset=&quot;https://github.com/StorageB/icons/blob/main/GNOME46Adwaita/light/process-stop-symbolic.svg&quot;&gt;&lt;source media=&quot;(prefers-color-scheme: light)&quot; srcset=&quot;https://github.com/StorageB/icons/blob/main/GNOME46Adwaita/dark/process-stop-symbolic.svg&quot;&gt;&lt;img alt=&quot;process-stop-symbolic&quot; src=&quot;https://user-images.githubusercontent.com/25423296/163456779-a8556205-d0a5-45e2-ac17-42d089e3c3f8.png&quot;&gt;&lt;/picture&gt; &amp;nbsp; &amp;nbsp;process-stop-symbolic&lt;br&gt;" calcext:value-type="string">
            <text:p>&lt;picture&gt;&lt;source media="(prefers-color-scheme: dark)" srcset="https://github.com/StorageB/icons/blob/main/GNOME46Adwaita/light/process-stop-symbolic.svg"&gt;&lt;source media="(prefers-color-scheme: light)" srcset="https://github.com/StorageB/icons/blob/main/GNOME46Adwaita/dark/process-stop-symbolic.svg"&gt;&lt;img alt="process-stop-symbolic" src="https://user-images.githubusercontent.com/25423296/163456779-a8556205-d0a5-45e2-ac17-42d089e3c3f8.png"&gt;&lt;/picture&gt; &amp;nbsp; &amp;nbsp;process-stop-symbolic&lt;br&gt;</text:p>
          </table:table-cell>
        </table:table-row>
        <table:table-row table:style-name="ro1">
          <table:table-cell office:value-type="string" calcext:value-type="string">
            <text:p>selection-mode-symbolic.svg</text:p>
          </table:table-cell>
          <table:table-cell office:value-type="string" calcext:value-type="string">
            <text:p>selection-mod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8] &amp; CHAR(34) &amp; &quot;&gt;&quot; &amp; &#10;&quot;&lt;img alt=&quot; &amp; CHAR(34) &amp; [.B1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8] &amp; &quot;&lt;br&gt;&quot;" office:value-type="string" office:string-value="&lt;picture&gt;&lt;source media=&quot;(prefers-color-scheme: dark)&quot; srcset=&quot;https://github.com/StorageB/icons/blob/main/GNOME46Adwaita/light/selection-mode-symbolic.svg&quot;&gt;&lt;source media=&quot;(prefers-color-scheme: light)&quot; srcset=&quot;https://github.com/StorageB/icons/blob/main/GNOME46Adwaita/dark/selection-mode-symbolic.svg&quot;&gt;&lt;img alt=&quot;selection-mode-symbolic&quot; src=&quot;https://user-images.githubusercontent.com/25423296/163456779-a8556205-d0a5-45e2-ac17-42d089e3c3f8.png&quot;&gt;&lt;/picture&gt; &amp;nbsp; &amp;nbsp;selection-mode-symbolic&lt;br&gt;" calcext:value-type="string">
            <text:p>&lt;picture&gt;&lt;source media="(prefers-color-scheme: dark)" srcset="https://github.com/StorageB/icons/blob/main/GNOME46Adwaita/light/selection-mode-symbolic.svg"&gt;&lt;source media="(prefers-color-scheme: light)" srcset="https://github.com/StorageB/icons/blob/main/GNOME46Adwaita/dark/selection-mode-symbolic.svg"&gt;&lt;img alt="selection-mode-symbolic" src="https://user-images.githubusercontent.com/25423296/163456779-a8556205-d0a5-45e2-ac17-42d089e3c3f8.png"&gt;&lt;/picture&gt; &amp;nbsp; &amp;nbsp;selection-mode-symbolic&lt;br&gt;</text:p>
          </table:table-cell>
        </table:table-row>
        <table:table-row table:style-name="ro1">
          <table:table-cell office:value-type="string" calcext:value-type="string">
            <text:p>send-to-symbolic.svg</text:p>
          </table:table-cell>
          <table:table-cell office:value-type="string" calcext:value-type="string">
            <text:p>send-t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2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29] &amp; CHAR(34) &amp; &quot;&gt;&quot; &amp; &#10;&quot;&lt;img alt=&quot; &amp; CHAR(34) &amp; [.B1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9] &amp; &quot;&lt;br&gt;&quot;" office:value-type="string" office:string-value="&lt;picture&gt;&lt;source media=&quot;(prefers-color-scheme: dark)&quot; srcset=&quot;https://github.com/StorageB/icons/blob/main/GNOME46Adwaita/light/send-to-symbolic.svg&quot;&gt;&lt;source media=&quot;(prefers-color-scheme: light)&quot; srcset=&quot;https://github.com/StorageB/icons/blob/main/GNOME46Adwaita/dark/send-to-symbolic.svg&quot;&gt;&lt;img alt=&quot;send-to-symbolic&quot; src=&quot;https://user-images.githubusercontent.com/25423296/163456779-a8556205-d0a5-45e2-ac17-42d089e3c3f8.png&quot;&gt;&lt;/picture&gt; &amp;nbsp; &amp;nbsp;send-to-symbolic&lt;br&gt;" calcext:value-type="string">
            <text:p>&lt;picture&gt;&lt;source media="(prefers-color-scheme: dark)" srcset="https://github.com/StorageB/icons/blob/main/GNOME46Adwaita/light/send-to-symbolic.svg"&gt;&lt;source media="(prefers-color-scheme: light)" srcset="https://github.com/StorageB/icons/blob/main/GNOME46Adwaita/dark/send-to-symbolic.svg"&gt;&lt;img alt="send-to-symbolic" src="https://user-images.githubusercontent.com/25423296/163456779-a8556205-d0a5-45e2-ac17-42d089e3c3f8.png"&gt;&lt;/picture&gt; &amp;nbsp; &amp;nbsp;send-to-symbolic&lt;br&gt;</text:p>
          </table:table-cell>
        </table:table-row>
        <table:table-row table:style-name="ro1">
          <table:table-cell office:value-type="string" calcext:value-type="string">
            <text:p>sidebar-show-right-symbolic-rtl.svg</text:p>
          </table:table-cell>
          <table:table-cell office:value-type="string" calcext:value-type="string">
            <text:p>sidebar-show-righ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0] &amp; CHAR(34) &amp; &quot;&gt;&quot; &amp; &#10;&quot;&lt;img alt=&quot; &amp; CHAR(34) &amp; [.B1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0] &amp; &quot;&lt;br&gt;&quot;" office:value-type="string" office:string-value="&lt;picture&gt;&lt;source media=&quot;(prefers-color-scheme: dark)&quot; srcset=&quot;https://github.com/StorageB/icons/blob/main/GNOME46Adwaita/light/sidebar-show-right-symbolic-rtl.svg&quot;&gt;&lt;source media=&quot;(prefers-color-scheme: light)&quot; srcset=&quot;https://github.com/StorageB/icons/blob/main/GNOME46Adwaita/dark/sidebar-show-right-symbolic-rtl.svg&quot;&gt;&lt;img alt=&quot;sidebar-show-right-symbolic-rtl&quot; src=&quot;https://user-images.githubusercontent.com/25423296/163456779-a8556205-d0a5-45e2-ac17-42d089e3c3f8.png&quot;&gt;&lt;/picture&gt; &amp;nbsp; &amp;nbsp;sidebar-show-right-symbolic-rtl&lt;br&gt;" calcext:value-type="string">
            <text:p>&lt;picture&gt;&lt;source media="(prefers-color-scheme: dark)" srcset="https://github.com/StorageB/icons/blob/main/GNOME46Adwaita/light/sidebar-show-right-symbolic-rtl.svg"&gt;&lt;source media="(prefers-color-scheme: light)" srcset="https://github.com/StorageB/icons/blob/main/GNOME46Adwaita/dark/sidebar-show-right-symbolic-rtl.svg"&gt;&lt;img alt="sidebar-show-right-symbolic-rtl" src="https://user-images.githubusercontent.com/25423296/163456779-a8556205-d0a5-45e2-ac17-42d089e3c3f8.png"&gt;&lt;/picture&gt; &amp;nbsp; &amp;nbsp;sidebar-show-right-symbolic-rtl&lt;br&gt;</text:p>
          </table:table-cell>
        </table:table-row>
        <table:table-row table:style-name="ro1">
          <table:table-cell office:value-type="string" calcext:value-type="string">
            <text:p>sidebar-show-right-symbolic.svg</text:p>
          </table:table-cell>
          <table:table-cell office:value-type="string" calcext:value-type="string">
            <text:p>sidebar-show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1] &amp; CHAR(34) &amp; &quot;&gt;&quot; &amp; &#10;&quot;&lt;img alt=&quot; &amp; CHAR(34) &amp; [.B1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1] &amp; &quot;&lt;br&gt;&quot;" office:value-type="string" office:string-value="&lt;picture&gt;&lt;source media=&quot;(prefers-color-scheme: dark)&quot; srcset=&quot;https://github.com/StorageB/icons/blob/main/GNOME46Adwaita/light/sidebar-show-right-symbolic.svg&quot;&gt;&lt;source media=&quot;(prefers-color-scheme: light)&quot; srcset=&quot;https://github.com/StorageB/icons/blob/main/GNOME46Adwaita/dark/sidebar-show-right-symbolic.svg&quot;&gt;&lt;img alt=&quot;sidebar-show-right-symbolic&quot; src=&quot;https://user-images.githubusercontent.com/25423296/163456779-a8556205-d0a5-45e2-ac17-42d089e3c3f8.png&quot;&gt;&lt;/picture&gt; &amp;nbsp; &amp;nbsp;sidebar-show-right-symbolic&lt;br&gt;" calcext:value-type="string">
            <text:p>&lt;picture&gt;&lt;source media="(prefers-color-scheme: dark)" srcset="https://github.com/StorageB/icons/blob/main/GNOME46Adwaita/light/sidebar-show-right-symbolic.svg"&gt;&lt;source media="(prefers-color-scheme: light)" srcset="https://github.com/StorageB/icons/blob/main/GNOME46Adwaita/dark/sidebar-show-right-symbolic.svg"&gt;&lt;img alt="sidebar-show-right-symbolic" src="https://user-images.githubusercontent.com/25423296/163456779-a8556205-d0a5-45e2-ac17-42d089e3c3f8.png"&gt;&lt;/picture&gt; &amp;nbsp; &amp;nbsp;sidebar-show-right-symbolic&lt;br&gt;</text:p>
          </table:table-cell>
        </table:table-row>
        <table:table-row table:style-name="ro1">
          <table:table-cell office:value-type="string" calcext:value-type="string">
            <text:p>sidebar-show-symbolic-rtl.svg</text:p>
          </table:table-cell>
          <table:table-cell office:value-type="string" calcext:value-type="string">
            <text:p>sidebar-show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2] &amp; CHAR(34) &amp; &quot;&gt;&quot; &amp; &#10;&quot;&lt;img alt=&quot; &amp; CHAR(34) &amp; [.B1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2] &amp; &quot;&lt;br&gt;&quot;" office:value-type="string" office:string-value="&lt;picture&gt;&lt;source media=&quot;(prefers-color-scheme: dark)&quot; srcset=&quot;https://github.com/StorageB/icons/blob/main/GNOME46Adwaita/light/sidebar-show-symbolic-rtl.svg&quot;&gt;&lt;source media=&quot;(prefers-color-scheme: light)&quot; srcset=&quot;https://github.com/StorageB/icons/blob/main/GNOME46Adwaita/dark/sidebar-show-symbolic-rtl.svg&quot;&gt;&lt;img alt=&quot;sidebar-show-symbolic-rtl&quot; src=&quot;https://user-images.githubusercontent.com/25423296/163456779-a8556205-d0a5-45e2-ac17-42d089e3c3f8.png&quot;&gt;&lt;/picture&gt; &amp;nbsp; &amp;nbsp;sidebar-show-symbolic-rtl&lt;br&gt;" calcext:value-type="string">
            <text:p>&lt;picture&gt;&lt;source media="(prefers-color-scheme: dark)" srcset="https://github.com/StorageB/icons/blob/main/GNOME46Adwaita/light/sidebar-show-symbolic-rtl.svg"&gt;&lt;source media="(prefers-color-scheme: light)" srcset="https://github.com/StorageB/icons/blob/main/GNOME46Adwaita/dark/sidebar-show-symbolic-rtl.svg"&gt;&lt;img alt="sidebar-show-symbolic-rtl" src="https://user-images.githubusercontent.com/25423296/163456779-a8556205-d0a5-45e2-ac17-42d089e3c3f8.png"&gt;&lt;/picture&gt; &amp;nbsp; &amp;nbsp;sidebar-show-symbolic-rtl&lt;br&gt;</text:p>
          </table:table-cell>
        </table:table-row>
        <table:table-row table:style-name="ro1">
          <table:table-cell office:value-type="string" calcext:value-type="string">
            <text:p>sidebar-show-symbolic.svg</text:p>
          </table:table-cell>
          <table:table-cell office:value-type="string" calcext:value-type="string">
            <text:p>sidebar-sh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3] &amp; CHAR(34) &amp; &quot;&gt;&quot; &amp; &#10;&quot;&lt;img alt=&quot; &amp; CHAR(34) &amp; [.B1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3] &amp; &quot;&lt;br&gt;&quot;" office:value-type="string" office:string-value="&lt;picture&gt;&lt;source media=&quot;(prefers-color-scheme: dark)&quot; srcset=&quot;https://github.com/StorageB/icons/blob/main/GNOME46Adwaita/light/sidebar-show-symbolic.svg&quot;&gt;&lt;source media=&quot;(prefers-color-scheme: light)&quot; srcset=&quot;https://github.com/StorageB/icons/blob/main/GNOME46Adwaita/dark/sidebar-show-symbolic.svg&quot;&gt;&lt;img alt=&quot;sidebar-show-symbolic&quot; src=&quot;https://user-images.githubusercontent.com/25423296/163456779-a8556205-d0a5-45e2-ac17-42d089e3c3f8.png&quot;&gt;&lt;/picture&gt; &amp;nbsp; &amp;nbsp;sidebar-show-symbolic&lt;br&gt;" calcext:value-type="string">
            <text:p>&lt;picture&gt;&lt;source media="(prefers-color-scheme: dark)" srcset="https://github.com/StorageB/icons/blob/main/GNOME46Adwaita/light/sidebar-show-symbolic.svg"&gt;&lt;source media="(prefers-color-scheme: light)" srcset="https://github.com/StorageB/icons/blob/main/GNOME46Adwaita/dark/sidebar-show-symbolic.svg"&gt;&lt;img alt="sidebar-show-symbolic" src="https://user-images.githubusercontent.com/25423296/163456779-a8556205-d0a5-45e2-ac17-42d089e3c3f8.png"&gt;&lt;/picture&gt; &amp;nbsp; &amp;nbsp;sidebar-show-symbolic&lt;br&gt;</text:p>
          </table:table-cell>
        </table:table-row>
        <table:table-row table:style-name="ro1">
          <table:table-cell office:value-type="string" calcext:value-type="string">
            <text:p>star-new-symbolic.svg</text:p>
          </table:table-cell>
          <table:table-cell office:value-type="string" calcext:value-type="string">
            <text:p>star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4] &amp; CHAR(34) &amp; &quot;&gt;&quot; &amp; &#10;&quot;&lt;img alt=&quot; &amp; CHAR(34) &amp; [.B1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4] &amp; &quot;&lt;br&gt;&quot;" office:value-type="string" office:string-value="&lt;picture&gt;&lt;source media=&quot;(prefers-color-scheme: dark)&quot; srcset=&quot;https://github.com/StorageB/icons/blob/main/GNOME46Adwaita/light/star-new-symbolic.svg&quot;&gt;&lt;source media=&quot;(prefers-color-scheme: light)&quot; srcset=&quot;https://github.com/StorageB/icons/blob/main/GNOME46Adwaita/dark/star-new-symbolic.svg&quot;&gt;&lt;img alt=&quot;star-new-symbolic&quot; src=&quot;https://user-images.githubusercontent.com/25423296/163456779-a8556205-d0a5-45e2-ac17-42d089e3c3f8.png&quot;&gt;&lt;/picture&gt; &amp;nbsp; &amp;nbsp;star-new-symbolic&lt;br&gt;" calcext:value-type="string">
            <text:p>&lt;picture&gt;&lt;source media="(prefers-color-scheme: dark)" srcset="https://github.com/StorageB/icons/blob/main/GNOME46Adwaita/light/star-new-symbolic.svg"&gt;&lt;source media="(prefers-color-scheme: light)" srcset="https://github.com/StorageB/icons/blob/main/GNOME46Adwaita/dark/star-new-symbolic.svg"&gt;&lt;img alt="star-new-symbolic" src="https://user-images.githubusercontent.com/25423296/163456779-a8556205-d0a5-45e2-ac17-42d089e3c3f8.png"&gt;&lt;/picture&gt; &amp;nbsp; &amp;nbsp;star-new-symbolic&lt;br&gt;</text:p>
          </table:table-cell>
        </table:table-row>
        <table:table-row table:style-name="ro1">
          <table:table-cell office:value-type="string" calcext:value-type="string">
            <text:p>system-log-out-rtl-symbolic.svg</text:p>
          </table:table-cell>
          <table:table-cell office:value-type="string" calcext:value-type="string">
            <text:p>system-log-ou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5] &amp; CHAR(34) &amp; &quot;&gt;&quot; &amp; &#10;&quot;&lt;img alt=&quot; &amp; CHAR(34) &amp; [.B1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5] &amp; &quot;&lt;br&gt;&quot;" office:value-type="string" office:string-value="&lt;picture&gt;&lt;source media=&quot;(prefers-color-scheme: dark)&quot; srcset=&quot;https://github.com/StorageB/icons/blob/main/GNOME46Adwaita/light/system-log-out-rtl-symbolic.svg&quot;&gt;&lt;source media=&quot;(prefers-color-scheme: light)&quot; srcset=&quot;https://github.com/StorageB/icons/blob/main/GNOME46Adwaita/dark/system-log-out-rtl-symbolic.svg&quot;&gt;&lt;img alt=&quot;system-log-out-rtl-symbolic&quot; src=&quot;https://user-images.githubusercontent.com/25423296/163456779-a8556205-d0a5-45e2-ac17-42d089e3c3f8.png&quot;&gt;&lt;/picture&gt; &amp;nbsp; &amp;nbsp;system-log-out-rtl-symbolic&lt;br&gt;" calcext:value-type="string">
            <text:p>&lt;picture&gt;&lt;source media="(prefers-color-scheme: dark)" srcset="https://github.com/StorageB/icons/blob/main/GNOME46Adwaita/light/system-log-out-rtl-symbolic.svg"&gt;&lt;source media="(prefers-color-scheme: light)" srcset="https://github.com/StorageB/icons/blob/main/GNOME46Adwaita/dark/system-log-out-rtl-symbolic.svg"&gt;&lt;img alt="system-log-out-rtl-symbolic" src="https://user-images.githubusercontent.com/25423296/163456779-a8556205-d0a5-45e2-ac17-42d089e3c3f8.png"&gt;&lt;/picture&gt; &amp;nbsp; &amp;nbsp;system-log-out-rtl-symbolic&lt;br&gt;</text:p>
          </table:table-cell>
        </table:table-row>
        <table:table-row table:style-name="ro1">
          <table:table-cell office:value-type="string" calcext:value-type="string">
            <text:p>system-log-out-symbolic-rtl.svg</text:p>
          </table:table-cell>
          <table:table-cell office:value-type="string" calcext:value-type="string">
            <text:p>system-log-ou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6] &amp; CHAR(34) &amp; &quot;&gt;&quot; &amp; &#10;&quot;&lt;img alt=&quot; &amp; CHAR(34) &amp; [.B1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6] &amp; &quot;&lt;br&gt;&quot;" office:value-type="string" office:string-value="&lt;picture&gt;&lt;source media=&quot;(prefers-color-scheme: dark)&quot; srcset=&quot;https://github.com/StorageB/icons/blob/main/GNOME46Adwaita/light/system-log-out-symbolic-rtl.svg&quot;&gt;&lt;source media=&quot;(prefers-color-scheme: light)&quot; srcset=&quot;https://github.com/StorageB/icons/blob/main/GNOME46Adwaita/dark/system-log-out-symbolic-rtl.svg&quot;&gt;&lt;img alt=&quot;system-log-out-symbolic-rtl&quot; src=&quot;https://user-images.githubusercontent.com/25423296/163456779-a8556205-d0a5-45e2-ac17-42d089e3c3f8.png&quot;&gt;&lt;/picture&gt; &amp;nbsp; &amp;nbsp;system-log-out-symbolic-rtl&lt;br&gt;" calcext:value-type="string">
            <text:p>&lt;picture&gt;&lt;source media="(prefers-color-scheme: dark)" srcset="https://github.com/StorageB/icons/blob/main/GNOME46Adwaita/light/system-log-out-symbolic-rtl.svg"&gt;&lt;source media="(prefers-color-scheme: light)" srcset="https://github.com/StorageB/icons/blob/main/GNOME46Adwaita/dark/system-log-out-symbolic-rtl.svg"&gt;&lt;img alt="system-log-out-symbolic-rtl" src="https://user-images.githubusercontent.com/25423296/163456779-a8556205-d0a5-45e2-ac17-42d089e3c3f8.png"&gt;&lt;/picture&gt; &amp;nbsp; &amp;nbsp;system-log-out-symbolic-rtl&lt;br&gt;</text:p>
          </table:table-cell>
        </table:table-row>
        <table:table-row table:style-name="ro1">
          <table:table-cell office:value-type="string" calcext:value-type="string">
            <text:p>system-log-out-symbolic.svg</text:p>
          </table:table-cell>
          <table:table-cell office:value-type="string" calcext:value-type="string">
            <text:p>system-log-o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7] &amp; CHAR(34) &amp; &quot;&gt;&quot; &amp; &#10;&quot;&lt;img alt=&quot; &amp; CHAR(34) &amp; [.B1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7] &amp; &quot;&lt;br&gt;&quot;" office:value-type="string" office:string-value="&lt;picture&gt;&lt;source media=&quot;(prefers-color-scheme: dark)&quot; srcset=&quot;https://github.com/StorageB/icons/blob/main/GNOME46Adwaita/light/system-log-out-symbolic.svg&quot;&gt;&lt;source media=&quot;(prefers-color-scheme: light)&quot; srcset=&quot;https://github.com/StorageB/icons/blob/main/GNOME46Adwaita/dark/system-log-out-symbolic.svg&quot;&gt;&lt;img alt=&quot;system-log-out-symbolic&quot; src=&quot;https://user-images.githubusercontent.com/25423296/163456779-a8556205-d0a5-45e2-ac17-42d089e3c3f8.png&quot;&gt;&lt;/picture&gt; &amp;nbsp; &amp;nbsp;system-log-out-symbolic&lt;br&gt;" calcext:value-type="string">
            <text:p>&lt;picture&gt;&lt;source media="(prefers-color-scheme: dark)" srcset="https://github.com/StorageB/icons/blob/main/GNOME46Adwaita/light/system-log-out-symbolic.svg"&gt;&lt;source media="(prefers-color-scheme: light)" srcset="https://github.com/StorageB/icons/blob/main/GNOME46Adwaita/dark/system-log-out-symbolic.svg"&gt;&lt;img alt="system-log-out-symbolic" src="https://user-images.githubusercontent.com/25423296/163456779-a8556205-d0a5-45e2-ac17-42d089e3c3f8.png"&gt;&lt;/picture&gt; &amp;nbsp; &amp;nbsp;system-log-out-symbolic&lt;br&gt;</text:p>
          </table:table-cell>
        </table:table-row>
        <table:table-row table:style-name="ro1">
          <table:table-cell office:value-type="string" calcext:value-type="string">
            <text:p>system-reboot-symbolic.svg</text:p>
          </table:table-cell>
          <table:table-cell office:value-type="string" calcext:value-type="string">
            <text:p>system-reboo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8] &amp; CHAR(34) &amp; &quot;&gt;&quot; &amp; &#10;&quot;&lt;img alt=&quot; &amp; CHAR(34) &amp; [.B1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8] &amp; &quot;&lt;br&gt;&quot;" office:value-type="string" office:string-value="&lt;picture&gt;&lt;source media=&quot;(prefers-color-scheme: dark)&quot; srcset=&quot;https://github.com/StorageB/icons/blob/main/GNOME46Adwaita/light/system-reboot-symbolic.svg&quot;&gt;&lt;source media=&quot;(prefers-color-scheme: light)&quot; srcset=&quot;https://github.com/StorageB/icons/blob/main/GNOME46Adwaita/dark/system-reboot-symbolic.svg&quot;&gt;&lt;img alt=&quot;system-reboot-symbolic&quot; src=&quot;https://user-images.githubusercontent.com/25423296/163456779-a8556205-d0a5-45e2-ac17-42d089e3c3f8.png&quot;&gt;&lt;/picture&gt; &amp;nbsp; &amp;nbsp;system-reboot-symbolic&lt;br&gt;" calcext:value-type="string">
            <text:p>&lt;picture&gt;&lt;source media="(prefers-color-scheme: dark)" srcset="https://github.com/StorageB/icons/blob/main/GNOME46Adwaita/light/system-reboot-symbolic.svg"&gt;&lt;source media="(prefers-color-scheme: light)" srcset="https://github.com/StorageB/icons/blob/main/GNOME46Adwaita/dark/system-reboot-symbolic.svg"&gt;&lt;img alt="system-reboot-symbolic" src="https://user-images.githubusercontent.com/25423296/163456779-a8556205-d0a5-45e2-ac17-42d089e3c3f8.png"&gt;&lt;/picture&gt; &amp;nbsp; &amp;nbsp;system-reboot-symbolic&lt;br&gt;</text:p>
          </table:table-cell>
        </table:table-row>
        <table:table-row table:style-name="ro1">
          <table:table-cell office:value-type="string" calcext:value-type="string">
            <text:p>system-run-symbolic.svg</text:p>
          </table:table-cell>
          <table:table-cell office:value-type="string" calcext:value-type="string">
            <text:p>system-ru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3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39] &amp; CHAR(34) &amp; &quot;&gt;&quot; &amp; &#10;&quot;&lt;img alt=&quot; &amp; CHAR(34) &amp; [.B1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9] &amp; &quot;&lt;br&gt;&quot;" office:value-type="string" office:string-value="&lt;picture&gt;&lt;source media=&quot;(prefers-color-scheme: dark)&quot; srcset=&quot;https://github.com/StorageB/icons/blob/main/GNOME46Adwaita/light/system-run-symbolic.svg&quot;&gt;&lt;source media=&quot;(prefers-color-scheme: light)&quot; srcset=&quot;https://github.com/StorageB/icons/blob/main/GNOME46Adwaita/dark/system-run-symbolic.svg&quot;&gt;&lt;img alt=&quot;system-run-symbolic&quot; src=&quot;https://user-images.githubusercontent.com/25423296/163456779-a8556205-d0a5-45e2-ac17-42d089e3c3f8.png&quot;&gt;&lt;/picture&gt; &amp;nbsp; &amp;nbsp;system-run-symbolic&lt;br&gt;" calcext:value-type="string">
            <text:p>&lt;picture&gt;&lt;source media="(prefers-color-scheme: dark)" srcset="https://github.com/StorageB/icons/blob/main/GNOME46Adwaita/light/system-run-symbolic.svg"&gt;&lt;source media="(prefers-color-scheme: light)" srcset="https://github.com/StorageB/icons/blob/main/GNOME46Adwaita/dark/system-run-symbolic.svg"&gt;&lt;img alt="system-run-symbolic" src="https://user-images.githubusercontent.com/25423296/163456779-a8556205-d0a5-45e2-ac17-42d089e3c3f8.png"&gt;&lt;/picture&gt; &amp;nbsp; &amp;nbsp;system-run-symbolic&lt;br&gt;</text:p>
          </table:table-cell>
        </table:table-row>
        <table:table-row table:style-name="ro1">
          <table:table-cell office:value-type="string" calcext:value-type="string">
            <text:p>system-search-symbolic.svg</text:p>
          </table:table-cell>
          <table:table-cell office:value-type="string" calcext:value-type="string">
            <text:p>system-sear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0] &amp; CHAR(34) &amp; &quot;&gt;&quot; &amp; &#10;&quot;&lt;img alt=&quot; &amp; CHAR(34) &amp; [.B1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0] &amp; &quot;&lt;br&gt;&quot;" office:value-type="string" office:string-value="&lt;picture&gt;&lt;source media=&quot;(prefers-color-scheme: dark)&quot; srcset=&quot;https://github.com/StorageB/icons/blob/main/GNOME46Adwaita/light/system-search-symbolic.svg&quot;&gt;&lt;source media=&quot;(prefers-color-scheme: light)&quot; srcset=&quot;https://github.com/StorageB/icons/blob/main/GNOME46Adwaita/dark/system-search-symbolic.svg&quot;&gt;&lt;img alt=&quot;system-search-symbolic&quot; src=&quot;https://user-images.githubusercontent.com/25423296/163456779-a8556205-d0a5-45e2-ac17-42d089e3c3f8.png&quot;&gt;&lt;/picture&gt; &amp;nbsp; &amp;nbsp;system-search-symbolic&lt;br&gt;" calcext:value-type="string">
            <text:p>&lt;picture&gt;&lt;source media="(prefers-color-scheme: dark)" srcset="https://github.com/StorageB/icons/blob/main/GNOME46Adwaita/light/system-search-symbolic.svg"&gt;&lt;source media="(prefers-color-scheme: light)" srcset="https://github.com/StorageB/icons/blob/main/GNOME46Adwaita/dark/system-search-symbolic.svg"&gt;&lt;img alt="system-search-symbolic" src="https://user-images.githubusercontent.com/25423296/163456779-a8556205-d0a5-45e2-ac17-42d089e3c3f8.png"&gt;&lt;/picture&gt; &amp;nbsp; &amp;nbsp;system-search-symbolic&lt;br&gt;</text:p>
          </table:table-cell>
        </table:table-row>
        <table:table-row table:style-name="ro1">
          <table:table-cell office:value-type="string" calcext:value-type="string">
            <text:p>system-shutdown-symbolic.svg</text:p>
          </table:table-cell>
          <table:table-cell office:value-type="string" calcext:value-type="string">
            <text:p>system-shutdo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1] &amp; CHAR(34) &amp; &quot;&gt;&quot; &amp; &#10;&quot;&lt;img alt=&quot; &amp; CHAR(34) &amp; [.B1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1] &amp; &quot;&lt;br&gt;&quot;" office:value-type="string" office:string-value="&lt;picture&gt;&lt;source media=&quot;(prefers-color-scheme: dark)&quot; srcset=&quot;https://github.com/StorageB/icons/blob/main/GNOME46Adwaita/light/system-shutdown-symbolic.svg&quot;&gt;&lt;source media=&quot;(prefers-color-scheme: light)&quot; srcset=&quot;https://github.com/StorageB/icons/blob/main/GNOME46Adwaita/dark/system-shutdown-symbolic.svg&quot;&gt;&lt;img alt=&quot;system-shutdown-symbolic&quot; src=&quot;https://user-images.githubusercontent.com/25423296/163456779-a8556205-d0a5-45e2-ac17-42d089e3c3f8.png&quot;&gt;&lt;/picture&gt; &amp;nbsp; &amp;nbsp;system-shutdown-symbolic&lt;br&gt;" calcext:value-type="string">
            <text:p>&lt;picture&gt;&lt;source media="(prefers-color-scheme: dark)" srcset="https://github.com/StorageB/icons/blob/main/GNOME46Adwaita/light/system-shutdown-symbolic.svg"&gt;&lt;source media="(prefers-color-scheme: light)" srcset="https://github.com/StorageB/icons/blob/main/GNOME46Adwaita/dark/system-shutdown-symbolic.svg"&gt;&lt;img alt="system-shutdown-symbolic" src="https://user-images.githubusercontent.com/25423296/163456779-a8556205-d0a5-45e2-ac17-42d089e3c3f8.png"&gt;&lt;/picture&gt; &amp;nbsp; &amp;nbsp;system-shutdown-symbolic&lt;br&gt;</text:p>
          </table:table-cell>
        </table:table-row>
        <table:table-row table:style-name="ro1">
          <table:table-cell office:value-type="string" calcext:value-type="string">
            <text:p>system-switch-user-rtl-symbolic.svg</text:p>
          </table:table-cell>
          <table:table-cell office:value-type="string" calcext:value-type="string">
            <text:p>system-switch-user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2] &amp; CHAR(34) &amp; &quot;&gt;&quot; &amp; &#10;&quot;&lt;img alt=&quot; &amp; CHAR(34) &amp; [.B1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2] &amp; &quot;&lt;br&gt;&quot;" office:value-type="string" office:string-value="&lt;picture&gt;&lt;source media=&quot;(prefers-color-scheme: dark)&quot; srcset=&quot;https://github.com/StorageB/icons/blob/main/GNOME46Adwaita/light/system-switch-user-rtl-symbolic.svg&quot;&gt;&lt;source media=&quot;(prefers-color-scheme: light)&quot; srcset=&quot;https://github.com/StorageB/icons/blob/main/GNOME46Adwaita/dark/system-switch-user-rtl-symbolic.svg&quot;&gt;&lt;img alt=&quot;system-switch-user-rtl-symbolic&quot; src=&quot;https://user-images.githubusercontent.com/25423296/163456779-a8556205-d0a5-45e2-ac17-42d089e3c3f8.png&quot;&gt;&lt;/picture&gt; &amp;nbsp; &amp;nbsp;system-switch-user-rtl-symbolic&lt;br&gt;" calcext:value-type="string">
            <text:p>&lt;picture&gt;&lt;source media="(prefers-color-scheme: dark)" srcset="https://github.com/StorageB/icons/blob/main/GNOME46Adwaita/light/system-switch-user-rtl-symbolic.svg"&gt;&lt;source media="(prefers-color-scheme: light)" srcset="https://github.com/StorageB/icons/blob/main/GNOME46Adwaita/dark/system-switch-user-rtl-symbolic.svg"&gt;&lt;img alt="system-switch-user-rtl-symbolic" src="https://user-images.githubusercontent.com/25423296/163456779-a8556205-d0a5-45e2-ac17-42d089e3c3f8.png"&gt;&lt;/picture&gt; &amp;nbsp; &amp;nbsp;system-switch-user-rtl-symbolic&lt;br&gt;</text:p>
          </table:table-cell>
        </table:table-row>
        <table:table-row table:style-name="ro1">
          <table:table-cell office:value-type="string" calcext:value-type="string">
            <text:p>system-switch-user-symbolic-rtl.svg</text:p>
          </table:table-cell>
          <table:table-cell office:value-type="string" calcext:value-type="string">
            <text:p>system-switch-use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3] &amp; CHAR(34) &amp; &quot;&gt;&quot; &amp; &#10;&quot;&lt;img alt=&quot; &amp; CHAR(34) &amp; [.B1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3] &amp; &quot;&lt;br&gt;&quot;" office:value-type="string" office:string-value="&lt;picture&gt;&lt;source media=&quot;(prefers-color-scheme: dark)&quot; srcset=&quot;https://github.com/StorageB/icons/blob/main/GNOME46Adwaita/light/system-switch-user-symbolic-rtl.svg&quot;&gt;&lt;source media=&quot;(prefers-color-scheme: light)&quot; srcset=&quot;https://github.com/StorageB/icons/blob/main/GNOME46Adwaita/dark/system-switch-user-symbolic-rtl.svg&quot;&gt;&lt;img alt=&quot;system-switch-user-symbolic-rtl&quot; src=&quot;https://user-images.githubusercontent.com/25423296/163456779-a8556205-d0a5-45e2-ac17-42d089e3c3f8.png&quot;&gt;&lt;/picture&gt; &amp;nbsp; &amp;nbsp;system-switch-user-symbolic-rtl&lt;br&gt;" calcext:value-type="string">
            <text:p>&lt;picture&gt;&lt;source media="(prefers-color-scheme: dark)" srcset="https://github.com/StorageB/icons/blob/main/GNOME46Adwaita/light/system-switch-user-symbolic-rtl.svg"&gt;&lt;source media="(prefers-color-scheme: light)" srcset="https://github.com/StorageB/icons/blob/main/GNOME46Adwaita/dark/system-switch-user-symbolic-rtl.svg"&gt;&lt;img alt="system-switch-user-symbolic-rtl" src="https://user-images.githubusercontent.com/25423296/163456779-a8556205-d0a5-45e2-ac17-42d089e3c3f8.png"&gt;&lt;/picture&gt; &amp;nbsp; &amp;nbsp;system-switch-user-symbolic-rtl&lt;br&gt;</text:p>
          </table:table-cell>
        </table:table-row>
        <table:table-row table:style-name="ro1">
          <table:table-cell office:value-type="string" calcext:value-type="string">
            <text:p>system-switch-user-symbolic.svg</text:p>
          </table:table-cell>
          <table:table-cell office:value-type="string" calcext:value-type="string">
            <text:p>system-switch-us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4] &amp; CHAR(34) &amp; &quot;&gt;&quot; &amp; &#10;&quot;&lt;img alt=&quot; &amp; CHAR(34) &amp; [.B1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4] &amp; &quot;&lt;br&gt;&quot;" office:value-type="string" office:string-value="&lt;picture&gt;&lt;source media=&quot;(prefers-color-scheme: dark)&quot; srcset=&quot;https://github.com/StorageB/icons/blob/main/GNOME46Adwaita/light/system-switch-user-symbolic.svg&quot;&gt;&lt;source media=&quot;(prefers-color-scheme: light)&quot; srcset=&quot;https://github.com/StorageB/icons/blob/main/GNOME46Adwaita/dark/system-switch-user-symbolic.svg&quot;&gt;&lt;img alt=&quot;system-switch-user-symbolic&quot; src=&quot;https://user-images.githubusercontent.com/25423296/163456779-a8556205-d0a5-45e2-ac17-42d089e3c3f8.png&quot;&gt;&lt;/picture&gt; &amp;nbsp; &amp;nbsp;system-switch-user-symbolic&lt;br&gt;" calcext:value-type="string">
            <text:p>&lt;picture&gt;&lt;source media="(prefers-color-scheme: dark)" srcset="https://github.com/StorageB/icons/blob/main/GNOME46Adwaita/light/system-switch-user-symbolic.svg"&gt;&lt;source media="(prefers-color-scheme: light)" srcset="https://github.com/StorageB/icons/blob/main/GNOME46Adwaita/dark/system-switch-user-symbolic.svg"&gt;&lt;img alt="system-switch-user-symbolic" src="https://user-images.githubusercontent.com/25423296/163456779-a8556205-d0a5-45e2-ac17-42d089e3c3f8.png"&gt;&lt;/picture&gt; &amp;nbsp; &amp;nbsp;system-switch-user-symbolic&lt;br&gt;</text:p>
          </table:table-cell>
        </table:table-row>
        <table:table-row table:style-name="ro1">
          <table:table-cell office:value-type="string" calcext:value-type="string">
            <text:p>tab-new-symbolic.svg</text:p>
          </table:table-cell>
          <table:table-cell office:value-type="string" calcext:value-type="string">
            <text:p>tab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5] &amp; CHAR(34) &amp; &quot;&gt;&quot; &amp; &#10;&quot;&lt;img alt=&quot; &amp; CHAR(34) &amp; [.B1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5] &amp; &quot;&lt;br&gt;&quot;" office:value-type="string" office:string-value="&lt;picture&gt;&lt;source media=&quot;(prefers-color-scheme: dark)&quot; srcset=&quot;https://github.com/StorageB/icons/blob/main/GNOME46Adwaita/light/tab-new-symbolic.svg&quot;&gt;&lt;source media=&quot;(prefers-color-scheme: light)&quot; srcset=&quot;https://github.com/StorageB/icons/blob/main/GNOME46Adwaita/dark/tab-new-symbolic.svg&quot;&gt;&lt;img alt=&quot;tab-new-symbolic&quot; src=&quot;https://user-images.githubusercontent.com/25423296/163456779-a8556205-d0a5-45e2-ac17-42d089e3c3f8.png&quot;&gt;&lt;/picture&gt; &amp;nbsp; &amp;nbsp;tab-new-symbolic&lt;br&gt;" calcext:value-type="string">
            <text:p>&lt;picture&gt;&lt;source media="(prefers-color-scheme: dark)" srcset="https://github.com/StorageB/icons/blob/main/GNOME46Adwaita/light/tab-new-symbolic.svg"&gt;&lt;source media="(prefers-color-scheme: light)" srcset="https://github.com/StorageB/icons/blob/main/GNOME46Adwaita/dark/tab-new-symbolic.svg"&gt;&lt;img alt="tab-new-symbolic" src="https://user-images.githubusercontent.com/25423296/163456779-a8556205-d0a5-45e2-ac17-42d089e3c3f8.png"&gt;&lt;/picture&gt; &amp;nbsp; &amp;nbsp;tab-new-symbolic&lt;br&gt;</text:p>
          </table:table-cell>
        </table:table-row>
        <table:table-row table:style-name="ro1">
          <table:table-cell office:value-type="string" calcext:value-type="string">
            <text:p>tools-check-spelling-symbolic.svg</text:p>
          </table:table-cell>
          <table:table-cell office:value-type="string" calcext:value-type="string">
            <text:p>tools-check-spell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6] &amp; CHAR(34) &amp; &quot;&gt;&quot; &amp; &#10;&quot;&lt;img alt=&quot; &amp; CHAR(34) &amp; [.B1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6] &amp; &quot;&lt;br&gt;&quot;" office:value-type="string" office:string-value="&lt;picture&gt;&lt;source media=&quot;(prefers-color-scheme: dark)&quot; srcset=&quot;https://github.com/StorageB/icons/blob/main/GNOME46Adwaita/light/tools-check-spelling-symbolic.svg&quot;&gt;&lt;source media=&quot;(prefers-color-scheme: light)&quot; srcset=&quot;https://github.com/StorageB/icons/blob/main/GNOME46Adwaita/dark/tools-check-spelling-symbolic.svg&quot;&gt;&lt;img alt=&quot;tools-check-spelling-symbolic&quot; src=&quot;https://user-images.githubusercontent.com/25423296/163456779-a8556205-d0a5-45e2-ac17-42d089e3c3f8.png&quot;&gt;&lt;/picture&gt; &amp;nbsp; &amp;nbsp;tools-check-spelling-symbolic&lt;br&gt;" calcext:value-type="string">
            <text:p>&lt;picture&gt;&lt;source media="(prefers-color-scheme: dark)" srcset="https://github.com/StorageB/icons/blob/main/GNOME46Adwaita/light/tools-check-spelling-symbolic.svg"&gt;&lt;source media="(prefers-color-scheme: light)" srcset="https://github.com/StorageB/icons/blob/main/GNOME46Adwaita/dark/tools-check-spelling-symbolic.svg"&gt;&lt;img alt="tools-check-spelling-symbolic" src="https://user-images.githubusercontent.com/25423296/163456779-a8556205-d0a5-45e2-ac17-42d089e3c3f8.png"&gt;&lt;/picture&gt; &amp;nbsp; &amp;nbsp;tools-check-spelling-symbolic&lt;br&gt;</text:p>
          </table:table-cell>
        </table:table-row>
        <table:table-row table:style-name="ro1">
          <table:table-cell office:value-type="string" calcext:value-type="string">
            <text:p>value-decrease-symbolic.svg</text:p>
          </table:table-cell>
          <table:table-cell office:value-type="string" calcext:value-type="string">
            <text:p>value-decrea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7] &amp; CHAR(34) &amp; &quot;&gt;&quot; &amp; &#10;&quot;&lt;img alt=&quot; &amp; CHAR(34) &amp; [.B1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7] &amp; &quot;&lt;br&gt;&quot;" office:value-type="string" office:string-value="&lt;picture&gt;&lt;source media=&quot;(prefers-color-scheme: dark)&quot; srcset=&quot;https://github.com/StorageB/icons/blob/main/GNOME46Adwaita/light/value-decrease-symbolic.svg&quot;&gt;&lt;source media=&quot;(prefers-color-scheme: light)&quot; srcset=&quot;https://github.com/StorageB/icons/blob/main/GNOME46Adwaita/dark/value-decrease-symbolic.svg&quot;&gt;&lt;img alt=&quot;value-decrease-symbolic&quot; src=&quot;https://user-images.githubusercontent.com/25423296/163456779-a8556205-d0a5-45e2-ac17-42d089e3c3f8.png&quot;&gt;&lt;/picture&gt; &amp;nbsp; &amp;nbsp;value-decrease-symbolic&lt;br&gt;" calcext:value-type="string">
            <text:p>&lt;picture&gt;&lt;source media="(prefers-color-scheme: dark)" srcset="https://github.com/StorageB/icons/blob/main/GNOME46Adwaita/light/value-decrease-symbolic.svg"&gt;&lt;source media="(prefers-color-scheme: light)" srcset="https://github.com/StorageB/icons/blob/main/GNOME46Adwaita/dark/value-decrease-symbolic.svg"&gt;&lt;img alt="value-decrease-symbolic" src="https://user-images.githubusercontent.com/25423296/163456779-a8556205-d0a5-45e2-ac17-42d089e3c3f8.png"&gt;&lt;/picture&gt; &amp;nbsp; &amp;nbsp;value-decrease-symbolic&lt;br&gt;</text:p>
          </table:table-cell>
        </table:table-row>
        <table:table-row table:style-name="ro1">
          <table:table-cell office:value-type="string" calcext:value-type="string">
            <text:p>value-increase-symbolic.svg</text:p>
          </table:table-cell>
          <table:table-cell office:value-type="string" calcext:value-type="string">
            <text:p>value-increa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8] &amp; CHAR(34) &amp; &quot;&gt;&quot; &amp; &#10;&quot;&lt;img alt=&quot; &amp; CHAR(34) &amp; [.B1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8] &amp; &quot;&lt;br&gt;&quot;" office:value-type="string" office:string-value="&lt;picture&gt;&lt;source media=&quot;(prefers-color-scheme: dark)&quot; srcset=&quot;https://github.com/StorageB/icons/blob/main/GNOME46Adwaita/light/value-increase-symbolic.svg&quot;&gt;&lt;source media=&quot;(prefers-color-scheme: light)&quot; srcset=&quot;https://github.com/StorageB/icons/blob/main/GNOME46Adwaita/dark/value-increase-symbolic.svg&quot;&gt;&lt;img alt=&quot;value-increase-symbolic&quot; src=&quot;https://user-images.githubusercontent.com/25423296/163456779-a8556205-d0a5-45e2-ac17-42d089e3c3f8.png&quot;&gt;&lt;/picture&gt; &amp;nbsp; &amp;nbsp;value-increase-symbolic&lt;br&gt;" calcext:value-type="string">
            <text:p>&lt;picture&gt;&lt;source media="(prefers-color-scheme: dark)" srcset="https://github.com/StorageB/icons/blob/main/GNOME46Adwaita/light/value-increase-symbolic.svg"&gt;&lt;source media="(prefers-color-scheme: light)" srcset="https://github.com/StorageB/icons/blob/main/GNOME46Adwaita/dark/value-increase-symbolic.svg"&gt;&lt;img alt="value-increase-symbolic" src="https://user-images.githubusercontent.com/25423296/163456779-a8556205-d0a5-45e2-ac17-42d089e3c3f8.png"&gt;&lt;/picture&gt; &amp;nbsp; &amp;nbsp;value-increase-symbolic&lt;br&gt;</text:p>
          </table:table-cell>
        </table:table-row>
        <table:table-row table:style-name="ro1">
          <table:table-cell office:value-type="string" calcext:value-type="string">
            <text:p>view-app-grid-symbolic.svg</text:p>
          </table:table-cell>
          <table:table-cell office:value-type="string" calcext:value-type="string">
            <text:p>view-app-gri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4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49] &amp; CHAR(34) &amp; &quot;&gt;&quot; &amp; &#10;&quot;&lt;img alt=&quot; &amp; CHAR(34) &amp; [.B1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9] &amp; &quot;&lt;br&gt;&quot;" office:value-type="string" office:string-value="&lt;picture&gt;&lt;source media=&quot;(prefers-color-scheme: dark)&quot; srcset=&quot;https://github.com/StorageB/icons/blob/main/GNOME46Adwaita/light/view-app-grid-symbolic.svg&quot;&gt;&lt;source media=&quot;(prefers-color-scheme: light)&quot; srcset=&quot;https://github.com/StorageB/icons/blob/main/GNOME46Adwaita/dark/view-app-grid-symbolic.svg&quot;&gt;&lt;img alt=&quot;view-app-grid-symbolic&quot; src=&quot;https://user-images.githubusercontent.com/25423296/163456779-a8556205-d0a5-45e2-ac17-42d089e3c3f8.png&quot;&gt;&lt;/picture&gt; &amp;nbsp; &amp;nbsp;view-app-grid-symbolic&lt;br&gt;" calcext:value-type="string">
            <text:p>&lt;picture&gt;&lt;source media="(prefers-color-scheme: dark)" srcset="https://github.com/StorageB/icons/blob/main/GNOME46Adwaita/light/view-app-grid-symbolic.svg"&gt;&lt;source media="(prefers-color-scheme: light)" srcset="https://github.com/StorageB/icons/blob/main/GNOME46Adwaita/dark/view-app-grid-symbolic.svg"&gt;&lt;img alt="view-app-grid-symbolic" src="https://user-images.githubusercontent.com/25423296/163456779-a8556205-d0a5-45e2-ac17-42d089e3c3f8.png"&gt;&lt;/picture&gt; &amp;nbsp; &amp;nbsp;view-app-grid-symbolic&lt;br&gt;</text:p>
          </table:table-cell>
        </table:table-row>
        <table:table-row table:style-name="ro1">
          <table:table-cell office:value-type="string" calcext:value-type="string">
            <text:p>view-conceal-symbolic.svg</text:p>
          </table:table-cell>
          <table:table-cell office:value-type="string" calcext:value-type="string">
            <text:p>view-conce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0] &amp; CHAR(34) &amp; &quot;&gt;&quot; &amp; &#10;&quot;&lt;img alt=&quot; &amp; CHAR(34) &amp; [.B1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0] &amp; &quot;&lt;br&gt;&quot;" office:value-type="string" office:string-value="&lt;picture&gt;&lt;source media=&quot;(prefers-color-scheme: dark)&quot; srcset=&quot;https://github.com/StorageB/icons/blob/main/GNOME46Adwaita/light/view-conceal-symbolic.svg&quot;&gt;&lt;source media=&quot;(prefers-color-scheme: light)&quot; srcset=&quot;https://github.com/StorageB/icons/blob/main/GNOME46Adwaita/dark/view-conceal-symbolic.svg&quot;&gt;&lt;img alt=&quot;view-conceal-symbolic&quot; src=&quot;https://user-images.githubusercontent.com/25423296/163456779-a8556205-d0a5-45e2-ac17-42d089e3c3f8.png&quot;&gt;&lt;/picture&gt; &amp;nbsp; &amp;nbsp;view-conceal-symbolic&lt;br&gt;" calcext:value-type="string">
            <text:p>&lt;picture&gt;&lt;source media="(prefers-color-scheme: dark)" srcset="https://github.com/StorageB/icons/blob/main/GNOME46Adwaita/light/view-conceal-symbolic.svg"&gt;&lt;source media="(prefers-color-scheme: light)" srcset="https://github.com/StorageB/icons/blob/main/GNOME46Adwaita/dark/view-conceal-symbolic.svg"&gt;&lt;img alt="view-conceal-symbolic" src="https://user-images.githubusercontent.com/25423296/163456779-a8556205-d0a5-45e2-ac17-42d089e3c3f8.png"&gt;&lt;/picture&gt; &amp;nbsp; &amp;nbsp;view-conceal-symbolic&lt;br&gt;</text:p>
          </table:table-cell>
        </table:table-row>
        <table:table-row table:style-name="ro1">
          <table:table-cell office:value-type="string" calcext:value-type="string">
            <text:p>view-continuous-symbolic.svg</text:p>
          </table:table-cell>
          <table:table-cell office:value-type="string" calcext:value-type="string">
            <text:p>view-continuou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1] &amp; CHAR(34) &amp; &quot;&gt;&quot; &amp; &#10;&quot;&lt;img alt=&quot; &amp; CHAR(34) &amp; [.B1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1] &amp; &quot;&lt;br&gt;&quot;" office:value-type="string" office:string-value="&lt;picture&gt;&lt;source media=&quot;(prefers-color-scheme: dark)&quot; srcset=&quot;https://github.com/StorageB/icons/blob/main/GNOME46Adwaita/light/view-continuous-symbolic.svg&quot;&gt;&lt;source media=&quot;(prefers-color-scheme: light)&quot; srcset=&quot;https://github.com/StorageB/icons/blob/main/GNOME46Adwaita/dark/view-continuous-symbolic.svg&quot;&gt;&lt;img alt=&quot;view-continuous-symbolic&quot; src=&quot;https://user-images.githubusercontent.com/25423296/163456779-a8556205-d0a5-45e2-ac17-42d089e3c3f8.png&quot;&gt;&lt;/picture&gt; &amp;nbsp; &amp;nbsp;view-continuous-symbolic&lt;br&gt;" calcext:value-type="string">
            <text:p>&lt;picture&gt;&lt;source media="(prefers-color-scheme: dark)" srcset="https://github.com/StorageB/icons/blob/main/GNOME46Adwaita/light/view-continuous-symbolic.svg"&gt;&lt;source media="(prefers-color-scheme: light)" srcset="https://github.com/StorageB/icons/blob/main/GNOME46Adwaita/dark/view-continuous-symbolic.svg"&gt;&lt;img alt="view-continuous-symbolic" src="https://user-images.githubusercontent.com/25423296/163456779-a8556205-d0a5-45e2-ac17-42d089e3c3f8.png"&gt;&lt;/picture&gt; &amp;nbsp; &amp;nbsp;view-continuous-symbolic&lt;br&gt;</text:p>
          </table:table-cell>
        </table:table-row>
        <table:table-row table:style-name="ro1">
          <table:table-cell office:value-type="string" calcext:value-type="string">
            <text:p>view-dual-symbolic.svg</text:p>
          </table:table-cell>
          <table:table-cell office:value-type="string" calcext:value-type="string">
            <text:p>view-du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2] &amp; CHAR(34) &amp; &quot;&gt;&quot; &amp; &#10;&quot;&lt;img alt=&quot; &amp; CHAR(34) &amp; [.B1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2] &amp; &quot;&lt;br&gt;&quot;" office:value-type="string" office:string-value="&lt;picture&gt;&lt;source media=&quot;(prefers-color-scheme: dark)&quot; srcset=&quot;https://github.com/StorageB/icons/blob/main/GNOME46Adwaita/light/view-dual-symbolic.svg&quot;&gt;&lt;source media=&quot;(prefers-color-scheme: light)&quot; srcset=&quot;https://github.com/StorageB/icons/blob/main/GNOME46Adwaita/dark/view-dual-symbolic.svg&quot;&gt;&lt;img alt=&quot;view-dual-symbolic&quot; src=&quot;https://user-images.githubusercontent.com/25423296/163456779-a8556205-d0a5-45e2-ac17-42d089e3c3f8.png&quot;&gt;&lt;/picture&gt; &amp;nbsp; &amp;nbsp;view-dual-symbolic&lt;br&gt;" calcext:value-type="string">
            <text:p>&lt;picture&gt;&lt;source media="(prefers-color-scheme: dark)" srcset="https://github.com/StorageB/icons/blob/main/GNOME46Adwaita/light/view-dual-symbolic.svg"&gt;&lt;source media="(prefers-color-scheme: light)" srcset="https://github.com/StorageB/icons/blob/main/GNOME46Adwaita/dark/view-dual-symbolic.svg"&gt;&lt;img alt="view-dual-symbolic" src="https://user-images.githubusercontent.com/25423296/163456779-a8556205-d0a5-45e2-ac17-42d089e3c3f8.png"&gt;&lt;/picture&gt; &amp;nbsp; &amp;nbsp;view-dual-symbolic&lt;br&gt;</text:p>
          </table:table-cell>
        </table:table-row>
        <table:table-row table:style-name="ro1">
          <table:table-cell office:value-type="string" calcext:value-type="string">
            <text:p>view-fullscreen-symbolic.svg</text:p>
          </table:table-cell>
          <table:table-cell office:value-type="string" calcext:value-type="string">
            <text:p>view-fullscre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3] &amp; CHAR(34) &amp; &quot;&gt;&quot; &amp; &#10;&quot;&lt;img alt=&quot; &amp; CHAR(34) &amp; [.B1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3] &amp; &quot;&lt;br&gt;&quot;" office:value-type="string" office:string-value="&lt;picture&gt;&lt;source media=&quot;(prefers-color-scheme: dark)&quot; srcset=&quot;https://github.com/StorageB/icons/blob/main/GNOME46Adwaita/light/view-fullscreen-symbolic.svg&quot;&gt;&lt;source media=&quot;(prefers-color-scheme: light)&quot; srcset=&quot;https://github.com/StorageB/icons/blob/main/GNOME46Adwaita/dark/view-fullscreen-symbolic.svg&quot;&gt;&lt;img alt=&quot;view-fullscreen-symbolic&quot; src=&quot;https://user-images.githubusercontent.com/25423296/163456779-a8556205-d0a5-45e2-ac17-42d089e3c3f8.png&quot;&gt;&lt;/picture&gt; &amp;nbsp; &amp;nbsp;view-fullscreen-symbolic&lt;br&gt;" calcext:value-type="string">
            <text:p>&lt;picture&gt;&lt;source media="(prefers-color-scheme: dark)" srcset="https://github.com/StorageB/icons/blob/main/GNOME46Adwaita/light/view-fullscreen-symbolic.svg"&gt;&lt;source media="(prefers-color-scheme: light)" srcset="https://github.com/StorageB/icons/blob/main/GNOME46Adwaita/dark/view-fullscreen-symbolic.svg"&gt;&lt;img alt="view-fullscreen-symbolic" src="https://user-images.githubusercontent.com/25423296/163456779-a8556205-d0a5-45e2-ac17-42d089e3c3f8.png"&gt;&lt;/picture&gt; &amp;nbsp; &amp;nbsp;view-fullscreen-symbolic&lt;br&gt;</text:p>
          </table:table-cell>
        </table:table-row>
        <table:table-row table:style-name="ro1">
          <table:table-cell office:value-type="string" calcext:value-type="string">
            <text:p>view-grid-symbolic.svg</text:p>
          </table:table-cell>
          <table:table-cell office:value-type="string" calcext:value-type="string">
            <text:p>view-gri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4] &amp; CHAR(34) &amp; &quot;&gt;&quot; &amp; &#10;&quot;&lt;img alt=&quot; &amp; CHAR(34) &amp; [.B1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4] &amp; &quot;&lt;br&gt;&quot;" office:value-type="string" office:string-value="&lt;picture&gt;&lt;source media=&quot;(prefers-color-scheme: dark)&quot; srcset=&quot;https://github.com/StorageB/icons/blob/main/GNOME46Adwaita/light/view-grid-symbolic.svg&quot;&gt;&lt;source media=&quot;(prefers-color-scheme: light)&quot; srcset=&quot;https://github.com/StorageB/icons/blob/main/GNOME46Adwaita/dark/view-grid-symbolic.svg&quot;&gt;&lt;img alt=&quot;view-grid-symbolic&quot; src=&quot;https://user-images.githubusercontent.com/25423296/163456779-a8556205-d0a5-45e2-ac17-42d089e3c3f8.png&quot;&gt;&lt;/picture&gt; &amp;nbsp; &amp;nbsp;view-grid-symbolic&lt;br&gt;" calcext:value-type="string">
            <text:p>&lt;picture&gt;&lt;source media="(prefers-color-scheme: dark)" srcset="https://github.com/StorageB/icons/blob/main/GNOME46Adwaita/light/view-grid-symbolic.svg"&gt;&lt;source media="(prefers-color-scheme: light)" srcset="https://github.com/StorageB/icons/blob/main/GNOME46Adwaita/dark/view-grid-symbolic.svg"&gt;&lt;img alt="view-grid-symbolic" src="https://user-images.githubusercontent.com/25423296/163456779-a8556205-d0a5-45e2-ac17-42d089e3c3f8.png"&gt;&lt;/picture&gt; &amp;nbsp; &amp;nbsp;view-grid-symbolic&lt;br&gt;</text:p>
          </table:table-cell>
        </table:table-row>
        <table:table-row table:style-name="ro1">
          <table:table-cell office:value-type="string" calcext:value-type="string">
            <text:p>view-list-bullet-rtl-symbolic.svg</text:p>
          </table:table-cell>
          <table:table-cell office:value-type="string" calcext:value-type="string">
            <text:p>view-list-bulle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5] &amp; CHAR(34) &amp; &quot;&gt;&quot; &amp; &#10;&quot;&lt;img alt=&quot; &amp; CHAR(34) &amp; [.B1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5] &amp; &quot;&lt;br&gt;&quot;" office:value-type="string" office:string-value="&lt;picture&gt;&lt;source media=&quot;(prefers-color-scheme: dark)&quot; srcset=&quot;https://github.com/StorageB/icons/blob/main/GNOME46Adwaita/light/view-list-bullet-rtl-symbolic.svg&quot;&gt;&lt;source media=&quot;(prefers-color-scheme: light)&quot; srcset=&quot;https://github.com/StorageB/icons/blob/main/GNOME46Adwaita/dark/view-list-bullet-rtl-symbolic.svg&quot;&gt;&lt;img alt=&quot;view-list-bullet-rtl-symbolic&quot; src=&quot;https://user-images.githubusercontent.com/25423296/163456779-a8556205-d0a5-45e2-ac17-42d089e3c3f8.png&quot;&gt;&lt;/picture&gt; &amp;nbsp; &amp;nbsp;view-list-bullet-rtl-symbolic&lt;br&gt;" calcext:value-type="string">
            <text:p>&lt;picture&gt;&lt;source media="(prefers-color-scheme: dark)" srcset="https://github.com/StorageB/icons/blob/main/GNOME46Adwaita/light/view-list-bullet-rtl-symbolic.svg"&gt;&lt;source media="(prefers-color-scheme: light)" srcset="https://github.com/StorageB/icons/blob/main/GNOME46Adwaita/dark/view-list-bullet-rtl-symbolic.svg"&gt;&lt;img alt="view-list-bullet-rtl-symbolic" src="https://user-images.githubusercontent.com/25423296/163456779-a8556205-d0a5-45e2-ac17-42d089e3c3f8.png"&gt;&lt;/picture&gt; &amp;nbsp; &amp;nbsp;view-list-bullet-rtl-symbolic&lt;br&gt;</text:p>
          </table:table-cell>
        </table:table-row>
        <table:table-row table:style-name="ro1">
          <table:table-cell office:value-type="string" calcext:value-type="string">
            <text:p>view-list-bullet-symbolic-rtl.svg</text:p>
          </table:table-cell>
          <table:table-cell office:value-type="string" calcext:value-type="string">
            <text:p>view-list-bulle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6] &amp; CHAR(34) &amp; &quot;&gt;&quot; &amp; &#10;&quot;&lt;img alt=&quot; &amp; CHAR(34) &amp; [.B1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6] &amp; &quot;&lt;br&gt;&quot;" office:value-type="string" office:string-value="&lt;picture&gt;&lt;source media=&quot;(prefers-color-scheme: dark)&quot; srcset=&quot;https://github.com/StorageB/icons/blob/main/GNOME46Adwaita/light/view-list-bullet-symbolic-rtl.svg&quot;&gt;&lt;source media=&quot;(prefers-color-scheme: light)&quot; srcset=&quot;https://github.com/StorageB/icons/blob/main/GNOME46Adwaita/dark/view-list-bullet-symbolic-rtl.svg&quot;&gt;&lt;img alt=&quot;view-list-bullet-symbolic-rtl&quot; src=&quot;https://user-images.githubusercontent.com/25423296/163456779-a8556205-d0a5-45e2-ac17-42d089e3c3f8.png&quot;&gt;&lt;/picture&gt; &amp;nbsp; &amp;nbsp;view-list-bullet-symbolic-rtl&lt;br&gt;" calcext:value-type="string">
            <text:p>&lt;picture&gt;&lt;source media="(prefers-color-scheme: dark)" srcset="https://github.com/StorageB/icons/blob/main/GNOME46Adwaita/light/view-list-bullet-symbolic-rtl.svg"&gt;&lt;source media="(prefers-color-scheme: light)" srcset="https://github.com/StorageB/icons/blob/main/GNOME46Adwaita/dark/view-list-bullet-symbolic-rtl.svg"&gt;&lt;img alt="view-list-bullet-symbolic-rtl" src="https://user-images.githubusercontent.com/25423296/163456779-a8556205-d0a5-45e2-ac17-42d089e3c3f8.png"&gt;&lt;/picture&gt; &amp;nbsp; &amp;nbsp;view-list-bullet-symbolic-rtl&lt;br&gt;</text:p>
          </table:table-cell>
        </table:table-row>
        <table:table-row table:style-name="ro1">
          <table:table-cell office:value-type="string" calcext:value-type="string">
            <text:p>view-list-bullet-symbolic.svg</text:p>
          </table:table-cell>
          <table:table-cell office:value-type="string" calcext:value-type="string">
            <text:p>view-list-bull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7] &amp; CHAR(34) &amp; &quot;&gt;&quot; &amp; &#10;&quot;&lt;img alt=&quot; &amp; CHAR(34) &amp; [.B1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7] &amp; &quot;&lt;br&gt;&quot;" office:value-type="string" office:string-value="&lt;picture&gt;&lt;source media=&quot;(prefers-color-scheme: dark)&quot; srcset=&quot;https://github.com/StorageB/icons/blob/main/GNOME46Adwaita/light/view-list-bullet-symbolic.svg&quot;&gt;&lt;source media=&quot;(prefers-color-scheme: light)&quot; srcset=&quot;https://github.com/StorageB/icons/blob/main/GNOME46Adwaita/dark/view-list-bullet-symbolic.svg&quot;&gt;&lt;img alt=&quot;view-list-bullet-symbolic&quot; src=&quot;https://user-images.githubusercontent.com/25423296/163456779-a8556205-d0a5-45e2-ac17-42d089e3c3f8.png&quot;&gt;&lt;/picture&gt; &amp;nbsp; &amp;nbsp;view-list-bullet-symbolic&lt;br&gt;" calcext:value-type="string">
            <text:p>&lt;picture&gt;&lt;source media="(prefers-color-scheme: dark)" srcset="https://github.com/StorageB/icons/blob/main/GNOME46Adwaita/light/view-list-bullet-symbolic.svg"&gt;&lt;source media="(prefers-color-scheme: light)" srcset="https://github.com/StorageB/icons/blob/main/GNOME46Adwaita/dark/view-list-bullet-symbolic.svg"&gt;&lt;img alt="view-list-bullet-symbolic" src="https://user-images.githubusercontent.com/25423296/163456779-a8556205-d0a5-45e2-ac17-42d089e3c3f8.png"&gt;&lt;/picture&gt; &amp;nbsp; &amp;nbsp;view-list-bullet-symbolic&lt;br&gt;</text:p>
          </table:table-cell>
        </table:table-row>
        <table:table-row table:style-name="ro1">
          <table:table-cell office:value-type="string" calcext:value-type="string">
            <text:p>view-list-ordered-rtl-symbolic.svg</text:p>
          </table:table-cell>
          <table:table-cell office:value-type="string" calcext:value-type="string">
            <text:p>view-list-order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8] &amp; CHAR(34) &amp; &quot;&gt;&quot; &amp; &#10;&quot;&lt;img alt=&quot; &amp; CHAR(34) &amp; [.B1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8] &amp; &quot;&lt;br&gt;&quot;" office:value-type="string" office:string-value="&lt;picture&gt;&lt;source media=&quot;(prefers-color-scheme: dark)&quot; srcset=&quot;https://github.com/StorageB/icons/blob/main/GNOME46Adwaita/light/view-list-ordered-rtl-symbolic.svg&quot;&gt;&lt;source media=&quot;(prefers-color-scheme: light)&quot; srcset=&quot;https://github.com/StorageB/icons/blob/main/GNOME46Adwaita/dark/view-list-ordered-rtl-symbolic.svg&quot;&gt;&lt;img alt=&quot;view-list-ordered-rtl-symbolic&quot; src=&quot;https://user-images.githubusercontent.com/25423296/163456779-a8556205-d0a5-45e2-ac17-42d089e3c3f8.png&quot;&gt;&lt;/picture&gt; &amp;nbsp; &amp;nbsp;view-list-ordered-rtl-symbolic&lt;br&gt;" calcext:value-type="string">
            <text:p>&lt;picture&gt;&lt;source media="(prefers-color-scheme: dark)" srcset="https://github.com/StorageB/icons/blob/main/GNOME46Adwaita/light/view-list-ordered-rtl-symbolic.svg"&gt;&lt;source media="(prefers-color-scheme: light)" srcset="https://github.com/StorageB/icons/blob/main/GNOME46Adwaita/dark/view-list-ordered-rtl-symbolic.svg"&gt;&lt;img alt="view-list-ordered-rtl-symbolic" src="https://user-images.githubusercontent.com/25423296/163456779-a8556205-d0a5-45e2-ac17-42d089e3c3f8.png"&gt;&lt;/picture&gt; &amp;nbsp; &amp;nbsp;view-list-ordered-rtl-symbolic&lt;br&gt;</text:p>
          </table:table-cell>
        </table:table-row>
        <table:table-row table:style-name="ro1">
          <table:table-cell office:value-type="string" calcext:value-type="string">
            <text:p>view-list-ordered-symbolic-rtl.svg</text:p>
          </table:table-cell>
          <table:table-cell office:value-type="string" calcext:value-type="string">
            <text:p>view-list-order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5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59] &amp; CHAR(34) &amp; &quot;&gt;&quot; &amp; &#10;&quot;&lt;img alt=&quot; &amp; CHAR(34) &amp; [.B1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9] &amp; &quot;&lt;br&gt;&quot;" office:value-type="string" office:string-value="&lt;picture&gt;&lt;source media=&quot;(prefers-color-scheme: dark)&quot; srcset=&quot;https://github.com/StorageB/icons/blob/main/GNOME46Adwaita/light/view-list-ordered-symbolic-rtl.svg&quot;&gt;&lt;source media=&quot;(prefers-color-scheme: light)&quot; srcset=&quot;https://github.com/StorageB/icons/blob/main/GNOME46Adwaita/dark/view-list-ordered-symbolic-rtl.svg&quot;&gt;&lt;img alt=&quot;view-list-ordered-symbolic-rtl&quot; src=&quot;https://user-images.githubusercontent.com/25423296/163456779-a8556205-d0a5-45e2-ac17-42d089e3c3f8.png&quot;&gt;&lt;/picture&gt; &amp;nbsp; &amp;nbsp;view-list-ordered-symbolic-rtl&lt;br&gt;" calcext:value-type="string">
            <text:p>&lt;picture&gt;&lt;source media="(prefers-color-scheme: dark)" srcset="https://github.com/StorageB/icons/blob/main/GNOME46Adwaita/light/view-list-ordered-symbolic-rtl.svg"&gt;&lt;source media="(prefers-color-scheme: light)" srcset="https://github.com/StorageB/icons/blob/main/GNOME46Adwaita/dark/view-list-ordered-symbolic-rtl.svg"&gt;&lt;img alt="view-list-ordered-symbolic-rtl" src="https://user-images.githubusercontent.com/25423296/163456779-a8556205-d0a5-45e2-ac17-42d089e3c3f8.png"&gt;&lt;/picture&gt; &amp;nbsp; &amp;nbsp;view-list-ordered-symbolic-rtl&lt;br&gt;</text:p>
          </table:table-cell>
        </table:table-row>
        <table:table-row table:style-name="ro1">
          <table:table-cell office:value-type="string" calcext:value-type="string">
            <text:p>view-list-ordered-symbolic.svg</text:p>
          </table:table-cell>
          <table:table-cell office:value-type="string" calcext:value-type="string">
            <text:p>view-list-orde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0] &amp; CHAR(34) &amp; &quot;&gt;&quot; &amp; &#10;&quot;&lt;img alt=&quot; &amp; CHAR(34) &amp; [.B1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0] &amp; &quot;&lt;br&gt;&quot;" office:value-type="string" office:string-value="&lt;picture&gt;&lt;source media=&quot;(prefers-color-scheme: dark)&quot; srcset=&quot;https://github.com/StorageB/icons/blob/main/GNOME46Adwaita/light/view-list-ordered-symbolic.svg&quot;&gt;&lt;source media=&quot;(prefers-color-scheme: light)&quot; srcset=&quot;https://github.com/StorageB/icons/blob/main/GNOME46Adwaita/dark/view-list-ordered-symbolic.svg&quot;&gt;&lt;img alt=&quot;view-list-ordered-symbolic&quot; src=&quot;https://user-images.githubusercontent.com/25423296/163456779-a8556205-d0a5-45e2-ac17-42d089e3c3f8.png&quot;&gt;&lt;/picture&gt; &amp;nbsp; &amp;nbsp;view-list-ordered-symbolic&lt;br&gt;" calcext:value-type="string">
            <text:p>&lt;picture&gt;&lt;source media="(prefers-color-scheme: dark)" srcset="https://github.com/StorageB/icons/blob/main/GNOME46Adwaita/light/view-list-ordered-symbolic.svg"&gt;&lt;source media="(prefers-color-scheme: light)" srcset="https://github.com/StorageB/icons/blob/main/GNOME46Adwaita/dark/view-list-ordered-symbolic.svg"&gt;&lt;img alt="view-list-ordered-symbolic" src="https://user-images.githubusercontent.com/25423296/163456779-a8556205-d0a5-45e2-ac17-42d089e3c3f8.png"&gt;&lt;/picture&gt; &amp;nbsp; &amp;nbsp;view-list-ordered-symbolic&lt;br&gt;</text:p>
          </table:table-cell>
        </table:table-row>
        <table:table-row table:style-name="ro1">
          <table:table-cell office:value-type="string" calcext:value-type="string">
            <text:p>view-list-rtl-symbolic.svg</text:p>
          </table:table-cell>
          <table:table-cell office:value-type="string" calcext:value-type="string">
            <text:p>view-lis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1] &amp; CHAR(34) &amp; &quot;&gt;&quot; &amp; &#10;&quot;&lt;img alt=&quot; &amp; CHAR(34) &amp; [.B1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1] &amp; &quot;&lt;br&gt;&quot;" office:value-type="string" office:string-value="&lt;picture&gt;&lt;source media=&quot;(prefers-color-scheme: dark)&quot; srcset=&quot;https://github.com/StorageB/icons/blob/main/GNOME46Adwaita/light/view-list-rtl-symbolic.svg&quot;&gt;&lt;source media=&quot;(prefers-color-scheme: light)&quot; srcset=&quot;https://github.com/StorageB/icons/blob/main/GNOME46Adwaita/dark/view-list-rtl-symbolic.svg&quot;&gt;&lt;img alt=&quot;view-list-rtl-symbolic&quot; src=&quot;https://user-images.githubusercontent.com/25423296/163456779-a8556205-d0a5-45e2-ac17-42d089e3c3f8.png&quot;&gt;&lt;/picture&gt; &amp;nbsp; &amp;nbsp;view-list-rtl-symbolic&lt;br&gt;" calcext:value-type="string">
            <text:p>&lt;picture&gt;&lt;source media="(prefers-color-scheme: dark)" srcset="https://github.com/StorageB/icons/blob/main/GNOME46Adwaita/light/view-list-rtl-symbolic.svg"&gt;&lt;source media="(prefers-color-scheme: light)" srcset="https://github.com/StorageB/icons/blob/main/GNOME46Adwaita/dark/view-list-rtl-symbolic.svg"&gt;&lt;img alt="view-list-rtl-symbolic" src="https://user-images.githubusercontent.com/25423296/163456779-a8556205-d0a5-45e2-ac17-42d089e3c3f8.png"&gt;&lt;/picture&gt; &amp;nbsp; &amp;nbsp;view-list-rtl-symbolic&lt;br&gt;</text:p>
          </table:table-cell>
        </table:table-row>
        <table:table-row table:style-name="ro1">
          <table:table-cell office:value-type="string" calcext:value-type="string">
            <text:p>view-list-symbolic-rtl.svg</text:p>
          </table:table-cell>
          <table:table-cell office:value-type="string" calcext:value-type="string">
            <text:p>view-lis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2] &amp; CHAR(34) &amp; &quot;&gt;&quot; &amp; &#10;&quot;&lt;img alt=&quot; &amp; CHAR(34) &amp; [.B1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2] &amp; &quot;&lt;br&gt;&quot;" office:value-type="string" office:string-value="&lt;picture&gt;&lt;source media=&quot;(prefers-color-scheme: dark)&quot; srcset=&quot;https://github.com/StorageB/icons/blob/main/GNOME46Adwaita/light/view-list-symbolic-rtl.svg&quot;&gt;&lt;source media=&quot;(prefers-color-scheme: light)&quot; srcset=&quot;https://github.com/StorageB/icons/blob/main/GNOME46Adwaita/dark/view-list-symbolic-rtl.svg&quot;&gt;&lt;img alt=&quot;view-list-symbolic-rtl&quot; src=&quot;https://user-images.githubusercontent.com/25423296/163456779-a8556205-d0a5-45e2-ac17-42d089e3c3f8.png&quot;&gt;&lt;/picture&gt; &amp;nbsp; &amp;nbsp;view-list-symbolic-rtl&lt;br&gt;" calcext:value-type="string">
            <text:p>&lt;picture&gt;&lt;source media="(prefers-color-scheme: dark)" srcset="https://github.com/StorageB/icons/blob/main/GNOME46Adwaita/light/view-list-symbolic-rtl.svg"&gt;&lt;source media="(prefers-color-scheme: light)" srcset="https://github.com/StorageB/icons/blob/main/GNOME46Adwaita/dark/view-list-symbolic-rtl.svg"&gt;&lt;img alt="view-list-symbolic-rtl" src="https://user-images.githubusercontent.com/25423296/163456779-a8556205-d0a5-45e2-ac17-42d089e3c3f8.png"&gt;&lt;/picture&gt; &amp;nbsp; &amp;nbsp;view-list-symbolic-rtl&lt;br&gt;</text:p>
          </table:table-cell>
        </table:table-row>
        <table:table-row table:style-name="ro1">
          <table:table-cell office:value-type="string" calcext:value-type="string">
            <text:p>view-list-symbolic.svg</text:p>
          </table:table-cell>
          <table:table-cell office:value-type="string" calcext:value-type="string">
            <text:p>view-li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3] &amp; CHAR(34) &amp; &quot;&gt;&quot; &amp; &#10;&quot;&lt;img alt=&quot; &amp; CHAR(34) &amp; [.B1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3] &amp; &quot;&lt;br&gt;&quot;" office:value-type="string" office:string-value="&lt;picture&gt;&lt;source media=&quot;(prefers-color-scheme: dark)&quot; srcset=&quot;https://github.com/StorageB/icons/blob/main/GNOME46Adwaita/light/view-list-symbolic.svg&quot;&gt;&lt;source media=&quot;(prefers-color-scheme: light)&quot; srcset=&quot;https://github.com/StorageB/icons/blob/main/GNOME46Adwaita/dark/view-list-symbolic.svg&quot;&gt;&lt;img alt=&quot;view-list-symbolic&quot; src=&quot;https://user-images.githubusercontent.com/25423296/163456779-a8556205-d0a5-45e2-ac17-42d089e3c3f8.png&quot;&gt;&lt;/picture&gt; &amp;nbsp; &amp;nbsp;view-list-symbolic&lt;br&gt;" calcext:value-type="string">
            <text:p>&lt;picture&gt;&lt;source media="(prefers-color-scheme: dark)" srcset="https://github.com/StorageB/icons/blob/main/GNOME46Adwaita/light/view-list-symbolic.svg"&gt;&lt;source media="(prefers-color-scheme: light)" srcset="https://github.com/StorageB/icons/blob/main/GNOME46Adwaita/dark/view-list-symbolic.svg"&gt;&lt;img alt="view-list-symbolic" src="https://user-images.githubusercontent.com/25423296/163456779-a8556205-d0a5-45e2-ac17-42d089e3c3f8.png"&gt;&lt;/picture&gt; &amp;nbsp; &amp;nbsp;view-list-symbolic&lt;br&gt;</text:p>
          </table:table-cell>
        </table:table-row>
        <table:table-row table:style-name="ro1">
          <table:table-cell office:value-type="string" calcext:value-type="string">
            <text:p>view-mirror-symbolic.svg</text:p>
          </table:table-cell>
          <table:table-cell office:value-type="string" calcext:value-type="string">
            <text:p>view-mi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4] &amp; CHAR(34) &amp; &quot;&gt;&quot; &amp; &#10;&quot;&lt;img alt=&quot; &amp; CHAR(34) &amp; [.B1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4] &amp; &quot;&lt;br&gt;&quot;" office:value-type="string" office:string-value="&lt;picture&gt;&lt;source media=&quot;(prefers-color-scheme: dark)&quot; srcset=&quot;https://github.com/StorageB/icons/blob/main/GNOME46Adwaita/light/view-mirror-symbolic.svg&quot;&gt;&lt;source media=&quot;(prefers-color-scheme: light)&quot; srcset=&quot;https://github.com/StorageB/icons/blob/main/GNOME46Adwaita/dark/view-mirror-symbolic.svg&quot;&gt;&lt;img alt=&quot;view-mirror-symbolic&quot; src=&quot;https://user-images.githubusercontent.com/25423296/163456779-a8556205-d0a5-45e2-ac17-42d089e3c3f8.png&quot;&gt;&lt;/picture&gt; &amp;nbsp; &amp;nbsp;view-mirror-symbolic&lt;br&gt;" calcext:value-type="string">
            <text:p>&lt;picture&gt;&lt;source media="(prefers-color-scheme: dark)" srcset="https://github.com/StorageB/icons/blob/main/GNOME46Adwaita/light/view-mirror-symbolic.svg"&gt;&lt;source media="(prefers-color-scheme: light)" srcset="https://github.com/StorageB/icons/blob/main/GNOME46Adwaita/dark/view-mirror-symbolic.svg"&gt;&lt;img alt="view-mirror-symbolic" src="https://user-images.githubusercontent.com/25423296/163456779-a8556205-d0a5-45e2-ac17-42d089e3c3f8.png"&gt;&lt;/picture&gt; &amp;nbsp; &amp;nbsp;view-mirror-symbolic&lt;br&gt;</text:p>
          </table:table-cell>
        </table:table-row>
        <table:table-row table:style-name="ro1">
          <table:table-cell office:value-type="string" calcext:value-type="string">
            <text:p>view-more-horizontal-symbolic.svg</text:p>
          </table:table-cell>
          <table:table-cell office:value-type="string" calcext:value-type="string">
            <text:p>view-more-horizont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5] &amp; CHAR(34) &amp; &quot;&gt;&quot; &amp; &#10;&quot;&lt;img alt=&quot; &amp; CHAR(34) &amp; [.B1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5] &amp; &quot;&lt;br&gt;&quot;" office:value-type="string" office:string-value="&lt;picture&gt;&lt;source media=&quot;(prefers-color-scheme: dark)&quot; srcset=&quot;https://github.com/StorageB/icons/blob/main/GNOME46Adwaita/light/view-more-horizontal-symbolic.svg&quot;&gt;&lt;source media=&quot;(prefers-color-scheme: light)&quot; srcset=&quot;https://github.com/StorageB/icons/blob/main/GNOME46Adwaita/dark/view-more-horizontal-symbolic.svg&quot;&gt;&lt;img alt=&quot;view-more-horizontal-symbolic&quot; src=&quot;https://user-images.githubusercontent.com/25423296/163456779-a8556205-d0a5-45e2-ac17-42d089e3c3f8.png&quot;&gt;&lt;/picture&gt; &amp;nbsp; &amp;nbsp;view-more-horizontal-symbolic&lt;br&gt;" calcext:value-type="string">
            <text:p>&lt;picture&gt;&lt;source media="(prefers-color-scheme: dark)" srcset="https://github.com/StorageB/icons/blob/main/GNOME46Adwaita/light/view-more-horizontal-symbolic.svg"&gt;&lt;source media="(prefers-color-scheme: light)" srcset="https://github.com/StorageB/icons/blob/main/GNOME46Adwaita/dark/view-more-horizontal-symbolic.svg"&gt;&lt;img alt="view-more-horizontal-symbolic" src="https://user-images.githubusercontent.com/25423296/163456779-a8556205-d0a5-45e2-ac17-42d089e3c3f8.png"&gt;&lt;/picture&gt; &amp;nbsp; &amp;nbsp;view-more-horizontal-symbolic&lt;br&gt;</text:p>
          </table:table-cell>
        </table:table-row>
        <table:table-row table:style-name="ro1">
          <table:table-cell office:value-type="string" calcext:value-type="string">
            <text:p>view-more-symbolic.svg</text:p>
          </table:table-cell>
          <table:table-cell office:value-type="string" calcext:value-type="string">
            <text:p>view-m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6] &amp; CHAR(34) &amp; &quot;&gt;&quot; &amp; &#10;&quot;&lt;img alt=&quot; &amp; CHAR(34) &amp; [.B1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6] &amp; &quot;&lt;br&gt;&quot;" office:value-type="string" office:string-value="&lt;picture&gt;&lt;source media=&quot;(prefers-color-scheme: dark)&quot; srcset=&quot;https://github.com/StorageB/icons/blob/main/GNOME46Adwaita/light/view-more-symbolic.svg&quot;&gt;&lt;source media=&quot;(prefers-color-scheme: light)&quot; srcset=&quot;https://github.com/StorageB/icons/blob/main/GNOME46Adwaita/dark/view-more-symbolic.svg&quot;&gt;&lt;img alt=&quot;view-more-symbolic&quot; src=&quot;https://user-images.githubusercontent.com/25423296/163456779-a8556205-d0a5-45e2-ac17-42d089e3c3f8.png&quot;&gt;&lt;/picture&gt; &amp;nbsp; &amp;nbsp;view-more-symbolic&lt;br&gt;" calcext:value-type="string">
            <text:p>&lt;picture&gt;&lt;source media="(prefers-color-scheme: dark)" srcset="https://github.com/StorageB/icons/blob/main/GNOME46Adwaita/light/view-more-symbolic.svg"&gt;&lt;source media="(prefers-color-scheme: light)" srcset="https://github.com/StorageB/icons/blob/main/GNOME46Adwaita/dark/view-more-symbolic.svg"&gt;&lt;img alt="view-more-symbolic" src="https://user-images.githubusercontent.com/25423296/163456779-a8556205-d0a5-45e2-ac17-42d089e3c3f8.png"&gt;&lt;/picture&gt; &amp;nbsp; &amp;nbsp;view-more-symbolic&lt;br&gt;</text:p>
          </table:table-cell>
        </table:table-row>
        <table:table-row table:style-name="ro1">
          <table:table-cell office:value-type="string" calcext:value-type="string">
            <text:p>view-paged-rtl-symbolic.svg</text:p>
          </table:table-cell>
          <table:table-cell office:value-type="string" calcext:value-type="string">
            <text:p>view-pag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7] &amp; CHAR(34) &amp; &quot;&gt;&quot; &amp; &#10;&quot;&lt;img alt=&quot; &amp; CHAR(34) &amp; [.B1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7] &amp; &quot;&lt;br&gt;&quot;" office:value-type="string" office:string-value="&lt;picture&gt;&lt;source media=&quot;(prefers-color-scheme: dark)&quot; srcset=&quot;https://github.com/StorageB/icons/blob/main/GNOME46Adwaita/light/view-paged-rtl-symbolic.svg&quot;&gt;&lt;source media=&quot;(prefers-color-scheme: light)&quot; srcset=&quot;https://github.com/StorageB/icons/blob/main/GNOME46Adwaita/dark/view-paged-rtl-symbolic.svg&quot;&gt;&lt;img alt=&quot;view-paged-rtl-symbolic&quot; src=&quot;https://user-images.githubusercontent.com/25423296/163456779-a8556205-d0a5-45e2-ac17-42d089e3c3f8.png&quot;&gt;&lt;/picture&gt; &amp;nbsp; &amp;nbsp;view-paged-rtl-symbolic&lt;br&gt;" calcext:value-type="string">
            <text:p>&lt;picture&gt;&lt;source media="(prefers-color-scheme: dark)" srcset="https://github.com/StorageB/icons/blob/main/GNOME46Adwaita/light/view-paged-rtl-symbolic.svg"&gt;&lt;source media="(prefers-color-scheme: light)" srcset="https://github.com/StorageB/icons/blob/main/GNOME46Adwaita/dark/view-paged-rtl-symbolic.svg"&gt;&lt;img alt="view-paged-rtl-symbolic" src="https://user-images.githubusercontent.com/25423296/163456779-a8556205-d0a5-45e2-ac17-42d089e3c3f8.png"&gt;&lt;/picture&gt; &amp;nbsp; &amp;nbsp;view-paged-rtl-symbolic&lt;br&gt;</text:p>
          </table:table-cell>
        </table:table-row>
        <table:table-row table:style-name="ro1">
          <table:table-cell office:value-type="string" calcext:value-type="string">
            <text:p>view-paged-symbolic-rtl.svg</text:p>
          </table:table-cell>
          <table:table-cell office:value-type="string" calcext:value-type="string">
            <text:p>view-pag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8] &amp; CHAR(34) &amp; &quot;&gt;&quot; &amp; &#10;&quot;&lt;img alt=&quot; &amp; CHAR(34) &amp; [.B1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8] &amp; &quot;&lt;br&gt;&quot;" office:value-type="string" office:string-value="&lt;picture&gt;&lt;source media=&quot;(prefers-color-scheme: dark)&quot; srcset=&quot;https://github.com/StorageB/icons/blob/main/GNOME46Adwaita/light/view-paged-symbolic-rtl.svg&quot;&gt;&lt;source media=&quot;(prefers-color-scheme: light)&quot; srcset=&quot;https://github.com/StorageB/icons/blob/main/GNOME46Adwaita/dark/view-paged-symbolic-rtl.svg&quot;&gt;&lt;img alt=&quot;view-paged-symbolic-rtl&quot; src=&quot;https://user-images.githubusercontent.com/25423296/163456779-a8556205-d0a5-45e2-ac17-42d089e3c3f8.png&quot;&gt;&lt;/picture&gt; &amp;nbsp; &amp;nbsp;view-paged-symbolic-rtl&lt;br&gt;" calcext:value-type="string">
            <text:p>&lt;picture&gt;&lt;source media="(prefers-color-scheme: dark)" srcset="https://github.com/StorageB/icons/blob/main/GNOME46Adwaita/light/view-paged-symbolic-rtl.svg"&gt;&lt;source media="(prefers-color-scheme: light)" srcset="https://github.com/StorageB/icons/blob/main/GNOME46Adwaita/dark/view-paged-symbolic-rtl.svg"&gt;&lt;img alt="view-paged-symbolic-rtl" src="https://user-images.githubusercontent.com/25423296/163456779-a8556205-d0a5-45e2-ac17-42d089e3c3f8.png"&gt;&lt;/picture&gt; &amp;nbsp; &amp;nbsp;view-paged-symbolic-rtl&lt;br&gt;</text:p>
          </table:table-cell>
        </table:table-row>
        <table:table-row table:style-name="ro1">
          <table:table-cell office:value-type="string" calcext:value-type="string">
            <text:p>view-paged-symbolic.svg</text:p>
          </table:table-cell>
          <table:table-cell office:value-type="string" calcext:value-type="string">
            <text:p>view-pag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6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69] &amp; CHAR(34) &amp; &quot;&gt;&quot; &amp; &#10;&quot;&lt;img alt=&quot; &amp; CHAR(34) &amp; [.B1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9] &amp; &quot;&lt;br&gt;&quot;" office:value-type="string" office:string-value="&lt;picture&gt;&lt;source media=&quot;(prefers-color-scheme: dark)&quot; srcset=&quot;https://github.com/StorageB/icons/blob/main/GNOME46Adwaita/light/view-paged-symbolic.svg&quot;&gt;&lt;source media=&quot;(prefers-color-scheme: light)&quot; srcset=&quot;https://github.com/StorageB/icons/blob/main/GNOME46Adwaita/dark/view-paged-symbolic.svg&quot;&gt;&lt;img alt=&quot;view-paged-symbolic&quot; src=&quot;https://user-images.githubusercontent.com/25423296/163456779-a8556205-d0a5-45e2-ac17-42d089e3c3f8.png&quot;&gt;&lt;/picture&gt; &amp;nbsp; &amp;nbsp;view-paged-symbolic&lt;br&gt;" calcext:value-type="string">
            <text:p>&lt;picture&gt;&lt;source media="(prefers-color-scheme: dark)" srcset="https://github.com/StorageB/icons/blob/main/GNOME46Adwaita/light/view-paged-symbolic.svg"&gt;&lt;source media="(prefers-color-scheme: light)" srcset="https://github.com/StorageB/icons/blob/main/GNOME46Adwaita/dark/view-paged-symbolic.svg"&gt;&lt;img alt="view-paged-symbolic" src="https://user-images.githubusercontent.com/25423296/163456779-a8556205-d0a5-45e2-ac17-42d089e3c3f8.png"&gt;&lt;/picture&gt; &amp;nbsp; &amp;nbsp;view-paged-symbolic&lt;br&gt;</text:p>
          </table:table-cell>
        </table:table-row>
        <table:table-row table:style-name="ro1">
          <table:table-cell office:value-type="string" calcext:value-type="string">
            <text:p>view-pin-symbolic.svg</text:p>
          </table:table-cell>
          <table:table-cell office:value-type="string" calcext:value-type="string">
            <text:p>view-p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0] &amp; CHAR(34) &amp; &quot;&gt;&quot; &amp; &#10;&quot;&lt;img alt=&quot; &amp; CHAR(34) &amp; [.B1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0] &amp; &quot;&lt;br&gt;&quot;" office:value-type="string" office:string-value="&lt;picture&gt;&lt;source media=&quot;(prefers-color-scheme: dark)&quot; srcset=&quot;https://github.com/StorageB/icons/blob/main/GNOME46Adwaita/light/view-pin-symbolic.svg&quot;&gt;&lt;source media=&quot;(prefers-color-scheme: light)&quot; srcset=&quot;https://github.com/StorageB/icons/blob/main/GNOME46Adwaita/dark/view-pin-symbolic.svg&quot;&gt;&lt;img alt=&quot;view-pin-symbolic&quot; src=&quot;https://user-images.githubusercontent.com/25423296/163456779-a8556205-d0a5-45e2-ac17-42d089e3c3f8.png&quot;&gt;&lt;/picture&gt; &amp;nbsp; &amp;nbsp;view-pin-symbolic&lt;br&gt;" calcext:value-type="string">
            <text:p>&lt;picture&gt;&lt;source media="(prefers-color-scheme: dark)" srcset="https://github.com/StorageB/icons/blob/main/GNOME46Adwaita/light/view-pin-symbolic.svg"&gt;&lt;source media="(prefers-color-scheme: light)" srcset="https://github.com/StorageB/icons/blob/main/GNOME46Adwaita/dark/view-pin-symbolic.svg"&gt;&lt;img alt="view-pin-symbolic" src="https://user-images.githubusercontent.com/25423296/163456779-a8556205-d0a5-45e2-ac17-42d089e3c3f8.png"&gt;&lt;/picture&gt; &amp;nbsp; &amp;nbsp;view-pin-symbolic&lt;br&gt;</text:p>
          </table:table-cell>
        </table:table-row>
        <table:table-row table:style-name="ro1">
          <table:table-cell office:value-type="string" calcext:value-type="string">
            <text:p>view-refresh-symbolic.svg</text:p>
          </table:table-cell>
          <table:table-cell office:value-type="string" calcext:value-type="string">
            <text:p>view-refre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1] &amp; CHAR(34) &amp; &quot;&gt;&quot; &amp; &#10;&quot;&lt;img alt=&quot; &amp; CHAR(34) &amp; [.B1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1] &amp; &quot;&lt;br&gt;&quot;" office:value-type="string" office:string-value="&lt;picture&gt;&lt;source media=&quot;(prefers-color-scheme: dark)&quot; srcset=&quot;https://github.com/StorageB/icons/blob/main/GNOME46Adwaita/light/view-refresh-symbolic.svg&quot;&gt;&lt;source media=&quot;(prefers-color-scheme: light)&quot; srcset=&quot;https://github.com/StorageB/icons/blob/main/GNOME46Adwaita/dark/view-refresh-symbolic.svg&quot;&gt;&lt;img alt=&quot;view-refresh-symbolic&quot; src=&quot;https://user-images.githubusercontent.com/25423296/163456779-a8556205-d0a5-45e2-ac17-42d089e3c3f8.png&quot;&gt;&lt;/picture&gt; &amp;nbsp; &amp;nbsp;view-refresh-symbolic&lt;br&gt;" calcext:value-type="string">
            <text:p>&lt;picture&gt;&lt;source media="(prefers-color-scheme: dark)" srcset="https://github.com/StorageB/icons/blob/main/GNOME46Adwaita/light/view-refresh-symbolic.svg"&gt;&lt;source media="(prefers-color-scheme: light)" srcset="https://github.com/StorageB/icons/blob/main/GNOME46Adwaita/dark/view-refresh-symbolic.svg"&gt;&lt;img alt="view-refresh-symbolic" src="https://user-images.githubusercontent.com/25423296/163456779-a8556205-d0a5-45e2-ac17-42d089e3c3f8.png"&gt;&lt;/picture&gt; &amp;nbsp; &amp;nbsp;view-refresh-symbolic&lt;br&gt;</text:p>
          </table:table-cell>
        </table:table-row>
        <table:table-row table:style-name="ro1">
          <table:table-cell office:value-type="string" calcext:value-type="string">
            <text:p>view-restore-symbolic.svg</text:p>
          </table:table-cell>
          <table:table-cell office:value-type="string" calcext:value-type="string">
            <text:p>view-rest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2] &amp; CHAR(34) &amp; &quot;&gt;&quot; &amp; &#10;&quot;&lt;img alt=&quot; &amp; CHAR(34) &amp; [.B1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2] &amp; &quot;&lt;br&gt;&quot;" office:value-type="string" office:string-value="&lt;picture&gt;&lt;source media=&quot;(prefers-color-scheme: dark)&quot; srcset=&quot;https://github.com/StorageB/icons/blob/main/GNOME46Adwaita/light/view-restore-symbolic.svg&quot;&gt;&lt;source media=&quot;(prefers-color-scheme: light)&quot; srcset=&quot;https://github.com/StorageB/icons/blob/main/GNOME46Adwaita/dark/view-restore-symbolic.svg&quot;&gt;&lt;img alt=&quot;view-restore-symbolic&quot; src=&quot;https://user-images.githubusercontent.com/25423296/163456779-a8556205-d0a5-45e2-ac17-42d089e3c3f8.png&quot;&gt;&lt;/picture&gt; &amp;nbsp; &amp;nbsp;view-restore-symbolic&lt;br&gt;" calcext:value-type="string">
            <text:p>&lt;picture&gt;&lt;source media="(prefers-color-scheme: dark)" srcset="https://github.com/StorageB/icons/blob/main/GNOME46Adwaita/light/view-restore-symbolic.svg"&gt;&lt;source media="(prefers-color-scheme: light)" srcset="https://github.com/StorageB/icons/blob/main/GNOME46Adwaita/dark/view-restore-symbolic.svg"&gt;&lt;img alt="view-restore-symbolic" src="https://user-images.githubusercontent.com/25423296/163456779-a8556205-d0a5-45e2-ac17-42d089e3c3f8.png"&gt;&lt;/picture&gt; &amp;nbsp; &amp;nbsp;view-restore-symbolic&lt;br&gt;</text:p>
          </table:table-cell>
        </table:table-row>
        <table:table-row table:style-name="ro1">
          <table:table-cell office:value-type="string" calcext:value-type="string">
            <text:p>view-reveal-symbolic.svg</text:p>
          </table:table-cell>
          <table:table-cell office:value-type="string" calcext:value-type="string">
            <text:p>view-reve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3] &amp; CHAR(34) &amp; &quot;&gt;&quot; &amp; &#10;&quot;&lt;img alt=&quot; &amp; CHAR(34) &amp; [.B1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3] &amp; &quot;&lt;br&gt;&quot;" office:value-type="string" office:string-value="&lt;picture&gt;&lt;source media=&quot;(prefers-color-scheme: dark)&quot; srcset=&quot;https://github.com/StorageB/icons/blob/main/GNOME46Adwaita/light/view-reveal-symbolic.svg&quot;&gt;&lt;source media=&quot;(prefers-color-scheme: light)&quot; srcset=&quot;https://github.com/StorageB/icons/blob/main/GNOME46Adwaita/dark/view-reveal-symbolic.svg&quot;&gt;&lt;img alt=&quot;view-reveal-symbolic&quot; src=&quot;https://user-images.githubusercontent.com/25423296/163456779-a8556205-d0a5-45e2-ac17-42d089e3c3f8.png&quot;&gt;&lt;/picture&gt; &amp;nbsp; &amp;nbsp;view-reveal-symbolic&lt;br&gt;" calcext:value-type="string">
            <text:p>&lt;picture&gt;&lt;source media="(prefers-color-scheme: dark)" srcset="https://github.com/StorageB/icons/blob/main/GNOME46Adwaita/light/view-reveal-symbolic.svg"&gt;&lt;source media="(prefers-color-scheme: light)" srcset="https://github.com/StorageB/icons/blob/main/GNOME46Adwaita/dark/view-reveal-symbolic.svg"&gt;&lt;img alt="view-reveal-symbolic" src="https://user-images.githubusercontent.com/25423296/163456779-a8556205-d0a5-45e2-ac17-42d089e3c3f8.png"&gt;&lt;/picture&gt; &amp;nbsp; &amp;nbsp;view-reveal-symbolic&lt;br&gt;</text:p>
          </table:table-cell>
        </table:table-row>
        <table:table-row table:style-name="ro1">
          <table:table-cell office:value-type="string" calcext:value-type="string">
            <text:p>view-sort-ascending-rtl-symbolic.svg</text:p>
          </table:table-cell>
          <table:table-cell office:value-type="string" calcext:value-type="string">
            <text:p>view-sort-ascending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4] &amp; CHAR(34) &amp; &quot;&gt;&quot; &amp; &#10;&quot;&lt;img alt=&quot; &amp; CHAR(34) &amp; [.B1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4] &amp; &quot;&lt;br&gt;&quot;" office:value-type="string" office:string-value="&lt;picture&gt;&lt;source media=&quot;(prefers-color-scheme: dark)&quot; srcset=&quot;https://github.com/StorageB/icons/blob/main/GNOME46Adwaita/light/view-sort-ascending-rtl-symbolic.svg&quot;&gt;&lt;source media=&quot;(prefers-color-scheme: light)&quot; srcset=&quot;https://github.com/StorageB/icons/blob/main/GNOME46Adwaita/dark/view-sort-ascending-rtl-symbolic.svg&quot;&gt;&lt;img alt=&quot;view-sort-ascending-rtl-symbolic&quot; src=&quot;https://user-images.githubusercontent.com/25423296/163456779-a8556205-d0a5-45e2-ac17-42d089e3c3f8.png&quot;&gt;&lt;/picture&gt; &amp;nbsp; &amp;nbsp;view-sort-ascending-rtl-symbolic&lt;br&gt;" calcext:value-type="string">
            <text:p>&lt;picture&gt;&lt;source media="(prefers-color-scheme: dark)" srcset="https://github.com/StorageB/icons/blob/main/GNOME46Adwaita/light/view-sort-ascending-rtl-symbolic.svg"&gt;&lt;source media="(prefers-color-scheme: light)" srcset="https://github.com/StorageB/icons/blob/main/GNOME46Adwaita/dark/view-sort-ascending-rtl-symbolic.svg"&gt;&lt;img alt="view-sort-ascending-rtl-symbolic" src="https://user-images.githubusercontent.com/25423296/163456779-a8556205-d0a5-45e2-ac17-42d089e3c3f8.png"&gt;&lt;/picture&gt; &amp;nbsp; &amp;nbsp;view-sort-ascending-rtl-symbolic&lt;br&gt;</text:p>
          </table:table-cell>
        </table:table-row>
        <table:table-row table:style-name="ro1">
          <table:table-cell office:value-type="string" calcext:value-type="string">
            <text:p>view-sort-ascending-symbolic-rtl.svg</text:p>
          </table:table-cell>
          <table:table-cell office:value-type="string" calcext:value-type="string">
            <text:p>view-sort-ascending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5] &amp; CHAR(34) &amp; &quot;&gt;&quot; &amp; &#10;&quot;&lt;img alt=&quot; &amp; CHAR(34) &amp; [.B1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5] &amp; &quot;&lt;br&gt;&quot;" office:value-type="string" office:string-value="&lt;picture&gt;&lt;source media=&quot;(prefers-color-scheme: dark)&quot; srcset=&quot;https://github.com/StorageB/icons/blob/main/GNOME46Adwaita/light/view-sort-ascending-symbolic-rtl.svg&quot;&gt;&lt;source media=&quot;(prefers-color-scheme: light)&quot; srcset=&quot;https://github.com/StorageB/icons/blob/main/GNOME46Adwaita/dark/view-sort-ascending-symbolic-rtl.svg&quot;&gt;&lt;img alt=&quot;view-sort-ascending-symbolic-rtl&quot; src=&quot;https://user-images.githubusercontent.com/25423296/163456779-a8556205-d0a5-45e2-ac17-42d089e3c3f8.png&quot;&gt;&lt;/picture&gt; &amp;nbsp; &amp;nbsp;view-sort-ascending-symbolic-rtl&lt;br&gt;" calcext:value-type="string">
            <text:p>&lt;picture&gt;&lt;source media="(prefers-color-scheme: dark)" srcset="https://github.com/StorageB/icons/blob/main/GNOME46Adwaita/light/view-sort-ascending-symbolic-rtl.svg"&gt;&lt;source media="(prefers-color-scheme: light)" srcset="https://github.com/StorageB/icons/blob/main/GNOME46Adwaita/dark/view-sort-ascending-symbolic-rtl.svg"&gt;&lt;img alt="view-sort-ascending-symbolic-rtl" src="https://user-images.githubusercontent.com/25423296/163456779-a8556205-d0a5-45e2-ac17-42d089e3c3f8.png"&gt;&lt;/picture&gt; &amp;nbsp; &amp;nbsp;view-sort-ascending-symbolic-rtl&lt;br&gt;</text:p>
          </table:table-cell>
        </table:table-row>
        <table:table-row table:style-name="ro1">
          <table:table-cell office:value-type="string" calcext:value-type="string">
            <text:p>view-sort-ascending-symbolic.svg</text:p>
          </table:table-cell>
          <table:table-cell office:value-type="string" calcext:value-type="string">
            <text:p>view-sort-ascen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6] &amp; CHAR(34) &amp; &quot;&gt;&quot; &amp; &#10;&quot;&lt;img alt=&quot; &amp; CHAR(34) &amp; [.B1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6] &amp; &quot;&lt;br&gt;&quot;" office:value-type="string" office:string-value="&lt;picture&gt;&lt;source media=&quot;(prefers-color-scheme: dark)&quot; srcset=&quot;https://github.com/StorageB/icons/blob/main/GNOME46Adwaita/light/view-sort-ascending-symbolic.svg&quot;&gt;&lt;source media=&quot;(prefers-color-scheme: light)&quot; srcset=&quot;https://github.com/StorageB/icons/blob/main/GNOME46Adwaita/dark/view-sort-ascending-symbolic.svg&quot;&gt;&lt;img alt=&quot;view-sort-ascending-symbolic&quot; src=&quot;https://user-images.githubusercontent.com/25423296/163456779-a8556205-d0a5-45e2-ac17-42d089e3c3f8.png&quot;&gt;&lt;/picture&gt; &amp;nbsp; &amp;nbsp;view-sort-ascending-symbolic&lt;br&gt;" calcext:value-type="string">
            <text:p>&lt;picture&gt;&lt;source media="(prefers-color-scheme: dark)" srcset="https://github.com/StorageB/icons/blob/main/GNOME46Adwaita/light/view-sort-ascending-symbolic.svg"&gt;&lt;source media="(prefers-color-scheme: light)" srcset="https://github.com/StorageB/icons/blob/main/GNOME46Adwaita/dark/view-sort-ascending-symbolic.svg"&gt;&lt;img alt="view-sort-ascending-symbolic" src="https://user-images.githubusercontent.com/25423296/163456779-a8556205-d0a5-45e2-ac17-42d089e3c3f8.png"&gt;&lt;/picture&gt; &amp;nbsp; &amp;nbsp;view-sort-ascending-symbolic&lt;br&gt;</text:p>
          </table:table-cell>
        </table:table-row>
        <table:table-row table:style-name="ro1">
          <table:table-cell office:value-type="string" calcext:value-type="string">
            <text:p>view-sort-descending-rtl-symbolic.svg</text:p>
          </table:table-cell>
          <table:table-cell office:value-type="string" calcext:value-type="string">
            <text:p>view-sort-descending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7] &amp; CHAR(34) &amp; &quot;&gt;&quot; &amp; &#10;&quot;&lt;img alt=&quot; &amp; CHAR(34) &amp; [.B1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7] &amp; &quot;&lt;br&gt;&quot;" office:value-type="string" office:string-value="&lt;picture&gt;&lt;source media=&quot;(prefers-color-scheme: dark)&quot; srcset=&quot;https://github.com/StorageB/icons/blob/main/GNOME46Adwaita/light/view-sort-descending-rtl-symbolic.svg&quot;&gt;&lt;source media=&quot;(prefers-color-scheme: light)&quot; srcset=&quot;https://github.com/StorageB/icons/blob/main/GNOME46Adwaita/dark/view-sort-descending-rtl-symbolic.svg&quot;&gt;&lt;img alt=&quot;view-sort-descending-rtl-symbolic&quot; src=&quot;https://user-images.githubusercontent.com/25423296/163456779-a8556205-d0a5-45e2-ac17-42d089e3c3f8.png&quot;&gt;&lt;/picture&gt; &amp;nbsp; &amp;nbsp;view-sort-descending-rtl-symbolic&lt;br&gt;" calcext:value-type="string">
            <text:p>&lt;picture&gt;&lt;source media="(prefers-color-scheme: dark)" srcset="https://github.com/StorageB/icons/blob/main/GNOME46Adwaita/light/view-sort-descending-rtl-symbolic.svg"&gt;&lt;source media="(prefers-color-scheme: light)" srcset="https://github.com/StorageB/icons/blob/main/GNOME46Adwaita/dark/view-sort-descending-rtl-symbolic.svg"&gt;&lt;img alt="view-sort-descending-rtl-symbolic" src="https://user-images.githubusercontent.com/25423296/163456779-a8556205-d0a5-45e2-ac17-42d089e3c3f8.png"&gt;&lt;/picture&gt; &amp;nbsp; &amp;nbsp;view-sort-descending-rtl-symbolic&lt;br&gt;</text:p>
          </table:table-cell>
        </table:table-row>
        <table:table-row table:style-name="ro1">
          <table:table-cell office:value-type="string" calcext:value-type="string">
            <text:p>view-sort-descending-symbolic-rtl.svg</text:p>
          </table:table-cell>
          <table:table-cell office:value-type="string" calcext:value-type="string">
            <text:p>view-sort-descending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8] &amp; CHAR(34) &amp; &quot;&gt;&quot; &amp; &#10;&quot;&lt;img alt=&quot; &amp; CHAR(34) &amp; [.B1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8] &amp; &quot;&lt;br&gt;&quot;" office:value-type="string" office:string-value="&lt;picture&gt;&lt;source media=&quot;(prefers-color-scheme: dark)&quot; srcset=&quot;https://github.com/StorageB/icons/blob/main/GNOME46Adwaita/light/view-sort-descending-symbolic-rtl.svg&quot;&gt;&lt;source media=&quot;(prefers-color-scheme: light)&quot; srcset=&quot;https://github.com/StorageB/icons/blob/main/GNOME46Adwaita/dark/view-sort-descending-symbolic-rtl.svg&quot;&gt;&lt;img alt=&quot;view-sort-descending-symbolic-rtl&quot; src=&quot;https://user-images.githubusercontent.com/25423296/163456779-a8556205-d0a5-45e2-ac17-42d089e3c3f8.png&quot;&gt;&lt;/picture&gt; &amp;nbsp; &amp;nbsp;view-sort-descending-symbolic-rtl&lt;br&gt;" calcext:value-type="string">
            <text:p>&lt;picture&gt;&lt;source media="(prefers-color-scheme: dark)" srcset="https://github.com/StorageB/icons/blob/main/GNOME46Adwaita/light/view-sort-descending-symbolic-rtl.svg"&gt;&lt;source media="(prefers-color-scheme: light)" srcset="https://github.com/StorageB/icons/blob/main/GNOME46Adwaita/dark/view-sort-descending-symbolic-rtl.svg"&gt;&lt;img alt="view-sort-descending-symbolic-rtl" src="https://user-images.githubusercontent.com/25423296/163456779-a8556205-d0a5-45e2-ac17-42d089e3c3f8.png"&gt;&lt;/picture&gt; &amp;nbsp; &amp;nbsp;view-sort-descending-symbolic-rtl&lt;br&gt;</text:p>
          </table:table-cell>
        </table:table-row>
        <table:table-row table:style-name="ro1">
          <table:table-cell office:value-type="string" calcext:value-type="string">
            <text:p>view-sort-descending-symbolic.svg</text:p>
          </table:table-cell>
          <table:table-cell office:value-type="string" calcext:value-type="string">
            <text:p>view-sort-descen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7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79] &amp; CHAR(34) &amp; &quot;&gt;&quot; &amp; &#10;&quot;&lt;img alt=&quot; &amp; CHAR(34) &amp; [.B1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9] &amp; &quot;&lt;br&gt;&quot;" office:value-type="string" office:string-value="&lt;picture&gt;&lt;source media=&quot;(prefers-color-scheme: dark)&quot; srcset=&quot;https://github.com/StorageB/icons/blob/main/GNOME46Adwaita/light/view-sort-descending-symbolic.svg&quot;&gt;&lt;source media=&quot;(prefers-color-scheme: light)&quot; srcset=&quot;https://github.com/StorageB/icons/blob/main/GNOME46Adwaita/dark/view-sort-descending-symbolic.svg&quot;&gt;&lt;img alt=&quot;view-sort-descending-symbolic&quot; src=&quot;https://user-images.githubusercontent.com/25423296/163456779-a8556205-d0a5-45e2-ac17-42d089e3c3f8.png&quot;&gt;&lt;/picture&gt; &amp;nbsp; &amp;nbsp;view-sort-descending-symbolic&lt;br&gt;" calcext:value-type="string">
            <text:p>&lt;picture&gt;&lt;source media="(prefers-color-scheme: dark)" srcset="https://github.com/StorageB/icons/blob/main/GNOME46Adwaita/light/view-sort-descending-symbolic.svg"&gt;&lt;source media="(prefers-color-scheme: light)" srcset="https://github.com/StorageB/icons/blob/main/GNOME46Adwaita/dark/view-sort-descending-symbolic.svg"&gt;&lt;img alt="view-sort-descending-symbolic" src="https://user-images.githubusercontent.com/25423296/163456779-a8556205-d0a5-45e2-ac17-42d089e3c3f8.png"&gt;&lt;/picture&gt; &amp;nbsp; &amp;nbsp;view-sort-descending-symbolic&lt;br&gt;</text:p>
          </table:table-cell>
        </table:table-row>
        <table:table-row table:style-name="ro1">
          <table:table-cell office:value-type="string" calcext:value-type="string">
            <text:p>zoom-fit-best-symbolic.svg</text:p>
          </table:table-cell>
          <table:table-cell office:value-type="string" calcext:value-type="string">
            <text:p>zoom-fit-be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8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80] &amp; CHAR(34) &amp; &quot;&gt;&quot; &amp; &#10;&quot;&lt;img alt=&quot; &amp; CHAR(34) &amp; [.B1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0] &amp; &quot;&lt;br&gt;&quot;" office:value-type="string" office:string-value="&lt;picture&gt;&lt;source media=&quot;(prefers-color-scheme: dark)&quot; srcset=&quot;https://github.com/StorageB/icons/blob/main/GNOME46Adwaita/light/zoom-fit-best-symbolic.svg&quot;&gt;&lt;source media=&quot;(prefers-color-scheme: light)&quot; srcset=&quot;https://github.com/StorageB/icons/blob/main/GNOME46Adwaita/dark/zoom-fit-best-symbolic.svg&quot;&gt;&lt;img alt=&quot;zoom-fit-best-symbolic&quot; src=&quot;https://user-images.githubusercontent.com/25423296/163456779-a8556205-d0a5-45e2-ac17-42d089e3c3f8.png&quot;&gt;&lt;/picture&gt; &amp;nbsp; &amp;nbsp;zoom-fit-best-symbolic&lt;br&gt;" calcext:value-type="string">
            <text:p>&lt;picture&gt;&lt;source media="(prefers-color-scheme: dark)" srcset="https://github.com/StorageB/icons/blob/main/GNOME46Adwaita/light/zoom-fit-best-symbolic.svg"&gt;&lt;source media="(prefers-color-scheme: light)" srcset="https://github.com/StorageB/icons/blob/main/GNOME46Adwaita/dark/zoom-fit-best-symbolic.svg"&gt;&lt;img alt="zoom-fit-best-symbolic" src="https://user-images.githubusercontent.com/25423296/163456779-a8556205-d0a5-45e2-ac17-42d089e3c3f8.png"&gt;&lt;/picture&gt; &amp;nbsp; &amp;nbsp;zoom-fit-best-symbolic&lt;br&gt;</text:p>
          </table:table-cell>
        </table:table-row>
        <table:table-row table:style-name="ro1">
          <table:table-cell office:value-type="string" calcext:value-type="string">
            <text:p>zoom-in-symbolic.svg</text:p>
          </table:table-cell>
          <table:table-cell office:value-type="string" calcext:value-type="string">
            <text:p>zoom-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8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81] &amp; CHAR(34) &amp; &quot;&gt;&quot; &amp; &#10;&quot;&lt;img alt=&quot; &amp; CHAR(34) &amp; [.B1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1] &amp; &quot;&lt;br&gt;&quot;" office:value-type="string" office:string-value="&lt;picture&gt;&lt;source media=&quot;(prefers-color-scheme: dark)&quot; srcset=&quot;https://github.com/StorageB/icons/blob/main/GNOME46Adwaita/light/zoom-in-symbolic.svg&quot;&gt;&lt;source media=&quot;(prefers-color-scheme: light)&quot; srcset=&quot;https://github.com/StorageB/icons/blob/main/GNOME46Adwaita/dark/zoom-in-symbolic.svg&quot;&gt;&lt;img alt=&quot;zoom-in-symbolic&quot; src=&quot;https://user-images.githubusercontent.com/25423296/163456779-a8556205-d0a5-45e2-ac17-42d089e3c3f8.png&quot;&gt;&lt;/picture&gt; &amp;nbsp; &amp;nbsp;zoom-in-symbolic&lt;br&gt;" calcext:value-type="string">
            <text:p>&lt;picture&gt;&lt;source media="(prefers-color-scheme: dark)" srcset="https://github.com/StorageB/icons/blob/main/GNOME46Adwaita/light/zoom-in-symbolic.svg"&gt;&lt;source media="(prefers-color-scheme: light)" srcset="https://github.com/StorageB/icons/blob/main/GNOME46Adwaita/dark/zoom-in-symbolic.svg"&gt;&lt;img alt="zoom-in-symbolic" src="https://user-images.githubusercontent.com/25423296/163456779-a8556205-d0a5-45e2-ac17-42d089e3c3f8.png"&gt;&lt;/picture&gt; &amp;nbsp; &amp;nbsp;zoom-in-symbolic&lt;br&gt;</text:p>
          </table:table-cell>
        </table:table-row>
        <table:table-row table:style-name="ro1">
          <table:table-cell office:value-type="string" calcext:value-type="string">
            <text:p>zoom-original-symbolic.svg</text:p>
          </table:table-cell>
          <table:table-cell office:value-type="string" calcext:value-type="string">
            <text:p>zoom-origin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8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82] &amp; CHAR(34) &amp; &quot;&gt;&quot; &amp; &#10;&quot;&lt;img alt=&quot; &amp; CHAR(34) &amp; [.B1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2] &amp; &quot;&lt;br&gt;&quot;" office:value-type="string" office:string-value="&lt;picture&gt;&lt;source media=&quot;(prefers-color-scheme: dark)&quot; srcset=&quot;https://github.com/StorageB/icons/blob/main/GNOME46Adwaita/light/zoom-original-symbolic.svg&quot;&gt;&lt;source media=&quot;(prefers-color-scheme: light)&quot; srcset=&quot;https://github.com/StorageB/icons/blob/main/GNOME46Adwaita/dark/zoom-original-symbolic.svg&quot;&gt;&lt;img alt=&quot;zoom-original-symbolic&quot; src=&quot;https://user-images.githubusercontent.com/25423296/163456779-a8556205-d0a5-45e2-ac17-42d089e3c3f8.png&quot;&gt;&lt;/picture&gt; &amp;nbsp; &amp;nbsp;zoom-original-symbolic&lt;br&gt;" calcext:value-type="string">
            <text:p>&lt;picture&gt;&lt;source media="(prefers-color-scheme: dark)" srcset="https://github.com/StorageB/icons/blob/main/GNOME46Adwaita/light/zoom-original-symbolic.svg"&gt;&lt;source media="(prefers-color-scheme: light)" srcset="https://github.com/StorageB/icons/blob/main/GNOME46Adwaita/dark/zoom-original-symbolic.svg"&gt;&lt;img alt="zoom-original-symbolic" src="https://user-images.githubusercontent.com/25423296/163456779-a8556205-d0a5-45e2-ac17-42d089e3c3f8.png"&gt;&lt;/picture&gt; &amp;nbsp; &amp;nbsp;zoom-original-symbolic&lt;br&gt;</text:p>
          </table:table-cell>
        </table:table-row>
        <table:table-row table:style-name="ro1">
          <table:table-cell office:value-type="string" calcext:value-type="string">
            <text:p>zoom-out-symbolic.svg</text:p>
          </table:table-cell>
          <table:table-cell office:value-type="string" calcext:value-type="string">
            <text:p>zoom-o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8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83] &amp; CHAR(34) &amp; &quot;&gt;&quot; &amp; &#10;&quot;&lt;img alt=&quot; &amp; CHAR(34) &amp; [.B1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3] &amp; &quot;&lt;br&gt;&quot;" office:value-type="string" office:string-value="&lt;picture&gt;&lt;source media=&quot;(prefers-color-scheme: dark)&quot; srcset=&quot;https://github.com/StorageB/icons/blob/main/GNOME46Adwaita/light/zoom-out-symbolic.svg&quot;&gt;&lt;source media=&quot;(prefers-color-scheme: light)&quot; srcset=&quot;https://github.com/StorageB/icons/blob/main/GNOME46Adwaita/dark/zoom-out-symbolic.svg&quot;&gt;&lt;img alt=&quot;zoom-out-symbolic&quot; src=&quot;https://user-images.githubusercontent.com/25423296/163456779-a8556205-d0a5-45e2-ac17-42d089e3c3f8.png&quot;&gt;&lt;/picture&gt; &amp;nbsp; &amp;nbsp;zoom-out-symbolic&lt;br&gt;" calcext:value-type="string">
            <text:p>&lt;picture&gt;&lt;source media="(prefers-color-scheme: dark)" srcset="https://github.com/StorageB/icons/blob/main/GNOME46Adwaita/light/zoom-out-symbolic.svg"&gt;&lt;source media="(prefers-color-scheme: light)" srcset="https://github.com/StorageB/icons/blob/main/GNOME46Adwaita/dark/zoom-out-symbolic.svg"&gt;&lt;img alt="zoom-out-symbolic" src="https://user-images.githubusercontent.com/25423296/163456779-a8556205-d0a5-45e2-ac17-42d089e3c3f8.png"&gt;&lt;/picture&gt; &amp;nbsp; &amp;nbsp;zoom-out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apps:</text:p>
          </table:table-cell>
          <table:table-cell table:formula="of:=&quot;## &quot; &amp; MID([.B185];3;FIND(&quot;:&quot;;[.B185];1)-3) &amp; &quot; &lt;br&gt;&quot;" office:value-type="string" office:string-value="## apps &lt;br&gt;" calcext:value-type="string">
            <text:p>## apps &lt;br&gt;</text:p>
          </table:table-cell>
        </table:table-row>
        <table:table-row table:style-name="ro1">
          <table:table-cell office:value-type="string" calcext:value-type="string">
            <text:p>help-contents-symbolic.svg</text:p>
          </table:table-cell>
          <table:table-cell office:value-type="string" calcext:value-type="string">
            <text:p>help-cont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8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86] &amp; CHAR(34) &amp; &quot;&gt;&quot; &amp; &#10;&quot;&lt;img alt=&quot; &amp; CHAR(34) &amp; [.B1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6] &amp; &quot;&lt;br&gt;&quot;" office:value-type="string" office:string-value="&lt;picture&gt;&lt;source media=&quot;(prefers-color-scheme: dark)&quot; srcset=&quot;https://github.com/StorageB/icons/blob/main/GNOME46Adwaita/light/help-contents-symbolic.svg&quot;&gt;&lt;source media=&quot;(prefers-color-scheme: light)&quot; srcset=&quot;https://github.com/StorageB/icons/blob/main/GNOME46Adwaita/dark/help-contents-symbolic.svg&quot;&gt;&lt;img alt=&quot;help-contents-symbolic&quot; src=&quot;https://user-images.githubusercontent.com/25423296/163456779-a8556205-d0a5-45e2-ac17-42d089e3c3f8.png&quot;&gt;&lt;/picture&gt; &amp;nbsp; &amp;nbsp;help-contents-symbolic&lt;br&gt;" calcext:value-type="string">
            <text:p>&lt;picture&gt;&lt;source media="(prefers-color-scheme: dark)" srcset="https://github.com/StorageB/icons/blob/main/GNOME46Adwaita/light/help-contents-symbolic.svg"&gt;&lt;source media="(prefers-color-scheme: light)" srcset="https://github.com/StorageB/icons/blob/main/GNOME46Adwaita/dark/help-contents-symbolic.svg"&gt;&lt;img alt="help-contents-symbolic" src="https://user-images.githubusercontent.com/25423296/163456779-a8556205-d0a5-45e2-ac17-42d089e3c3f8.png"&gt;&lt;/picture&gt; &amp;nbsp; &amp;nbsp;help-contents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categories:</text:p>
          </table:table-cell>
          <table:table-cell table:formula="of:=&quot;## &quot; &amp; MID([.B188];3;FIND(&quot;:&quot;;[.B188];1)-3) &amp; &quot; &lt;br&gt;&quot;" office:value-type="string" office:string-value="## categories &lt;br&gt;" calcext:value-type="string">
            <text:p>## categories &lt;br&gt;</text:p>
          </table:table-cell>
        </table:table-row>
        <table:table-row table:style-name="ro1">
          <table:table-cell office:value-type="string" calcext:value-type="string">
            <text:p>applications-engineering-symbolic.svg</text:p>
          </table:table-cell>
          <table:table-cell office:value-type="string" calcext:value-type="string">
            <text:p>applications-enginee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8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89] &amp; CHAR(34) &amp; &quot;&gt;&quot; &amp; &#10;&quot;&lt;img alt=&quot; &amp; CHAR(34) &amp; [.B1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9] &amp; &quot;&lt;br&gt;&quot;" office:value-type="string" office:string-value="&lt;picture&gt;&lt;source media=&quot;(prefers-color-scheme: dark)&quot; srcset=&quot;https://github.com/StorageB/icons/blob/main/GNOME46Adwaita/light/applications-engineering-symbolic.svg&quot;&gt;&lt;source media=&quot;(prefers-color-scheme: light)&quot; srcset=&quot;https://github.com/StorageB/icons/blob/main/GNOME46Adwaita/dark/applications-engineering-symbolic.svg&quot;&gt;&lt;img alt=&quot;applications-engineering-symbolic&quot; src=&quot;https://user-images.githubusercontent.com/25423296/163456779-a8556205-d0a5-45e2-ac17-42d089e3c3f8.png&quot;&gt;&lt;/picture&gt; &amp;nbsp; &amp;nbsp;applications-engineering-symbolic&lt;br&gt;" calcext:value-type="string">
            <text:p>&lt;picture&gt;&lt;source media="(prefers-color-scheme: dark)" srcset="https://github.com/StorageB/icons/blob/main/GNOME46Adwaita/light/applications-engineering-symbolic.svg"&gt;&lt;source media="(prefers-color-scheme: light)" srcset="https://github.com/StorageB/icons/blob/main/GNOME46Adwaita/dark/applications-engineering-symbolic.svg"&gt;&lt;img alt="applications-engineering-symbolic" src="https://user-images.githubusercontent.com/25423296/163456779-a8556205-d0a5-45e2-ac17-42d089e3c3f8.png"&gt;&lt;/picture&gt; &amp;nbsp; &amp;nbsp;applications-engineering-symbolic&lt;br&gt;</text:p>
          </table:table-cell>
        </table:table-row>
        <table:table-row table:style-name="ro1">
          <table:table-cell office:value-type="string" calcext:value-type="string">
            <text:p>applications-games-symbolic.svg</text:p>
          </table:table-cell>
          <table:table-cell office:value-type="string" calcext:value-type="string">
            <text:p>applications-gam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0] &amp; CHAR(34) &amp; &quot;&gt;&quot; &amp; &#10;&quot;&lt;img alt=&quot; &amp; CHAR(34) &amp; [.B1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0] &amp; &quot;&lt;br&gt;&quot;" office:value-type="string" office:string-value="&lt;picture&gt;&lt;source media=&quot;(prefers-color-scheme: dark)&quot; srcset=&quot;https://github.com/StorageB/icons/blob/main/GNOME46Adwaita/light/applications-games-symbolic.svg&quot;&gt;&lt;source media=&quot;(prefers-color-scheme: light)&quot; srcset=&quot;https://github.com/StorageB/icons/blob/main/GNOME46Adwaita/dark/applications-games-symbolic.svg&quot;&gt;&lt;img alt=&quot;applications-games-symbolic&quot; src=&quot;https://user-images.githubusercontent.com/25423296/163456779-a8556205-d0a5-45e2-ac17-42d089e3c3f8.png&quot;&gt;&lt;/picture&gt; &amp;nbsp; &amp;nbsp;applications-games-symbolic&lt;br&gt;" calcext:value-type="string">
            <text:p>&lt;picture&gt;&lt;source media="(prefers-color-scheme: dark)" srcset="https://github.com/StorageB/icons/blob/main/GNOME46Adwaita/light/applications-games-symbolic.svg"&gt;&lt;source media="(prefers-color-scheme: light)" srcset="https://github.com/StorageB/icons/blob/main/GNOME46Adwaita/dark/applications-games-symbolic.svg"&gt;&lt;img alt="applications-games-symbolic" src="https://user-images.githubusercontent.com/25423296/163456779-a8556205-d0a5-45e2-ac17-42d089e3c3f8.png"&gt;&lt;/picture&gt; &amp;nbsp; &amp;nbsp;applications-games-symbolic&lt;br&gt;</text:p>
          </table:table-cell>
        </table:table-row>
        <table:table-row table:style-name="ro1">
          <table:table-cell office:value-type="string" calcext:value-type="string">
            <text:p>applications-graphics-symbolic.svg</text:p>
          </table:table-cell>
          <table:table-cell office:value-type="string" calcext:value-type="string">
            <text:p>applications-graphic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1] &amp; CHAR(34) &amp; &quot;&gt;&quot; &amp; &#10;&quot;&lt;img alt=&quot; &amp; CHAR(34) &amp; [.B1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1] &amp; &quot;&lt;br&gt;&quot;" office:value-type="string" office:string-value="&lt;picture&gt;&lt;source media=&quot;(prefers-color-scheme: dark)&quot; srcset=&quot;https://github.com/StorageB/icons/blob/main/GNOME46Adwaita/light/applications-graphics-symbolic.svg&quot;&gt;&lt;source media=&quot;(prefers-color-scheme: light)&quot; srcset=&quot;https://github.com/StorageB/icons/blob/main/GNOME46Adwaita/dark/applications-graphics-symbolic.svg&quot;&gt;&lt;img alt=&quot;applications-graphics-symbolic&quot; src=&quot;https://user-images.githubusercontent.com/25423296/163456779-a8556205-d0a5-45e2-ac17-42d089e3c3f8.png&quot;&gt;&lt;/picture&gt; &amp;nbsp; &amp;nbsp;applications-graphics-symbolic&lt;br&gt;" calcext:value-type="string">
            <text:p>&lt;picture&gt;&lt;source media="(prefers-color-scheme: dark)" srcset="https://github.com/StorageB/icons/blob/main/GNOME46Adwaita/light/applications-graphics-symbolic.svg"&gt;&lt;source media="(prefers-color-scheme: light)" srcset="https://github.com/StorageB/icons/blob/main/GNOME46Adwaita/dark/applications-graphics-symbolic.svg"&gt;&lt;img alt="applications-graphics-symbolic" src="https://user-images.githubusercontent.com/25423296/163456779-a8556205-d0a5-45e2-ac17-42d089e3c3f8.png"&gt;&lt;/picture&gt; &amp;nbsp; &amp;nbsp;applications-graphics-symbolic&lt;br&gt;</text:p>
          </table:table-cell>
        </table:table-row>
        <table:table-row table:style-name="ro1">
          <table:table-cell office:value-type="string" calcext:value-type="string">
            <text:p>applications-multimedia-symbolic.svg</text:p>
          </table:table-cell>
          <table:table-cell office:value-type="string" calcext:value-type="string">
            <text:p>applications-multimedi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2] &amp; CHAR(34) &amp; &quot;&gt;&quot; &amp; &#10;&quot;&lt;img alt=&quot; &amp; CHAR(34) &amp; [.B1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2] &amp; &quot;&lt;br&gt;&quot;" office:value-type="string" office:string-value="&lt;picture&gt;&lt;source media=&quot;(prefers-color-scheme: dark)&quot; srcset=&quot;https://github.com/StorageB/icons/blob/main/GNOME46Adwaita/light/applications-multimedia-symbolic.svg&quot;&gt;&lt;source media=&quot;(prefers-color-scheme: light)&quot; srcset=&quot;https://github.com/StorageB/icons/blob/main/GNOME46Adwaita/dark/applications-multimedia-symbolic.svg&quot;&gt;&lt;img alt=&quot;applications-multimedia-symbolic&quot; src=&quot;https://user-images.githubusercontent.com/25423296/163456779-a8556205-d0a5-45e2-ac17-42d089e3c3f8.png&quot;&gt;&lt;/picture&gt; &amp;nbsp; &amp;nbsp;applications-multimedia-symbolic&lt;br&gt;" calcext:value-type="string">
            <text:p>&lt;picture&gt;&lt;source media="(prefers-color-scheme: dark)" srcset="https://github.com/StorageB/icons/blob/main/GNOME46Adwaita/light/applications-multimedia-symbolic.svg"&gt;&lt;source media="(prefers-color-scheme: light)" srcset="https://github.com/StorageB/icons/blob/main/GNOME46Adwaita/dark/applications-multimedia-symbolic.svg"&gt;&lt;img alt="applications-multimedia-symbolic" src="https://user-images.githubusercontent.com/25423296/163456779-a8556205-d0a5-45e2-ac17-42d089e3c3f8.png"&gt;&lt;/picture&gt; &amp;nbsp; &amp;nbsp;applications-multimedia-symbolic&lt;br&gt;</text:p>
          </table:table-cell>
        </table:table-row>
        <table:table-row table:style-name="ro1">
          <table:table-cell office:value-type="string" calcext:value-type="string">
            <text:p>applications-science-symbolic.svg</text:p>
          </table:table-cell>
          <table:table-cell office:value-type="string" calcext:value-type="string">
            <text:p>applications-scie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3] &amp; CHAR(34) &amp; &quot;&gt;&quot; &amp; &#10;&quot;&lt;img alt=&quot; &amp; CHAR(34) &amp; [.B1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3] &amp; &quot;&lt;br&gt;&quot;" office:value-type="string" office:string-value="&lt;picture&gt;&lt;source media=&quot;(prefers-color-scheme: dark)&quot; srcset=&quot;https://github.com/StorageB/icons/blob/main/GNOME46Adwaita/light/applications-science-symbolic.svg&quot;&gt;&lt;source media=&quot;(prefers-color-scheme: light)&quot; srcset=&quot;https://github.com/StorageB/icons/blob/main/GNOME46Adwaita/dark/applications-science-symbolic.svg&quot;&gt;&lt;img alt=&quot;applications-science-symbolic&quot; src=&quot;https://user-images.githubusercontent.com/25423296/163456779-a8556205-d0a5-45e2-ac17-42d089e3c3f8.png&quot;&gt;&lt;/picture&gt; &amp;nbsp; &amp;nbsp;applications-science-symbolic&lt;br&gt;" calcext:value-type="string">
            <text:p>&lt;picture&gt;&lt;source media="(prefers-color-scheme: dark)" srcset="https://github.com/StorageB/icons/blob/main/GNOME46Adwaita/light/applications-science-symbolic.svg"&gt;&lt;source media="(prefers-color-scheme: light)" srcset="https://github.com/StorageB/icons/blob/main/GNOME46Adwaita/dark/applications-science-symbolic.svg"&gt;&lt;img alt="applications-science-symbolic" src="https://user-images.githubusercontent.com/25423296/163456779-a8556205-d0a5-45e2-ac17-42d089e3c3f8.png"&gt;&lt;/picture&gt; &amp;nbsp; &amp;nbsp;applications-science-symbolic&lt;br&gt;</text:p>
          </table:table-cell>
        </table:table-row>
        <table:table-row table:style-name="ro1">
          <table:table-cell office:value-type="string" calcext:value-type="string">
            <text:p>applications-system-symbolic.svg</text:p>
          </table:table-cell>
          <table:table-cell office:value-type="string" calcext:value-type="string">
            <text:p>applications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4] &amp; CHAR(34) &amp; &quot;&gt;&quot; &amp; &#10;&quot;&lt;img alt=&quot; &amp; CHAR(34) &amp; [.B1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4] &amp; &quot;&lt;br&gt;&quot;" office:value-type="string" office:string-value="&lt;picture&gt;&lt;source media=&quot;(prefers-color-scheme: dark)&quot; srcset=&quot;https://github.com/StorageB/icons/blob/main/GNOME46Adwaita/light/applications-system-symbolic.svg&quot;&gt;&lt;source media=&quot;(prefers-color-scheme: light)&quot; srcset=&quot;https://github.com/StorageB/icons/blob/main/GNOME46Adwaita/dark/applications-system-symbolic.svg&quot;&gt;&lt;img alt=&quot;applications-system-symbolic&quot; src=&quot;https://user-images.githubusercontent.com/25423296/163456779-a8556205-d0a5-45e2-ac17-42d089e3c3f8.png&quot;&gt;&lt;/picture&gt; &amp;nbsp; &amp;nbsp;applications-system-symbolic&lt;br&gt;" calcext:value-type="string">
            <text:p>&lt;picture&gt;&lt;source media="(prefers-color-scheme: dark)" srcset="https://github.com/StorageB/icons/blob/main/GNOME46Adwaita/light/applications-system-symbolic.svg"&gt;&lt;source media="(prefers-color-scheme: light)" srcset="https://github.com/StorageB/icons/blob/main/GNOME46Adwaita/dark/applications-system-symbolic.svg"&gt;&lt;img alt="applications-system-symbolic" src="https://user-images.githubusercontent.com/25423296/163456779-a8556205-d0a5-45e2-ac17-42d089e3c3f8.png"&gt;&lt;/picture&gt; &amp;nbsp; &amp;nbsp;applications-system-symbolic&lt;br&gt;</text:p>
          </table:table-cell>
        </table:table-row>
        <table:table-row table:style-name="ro1">
          <table:table-cell office:value-type="string" calcext:value-type="string">
            <text:p>applications-utilities-symbolic.svg</text:p>
          </table:table-cell>
          <table:table-cell office:value-type="string" calcext:value-type="string">
            <text:p>applications-utiliti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5] &amp; CHAR(34) &amp; &quot;&gt;&quot; &amp; &#10;&quot;&lt;img alt=&quot; &amp; CHAR(34) &amp; [.B1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5] &amp; &quot;&lt;br&gt;&quot;" office:value-type="string" office:string-value="&lt;picture&gt;&lt;source media=&quot;(prefers-color-scheme: dark)&quot; srcset=&quot;https://github.com/StorageB/icons/blob/main/GNOME46Adwaita/light/applications-utilities-symbolic.svg&quot;&gt;&lt;source media=&quot;(prefers-color-scheme: light)&quot; srcset=&quot;https://github.com/StorageB/icons/blob/main/GNOME46Adwaita/dark/applications-utilities-symbolic.svg&quot;&gt;&lt;img alt=&quot;applications-utilities-symbolic&quot; src=&quot;https://user-images.githubusercontent.com/25423296/163456779-a8556205-d0a5-45e2-ac17-42d089e3c3f8.png&quot;&gt;&lt;/picture&gt; &amp;nbsp; &amp;nbsp;applications-utilities-symbolic&lt;br&gt;" calcext:value-type="string">
            <text:p>&lt;picture&gt;&lt;source media="(prefers-color-scheme: dark)" srcset="https://github.com/StorageB/icons/blob/main/GNOME46Adwaita/light/applications-utilities-symbolic.svg"&gt;&lt;source media="(prefers-color-scheme: light)" srcset="https://github.com/StorageB/icons/blob/main/GNOME46Adwaita/dark/applications-utilities-symbolic.svg"&gt;&lt;img alt="applications-utilities-symbolic" src="https://user-images.githubusercontent.com/25423296/163456779-a8556205-d0a5-45e2-ac17-42d089e3c3f8.png"&gt;&lt;/picture&gt; &amp;nbsp; &amp;nbsp;applications-utilities-symbolic&lt;br&gt;</text:p>
          </table:table-cell>
        </table:table-row>
        <table:table-row table:style-name="ro1">
          <table:table-cell office:value-type="string" calcext:value-type="string">
            <text:p>emoji-activities-symbolic.svg</text:p>
          </table:table-cell>
          <table:table-cell office:value-type="string" calcext:value-type="string">
            <text:p>emoji-activiti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6] &amp; CHAR(34) &amp; &quot;&gt;&quot; &amp; &#10;&quot;&lt;img alt=&quot; &amp; CHAR(34) &amp; [.B1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6] &amp; &quot;&lt;br&gt;&quot;" office:value-type="string" office:string-value="&lt;picture&gt;&lt;source media=&quot;(prefers-color-scheme: dark)&quot; srcset=&quot;https://github.com/StorageB/icons/blob/main/GNOME46Adwaita/light/emoji-activities-symbolic.svg&quot;&gt;&lt;source media=&quot;(prefers-color-scheme: light)&quot; srcset=&quot;https://github.com/StorageB/icons/blob/main/GNOME46Adwaita/dark/emoji-activities-symbolic.svg&quot;&gt;&lt;img alt=&quot;emoji-activities-symbolic&quot; src=&quot;https://user-images.githubusercontent.com/25423296/163456779-a8556205-d0a5-45e2-ac17-42d089e3c3f8.png&quot;&gt;&lt;/picture&gt; &amp;nbsp; &amp;nbsp;emoji-activities-symbolic&lt;br&gt;" calcext:value-type="string">
            <text:p>&lt;picture&gt;&lt;source media="(prefers-color-scheme: dark)" srcset="https://github.com/StorageB/icons/blob/main/GNOME46Adwaita/light/emoji-activities-symbolic.svg"&gt;&lt;source media="(prefers-color-scheme: light)" srcset="https://github.com/StorageB/icons/blob/main/GNOME46Adwaita/dark/emoji-activities-symbolic.svg"&gt;&lt;img alt="emoji-activities-symbolic" src="https://user-images.githubusercontent.com/25423296/163456779-a8556205-d0a5-45e2-ac17-42d089e3c3f8.png"&gt;&lt;/picture&gt; &amp;nbsp; &amp;nbsp;emoji-activities-symbolic&lt;br&gt;</text:p>
          </table:table-cell>
        </table:table-row>
        <table:table-row table:style-name="ro1">
          <table:table-cell office:value-type="string" calcext:value-type="string">
            <text:p>emoji-body-symbolic.svg</text:p>
          </table:table-cell>
          <table:table-cell office:value-type="string" calcext:value-type="string">
            <text:p>emoji-bod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7] &amp; CHAR(34) &amp; &quot;&gt;&quot; &amp; &#10;&quot;&lt;img alt=&quot; &amp; CHAR(34) &amp; [.B1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7] &amp; &quot;&lt;br&gt;&quot;" office:value-type="string" office:string-value="&lt;picture&gt;&lt;source media=&quot;(prefers-color-scheme: dark)&quot; srcset=&quot;https://github.com/StorageB/icons/blob/main/GNOME46Adwaita/light/emoji-body-symbolic.svg&quot;&gt;&lt;source media=&quot;(prefers-color-scheme: light)&quot; srcset=&quot;https://github.com/StorageB/icons/blob/main/GNOME46Adwaita/dark/emoji-body-symbolic.svg&quot;&gt;&lt;img alt=&quot;emoji-body-symbolic&quot; src=&quot;https://user-images.githubusercontent.com/25423296/163456779-a8556205-d0a5-45e2-ac17-42d089e3c3f8.png&quot;&gt;&lt;/picture&gt; &amp;nbsp; &amp;nbsp;emoji-body-symbolic&lt;br&gt;" calcext:value-type="string">
            <text:p>&lt;picture&gt;&lt;source media="(prefers-color-scheme: dark)" srcset="https://github.com/StorageB/icons/blob/main/GNOME46Adwaita/light/emoji-body-symbolic.svg"&gt;&lt;source media="(prefers-color-scheme: light)" srcset="https://github.com/StorageB/icons/blob/main/GNOME46Adwaita/dark/emoji-body-symbolic.svg"&gt;&lt;img alt="emoji-body-symbolic" src="https://user-images.githubusercontent.com/25423296/163456779-a8556205-d0a5-45e2-ac17-42d089e3c3f8.png"&gt;&lt;/picture&gt; &amp;nbsp; &amp;nbsp;emoji-body-symbolic&lt;br&gt;</text:p>
          </table:table-cell>
        </table:table-row>
        <table:table-row table:style-name="ro1">
          <table:table-cell office:value-type="string" calcext:value-type="string">
            <text:p>emoji-flags-symbolic.svg</text:p>
          </table:table-cell>
          <table:table-cell office:value-type="string" calcext:value-type="string">
            <text:p>emoji-flag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8] &amp; CHAR(34) &amp; &quot;&gt;&quot; &amp; &#10;&quot;&lt;img alt=&quot; &amp; CHAR(34) &amp; [.B1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8] &amp; &quot;&lt;br&gt;&quot;" office:value-type="string" office:string-value="&lt;picture&gt;&lt;source media=&quot;(prefers-color-scheme: dark)&quot; srcset=&quot;https://github.com/StorageB/icons/blob/main/GNOME46Adwaita/light/emoji-flags-symbolic.svg&quot;&gt;&lt;source media=&quot;(prefers-color-scheme: light)&quot; srcset=&quot;https://github.com/StorageB/icons/blob/main/GNOME46Adwaita/dark/emoji-flags-symbolic.svg&quot;&gt;&lt;img alt=&quot;emoji-flags-symbolic&quot; src=&quot;https://user-images.githubusercontent.com/25423296/163456779-a8556205-d0a5-45e2-ac17-42d089e3c3f8.png&quot;&gt;&lt;/picture&gt; &amp;nbsp; &amp;nbsp;emoji-flags-symbolic&lt;br&gt;" calcext:value-type="string">
            <text:p>&lt;picture&gt;&lt;source media="(prefers-color-scheme: dark)" srcset="https://github.com/StorageB/icons/blob/main/GNOME46Adwaita/light/emoji-flags-symbolic.svg"&gt;&lt;source media="(prefers-color-scheme: light)" srcset="https://github.com/StorageB/icons/blob/main/GNOME46Adwaita/dark/emoji-flags-symbolic.svg"&gt;&lt;img alt="emoji-flags-symbolic" src="https://user-images.githubusercontent.com/25423296/163456779-a8556205-d0a5-45e2-ac17-42d089e3c3f8.png"&gt;&lt;/picture&gt; &amp;nbsp; &amp;nbsp;emoji-flags-symbolic&lt;br&gt;</text:p>
          </table:table-cell>
        </table:table-row>
        <table:table-row table:style-name="ro1">
          <table:table-cell office:value-type="string" calcext:value-type="string">
            <text:p>emoji-food-symbolic.svg</text:p>
          </table:table-cell>
          <table:table-cell office:value-type="string" calcext:value-type="string">
            <text:p>emoji-f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19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199] &amp; CHAR(34) &amp; &quot;&gt;&quot; &amp; &#10;&quot;&lt;img alt=&quot; &amp; CHAR(34) &amp; [.B1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9] &amp; &quot;&lt;br&gt;&quot;" office:value-type="string" office:string-value="&lt;picture&gt;&lt;source media=&quot;(prefers-color-scheme: dark)&quot; srcset=&quot;https://github.com/StorageB/icons/blob/main/GNOME46Adwaita/light/emoji-food-symbolic.svg&quot;&gt;&lt;source media=&quot;(prefers-color-scheme: light)&quot; srcset=&quot;https://github.com/StorageB/icons/blob/main/GNOME46Adwaita/dark/emoji-food-symbolic.svg&quot;&gt;&lt;img alt=&quot;emoji-food-symbolic&quot; src=&quot;https://user-images.githubusercontent.com/25423296/163456779-a8556205-d0a5-45e2-ac17-42d089e3c3f8.png&quot;&gt;&lt;/picture&gt; &amp;nbsp; &amp;nbsp;emoji-food-symbolic&lt;br&gt;" calcext:value-type="string">
            <text:p>&lt;picture&gt;&lt;source media="(prefers-color-scheme: dark)" srcset="https://github.com/StorageB/icons/blob/main/GNOME46Adwaita/light/emoji-food-symbolic.svg"&gt;&lt;source media="(prefers-color-scheme: light)" srcset="https://github.com/StorageB/icons/blob/main/GNOME46Adwaita/dark/emoji-food-symbolic.svg"&gt;&lt;img alt="emoji-food-symbolic" src="https://user-images.githubusercontent.com/25423296/163456779-a8556205-d0a5-45e2-ac17-42d089e3c3f8.png"&gt;&lt;/picture&gt; &amp;nbsp; &amp;nbsp;emoji-food-symbolic&lt;br&gt;</text:p>
          </table:table-cell>
        </table:table-row>
        <table:table-row table:style-name="ro1">
          <table:table-cell office:value-type="string" calcext:value-type="string">
            <text:p>emoji-nature-symbolic.svg</text:p>
          </table:table-cell>
          <table:table-cell office:value-type="string" calcext:value-type="string">
            <text:p>emoji-natu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0] &amp; CHAR(34) &amp; &quot;&gt;&quot; &amp; &#10;&quot;&lt;img alt=&quot; &amp; CHAR(34) &amp; [.B2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0] &amp; &quot;&lt;br&gt;&quot;" office:value-type="string" office:string-value="&lt;picture&gt;&lt;source media=&quot;(prefers-color-scheme: dark)&quot; srcset=&quot;https://github.com/StorageB/icons/blob/main/GNOME46Adwaita/light/emoji-nature-symbolic.svg&quot;&gt;&lt;source media=&quot;(prefers-color-scheme: light)&quot; srcset=&quot;https://github.com/StorageB/icons/blob/main/GNOME46Adwaita/dark/emoji-nature-symbolic.svg&quot;&gt;&lt;img alt=&quot;emoji-nature-symbolic&quot; src=&quot;https://user-images.githubusercontent.com/25423296/163456779-a8556205-d0a5-45e2-ac17-42d089e3c3f8.png&quot;&gt;&lt;/picture&gt; &amp;nbsp; &amp;nbsp;emoji-nature-symbolic&lt;br&gt;" calcext:value-type="string">
            <text:p>&lt;picture&gt;&lt;source media="(prefers-color-scheme: dark)" srcset="https://github.com/StorageB/icons/blob/main/GNOME46Adwaita/light/emoji-nature-symbolic.svg"&gt;&lt;source media="(prefers-color-scheme: light)" srcset="https://github.com/StorageB/icons/blob/main/GNOME46Adwaita/dark/emoji-nature-symbolic.svg"&gt;&lt;img alt="emoji-nature-symbolic" src="https://user-images.githubusercontent.com/25423296/163456779-a8556205-d0a5-45e2-ac17-42d089e3c3f8.png"&gt;&lt;/picture&gt; &amp;nbsp; &amp;nbsp;emoji-nature-symbolic&lt;br&gt;</text:p>
          </table:table-cell>
        </table:table-row>
        <table:table-row table:style-name="ro1">
          <table:table-cell office:value-type="string" calcext:value-type="string">
            <text:p>emoji-objects-symbolic.svg</text:p>
          </table:table-cell>
          <table:table-cell office:value-type="string" calcext:value-type="string">
            <text:p>emoji-objec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1] &amp; CHAR(34) &amp; &quot;&gt;&quot; &amp; &#10;&quot;&lt;img alt=&quot; &amp; CHAR(34) &amp; [.B2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1] &amp; &quot;&lt;br&gt;&quot;" office:value-type="string" office:string-value="&lt;picture&gt;&lt;source media=&quot;(prefers-color-scheme: dark)&quot; srcset=&quot;https://github.com/StorageB/icons/blob/main/GNOME46Adwaita/light/emoji-objects-symbolic.svg&quot;&gt;&lt;source media=&quot;(prefers-color-scheme: light)&quot; srcset=&quot;https://github.com/StorageB/icons/blob/main/GNOME46Adwaita/dark/emoji-objects-symbolic.svg&quot;&gt;&lt;img alt=&quot;emoji-objects-symbolic&quot; src=&quot;https://user-images.githubusercontent.com/25423296/163456779-a8556205-d0a5-45e2-ac17-42d089e3c3f8.png&quot;&gt;&lt;/picture&gt; &amp;nbsp; &amp;nbsp;emoji-objects-symbolic&lt;br&gt;" calcext:value-type="string">
            <text:p>&lt;picture&gt;&lt;source media="(prefers-color-scheme: dark)" srcset="https://github.com/StorageB/icons/blob/main/GNOME46Adwaita/light/emoji-objects-symbolic.svg"&gt;&lt;source media="(prefers-color-scheme: light)" srcset="https://github.com/StorageB/icons/blob/main/GNOME46Adwaita/dark/emoji-objects-symbolic.svg"&gt;&lt;img alt="emoji-objects-symbolic" src="https://user-images.githubusercontent.com/25423296/163456779-a8556205-d0a5-45e2-ac17-42d089e3c3f8.png"&gt;&lt;/picture&gt; &amp;nbsp; &amp;nbsp;emoji-objects-symbolic&lt;br&gt;</text:p>
          </table:table-cell>
        </table:table-row>
        <table:table-row table:style-name="ro1">
          <table:table-cell office:value-type="string" calcext:value-type="string">
            <text:p>emoji-people-symbolic.svg</text:p>
          </table:table-cell>
          <table:table-cell office:value-type="string" calcext:value-type="string">
            <text:p>emoji-peop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2] &amp; CHAR(34) &amp; &quot;&gt;&quot; &amp; &#10;&quot;&lt;img alt=&quot; &amp; CHAR(34) &amp; [.B2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2] &amp; &quot;&lt;br&gt;&quot;" office:value-type="string" office:string-value="&lt;picture&gt;&lt;source media=&quot;(prefers-color-scheme: dark)&quot; srcset=&quot;https://github.com/StorageB/icons/blob/main/GNOME46Adwaita/light/emoji-people-symbolic.svg&quot;&gt;&lt;source media=&quot;(prefers-color-scheme: light)&quot; srcset=&quot;https://github.com/StorageB/icons/blob/main/GNOME46Adwaita/dark/emoji-people-symbolic.svg&quot;&gt;&lt;img alt=&quot;emoji-people-symbolic&quot; src=&quot;https://user-images.githubusercontent.com/25423296/163456779-a8556205-d0a5-45e2-ac17-42d089e3c3f8.png&quot;&gt;&lt;/picture&gt; &amp;nbsp; &amp;nbsp;emoji-people-symbolic&lt;br&gt;" calcext:value-type="string">
            <text:p>&lt;picture&gt;&lt;source media="(prefers-color-scheme: dark)" srcset="https://github.com/StorageB/icons/blob/main/GNOME46Adwaita/light/emoji-people-symbolic.svg"&gt;&lt;source media="(prefers-color-scheme: light)" srcset="https://github.com/StorageB/icons/blob/main/GNOME46Adwaita/dark/emoji-people-symbolic.svg"&gt;&lt;img alt="emoji-people-symbolic" src="https://user-images.githubusercontent.com/25423296/163456779-a8556205-d0a5-45e2-ac17-42d089e3c3f8.png"&gt;&lt;/picture&gt; &amp;nbsp; &amp;nbsp;emoji-people-symbolic&lt;br&gt;</text:p>
          </table:table-cell>
        </table:table-row>
        <table:table-row table:style-name="ro1">
          <table:table-cell office:value-type="string" calcext:value-type="string">
            <text:p>emoji-recent-symbolic.svg</text:p>
          </table:table-cell>
          <table:table-cell office:value-type="string" calcext:value-type="string">
            <text:p>emoji-rec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3] &amp; CHAR(34) &amp; &quot;&gt;&quot; &amp; &#10;&quot;&lt;img alt=&quot; &amp; CHAR(34) &amp; [.B2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3] &amp; &quot;&lt;br&gt;&quot;" office:value-type="string" office:string-value="&lt;picture&gt;&lt;source media=&quot;(prefers-color-scheme: dark)&quot; srcset=&quot;https://github.com/StorageB/icons/blob/main/GNOME46Adwaita/light/emoji-recent-symbolic.svg&quot;&gt;&lt;source media=&quot;(prefers-color-scheme: light)&quot; srcset=&quot;https://github.com/StorageB/icons/blob/main/GNOME46Adwaita/dark/emoji-recent-symbolic.svg&quot;&gt;&lt;img alt=&quot;emoji-recent-symbolic&quot; src=&quot;https://user-images.githubusercontent.com/25423296/163456779-a8556205-d0a5-45e2-ac17-42d089e3c3f8.png&quot;&gt;&lt;/picture&gt; &amp;nbsp; &amp;nbsp;emoji-recent-symbolic&lt;br&gt;" calcext:value-type="string">
            <text:p>&lt;picture&gt;&lt;source media="(prefers-color-scheme: dark)" srcset="https://github.com/StorageB/icons/blob/main/GNOME46Adwaita/light/emoji-recent-symbolic.svg"&gt;&lt;source media="(prefers-color-scheme: light)" srcset="https://github.com/StorageB/icons/blob/main/GNOME46Adwaita/dark/emoji-recent-symbolic.svg"&gt;&lt;img alt="emoji-recent-symbolic" src="https://user-images.githubusercontent.com/25423296/163456779-a8556205-d0a5-45e2-ac17-42d089e3c3f8.png"&gt;&lt;/picture&gt; &amp;nbsp; &amp;nbsp;emoji-recent-symbolic&lt;br&gt;</text:p>
          </table:table-cell>
        </table:table-row>
        <table:table-row table:style-name="ro1">
          <table:table-cell office:value-type="string" calcext:value-type="string">
            <text:p>emoji-symbols-symbolic.svg</text:p>
          </table:table-cell>
          <table:table-cell office:value-type="string" calcext:value-type="string">
            <text:p>emoji-symbol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4] &amp; CHAR(34) &amp; &quot;&gt;&quot; &amp; &#10;&quot;&lt;img alt=&quot; &amp; CHAR(34) &amp; [.B2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4] &amp; &quot;&lt;br&gt;&quot;" office:value-type="string" office:string-value="&lt;picture&gt;&lt;source media=&quot;(prefers-color-scheme: dark)&quot; srcset=&quot;https://github.com/StorageB/icons/blob/main/GNOME46Adwaita/light/emoji-symbols-symbolic.svg&quot;&gt;&lt;source media=&quot;(prefers-color-scheme: light)&quot; srcset=&quot;https://github.com/StorageB/icons/blob/main/GNOME46Adwaita/dark/emoji-symbols-symbolic.svg&quot;&gt;&lt;img alt=&quot;emoji-symbols-symbolic&quot; src=&quot;https://user-images.githubusercontent.com/25423296/163456779-a8556205-d0a5-45e2-ac17-42d089e3c3f8.png&quot;&gt;&lt;/picture&gt; &amp;nbsp; &amp;nbsp;emoji-symbols-symbolic&lt;br&gt;" calcext:value-type="string">
            <text:p>&lt;picture&gt;&lt;source media="(prefers-color-scheme: dark)" srcset="https://github.com/StorageB/icons/blob/main/GNOME46Adwaita/light/emoji-symbols-symbolic.svg"&gt;&lt;source media="(prefers-color-scheme: light)" srcset="https://github.com/StorageB/icons/blob/main/GNOME46Adwaita/dark/emoji-symbols-symbolic.svg"&gt;&lt;img alt="emoji-symbols-symbolic" src="https://user-images.githubusercontent.com/25423296/163456779-a8556205-d0a5-45e2-ac17-42d089e3c3f8.png"&gt;&lt;/picture&gt; &amp;nbsp; &amp;nbsp;emoji-symbols-symbolic&lt;br&gt;</text:p>
          </table:table-cell>
        </table:table-row>
        <table:table-row table:style-name="ro1">
          <table:table-cell office:value-type="string" calcext:value-type="string">
            <text:p>emoji-travel-symbolic.svg</text:p>
          </table:table-cell>
          <table:table-cell office:value-type="string" calcext:value-type="string">
            <text:p>emoji-trave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5] &amp; CHAR(34) &amp; &quot;&gt;&quot; &amp; &#10;&quot;&lt;img alt=&quot; &amp; CHAR(34) &amp; [.B2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5] &amp; &quot;&lt;br&gt;&quot;" office:value-type="string" office:string-value="&lt;picture&gt;&lt;source media=&quot;(prefers-color-scheme: dark)&quot; srcset=&quot;https://github.com/StorageB/icons/blob/main/GNOME46Adwaita/light/emoji-travel-symbolic.svg&quot;&gt;&lt;source media=&quot;(prefers-color-scheme: light)&quot; srcset=&quot;https://github.com/StorageB/icons/blob/main/GNOME46Adwaita/dark/emoji-travel-symbolic.svg&quot;&gt;&lt;img alt=&quot;emoji-travel-symbolic&quot; src=&quot;https://user-images.githubusercontent.com/25423296/163456779-a8556205-d0a5-45e2-ac17-42d089e3c3f8.png&quot;&gt;&lt;/picture&gt; &amp;nbsp; &amp;nbsp;emoji-travel-symbolic&lt;br&gt;" calcext:value-type="string">
            <text:p>&lt;picture&gt;&lt;source media="(prefers-color-scheme: dark)" srcset="https://github.com/StorageB/icons/blob/main/GNOME46Adwaita/light/emoji-travel-symbolic.svg"&gt;&lt;source media="(prefers-color-scheme: light)" srcset="https://github.com/StorageB/icons/blob/main/GNOME46Adwaita/dark/emoji-travel-symbolic.svg"&gt;&lt;img alt="emoji-travel-symbolic" src="https://user-images.githubusercontent.com/25423296/163456779-a8556205-d0a5-45e2-ac17-42d089e3c3f8.png"&gt;&lt;/picture&gt; &amp;nbsp; &amp;nbsp;emoji-travel-symbolic&lt;br&gt;</text:p>
          </table:table-cell>
        </table:table-row>
        <table:table-row table:style-name="ro1">
          <table:table-cell office:value-type="string" calcext:value-type="string">
            <text:p>preferences-other-symbolic.svg</text:p>
          </table:table-cell>
          <table:table-cell office:value-type="string" calcext:value-type="string">
            <text:p>preferences-oth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6] &amp; CHAR(34) &amp; &quot;&gt;&quot; &amp; &#10;&quot;&lt;img alt=&quot; &amp; CHAR(34) &amp; [.B2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6] &amp; &quot;&lt;br&gt;&quot;" office:value-type="string" office:string-value="&lt;picture&gt;&lt;source media=&quot;(prefers-color-scheme: dark)&quot; srcset=&quot;https://github.com/StorageB/icons/blob/main/GNOME46Adwaita/light/preferences-other-symbolic.svg&quot;&gt;&lt;source media=&quot;(prefers-color-scheme: light)&quot; srcset=&quot;https://github.com/StorageB/icons/blob/main/GNOME46Adwaita/dark/preferences-other-symbolic.svg&quot;&gt;&lt;img alt=&quot;preferences-other-symbolic&quot; src=&quot;https://user-images.githubusercontent.com/25423296/163456779-a8556205-d0a5-45e2-ac17-42d089e3c3f8.png&quot;&gt;&lt;/picture&gt; &amp;nbsp; &amp;nbsp;preferences-other-symbolic&lt;br&gt;" calcext:value-type="string">
            <text:p>&lt;picture&gt;&lt;source media="(prefers-color-scheme: dark)" srcset="https://github.com/StorageB/icons/blob/main/GNOME46Adwaita/light/preferences-other-symbolic.svg"&gt;&lt;source media="(prefers-color-scheme: light)" srcset="https://github.com/StorageB/icons/blob/main/GNOME46Adwaita/dark/preferences-other-symbolic.svg"&gt;&lt;img alt="preferences-other-symbolic" src="https://user-images.githubusercontent.com/25423296/163456779-a8556205-d0a5-45e2-ac17-42d089e3c3f8.png"&gt;&lt;/picture&gt; &amp;nbsp; &amp;nbsp;preferences-other-symbolic&lt;br&gt;</text:p>
          </table:table-cell>
        </table:table-row>
        <table:table-row table:style-name="ro1">
          <table:table-cell office:value-type="string" calcext:value-type="string">
            <text:p>preferences-system-symbolic.svg</text:p>
          </table:table-cell>
          <table:table-cell office:value-type="string" calcext:value-type="string">
            <text:p>preferences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7] &amp; CHAR(34) &amp; &quot;&gt;&quot; &amp; &#10;&quot;&lt;img alt=&quot; &amp; CHAR(34) &amp; [.B2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7] &amp; &quot;&lt;br&gt;&quot;" office:value-type="string" office:string-value="&lt;picture&gt;&lt;source media=&quot;(prefers-color-scheme: dark)&quot; srcset=&quot;https://github.com/StorageB/icons/blob/main/GNOME46Adwaita/light/preferences-system-symbolic.svg&quot;&gt;&lt;source media=&quot;(prefers-color-scheme: light)&quot; srcset=&quot;https://github.com/StorageB/icons/blob/main/GNOME46Adwaita/dark/preferences-system-symbolic.svg&quot;&gt;&lt;img alt=&quot;preferences-system-symbolic&quot; src=&quot;https://user-images.githubusercontent.com/25423296/163456779-a8556205-d0a5-45e2-ac17-42d089e3c3f8.png&quot;&gt;&lt;/picture&gt; &amp;nbsp; &amp;nbsp;preferences-system-symbolic&lt;br&gt;" calcext:value-type="string">
            <text:p>&lt;picture&gt;&lt;source media="(prefers-color-scheme: dark)" srcset="https://github.com/StorageB/icons/blob/main/GNOME46Adwaita/light/preferences-system-symbolic.svg"&gt;&lt;source media="(prefers-color-scheme: light)" srcset="https://github.com/StorageB/icons/blob/main/GNOME46Adwaita/dark/preferences-system-symbolic.svg"&gt;&lt;img alt="preferences-system-symbolic" src="https://user-images.githubusercontent.com/25423296/163456779-a8556205-d0a5-45e2-ac17-42d089e3c3f8.png"&gt;&lt;/picture&gt; &amp;nbsp; &amp;nbsp;preferences-system-symbolic&lt;br&gt;</text:p>
          </table:table-cell>
        </table:table-row>
        <table:table-row table:style-name="ro1">
          <table:table-cell office:value-type="string" calcext:value-type="string">
            <text:p>system-help-symbolic.svg</text:p>
          </table:table-cell>
          <table:table-cell office:value-type="string" calcext:value-type="string">
            <text:p>system-hel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0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08] &amp; CHAR(34) &amp; &quot;&gt;&quot; &amp; &#10;&quot;&lt;img alt=&quot; &amp; CHAR(34) &amp; [.B2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8] &amp; &quot;&lt;br&gt;&quot;" office:value-type="string" office:string-value="&lt;picture&gt;&lt;source media=&quot;(prefers-color-scheme: dark)&quot; srcset=&quot;https://github.com/StorageB/icons/blob/main/GNOME46Adwaita/light/system-help-symbolic.svg&quot;&gt;&lt;source media=&quot;(prefers-color-scheme: light)&quot; srcset=&quot;https://github.com/StorageB/icons/blob/main/GNOME46Adwaita/dark/system-help-symbolic.svg&quot;&gt;&lt;img alt=&quot;system-help-symbolic&quot; src=&quot;https://user-images.githubusercontent.com/25423296/163456779-a8556205-d0a5-45e2-ac17-42d089e3c3f8.png&quot;&gt;&lt;/picture&gt; &amp;nbsp; &amp;nbsp;system-help-symbolic&lt;br&gt;" calcext:value-type="string">
            <text:p>&lt;picture&gt;&lt;source media="(prefers-color-scheme: dark)" srcset="https://github.com/StorageB/icons/blob/main/GNOME46Adwaita/light/system-help-symbolic.svg"&gt;&lt;source media="(prefers-color-scheme: light)" srcset="https://github.com/StorageB/icons/blob/main/GNOME46Adwaita/dark/system-help-symbolic.svg"&gt;&lt;img alt="system-help-symbolic" src="https://user-images.githubusercontent.com/25423296/163456779-a8556205-d0a5-45e2-ac17-42d089e3c3f8.png"&gt;&lt;/picture&gt; &amp;nbsp; &amp;nbsp;system-help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devices:</text:p>
          </table:table-cell>
          <table:table-cell table:formula="of:=&quot;## &quot; &amp; MID([.B210];3;FIND(&quot;:&quot;;[.B210];1)-3) &amp; &quot; &lt;br&gt;&quot;" office:value-type="string" office:string-value="## devices &lt;br&gt;" calcext:value-type="string">
            <text:p>## devices &lt;br&gt;</text:p>
          </table:table-cell>
        </table:table-row>
        <table:table-row table:style-name="ro1">
          <table:table-cell office:value-type="string" calcext:value-type="string">
            <text:p>ac-adapter-symbolic.svg</text:p>
          </table:table-cell>
          <table:table-cell office:value-type="string" calcext:value-type="string">
            <text:p>ac-adap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1] &amp; CHAR(34) &amp; &quot;&gt;&quot; &amp; &#10;&quot;&lt;img alt=&quot; &amp; CHAR(34) &amp; [.B2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1] &amp; &quot;&lt;br&gt;&quot;" office:value-type="string" office:string-value="&lt;picture&gt;&lt;source media=&quot;(prefers-color-scheme: dark)&quot; srcset=&quot;https://github.com/StorageB/icons/blob/main/GNOME46Adwaita/light/ac-adapter-symbolic.svg&quot;&gt;&lt;source media=&quot;(prefers-color-scheme: light)&quot; srcset=&quot;https://github.com/StorageB/icons/blob/main/GNOME46Adwaita/dark/ac-adapter-symbolic.svg&quot;&gt;&lt;img alt=&quot;ac-adapter-symbolic&quot; src=&quot;https://user-images.githubusercontent.com/25423296/163456779-a8556205-d0a5-45e2-ac17-42d089e3c3f8.png&quot;&gt;&lt;/picture&gt; &amp;nbsp; &amp;nbsp;ac-adapter-symbolic&lt;br&gt;" calcext:value-type="string">
            <text:p>&lt;picture&gt;&lt;source media="(prefers-color-scheme: dark)" srcset="https://github.com/StorageB/icons/blob/main/GNOME46Adwaita/light/ac-adapter-symbolic.svg"&gt;&lt;source media="(prefers-color-scheme: light)" srcset="https://github.com/StorageB/icons/blob/main/GNOME46Adwaita/dark/ac-adapter-symbolic.svg"&gt;&lt;img alt="ac-adapter-symbolic" src="https://user-images.githubusercontent.com/25423296/163456779-a8556205-d0a5-45e2-ac17-42d089e3c3f8.png"&gt;&lt;/picture&gt; &amp;nbsp; &amp;nbsp;ac-adapter-symbolic&lt;br&gt;</text:p>
          </table:table-cell>
        </table:table-row>
        <table:table-row table:style-name="ro1">
          <table:table-cell office:value-type="string" calcext:value-type="string">
            <text:p>audio-card-symbolic.svg</text:p>
          </table:table-cell>
          <table:table-cell office:value-type="string" calcext:value-type="string">
            <text:p>audio-c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2] &amp; CHAR(34) &amp; &quot;&gt;&quot; &amp; &#10;&quot;&lt;img alt=&quot; &amp; CHAR(34) &amp; [.B2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2] &amp; &quot;&lt;br&gt;&quot;" office:value-type="string" office:string-value="&lt;picture&gt;&lt;source media=&quot;(prefers-color-scheme: dark)&quot; srcset=&quot;https://github.com/StorageB/icons/blob/main/GNOME46Adwaita/light/audio-card-symbolic.svg&quot;&gt;&lt;source media=&quot;(prefers-color-scheme: light)&quot; srcset=&quot;https://github.com/StorageB/icons/blob/main/GNOME46Adwaita/dark/audio-card-symbolic.svg&quot;&gt;&lt;img alt=&quot;audio-card-symbolic&quot; src=&quot;https://user-images.githubusercontent.com/25423296/163456779-a8556205-d0a5-45e2-ac17-42d089e3c3f8.png&quot;&gt;&lt;/picture&gt; &amp;nbsp; &amp;nbsp;audio-card-symbolic&lt;br&gt;" calcext:value-type="string">
            <text:p>&lt;picture&gt;&lt;source media="(prefers-color-scheme: dark)" srcset="https://github.com/StorageB/icons/blob/main/GNOME46Adwaita/light/audio-card-symbolic.svg"&gt;&lt;source media="(prefers-color-scheme: light)" srcset="https://github.com/StorageB/icons/blob/main/GNOME46Adwaita/dark/audio-card-symbolic.svg"&gt;&lt;img alt="audio-card-symbolic" src="https://user-images.githubusercontent.com/25423296/163456779-a8556205-d0a5-45e2-ac17-42d089e3c3f8.png"&gt;&lt;/picture&gt; &amp;nbsp; &amp;nbsp;audio-card-symbolic&lt;br&gt;</text:p>
          </table:table-cell>
        </table:table-row>
        <table:table-row table:style-name="ro1">
          <table:table-cell office:value-type="string" calcext:value-type="string">
            <text:p>audio-headphones-symbolic.svg</text:p>
          </table:table-cell>
          <table:table-cell office:value-type="string" calcext:value-type="string">
            <text:p>audio-headphon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3] &amp; CHAR(34) &amp; &quot;&gt;&quot; &amp; &#10;&quot;&lt;img alt=&quot; &amp; CHAR(34) &amp; [.B2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3] &amp; &quot;&lt;br&gt;&quot;" office:value-type="string" office:string-value="&lt;picture&gt;&lt;source media=&quot;(prefers-color-scheme: dark)&quot; srcset=&quot;https://github.com/StorageB/icons/blob/main/GNOME46Adwaita/light/audio-headphones-symbolic.svg&quot;&gt;&lt;source media=&quot;(prefers-color-scheme: light)&quot; srcset=&quot;https://github.com/StorageB/icons/blob/main/GNOME46Adwaita/dark/audio-headphones-symbolic.svg&quot;&gt;&lt;img alt=&quot;audio-headphones-symbolic&quot; src=&quot;https://user-images.githubusercontent.com/25423296/163456779-a8556205-d0a5-45e2-ac17-42d089e3c3f8.png&quot;&gt;&lt;/picture&gt; &amp;nbsp; &amp;nbsp;audio-headphones-symbolic&lt;br&gt;" calcext:value-type="string">
            <text:p>&lt;picture&gt;&lt;source media="(prefers-color-scheme: dark)" srcset="https://github.com/StorageB/icons/blob/main/GNOME46Adwaita/light/audio-headphones-symbolic.svg"&gt;&lt;source media="(prefers-color-scheme: light)" srcset="https://github.com/StorageB/icons/blob/main/GNOME46Adwaita/dark/audio-headphones-symbolic.svg"&gt;&lt;img alt="audio-headphones-symbolic" src="https://user-images.githubusercontent.com/25423296/163456779-a8556205-d0a5-45e2-ac17-42d089e3c3f8.png"&gt;&lt;/picture&gt; &amp;nbsp; &amp;nbsp;audio-headphones-symbolic&lt;br&gt;</text:p>
          </table:table-cell>
        </table:table-row>
        <table:table-row table:style-name="ro1">
          <table:table-cell office:value-type="string" calcext:value-type="string">
            <text:p>audio-headset-symbolic.svg</text:p>
          </table:table-cell>
          <table:table-cell office:value-type="string" calcext:value-type="string">
            <text:p>audio-heads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4] &amp; CHAR(34) &amp; &quot;&gt;&quot; &amp; &#10;&quot;&lt;img alt=&quot; &amp; CHAR(34) &amp; [.B2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4] &amp; &quot;&lt;br&gt;&quot;" office:value-type="string" office:string-value="&lt;picture&gt;&lt;source media=&quot;(prefers-color-scheme: dark)&quot; srcset=&quot;https://github.com/StorageB/icons/blob/main/GNOME46Adwaita/light/audio-headset-symbolic.svg&quot;&gt;&lt;source media=&quot;(prefers-color-scheme: light)&quot; srcset=&quot;https://github.com/StorageB/icons/blob/main/GNOME46Adwaita/dark/audio-headset-symbolic.svg&quot;&gt;&lt;img alt=&quot;audio-headset-symbolic&quot; src=&quot;https://user-images.githubusercontent.com/25423296/163456779-a8556205-d0a5-45e2-ac17-42d089e3c3f8.png&quot;&gt;&lt;/picture&gt; &amp;nbsp; &amp;nbsp;audio-headset-symbolic&lt;br&gt;" calcext:value-type="string">
            <text:p>&lt;picture&gt;&lt;source media="(prefers-color-scheme: dark)" srcset="https://github.com/StorageB/icons/blob/main/GNOME46Adwaita/light/audio-headset-symbolic.svg"&gt;&lt;source media="(prefers-color-scheme: light)" srcset="https://github.com/StorageB/icons/blob/main/GNOME46Adwaita/dark/audio-headset-symbolic.svg"&gt;&lt;img alt="audio-headset-symbolic" src="https://user-images.githubusercontent.com/25423296/163456779-a8556205-d0a5-45e2-ac17-42d089e3c3f8.png"&gt;&lt;/picture&gt; &amp;nbsp; &amp;nbsp;audio-headset-symbolic&lt;br&gt;</text:p>
          </table:table-cell>
        </table:table-row>
        <table:table-row table:style-name="ro1">
          <table:table-cell office:value-type="string" calcext:value-type="string">
            <text:p>audio-input-microphone-symbolic.svg</text:p>
          </table:table-cell>
          <table:table-cell office:value-type="string" calcext:value-type="string">
            <text:p>audio-input-microph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5] &amp; CHAR(34) &amp; &quot;&gt;&quot; &amp; &#10;&quot;&lt;img alt=&quot; &amp; CHAR(34) &amp; [.B2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5] &amp; &quot;&lt;br&gt;&quot;" office:value-type="string" office:string-value="&lt;picture&gt;&lt;source media=&quot;(prefers-color-scheme: dark)&quot; srcset=&quot;https://github.com/StorageB/icons/blob/main/GNOME46Adwaita/light/audio-input-microphone-symbolic.svg&quot;&gt;&lt;source media=&quot;(prefers-color-scheme: light)&quot; srcset=&quot;https://github.com/StorageB/icons/blob/main/GNOME46Adwaita/dark/audio-input-microphone-symbolic.svg&quot;&gt;&lt;img alt=&quot;audio-input-microphone-symbolic&quot; src=&quot;https://user-images.githubusercontent.com/25423296/163456779-a8556205-d0a5-45e2-ac17-42d089e3c3f8.png&quot;&gt;&lt;/picture&gt; &amp;nbsp; &amp;nbsp;audio-input-microphone-symbolic&lt;br&gt;" calcext:value-type="string">
            <text:p>&lt;picture&gt;&lt;source media="(prefers-color-scheme: dark)" srcset="https://github.com/StorageB/icons/blob/main/GNOME46Adwaita/light/audio-input-microphone-symbolic.svg"&gt;&lt;source media="(prefers-color-scheme: light)" srcset="https://github.com/StorageB/icons/blob/main/GNOME46Adwaita/dark/audio-input-microphone-symbolic.svg"&gt;&lt;img alt="audio-input-microphone-symbolic" src="https://user-images.githubusercontent.com/25423296/163456779-a8556205-d0a5-45e2-ac17-42d089e3c3f8.png"&gt;&lt;/picture&gt; &amp;nbsp; &amp;nbsp;audio-input-microphone-symbolic&lt;br&gt;</text:p>
          </table:table-cell>
        </table:table-row>
        <table:table-row table:style-name="ro1">
          <table:table-cell office:value-type="string" calcext:value-type="string">
            <text:p>audio-speakers-rtl-symbolic.svg</text:p>
          </table:table-cell>
          <table:table-cell office:value-type="string" calcext:value-type="string">
            <text:p>audio-speakers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6] &amp; CHAR(34) &amp; &quot;&gt;&quot; &amp; &#10;&quot;&lt;img alt=&quot; &amp; CHAR(34) &amp; [.B2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6] &amp; &quot;&lt;br&gt;&quot;" office:value-type="string" office:string-value="&lt;picture&gt;&lt;source media=&quot;(prefers-color-scheme: dark)&quot; srcset=&quot;https://github.com/StorageB/icons/blob/main/GNOME46Adwaita/light/audio-speakers-rtl-symbolic.svg&quot;&gt;&lt;source media=&quot;(prefers-color-scheme: light)&quot; srcset=&quot;https://github.com/StorageB/icons/blob/main/GNOME46Adwaita/dark/audio-speakers-rtl-symbolic.svg&quot;&gt;&lt;img alt=&quot;audio-speakers-rtl-symbolic&quot; src=&quot;https://user-images.githubusercontent.com/25423296/163456779-a8556205-d0a5-45e2-ac17-42d089e3c3f8.png&quot;&gt;&lt;/picture&gt; &amp;nbsp; &amp;nbsp;audio-speakers-rtl-symbolic&lt;br&gt;" calcext:value-type="string">
            <text:p>&lt;picture&gt;&lt;source media="(prefers-color-scheme: dark)" srcset="https://github.com/StorageB/icons/blob/main/GNOME46Adwaita/light/audio-speakers-rtl-symbolic.svg"&gt;&lt;source media="(prefers-color-scheme: light)" srcset="https://github.com/StorageB/icons/blob/main/GNOME46Adwaita/dark/audio-speakers-rtl-symbolic.svg"&gt;&lt;img alt="audio-speakers-rtl-symbolic" src="https://user-images.githubusercontent.com/25423296/163456779-a8556205-d0a5-45e2-ac17-42d089e3c3f8.png"&gt;&lt;/picture&gt; &amp;nbsp; &amp;nbsp;audio-speakers-rtl-symbolic&lt;br&gt;</text:p>
          </table:table-cell>
        </table:table-row>
        <table:table-row table:style-name="ro1">
          <table:table-cell office:value-type="string" calcext:value-type="string">
            <text:p>audio-speakers-symbolic-rtl.svg</text:p>
          </table:table-cell>
          <table:table-cell office:value-type="string" calcext:value-type="string">
            <text:p>audio-speakers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7] &amp; CHAR(34) &amp; &quot;&gt;&quot; &amp; &#10;&quot;&lt;img alt=&quot; &amp; CHAR(34) &amp; [.B2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7] &amp; &quot;&lt;br&gt;&quot;" office:value-type="string" office:string-value="&lt;picture&gt;&lt;source media=&quot;(prefers-color-scheme: dark)&quot; srcset=&quot;https://github.com/StorageB/icons/blob/main/GNOME46Adwaita/light/audio-speakers-symbolic-rtl.svg&quot;&gt;&lt;source media=&quot;(prefers-color-scheme: light)&quot; srcset=&quot;https://github.com/StorageB/icons/blob/main/GNOME46Adwaita/dark/audio-speakers-symbolic-rtl.svg&quot;&gt;&lt;img alt=&quot;audio-speakers-symbolic-rtl&quot; src=&quot;https://user-images.githubusercontent.com/25423296/163456779-a8556205-d0a5-45e2-ac17-42d089e3c3f8.png&quot;&gt;&lt;/picture&gt; &amp;nbsp; &amp;nbsp;audio-speakers-symbolic-rtl&lt;br&gt;" calcext:value-type="string">
            <text:p>&lt;picture&gt;&lt;source media="(prefers-color-scheme: dark)" srcset="https://github.com/StorageB/icons/blob/main/GNOME46Adwaita/light/audio-speakers-symbolic-rtl.svg"&gt;&lt;source media="(prefers-color-scheme: light)" srcset="https://github.com/StorageB/icons/blob/main/GNOME46Adwaita/dark/audio-speakers-symbolic-rtl.svg"&gt;&lt;img alt="audio-speakers-symbolic-rtl" src="https://user-images.githubusercontent.com/25423296/163456779-a8556205-d0a5-45e2-ac17-42d089e3c3f8.png"&gt;&lt;/picture&gt; &amp;nbsp; &amp;nbsp;audio-speakers-symbolic-rtl&lt;br&gt;</text:p>
          </table:table-cell>
        </table:table-row>
        <table:table-row table:style-name="ro1">
          <table:table-cell office:value-type="string" calcext:value-type="string">
            <text:p>audio-speakers-symbolic.svg</text:p>
          </table:table-cell>
          <table:table-cell office:value-type="string" calcext:value-type="string">
            <text:p>audio-speake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8] &amp; CHAR(34) &amp; &quot;&gt;&quot; &amp; &#10;&quot;&lt;img alt=&quot; &amp; CHAR(34) &amp; [.B2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8] &amp; &quot;&lt;br&gt;&quot;" office:value-type="string" office:string-value="&lt;picture&gt;&lt;source media=&quot;(prefers-color-scheme: dark)&quot; srcset=&quot;https://github.com/StorageB/icons/blob/main/GNOME46Adwaita/light/audio-speakers-symbolic.svg&quot;&gt;&lt;source media=&quot;(prefers-color-scheme: light)&quot; srcset=&quot;https://github.com/StorageB/icons/blob/main/GNOME46Adwaita/dark/audio-speakers-symbolic.svg&quot;&gt;&lt;img alt=&quot;audio-speakers-symbolic&quot; src=&quot;https://user-images.githubusercontent.com/25423296/163456779-a8556205-d0a5-45e2-ac17-42d089e3c3f8.png&quot;&gt;&lt;/picture&gt; &amp;nbsp; &amp;nbsp;audio-speakers-symbolic&lt;br&gt;" calcext:value-type="string">
            <text:p>&lt;picture&gt;&lt;source media="(prefers-color-scheme: dark)" srcset="https://github.com/StorageB/icons/blob/main/GNOME46Adwaita/light/audio-speakers-symbolic.svg"&gt;&lt;source media="(prefers-color-scheme: light)" srcset="https://github.com/StorageB/icons/blob/main/GNOME46Adwaita/dark/audio-speakers-symbolic.svg"&gt;&lt;img alt="audio-speakers-symbolic" src="https://user-images.githubusercontent.com/25423296/163456779-a8556205-d0a5-45e2-ac17-42d089e3c3f8.png"&gt;&lt;/picture&gt; &amp;nbsp; &amp;nbsp;audio-speakers-symbolic&lt;br&gt;</text:p>
          </table:table-cell>
        </table:table-row>
        <table:table-row table:style-name="ro1">
          <table:table-cell office:value-type="string" calcext:value-type="string">
            <text:p>auth-face-symbolic.svg</text:p>
          </table:table-cell>
          <table:table-cell office:value-type="string" calcext:value-type="string">
            <text:p>auth-fa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1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19] &amp; CHAR(34) &amp; &quot;&gt;&quot; &amp; &#10;&quot;&lt;img alt=&quot; &amp; CHAR(34) &amp; [.B2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9] &amp; &quot;&lt;br&gt;&quot;" office:value-type="string" office:string-value="&lt;picture&gt;&lt;source media=&quot;(prefers-color-scheme: dark)&quot; srcset=&quot;https://github.com/StorageB/icons/blob/main/GNOME46Adwaita/light/auth-face-symbolic.svg&quot;&gt;&lt;source media=&quot;(prefers-color-scheme: light)&quot; srcset=&quot;https://github.com/StorageB/icons/blob/main/GNOME46Adwaita/dark/auth-face-symbolic.svg&quot;&gt;&lt;img alt=&quot;auth-face-symbolic&quot; src=&quot;https://user-images.githubusercontent.com/25423296/163456779-a8556205-d0a5-45e2-ac17-42d089e3c3f8.png&quot;&gt;&lt;/picture&gt; &amp;nbsp; &amp;nbsp;auth-face-symbolic&lt;br&gt;" calcext:value-type="string">
            <text:p>&lt;picture&gt;&lt;source media="(prefers-color-scheme: dark)" srcset="https://github.com/StorageB/icons/blob/main/GNOME46Adwaita/light/auth-face-symbolic.svg"&gt;&lt;source media="(prefers-color-scheme: light)" srcset="https://github.com/StorageB/icons/blob/main/GNOME46Adwaita/dark/auth-face-symbolic.svg"&gt;&lt;img alt="auth-face-symbolic" src="https://user-images.githubusercontent.com/25423296/163456779-a8556205-d0a5-45e2-ac17-42d089e3c3f8.png"&gt;&lt;/picture&gt; &amp;nbsp; &amp;nbsp;auth-face-symbolic&lt;br&gt;</text:p>
          </table:table-cell>
        </table:table-row>
        <table:table-row table:style-name="ro1">
          <table:table-cell office:value-type="string" calcext:value-type="string">
            <text:p>auth-fingerprint-symbolic.svg</text:p>
          </table:table-cell>
          <table:table-cell office:value-type="string" calcext:value-type="string">
            <text:p>auth-fingerpri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0] &amp; CHAR(34) &amp; &quot;&gt;&quot; &amp; &#10;&quot;&lt;img alt=&quot; &amp; CHAR(34) &amp; [.B2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0] &amp; &quot;&lt;br&gt;&quot;" office:value-type="string" office:string-value="&lt;picture&gt;&lt;source media=&quot;(prefers-color-scheme: dark)&quot; srcset=&quot;https://github.com/StorageB/icons/blob/main/GNOME46Adwaita/light/auth-fingerprint-symbolic.svg&quot;&gt;&lt;source media=&quot;(prefers-color-scheme: light)&quot; srcset=&quot;https://github.com/StorageB/icons/blob/main/GNOME46Adwaita/dark/auth-fingerprint-symbolic.svg&quot;&gt;&lt;img alt=&quot;auth-fingerprint-symbolic&quot; src=&quot;https://user-images.githubusercontent.com/25423296/163456779-a8556205-d0a5-45e2-ac17-42d089e3c3f8.png&quot;&gt;&lt;/picture&gt; &amp;nbsp; &amp;nbsp;auth-fingerprint-symbolic&lt;br&gt;" calcext:value-type="string">
            <text:p>&lt;picture&gt;&lt;source media="(prefers-color-scheme: dark)" srcset="https://github.com/StorageB/icons/blob/main/GNOME46Adwaita/light/auth-fingerprint-symbolic.svg"&gt;&lt;source media="(prefers-color-scheme: light)" srcset="https://github.com/StorageB/icons/blob/main/GNOME46Adwaita/dark/auth-fingerprint-symbolic.svg"&gt;&lt;img alt="auth-fingerprint-symbolic" src="https://user-images.githubusercontent.com/25423296/163456779-a8556205-d0a5-45e2-ac17-42d089e3c3f8.png"&gt;&lt;/picture&gt; &amp;nbsp; &amp;nbsp;auth-fingerprint-symbolic&lt;br&gt;</text:p>
          </table:table-cell>
        </table:table-row>
        <table:table-row table:style-name="ro1">
          <table:table-cell office:value-type="string" calcext:value-type="string">
            <text:p>auth-sim-symbolic.svg</text:p>
          </table:table-cell>
          <table:table-cell office:value-type="string" calcext:value-type="string">
            <text:p>auth-si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1] &amp; CHAR(34) &amp; &quot;&gt;&quot; &amp; &#10;&quot;&lt;img alt=&quot; &amp; CHAR(34) &amp; [.B2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1] &amp; &quot;&lt;br&gt;&quot;" office:value-type="string" office:string-value="&lt;picture&gt;&lt;source media=&quot;(prefers-color-scheme: dark)&quot; srcset=&quot;https://github.com/StorageB/icons/blob/main/GNOME46Adwaita/light/auth-sim-symbolic.svg&quot;&gt;&lt;source media=&quot;(prefers-color-scheme: light)&quot; srcset=&quot;https://github.com/StorageB/icons/blob/main/GNOME46Adwaita/dark/auth-sim-symbolic.svg&quot;&gt;&lt;img alt=&quot;auth-sim-symbolic&quot; src=&quot;https://user-images.githubusercontent.com/25423296/163456779-a8556205-d0a5-45e2-ac17-42d089e3c3f8.png&quot;&gt;&lt;/picture&gt; &amp;nbsp; &amp;nbsp;auth-sim-symbolic&lt;br&gt;" calcext:value-type="string">
            <text:p>&lt;picture&gt;&lt;source media="(prefers-color-scheme: dark)" srcset="https://github.com/StorageB/icons/blob/main/GNOME46Adwaita/light/auth-sim-symbolic.svg"&gt;&lt;source media="(prefers-color-scheme: light)" srcset="https://github.com/StorageB/icons/blob/main/GNOME46Adwaita/dark/auth-sim-symbolic.svg"&gt;&lt;img alt="auth-sim-symbolic" src="https://user-images.githubusercontent.com/25423296/163456779-a8556205-d0a5-45e2-ac17-42d089e3c3f8.png"&gt;&lt;/picture&gt; &amp;nbsp; &amp;nbsp;auth-sim-symbolic&lt;br&gt;</text:p>
          </table:table-cell>
        </table:table-row>
        <table:table-row table:style-name="ro1">
          <table:table-cell office:value-type="string" calcext:value-type="string">
            <text:p>auth-smartcard-symbolic.svg</text:p>
          </table:table-cell>
          <table:table-cell office:value-type="string" calcext:value-type="string">
            <text:p>auth-smartc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2] &amp; CHAR(34) &amp; &quot;&gt;&quot; &amp; &#10;&quot;&lt;img alt=&quot; &amp; CHAR(34) &amp; [.B2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2] &amp; &quot;&lt;br&gt;&quot;" office:value-type="string" office:string-value="&lt;picture&gt;&lt;source media=&quot;(prefers-color-scheme: dark)&quot; srcset=&quot;https://github.com/StorageB/icons/blob/main/GNOME46Adwaita/light/auth-smartcard-symbolic.svg&quot;&gt;&lt;source media=&quot;(prefers-color-scheme: light)&quot; srcset=&quot;https://github.com/StorageB/icons/blob/main/GNOME46Adwaita/dark/auth-smartcard-symbolic.svg&quot;&gt;&lt;img alt=&quot;auth-smartcard-symbolic&quot; src=&quot;https://user-images.githubusercontent.com/25423296/163456779-a8556205-d0a5-45e2-ac17-42d089e3c3f8.png&quot;&gt;&lt;/picture&gt; &amp;nbsp; &amp;nbsp;auth-smartcard-symbolic&lt;br&gt;" calcext:value-type="string">
            <text:p>&lt;picture&gt;&lt;source media="(prefers-color-scheme: dark)" srcset="https://github.com/StorageB/icons/blob/main/GNOME46Adwaita/light/auth-smartcard-symbolic.svg"&gt;&lt;source media="(prefers-color-scheme: light)" srcset="https://github.com/StorageB/icons/blob/main/GNOME46Adwaita/dark/auth-smartcard-symbolic.svg"&gt;&lt;img alt="auth-smartcard-symbolic" src="https://user-images.githubusercontent.com/25423296/163456779-a8556205-d0a5-45e2-ac17-42d089e3c3f8.png"&gt;&lt;/picture&gt; &amp;nbsp; &amp;nbsp;auth-smartcard-symbolic&lt;br&gt;</text:p>
          </table:table-cell>
        </table:table-row>
        <table:table-row table:style-name="ro1">
          <table:table-cell office:value-type="string" calcext:value-type="string">
            <text:p>battery-symbolic.svg</text:p>
          </table:table-cell>
          <table:table-cell office:value-type="string" calcext:value-type="string">
            <text:p>batte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3] &amp; CHAR(34) &amp; &quot;&gt;&quot; &amp; &#10;&quot;&lt;img alt=&quot; &amp; CHAR(34) &amp; [.B2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3] &amp; &quot;&lt;br&gt;&quot;" office:value-type="string" office:string-value="&lt;picture&gt;&lt;source media=&quot;(prefers-color-scheme: dark)&quot; srcset=&quot;https://github.com/StorageB/icons/blob/main/GNOME46Adwaita/light/battery-symbolic.svg&quot;&gt;&lt;source media=&quot;(prefers-color-scheme: light)&quot; srcset=&quot;https://github.com/StorageB/icons/blob/main/GNOME46Adwaita/dark/battery-symbolic.svg&quot;&gt;&lt;img alt=&quot;battery-symbolic&quot; src=&quot;https://user-images.githubusercontent.com/25423296/163456779-a8556205-d0a5-45e2-ac17-42d089e3c3f8.png&quot;&gt;&lt;/picture&gt; &amp;nbsp; &amp;nbsp;battery-symbolic&lt;br&gt;" calcext:value-type="string">
            <text:p>&lt;picture&gt;&lt;source media="(prefers-color-scheme: dark)" srcset="https://github.com/StorageB/icons/blob/main/GNOME46Adwaita/light/battery-symbolic.svg"&gt;&lt;source media="(prefers-color-scheme: light)" srcset="https://github.com/StorageB/icons/blob/main/GNOME46Adwaita/dark/battery-symbolic.svg"&gt;&lt;img alt="battery-symbolic" src="https://user-images.githubusercontent.com/25423296/163456779-a8556205-d0a5-45e2-ac17-42d089e3c3f8.png"&gt;&lt;/picture&gt; &amp;nbsp; &amp;nbsp;battery-symbolic&lt;br&gt;</text:p>
          </table:table-cell>
        </table:table-row>
        <table:table-row table:style-name="ro1">
          <table:table-cell office:value-type="string" calcext:value-type="string">
            <text:p>bluetooth-symbolic.svg</text:p>
          </table:table-cell>
          <table:table-cell office:value-type="string" calcext:value-type="string">
            <text:p>bluetoot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4] &amp; CHAR(34) &amp; &quot;&gt;&quot; &amp; &#10;&quot;&lt;img alt=&quot; &amp; CHAR(34) &amp; [.B2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4] &amp; &quot;&lt;br&gt;&quot;" office:value-type="string" office:string-value="&lt;picture&gt;&lt;source media=&quot;(prefers-color-scheme: dark)&quot; srcset=&quot;https://github.com/StorageB/icons/blob/main/GNOME46Adwaita/light/bluetooth-symbolic.svg&quot;&gt;&lt;source media=&quot;(prefers-color-scheme: light)&quot; srcset=&quot;https://github.com/StorageB/icons/blob/main/GNOME46Adwaita/dark/bluetooth-symbolic.svg&quot;&gt;&lt;img alt=&quot;bluetooth-symbolic&quot; src=&quot;https://user-images.githubusercontent.com/25423296/163456779-a8556205-d0a5-45e2-ac17-42d089e3c3f8.png&quot;&gt;&lt;/picture&gt; &amp;nbsp; &amp;nbsp;bluetooth-symbolic&lt;br&gt;" calcext:value-type="string">
            <text:p>&lt;picture&gt;&lt;source media="(prefers-color-scheme: dark)" srcset="https://github.com/StorageB/icons/blob/main/GNOME46Adwaita/light/bluetooth-symbolic.svg"&gt;&lt;source media="(prefers-color-scheme: light)" srcset="https://github.com/StorageB/icons/blob/main/GNOME46Adwaita/dark/bluetooth-symbolic.svg"&gt;&lt;img alt="bluetooth-symbolic" src="https://user-images.githubusercontent.com/25423296/163456779-a8556205-d0a5-45e2-ac17-42d089e3c3f8.png"&gt;&lt;/picture&gt; &amp;nbsp; &amp;nbsp;bluetooth-symbolic&lt;br&gt;</text:p>
          </table:table-cell>
        </table:table-row>
        <table:table-row table:style-name="ro1">
          <table:table-cell office:value-type="string" calcext:value-type="string">
            <text:p>camera-photo-symbolic.svg</text:p>
          </table:table-cell>
          <table:table-cell office:value-type="string" calcext:value-type="string">
            <text:p>camera-phot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5] &amp; CHAR(34) &amp; &quot;&gt;&quot; &amp; &#10;&quot;&lt;img alt=&quot; &amp; CHAR(34) &amp; [.B2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5] &amp; &quot;&lt;br&gt;&quot;" office:value-type="string" office:string-value="&lt;picture&gt;&lt;source media=&quot;(prefers-color-scheme: dark)&quot; srcset=&quot;https://github.com/StorageB/icons/blob/main/GNOME46Adwaita/light/camera-photo-symbolic.svg&quot;&gt;&lt;source media=&quot;(prefers-color-scheme: light)&quot; srcset=&quot;https://github.com/StorageB/icons/blob/main/GNOME46Adwaita/dark/camera-photo-symbolic.svg&quot;&gt;&lt;img alt=&quot;camera-photo-symbolic&quot; src=&quot;https://user-images.githubusercontent.com/25423296/163456779-a8556205-d0a5-45e2-ac17-42d089e3c3f8.png&quot;&gt;&lt;/picture&gt; &amp;nbsp; &amp;nbsp;camera-photo-symbolic&lt;br&gt;" calcext:value-type="string">
            <text:p>&lt;picture&gt;&lt;source media="(prefers-color-scheme: dark)" srcset="https://github.com/StorageB/icons/blob/main/GNOME46Adwaita/light/camera-photo-symbolic.svg"&gt;&lt;source media="(prefers-color-scheme: light)" srcset="https://github.com/StorageB/icons/blob/main/GNOME46Adwaita/dark/camera-photo-symbolic.svg"&gt;&lt;img alt="camera-photo-symbolic" src="https://user-images.githubusercontent.com/25423296/163456779-a8556205-d0a5-45e2-ac17-42d089e3c3f8.png"&gt;&lt;/picture&gt; &amp;nbsp; &amp;nbsp;camera-photo-symbolic&lt;br&gt;</text:p>
          </table:table-cell>
        </table:table-row>
        <table:table-row table:style-name="ro1">
          <table:table-cell office:value-type="string" calcext:value-type="string">
            <text:p>camera-video-symbolic.svg</text:p>
          </table:table-cell>
          <table:table-cell office:value-type="string" calcext:value-type="string">
            <text:p>camera-vide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6] &amp; CHAR(34) &amp; &quot;&gt;&quot; &amp; &#10;&quot;&lt;img alt=&quot; &amp; CHAR(34) &amp; [.B2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6] &amp; &quot;&lt;br&gt;&quot;" office:value-type="string" office:string-value="&lt;picture&gt;&lt;source media=&quot;(prefers-color-scheme: dark)&quot; srcset=&quot;https://github.com/StorageB/icons/blob/main/GNOME46Adwaita/light/camera-video-symbolic.svg&quot;&gt;&lt;source media=&quot;(prefers-color-scheme: light)&quot; srcset=&quot;https://github.com/StorageB/icons/blob/main/GNOME46Adwaita/dark/camera-video-symbolic.svg&quot;&gt;&lt;img alt=&quot;camera-video-symbolic&quot; src=&quot;https://user-images.githubusercontent.com/25423296/163456779-a8556205-d0a5-45e2-ac17-42d089e3c3f8.png&quot;&gt;&lt;/picture&gt; &amp;nbsp; &amp;nbsp;camera-video-symbolic&lt;br&gt;" calcext:value-type="string">
            <text:p>&lt;picture&gt;&lt;source media="(prefers-color-scheme: dark)" srcset="https://github.com/StorageB/icons/blob/main/GNOME46Adwaita/light/camera-video-symbolic.svg"&gt;&lt;source media="(prefers-color-scheme: light)" srcset="https://github.com/StorageB/icons/blob/main/GNOME46Adwaita/dark/camera-video-symbolic.svg"&gt;&lt;img alt="camera-video-symbolic" src="https://user-images.githubusercontent.com/25423296/163456779-a8556205-d0a5-45e2-ac17-42d089e3c3f8.png"&gt;&lt;/picture&gt; &amp;nbsp; &amp;nbsp;camera-video-symbolic&lt;br&gt;</text:p>
          </table:table-cell>
        </table:table-row>
        <table:table-row table:style-name="ro1">
          <table:table-cell office:value-type="string" calcext:value-type="string">
            <text:p>camera-web-symbolic.svg</text:p>
          </table:table-cell>
          <table:table-cell office:value-type="string" calcext:value-type="string">
            <text:p>camera-web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7] &amp; CHAR(34) &amp; &quot;&gt;&quot; &amp; &#10;&quot;&lt;img alt=&quot; &amp; CHAR(34) &amp; [.B2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7] &amp; &quot;&lt;br&gt;&quot;" office:value-type="string" office:string-value="&lt;picture&gt;&lt;source media=&quot;(prefers-color-scheme: dark)&quot; srcset=&quot;https://github.com/StorageB/icons/blob/main/GNOME46Adwaita/light/camera-web-symbolic.svg&quot;&gt;&lt;source media=&quot;(prefers-color-scheme: light)&quot; srcset=&quot;https://github.com/StorageB/icons/blob/main/GNOME46Adwaita/dark/camera-web-symbolic.svg&quot;&gt;&lt;img alt=&quot;camera-web-symbolic&quot; src=&quot;https://user-images.githubusercontent.com/25423296/163456779-a8556205-d0a5-45e2-ac17-42d089e3c3f8.png&quot;&gt;&lt;/picture&gt; &amp;nbsp; &amp;nbsp;camera-web-symbolic&lt;br&gt;" calcext:value-type="string">
            <text:p>&lt;picture&gt;&lt;source media="(prefers-color-scheme: dark)" srcset="https://github.com/StorageB/icons/blob/main/GNOME46Adwaita/light/camera-web-symbolic.svg"&gt;&lt;source media="(prefers-color-scheme: light)" srcset="https://github.com/StorageB/icons/blob/main/GNOME46Adwaita/dark/camera-web-symbolic.svg"&gt;&lt;img alt="camera-web-symbolic" src="https://user-images.githubusercontent.com/25423296/163456779-a8556205-d0a5-45e2-ac17-42d089e3c3f8.png"&gt;&lt;/picture&gt; &amp;nbsp; &amp;nbsp;camera-web-symbolic&lt;br&gt;</text:p>
          </table:table-cell>
        </table:table-row>
        <table:table-row table:style-name="ro1">
          <table:table-cell office:value-type="string" calcext:value-type="string">
            <text:p>colorimeter-colorhug-symbolic.svg</text:p>
          </table:table-cell>
          <table:table-cell office:value-type="string" calcext:value-type="string">
            <text:p>colorimeter-colorhu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8] &amp; CHAR(34) &amp; &quot;&gt;&quot; &amp; &#10;&quot;&lt;img alt=&quot; &amp; CHAR(34) &amp; [.B2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8] &amp; &quot;&lt;br&gt;&quot;" office:value-type="string" office:string-value="&lt;picture&gt;&lt;source media=&quot;(prefers-color-scheme: dark)&quot; srcset=&quot;https://github.com/StorageB/icons/blob/main/GNOME46Adwaita/light/colorimeter-colorhug-symbolic.svg&quot;&gt;&lt;source media=&quot;(prefers-color-scheme: light)&quot; srcset=&quot;https://github.com/StorageB/icons/blob/main/GNOME46Adwaita/dark/colorimeter-colorhug-symbolic.svg&quot;&gt;&lt;img alt=&quot;colorimeter-colorhug-symbolic&quot; src=&quot;https://user-images.githubusercontent.com/25423296/163456779-a8556205-d0a5-45e2-ac17-42d089e3c3f8.png&quot;&gt;&lt;/picture&gt; &amp;nbsp; &amp;nbsp;colorimeter-colorhug-symbolic&lt;br&gt;" calcext:value-type="string">
            <text:p>&lt;picture&gt;&lt;source media="(prefers-color-scheme: dark)" srcset="https://github.com/StorageB/icons/blob/main/GNOME46Adwaita/light/colorimeter-colorhug-symbolic.svg"&gt;&lt;source media="(prefers-color-scheme: light)" srcset="https://github.com/StorageB/icons/blob/main/GNOME46Adwaita/dark/colorimeter-colorhug-symbolic.svg"&gt;&lt;img alt="colorimeter-colorhug-symbolic" src="https://user-images.githubusercontent.com/25423296/163456779-a8556205-d0a5-45e2-ac17-42d089e3c3f8.png"&gt;&lt;/picture&gt; &amp;nbsp; &amp;nbsp;colorimeter-colorhug-symbolic&lt;br&gt;</text:p>
          </table:table-cell>
        </table:table-row>
        <table:table-row table:style-name="ro1">
          <table:table-cell office:value-type="string" calcext:value-type="string">
            <text:p>computer-apple-ipad-symbolic.svg</text:p>
          </table:table-cell>
          <table:table-cell office:value-type="string" calcext:value-type="string">
            <text:p>computer-apple-ip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2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29] &amp; CHAR(34) &amp; &quot;&gt;&quot; &amp; &#10;&quot;&lt;img alt=&quot; &amp; CHAR(34) &amp; [.B2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9] &amp; &quot;&lt;br&gt;&quot;" office:value-type="string" office:string-value="&lt;picture&gt;&lt;source media=&quot;(prefers-color-scheme: dark)&quot; srcset=&quot;https://github.com/StorageB/icons/blob/main/GNOME46Adwaita/light/computer-apple-ipad-symbolic.svg&quot;&gt;&lt;source media=&quot;(prefers-color-scheme: light)&quot; srcset=&quot;https://github.com/StorageB/icons/blob/main/GNOME46Adwaita/dark/computer-apple-ipad-symbolic.svg&quot;&gt;&lt;img alt=&quot;computer-apple-ipad-symbolic&quot; src=&quot;https://user-images.githubusercontent.com/25423296/163456779-a8556205-d0a5-45e2-ac17-42d089e3c3f8.png&quot;&gt;&lt;/picture&gt; &amp;nbsp; &amp;nbsp;computer-apple-ipad-symbolic&lt;br&gt;" calcext:value-type="string">
            <text:p>&lt;picture&gt;&lt;source media="(prefers-color-scheme: dark)" srcset="https://github.com/StorageB/icons/blob/main/GNOME46Adwaita/light/computer-apple-ipad-symbolic.svg"&gt;&lt;source media="(prefers-color-scheme: light)" srcset="https://github.com/StorageB/icons/blob/main/GNOME46Adwaita/dark/computer-apple-ipad-symbolic.svg"&gt;&lt;img alt="computer-apple-ipad-symbolic" src="https://user-images.githubusercontent.com/25423296/163456779-a8556205-d0a5-45e2-ac17-42d089e3c3f8.png"&gt;&lt;/picture&gt; &amp;nbsp; &amp;nbsp;computer-apple-ipad-symbolic&lt;br&gt;</text:p>
          </table:table-cell>
        </table:table-row>
        <table:table-row table:style-name="ro1">
          <table:table-cell office:value-type="string" calcext:value-type="string">
            <text:p>computer-symbolic.svg</text:p>
          </table:table-cell>
          <table:table-cell office:value-type="string" calcext:value-type="string">
            <text:p>compu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0] &amp; CHAR(34) &amp; &quot;&gt;&quot; &amp; &#10;&quot;&lt;img alt=&quot; &amp; CHAR(34) &amp; [.B2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0] &amp; &quot;&lt;br&gt;&quot;" office:value-type="string" office:string-value="&lt;picture&gt;&lt;source media=&quot;(prefers-color-scheme: dark)&quot; srcset=&quot;https://github.com/StorageB/icons/blob/main/GNOME46Adwaita/light/computer-symbolic.svg&quot;&gt;&lt;source media=&quot;(prefers-color-scheme: light)&quot; srcset=&quot;https://github.com/StorageB/icons/blob/main/GNOME46Adwaita/dark/computer-symbolic.svg&quot;&gt;&lt;img alt=&quot;computer-symbolic&quot; src=&quot;https://user-images.githubusercontent.com/25423296/163456779-a8556205-d0a5-45e2-ac17-42d089e3c3f8.png&quot;&gt;&lt;/picture&gt; &amp;nbsp; &amp;nbsp;computer-symbolic&lt;br&gt;" calcext:value-type="string">
            <text:p>&lt;picture&gt;&lt;source media="(prefers-color-scheme: dark)" srcset="https://github.com/StorageB/icons/blob/main/GNOME46Adwaita/light/computer-symbolic.svg"&gt;&lt;source media="(prefers-color-scheme: light)" srcset="https://github.com/StorageB/icons/blob/main/GNOME46Adwaita/dark/computer-symbolic.svg"&gt;&lt;img alt="computer-symbolic" src="https://user-images.githubusercontent.com/25423296/163456779-a8556205-d0a5-45e2-ac17-42d089e3c3f8.png"&gt;&lt;/picture&gt; &amp;nbsp; &amp;nbsp;computer-symbolic&lt;br&gt;</text:p>
          </table:table-cell>
        </table:table-row>
        <table:table-row table:style-name="ro1">
          <table:table-cell office:value-type="string" calcext:value-type="string">
            <text:p>display-projector-symbolic.svg</text:p>
          </table:table-cell>
          <table:table-cell office:value-type="string" calcext:value-type="string">
            <text:p>display-projec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1] &amp; CHAR(34) &amp; &quot;&gt;&quot; &amp; &#10;&quot;&lt;img alt=&quot; &amp; CHAR(34) &amp; [.B2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1] &amp; &quot;&lt;br&gt;&quot;" office:value-type="string" office:string-value="&lt;picture&gt;&lt;source media=&quot;(prefers-color-scheme: dark)&quot; srcset=&quot;https://github.com/StorageB/icons/blob/main/GNOME46Adwaita/light/display-projector-symbolic.svg&quot;&gt;&lt;source media=&quot;(prefers-color-scheme: light)&quot; srcset=&quot;https://github.com/StorageB/icons/blob/main/GNOME46Adwaita/dark/display-projector-symbolic.svg&quot;&gt;&lt;img alt=&quot;display-projector-symbolic&quot; src=&quot;https://user-images.githubusercontent.com/25423296/163456779-a8556205-d0a5-45e2-ac17-42d089e3c3f8.png&quot;&gt;&lt;/picture&gt; &amp;nbsp; &amp;nbsp;display-projector-symbolic&lt;br&gt;" calcext:value-type="string">
            <text:p>&lt;picture&gt;&lt;source media="(prefers-color-scheme: dark)" srcset="https://github.com/StorageB/icons/blob/main/GNOME46Adwaita/light/display-projector-symbolic.svg"&gt;&lt;source media="(prefers-color-scheme: light)" srcset="https://github.com/StorageB/icons/blob/main/GNOME46Adwaita/dark/display-projector-symbolic.svg"&gt;&lt;img alt="display-projector-symbolic" src="https://user-images.githubusercontent.com/25423296/163456779-a8556205-d0a5-45e2-ac17-42d089e3c3f8.png"&gt;&lt;/picture&gt; &amp;nbsp; &amp;nbsp;display-projector-symbolic&lt;br&gt;</text:p>
          </table:table-cell>
        </table:table-row>
        <table:table-row table:style-name="ro1">
          <table:table-cell office:value-type="string" calcext:value-type="string">
            <text:p>drive-harddisk-ieee1394-symbolic.svg</text:p>
          </table:table-cell>
          <table:table-cell office:value-type="string" calcext:value-type="string">
            <text:p>drive-harddisk-ieee1394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2] &amp; CHAR(34) &amp; &quot;&gt;&quot; &amp; &#10;&quot;&lt;img alt=&quot; &amp; CHAR(34) &amp; [.B2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2] &amp; &quot;&lt;br&gt;&quot;" office:value-type="string" office:string-value="&lt;picture&gt;&lt;source media=&quot;(prefers-color-scheme: dark)&quot; srcset=&quot;https://github.com/StorageB/icons/blob/main/GNOME46Adwaita/light/drive-harddisk-ieee1394-symbolic.svg&quot;&gt;&lt;source media=&quot;(prefers-color-scheme: light)&quot; srcset=&quot;https://github.com/StorageB/icons/blob/main/GNOME46Adwaita/dark/drive-harddisk-ieee1394-symbolic.svg&quot;&gt;&lt;img alt=&quot;drive-harddisk-ieee1394-symbolic&quot; src=&quot;https://user-images.githubusercontent.com/25423296/163456779-a8556205-d0a5-45e2-ac17-42d089e3c3f8.png&quot;&gt;&lt;/picture&gt; &amp;nbsp; &amp;nbsp;drive-harddisk-ieee1394-symbolic&lt;br&gt;" calcext:value-type="string">
            <text:p>&lt;picture&gt;&lt;source media="(prefers-color-scheme: dark)" srcset="https://github.com/StorageB/icons/blob/main/GNOME46Adwaita/light/drive-harddisk-ieee1394-symbolic.svg"&gt;&lt;source media="(prefers-color-scheme: light)" srcset="https://github.com/StorageB/icons/blob/main/GNOME46Adwaita/dark/drive-harddisk-ieee1394-symbolic.svg"&gt;&lt;img alt="drive-harddisk-ieee1394-symbolic" src="https://user-images.githubusercontent.com/25423296/163456779-a8556205-d0a5-45e2-ac17-42d089e3c3f8.png"&gt;&lt;/picture&gt; &amp;nbsp; &amp;nbsp;drive-harddisk-ieee1394-symbolic&lt;br&gt;</text:p>
          </table:table-cell>
        </table:table-row>
        <table:table-row table:style-name="ro1">
          <table:table-cell office:value-type="string" calcext:value-type="string">
            <text:p>drive-harddisk-solidstate-symbolic.svg</text:p>
          </table:table-cell>
          <table:table-cell office:value-type="string" calcext:value-type="string">
            <text:p>drive-harddisk-solidsta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3] &amp; CHAR(34) &amp; &quot;&gt;&quot; &amp; &#10;&quot;&lt;img alt=&quot; &amp; CHAR(34) &amp; [.B2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3] &amp; &quot;&lt;br&gt;&quot;" office:value-type="string" office:string-value="&lt;picture&gt;&lt;source media=&quot;(prefers-color-scheme: dark)&quot; srcset=&quot;https://github.com/StorageB/icons/blob/main/GNOME46Adwaita/light/drive-harddisk-solidstate-symbolic.svg&quot;&gt;&lt;source media=&quot;(prefers-color-scheme: light)&quot; srcset=&quot;https://github.com/StorageB/icons/blob/main/GNOME46Adwaita/dark/drive-harddisk-solidstate-symbolic.svg&quot;&gt;&lt;img alt=&quot;drive-harddisk-solidstate-symbolic&quot; src=&quot;https://user-images.githubusercontent.com/25423296/163456779-a8556205-d0a5-45e2-ac17-42d089e3c3f8.png&quot;&gt;&lt;/picture&gt; &amp;nbsp; &amp;nbsp;drive-harddisk-solidstate-symbolic&lt;br&gt;" calcext:value-type="string">
            <text:p>&lt;picture&gt;&lt;source media="(prefers-color-scheme: dark)" srcset="https://github.com/StorageB/icons/blob/main/GNOME46Adwaita/light/drive-harddisk-solidstate-symbolic.svg"&gt;&lt;source media="(prefers-color-scheme: light)" srcset="https://github.com/StorageB/icons/blob/main/GNOME46Adwaita/dark/drive-harddisk-solidstate-symbolic.svg"&gt;&lt;img alt="drive-harddisk-solidstate-symbolic" src="https://user-images.githubusercontent.com/25423296/163456779-a8556205-d0a5-45e2-ac17-42d089e3c3f8.png"&gt;&lt;/picture&gt; &amp;nbsp; &amp;nbsp;drive-harddisk-solidstate-symbolic&lt;br&gt;</text:p>
          </table:table-cell>
        </table:table-row>
        <table:table-row table:style-name="ro1">
          <table:table-cell office:value-type="string" calcext:value-type="string">
            <text:p>drive-harddisk-symbolic.svg</text:p>
          </table:table-cell>
          <table:table-cell office:value-type="string" calcext:value-type="string">
            <text:p>drive-harddis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4] &amp; CHAR(34) &amp; &quot;&gt;&quot; &amp; &#10;&quot;&lt;img alt=&quot; &amp; CHAR(34) &amp; [.B2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4] &amp; &quot;&lt;br&gt;&quot;" office:value-type="string" office:string-value="&lt;picture&gt;&lt;source media=&quot;(prefers-color-scheme: dark)&quot; srcset=&quot;https://github.com/StorageB/icons/blob/main/GNOME46Adwaita/light/drive-harddisk-symbolic.svg&quot;&gt;&lt;source media=&quot;(prefers-color-scheme: light)&quot; srcset=&quot;https://github.com/StorageB/icons/blob/main/GNOME46Adwaita/dark/drive-harddisk-symbolic.svg&quot;&gt;&lt;img alt=&quot;drive-harddisk-symbolic&quot; src=&quot;https://user-images.githubusercontent.com/25423296/163456779-a8556205-d0a5-45e2-ac17-42d089e3c3f8.png&quot;&gt;&lt;/picture&gt; &amp;nbsp; &amp;nbsp;drive-harddisk-symbolic&lt;br&gt;" calcext:value-type="string">
            <text:p>&lt;picture&gt;&lt;source media="(prefers-color-scheme: dark)" srcset="https://github.com/StorageB/icons/blob/main/GNOME46Adwaita/light/drive-harddisk-symbolic.svg"&gt;&lt;source media="(prefers-color-scheme: light)" srcset="https://github.com/StorageB/icons/blob/main/GNOME46Adwaita/dark/drive-harddisk-symbolic.svg"&gt;&lt;img alt="drive-harddisk-symbolic" src="https://user-images.githubusercontent.com/25423296/163456779-a8556205-d0a5-45e2-ac17-42d089e3c3f8.png"&gt;&lt;/picture&gt; &amp;nbsp; &amp;nbsp;drive-harddisk-symbolic&lt;br&gt;</text:p>
          </table:table-cell>
        </table:table-row>
        <table:table-row table:style-name="ro1">
          <table:table-cell office:value-type="string" calcext:value-type="string">
            <text:p>drive-harddisk-system-symbolic.svg</text:p>
          </table:table-cell>
          <table:table-cell office:value-type="string" calcext:value-type="string">
            <text:p>drive-harddisk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5] &amp; CHAR(34) &amp; &quot;&gt;&quot; &amp; &#10;&quot;&lt;img alt=&quot; &amp; CHAR(34) &amp; [.B2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5] &amp; &quot;&lt;br&gt;&quot;" office:value-type="string" office:string-value="&lt;picture&gt;&lt;source media=&quot;(prefers-color-scheme: dark)&quot; srcset=&quot;https://github.com/StorageB/icons/blob/main/GNOME46Adwaita/light/drive-harddisk-system-symbolic.svg&quot;&gt;&lt;source media=&quot;(prefers-color-scheme: light)&quot; srcset=&quot;https://github.com/StorageB/icons/blob/main/GNOME46Adwaita/dark/drive-harddisk-system-symbolic.svg&quot;&gt;&lt;img alt=&quot;drive-harddisk-system-symbolic&quot; src=&quot;https://user-images.githubusercontent.com/25423296/163456779-a8556205-d0a5-45e2-ac17-42d089e3c3f8.png&quot;&gt;&lt;/picture&gt; &amp;nbsp; &amp;nbsp;drive-harddisk-system-symbolic&lt;br&gt;" calcext:value-type="string">
            <text:p>&lt;picture&gt;&lt;source media="(prefers-color-scheme: dark)" srcset="https://github.com/StorageB/icons/blob/main/GNOME46Adwaita/light/drive-harddisk-system-symbolic.svg"&gt;&lt;source media="(prefers-color-scheme: light)" srcset="https://github.com/StorageB/icons/blob/main/GNOME46Adwaita/dark/drive-harddisk-system-symbolic.svg"&gt;&lt;img alt="drive-harddisk-system-symbolic" src="https://user-images.githubusercontent.com/25423296/163456779-a8556205-d0a5-45e2-ac17-42d089e3c3f8.png"&gt;&lt;/picture&gt; &amp;nbsp; &amp;nbsp;drive-harddisk-system-symbolic&lt;br&gt;</text:p>
          </table:table-cell>
        </table:table-row>
        <table:table-row table:style-name="ro1">
          <table:table-cell office:value-type="string" calcext:value-type="string">
            <text:p>drive-harddisk-usb-symbolic.svg</text:p>
          </table:table-cell>
          <table:table-cell office:value-type="string" calcext:value-type="string">
            <text:p>drive-harddisk-usb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6] &amp; CHAR(34) &amp; &quot;&gt;&quot; &amp; &#10;&quot;&lt;img alt=&quot; &amp; CHAR(34) &amp; [.B2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6] &amp; &quot;&lt;br&gt;&quot;" office:value-type="string" office:string-value="&lt;picture&gt;&lt;source media=&quot;(prefers-color-scheme: dark)&quot; srcset=&quot;https://github.com/StorageB/icons/blob/main/GNOME46Adwaita/light/drive-harddisk-usb-symbolic.svg&quot;&gt;&lt;source media=&quot;(prefers-color-scheme: light)&quot; srcset=&quot;https://github.com/StorageB/icons/blob/main/GNOME46Adwaita/dark/drive-harddisk-usb-symbolic.svg&quot;&gt;&lt;img alt=&quot;drive-harddisk-usb-symbolic&quot; src=&quot;https://user-images.githubusercontent.com/25423296/163456779-a8556205-d0a5-45e2-ac17-42d089e3c3f8.png&quot;&gt;&lt;/picture&gt; &amp;nbsp; &amp;nbsp;drive-harddisk-usb-symbolic&lt;br&gt;" calcext:value-type="string">
            <text:p>&lt;picture&gt;&lt;source media="(prefers-color-scheme: dark)" srcset="https://github.com/StorageB/icons/blob/main/GNOME46Adwaita/light/drive-harddisk-usb-symbolic.svg"&gt;&lt;source media="(prefers-color-scheme: light)" srcset="https://github.com/StorageB/icons/blob/main/GNOME46Adwaita/dark/drive-harddisk-usb-symbolic.svg"&gt;&lt;img alt="drive-harddisk-usb-symbolic" src="https://user-images.githubusercontent.com/25423296/163456779-a8556205-d0a5-45e2-ac17-42d089e3c3f8.png"&gt;&lt;/picture&gt; &amp;nbsp; &amp;nbsp;drive-harddisk-usb-symbolic&lt;br&gt;</text:p>
          </table:table-cell>
        </table:table-row>
        <table:table-row table:style-name="ro1">
          <table:table-cell office:value-type="string" calcext:value-type="string">
            <text:p>drive-multidisk-symbolic.svg</text:p>
          </table:table-cell>
          <table:table-cell office:value-type="string" calcext:value-type="string">
            <text:p>drive-multidis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7] &amp; CHAR(34) &amp; &quot;&gt;&quot; &amp; &#10;&quot;&lt;img alt=&quot; &amp; CHAR(34) &amp; [.B2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7] &amp; &quot;&lt;br&gt;&quot;" office:value-type="string" office:string-value="&lt;picture&gt;&lt;source media=&quot;(prefers-color-scheme: dark)&quot; srcset=&quot;https://github.com/StorageB/icons/blob/main/GNOME46Adwaita/light/drive-multidisk-symbolic.svg&quot;&gt;&lt;source media=&quot;(prefers-color-scheme: light)&quot; srcset=&quot;https://github.com/StorageB/icons/blob/main/GNOME46Adwaita/dark/drive-multidisk-symbolic.svg&quot;&gt;&lt;img alt=&quot;drive-multidisk-symbolic&quot; src=&quot;https://user-images.githubusercontent.com/25423296/163456779-a8556205-d0a5-45e2-ac17-42d089e3c3f8.png&quot;&gt;&lt;/picture&gt; &amp;nbsp; &amp;nbsp;drive-multidisk-symbolic&lt;br&gt;" calcext:value-type="string">
            <text:p>&lt;picture&gt;&lt;source media="(prefers-color-scheme: dark)" srcset="https://github.com/StorageB/icons/blob/main/GNOME46Adwaita/light/drive-multidisk-symbolic.svg"&gt;&lt;source media="(prefers-color-scheme: light)" srcset="https://github.com/StorageB/icons/blob/main/GNOME46Adwaita/dark/drive-multidisk-symbolic.svg"&gt;&lt;img alt="drive-multidisk-symbolic" src="https://user-images.githubusercontent.com/25423296/163456779-a8556205-d0a5-45e2-ac17-42d089e3c3f8.png"&gt;&lt;/picture&gt; &amp;nbsp; &amp;nbsp;drive-multidisk-symbolic&lt;br&gt;</text:p>
          </table:table-cell>
        </table:table-row>
        <table:table-row table:style-name="ro1">
          <table:table-cell office:value-type="string" calcext:value-type="string">
            <text:p>drive-optical-symbolic.svg</text:p>
          </table:table-cell>
          <table:table-cell office:value-type="string" calcext:value-type="string">
            <text:p>drive-optic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8] &amp; CHAR(34) &amp; &quot;&gt;&quot; &amp; &#10;&quot;&lt;img alt=&quot; &amp; CHAR(34) &amp; [.B2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8] &amp; &quot;&lt;br&gt;&quot;" office:value-type="string" office:string-value="&lt;picture&gt;&lt;source media=&quot;(prefers-color-scheme: dark)&quot; srcset=&quot;https://github.com/StorageB/icons/blob/main/GNOME46Adwaita/light/drive-optical-symbolic.svg&quot;&gt;&lt;source media=&quot;(prefers-color-scheme: light)&quot; srcset=&quot;https://github.com/StorageB/icons/blob/main/GNOME46Adwaita/dark/drive-optical-symbolic.svg&quot;&gt;&lt;img alt=&quot;drive-optical-symbolic&quot; src=&quot;https://user-images.githubusercontent.com/25423296/163456779-a8556205-d0a5-45e2-ac17-42d089e3c3f8.png&quot;&gt;&lt;/picture&gt; &amp;nbsp; &amp;nbsp;drive-optical-symbolic&lt;br&gt;" calcext:value-type="string">
            <text:p>&lt;picture&gt;&lt;source media="(prefers-color-scheme: dark)" srcset="https://github.com/StorageB/icons/blob/main/GNOME46Adwaita/light/drive-optical-symbolic.svg"&gt;&lt;source media="(prefers-color-scheme: light)" srcset="https://github.com/StorageB/icons/blob/main/GNOME46Adwaita/dark/drive-optical-symbolic.svg"&gt;&lt;img alt="drive-optical-symbolic" src="https://user-images.githubusercontent.com/25423296/163456779-a8556205-d0a5-45e2-ac17-42d089e3c3f8.png"&gt;&lt;/picture&gt; &amp;nbsp; &amp;nbsp;drive-optical-symbolic&lt;br&gt;</text:p>
          </table:table-cell>
        </table:table-row>
        <table:table-row table:style-name="ro1">
          <table:table-cell office:value-type="string" calcext:value-type="string">
            <text:p>drive-removable-media-symbolic.svg</text:p>
          </table:table-cell>
          <table:table-cell office:value-type="string" calcext:value-type="string">
            <text:p>drive-removable-medi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3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39] &amp; CHAR(34) &amp; &quot;&gt;&quot; &amp; &#10;&quot;&lt;img alt=&quot; &amp; CHAR(34) &amp; [.B2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9] &amp; &quot;&lt;br&gt;&quot;" office:value-type="string" office:string-value="&lt;picture&gt;&lt;source media=&quot;(prefers-color-scheme: dark)&quot; srcset=&quot;https://github.com/StorageB/icons/blob/main/GNOME46Adwaita/light/drive-removable-media-symbolic.svg&quot;&gt;&lt;source media=&quot;(prefers-color-scheme: light)&quot; srcset=&quot;https://github.com/StorageB/icons/blob/main/GNOME46Adwaita/dark/drive-removable-media-symbolic.svg&quot;&gt;&lt;img alt=&quot;drive-removable-media-symbolic&quot; src=&quot;https://user-images.githubusercontent.com/25423296/163456779-a8556205-d0a5-45e2-ac17-42d089e3c3f8.png&quot;&gt;&lt;/picture&gt; &amp;nbsp; &amp;nbsp;drive-removable-media-symbolic&lt;br&gt;" calcext:value-type="string">
            <text:p>&lt;picture&gt;&lt;source media="(prefers-color-scheme: dark)" srcset="https://github.com/StorageB/icons/blob/main/GNOME46Adwaita/light/drive-removable-media-symbolic.svg"&gt;&lt;source media="(prefers-color-scheme: light)" srcset="https://github.com/StorageB/icons/blob/main/GNOME46Adwaita/dark/drive-removable-media-symbolic.svg"&gt;&lt;img alt="drive-removable-media-symbolic" src="https://user-images.githubusercontent.com/25423296/163456779-a8556205-d0a5-45e2-ac17-42d089e3c3f8.png"&gt;&lt;/picture&gt; &amp;nbsp; &amp;nbsp;drive-removable-media-symbolic&lt;br&gt;</text:p>
          </table:table-cell>
        </table:table-row>
        <table:table-row table:style-name="ro1">
          <table:table-cell office:value-type="string" calcext:value-type="string">
            <text:p>input-dialpad-symbolic.svg</text:p>
          </table:table-cell>
          <table:table-cell office:value-type="string" calcext:value-type="string">
            <text:p>input-dialp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0] &amp; CHAR(34) &amp; &quot;&gt;&quot; &amp; &#10;&quot;&lt;img alt=&quot; &amp; CHAR(34) &amp; [.B2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0] &amp; &quot;&lt;br&gt;&quot;" office:value-type="string" office:string-value="&lt;picture&gt;&lt;source media=&quot;(prefers-color-scheme: dark)&quot; srcset=&quot;https://github.com/StorageB/icons/blob/main/GNOME46Adwaita/light/input-dialpad-symbolic.svg&quot;&gt;&lt;source media=&quot;(prefers-color-scheme: light)&quot; srcset=&quot;https://github.com/StorageB/icons/blob/main/GNOME46Adwaita/dark/input-dialpad-symbolic.svg&quot;&gt;&lt;img alt=&quot;input-dialpad-symbolic&quot; src=&quot;https://user-images.githubusercontent.com/25423296/163456779-a8556205-d0a5-45e2-ac17-42d089e3c3f8.png&quot;&gt;&lt;/picture&gt; &amp;nbsp; &amp;nbsp;input-dialpad-symbolic&lt;br&gt;" calcext:value-type="string">
            <text:p>&lt;picture&gt;&lt;source media="(prefers-color-scheme: dark)" srcset="https://github.com/StorageB/icons/blob/main/GNOME46Adwaita/light/input-dialpad-symbolic.svg"&gt;&lt;source media="(prefers-color-scheme: light)" srcset="https://github.com/StorageB/icons/blob/main/GNOME46Adwaita/dark/input-dialpad-symbolic.svg"&gt;&lt;img alt="input-dialpad-symbolic" src="https://user-images.githubusercontent.com/25423296/163456779-a8556205-d0a5-45e2-ac17-42d089e3c3f8.png"&gt;&lt;/picture&gt; &amp;nbsp; &amp;nbsp;input-dialpad-symbolic&lt;br&gt;</text:p>
          </table:table-cell>
        </table:table-row>
        <table:table-row table:style-name="ro1">
          <table:table-cell office:value-type="string" calcext:value-type="string">
            <text:p>input-gaming-symbolic.svg</text:p>
          </table:table-cell>
          <table:table-cell office:value-type="string" calcext:value-type="string">
            <text:p>input-gam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1] &amp; CHAR(34) &amp; &quot;&gt;&quot; &amp; &#10;&quot;&lt;img alt=&quot; &amp; CHAR(34) &amp; [.B2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1] &amp; &quot;&lt;br&gt;&quot;" office:value-type="string" office:string-value="&lt;picture&gt;&lt;source media=&quot;(prefers-color-scheme: dark)&quot; srcset=&quot;https://github.com/StorageB/icons/blob/main/GNOME46Adwaita/light/input-gaming-symbolic.svg&quot;&gt;&lt;source media=&quot;(prefers-color-scheme: light)&quot; srcset=&quot;https://github.com/StorageB/icons/blob/main/GNOME46Adwaita/dark/input-gaming-symbolic.svg&quot;&gt;&lt;img alt=&quot;input-gaming-symbolic&quot; src=&quot;https://user-images.githubusercontent.com/25423296/163456779-a8556205-d0a5-45e2-ac17-42d089e3c3f8.png&quot;&gt;&lt;/picture&gt; &amp;nbsp; &amp;nbsp;input-gaming-symbolic&lt;br&gt;" calcext:value-type="string">
            <text:p>&lt;picture&gt;&lt;source media="(prefers-color-scheme: dark)" srcset="https://github.com/StorageB/icons/blob/main/GNOME46Adwaita/light/input-gaming-symbolic.svg"&gt;&lt;source media="(prefers-color-scheme: light)" srcset="https://github.com/StorageB/icons/blob/main/GNOME46Adwaita/dark/input-gaming-symbolic.svg"&gt;&lt;img alt="input-gaming-symbolic" src="https://user-images.githubusercontent.com/25423296/163456779-a8556205-d0a5-45e2-ac17-42d089e3c3f8.png"&gt;&lt;/picture&gt; &amp;nbsp; &amp;nbsp;input-gaming-symbolic&lt;br&gt;</text:p>
          </table:table-cell>
        </table:table-row>
        <table:table-row table:style-name="ro1">
          <table:table-cell office:value-type="string" calcext:value-type="string">
            <text:p>input-keyboard-symbolic.svg</text:p>
          </table:table-cell>
          <table:table-cell office:value-type="string" calcext:value-type="string">
            <text:p>input-keybo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2] &amp; CHAR(34) &amp; &quot;&gt;&quot; &amp; &#10;&quot;&lt;img alt=&quot; &amp; CHAR(34) &amp; [.B2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2] &amp; &quot;&lt;br&gt;&quot;" office:value-type="string" office:string-value="&lt;picture&gt;&lt;source media=&quot;(prefers-color-scheme: dark)&quot; srcset=&quot;https://github.com/StorageB/icons/blob/main/GNOME46Adwaita/light/input-keyboard-symbolic.svg&quot;&gt;&lt;source media=&quot;(prefers-color-scheme: light)&quot; srcset=&quot;https://github.com/StorageB/icons/blob/main/GNOME46Adwaita/dark/input-keyboard-symbolic.svg&quot;&gt;&lt;img alt=&quot;input-keyboard-symbolic&quot; src=&quot;https://user-images.githubusercontent.com/25423296/163456779-a8556205-d0a5-45e2-ac17-42d089e3c3f8.png&quot;&gt;&lt;/picture&gt; &amp;nbsp; &amp;nbsp;input-keyboard-symbolic&lt;br&gt;" calcext:value-type="string">
            <text:p>&lt;picture&gt;&lt;source media="(prefers-color-scheme: dark)" srcset="https://github.com/StorageB/icons/blob/main/GNOME46Adwaita/light/input-keyboard-symbolic.svg"&gt;&lt;source media="(prefers-color-scheme: light)" srcset="https://github.com/StorageB/icons/blob/main/GNOME46Adwaita/dark/input-keyboard-symbolic.svg"&gt;&lt;img alt="input-keyboard-symbolic" src="https://user-images.githubusercontent.com/25423296/163456779-a8556205-d0a5-45e2-ac17-42d089e3c3f8.png"&gt;&lt;/picture&gt; &amp;nbsp; &amp;nbsp;input-keyboard-symbolic&lt;br&gt;</text:p>
          </table:table-cell>
        </table:table-row>
        <table:table-row table:style-name="ro1">
          <table:table-cell office:value-type="string" calcext:value-type="string">
            <text:p>input-mouse-symbolic.svg</text:p>
          </table:table-cell>
          <table:table-cell office:value-type="string" calcext:value-type="string">
            <text:p>input-mou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3] &amp; CHAR(34) &amp; &quot;&gt;&quot; &amp; &#10;&quot;&lt;img alt=&quot; &amp; CHAR(34) &amp; [.B2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3] &amp; &quot;&lt;br&gt;&quot;" office:value-type="string" office:string-value="&lt;picture&gt;&lt;source media=&quot;(prefers-color-scheme: dark)&quot; srcset=&quot;https://github.com/StorageB/icons/blob/main/GNOME46Adwaita/light/input-mouse-symbolic.svg&quot;&gt;&lt;source media=&quot;(prefers-color-scheme: light)&quot; srcset=&quot;https://github.com/StorageB/icons/blob/main/GNOME46Adwaita/dark/input-mouse-symbolic.svg&quot;&gt;&lt;img alt=&quot;input-mouse-symbolic&quot; src=&quot;https://user-images.githubusercontent.com/25423296/163456779-a8556205-d0a5-45e2-ac17-42d089e3c3f8.png&quot;&gt;&lt;/picture&gt; &amp;nbsp; &amp;nbsp;input-mouse-symbolic&lt;br&gt;" calcext:value-type="string">
            <text:p>&lt;picture&gt;&lt;source media="(prefers-color-scheme: dark)" srcset="https://github.com/StorageB/icons/blob/main/GNOME46Adwaita/light/input-mouse-symbolic.svg"&gt;&lt;source media="(prefers-color-scheme: light)" srcset="https://github.com/StorageB/icons/blob/main/GNOME46Adwaita/dark/input-mouse-symbolic.svg"&gt;&lt;img alt="input-mouse-symbolic" src="https://user-images.githubusercontent.com/25423296/163456779-a8556205-d0a5-45e2-ac17-42d089e3c3f8.png"&gt;&lt;/picture&gt; &amp;nbsp; &amp;nbsp;input-mouse-symbolic&lt;br&gt;</text:p>
          </table:table-cell>
        </table:table-row>
        <table:table-row table:style-name="ro1">
          <table:table-cell office:value-type="string" calcext:value-type="string">
            <text:p>input-tablet-symbolic.svg</text:p>
          </table:table-cell>
          <table:table-cell office:value-type="string" calcext:value-type="string">
            <text:p>input-tabl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4] &amp; CHAR(34) &amp; &quot;&gt;&quot; &amp; &#10;&quot;&lt;img alt=&quot; &amp; CHAR(34) &amp; [.B2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4] &amp; &quot;&lt;br&gt;&quot;" office:value-type="string" office:string-value="&lt;picture&gt;&lt;source media=&quot;(prefers-color-scheme: dark)&quot; srcset=&quot;https://github.com/StorageB/icons/blob/main/GNOME46Adwaita/light/input-tablet-symbolic.svg&quot;&gt;&lt;source media=&quot;(prefers-color-scheme: light)&quot; srcset=&quot;https://github.com/StorageB/icons/blob/main/GNOME46Adwaita/dark/input-tablet-symbolic.svg&quot;&gt;&lt;img alt=&quot;input-tablet-symbolic&quot; src=&quot;https://user-images.githubusercontent.com/25423296/163456779-a8556205-d0a5-45e2-ac17-42d089e3c3f8.png&quot;&gt;&lt;/picture&gt; &amp;nbsp; &amp;nbsp;input-tablet-symbolic&lt;br&gt;" calcext:value-type="string">
            <text:p>&lt;picture&gt;&lt;source media="(prefers-color-scheme: dark)" srcset="https://github.com/StorageB/icons/blob/main/GNOME46Adwaita/light/input-tablet-symbolic.svg"&gt;&lt;source media="(prefers-color-scheme: light)" srcset="https://github.com/StorageB/icons/blob/main/GNOME46Adwaita/dark/input-tablet-symbolic.svg"&gt;&lt;img alt="input-tablet-symbolic" src="https://user-images.githubusercontent.com/25423296/163456779-a8556205-d0a5-45e2-ac17-42d089e3c3f8.png"&gt;&lt;/picture&gt; &amp;nbsp; &amp;nbsp;input-tablet-symbolic&lt;br&gt;</text:p>
          </table:table-cell>
        </table:table-row>
        <table:table-row table:style-name="ro1">
          <table:table-cell office:value-type="string" calcext:value-type="string">
            <text:p>input-touchpad-symbolic.svg</text:p>
          </table:table-cell>
          <table:table-cell office:value-type="string" calcext:value-type="string">
            <text:p>input-touchp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5] &amp; CHAR(34) &amp; &quot;&gt;&quot; &amp; &#10;&quot;&lt;img alt=&quot; &amp; CHAR(34) &amp; [.B2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5] &amp; &quot;&lt;br&gt;&quot;" office:value-type="string" office:string-value="&lt;picture&gt;&lt;source media=&quot;(prefers-color-scheme: dark)&quot; srcset=&quot;https://github.com/StorageB/icons/blob/main/GNOME46Adwaita/light/input-touchpad-symbolic.svg&quot;&gt;&lt;source media=&quot;(prefers-color-scheme: light)&quot; srcset=&quot;https://github.com/StorageB/icons/blob/main/GNOME46Adwaita/dark/input-touchpad-symbolic.svg&quot;&gt;&lt;img alt=&quot;input-touchpad-symbolic&quot; src=&quot;https://user-images.githubusercontent.com/25423296/163456779-a8556205-d0a5-45e2-ac17-42d089e3c3f8.png&quot;&gt;&lt;/picture&gt; &amp;nbsp; &amp;nbsp;input-touchpad-symbolic&lt;br&gt;" calcext:value-type="string">
            <text:p>&lt;picture&gt;&lt;source media="(prefers-color-scheme: dark)" srcset="https://github.com/StorageB/icons/blob/main/GNOME46Adwaita/light/input-touchpad-symbolic.svg"&gt;&lt;source media="(prefers-color-scheme: light)" srcset="https://github.com/StorageB/icons/blob/main/GNOME46Adwaita/dark/input-touchpad-symbolic.svg"&gt;&lt;img alt="input-touchpad-symbolic" src="https://user-images.githubusercontent.com/25423296/163456779-a8556205-d0a5-45e2-ac17-42d089e3c3f8.png"&gt;&lt;/picture&gt; &amp;nbsp; &amp;nbsp;input-touchpad-symbolic&lt;br&gt;</text:p>
          </table:table-cell>
        </table:table-row>
        <table:table-row table:style-name="ro1">
          <table:table-cell office:value-type="string" calcext:value-type="string">
            <text:p>media-flash-symbolic.svg</text:p>
          </table:table-cell>
          <table:table-cell office:value-type="string" calcext:value-type="string">
            <text:p>media-fla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6] &amp; CHAR(34) &amp; &quot;&gt;&quot; &amp; &#10;&quot;&lt;img alt=&quot; &amp; CHAR(34) &amp; [.B2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6] &amp; &quot;&lt;br&gt;&quot;" office:value-type="string" office:string-value="&lt;picture&gt;&lt;source media=&quot;(prefers-color-scheme: dark)&quot; srcset=&quot;https://github.com/StorageB/icons/blob/main/GNOME46Adwaita/light/media-flash-symbolic.svg&quot;&gt;&lt;source media=&quot;(prefers-color-scheme: light)&quot; srcset=&quot;https://github.com/StorageB/icons/blob/main/GNOME46Adwaita/dark/media-flash-symbolic.svg&quot;&gt;&lt;img alt=&quot;media-flash-symbolic&quot; src=&quot;https://user-images.githubusercontent.com/25423296/163456779-a8556205-d0a5-45e2-ac17-42d089e3c3f8.png&quot;&gt;&lt;/picture&gt; &amp;nbsp; &amp;nbsp;media-flash-symbolic&lt;br&gt;" calcext:value-type="string">
            <text:p>&lt;picture&gt;&lt;source media="(prefers-color-scheme: dark)" srcset="https://github.com/StorageB/icons/blob/main/GNOME46Adwaita/light/media-flash-symbolic.svg"&gt;&lt;source media="(prefers-color-scheme: light)" srcset="https://github.com/StorageB/icons/blob/main/GNOME46Adwaita/dark/media-flash-symbolic.svg"&gt;&lt;img alt="media-flash-symbolic" src="https://user-images.githubusercontent.com/25423296/163456779-a8556205-d0a5-45e2-ac17-42d089e3c3f8.png"&gt;&lt;/picture&gt; &amp;nbsp; &amp;nbsp;media-flash-symbolic&lt;br&gt;</text:p>
          </table:table-cell>
        </table:table-row>
        <table:table-row table:style-name="ro1">
          <table:table-cell office:value-type="string" calcext:value-type="string">
            <text:p>media-floppy-symbolic.svg</text:p>
          </table:table-cell>
          <table:table-cell office:value-type="string" calcext:value-type="string">
            <text:p>media-flopp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7] &amp; CHAR(34) &amp; &quot;&gt;&quot; &amp; &#10;&quot;&lt;img alt=&quot; &amp; CHAR(34) &amp; [.B2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7] &amp; &quot;&lt;br&gt;&quot;" office:value-type="string" office:string-value="&lt;picture&gt;&lt;source media=&quot;(prefers-color-scheme: dark)&quot; srcset=&quot;https://github.com/StorageB/icons/blob/main/GNOME46Adwaita/light/media-floppy-symbolic.svg&quot;&gt;&lt;source media=&quot;(prefers-color-scheme: light)&quot; srcset=&quot;https://github.com/StorageB/icons/blob/main/GNOME46Adwaita/dark/media-floppy-symbolic.svg&quot;&gt;&lt;img alt=&quot;media-floppy-symbolic&quot; src=&quot;https://user-images.githubusercontent.com/25423296/163456779-a8556205-d0a5-45e2-ac17-42d089e3c3f8.png&quot;&gt;&lt;/picture&gt; &amp;nbsp; &amp;nbsp;media-floppy-symbolic&lt;br&gt;" calcext:value-type="string">
            <text:p>&lt;picture&gt;&lt;source media="(prefers-color-scheme: dark)" srcset="https://github.com/StorageB/icons/blob/main/GNOME46Adwaita/light/media-floppy-symbolic.svg"&gt;&lt;source media="(prefers-color-scheme: light)" srcset="https://github.com/StorageB/icons/blob/main/GNOME46Adwaita/dark/media-floppy-symbolic.svg"&gt;&lt;img alt="media-floppy-symbolic" src="https://user-images.githubusercontent.com/25423296/163456779-a8556205-d0a5-45e2-ac17-42d089e3c3f8.png"&gt;&lt;/picture&gt; &amp;nbsp; &amp;nbsp;media-floppy-symbolic&lt;br&gt;</text:p>
          </table:table-cell>
        </table:table-row>
        <table:table-row table:style-name="ro1">
          <table:table-cell office:value-type="string" calcext:value-type="string">
            <text:p>media-optical-bd-symbolic.svg</text:p>
          </table:table-cell>
          <table:table-cell office:value-type="string" calcext:value-type="string">
            <text:p>media-optical-b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8] &amp; CHAR(34) &amp; &quot;&gt;&quot; &amp; &#10;&quot;&lt;img alt=&quot; &amp; CHAR(34) &amp; [.B2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8] &amp; &quot;&lt;br&gt;&quot;" office:value-type="string" office:string-value="&lt;picture&gt;&lt;source media=&quot;(prefers-color-scheme: dark)&quot; srcset=&quot;https://github.com/StorageB/icons/blob/main/GNOME46Adwaita/light/media-optical-bd-symbolic.svg&quot;&gt;&lt;source media=&quot;(prefers-color-scheme: light)&quot; srcset=&quot;https://github.com/StorageB/icons/blob/main/GNOME46Adwaita/dark/media-optical-bd-symbolic.svg&quot;&gt;&lt;img alt=&quot;media-optical-bd-symbolic&quot; src=&quot;https://user-images.githubusercontent.com/25423296/163456779-a8556205-d0a5-45e2-ac17-42d089e3c3f8.png&quot;&gt;&lt;/picture&gt; &amp;nbsp; &amp;nbsp;media-optical-bd-symbolic&lt;br&gt;" calcext:value-type="string">
            <text:p>&lt;picture&gt;&lt;source media="(prefers-color-scheme: dark)" srcset="https://github.com/StorageB/icons/blob/main/GNOME46Adwaita/light/media-optical-bd-symbolic.svg"&gt;&lt;source media="(prefers-color-scheme: light)" srcset="https://github.com/StorageB/icons/blob/main/GNOME46Adwaita/dark/media-optical-bd-symbolic.svg"&gt;&lt;img alt="media-optical-bd-symbolic" src="https://user-images.githubusercontent.com/25423296/163456779-a8556205-d0a5-45e2-ac17-42d089e3c3f8.png"&gt;&lt;/picture&gt; &amp;nbsp; &amp;nbsp;media-optical-bd-symbolic&lt;br&gt;</text:p>
          </table:table-cell>
        </table:table-row>
        <table:table-row table:style-name="ro1">
          <table:table-cell office:value-type="string" calcext:value-type="string">
            <text:p>media-optical-cd-audio-symbolic.svg</text:p>
          </table:table-cell>
          <table:table-cell office:value-type="string" calcext:value-type="string">
            <text:p>media-optical-cd-audi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4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49] &amp; CHAR(34) &amp; &quot;&gt;&quot; &amp; &#10;&quot;&lt;img alt=&quot; &amp; CHAR(34) &amp; [.B2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9] &amp; &quot;&lt;br&gt;&quot;" office:value-type="string" office:string-value="&lt;picture&gt;&lt;source media=&quot;(prefers-color-scheme: dark)&quot; srcset=&quot;https://github.com/StorageB/icons/blob/main/GNOME46Adwaita/light/media-optical-cd-audio-symbolic.svg&quot;&gt;&lt;source media=&quot;(prefers-color-scheme: light)&quot; srcset=&quot;https://github.com/StorageB/icons/blob/main/GNOME46Adwaita/dark/media-optical-cd-audio-symbolic.svg&quot;&gt;&lt;img alt=&quot;media-optical-cd-audio-symbolic&quot; src=&quot;https://user-images.githubusercontent.com/25423296/163456779-a8556205-d0a5-45e2-ac17-42d089e3c3f8.png&quot;&gt;&lt;/picture&gt; &amp;nbsp; &amp;nbsp;media-optical-cd-audio-symbolic&lt;br&gt;" calcext:value-type="string">
            <text:p>&lt;picture&gt;&lt;source media="(prefers-color-scheme: dark)" srcset="https://github.com/StorageB/icons/blob/main/GNOME46Adwaita/light/media-optical-cd-audio-symbolic.svg"&gt;&lt;source media="(prefers-color-scheme: light)" srcset="https://github.com/StorageB/icons/blob/main/GNOME46Adwaita/dark/media-optical-cd-audio-symbolic.svg"&gt;&lt;img alt="media-optical-cd-audio-symbolic" src="https://user-images.githubusercontent.com/25423296/163456779-a8556205-d0a5-45e2-ac17-42d089e3c3f8.png"&gt;&lt;/picture&gt; &amp;nbsp; &amp;nbsp;media-optical-cd-audio-symbolic&lt;br&gt;</text:p>
          </table:table-cell>
        </table:table-row>
        <table:table-row table:style-name="ro1">
          <table:table-cell office:value-type="string" calcext:value-type="string">
            <text:p>media-optical-cd-symbolic.svg</text:p>
          </table:table-cell>
          <table:table-cell office:value-type="string" calcext:value-type="string">
            <text:p>media-optical-c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0] &amp; CHAR(34) &amp; &quot;&gt;&quot; &amp; &#10;&quot;&lt;img alt=&quot; &amp; CHAR(34) &amp; [.B2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0] &amp; &quot;&lt;br&gt;&quot;" office:value-type="string" office:string-value="&lt;picture&gt;&lt;source media=&quot;(prefers-color-scheme: dark)&quot; srcset=&quot;https://github.com/StorageB/icons/blob/main/GNOME46Adwaita/light/media-optical-cd-symbolic.svg&quot;&gt;&lt;source media=&quot;(prefers-color-scheme: light)&quot; srcset=&quot;https://github.com/StorageB/icons/blob/main/GNOME46Adwaita/dark/media-optical-cd-symbolic.svg&quot;&gt;&lt;img alt=&quot;media-optical-cd-symbolic&quot; src=&quot;https://user-images.githubusercontent.com/25423296/163456779-a8556205-d0a5-45e2-ac17-42d089e3c3f8.png&quot;&gt;&lt;/picture&gt; &amp;nbsp; &amp;nbsp;media-optical-cd-symbolic&lt;br&gt;" calcext:value-type="string">
            <text:p>&lt;picture&gt;&lt;source media="(prefers-color-scheme: dark)" srcset="https://github.com/StorageB/icons/blob/main/GNOME46Adwaita/light/media-optical-cd-symbolic.svg"&gt;&lt;source media="(prefers-color-scheme: light)" srcset="https://github.com/StorageB/icons/blob/main/GNOME46Adwaita/dark/media-optical-cd-symbolic.svg"&gt;&lt;img alt="media-optical-cd-symbolic" src="https://user-images.githubusercontent.com/25423296/163456779-a8556205-d0a5-45e2-ac17-42d089e3c3f8.png"&gt;&lt;/picture&gt; &amp;nbsp; &amp;nbsp;media-optical-cd-symbolic&lt;br&gt;</text:p>
          </table:table-cell>
        </table:table-row>
        <table:table-row table:style-name="ro1">
          <table:table-cell office:value-type="string" calcext:value-type="string">
            <text:p>media-optical-dvd-symbolic.svg</text:p>
          </table:table-cell>
          <table:table-cell office:value-type="string" calcext:value-type="string">
            <text:p>media-optical-dv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1] &amp; CHAR(34) &amp; &quot;&gt;&quot; &amp; &#10;&quot;&lt;img alt=&quot; &amp; CHAR(34) &amp; [.B2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1] &amp; &quot;&lt;br&gt;&quot;" office:value-type="string" office:string-value="&lt;picture&gt;&lt;source media=&quot;(prefers-color-scheme: dark)&quot; srcset=&quot;https://github.com/StorageB/icons/blob/main/GNOME46Adwaita/light/media-optical-dvd-symbolic.svg&quot;&gt;&lt;source media=&quot;(prefers-color-scheme: light)&quot; srcset=&quot;https://github.com/StorageB/icons/blob/main/GNOME46Adwaita/dark/media-optical-dvd-symbolic.svg&quot;&gt;&lt;img alt=&quot;media-optical-dvd-symbolic&quot; src=&quot;https://user-images.githubusercontent.com/25423296/163456779-a8556205-d0a5-45e2-ac17-42d089e3c3f8.png&quot;&gt;&lt;/picture&gt; &amp;nbsp; &amp;nbsp;media-optical-dvd-symbolic&lt;br&gt;" calcext:value-type="string">
            <text:p>&lt;picture&gt;&lt;source media="(prefers-color-scheme: dark)" srcset="https://github.com/StorageB/icons/blob/main/GNOME46Adwaita/light/media-optical-dvd-symbolic.svg"&gt;&lt;source media="(prefers-color-scheme: light)" srcset="https://github.com/StorageB/icons/blob/main/GNOME46Adwaita/dark/media-optical-dvd-symbolic.svg"&gt;&lt;img alt="media-optical-dvd-symbolic" src="https://user-images.githubusercontent.com/25423296/163456779-a8556205-d0a5-45e2-ac17-42d089e3c3f8.png"&gt;&lt;/picture&gt; &amp;nbsp; &amp;nbsp;media-optical-dvd-symbolic&lt;br&gt;</text:p>
          </table:table-cell>
        </table:table-row>
        <table:table-row table:style-name="ro1">
          <table:table-cell office:value-type="string" calcext:value-type="string">
            <text:p>media-optical-symbolic.svg</text:p>
          </table:table-cell>
          <table:table-cell office:value-type="string" calcext:value-type="string">
            <text:p>media-optic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2] &amp; CHAR(34) &amp; &quot;&gt;&quot; &amp; &#10;&quot;&lt;img alt=&quot; &amp; CHAR(34) &amp; [.B2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2] &amp; &quot;&lt;br&gt;&quot;" office:value-type="string" office:string-value="&lt;picture&gt;&lt;source media=&quot;(prefers-color-scheme: dark)&quot; srcset=&quot;https://github.com/StorageB/icons/blob/main/GNOME46Adwaita/light/media-optical-symbolic.svg&quot;&gt;&lt;source media=&quot;(prefers-color-scheme: light)&quot; srcset=&quot;https://github.com/StorageB/icons/blob/main/GNOME46Adwaita/dark/media-optical-symbolic.svg&quot;&gt;&lt;img alt=&quot;media-optical-symbolic&quot; src=&quot;https://user-images.githubusercontent.com/25423296/163456779-a8556205-d0a5-45e2-ac17-42d089e3c3f8.png&quot;&gt;&lt;/picture&gt; &amp;nbsp; &amp;nbsp;media-optical-symbolic&lt;br&gt;" calcext:value-type="string">
            <text:p>&lt;picture&gt;&lt;source media="(prefers-color-scheme: dark)" srcset="https://github.com/StorageB/icons/blob/main/GNOME46Adwaita/light/media-optical-symbolic.svg"&gt;&lt;source media="(prefers-color-scheme: light)" srcset="https://github.com/StorageB/icons/blob/main/GNOME46Adwaita/dark/media-optical-symbolic.svg"&gt;&lt;img alt="media-optical-symbolic" src="https://user-images.githubusercontent.com/25423296/163456779-a8556205-d0a5-45e2-ac17-42d089e3c3f8.png"&gt;&lt;/picture&gt; &amp;nbsp; &amp;nbsp;media-optical-symbolic&lt;br&gt;</text:p>
          </table:table-cell>
        </table:table-row>
        <table:table-row table:style-name="ro1">
          <table:table-cell office:value-type="string" calcext:value-type="string">
            <text:p>media-removable-symbolic.svg</text:p>
          </table:table-cell>
          <table:table-cell office:value-type="string" calcext:value-type="string">
            <text:p>media-remov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3] &amp; CHAR(34) &amp; &quot;&gt;&quot; &amp; &#10;&quot;&lt;img alt=&quot; &amp; CHAR(34) &amp; [.B2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3] &amp; &quot;&lt;br&gt;&quot;" office:value-type="string" office:string-value="&lt;picture&gt;&lt;source media=&quot;(prefers-color-scheme: dark)&quot; srcset=&quot;https://github.com/StorageB/icons/blob/main/GNOME46Adwaita/light/media-removable-symbolic.svg&quot;&gt;&lt;source media=&quot;(prefers-color-scheme: light)&quot; srcset=&quot;https://github.com/StorageB/icons/blob/main/GNOME46Adwaita/dark/media-removable-symbolic.svg&quot;&gt;&lt;img alt=&quot;media-removable-symbolic&quot; src=&quot;https://user-images.githubusercontent.com/25423296/163456779-a8556205-d0a5-45e2-ac17-42d089e3c3f8.png&quot;&gt;&lt;/picture&gt; &amp;nbsp; &amp;nbsp;media-removable-symbolic&lt;br&gt;" calcext:value-type="string">
            <text:p>&lt;picture&gt;&lt;source media="(prefers-color-scheme: dark)" srcset="https://github.com/StorageB/icons/blob/main/GNOME46Adwaita/light/media-removable-symbolic.svg"&gt;&lt;source media="(prefers-color-scheme: light)" srcset="https://github.com/StorageB/icons/blob/main/GNOME46Adwaita/dark/media-removable-symbolic.svg"&gt;&lt;img alt="media-removable-symbolic" src="https://user-images.githubusercontent.com/25423296/163456779-a8556205-d0a5-45e2-ac17-42d089e3c3f8.png"&gt;&lt;/picture&gt; &amp;nbsp; &amp;nbsp;media-removable-symbolic&lt;br&gt;</text:p>
          </table:table-cell>
        </table:table-row>
        <table:table-row table:style-name="ro1">
          <table:table-cell office:value-type="string" calcext:value-type="string">
            <text:p>media-tape-symbolic.svg</text:p>
          </table:table-cell>
          <table:table-cell office:value-type="string" calcext:value-type="string">
            <text:p>media-tap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4] &amp; CHAR(34) &amp; &quot;&gt;&quot; &amp; &#10;&quot;&lt;img alt=&quot; &amp; CHAR(34) &amp; [.B2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4] &amp; &quot;&lt;br&gt;&quot;" office:value-type="string" office:string-value="&lt;picture&gt;&lt;source media=&quot;(prefers-color-scheme: dark)&quot; srcset=&quot;https://github.com/StorageB/icons/blob/main/GNOME46Adwaita/light/media-tape-symbolic.svg&quot;&gt;&lt;source media=&quot;(prefers-color-scheme: light)&quot; srcset=&quot;https://github.com/StorageB/icons/blob/main/GNOME46Adwaita/dark/media-tape-symbolic.svg&quot;&gt;&lt;img alt=&quot;media-tape-symbolic&quot; src=&quot;https://user-images.githubusercontent.com/25423296/163456779-a8556205-d0a5-45e2-ac17-42d089e3c3f8.png&quot;&gt;&lt;/picture&gt; &amp;nbsp; &amp;nbsp;media-tape-symbolic&lt;br&gt;" calcext:value-type="string">
            <text:p>&lt;picture&gt;&lt;source media="(prefers-color-scheme: dark)" srcset="https://github.com/StorageB/icons/blob/main/GNOME46Adwaita/light/media-tape-symbolic.svg"&gt;&lt;source media="(prefers-color-scheme: light)" srcset="https://github.com/StorageB/icons/blob/main/GNOME46Adwaita/dark/media-tape-symbolic.svg"&gt;&lt;img alt="media-tape-symbolic" src="https://user-images.githubusercontent.com/25423296/163456779-a8556205-d0a5-45e2-ac17-42d089e3c3f8.png"&gt;&lt;/picture&gt; &amp;nbsp; &amp;nbsp;media-tape-symbolic&lt;br&gt;</text:p>
          </table:table-cell>
        </table:table-row>
        <table:table-row table:style-name="ro1">
          <table:table-cell office:value-type="string" calcext:value-type="string">
            <text:p>media-zip-symbolic.svg</text:p>
          </table:table-cell>
          <table:table-cell office:value-type="string" calcext:value-type="string">
            <text:p>media-zi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5] &amp; CHAR(34) &amp; &quot;&gt;&quot; &amp; &#10;&quot;&lt;img alt=&quot; &amp; CHAR(34) &amp; [.B2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5] &amp; &quot;&lt;br&gt;&quot;" office:value-type="string" office:string-value="&lt;picture&gt;&lt;source media=&quot;(prefers-color-scheme: dark)&quot; srcset=&quot;https://github.com/StorageB/icons/blob/main/GNOME46Adwaita/light/media-zip-symbolic.svg&quot;&gt;&lt;source media=&quot;(prefers-color-scheme: light)&quot; srcset=&quot;https://github.com/StorageB/icons/blob/main/GNOME46Adwaita/dark/media-zip-symbolic.svg&quot;&gt;&lt;img alt=&quot;media-zip-symbolic&quot; src=&quot;https://user-images.githubusercontent.com/25423296/163456779-a8556205-d0a5-45e2-ac17-42d089e3c3f8.png&quot;&gt;&lt;/picture&gt; &amp;nbsp; &amp;nbsp;media-zip-symbolic&lt;br&gt;" calcext:value-type="string">
            <text:p>&lt;picture&gt;&lt;source media="(prefers-color-scheme: dark)" srcset="https://github.com/StorageB/icons/blob/main/GNOME46Adwaita/light/media-zip-symbolic.svg"&gt;&lt;source media="(prefers-color-scheme: light)" srcset="https://github.com/StorageB/icons/blob/main/GNOME46Adwaita/dark/media-zip-symbolic.svg"&gt;&lt;img alt="media-zip-symbolic" src="https://user-images.githubusercontent.com/25423296/163456779-a8556205-d0a5-45e2-ac17-42d089e3c3f8.png"&gt;&lt;/picture&gt; &amp;nbsp; &amp;nbsp;media-zip-symbolic&lt;br&gt;</text:p>
          </table:table-cell>
        </table:table-row>
        <table:table-row table:style-name="ro1">
          <table:table-cell office:value-type="string" calcext:value-type="string">
            <text:p>modem-symbolic.svg</text:p>
          </table:table-cell>
          <table:table-cell office:value-type="string" calcext:value-type="string">
            <text:p>mod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6] &amp; CHAR(34) &amp; &quot;&gt;&quot; &amp; &#10;&quot;&lt;img alt=&quot; &amp; CHAR(34) &amp; [.B2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6] &amp; &quot;&lt;br&gt;&quot;" office:value-type="string" office:string-value="&lt;picture&gt;&lt;source media=&quot;(prefers-color-scheme: dark)&quot; srcset=&quot;https://github.com/StorageB/icons/blob/main/GNOME46Adwaita/light/modem-symbolic.svg&quot;&gt;&lt;source media=&quot;(prefers-color-scheme: light)&quot; srcset=&quot;https://github.com/StorageB/icons/blob/main/GNOME46Adwaita/dark/modem-symbolic.svg&quot;&gt;&lt;img alt=&quot;modem-symbolic&quot; src=&quot;https://user-images.githubusercontent.com/25423296/163456779-a8556205-d0a5-45e2-ac17-42d089e3c3f8.png&quot;&gt;&lt;/picture&gt; &amp;nbsp; &amp;nbsp;modem-symbolic&lt;br&gt;" calcext:value-type="string">
            <text:p>&lt;picture&gt;&lt;source media="(prefers-color-scheme: dark)" srcset="https://github.com/StorageB/icons/blob/main/GNOME46Adwaita/light/modem-symbolic.svg"&gt;&lt;source media="(prefers-color-scheme: light)" srcset="https://github.com/StorageB/icons/blob/main/GNOME46Adwaita/dark/modem-symbolic.svg"&gt;&lt;img alt="modem-symbolic" src="https://user-images.githubusercontent.com/25423296/163456779-a8556205-d0a5-45e2-ac17-42d089e3c3f8.png"&gt;&lt;/picture&gt; &amp;nbsp; &amp;nbsp;modem-symbolic&lt;br&gt;</text:p>
          </table:table-cell>
        </table:table-row>
        <table:table-row table:style-name="ro1">
          <table:table-cell office:value-type="string" calcext:value-type="string">
            <text:p>multimedia-player-apple-ipod-touch-symbolic.svg</text:p>
          </table:table-cell>
          <table:table-cell office:value-type="string" calcext:value-type="string">
            <text:p>multimedia-player-apple-ipod-tou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7] &amp; CHAR(34) &amp; &quot;&gt;&quot; &amp; &#10;&quot;&lt;img alt=&quot; &amp; CHAR(34) &amp; [.B2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7] &amp; &quot;&lt;br&gt;&quot;" office:value-type="string" office:string-value="&lt;picture&gt;&lt;source media=&quot;(prefers-color-scheme: dark)&quot; srcset=&quot;https://github.com/StorageB/icons/blob/main/GNOME46Adwaita/light/multimedia-player-apple-ipod-touch-symbolic.svg&quot;&gt;&lt;source media=&quot;(prefers-color-scheme: light)&quot; srcset=&quot;https://github.com/StorageB/icons/blob/main/GNOME46Adwaita/dark/multimedia-player-apple-ipod-touch-symbolic.svg&quot;&gt;&lt;img alt=&quot;multimedia-player-apple-ipod-touch-symbolic&quot; src=&quot;https://user-images.githubusercontent.com/25423296/163456779-a8556205-d0a5-45e2-ac17-42d089e3c3f8.png&quot;&gt;&lt;/picture&gt; &amp;nbsp; &amp;nbsp;multimedia-player-apple-ipod-touch-symbolic&lt;br&gt;" calcext:value-type="string">
            <text:p>&lt;picture&gt;&lt;source media="(prefers-color-scheme: dark)" srcset="https://github.com/StorageB/icons/blob/main/GNOME46Adwaita/light/multimedia-player-apple-ipod-touch-symbolic.svg"&gt;&lt;source media="(prefers-color-scheme: light)" srcset="https://github.com/StorageB/icons/blob/main/GNOME46Adwaita/dark/multimedia-player-apple-ipod-touch-symbolic.svg"&gt;&lt;img alt="multimedia-player-apple-ipod-touch-symbolic" src="https://user-images.githubusercontent.com/25423296/163456779-a8556205-d0a5-45e2-ac17-42d089e3c3f8.png"&gt;&lt;/picture&gt; &amp;nbsp; &amp;nbsp;multimedia-player-apple-ipod-touch-symbolic&lt;br&gt;</text:p>
          </table:table-cell>
        </table:table-row>
        <table:table-row table:style-name="ro1">
          <table:table-cell office:value-type="string" calcext:value-type="string">
            <text:p>multimedia-player-symbolic.svg</text:p>
          </table:table-cell>
          <table:table-cell office:value-type="string" calcext:value-type="string">
            <text:p>multimedia-play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8] &amp; CHAR(34) &amp; &quot;&gt;&quot; &amp; &#10;&quot;&lt;img alt=&quot; &amp; CHAR(34) &amp; [.B2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8] &amp; &quot;&lt;br&gt;&quot;" office:value-type="string" office:string-value="&lt;picture&gt;&lt;source media=&quot;(prefers-color-scheme: dark)&quot; srcset=&quot;https://github.com/StorageB/icons/blob/main/GNOME46Adwaita/light/multimedia-player-symbolic.svg&quot;&gt;&lt;source media=&quot;(prefers-color-scheme: light)&quot; srcset=&quot;https://github.com/StorageB/icons/blob/main/GNOME46Adwaita/dark/multimedia-player-symbolic.svg&quot;&gt;&lt;img alt=&quot;multimedia-player-symbolic&quot; src=&quot;https://user-images.githubusercontent.com/25423296/163456779-a8556205-d0a5-45e2-ac17-42d089e3c3f8.png&quot;&gt;&lt;/picture&gt; &amp;nbsp; &amp;nbsp;multimedia-player-symbolic&lt;br&gt;" calcext:value-type="string">
            <text:p>&lt;picture&gt;&lt;source media="(prefers-color-scheme: dark)" srcset="https://github.com/StorageB/icons/blob/main/GNOME46Adwaita/light/multimedia-player-symbolic.svg"&gt;&lt;source media="(prefers-color-scheme: light)" srcset="https://github.com/StorageB/icons/blob/main/GNOME46Adwaita/dark/multimedia-player-symbolic.svg"&gt;&lt;img alt="multimedia-player-symbolic" src="https://user-images.githubusercontent.com/25423296/163456779-a8556205-d0a5-45e2-ac17-42d089e3c3f8.png"&gt;&lt;/picture&gt; &amp;nbsp; &amp;nbsp;multimedia-player-symbolic&lt;br&gt;</text:p>
          </table:table-cell>
        </table:table-row>
        <table:table-row table:style-name="ro1">
          <table:table-cell office:value-type="string" calcext:value-type="string">
            <text:p>network-cellular-symbolic.svg</text:p>
          </table:table-cell>
          <table:table-cell office:value-type="string" calcext:value-type="string">
            <text:p>network-cellul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5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59] &amp; CHAR(34) &amp; &quot;&gt;&quot; &amp; &#10;&quot;&lt;img alt=&quot; &amp; CHAR(34) &amp; [.B2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9] &amp; &quot;&lt;br&gt;&quot;" office:value-type="string" office:string-value="&lt;picture&gt;&lt;source media=&quot;(prefers-color-scheme: dark)&quot; srcset=&quot;https://github.com/StorageB/icons/blob/main/GNOME46Adwaita/light/network-cellular-symbolic.svg&quot;&gt;&lt;source media=&quot;(prefers-color-scheme: light)&quot; srcset=&quot;https://github.com/StorageB/icons/blob/main/GNOME46Adwaita/dark/network-cellular-symbolic.svg&quot;&gt;&lt;img alt=&quot;network-cellular-symbolic&quot; src=&quot;https://user-images.githubusercontent.com/25423296/163456779-a8556205-d0a5-45e2-ac17-42d089e3c3f8.png&quot;&gt;&lt;/picture&gt; &amp;nbsp; &amp;nbsp;network-cellular-symbolic&lt;br&gt;" calcext:value-type="string">
            <text:p>&lt;picture&gt;&lt;source media="(prefers-color-scheme: dark)" srcset="https://github.com/StorageB/icons/blob/main/GNOME46Adwaita/light/network-cellular-symbolic.svg"&gt;&lt;source media="(prefers-color-scheme: light)" srcset="https://github.com/StorageB/icons/blob/main/GNOME46Adwaita/dark/network-cellular-symbolic.svg"&gt;&lt;img alt="network-cellular-symbolic" src="https://user-images.githubusercontent.com/25423296/163456779-a8556205-d0a5-45e2-ac17-42d089e3c3f8.png"&gt;&lt;/picture&gt; &amp;nbsp; &amp;nbsp;network-cellular-symbolic&lt;br&gt;</text:p>
          </table:table-cell>
        </table:table-row>
        <table:table-row table:style-name="ro1">
          <table:table-cell office:value-type="string" calcext:value-type="string">
            <text:p>network-wired-symbolic.svg</text:p>
          </table:table-cell>
          <table:table-cell office:value-type="string" calcext:value-type="string">
            <text:p>network-wi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0] &amp; CHAR(34) &amp; &quot;&gt;&quot; &amp; &#10;&quot;&lt;img alt=&quot; &amp; CHAR(34) &amp; [.B2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0] &amp; &quot;&lt;br&gt;&quot;" office:value-type="string" office:string-value="&lt;picture&gt;&lt;source media=&quot;(prefers-color-scheme: dark)&quot; srcset=&quot;https://github.com/StorageB/icons/blob/main/GNOME46Adwaita/light/network-wired-symbolic.svg&quot;&gt;&lt;source media=&quot;(prefers-color-scheme: light)&quot; srcset=&quot;https://github.com/StorageB/icons/blob/main/GNOME46Adwaita/dark/network-wired-symbolic.svg&quot;&gt;&lt;img alt=&quot;network-wired-symbolic&quot; src=&quot;https://user-images.githubusercontent.com/25423296/163456779-a8556205-d0a5-45e2-ac17-42d089e3c3f8.png&quot;&gt;&lt;/picture&gt; &amp;nbsp; &amp;nbsp;network-wired-symbolic&lt;br&gt;" calcext:value-type="string">
            <text:p>&lt;picture&gt;&lt;source media="(prefers-color-scheme: dark)" srcset="https://github.com/StorageB/icons/blob/main/GNOME46Adwaita/light/network-wired-symbolic.svg"&gt;&lt;source media="(prefers-color-scheme: light)" srcset="https://github.com/StorageB/icons/blob/main/GNOME46Adwaita/dark/network-wired-symbolic.svg"&gt;&lt;img alt="network-wired-symbolic" src="https://user-images.githubusercontent.com/25423296/163456779-a8556205-d0a5-45e2-ac17-42d089e3c3f8.png"&gt;&lt;/picture&gt; &amp;nbsp; &amp;nbsp;network-wired-symbolic&lt;br&gt;</text:p>
          </table:table-cell>
        </table:table-row>
        <table:table-row table:style-name="ro1">
          <table:table-cell office:value-type="string" calcext:value-type="string">
            <text:p>network-wireless-symbolic.svg</text:p>
          </table:table-cell>
          <table:table-cell office:value-type="string" calcext:value-type="string">
            <text:p>network-wirel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1] &amp; CHAR(34) &amp; &quot;&gt;&quot; &amp; &#10;&quot;&lt;img alt=&quot; &amp; CHAR(34) &amp; [.B2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1] &amp; &quot;&lt;br&gt;&quot;" office:value-type="string" office:string-value="&lt;picture&gt;&lt;source media=&quot;(prefers-color-scheme: dark)&quot; srcset=&quot;https://github.com/StorageB/icons/blob/main/GNOME46Adwaita/light/network-wireless-symbolic.svg&quot;&gt;&lt;source media=&quot;(prefers-color-scheme: light)&quot; srcset=&quot;https://github.com/StorageB/icons/blob/main/GNOME46Adwaita/dark/network-wireless-symbolic.svg&quot;&gt;&lt;img alt=&quot;network-wireless-symbolic&quot; src=&quot;https://user-images.githubusercontent.com/25423296/163456779-a8556205-d0a5-45e2-ac17-42d089e3c3f8.png&quot;&gt;&lt;/picture&gt; &amp;nbsp; &amp;nbsp;network-wireless-symbolic&lt;br&gt;" calcext:value-type="string">
            <text:p>&lt;picture&gt;&lt;source media="(prefers-color-scheme: dark)" srcset="https://github.com/StorageB/icons/blob/main/GNOME46Adwaita/light/network-wireless-symbolic.svg"&gt;&lt;source media="(prefers-color-scheme: light)" srcset="https://github.com/StorageB/icons/blob/main/GNOME46Adwaita/dark/network-wireless-symbolic.svg"&gt;&lt;img alt="network-wireless-symbolic" src="https://user-images.githubusercontent.com/25423296/163456779-a8556205-d0a5-45e2-ac17-42d089e3c3f8.png"&gt;&lt;/picture&gt; &amp;nbsp; &amp;nbsp;network-wireless-symbolic&lt;br&gt;</text:p>
          </table:table-cell>
        </table:table-row>
        <table:table-row table:style-name="ro1">
          <table:table-cell office:value-type="string" calcext:value-type="string">
            <text:p>pda-symbolic.svg</text:p>
          </table:table-cell>
          <table:table-cell office:value-type="string" calcext:value-type="string">
            <text:p>pd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2] &amp; CHAR(34) &amp; &quot;&gt;&quot; &amp; &#10;&quot;&lt;img alt=&quot; &amp; CHAR(34) &amp; [.B2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2] &amp; &quot;&lt;br&gt;&quot;" office:value-type="string" office:string-value="&lt;picture&gt;&lt;source media=&quot;(prefers-color-scheme: dark)&quot; srcset=&quot;https://github.com/StorageB/icons/blob/main/GNOME46Adwaita/light/pda-symbolic.svg&quot;&gt;&lt;source media=&quot;(prefers-color-scheme: light)&quot; srcset=&quot;https://github.com/StorageB/icons/blob/main/GNOME46Adwaita/dark/pda-symbolic.svg&quot;&gt;&lt;img alt=&quot;pda-symbolic&quot; src=&quot;https://user-images.githubusercontent.com/25423296/163456779-a8556205-d0a5-45e2-ac17-42d089e3c3f8.png&quot;&gt;&lt;/picture&gt; &amp;nbsp; &amp;nbsp;pda-symbolic&lt;br&gt;" calcext:value-type="string">
            <text:p>&lt;picture&gt;&lt;source media="(prefers-color-scheme: dark)" srcset="https://github.com/StorageB/icons/blob/main/GNOME46Adwaita/light/pda-symbolic.svg"&gt;&lt;source media="(prefers-color-scheme: light)" srcset="https://github.com/StorageB/icons/blob/main/GNOME46Adwaita/dark/pda-symbolic.svg"&gt;&lt;img alt="pda-symbolic" src="https://user-images.githubusercontent.com/25423296/163456779-a8556205-d0a5-45e2-ac17-42d089e3c3f8.png"&gt;&lt;/picture&gt; &amp;nbsp; &amp;nbsp;pda-symbolic&lt;br&gt;</text:p>
          </table:table-cell>
        </table:table-row>
        <table:table-row table:style-name="ro1">
          <table:table-cell office:value-type="string" calcext:value-type="string">
            <text:p>phone-apple-iphone-symbolic.svg</text:p>
          </table:table-cell>
          <table:table-cell office:value-type="string" calcext:value-type="string">
            <text:p>phone-apple-iph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3] &amp; CHAR(34) &amp; &quot;&gt;&quot; &amp; &#10;&quot;&lt;img alt=&quot; &amp; CHAR(34) &amp; [.B2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3] &amp; &quot;&lt;br&gt;&quot;" office:value-type="string" office:string-value="&lt;picture&gt;&lt;source media=&quot;(prefers-color-scheme: dark)&quot; srcset=&quot;https://github.com/StorageB/icons/blob/main/GNOME46Adwaita/light/phone-apple-iphone-symbolic.svg&quot;&gt;&lt;source media=&quot;(prefers-color-scheme: light)&quot; srcset=&quot;https://github.com/StorageB/icons/blob/main/GNOME46Adwaita/dark/phone-apple-iphone-symbolic.svg&quot;&gt;&lt;img alt=&quot;phone-apple-iphone-symbolic&quot; src=&quot;https://user-images.githubusercontent.com/25423296/163456779-a8556205-d0a5-45e2-ac17-42d089e3c3f8.png&quot;&gt;&lt;/picture&gt; &amp;nbsp; &amp;nbsp;phone-apple-iphone-symbolic&lt;br&gt;" calcext:value-type="string">
            <text:p>&lt;picture&gt;&lt;source media="(prefers-color-scheme: dark)" srcset="https://github.com/StorageB/icons/blob/main/GNOME46Adwaita/light/phone-apple-iphone-symbolic.svg"&gt;&lt;source media="(prefers-color-scheme: light)" srcset="https://github.com/StorageB/icons/blob/main/GNOME46Adwaita/dark/phone-apple-iphone-symbolic.svg"&gt;&lt;img alt="phone-apple-iphone-symbolic" src="https://user-images.githubusercontent.com/25423296/163456779-a8556205-d0a5-45e2-ac17-42d089e3c3f8.png"&gt;&lt;/picture&gt; &amp;nbsp; &amp;nbsp;phone-apple-iphone-symbolic&lt;br&gt;</text:p>
          </table:table-cell>
        </table:table-row>
        <table:table-row table:style-name="ro1">
          <table:table-cell office:value-type="string" calcext:value-type="string">
            <text:p>phone-old-symbolic.svg</text:p>
          </table:table-cell>
          <table:table-cell office:value-type="string" calcext:value-type="string">
            <text:p>phone-ol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4] &amp; CHAR(34) &amp; &quot;&gt;&quot; &amp; &#10;&quot;&lt;img alt=&quot; &amp; CHAR(34) &amp; [.B2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4] &amp; &quot;&lt;br&gt;&quot;" office:value-type="string" office:string-value="&lt;picture&gt;&lt;source media=&quot;(prefers-color-scheme: dark)&quot; srcset=&quot;https://github.com/StorageB/icons/blob/main/GNOME46Adwaita/light/phone-old-symbolic.svg&quot;&gt;&lt;source media=&quot;(prefers-color-scheme: light)&quot; srcset=&quot;https://github.com/StorageB/icons/blob/main/GNOME46Adwaita/dark/phone-old-symbolic.svg&quot;&gt;&lt;img alt=&quot;phone-old-symbolic&quot; src=&quot;https://user-images.githubusercontent.com/25423296/163456779-a8556205-d0a5-45e2-ac17-42d089e3c3f8.png&quot;&gt;&lt;/picture&gt; &amp;nbsp; &amp;nbsp;phone-old-symbolic&lt;br&gt;" calcext:value-type="string">
            <text:p>&lt;picture&gt;&lt;source media="(prefers-color-scheme: dark)" srcset="https://github.com/StorageB/icons/blob/main/GNOME46Adwaita/light/phone-old-symbolic.svg"&gt;&lt;source media="(prefers-color-scheme: light)" srcset="https://github.com/StorageB/icons/blob/main/GNOME46Adwaita/dark/phone-old-symbolic.svg"&gt;&lt;img alt="phone-old-symbolic" src="https://user-images.githubusercontent.com/25423296/163456779-a8556205-d0a5-45e2-ac17-42d089e3c3f8.png"&gt;&lt;/picture&gt; &amp;nbsp; &amp;nbsp;phone-old-symbolic&lt;br&gt;</text:p>
          </table:table-cell>
        </table:table-row>
        <table:table-row table:style-name="ro1">
          <table:table-cell office:value-type="string" calcext:value-type="string">
            <text:p>phone-symbolic.svg</text:p>
          </table:table-cell>
          <table:table-cell office:value-type="string" calcext:value-type="string">
            <text:p>ph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5] &amp; CHAR(34) &amp; &quot;&gt;&quot; &amp; &#10;&quot;&lt;img alt=&quot; &amp; CHAR(34) &amp; [.B2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5] &amp; &quot;&lt;br&gt;&quot;" office:value-type="string" office:string-value="&lt;picture&gt;&lt;source media=&quot;(prefers-color-scheme: dark)&quot; srcset=&quot;https://github.com/StorageB/icons/blob/main/GNOME46Adwaita/light/phone-symbolic.svg&quot;&gt;&lt;source media=&quot;(prefers-color-scheme: light)&quot; srcset=&quot;https://github.com/StorageB/icons/blob/main/GNOME46Adwaita/dark/phone-symbolic.svg&quot;&gt;&lt;img alt=&quot;phone-symbolic&quot; src=&quot;https://user-images.githubusercontent.com/25423296/163456779-a8556205-d0a5-45e2-ac17-42d089e3c3f8.png&quot;&gt;&lt;/picture&gt; &amp;nbsp; &amp;nbsp;phone-symbolic&lt;br&gt;" calcext:value-type="string">
            <text:p>&lt;picture&gt;&lt;source media="(prefers-color-scheme: dark)" srcset="https://github.com/StorageB/icons/blob/main/GNOME46Adwaita/light/phone-symbolic.svg"&gt;&lt;source media="(prefers-color-scheme: light)" srcset="https://github.com/StorageB/icons/blob/main/GNOME46Adwaita/dark/phone-symbolic.svg"&gt;&lt;img alt="phone-symbolic" src="https://user-images.githubusercontent.com/25423296/163456779-a8556205-d0a5-45e2-ac17-42d089e3c3f8.png"&gt;&lt;/picture&gt; &amp;nbsp; &amp;nbsp;phone-symbolic&lt;br&gt;</text:p>
          </table:table-cell>
        </table:table-row>
        <table:table-row table:style-name="ro1">
          <table:table-cell office:value-type="string" calcext:value-type="string">
            <text:p>printer-network-symbolic.svg</text:p>
          </table:table-cell>
          <table:table-cell office:value-type="string" calcext:value-type="string">
            <text:p>printer-networ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6] &amp; CHAR(34) &amp; &quot;&gt;&quot; &amp; &#10;&quot;&lt;img alt=&quot; &amp; CHAR(34) &amp; [.B2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6] &amp; &quot;&lt;br&gt;&quot;" office:value-type="string" office:string-value="&lt;picture&gt;&lt;source media=&quot;(prefers-color-scheme: dark)&quot; srcset=&quot;https://github.com/StorageB/icons/blob/main/GNOME46Adwaita/light/printer-network-symbolic.svg&quot;&gt;&lt;source media=&quot;(prefers-color-scheme: light)&quot; srcset=&quot;https://github.com/StorageB/icons/blob/main/GNOME46Adwaita/dark/printer-network-symbolic.svg&quot;&gt;&lt;img alt=&quot;printer-network-symbolic&quot; src=&quot;https://user-images.githubusercontent.com/25423296/163456779-a8556205-d0a5-45e2-ac17-42d089e3c3f8.png&quot;&gt;&lt;/picture&gt; &amp;nbsp; &amp;nbsp;printer-network-symbolic&lt;br&gt;" calcext:value-type="string">
            <text:p>&lt;picture&gt;&lt;source media="(prefers-color-scheme: dark)" srcset="https://github.com/StorageB/icons/blob/main/GNOME46Adwaita/light/printer-network-symbolic.svg"&gt;&lt;source media="(prefers-color-scheme: light)" srcset="https://github.com/StorageB/icons/blob/main/GNOME46Adwaita/dark/printer-network-symbolic.svg"&gt;&lt;img alt="printer-network-symbolic" src="https://user-images.githubusercontent.com/25423296/163456779-a8556205-d0a5-45e2-ac17-42d089e3c3f8.png"&gt;&lt;/picture&gt; &amp;nbsp; &amp;nbsp;printer-network-symbolic&lt;br&gt;</text:p>
          </table:table-cell>
        </table:table-row>
        <table:table-row table:style-name="ro1">
          <table:table-cell office:value-type="string" calcext:value-type="string">
            <text:p>printer-symbolic.svg</text:p>
          </table:table-cell>
          <table:table-cell office:value-type="string" calcext:value-type="string">
            <text:p>prin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7] &amp; CHAR(34) &amp; &quot;&gt;&quot; &amp; &#10;&quot;&lt;img alt=&quot; &amp; CHAR(34) &amp; [.B2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7] &amp; &quot;&lt;br&gt;&quot;" office:value-type="string" office:string-value="&lt;picture&gt;&lt;source media=&quot;(prefers-color-scheme: dark)&quot; srcset=&quot;https://github.com/StorageB/icons/blob/main/GNOME46Adwaita/light/printer-symbolic.svg&quot;&gt;&lt;source media=&quot;(prefers-color-scheme: light)&quot; srcset=&quot;https://github.com/StorageB/icons/blob/main/GNOME46Adwaita/dark/printer-symbolic.svg&quot;&gt;&lt;img alt=&quot;printer-symbolic&quot; src=&quot;https://user-images.githubusercontent.com/25423296/163456779-a8556205-d0a5-45e2-ac17-42d089e3c3f8.png&quot;&gt;&lt;/picture&gt; &amp;nbsp; &amp;nbsp;printer-symbolic&lt;br&gt;" calcext:value-type="string">
            <text:p>&lt;picture&gt;&lt;source media="(prefers-color-scheme: dark)" srcset="https://github.com/StorageB/icons/blob/main/GNOME46Adwaita/light/printer-symbolic.svg"&gt;&lt;source media="(prefers-color-scheme: light)" srcset="https://github.com/StorageB/icons/blob/main/GNOME46Adwaita/dark/printer-symbolic.svg"&gt;&lt;img alt="printer-symbolic" src="https://user-images.githubusercontent.com/25423296/163456779-a8556205-d0a5-45e2-ac17-42d089e3c3f8.png"&gt;&lt;/picture&gt; &amp;nbsp; &amp;nbsp;printer-symbolic&lt;br&gt;</text:p>
          </table:table-cell>
        </table:table-row>
        <table:table-row table:style-name="ro1">
          <table:table-cell office:value-type="string" calcext:value-type="string">
            <text:p>scanner-symbolic.svg</text:p>
          </table:table-cell>
          <table:table-cell office:value-type="string" calcext:value-type="string">
            <text:p>scann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8] &amp; CHAR(34) &amp; &quot;&gt;&quot; &amp; &#10;&quot;&lt;img alt=&quot; &amp; CHAR(34) &amp; [.B2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8] &amp; &quot;&lt;br&gt;&quot;" office:value-type="string" office:string-value="&lt;picture&gt;&lt;source media=&quot;(prefers-color-scheme: dark)&quot; srcset=&quot;https://github.com/StorageB/icons/blob/main/GNOME46Adwaita/light/scanner-symbolic.svg&quot;&gt;&lt;source media=&quot;(prefers-color-scheme: light)&quot; srcset=&quot;https://github.com/StorageB/icons/blob/main/GNOME46Adwaita/dark/scanner-symbolic.svg&quot;&gt;&lt;img alt=&quot;scanner-symbolic&quot; src=&quot;https://user-images.githubusercontent.com/25423296/163456779-a8556205-d0a5-45e2-ac17-42d089e3c3f8.png&quot;&gt;&lt;/picture&gt; &amp;nbsp; &amp;nbsp;scanner-symbolic&lt;br&gt;" calcext:value-type="string">
            <text:p>&lt;picture&gt;&lt;source media="(prefers-color-scheme: dark)" srcset="https://github.com/StorageB/icons/blob/main/GNOME46Adwaita/light/scanner-symbolic.svg"&gt;&lt;source media="(prefers-color-scheme: light)" srcset="https://github.com/StorageB/icons/blob/main/GNOME46Adwaita/dark/scanner-symbolic.svg"&gt;&lt;img alt="scanner-symbolic" src="https://user-images.githubusercontent.com/25423296/163456779-a8556205-d0a5-45e2-ac17-42d089e3c3f8.png"&gt;&lt;/picture&gt; &amp;nbsp; &amp;nbsp;scanner-symbolic&lt;br&gt;</text:p>
          </table:table-cell>
        </table:table-row>
        <table:table-row table:style-name="ro1">
          <table:table-cell office:value-type="string" calcext:value-type="string">
            <text:p>tablet-symbolic.svg</text:p>
          </table:table-cell>
          <table:table-cell office:value-type="string" calcext:value-type="string">
            <text:p>tabl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6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69] &amp; CHAR(34) &amp; &quot;&gt;&quot; &amp; &#10;&quot;&lt;img alt=&quot; &amp; CHAR(34) &amp; [.B2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9] &amp; &quot;&lt;br&gt;&quot;" office:value-type="string" office:string-value="&lt;picture&gt;&lt;source media=&quot;(prefers-color-scheme: dark)&quot; srcset=&quot;https://github.com/StorageB/icons/blob/main/GNOME46Adwaita/light/tablet-symbolic.svg&quot;&gt;&lt;source media=&quot;(prefers-color-scheme: light)&quot; srcset=&quot;https://github.com/StorageB/icons/blob/main/GNOME46Adwaita/dark/tablet-symbolic.svg&quot;&gt;&lt;img alt=&quot;tablet-symbolic&quot; src=&quot;https://user-images.githubusercontent.com/25423296/163456779-a8556205-d0a5-45e2-ac17-42d089e3c3f8.png&quot;&gt;&lt;/picture&gt; &amp;nbsp; &amp;nbsp;tablet-symbolic&lt;br&gt;" calcext:value-type="string">
            <text:p>&lt;picture&gt;&lt;source media="(prefers-color-scheme: dark)" srcset="https://github.com/StorageB/icons/blob/main/GNOME46Adwaita/light/tablet-symbolic.svg"&gt;&lt;source media="(prefers-color-scheme: light)" srcset="https://github.com/StorageB/icons/blob/main/GNOME46Adwaita/dark/tablet-symbolic.svg"&gt;&lt;img alt="tablet-symbolic" src="https://user-images.githubusercontent.com/25423296/163456779-a8556205-d0a5-45e2-ac17-42d089e3c3f8.png"&gt;&lt;/picture&gt; &amp;nbsp; &amp;nbsp;tablet-symbolic&lt;br&gt;</text:p>
          </table:table-cell>
        </table:table-row>
        <table:table-row table:style-name="ro1">
          <table:table-cell office:value-type="string" calcext:value-type="string">
            <text:p>thunderbolt-symbolic.svg</text:p>
          </table:table-cell>
          <table:table-cell office:value-type="string" calcext:value-type="string">
            <text:p>thunderbol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7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70] &amp; CHAR(34) &amp; &quot;&gt;&quot; &amp; &#10;&quot;&lt;img alt=&quot; &amp; CHAR(34) &amp; [.B2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0] &amp; &quot;&lt;br&gt;&quot;" office:value-type="string" office:string-value="&lt;picture&gt;&lt;source media=&quot;(prefers-color-scheme: dark)&quot; srcset=&quot;https://github.com/StorageB/icons/blob/main/GNOME46Adwaita/light/thunderbolt-symbolic.svg&quot;&gt;&lt;source media=&quot;(prefers-color-scheme: light)&quot; srcset=&quot;https://github.com/StorageB/icons/blob/main/GNOME46Adwaita/dark/thunderbolt-symbolic.svg&quot;&gt;&lt;img alt=&quot;thunderbolt-symbolic&quot; src=&quot;https://user-images.githubusercontent.com/25423296/163456779-a8556205-d0a5-45e2-ac17-42d089e3c3f8.png&quot;&gt;&lt;/picture&gt; &amp;nbsp; &amp;nbsp;thunderbolt-symbolic&lt;br&gt;" calcext:value-type="string">
            <text:p>&lt;picture&gt;&lt;source media="(prefers-color-scheme: dark)" srcset="https://github.com/StorageB/icons/blob/main/GNOME46Adwaita/light/thunderbolt-symbolic.svg"&gt;&lt;source media="(prefers-color-scheme: light)" srcset="https://github.com/StorageB/icons/blob/main/GNOME46Adwaita/dark/thunderbolt-symbolic.svg"&gt;&lt;img alt="thunderbolt-symbolic" src="https://user-images.githubusercontent.com/25423296/163456779-a8556205-d0a5-45e2-ac17-42d089e3c3f8.png"&gt;&lt;/picture&gt; &amp;nbsp; &amp;nbsp;thunderbolt-symbolic&lt;br&gt;</text:p>
          </table:table-cell>
        </table:table-row>
        <table:table-row table:style-name="ro1">
          <table:table-cell office:value-type="string" calcext:value-type="string">
            <text:p>tv-symbolic.svg</text:p>
          </table:table-cell>
          <table:table-cell office:value-type="string" calcext:value-type="string">
            <text:p>tv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7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71] &amp; CHAR(34) &amp; &quot;&gt;&quot; &amp; &#10;&quot;&lt;img alt=&quot; &amp; CHAR(34) &amp; [.B2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1] &amp; &quot;&lt;br&gt;&quot;" office:value-type="string" office:string-value="&lt;picture&gt;&lt;source media=&quot;(prefers-color-scheme: dark)&quot; srcset=&quot;https://github.com/StorageB/icons/blob/main/GNOME46Adwaita/light/tv-symbolic.svg&quot;&gt;&lt;source media=&quot;(prefers-color-scheme: light)&quot; srcset=&quot;https://github.com/StorageB/icons/blob/main/GNOME46Adwaita/dark/tv-symbolic.svg&quot;&gt;&lt;img alt=&quot;tv-symbolic&quot; src=&quot;https://user-images.githubusercontent.com/25423296/163456779-a8556205-d0a5-45e2-ac17-42d089e3c3f8.png&quot;&gt;&lt;/picture&gt; &amp;nbsp; &amp;nbsp;tv-symbolic&lt;br&gt;" calcext:value-type="string">
            <text:p>&lt;picture&gt;&lt;source media="(prefers-color-scheme: dark)" srcset="https://github.com/StorageB/icons/blob/main/GNOME46Adwaita/light/tv-symbolic.svg"&gt;&lt;source media="(prefers-color-scheme: light)" srcset="https://github.com/StorageB/icons/blob/main/GNOME46Adwaita/dark/tv-symbolic.svg"&gt;&lt;img alt="tv-symbolic" src="https://user-images.githubusercontent.com/25423296/163456779-a8556205-d0a5-45e2-ac17-42d089e3c3f8.png"&gt;&lt;/picture&gt; &amp;nbsp; &amp;nbsp;tv-symbolic&lt;br&gt;</text:p>
          </table:table-cell>
        </table:table-row>
        <table:table-row table:style-name="ro1">
          <table:table-cell office:value-type="string" calcext:value-type="string">
            <text:p>uninterruptible-power-supply-symbolic.svg</text:p>
          </table:table-cell>
          <table:table-cell office:value-type="string" calcext:value-type="string">
            <text:p>uninterruptible-power-suppl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7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72] &amp; CHAR(34) &amp; &quot;&gt;&quot; &amp; &#10;&quot;&lt;img alt=&quot; &amp; CHAR(34) &amp; [.B2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2] &amp; &quot;&lt;br&gt;&quot;" office:value-type="string" office:string-value="&lt;picture&gt;&lt;source media=&quot;(prefers-color-scheme: dark)&quot; srcset=&quot;https://github.com/StorageB/icons/blob/main/GNOME46Adwaita/light/uninterruptible-power-supply-symbolic.svg&quot;&gt;&lt;source media=&quot;(prefers-color-scheme: light)&quot; srcset=&quot;https://github.com/StorageB/icons/blob/main/GNOME46Adwaita/dark/uninterruptible-power-supply-symbolic.svg&quot;&gt;&lt;img alt=&quot;uninterruptible-power-supply-symbolic&quot; src=&quot;https://user-images.githubusercontent.com/25423296/163456779-a8556205-d0a5-45e2-ac17-42d089e3c3f8.png&quot;&gt;&lt;/picture&gt; &amp;nbsp; &amp;nbsp;uninterruptible-power-supply-symbolic&lt;br&gt;" calcext:value-type="string">
            <text:p>&lt;picture&gt;&lt;source media="(prefers-color-scheme: dark)" srcset="https://github.com/StorageB/icons/blob/main/GNOME46Adwaita/light/uninterruptible-power-supply-symbolic.svg"&gt;&lt;source media="(prefers-color-scheme: light)" srcset="https://github.com/StorageB/icons/blob/main/GNOME46Adwaita/dark/uninterruptible-power-supply-symbolic.svg"&gt;&lt;img alt="uninterruptible-power-supply-symbolic" src="https://user-images.githubusercontent.com/25423296/163456779-a8556205-d0a5-45e2-ac17-42d089e3c3f8.png"&gt;&lt;/picture&gt; &amp;nbsp; &amp;nbsp;uninterruptible-power-supply-symbolic&lt;br&gt;</text:p>
          </table:table-cell>
        </table:table-row>
        <table:table-row table:style-name="ro1">
          <table:table-cell office:value-type="string" calcext:value-type="string">
            <text:p>video-display-symbolic.svg</text:p>
          </table:table-cell>
          <table:table-cell office:value-type="string" calcext:value-type="string">
            <text:p>video-displ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7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73] &amp; CHAR(34) &amp; &quot;&gt;&quot; &amp; &#10;&quot;&lt;img alt=&quot; &amp; CHAR(34) &amp; [.B2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3] &amp; &quot;&lt;br&gt;&quot;" office:value-type="string" office:string-value="&lt;picture&gt;&lt;source media=&quot;(prefers-color-scheme: dark)&quot; srcset=&quot;https://github.com/StorageB/icons/blob/main/GNOME46Adwaita/light/video-display-symbolic.svg&quot;&gt;&lt;source media=&quot;(prefers-color-scheme: light)&quot; srcset=&quot;https://github.com/StorageB/icons/blob/main/GNOME46Adwaita/dark/video-display-symbolic.svg&quot;&gt;&lt;img alt=&quot;video-display-symbolic&quot; src=&quot;https://user-images.githubusercontent.com/25423296/163456779-a8556205-d0a5-45e2-ac17-42d089e3c3f8.png&quot;&gt;&lt;/picture&gt; &amp;nbsp; &amp;nbsp;video-display-symbolic&lt;br&gt;" calcext:value-type="string">
            <text:p>&lt;picture&gt;&lt;source media="(prefers-color-scheme: dark)" srcset="https://github.com/StorageB/icons/blob/main/GNOME46Adwaita/light/video-display-symbolic.svg"&gt;&lt;source media="(prefers-color-scheme: light)" srcset="https://github.com/StorageB/icons/blob/main/GNOME46Adwaita/dark/video-display-symbolic.svg"&gt;&lt;img alt="video-display-symbolic" src="https://user-images.githubusercontent.com/25423296/163456779-a8556205-d0a5-45e2-ac17-42d089e3c3f8.png"&gt;&lt;/picture&gt; &amp;nbsp; &amp;nbsp;video-display-symbolic&lt;br&gt;</text:p>
          </table:table-cell>
        </table:table-row>
        <table:table-row table:style-name="ro1">
          <table:table-cell office:value-type="string" calcext:value-type="string">
            <text:p>video-joined-displays-symbolic.svg</text:p>
          </table:table-cell>
          <table:table-cell office:value-type="string" calcext:value-type="string">
            <text:p>video-joined-display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7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74] &amp; CHAR(34) &amp; &quot;&gt;&quot; &amp; &#10;&quot;&lt;img alt=&quot; &amp; CHAR(34) &amp; [.B2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4] &amp; &quot;&lt;br&gt;&quot;" office:value-type="string" office:string-value="&lt;picture&gt;&lt;source media=&quot;(prefers-color-scheme: dark)&quot; srcset=&quot;https://github.com/StorageB/icons/blob/main/GNOME46Adwaita/light/video-joined-displays-symbolic.svg&quot;&gt;&lt;source media=&quot;(prefers-color-scheme: light)&quot; srcset=&quot;https://github.com/StorageB/icons/blob/main/GNOME46Adwaita/dark/video-joined-displays-symbolic.svg&quot;&gt;&lt;img alt=&quot;video-joined-displays-symbolic&quot; src=&quot;https://user-images.githubusercontent.com/25423296/163456779-a8556205-d0a5-45e2-ac17-42d089e3c3f8.png&quot;&gt;&lt;/picture&gt; &amp;nbsp; &amp;nbsp;video-joined-displays-symbolic&lt;br&gt;" calcext:value-type="string">
            <text:p>&lt;picture&gt;&lt;source media="(prefers-color-scheme: dark)" srcset="https://github.com/StorageB/icons/blob/main/GNOME46Adwaita/light/video-joined-displays-symbolic.svg"&gt;&lt;source media="(prefers-color-scheme: light)" srcset="https://github.com/StorageB/icons/blob/main/GNOME46Adwaita/dark/video-joined-displays-symbolic.svg"&gt;&lt;img alt="video-joined-displays-symbolic" src="https://user-images.githubusercontent.com/25423296/163456779-a8556205-d0a5-45e2-ac17-42d089e3c3f8.png"&gt;&lt;/picture&gt; &amp;nbsp; &amp;nbsp;video-joined-displays-symbolic&lt;br&gt;</text:p>
          </table:table-cell>
        </table:table-row>
        <table:table-row table:style-name="ro1">
          <table:table-cell office:value-type="string" calcext:value-type="string">
            <text:p>video-single-display-symbolic.svg</text:p>
          </table:table-cell>
          <table:table-cell office:value-type="string" calcext:value-type="string">
            <text:p>video-single-displ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7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75] &amp; CHAR(34) &amp; &quot;&gt;&quot; &amp; &#10;&quot;&lt;img alt=&quot; &amp; CHAR(34) &amp; [.B2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5] &amp; &quot;&lt;br&gt;&quot;" office:value-type="string" office:string-value="&lt;picture&gt;&lt;source media=&quot;(prefers-color-scheme: dark)&quot; srcset=&quot;https://github.com/StorageB/icons/blob/main/GNOME46Adwaita/light/video-single-display-symbolic.svg&quot;&gt;&lt;source media=&quot;(prefers-color-scheme: light)&quot; srcset=&quot;https://github.com/StorageB/icons/blob/main/GNOME46Adwaita/dark/video-single-display-symbolic.svg&quot;&gt;&lt;img alt=&quot;video-single-display-symbolic&quot; src=&quot;https://user-images.githubusercontent.com/25423296/163456779-a8556205-d0a5-45e2-ac17-42d089e3c3f8.png&quot;&gt;&lt;/picture&gt; &amp;nbsp; &amp;nbsp;video-single-display-symbolic&lt;br&gt;" calcext:value-type="string">
            <text:p>&lt;picture&gt;&lt;source media="(prefers-color-scheme: dark)" srcset="https://github.com/StorageB/icons/blob/main/GNOME46Adwaita/light/video-single-display-symbolic.svg"&gt;&lt;source media="(prefers-color-scheme: light)" srcset="https://github.com/StorageB/icons/blob/main/GNOME46Adwaita/dark/video-single-display-symbolic.svg"&gt;&lt;img alt="video-single-display-symbolic" src="https://user-images.githubusercontent.com/25423296/163456779-a8556205-d0a5-45e2-ac17-42d089e3c3f8.png"&gt;&lt;/picture&gt; &amp;nbsp; &amp;nbsp;video-single-display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emblems:</text:p>
          </table:table-cell>
          <table:table-cell table:formula="of:=&quot;## &quot; &amp; MID([.B277];3;FIND(&quot;:&quot;;[.B277];1)-3) &amp; &quot; &lt;br&gt;&quot;" office:value-type="string" office:string-value="## emblems &lt;br&gt;" calcext:value-type="string">
            <text:p>## emblems &lt;br&gt;</text:p>
          </table:table-cell>
        </table:table-row>
        <table:table-row table:style-name="ro1">
          <table:table-cell office:value-type="string" calcext:value-type="string">
            <text:p>emblem-default-symbolic.svg</text:p>
          </table:table-cell>
          <table:table-cell office:value-type="string" calcext:value-type="string">
            <text:p>emblem-defaul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7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78] &amp; CHAR(34) &amp; &quot;&gt;&quot; &amp; &#10;&quot;&lt;img alt=&quot; &amp; CHAR(34) &amp; [.B2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8] &amp; &quot;&lt;br&gt;&quot;" office:value-type="string" office:string-value="&lt;picture&gt;&lt;source media=&quot;(prefers-color-scheme: dark)&quot; srcset=&quot;https://github.com/StorageB/icons/blob/main/GNOME46Adwaita/light/emblem-default-symbolic.svg&quot;&gt;&lt;source media=&quot;(prefers-color-scheme: light)&quot; srcset=&quot;https://github.com/StorageB/icons/blob/main/GNOME46Adwaita/dark/emblem-default-symbolic.svg&quot;&gt;&lt;img alt=&quot;emblem-default-symbolic&quot; src=&quot;https://user-images.githubusercontent.com/25423296/163456779-a8556205-d0a5-45e2-ac17-42d089e3c3f8.png&quot;&gt;&lt;/picture&gt; &amp;nbsp; &amp;nbsp;emblem-default-symbolic&lt;br&gt;" calcext:value-type="string">
            <text:p>&lt;picture&gt;&lt;source media="(prefers-color-scheme: dark)" srcset="https://github.com/StorageB/icons/blob/main/GNOME46Adwaita/light/emblem-default-symbolic.svg"&gt;&lt;source media="(prefers-color-scheme: light)" srcset="https://github.com/StorageB/icons/blob/main/GNOME46Adwaita/dark/emblem-default-symbolic.svg"&gt;&lt;img alt="emblem-default-symbolic" src="https://user-images.githubusercontent.com/25423296/163456779-a8556205-d0a5-45e2-ac17-42d089e3c3f8.png"&gt;&lt;/picture&gt; &amp;nbsp; &amp;nbsp;emblem-default-symbolic&lt;br&gt;</text:p>
          </table:table-cell>
        </table:table-row>
        <table:table-row table:style-name="ro1">
          <table:table-cell office:value-type="string" calcext:value-type="string">
            <text:p>emblem-documents-symbolic.svg</text:p>
          </table:table-cell>
          <table:table-cell office:value-type="string" calcext:value-type="string">
            <text:p>emblem-docum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7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79] &amp; CHAR(34) &amp; &quot;&gt;&quot; &amp; &#10;&quot;&lt;img alt=&quot; &amp; CHAR(34) &amp; [.B2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9] &amp; &quot;&lt;br&gt;&quot;" office:value-type="string" office:string-value="&lt;picture&gt;&lt;source media=&quot;(prefers-color-scheme: dark)&quot; srcset=&quot;https://github.com/StorageB/icons/blob/main/GNOME46Adwaita/light/emblem-documents-symbolic.svg&quot;&gt;&lt;source media=&quot;(prefers-color-scheme: light)&quot; srcset=&quot;https://github.com/StorageB/icons/blob/main/GNOME46Adwaita/dark/emblem-documents-symbolic.svg&quot;&gt;&lt;img alt=&quot;emblem-documents-symbolic&quot; src=&quot;https://user-images.githubusercontent.com/25423296/163456779-a8556205-d0a5-45e2-ac17-42d089e3c3f8.png&quot;&gt;&lt;/picture&gt; &amp;nbsp; &amp;nbsp;emblem-documents-symbolic&lt;br&gt;" calcext:value-type="string">
            <text:p>&lt;picture&gt;&lt;source media="(prefers-color-scheme: dark)" srcset="https://github.com/StorageB/icons/blob/main/GNOME46Adwaita/light/emblem-documents-symbolic.svg"&gt;&lt;source media="(prefers-color-scheme: light)" srcset="https://github.com/StorageB/icons/blob/main/GNOME46Adwaita/dark/emblem-documents-symbolic.svg"&gt;&lt;img alt="emblem-documents-symbolic" src="https://user-images.githubusercontent.com/25423296/163456779-a8556205-d0a5-45e2-ac17-42d089e3c3f8.png"&gt;&lt;/picture&gt; &amp;nbsp; &amp;nbsp;emblem-documents-symbolic&lt;br&gt;</text:p>
          </table:table-cell>
        </table:table-row>
        <table:table-row table:style-name="ro1">
          <table:table-cell office:value-type="string" calcext:value-type="string">
            <text:p>emblem-favorite-symbolic.svg</text:p>
          </table:table-cell>
          <table:table-cell office:value-type="string" calcext:value-type="string">
            <text:p>emblem-favori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0] &amp; CHAR(34) &amp; &quot;&gt;&quot; &amp; &#10;&quot;&lt;img alt=&quot; &amp; CHAR(34) &amp; [.B2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0] &amp; &quot;&lt;br&gt;&quot;" office:value-type="string" office:string-value="&lt;picture&gt;&lt;source media=&quot;(prefers-color-scheme: dark)&quot; srcset=&quot;https://github.com/StorageB/icons/blob/main/GNOME46Adwaita/light/emblem-favorite-symbolic.svg&quot;&gt;&lt;source media=&quot;(prefers-color-scheme: light)&quot; srcset=&quot;https://github.com/StorageB/icons/blob/main/GNOME46Adwaita/dark/emblem-favorite-symbolic.svg&quot;&gt;&lt;img alt=&quot;emblem-favorite-symbolic&quot; src=&quot;https://user-images.githubusercontent.com/25423296/163456779-a8556205-d0a5-45e2-ac17-42d089e3c3f8.png&quot;&gt;&lt;/picture&gt; &amp;nbsp; &amp;nbsp;emblem-favorite-symbolic&lt;br&gt;" calcext:value-type="string">
            <text:p>&lt;picture&gt;&lt;source media="(prefers-color-scheme: dark)" srcset="https://github.com/StorageB/icons/blob/main/GNOME46Adwaita/light/emblem-favorite-symbolic.svg"&gt;&lt;source media="(prefers-color-scheme: light)" srcset="https://github.com/StorageB/icons/blob/main/GNOME46Adwaita/dark/emblem-favorite-symbolic.svg"&gt;&lt;img alt="emblem-favorite-symbolic" src="https://user-images.githubusercontent.com/25423296/163456779-a8556205-d0a5-45e2-ac17-42d089e3c3f8.png"&gt;&lt;/picture&gt; &amp;nbsp; &amp;nbsp;emblem-favorite-symbolic&lt;br&gt;</text:p>
          </table:table-cell>
        </table:table-row>
        <table:table-row table:style-name="ro1">
          <table:table-cell office:value-type="string" calcext:value-type="string">
            <text:p>emblem-important-symbolic.svg</text:p>
          </table:table-cell>
          <table:table-cell office:value-type="string" calcext:value-type="string">
            <text:p>emblem-importa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1] &amp; CHAR(34) &amp; &quot;&gt;&quot; &amp; &#10;&quot;&lt;img alt=&quot; &amp; CHAR(34) &amp; [.B2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1] &amp; &quot;&lt;br&gt;&quot;" office:value-type="string" office:string-value="&lt;picture&gt;&lt;source media=&quot;(prefers-color-scheme: dark)&quot; srcset=&quot;https://github.com/StorageB/icons/blob/main/GNOME46Adwaita/light/emblem-important-symbolic.svg&quot;&gt;&lt;source media=&quot;(prefers-color-scheme: light)&quot; srcset=&quot;https://github.com/StorageB/icons/blob/main/GNOME46Adwaita/dark/emblem-important-symbolic.svg&quot;&gt;&lt;img alt=&quot;emblem-important-symbolic&quot; src=&quot;https://user-images.githubusercontent.com/25423296/163456779-a8556205-d0a5-45e2-ac17-42d089e3c3f8.png&quot;&gt;&lt;/picture&gt; &amp;nbsp; &amp;nbsp;emblem-important-symbolic&lt;br&gt;" calcext:value-type="string">
            <text:p>&lt;picture&gt;&lt;source media="(prefers-color-scheme: dark)" srcset="https://github.com/StorageB/icons/blob/main/GNOME46Adwaita/light/emblem-important-symbolic.svg"&gt;&lt;source media="(prefers-color-scheme: light)" srcset="https://github.com/StorageB/icons/blob/main/GNOME46Adwaita/dark/emblem-important-symbolic.svg"&gt;&lt;img alt="emblem-important-symbolic" src="https://user-images.githubusercontent.com/25423296/163456779-a8556205-d0a5-45e2-ac17-42d089e3c3f8.png"&gt;&lt;/picture&gt; &amp;nbsp; &amp;nbsp;emblem-important-symbolic&lt;br&gt;</text:p>
          </table:table-cell>
        </table:table-row>
        <table:table-row table:style-name="ro1">
          <table:table-cell office:value-type="string" calcext:value-type="string">
            <text:p>emblem-music-symbolic.svg</text:p>
          </table:table-cell>
          <table:table-cell office:value-type="string" calcext:value-type="string">
            <text:p>emblem-mus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2] &amp; CHAR(34) &amp; &quot;&gt;&quot; &amp; &#10;&quot;&lt;img alt=&quot; &amp; CHAR(34) &amp; [.B2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2] &amp; &quot;&lt;br&gt;&quot;" office:value-type="string" office:string-value="&lt;picture&gt;&lt;source media=&quot;(prefers-color-scheme: dark)&quot; srcset=&quot;https://github.com/StorageB/icons/blob/main/GNOME46Adwaita/light/emblem-music-symbolic.svg&quot;&gt;&lt;source media=&quot;(prefers-color-scheme: light)&quot; srcset=&quot;https://github.com/StorageB/icons/blob/main/GNOME46Adwaita/dark/emblem-music-symbolic.svg&quot;&gt;&lt;img alt=&quot;emblem-music-symbolic&quot; src=&quot;https://user-images.githubusercontent.com/25423296/163456779-a8556205-d0a5-45e2-ac17-42d089e3c3f8.png&quot;&gt;&lt;/picture&gt; &amp;nbsp; &amp;nbsp;emblem-music-symbolic&lt;br&gt;" calcext:value-type="string">
            <text:p>&lt;picture&gt;&lt;source media="(prefers-color-scheme: dark)" srcset="https://github.com/StorageB/icons/blob/main/GNOME46Adwaita/light/emblem-music-symbolic.svg"&gt;&lt;source media="(prefers-color-scheme: light)" srcset="https://github.com/StorageB/icons/blob/main/GNOME46Adwaita/dark/emblem-music-symbolic.svg"&gt;&lt;img alt="emblem-music-symbolic" src="https://user-images.githubusercontent.com/25423296/163456779-a8556205-d0a5-45e2-ac17-42d089e3c3f8.png"&gt;&lt;/picture&gt; &amp;nbsp; &amp;nbsp;emblem-music-symbolic&lt;br&gt;</text:p>
          </table:table-cell>
        </table:table-row>
        <table:table-row table:style-name="ro1">
          <table:table-cell office:value-type="string" calcext:value-type="string">
            <text:p>emblem-ok-symbolic.svg</text:p>
          </table:table-cell>
          <table:table-cell office:value-type="string" calcext:value-type="string">
            <text:p>emblem-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3] &amp; CHAR(34) &amp; &quot;&gt;&quot; &amp; &#10;&quot;&lt;img alt=&quot; &amp; CHAR(34) &amp; [.B2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3] &amp; &quot;&lt;br&gt;&quot;" office:value-type="string" office:string-value="&lt;picture&gt;&lt;source media=&quot;(prefers-color-scheme: dark)&quot; srcset=&quot;https://github.com/StorageB/icons/blob/main/GNOME46Adwaita/light/emblem-ok-symbolic.svg&quot;&gt;&lt;source media=&quot;(prefers-color-scheme: light)&quot; srcset=&quot;https://github.com/StorageB/icons/blob/main/GNOME46Adwaita/dark/emblem-ok-symbolic.svg&quot;&gt;&lt;img alt=&quot;emblem-ok-symbolic&quot; src=&quot;https://user-images.githubusercontent.com/25423296/163456779-a8556205-d0a5-45e2-ac17-42d089e3c3f8.png&quot;&gt;&lt;/picture&gt; &amp;nbsp; &amp;nbsp;emblem-ok-symbolic&lt;br&gt;" calcext:value-type="string">
            <text:p>&lt;picture&gt;&lt;source media="(prefers-color-scheme: dark)" srcset="https://github.com/StorageB/icons/blob/main/GNOME46Adwaita/light/emblem-ok-symbolic.svg"&gt;&lt;source media="(prefers-color-scheme: light)" srcset="https://github.com/StorageB/icons/blob/main/GNOME46Adwaita/dark/emblem-ok-symbolic.svg"&gt;&lt;img alt="emblem-ok-symbolic" src="https://user-images.githubusercontent.com/25423296/163456779-a8556205-d0a5-45e2-ac17-42d089e3c3f8.png"&gt;&lt;/picture&gt; &amp;nbsp; &amp;nbsp;emblem-ok-symbolic&lt;br&gt;</text:p>
          </table:table-cell>
        </table:table-row>
        <table:table-row table:style-name="ro1">
          <table:table-cell office:value-type="string" calcext:value-type="string">
            <text:p>emblem-photos-symbolic.svg</text:p>
          </table:table-cell>
          <table:table-cell office:value-type="string" calcext:value-type="string">
            <text:p>emblem-photo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4] &amp; CHAR(34) &amp; &quot;&gt;&quot; &amp; &#10;&quot;&lt;img alt=&quot; &amp; CHAR(34) &amp; [.B2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4] &amp; &quot;&lt;br&gt;&quot;" office:value-type="string" office:string-value="&lt;picture&gt;&lt;source media=&quot;(prefers-color-scheme: dark)&quot; srcset=&quot;https://github.com/StorageB/icons/blob/main/GNOME46Adwaita/light/emblem-photos-symbolic.svg&quot;&gt;&lt;source media=&quot;(prefers-color-scheme: light)&quot; srcset=&quot;https://github.com/StorageB/icons/blob/main/GNOME46Adwaita/dark/emblem-photos-symbolic.svg&quot;&gt;&lt;img alt=&quot;emblem-photos-symbolic&quot; src=&quot;https://user-images.githubusercontent.com/25423296/163456779-a8556205-d0a5-45e2-ac17-42d089e3c3f8.png&quot;&gt;&lt;/picture&gt; &amp;nbsp; &amp;nbsp;emblem-photos-symbolic&lt;br&gt;" calcext:value-type="string">
            <text:p>&lt;picture&gt;&lt;source media="(prefers-color-scheme: dark)" srcset="https://github.com/StorageB/icons/blob/main/GNOME46Adwaita/light/emblem-photos-symbolic.svg"&gt;&lt;source media="(prefers-color-scheme: light)" srcset="https://github.com/StorageB/icons/blob/main/GNOME46Adwaita/dark/emblem-photos-symbolic.svg"&gt;&lt;img alt="emblem-photos-symbolic" src="https://user-images.githubusercontent.com/25423296/163456779-a8556205-d0a5-45e2-ac17-42d089e3c3f8.png"&gt;&lt;/picture&gt; &amp;nbsp; &amp;nbsp;emblem-photos-symbolic&lt;br&gt;</text:p>
          </table:table-cell>
        </table:table-row>
        <table:table-row table:style-name="ro1">
          <table:table-cell office:value-type="string" calcext:value-type="string">
            <text:p>emblem-shared-symbolic.svg</text:p>
          </table:table-cell>
          <table:table-cell office:value-type="string" calcext:value-type="string">
            <text:p>emblem-sha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5] &amp; CHAR(34) &amp; &quot;&gt;&quot; &amp; &#10;&quot;&lt;img alt=&quot; &amp; CHAR(34) &amp; [.B2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5] &amp; &quot;&lt;br&gt;&quot;" office:value-type="string" office:string-value="&lt;picture&gt;&lt;source media=&quot;(prefers-color-scheme: dark)&quot; srcset=&quot;https://github.com/StorageB/icons/blob/main/GNOME46Adwaita/light/emblem-shared-symbolic.svg&quot;&gt;&lt;source media=&quot;(prefers-color-scheme: light)&quot; srcset=&quot;https://github.com/StorageB/icons/blob/main/GNOME46Adwaita/dark/emblem-shared-symbolic.svg&quot;&gt;&lt;img alt=&quot;emblem-shared-symbolic&quot; src=&quot;https://user-images.githubusercontent.com/25423296/163456779-a8556205-d0a5-45e2-ac17-42d089e3c3f8.png&quot;&gt;&lt;/picture&gt; &amp;nbsp; &amp;nbsp;emblem-shared-symbolic&lt;br&gt;" calcext:value-type="string">
            <text:p>&lt;picture&gt;&lt;source media="(prefers-color-scheme: dark)" srcset="https://github.com/StorageB/icons/blob/main/GNOME46Adwaita/light/emblem-shared-symbolic.svg"&gt;&lt;source media="(prefers-color-scheme: light)" srcset="https://github.com/StorageB/icons/blob/main/GNOME46Adwaita/dark/emblem-shared-symbolic.svg"&gt;&lt;img alt="emblem-shared-symbolic" src="https://user-images.githubusercontent.com/25423296/163456779-a8556205-d0a5-45e2-ac17-42d089e3c3f8.png"&gt;&lt;/picture&gt; &amp;nbsp; &amp;nbsp;emblem-shared-symbolic&lt;br&gt;</text:p>
          </table:table-cell>
        </table:table-row>
        <table:table-row table:style-name="ro1">
          <table:table-cell office:value-type="string" calcext:value-type="string">
            <text:p>emblem-synchronizing-symbolic.svg</text:p>
          </table:table-cell>
          <table:table-cell office:value-type="string" calcext:value-type="string">
            <text:p>emblem-synchroniz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6] &amp; CHAR(34) &amp; &quot;&gt;&quot; &amp; &#10;&quot;&lt;img alt=&quot; &amp; CHAR(34) &amp; [.B2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6] &amp; &quot;&lt;br&gt;&quot;" office:value-type="string" office:string-value="&lt;picture&gt;&lt;source media=&quot;(prefers-color-scheme: dark)&quot; srcset=&quot;https://github.com/StorageB/icons/blob/main/GNOME46Adwaita/light/emblem-synchronizing-symbolic.svg&quot;&gt;&lt;source media=&quot;(prefers-color-scheme: light)&quot; srcset=&quot;https://github.com/StorageB/icons/blob/main/GNOME46Adwaita/dark/emblem-synchronizing-symbolic.svg&quot;&gt;&lt;img alt=&quot;emblem-synchronizing-symbolic&quot; src=&quot;https://user-images.githubusercontent.com/25423296/163456779-a8556205-d0a5-45e2-ac17-42d089e3c3f8.png&quot;&gt;&lt;/picture&gt; &amp;nbsp; &amp;nbsp;emblem-synchronizing-symbolic&lt;br&gt;" calcext:value-type="string">
            <text:p>&lt;picture&gt;&lt;source media="(prefers-color-scheme: dark)" srcset="https://github.com/StorageB/icons/blob/main/GNOME46Adwaita/light/emblem-synchronizing-symbolic.svg"&gt;&lt;source media="(prefers-color-scheme: light)" srcset="https://github.com/StorageB/icons/blob/main/GNOME46Adwaita/dark/emblem-synchronizing-symbolic.svg"&gt;&lt;img alt="emblem-synchronizing-symbolic" src="https://user-images.githubusercontent.com/25423296/163456779-a8556205-d0a5-45e2-ac17-42d089e3c3f8.png"&gt;&lt;/picture&gt; &amp;nbsp; &amp;nbsp;emblem-synchronizing-symbolic&lt;br&gt;</text:p>
          </table:table-cell>
        </table:table-row>
        <table:table-row table:style-name="ro1">
          <table:table-cell office:value-type="string" calcext:value-type="string">
            <text:p>emblem-system-symbolic.svg</text:p>
          </table:table-cell>
          <table:table-cell office:value-type="string" calcext:value-type="string">
            <text:p>emblem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7] &amp; CHAR(34) &amp; &quot;&gt;&quot; &amp; &#10;&quot;&lt;img alt=&quot; &amp; CHAR(34) &amp; [.B2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7] &amp; &quot;&lt;br&gt;&quot;" office:value-type="string" office:string-value="&lt;picture&gt;&lt;source media=&quot;(prefers-color-scheme: dark)&quot; srcset=&quot;https://github.com/StorageB/icons/blob/main/GNOME46Adwaita/light/emblem-system-symbolic.svg&quot;&gt;&lt;source media=&quot;(prefers-color-scheme: light)&quot; srcset=&quot;https://github.com/StorageB/icons/blob/main/GNOME46Adwaita/dark/emblem-system-symbolic.svg&quot;&gt;&lt;img alt=&quot;emblem-system-symbolic&quot; src=&quot;https://user-images.githubusercontent.com/25423296/163456779-a8556205-d0a5-45e2-ac17-42d089e3c3f8.png&quot;&gt;&lt;/picture&gt; &amp;nbsp; &amp;nbsp;emblem-system-symbolic&lt;br&gt;" calcext:value-type="string">
            <text:p>&lt;picture&gt;&lt;source media="(prefers-color-scheme: dark)" srcset="https://github.com/StorageB/icons/blob/main/GNOME46Adwaita/light/emblem-system-symbolic.svg"&gt;&lt;source media="(prefers-color-scheme: light)" srcset="https://github.com/StorageB/icons/blob/main/GNOME46Adwaita/dark/emblem-system-symbolic.svg"&gt;&lt;img alt="emblem-system-symbolic" src="https://user-images.githubusercontent.com/25423296/163456779-a8556205-d0a5-45e2-ac17-42d089e3c3f8.png"&gt;&lt;/picture&gt; &amp;nbsp; &amp;nbsp;emblem-system-symbolic&lt;br&gt;</text:p>
          </table:table-cell>
        </table:table-row>
        <table:table-row table:style-name="ro1">
          <table:table-cell office:value-type="string" calcext:value-type="string">
            <text:p>emblem-videos-symbolic.svg</text:p>
          </table:table-cell>
          <table:table-cell office:value-type="string" calcext:value-type="string">
            <text:p>emblem-video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8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88] &amp; CHAR(34) &amp; &quot;&gt;&quot; &amp; &#10;&quot;&lt;img alt=&quot; &amp; CHAR(34) &amp; [.B2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8] &amp; &quot;&lt;br&gt;&quot;" office:value-type="string" office:string-value="&lt;picture&gt;&lt;source media=&quot;(prefers-color-scheme: dark)&quot; srcset=&quot;https://github.com/StorageB/icons/blob/main/GNOME46Adwaita/light/emblem-videos-symbolic.svg&quot;&gt;&lt;source media=&quot;(prefers-color-scheme: light)&quot; srcset=&quot;https://github.com/StorageB/icons/blob/main/GNOME46Adwaita/dark/emblem-videos-symbolic.svg&quot;&gt;&lt;img alt=&quot;emblem-videos-symbolic&quot; src=&quot;https://user-images.githubusercontent.com/25423296/163456779-a8556205-d0a5-45e2-ac17-42d089e3c3f8.png&quot;&gt;&lt;/picture&gt; &amp;nbsp; &amp;nbsp;emblem-videos-symbolic&lt;br&gt;" calcext:value-type="string">
            <text:p>&lt;picture&gt;&lt;source media="(prefers-color-scheme: dark)" srcset="https://github.com/StorageB/icons/blob/main/GNOME46Adwaita/light/emblem-videos-symbolic.svg"&gt;&lt;source media="(prefers-color-scheme: light)" srcset="https://github.com/StorageB/icons/blob/main/GNOME46Adwaita/dark/emblem-videos-symbolic.svg"&gt;&lt;img alt="emblem-videos-symbolic" src="https://user-images.githubusercontent.com/25423296/163456779-a8556205-d0a5-45e2-ac17-42d089e3c3f8.png"&gt;&lt;/picture&gt; &amp;nbsp; &amp;nbsp;emblem-videos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emotes:</text:p>
          </table:table-cell>
          <table:table-cell table:formula="of:=&quot;## &quot; &amp; MID([.B290];3;FIND(&quot;:&quot;;[.B290];1)-3) &amp; &quot; &lt;br&gt;&quot;" office:value-type="string" office:string-value="## emotes &lt;br&gt;" calcext:value-type="string">
            <text:p>## emotes &lt;br&gt;</text:p>
          </table:table-cell>
        </table:table-row>
        <table:table-row table:style-name="ro1">
          <table:table-cell office:value-type="string" calcext:value-type="string">
            <text:p>emote-love-symbolic.svg</text:p>
          </table:table-cell>
          <table:table-cell office:value-type="string" calcext:value-type="string">
            <text:p>emote-lo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1] &amp; CHAR(34) &amp; &quot;&gt;&quot; &amp; &#10;&quot;&lt;img alt=&quot; &amp; CHAR(34) &amp; [.B2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1] &amp; &quot;&lt;br&gt;&quot;" office:value-type="string" office:string-value="&lt;picture&gt;&lt;source media=&quot;(prefers-color-scheme: dark)&quot; srcset=&quot;https://github.com/StorageB/icons/blob/main/GNOME46Adwaita/light/emote-love-symbolic.svg&quot;&gt;&lt;source media=&quot;(prefers-color-scheme: light)&quot; srcset=&quot;https://github.com/StorageB/icons/blob/main/GNOME46Adwaita/dark/emote-love-symbolic.svg&quot;&gt;&lt;img alt=&quot;emote-love-symbolic&quot; src=&quot;https://user-images.githubusercontent.com/25423296/163456779-a8556205-d0a5-45e2-ac17-42d089e3c3f8.png&quot;&gt;&lt;/picture&gt; &amp;nbsp; &amp;nbsp;emote-love-symbolic&lt;br&gt;" calcext:value-type="string">
            <text:p>&lt;picture&gt;&lt;source media="(prefers-color-scheme: dark)" srcset="https://github.com/StorageB/icons/blob/main/GNOME46Adwaita/light/emote-love-symbolic.svg"&gt;&lt;source media="(prefers-color-scheme: light)" srcset="https://github.com/StorageB/icons/blob/main/GNOME46Adwaita/dark/emote-love-symbolic.svg"&gt;&lt;img alt="emote-love-symbolic" src="https://user-images.githubusercontent.com/25423296/163456779-a8556205-d0a5-45e2-ac17-42d089e3c3f8.png"&gt;&lt;/picture&gt; &amp;nbsp; &amp;nbsp;emote-love-symbolic&lt;br&gt;</text:p>
          </table:table-cell>
        </table:table-row>
        <table:table-row table:style-name="ro1">
          <table:table-cell office:value-type="string" calcext:value-type="string">
            <text:p>face-angel-symbolic.svg</text:p>
          </table:table-cell>
          <table:table-cell office:value-type="string" calcext:value-type="string">
            <text:p>face-ange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2] &amp; CHAR(34) &amp; &quot;&gt;&quot; &amp; &#10;&quot;&lt;img alt=&quot; &amp; CHAR(34) &amp; [.B2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2] &amp; &quot;&lt;br&gt;&quot;" office:value-type="string" office:string-value="&lt;picture&gt;&lt;source media=&quot;(prefers-color-scheme: dark)&quot; srcset=&quot;https://github.com/StorageB/icons/blob/main/GNOME46Adwaita/light/face-angel-symbolic.svg&quot;&gt;&lt;source media=&quot;(prefers-color-scheme: light)&quot; srcset=&quot;https://github.com/StorageB/icons/blob/main/GNOME46Adwaita/dark/face-angel-symbolic.svg&quot;&gt;&lt;img alt=&quot;face-angel-symbolic&quot; src=&quot;https://user-images.githubusercontent.com/25423296/163456779-a8556205-d0a5-45e2-ac17-42d089e3c3f8.png&quot;&gt;&lt;/picture&gt; &amp;nbsp; &amp;nbsp;face-angel-symbolic&lt;br&gt;" calcext:value-type="string">
            <text:p>&lt;picture&gt;&lt;source media="(prefers-color-scheme: dark)" srcset="https://github.com/StorageB/icons/blob/main/GNOME46Adwaita/light/face-angel-symbolic.svg"&gt;&lt;source media="(prefers-color-scheme: light)" srcset="https://github.com/StorageB/icons/blob/main/GNOME46Adwaita/dark/face-angel-symbolic.svg"&gt;&lt;img alt="face-angel-symbolic" src="https://user-images.githubusercontent.com/25423296/163456779-a8556205-d0a5-45e2-ac17-42d089e3c3f8.png"&gt;&lt;/picture&gt; &amp;nbsp; &amp;nbsp;face-angel-symbolic&lt;br&gt;</text:p>
          </table:table-cell>
        </table:table-row>
        <table:table-row table:style-name="ro1">
          <table:table-cell office:value-type="string" calcext:value-type="string">
            <text:p>face-angry-symbolic.svg</text:p>
          </table:table-cell>
          <table:table-cell office:value-type="string" calcext:value-type="string">
            <text:p>face-ang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3] &amp; CHAR(34) &amp; &quot;&gt;&quot; &amp; &#10;&quot;&lt;img alt=&quot; &amp; CHAR(34) &amp; [.B2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3] &amp; &quot;&lt;br&gt;&quot;" office:value-type="string" office:string-value="&lt;picture&gt;&lt;source media=&quot;(prefers-color-scheme: dark)&quot; srcset=&quot;https://github.com/StorageB/icons/blob/main/GNOME46Adwaita/light/face-angry-symbolic.svg&quot;&gt;&lt;source media=&quot;(prefers-color-scheme: light)&quot; srcset=&quot;https://github.com/StorageB/icons/blob/main/GNOME46Adwaita/dark/face-angry-symbolic.svg&quot;&gt;&lt;img alt=&quot;face-angry-symbolic&quot; src=&quot;https://user-images.githubusercontent.com/25423296/163456779-a8556205-d0a5-45e2-ac17-42d089e3c3f8.png&quot;&gt;&lt;/picture&gt; &amp;nbsp; &amp;nbsp;face-angry-symbolic&lt;br&gt;" calcext:value-type="string">
            <text:p>&lt;picture&gt;&lt;source media="(prefers-color-scheme: dark)" srcset="https://github.com/StorageB/icons/blob/main/GNOME46Adwaita/light/face-angry-symbolic.svg"&gt;&lt;source media="(prefers-color-scheme: light)" srcset="https://github.com/StorageB/icons/blob/main/GNOME46Adwaita/dark/face-angry-symbolic.svg"&gt;&lt;img alt="face-angry-symbolic" src="https://user-images.githubusercontent.com/25423296/163456779-a8556205-d0a5-45e2-ac17-42d089e3c3f8.png"&gt;&lt;/picture&gt; &amp;nbsp; &amp;nbsp;face-angry-symbolic&lt;br&gt;</text:p>
          </table:table-cell>
        </table:table-row>
        <table:table-row table:style-name="ro1">
          <table:table-cell office:value-type="string" calcext:value-type="string">
            <text:p>face-confused-symbolic.svg</text:p>
          </table:table-cell>
          <table:table-cell office:value-type="string" calcext:value-type="string">
            <text:p>face-confu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4] &amp; CHAR(34) &amp; &quot;&gt;&quot; &amp; &#10;&quot;&lt;img alt=&quot; &amp; CHAR(34) &amp; [.B2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4] &amp; &quot;&lt;br&gt;&quot;" office:value-type="string" office:string-value="&lt;picture&gt;&lt;source media=&quot;(prefers-color-scheme: dark)&quot; srcset=&quot;https://github.com/StorageB/icons/blob/main/GNOME46Adwaita/light/face-confused-symbolic.svg&quot;&gt;&lt;source media=&quot;(prefers-color-scheme: light)&quot; srcset=&quot;https://github.com/StorageB/icons/blob/main/GNOME46Adwaita/dark/face-confused-symbolic.svg&quot;&gt;&lt;img alt=&quot;face-confused-symbolic&quot; src=&quot;https://user-images.githubusercontent.com/25423296/163456779-a8556205-d0a5-45e2-ac17-42d089e3c3f8.png&quot;&gt;&lt;/picture&gt; &amp;nbsp; &amp;nbsp;face-confused-symbolic&lt;br&gt;" calcext:value-type="string">
            <text:p>&lt;picture&gt;&lt;source media="(prefers-color-scheme: dark)" srcset="https://github.com/StorageB/icons/blob/main/GNOME46Adwaita/light/face-confused-symbolic.svg"&gt;&lt;source media="(prefers-color-scheme: light)" srcset="https://github.com/StorageB/icons/blob/main/GNOME46Adwaita/dark/face-confused-symbolic.svg"&gt;&lt;img alt="face-confused-symbolic" src="https://user-images.githubusercontent.com/25423296/163456779-a8556205-d0a5-45e2-ac17-42d089e3c3f8.png"&gt;&lt;/picture&gt; &amp;nbsp; &amp;nbsp;face-confused-symbolic&lt;br&gt;</text:p>
          </table:table-cell>
        </table:table-row>
        <table:table-row table:style-name="ro1">
          <table:table-cell office:value-type="string" calcext:value-type="string">
            <text:p>face-cool-symbolic.svg</text:p>
          </table:table-cell>
          <table:table-cell office:value-type="string" calcext:value-type="string">
            <text:p>face-coo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5] &amp; CHAR(34) &amp; &quot;&gt;&quot; &amp; &#10;&quot;&lt;img alt=&quot; &amp; CHAR(34) &amp; [.B2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5] &amp; &quot;&lt;br&gt;&quot;" office:value-type="string" office:string-value="&lt;picture&gt;&lt;source media=&quot;(prefers-color-scheme: dark)&quot; srcset=&quot;https://github.com/StorageB/icons/blob/main/GNOME46Adwaita/light/face-cool-symbolic.svg&quot;&gt;&lt;source media=&quot;(prefers-color-scheme: light)&quot; srcset=&quot;https://github.com/StorageB/icons/blob/main/GNOME46Adwaita/dark/face-cool-symbolic.svg&quot;&gt;&lt;img alt=&quot;face-cool-symbolic&quot; src=&quot;https://user-images.githubusercontent.com/25423296/163456779-a8556205-d0a5-45e2-ac17-42d089e3c3f8.png&quot;&gt;&lt;/picture&gt; &amp;nbsp; &amp;nbsp;face-cool-symbolic&lt;br&gt;" calcext:value-type="string">
            <text:p>&lt;picture&gt;&lt;source media="(prefers-color-scheme: dark)" srcset="https://github.com/StorageB/icons/blob/main/GNOME46Adwaita/light/face-cool-symbolic.svg"&gt;&lt;source media="(prefers-color-scheme: light)" srcset="https://github.com/StorageB/icons/blob/main/GNOME46Adwaita/dark/face-cool-symbolic.svg"&gt;&lt;img alt="face-cool-symbolic" src="https://user-images.githubusercontent.com/25423296/163456779-a8556205-d0a5-45e2-ac17-42d089e3c3f8.png"&gt;&lt;/picture&gt; &amp;nbsp; &amp;nbsp;face-cool-symbolic&lt;br&gt;</text:p>
          </table:table-cell>
        </table:table-row>
        <table:table-row table:style-name="ro1">
          <table:table-cell office:value-type="string" calcext:value-type="string">
            <text:p>face-crying-symbolic.svg</text:p>
          </table:table-cell>
          <table:table-cell office:value-type="string" calcext:value-type="string">
            <text:p>face-cry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6] &amp; CHAR(34) &amp; &quot;&gt;&quot; &amp; &#10;&quot;&lt;img alt=&quot; &amp; CHAR(34) &amp; [.B2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6] &amp; &quot;&lt;br&gt;&quot;" office:value-type="string" office:string-value="&lt;picture&gt;&lt;source media=&quot;(prefers-color-scheme: dark)&quot; srcset=&quot;https://github.com/StorageB/icons/blob/main/GNOME46Adwaita/light/face-crying-symbolic.svg&quot;&gt;&lt;source media=&quot;(prefers-color-scheme: light)&quot; srcset=&quot;https://github.com/StorageB/icons/blob/main/GNOME46Adwaita/dark/face-crying-symbolic.svg&quot;&gt;&lt;img alt=&quot;face-crying-symbolic&quot; src=&quot;https://user-images.githubusercontent.com/25423296/163456779-a8556205-d0a5-45e2-ac17-42d089e3c3f8.png&quot;&gt;&lt;/picture&gt; &amp;nbsp; &amp;nbsp;face-crying-symbolic&lt;br&gt;" calcext:value-type="string">
            <text:p>&lt;picture&gt;&lt;source media="(prefers-color-scheme: dark)" srcset="https://github.com/StorageB/icons/blob/main/GNOME46Adwaita/light/face-crying-symbolic.svg"&gt;&lt;source media="(prefers-color-scheme: light)" srcset="https://github.com/StorageB/icons/blob/main/GNOME46Adwaita/dark/face-crying-symbolic.svg"&gt;&lt;img alt="face-crying-symbolic" src="https://user-images.githubusercontent.com/25423296/163456779-a8556205-d0a5-45e2-ac17-42d089e3c3f8.png"&gt;&lt;/picture&gt; &amp;nbsp; &amp;nbsp;face-crying-symbolic&lt;br&gt;</text:p>
          </table:table-cell>
        </table:table-row>
        <table:table-row table:style-name="ro1">
          <table:table-cell office:value-type="string" calcext:value-type="string">
            <text:p>face-devilish-symbolic.svg</text:p>
          </table:table-cell>
          <table:table-cell office:value-type="string" calcext:value-type="string">
            <text:p>face-devili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7] &amp; CHAR(34) &amp; &quot;&gt;&quot; &amp; &#10;&quot;&lt;img alt=&quot; &amp; CHAR(34) &amp; [.B2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7] &amp; &quot;&lt;br&gt;&quot;" office:value-type="string" office:string-value="&lt;picture&gt;&lt;source media=&quot;(prefers-color-scheme: dark)&quot; srcset=&quot;https://github.com/StorageB/icons/blob/main/GNOME46Adwaita/light/face-devilish-symbolic.svg&quot;&gt;&lt;source media=&quot;(prefers-color-scheme: light)&quot; srcset=&quot;https://github.com/StorageB/icons/blob/main/GNOME46Adwaita/dark/face-devilish-symbolic.svg&quot;&gt;&lt;img alt=&quot;face-devilish-symbolic&quot; src=&quot;https://user-images.githubusercontent.com/25423296/163456779-a8556205-d0a5-45e2-ac17-42d089e3c3f8.png&quot;&gt;&lt;/picture&gt; &amp;nbsp; &amp;nbsp;face-devilish-symbolic&lt;br&gt;" calcext:value-type="string">
            <text:p>&lt;picture&gt;&lt;source media="(prefers-color-scheme: dark)" srcset="https://github.com/StorageB/icons/blob/main/GNOME46Adwaita/light/face-devilish-symbolic.svg"&gt;&lt;source media="(prefers-color-scheme: light)" srcset="https://github.com/StorageB/icons/blob/main/GNOME46Adwaita/dark/face-devilish-symbolic.svg"&gt;&lt;img alt="face-devilish-symbolic" src="https://user-images.githubusercontent.com/25423296/163456779-a8556205-d0a5-45e2-ac17-42d089e3c3f8.png"&gt;&lt;/picture&gt; &amp;nbsp; &amp;nbsp;face-devilish-symbolic&lt;br&gt;</text:p>
          </table:table-cell>
        </table:table-row>
        <table:table-row table:style-name="ro1">
          <table:table-cell office:value-type="string" calcext:value-type="string">
            <text:p>face-embarrassed-symbolic.svg</text:p>
          </table:table-cell>
          <table:table-cell office:value-type="string" calcext:value-type="string">
            <text:p>face-embarras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8] &amp; CHAR(34) &amp; &quot;&gt;&quot; &amp; &#10;&quot;&lt;img alt=&quot; &amp; CHAR(34) &amp; [.B2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8] &amp; &quot;&lt;br&gt;&quot;" office:value-type="string" office:string-value="&lt;picture&gt;&lt;source media=&quot;(prefers-color-scheme: dark)&quot; srcset=&quot;https://github.com/StorageB/icons/blob/main/GNOME46Adwaita/light/face-embarrassed-symbolic.svg&quot;&gt;&lt;source media=&quot;(prefers-color-scheme: light)&quot; srcset=&quot;https://github.com/StorageB/icons/blob/main/GNOME46Adwaita/dark/face-embarrassed-symbolic.svg&quot;&gt;&lt;img alt=&quot;face-embarrassed-symbolic&quot; src=&quot;https://user-images.githubusercontent.com/25423296/163456779-a8556205-d0a5-45e2-ac17-42d089e3c3f8.png&quot;&gt;&lt;/picture&gt; &amp;nbsp; &amp;nbsp;face-embarrassed-symbolic&lt;br&gt;" calcext:value-type="string">
            <text:p>&lt;picture&gt;&lt;source media="(prefers-color-scheme: dark)" srcset="https://github.com/StorageB/icons/blob/main/GNOME46Adwaita/light/face-embarrassed-symbolic.svg"&gt;&lt;source media="(prefers-color-scheme: light)" srcset="https://github.com/StorageB/icons/blob/main/GNOME46Adwaita/dark/face-embarrassed-symbolic.svg"&gt;&lt;img alt="face-embarrassed-symbolic" src="https://user-images.githubusercontent.com/25423296/163456779-a8556205-d0a5-45e2-ac17-42d089e3c3f8.png"&gt;&lt;/picture&gt; &amp;nbsp; &amp;nbsp;face-embarrassed-symbolic&lt;br&gt;</text:p>
          </table:table-cell>
        </table:table-row>
        <table:table-row table:style-name="ro1">
          <table:table-cell office:value-type="string" calcext:value-type="string">
            <text:p>face-glasses-symbolic.svg</text:p>
          </table:table-cell>
          <table:table-cell office:value-type="string" calcext:value-type="string">
            <text:p>face-glass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29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299] &amp; CHAR(34) &amp; &quot;&gt;&quot; &amp; &#10;&quot;&lt;img alt=&quot; &amp; CHAR(34) &amp; [.B2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9] &amp; &quot;&lt;br&gt;&quot;" office:value-type="string" office:string-value="&lt;picture&gt;&lt;source media=&quot;(prefers-color-scheme: dark)&quot; srcset=&quot;https://github.com/StorageB/icons/blob/main/GNOME46Adwaita/light/face-glasses-symbolic.svg&quot;&gt;&lt;source media=&quot;(prefers-color-scheme: light)&quot; srcset=&quot;https://github.com/StorageB/icons/blob/main/GNOME46Adwaita/dark/face-glasses-symbolic.svg&quot;&gt;&lt;img alt=&quot;face-glasses-symbolic&quot; src=&quot;https://user-images.githubusercontent.com/25423296/163456779-a8556205-d0a5-45e2-ac17-42d089e3c3f8.png&quot;&gt;&lt;/picture&gt; &amp;nbsp; &amp;nbsp;face-glasses-symbolic&lt;br&gt;" calcext:value-type="string">
            <text:p>&lt;picture&gt;&lt;source media="(prefers-color-scheme: dark)" srcset="https://github.com/StorageB/icons/blob/main/GNOME46Adwaita/light/face-glasses-symbolic.svg"&gt;&lt;source media="(prefers-color-scheme: light)" srcset="https://github.com/StorageB/icons/blob/main/GNOME46Adwaita/dark/face-glasses-symbolic.svg"&gt;&lt;img alt="face-glasses-symbolic" src="https://user-images.githubusercontent.com/25423296/163456779-a8556205-d0a5-45e2-ac17-42d089e3c3f8.png"&gt;&lt;/picture&gt; &amp;nbsp; &amp;nbsp;face-glasses-symbolic&lt;br&gt;</text:p>
          </table:table-cell>
        </table:table-row>
        <table:table-row table:style-name="ro1">
          <table:table-cell office:value-type="string" calcext:value-type="string">
            <text:p>face-kiss-symbolic.svg</text:p>
          </table:table-cell>
          <table:table-cell office:value-type="string" calcext:value-type="string">
            <text:p>face-ki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0] &amp; CHAR(34) &amp; &quot;&gt;&quot; &amp; &#10;&quot;&lt;img alt=&quot; &amp; CHAR(34) &amp; [.B3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0] &amp; &quot;&lt;br&gt;&quot;" office:value-type="string" office:string-value="&lt;picture&gt;&lt;source media=&quot;(prefers-color-scheme: dark)&quot; srcset=&quot;https://github.com/StorageB/icons/blob/main/GNOME46Adwaita/light/face-kiss-symbolic.svg&quot;&gt;&lt;source media=&quot;(prefers-color-scheme: light)&quot; srcset=&quot;https://github.com/StorageB/icons/blob/main/GNOME46Adwaita/dark/face-kiss-symbolic.svg&quot;&gt;&lt;img alt=&quot;face-kiss-symbolic&quot; src=&quot;https://user-images.githubusercontent.com/25423296/163456779-a8556205-d0a5-45e2-ac17-42d089e3c3f8.png&quot;&gt;&lt;/picture&gt; &amp;nbsp; &amp;nbsp;face-kiss-symbolic&lt;br&gt;" calcext:value-type="string">
            <text:p>&lt;picture&gt;&lt;source media="(prefers-color-scheme: dark)" srcset="https://github.com/StorageB/icons/blob/main/GNOME46Adwaita/light/face-kiss-symbolic.svg"&gt;&lt;source media="(prefers-color-scheme: light)" srcset="https://github.com/StorageB/icons/blob/main/GNOME46Adwaita/dark/face-kiss-symbolic.svg"&gt;&lt;img alt="face-kiss-symbolic" src="https://user-images.githubusercontent.com/25423296/163456779-a8556205-d0a5-45e2-ac17-42d089e3c3f8.png"&gt;&lt;/picture&gt; &amp;nbsp; &amp;nbsp;face-kiss-symbolic&lt;br&gt;</text:p>
          </table:table-cell>
        </table:table-row>
        <table:table-row table:style-name="ro1">
          <table:table-cell office:value-type="string" calcext:value-type="string">
            <text:p>face-laugh-symbolic.svg</text:p>
          </table:table-cell>
          <table:table-cell office:value-type="string" calcext:value-type="string">
            <text:p>face-lau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1] &amp; CHAR(34) &amp; &quot;&gt;&quot; &amp; &#10;&quot;&lt;img alt=&quot; &amp; CHAR(34) &amp; [.B3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1] &amp; &quot;&lt;br&gt;&quot;" office:value-type="string" office:string-value="&lt;picture&gt;&lt;source media=&quot;(prefers-color-scheme: dark)&quot; srcset=&quot;https://github.com/StorageB/icons/blob/main/GNOME46Adwaita/light/face-laugh-symbolic.svg&quot;&gt;&lt;source media=&quot;(prefers-color-scheme: light)&quot; srcset=&quot;https://github.com/StorageB/icons/blob/main/GNOME46Adwaita/dark/face-laugh-symbolic.svg&quot;&gt;&lt;img alt=&quot;face-laugh-symbolic&quot; src=&quot;https://user-images.githubusercontent.com/25423296/163456779-a8556205-d0a5-45e2-ac17-42d089e3c3f8.png&quot;&gt;&lt;/picture&gt; &amp;nbsp; &amp;nbsp;face-laugh-symbolic&lt;br&gt;" calcext:value-type="string">
            <text:p>&lt;picture&gt;&lt;source media="(prefers-color-scheme: dark)" srcset="https://github.com/StorageB/icons/blob/main/GNOME46Adwaita/light/face-laugh-symbolic.svg"&gt;&lt;source media="(prefers-color-scheme: light)" srcset="https://github.com/StorageB/icons/blob/main/GNOME46Adwaita/dark/face-laugh-symbolic.svg"&gt;&lt;img alt="face-laugh-symbolic" src="https://user-images.githubusercontent.com/25423296/163456779-a8556205-d0a5-45e2-ac17-42d089e3c3f8.png"&gt;&lt;/picture&gt; &amp;nbsp; &amp;nbsp;face-laugh-symbolic&lt;br&gt;</text:p>
          </table:table-cell>
        </table:table-row>
        <table:table-row table:style-name="ro1">
          <table:table-cell office:value-type="string" calcext:value-type="string">
            <text:p>face-monkey-symbolic.svg</text:p>
          </table:table-cell>
          <table:table-cell office:value-type="string" calcext:value-type="string">
            <text:p>face-monke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2] &amp; CHAR(34) &amp; &quot;&gt;&quot; &amp; &#10;&quot;&lt;img alt=&quot; &amp; CHAR(34) &amp; [.B3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2] &amp; &quot;&lt;br&gt;&quot;" office:value-type="string" office:string-value="&lt;picture&gt;&lt;source media=&quot;(prefers-color-scheme: dark)&quot; srcset=&quot;https://github.com/StorageB/icons/blob/main/GNOME46Adwaita/light/face-monkey-symbolic.svg&quot;&gt;&lt;source media=&quot;(prefers-color-scheme: light)&quot; srcset=&quot;https://github.com/StorageB/icons/blob/main/GNOME46Adwaita/dark/face-monkey-symbolic.svg&quot;&gt;&lt;img alt=&quot;face-monkey-symbolic&quot; src=&quot;https://user-images.githubusercontent.com/25423296/163456779-a8556205-d0a5-45e2-ac17-42d089e3c3f8.png&quot;&gt;&lt;/picture&gt; &amp;nbsp; &amp;nbsp;face-monkey-symbolic&lt;br&gt;" calcext:value-type="string">
            <text:p>&lt;picture&gt;&lt;source media="(prefers-color-scheme: dark)" srcset="https://github.com/StorageB/icons/blob/main/GNOME46Adwaita/light/face-monkey-symbolic.svg"&gt;&lt;source media="(prefers-color-scheme: light)" srcset="https://github.com/StorageB/icons/blob/main/GNOME46Adwaita/dark/face-monkey-symbolic.svg"&gt;&lt;img alt="face-monkey-symbolic" src="https://user-images.githubusercontent.com/25423296/163456779-a8556205-d0a5-45e2-ac17-42d089e3c3f8.png"&gt;&lt;/picture&gt; &amp;nbsp; &amp;nbsp;face-monkey-symbolic&lt;br&gt;</text:p>
          </table:table-cell>
        </table:table-row>
        <table:table-row table:style-name="ro1">
          <table:table-cell office:value-type="string" calcext:value-type="string">
            <text:p>face-plain-symbolic.svg</text:p>
          </table:table-cell>
          <table:table-cell office:value-type="string" calcext:value-type="string">
            <text:p>face-pla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3] &amp; CHAR(34) &amp; &quot;&gt;&quot; &amp; &#10;&quot;&lt;img alt=&quot; &amp; CHAR(34) &amp; [.B3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3] &amp; &quot;&lt;br&gt;&quot;" office:value-type="string" office:string-value="&lt;picture&gt;&lt;source media=&quot;(prefers-color-scheme: dark)&quot; srcset=&quot;https://github.com/StorageB/icons/blob/main/GNOME46Adwaita/light/face-plain-symbolic.svg&quot;&gt;&lt;source media=&quot;(prefers-color-scheme: light)&quot; srcset=&quot;https://github.com/StorageB/icons/blob/main/GNOME46Adwaita/dark/face-plain-symbolic.svg&quot;&gt;&lt;img alt=&quot;face-plain-symbolic&quot; src=&quot;https://user-images.githubusercontent.com/25423296/163456779-a8556205-d0a5-45e2-ac17-42d089e3c3f8.png&quot;&gt;&lt;/picture&gt; &amp;nbsp; &amp;nbsp;face-plain-symbolic&lt;br&gt;" calcext:value-type="string">
            <text:p>&lt;picture&gt;&lt;source media="(prefers-color-scheme: dark)" srcset="https://github.com/StorageB/icons/blob/main/GNOME46Adwaita/light/face-plain-symbolic.svg"&gt;&lt;source media="(prefers-color-scheme: light)" srcset="https://github.com/StorageB/icons/blob/main/GNOME46Adwaita/dark/face-plain-symbolic.svg"&gt;&lt;img alt="face-plain-symbolic" src="https://user-images.githubusercontent.com/25423296/163456779-a8556205-d0a5-45e2-ac17-42d089e3c3f8.png"&gt;&lt;/picture&gt; &amp;nbsp; &amp;nbsp;face-plain-symbolic&lt;br&gt;</text:p>
          </table:table-cell>
        </table:table-row>
        <table:table-row table:style-name="ro1">
          <table:table-cell office:value-type="string" calcext:value-type="string">
            <text:p>face-raspberry-symbolic.svg</text:p>
          </table:table-cell>
          <table:table-cell office:value-type="string" calcext:value-type="string">
            <text:p>face-raspber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4] &amp; CHAR(34) &amp; &quot;&gt;&quot; &amp; &#10;&quot;&lt;img alt=&quot; &amp; CHAR(34) &amp; [.B3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4] &amp; &quot;&lt;br&gt;&quot;" office:value-type="string" office:string-value="&lt;picture&gt;&lt;source media=&quot;(prefers-color-scheme: dark)&quot; srcset=&quot;https://github.com/StorageB/icons/blob/main/GNOME46Adwaita/light/face-raspberry-symbolic.svg&quot;&gt;&lt;source media=&quot;(prefers-color-scheme: light)&quot; srcset=&quot;https://github.com/StorageB/icons/blob/main/GNOME46Adwaita/dark/face-raspberry-symbolic.svg&quot;&gt;&lt;img alt=&quot;face-raspberry-symbolic&quot; src=&quot;https://user-images.githubusercontent.com/25423296/163456779-a8556205-d0a5-45e2-ac17-42d089e3c3f8.png&quot;&gt;&lt;/picture&gt; &amp;nbsp; &amp;nbsp;face-raspberry-symbolic&lt;br&gt;" calcext:value-type="string">
            <text:p>&lt;picture&gt;&lt;source media="(prefers-color-scheme: dark)" srcset="https://github.com/StorageB/icons/blob/main/GNOME46Adwaita/light/face-raspberry-symbolic.svg"&gt;&lt;source media="(prefers-color-scheme: light)" srcset="https://github.com/StorageB/icons/blob/main/GNOME46Adwaita/dark/face-raspberry-symbolic.svg"&gt;&lt;img alt="face-raspberry-symbolic" src="https://user-images.githubusercontent.com/25423296/163456779-a8556205-d0a5-45e2-ac17-42d089e3c3f8.png"&gt;&lt;/picture&gt; &amp;nbsp; &amp;nbsp;face-raspberry-symbolic&lt;br&gt;</text:p>
          </table:table-cell>
        </table:table-row>
        <table:table-row table:style-name="ro1">
          <table:table-cell office:value-type="string" calcext:value-type="string">
            <text:p>face-sad-symbolic.svg</text:p>
          </table:table-cell>
          <table:table-cell office:value-type="string" calcext:value-type="string">
            <text:p>face-s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5] &amp; CHAR(34) &amp; &quot;&gt;&quot; &amp; &#10;&quot;&lt;img alt=&quot; &amp; CHAR(34) &amp; [.B3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5] &amp; &quot;&lt;br&gt;&quot;" office:value-type="string" office:string-value="&lt;picture&gt;&lt;source media=&quot;(prefers-color-scheme: dark)&quot; srcset=&quot;https://github.com/StorageB/icons/blob/main/GNOME46Adwaita/light/face-sad-symbolic.svg&quot;&gt;&lt;source media=&quot;(prefers-color-scheme: light)&quot; srcset=&quot;https://github.com/StorageB/icons/blob/main/GNOME46Adwaita/dark/face-sad-symbolic.svg&quot;&gt;&lt;img alt=&quot;face-sad-symbolic&quot; src=&quot;https://user-images.githubusercontent.com/25423296/163456779-a8556205-d0a5-45e2-ac17-42d089e3c3f8.png&quot;&gt;&lt;/picture&gt; &amp;nbsp; &amp;nbsp;face-sad-symbolic&lt;br&gt;" calcext:value-type="string">
            <text:p>&lt;picture&gt;&lt;source media="(prefers-color-scheme: dark)" srcset="https://github.com/StorageB/icons/blob/main/GNOME46Adwaita/light/face-sad-symbolic.svg"&gt;&lt;source media="(prefers-color-scheme: light)" srcset="https://github.com/StorageB/icons/blob/main/GNOME46Adwaita/dark/face-sad-symbolic.svg"&gt;&lt;img alt="face-sad-symbolic" src="https://user-images.githubusercontent.com/25423296/163456779-a8556205-d0a5-45e2-ac17-42d089e3c3f8.png"&gt;&lt;/picture&gt; &amp;nbsp; &amp;nbsp;face-sad-symbolic&lt;br&gt;</text:p>
          </table:table-cell>
        </table:table-row>
        <table:table-row table:style-name="ro1">
          <table:table-cell office:value-type="string" calcext:value-type="string">
            <text:p>face-shutmouth-symbolic.svg</text:p>
          </table:table-cell>
          <table:table-cell office:value-type="string" calcext:value-type="string">
            <text:p>face-shutmout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6] &amp; CHAR(34) &amp; &quot;&gt;&quot; &amp; &#10;&quot;&lt;img alt=&quot; &amp; CHAR(34) &amp; [.B3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6] &amp; &quot;&lt;br&gt;&quot;" office:value-type="string" office:string-value="&lt;picture&gt;&lt;source media=&quot;(prefers-color-scheme: dark)&quot; srcset=&quot;https://github.com/StorageB/icons/blob/main/GNOME46Adwaita/light/face-shutmouth-symbolic.svg&quot;&gt;&lt;source media=&quot;(prefers-color-scheme: light)&quot; srcset=&quot;https://github.com/StorageB/icons/blob/main/GNOME46Adwaita/dark/face-shutmouth-symbolic.svg&quot;&gt;&lt;img alt=&quot;face-shutmouth-symbolic&quot; src=&quot;https://user-images.githubusercontent.com/25423296/163456779-a8556205-d0a5-45e2-ac17-42d089e3c3f8.png&quot;&gt;&lt;/picture&gt; &amp;nbsp; &amp;nbsp;face-shutmouth-symbolic&lt;br&gt;" calcext:value-type="string">
            <text:p>&lt;picture&gt;&lt;source media="(prefers-color-scheme: dark)" srcset="https://github.com/StorageB/icons/blob/main/GNOME46Adwaita/light/face-shutmouth-symbolic.svg"&gt;&lt;source media="(prefers-color-scheme: light)" srcset="https://github.com/StorageB/icons/blob/main/GNOME46Adwaita/dark/face-shutmouth-symbolic.svg"&gt;&lt;img alt="face-shutmouth-symbolic" src="https://user-images.githubusercontent.com/25423296/163456779-a8556205-d0a5-45e2-ac17-42d089e3c3f8.png"&gt;&lt;/picture&gt; &amp;nbsp; &amp;nbsp;face-shutmouth-symbolic&lt;br&gt;</text:p>
          </table:table-cell>
        </table:table-row>
        <table:table-row table:style-name="ro1">
          <table:table-cell office:value-type="string" calcext:value-type="string">
            <text:p>face-sick-symbolic.svg</text:p>
          </table:table-cell>
          <table:table-cell office:value-type="string" calcext:value-type="string">
            <text:p>face-sic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7] &amp; CHAR(34) &amp; &quot;&gt;&quot; &amp; &#10;&quot;&lt;img alt=&quot; &amp; CHAR(34) &amp; [.B3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7] &amp; &quot;&lt;br&gt;&quot;" office:value-type="string" office:string-value="&lt;picture&gt;&lt;source media=&quot;(prefers-color-scheme: dark)&quot; srcset=&quot;https://github.com/StorageB/icons/blob/main/GNOME46Adwaita/light/face-sick-symbolic.svg&quot;&gt;&lt;source media=&quot;(prefers-color-scheme: light)&quot; srcset=&quot;https://github.com/StorageB/icons/blob/main/GNOME46Adwaita/dark/face-sick-symbolic.svg&quot;&gt;&lt;img alt=&quot;face-sick-symbolic&quot; src=&quot;https://user-images.githubusercontent.com/25423296/163456779-a8556205-d0a5-45e2-ac17-42d089e3c3f8.png&quot;&gt;&lt;/picture&gt; &amp;nbsp; &amp;nbsp;face-sick-symbolic&lt;br&gt;" calcext:value-type="string">
            <text:p>&lt;picture&gt;&lt;source media="(prefers-color-scheme: dark)" srcset="https://github.com/StorageB/icons/blob/main/GNOME46Adwaita/light/face-sick-symbolic.svg"&gt;&lt;source media="(prefers-color-scheme: light)" srcset="https://github.com/StorageB/icons/blob/main/GNOME46Adwaita/dark/face-sick-symbolic.svg"&gt;&lt;img alt="face-sick-symbolic" src="https://user-images.githubusercontent.com/25423296/163456779-a8556205-d0a5-45e2-ac17-42d089e3c3f8.png"&gt;&lt;/picture&gt; &amp;nbsp; &amp;nbsp;face-sick-symbolic&lt;br&gt;</text:p>
          </table:table-cell>
        </table:table-row>
        <table:table-row table:style-name="ro1">
          <table:table-cell office:value-type="string" calcext:value-type="string">
            <text:p>face-smile-big-symbolic.svg</text:p>
          </table:table-cell>
          <table:table-cell office:value-type="string" calcext:value-type="string">
            <text:p>face-smile-bi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8] &amp; CHAR(34) &amp; &quot;&gt;&quot; &amp; &#10;&quot;&lt;img alt=&quot; &amp; CHAR(34) &amp; [.B3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8] &amp; &quot;&lt;br&gt;&quot;" office:value-type="string" office:string-value="&lt;picture&gt;&lt;source media=&quot;(prefers-color-scheme: dark)&quot; srcset=&quot;https://github.com/StorageB/icons/blob/main/GNOME46Adwaita/light/face-smile-big-symbolic.svg&quot;&gt;&lt;source media=&quot;(prefers-color-scheme: light)&quot; srcset=&quot;https://github.com/StorageB/icons/blob/main/GNOME46Adwaita/dark/face-smile-big-symbolic.svg&quot;&gt;&lt;img alt=&quot;face-smile-big-symbolic&quot; src=&quot;https://user-images.githubusercontent.com/25423296/163456779-a8556205-d0a5-45e2-ac17-42d089e3c3f8.png&quot;&gt;&lt;/picture&gt; &amp;nbsp; &amp;nbsp;face-smile-big-symbolic&lt;br&gt;" calcext:value-type="string">
            <text:p>&lt;picture&gt;&lt;source media="(prefers-color-scheme: dark)" srcset="https://github.com/StorageB/icons/blob/main/GNOME46Adwaita/light/face-smile-big-symbolic.svg"&gt;&lt;source media="(prefers-color-scheme: light)" srcset="https://github.com/StorageB/icons/blob/main/GNOME46Adwaita/dark/face-smile-big-symbolic.svg"&gt;&lt;img alt="face-smile-big-symbolic" src="https://user-images.githubusercontent.com/25423296/163456779-a8556205-d0a5-45e2-ac17-42d089e3c3f8.png"&gt;&lt;/picture&gt; &amp;nbsp; &amp;nbsp;face-smile-big-symbolic&lt;br&gt;</text:p>
          </table:table-cell>
        </table:table-row>
        <table:table-row table:style-name="ro1">
          <table:table-cell office:value-type="string" calcext:value-type="string">
            <text:p>face-smile-symbolic.svg</text:p>
          </table:table-cell>
          <table:table-cell office:value-type="string" calcext:value-type="string">
            <text:p>face-smi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0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09] &amp; CHAR(34) &amp; &quot;&gt;&quot; &amp; &#10;&quot;&lt;img alt=&quot; &amp; CHAR(34) &amp; [.B3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9] &amp; &quot;&lt;br&gt;&quot;" office:value-type="string" office:string-value="&lt;picture&gt;&lt;source media=&quot;(prefers-color-scheme: dark)&quot; srcset=&quot;https://github.com/StorageB/icons/blob/main/GNOME46Adwaita/light/face-smile-symbolic.svg&quot;&gt;&lt;source media=&quot;(prefers-color-scheme: light)&quot; srcset=&quot;https://github.com/StorageB/icons/blob/main/GNOME46Adwaita/dark/face-smile-symbolic.svg&quot;&gt;&lt;img alt=&quot;face-smile-symbolic&quot; src=&quot;https://user-images.githubusercontent.com/25423296/163456779-a8556205-d0a5-45e2-ac17-42d089e3c3f8.png&quot;&gt;&lt;/picture&gt; &amp;nbsp; &amp;nbsp;face-smile-symbolic&lt;br&gt;" calcext:value-type="string">
            <text:p>&lt;picture&gt;&lt;source media="(prefers-color-scheme: dark)" srcset="https://github.com/StorageB/icons/blob/main/GNOME46Adwaita/light/face-smile-symbolic.svg"&gt;&lt;source media="(prefers-color-scheme: light)" srcset="https://github.com/StorageB/icons/blob/main/GNOME46Adwaita/dark/face-smile-symbolic.svg"&gt;&lt;img alt="face-smile-symbolic" src="https://user-images.githubusercontent.com/25423296/163456779-a8556205-d0a5-45e2-ac17-42d089e3c3f8.png"&gt;&lt;/picture&gt; &amp;nbsp; &amp;nbsp;face-smile-symbolic&lt;br&gt;</text:p>
          </table:table-cell>
        </table:table-row>
        <table:table-row table:style-name="ro1">
          <table:table-cell office:value-type="string" calcext:value-type="string">
            <text:p>face-smirk-symbolic.svg</text:p>
          </table:table-cell>
          <table:table-cell office:value-type="string" calcext:value-type="string">
            <text:p>face-smir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1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10] &amp; CHAR(34) &amp; &quot;&gt;&quot; &amp; &#10;&quot;&lt;img alt=&quot; &amp; CHAR(34) &amp; [.B3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0] &amp; &quot;&lt;br&gt;&quot;" office:value-type="string" office:string-value="&lt;picture&gt;&lt;source media=&quot;(prefers-color-scheme: dark)&quot; srcset=&quot;https://github.com/StorageB/icons/blob/main/GNOME46Adwaita/light/face-smirk-symbolic.svg&quot;&gt;&lt;source media=&quot;(prefers-color-scheme: light)&quot; srcset=&quot;https://github.com/StorageB/icons/blob/main/GNOME46Adwaita/dark/face-smirk-symbolic.svg&quot;&gt;&lt;img alt=&quot;face-smirk-symbolic&quot; src=&quot;https://user-images.githubusercontent.com/25423296/163456779-a8556205-d0a5-45e2-ac17-42d089e3c3f8.png&quot;&gt;&lt;/picture&gt; &amp;nbsp; &amp;nbsp;face-smirk-symbolic&lt;br&gt;" calcext:value-type="string">
            <text:p>&lt;picture&gt;&lt;source media="(prefers-color-scheme: dark)" srcset="https://github.com/StorageB/icons/blob/main/GNOME46Adwaita/light/face-smirk-symbolic.svg"&gt;&lt;source media="(prefers-color-scheme: light)" srcset="https://github.com/StorageB/icons/blob/main/GNOME46Adwaita/dark/face-smirk-symbolic.svg"&gt;&lt;img alt="face-smirk-symbolic" src="https://user-images.githubusercontent.com/25423296/163456779-a8556205-d0a5-45e2-ac17-42d089e3c3f8.png"&gt;&lt;/picture&gt; &amp;nbsp; &amp;nbsp;face-smirk-symbolic&lt;br&gt;</text:p>
          </table:table-cell>
        </table:table-row>
        <table:table-row table:style-name="ro1">
          <table:table-cell office:value-type="string" calcext:value-type="string">
            <text:p>face-surprise-symbolic.svg</text:p>
          </table:table-cell>
          <table:table-cell office:value-type="string" calcext:value-type="string">
            <text:p>face-surpri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1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11] &amp; CHAR(34) &amp; &quot;&gt;&quot; &amp; &#10;&quot;&lt;img alt=&quot; &amp; CHAR(34) &amp; [.B3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1] &amp; &quot;&lt;br&gt;&quot;" office:value-type="string" office:string-value="&lt;picture&gt;&lt;source media=&quot;(prefers-color-scheme: dark)&quot; srcset=&quot;https://github.com/StorageB/icons/blob/main/GNOME46Adwaita/light/face-surprise-symbolic.svg&quot;&gt;&lt;source media=&quot;(prefers-color-scheme: light)&quot; srcset=&quot;https://github.com/StorageB/icons/blob/main/GNOME46Adwaita/dark/face-surprise-symbolic.svg&quot;&gt;&lt;img alt=&quot;face-surprise-symbolic&quot; src=&quot;https://user-images.githubusercontent.com/25423296/163456779-a8556205-d0a5-45e2-ac17-42d089e3c3f8.png&quot;&gt;&lt;/picture&gt; &amp;nbsp; &amp;nbsp;face-surprise-symbolic&lt;br&gt;" calcext:value-type="string">
            <text:p>&lt;picture&gt;&lt;source media="(prefers-color-scheme: dark)" srcset="https://github.com/StorageB/icons/blob/main/GNOME46Adwaita/light/face-surprise-symbolic.svg"&gt;&lt;source media="(prefers-color-scheme: light)" srcset="https://github.com/StorageB/icons/blob/main/GNOME46Adwaita/dark/face-surprise-symbolic.svg"&gt;&lt;img alt="face-surprise-symbolic" src="https://user-images.githubusercontent.com/25423296/163456779-a8556205-d0a5-45e2-ac17-42d089e3c3f8.png"&gt;&lt;/picture&gt; &amp;nbsp; &amp;nbsp;face-surprise-symbolic&lt;br&gt;</text:p>
          </table:table-cell>
        </table:table-row>
        <table:table-row table:style-name="ro1">
          <table:table-cell office:value-type="string" calcext:value-type="string">
            <text:p>face-tired-symbolic.svg</text:p>
          </table:table-cell>
          <table:table-cell office:value-type="string" calcext:value-type="string">
            <text:p>face-ti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1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12] &amp; CHAR(34) &amp; &quot;&gt;&quot; &amp; &#10;&quot;&lt;img alt=&quot; &amp; CHAR(34) &amp; [.B3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2] &amp; &quot;&lt;br&gt;&quot;" office:value-type="string" office:string-value="&lt;picture&gt;&lt;source media=&quot;(prefers-color-scheme: dark)&quot; srcset=&quot;https://github.com/StorageB/icons/blob/main/GNOME46Adwaita/light/face-tired-symbolic.svg&quot;&gt;&lt;source media=&quot;(prefers-color-scheme: light)&quot; srcset=&quot;https://github.com/StorageB/icons/blob/main/GNOME46Adwaita/dark/face-tired-symbolic.svg&quot;&gt;&lt;img alt=&quot;face-tired-symbolic&quot; src=&quot;https://user-images.githubusercontent.com/25423296/163456779-a8556205-d0a5-45e2-ac17-42d089e3c3f8.png&quot;&gt;&lt;/picture&gt; &amp;nbsp; &amp;nbsp;face-tired-symbolic&lt;br&gt;" calcext:value-type="string">
            <text:p>&lt;picture&gt;&lt;source media="(prefers-color-scheme: dark)" srcset="https://github.com/StorageB/icons/blob/main/GNOME46Adwaita/light/face-tired-symbolic.svg"&gt;&lt;source media="(prefers-color-scheme: light)" srcset="https://github.com/StorageB/icons/blob/main/GNOME46Adwaita/dark/face-tired-symbolic.svg"&gt;&lt;img alt="face-tired-symbolic" src="https://user-images.githubusercontent.com/25423296/163456779-a8556205-d0a5-45e2-ac17-42d089e3c3f8.png"&gt;&lt;/picture&gt; &amp;nbsp; &amp;nbsp;face-tired-symbolic&lt;br&gt;</text:p>
          </table:table-cell>
        </table:table-row>
        <table:table-row table:style-name="ro1">
          <table:table-cell office:value-type="string" calcext:value-type="string">
            <text:p>face-uncertain-symbolic.svg</text:p>
          </table:table-cell>
          <table:table-cell office:value-type="string" calcext:value-type="string">
            <text:p>face-uncerta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1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13] &amp; CHAR(34) &amp; &quot;&gt;&quot; &amp; &#10;&quot;&lt;img alt=&quot; &amp; CHAR(34) &amp; [.B3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3] &amp; &quot;&lt;br&gt;&quot;" office:value-type="string" office:string-value="&lt;picture&gt;&lt;source media=&quot;(prefers-color-scheme: dark)&quot; srcset=&quot;https://github.com/StorageB/icons/blob/main/GNOME46Adwaita/light/face-uncertain-symbolic.svg&quot;&gt;&lt;source media=&quot;(prefers-color-scheme: light)&quot; srcset=&quot;https://github.com/StorageB/icons/blob/main/GNOME46Adwaita/dark/face-uncertain-symbolic.svg&quot;&gt;&lt;img alt=&quot;face-uncertain-symbolic&quot; src=&quot;https://user-images.githubusercontent.com/25423296/163456779-a8556205-d0a5-45e2-ac17-42d089e3c3f8.png&quot;&gt;&lt;/picture&gt; &amp;nbsp; &amp;nbsp;face-uncertain-symbolic&lt;br&gt;" calcext:value-type="string">
            <text:p>&lt;picture&gt;&lt;source media="(prefers-color-scheme: dark)" srcset="https://github.com/StorageB/icons/blob/main/GNOME46Adwaita/light/face-uncertain-symbolic.svg"&gt;&lt;source media="(prefers-color-scheme: light)" srcset="https://github.com/StorageB/icons/blob/main/GNOME46Adwaita/dark/face-uncertain-symbolic.svg"&gt;&lt;img alt="face-uncertain-symbolic" src="https://user-images.githubusercontent.com/25423296/163456779-a8556205-d0a5-45e2-ac17-42d089e3c3f8.png"&gt;&lt;/picture&gt; &amp;nbsp; &amp;nbsp;face-uncertain-symbolic&lt;br&gt;</text:p>
          </table:table-cell>
        </table:table-row>
        <table:table-row table:style-name="ro1">
          <table:table-cell office:value-type="string" calcext:value-type="string">
            <text:p>face-wink-symbolic.svg</text:p>
          </table:table-cell>
          <table:table-cell office:value-type="string" calcext:value-type="string">
            <text:p>face-wi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1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14] &amp; CHAR(34) &amp; &quot;&gt;&quot; &amp; &#10;&quot;&lt;img alt=&quot; &amp; CHAR(34) &amp; [.B3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4] &amp; &quot;&lt;br&gt;&quot;" office:value-type="string" office:string-value="&lt;picture&gt;&lt;source media=&quot;(prefers-color-scheme: dark)&quot; srcset=&quot;https://github.com/StorageB/icons/blob/main/GNOME46Adwaita/light/face-wink-symbolic.svg&quot;&gt;&lt;source media=&quot;(prefers-color-scheme: light)&quot; srcset=&quot;https://github.com/StorageB/icons/blob/main/GNOME46Adwaita/dark/face-wink-symbolic.svg&quot;&gt;&lt;img alt=&quot;face-wink-symbolic&quot; src=&quot;https://user-images.githubusercontent.com/25423296/163456779-a8556205-d0a5-45e2-ac17-42d089e3c3f8.png&quot;&gt;&lt;/picture&gt; &amp;nbsp; &amp;nbsp;face-wink-symbolic&lt;br&gt;" calcext:value-type="string">
            <text:p>&lt;picture&gt;&lt;source media="(prefers-color-scheme: dark)" srcset="https://github.com/StorageB/icons/blob/main/GNOME46Adwaita/light/face-wink-symbolic.svg"&gt;&lt;source media="(prefers-color-scheme: light)" srcset="https://github.com/StorageB/icons/blob/main/GNOME46Adwaita/dark/face-wink-symbolic.svg"&gt;&lt;img alt="face-wink-symbolic" src="https://user-images.githubusercontent.com/25423296/163456779-a8556205-d0a5-45e2-ac17-42d089e3c3f8.png"&gt;&lt;/picture&gt; &amp;nbsp; &amp;nbsp;face-wink-symbolic&lt;br&gt;</text:p>
          </table:table-cell>
        </table:table-row>
        <table:table-row table:style-name="ro1">
          <table:table-cell office:value-type="string" calcext:value-type="string">
            <text:p>face-worried-symbolic.svg</text:p>
          </table:table-cell>
          <table:table-cell office:value-type="string" calcext:value-type="string">
            <text:p>face-worri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1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15] &amp; CHAR(34) &amp; &quot;&gt;&quot; &amp; &#10;&quot;&lt;img alt=&quot; &amp; CHAR(34) &amp; [.B3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5] &amp; &quot;&lt;br&gt;&quot;" office:value-type="string" office:string-value="&lt;picture&gt;&lt;source media=&quot;(prefers-color-scheme: dark)&quot; srcset=&quot;https://github.com/StorageB/icons/blob/main/GNOME46Adwaita/light/face-worried-symbolic.svg&quot;&gt;&lt;source media=&quot;(prefers-color-scheme: light)&quot; srcset=&quot;https://github.com/StorageB/icons/blob/main/GNOME46Adwaita/dark/face-worried-symbolic.svg&quot;&gt;&lt;img alt=&quot;face-worried-symbolic&quot; src=&quot;https://user-images.githubusercontent.com/25423296/163456779-a8556205-d0a5-45e2-ac17-42d089e3c3f8.png&quot;&gt;&lt;/picture&gt; &amp;nbsp; &amp;nbsp;face-worried-symbolic&lt;br&gt;" calcext:value-type="string">
            <text:p>&lt;picture&gt;&lt;source media="(prefers-color-scheme: dark)" srcset="https://github.com/StorageB/icons/blob/main/GNOME46Adwaita/light/face-worried-symbolic.svg"&gt;&lt;source media="(prefers-color-scheme: light)" srcset="https://github.com/StorageB/icons/blob/main/GNOME46Adwaita/dark/face-worried-symbolic.svg"&gt;&lt;img alt="face-worried-symbolic" src="https://user-images.githubusercontent.com/25423296/163456779-a8556205-d0a5-45e2-ac17-42d089e3c3f8.png"&gt;&lt;/picture&gt; &amp;nbsp; &amp;nbsp;face-worried-symbolic&lt;br&gt;</text:p>
          </table:table-cell>
        </table:table-row>
        <table:table-row table:style-name="ro1">
          <table:table-cell office:value-type="string" calcext:value-type="string">
            <text:p>face-yawn-symbolic.svg</text:p>
          </table:table-cell>
          <table:table-cell office:value-type="string" calcext:value-type="string">
            <text:p>face-ya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1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16] &amp; CHAR(34) &amp; &quot;&gt;&quot; &amp; &#10;&quot;&lt;img alt=&quot; &amp; CHAR(34) &amp; [.B3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6] &amp; &quot;&lt;br&gt;&quot;" office:value-type="string" office:string-value="&lt;picture&gt;&lt;source media=&quot;(prefers-color-scheme: dark)&quot; srcset=&quot;https://github.com/StorageB/icons/blob/main/GNOME46Adwaita/light/face-yawn-symbolic.svg&quot;&gt;&lt;source media=&quot;(prefers-color-scheme: light)&quot; srcset=&quot;https://github.com/StorageB/icons/blob/main/GNOME46Adwaita/dark/face-yawn-symbolic.svg&quot;&gt;&lt;img alt=&quot;face-yawn-symbolic&quot; src=&quot;https://user-images.githubusercontent.com/25423296/163456779-a8556205-d0a5-45e2-ac17-42d089e3c3f8.png&quot;&gt;&lt;/picture&gt; &amp;nbsp; &amp;nbsp;face-yawn-symbolic&lt;br&gt;" calcext:value-type="string">
            <text:p>&lt;picture&gt;&lt;source media="(prefers-color-scheme: dark)" srcset="https://github.com/StorageB/icons/blob/main/GNOME46Adwaita/light/face-yawn-symbolic.svg"&gt;&lt;source media="(prefers-color-scheme: light)" srcset="https://github.com/StorageB/icons/blob/main/GNOME46Adwaita/dark/face-yawn-symbolic.svg"&gt;&lt;img alt="face-yawn-symbolic" src="https://user-images.githubusercontent.com/25423296/163456779-a8556205-d0a5-45e2-ac17-42d089e3c3f8.png"&gt;&lt;/picture&gt; &amp;nbsp; &amp;nbsp;face-yawn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legacy:</text:p>
          </table:table-cell>
          <table:table-cell table:formula="of:=&quot;## &quot; &amp; MID([.B318];3;FIND(&quot;:&quot;;[.B318];1)-3) &amp; &quot; &lt;br&gt;&quot;" office:value-type="string" office:string-value="## legacy &lt;br&gt;" calcext:value-type="string">
            <text:p>## legacy &lt;br&gt;</text:p>
          </table:table-cell>
        </table:table-row>
        <table:table-row table:style-name="ro1">
          <table:table-cell office:value-type="string" calcext:value-type="string">
            <text:p>accessories-calculator-symbolic.svg</text:p>
          </table:table-cell>
          <table:table-cell office:value-type="string" calcext:value-type="string">
            <text:p>accessories-calcula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1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19] &amp; CHAR(34) &amp; &quot;&gt;&quot; &amp; &#10;&quot;&lt;img alt=&quot; &amp; CHAR(34) &amp; [.B3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9] &amp; &quot;&lt;br&gt;&quot;" office:value-type="string" office:string-value="&lt;picture&gt;&lt;source media=&quot;(prefers-color-scheme: dark)&quot; srcset=&quot;https://github.com/StorageB/icons/blob/main/GNOME46Adwaita/light/accessories-calculator-symbolic.svg&quot;&gt;&lt;source media=&quot;(prefers-color-scheme: light)&quot; srcset=&quot;https://github.com/StorageB/icons/blob/main/GNOME46Adwaita/dark/accessories-calculator-symbolic.svg&quot;&gt;&lt;img alt=&quot;accessories-calculator-symbolic&quot; src=&quot;https://user-images.githubusercontent.com/25423296/163456779-a8556205-d0a5-45e2-ac17-42d089e3c3f8.png&quot;&gt;&lt;/picture&gt; &amp;nbsp; &amp;nbsp;accessories-calculator-symbolic&lt;br&gt;" calcext:value-type="string">
            <text:p>&lt;picture&gt;&lt;source media="(prefers-color-scheme: dark)" srcset="https://github.com/StorageB/icons/blob/main/GNOME46Adwaita/light/accessories-calculator-symbolic.svg"&gt;&lt;source media="(prefers-color-scheme: light)" srcset="https://github.com/StorageB/icons/blob/main/GNOME46Adwaita/dark/accessories-calculator-symbolic.svg"&gt;&lt;img alt="accessories-calculator-symbolic" src="https://user-images.githubusercontent.com/25423296/163456779-a8556205-d0a5-45e2-ac17-42d089e3c3f8.png"&gt;&lt;/picture&gt; &amp;nbsp; &amp;nbsp;accessories-calculator-symbolic&lt;br&gt;</text:p>
          </table:table-cell>
        </table:table-row>
        <table:table-row table:style-name="ro1">
          <table:table-cell office:value-type="string" calcext:value-type="string">
            <text:p>accessories-character-map-symbolic.svg</text:p>
          </table:table-cell>
          <table:table-cell office:value-type="string" calcext:value-type="string">
            <text:p>accessories-character-ma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0] &amp; CHAR(34) &amp; &quot;&gt;&quot; &amp; &#10;&quot;&lt;img alt=&quot; &amp; CHAR(34) &amp; [.B3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0] &amp; &quot;&lt;br&gt;&quot;" office:value-type="string" office:string-value="&lt;picture&gt;&lt;source media=&quot;(prefers-color-scheme: dark)&quot; srcset=&quot;https://github.com/StorageB/icons/blob/main/GNOME46Adwaita/light/accessories-character-map-symbolic.svg&quot;&gt;&lt;source media=&quot;(prefers-color-scheme: light)&quot; srcset=&quot;https://github.com/StorageB/icons/blob/main/GNOME46Adwaita/dark/accessories-character-map-symbolic.svg&quot;&gt;&lt;img alt=&quot;accessories-character-map-symbolic&quot; src=&quot;https://user-images.githubusercontent.com/25423296/163456779-a8556205-d0a5-45e2-ac17-42d089e3c3f8.png&quot;&gt;&lt;/picture&gt; &amp;nbsp; &amp;nbsp;accessories-character-map-symbolic&lt;br&gt;" calcext:value-type="string">
            <text:p>&lt;picture&gt;&lt;source media="(prefers-color-scheme: dark)" srcset="https://github.com/StorageB/icons/blob/main/GNOME46Adwaita/light/accessories-character-map-symbolic.svg"&gt;&lt;source media="(prefers-color-scheme: light)" srcset="https://github.com/StorageB/icons/blob/main/GNOME46Adwaita/dark/accessories-character-map-symbolic.svg"&gt;&lt;img alt="accessories-character-map-symbolic" src="https://user-images.githubusercontent.com/25423296/163456779-a8556205-d0a5-45e2-ac17-42d089e3c3f8.png"&gt;&lt;/picture&gt; &amp;nbsp; &amp;nbsp;accessories-character-map-symbolic&lt;br&gt;</text:p>
          </table:table-cell>
        </table:table-row>
        <table:table-row table:style-name="ro1">
          <table:table-cell office:value-type="string" calcext:value-type="string">
            <text:p>accessories-dictionary-symbolic.svg</text:p>
          </table:table-cell>
          <table:table-cell office:value-type="string" calcext:value-type="string">
            <text:p>accessories-dictiona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1] &amp; CHAR(34) &amp; &quot;&gt;&quot; &amp; &#10;&quot;&lt;img alt=&quot; &amp; CHAR(34) &amp; [.B3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1] &amp; &quot;&lt;br&gt;&quot;" office:value-type="string" office:string-value="&lt;picture&gt;&lt;source media=&quot;(prefers-color-scheme: dark)&quot; srcset=&quot;https://github.com/StorageB/icons/blob/main/GNOME46Adwaita/light/accessories-dictionary-symbolic.svg&quot;&gt;&lt;source media=&quot;(prefers-color-scheme: light)&quot; srcset=&quot;https://github.com/StorageB/icons/blob/main/GNOME46Adwaita/dark/accessories-dictionary-symbolic.svg&quot;&gt;&lt;img alt=&quot;accessories-dictionary-symbolic&quot; src=&quot;https://user-images.githubusercontent.com/25423296/163456779-a8556205-d0a5-45e2-ac17-42d089e3c3f8.png&quot;&gt;&lt;/picture&gt; &amp;nbsp; &amp;nbsp;accessories-dictionary-symbolic&lt;br&gt;" calcext:value-type="string">
            <text:p>&lt;picture&gt;&lt;source media="(prefers-color-scheme: dark)" srcset="https://github.com/StorageB/icons/blob/main/GNOME46Adwaita/light/accessories-dictionary-symbolic.svg"&gt;&lt;source media="(prefers-color-scheme: light)" srcset="https://github.com/StorageB/icons/blob/main/GNOME46Adwaita/dark/accessories-dictionary-symbolic.svg"&gt;&lt;img alt="accessories-dictionary-symbolic" src="https://user-images.githubusercontent.com/25423296/163456779-a8556205-d0a5-45e2-ac17-42d089e3c3f8.png"&gt;&lt;/picture&gt; &amp;nbsp; &amp;nbsp;accessories-dictionary-symbolic&lt;br&gt;</text:p>
          </table:table-cell>
        </table:table-row>
        <table:table-row table:style-name="ro1">
          <table:table-cell office:value-type="string" calcext:value-type="string">
            <text:p>accessories-text-editor-symbolic.svg</text:p>
          </table:table-cell>
          <table:table-cell office:value-type="string" calcext:value-type="string">
            <text:p>accessories-text-edi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2] &amp; CHAR(34) &amp; &quot;&gt;&quot; &amp; &#10;&quot;&lt;img alt=&quot; &amp; CHAR(34) &amp; [.B3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2] &amp; &quot;&lt;br&gt;&quot;" office:value-type="string" office:string-value="&lt;picture&gt;&lt;source media=&quot;(prefers-color-scheme: dark)&quot; srcset=&quot;https://github.com/StorageB/icons/blob/main/GNOME46Adwaita/light/accessories-text-editor-symbolic.svg&quot;&gt;&lt;source media=&quot;(prefers-color-scheme: light)&quot; srcset=&quot;https://github.com/StorageB/icons/blob/main/GNOME46Adwaita/dark/accessories-text-editor-symbolic.svg&quot;&gt;&lt;img alt=&quot;accessories-text-editor-symbolic&quot; src=&quot;https://user-images.githubusercontent.com/25423296/163456779-a8556205-d0a5-45e2-ac17-42d089e3c3f8.png&quot;&gt;&lt;/picture&gt; &amp;nbsp; &amp;nbsp;accessories-text-editor-symbolic&lt;br&gt;" calcext:value-type="string">
            <text:p>&lt;picture&gt;&lt;source media="(prefers-color-scheme: dark)" srcset="https://github.com/StorageB/icons/blob/main/GNOME46Adwaita/light/accessories-text-editor-symbolic.svg"&gt;&lt;source media="(prefers-color-scheme: light)" srcset="https://github.com/StorageB/icons/blob/main/GNOME46Adwaita/dark/accessories-text-editor-symbolic.svg"&gt;&lt;img alt="accessories-text-editor-symbolic" src="https://user-images.githubusercontent.com/25423296/163456779-a8556205-d0a5-45e2-ac17-42d089e3c3f8.png"&gt;&lt;/picture&gt; &amp;nbsp; &amp;nbsp;accessories-text-editor-symbolic&lt;br&gt;</text:p>
          </table:table-cell>
        </table:table-row>
        <table:table-row table:style-name="ro1">
          <table:table-cell office:value-type="string" calcext:value-type="string">
            <text:p>applets-screenshooter-symbolic.svg</text:p>
          </table:table-cell>
          <table:table-cell office:value-type="string" calcext:value-type="string">
            <text:p>applets-screenshoo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3] &amp; CHAR(34) &amp; &quot;&gt;&quot; &amp; &#10;&quot;&lt;img alt=&quot; &amp; CHAR(34) &amp; [.B3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3] &amp; &quot;&lt;br&gt;&quot;" office:value-type="string" office:string-value="&lt;picture&gt;&lt;source media=&quot;(prefers-color-scheme: dark)&quot; srcset=&quot;https://github.com/StorageB/icons/blob/main/GNOME46Adwaita/light/applets-screenshooter-symbolic.svg&quot;&gt;&lt;source media=&quot;(prefers-color-scheme: light)&quot; srcset=&quot;https://github.com/StorageB/icons/blob/main/GNOME46Adwaita/dark/applets-screenshooter-symbolic.svg&quot;&gt;&lt;img alt=&quot;applets-screenshooter-symbolic&quot; src=&quot;https://user-images.githubusercontent.com/25423296/163456779-a8556205-d0a5-45e2-ac17-42d089e3c3f8.png&quot;&gt;&lt;/picture&gt; &amp;nbsp; &amp;nbsp;applets-screenshooter-symbolic&lt;br&gt;" calcext:value-type="string">
            <text:p>&lt;picture&gt;&lt;source media="(prefers-color-scheme: dark)" srcset="https://github.com/StorageB/icons/blob/main/GNOME46Adwaita/light/applets-screenshooter-symbolic.svg"&gt;&lt;source media="(prefers-color-scheme: light)" srcset="https://github.com/StorageB/icons/blob/main/GNOME46Adwaita/dark/applets-screenshooter-symbolic.svg"&gt;&lt;img alt="applets-screenshooter-symbolic" src="https://user-images.githubusercontent.com/25423296/163456779-a8556205-d0a5-45e2-ac17-42d089e3c3f8.png"&gt;&lt;/picture&gt; &amp;nbsp; &amp;nbsp;applets-screenshooter-symbolic&lt;br&gt;</text:p>
          </table:table-cell>
        </table:table-row>
        <table:table-row table:style-name="ro1">
          <table:table-cell office:value-type="string" calcext:value-type="string">
            <text:p>battery-caution-charging-symbolic.svg</text:p>
          </table:table-cell>
          <table:table-cell office:value-type="string" calcext:value-type="string">
            <text:p>battery-caution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4] &amp; CHAR(34) &amp; &quot;&gt;&quot; &amp; &#10;&quot;&lt;img alt=&quot; &amp; CHAR(34) &amp; [.B3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4] &amp; &quot;&lt;br&gt;&quot;" office:value-type="string" office:string-value="&lt;picture&gt;&lt;source media=&quot;(prefers-color-scheme: dark)&quot; srcset=&quot;https://github.com/StorageB/icons/blob/main/GNOME46Adwaita/light/battery-caution-charging-symbolic.svg&quot;&gt;&lt;source media=&quot;(prefers-color-scheme: light)&quot; srcset=&quot;https://github.com/StorageB/icons/blob/main/GNOME46Adwaita/dark/battery-caution-charging-symbolic.svg&quot;&gt;&lt;img alt=&quot;battery-caution-charging-symbolic&quot; src=&quot;https://user-images.githubusercontent.com/25423296/163456779-a8556205-d0a5-45e2-ac17-42d089e3c3f8.png&quot;&gt;&lt;/picture&gt; &amp;nbsp; &amp;nbsp;battery-caution-charging-symbolic&lt;br&gt;" calcext:value-type="string">
            <text:p>&lt;picture&gt;&lt;source media="(prefers-color-scheme: dark)" srcset="https://github.com/StorageB/icons/blob/main/GNOME46Adwaita/light/battery-caution-charging-symbolic.svg"&gt;&lt;source media="(prefers-color-scheme: light)" srcset="https://github.com/StorageB/icons/blob/main/GNOME46Adwaita/dark/battery-caution-charging-symbolic.svg"&gt;&lt;img alt="battery-caution-charging-symbolic" src="https://user-images.githubusercontent.com/25423296/163456779-a8556205-d0a5-45e2-ac17-42d089e3c3f8.png"&gt;&lt;/picture&gt; &amp;nbsp; &amp;nbsp;battery-caution-charging-symbolic&lt;br&gt;</text:p>
          </table:table-cell>
        </table:table-row>
        <table:table-row table:style-name="ro1">
          <table:table-cell office:value-type="string" calcext:value-type="string">
            <text:p>battery-empty-charging-symbolic.svg</text:p>
          </table:table-cell>
          <table:table-cell office:value-type="string" calcext:value-type="string">
            <text:p>battery-empty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5] &amp; CHAR(34) &amp; &quot;&gt;&quot; &amp; &#10;&quot;&lt;img alt=&quot; &amp; CHAR(34) &amp; [.B3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5] &amp; &quot;&lt;br&gt;&quot;" office:value-type="string" office:string-value="&lt;picture&gt;&lt;source media=&quot;(prefers-color-scheme: dark)&quot; srcset=&quot;https://github.com/StorageB/icons/blob/main/GNOME46Adwaita/light/battery-empty-charging-symbolic.svg&quot;&gt;&lt;source media=&quot;(prefers-color-scheme: light)&quot; srcset=&quot;https://github.com/StorageB/icons/blob/main/GNOME46Adwaita/dark/battery-empty-charging-symbolic.svg&quot;&gt;&lt;img alt=&quot;battery-empty-charging-symbolic&quot; src=&quot;https://user-images.githubusercontent.com/25423296/163456779-a8556205-d0a5-45e2-ac17-42d089e3c3f8.png&quot;&gt;&lt;/picture&gt; &amp;nbsp; &amp;nbsp;battery-empty-charging-symbolic&lt;br&gt;" calcext:value-type="string">
            <text:p>&lt;picture&gt;&lt;source media="(prefers-color-scheme: dark)" srcset="https://github.com/StorageB/icons/blob/main/GNOME46Adwaita/light/battery-empty-charging-symbolic.svg"&gt;&lt;source media="(prefers-color-scheme: light)" srcset="https://github.com/StorageB/icons/blob/main/GNOME46Adwaita/dark/battery-empty-charging-symbolic.svg"&gt;&lt;img alt="battery-empty-charging-symbolic" src="https://user-images.githubusercontent.com/25423296/163456779-a8556205-d0a5-45e2-ac17-42d089e3c3f8.png"&gt;&lt;/picture&gt; &amp;nbsp; &amp;nbsp;battery-empty-charging-symbolic&lt;br&gt;</text:p>
          </table:table-cell>
        </table:table-row>
        <table:table-row table:style-name="ro1">
          <table:table-cell office:value-type="string" calcext:value-type="string">
            <text:p>battery-empty-symbolic.svg</text:p>
          </table:table-cell>
          <table:table-cell office:value-type="string" calcext:value-type="string">
            <text:p>battery-empt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6] &amp; CHAR(34) &amp; &quot;&gt;&quot; &amp; &#10;&quot;&lt;img alt=&quot; &amp; CHAR(34) &amp; [.B3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6] &amp; &quot;&lt;br&gt;&quot;" office:value-type="string" office:string-value="&lt;picture&gt;&lt;source media=&quot;(prefers-color-scheme: dark)&quot; srcset=&quot;https://github.com/StorageB/icons/blob/main/GNOME46Adwaita/light/battery-empty-symbolic.svg&quot;&gt;&lt;source media=&quot;(prefers-color-scheme: light)&quot; srcset=&quot;https://github.com/StorageB/icons/blob/main/GNOME46Adwaita/dark/battery-empty-symbolic.svg&quot;&gt;&lt;img alt=&quot;battery-empty-symbolic&quot; src=&quot;https://user-images.githubusercontent.com/25423296/163456779-a8556205-d0a5-45e2-ac17-42d089e3c3f8.png&quot;&gt;&lt;/picture&gt; &amp;nbsp; &amp;nbsp;battery-empty-symbolic&lt;br&gt;" calcext:value-type="string">
            <text:p>&lt;picture&gt;&lt;source media="(prefers-color-scheme: dark)" srcset="https://github.com/StorageB/icons/blob/main/GNOME46Adwaita/light/battery-empty-symbolic.svg"&gt;&lt;source media="(prefers-color-scheme: light)" srcset="https://github.com/StorageB/icons/blob/main/GNOME46Adwaita/dark/battery-empty-symbolic.svg"&gt;&lt;img alt="battery-empty-symbolic" src="https://user-images.githubusercontent.com/25423296/163456779-a8556205-d0a5-45e2-ac17-42d089e3c3f8.png"&gt;&lt;/picture&gt; &amp;nbsp; &amp;nbsp;battery-empty-symbolic&lt;br&gt;</text:p>
          </table:table-cell>
        </table:table-row>
        <table:table-row table:style-name="ro1">
          <table:table-cell office:value-type="string" calcext:value-type="string">
            <text:p>battery-full-charged-symbolic.svg</text:p>
          </table:table-cell>
          <table:table-cell office:value-type="string" calcext:value-type="string">
            <text:p>battery-full-charg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7] &amp; CHAR(34) &amp; &quot;&gt;&quot; &amp; &#10;&quot;&lt;img alt=&quot; &amp; CHAR(34) &amp; [.B3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7] &amp; &quot;&lt;br&gt;&quot;" office:value-type="string" office:string-value="&lt;picture&gt;&lt;source media=&quot;(prefers-color-scheme: dark)&quot; srcset=&quot;https://github.com/StorageB/icons/blob/main/GNOME46Adwaita/light/battery-full-charged-symbolic.svg&quot;&gt;&lt;source media=&quot;(prefers-color-scheme: light)&quot; srcset=&quot;https://github.com/StorageB/icons/blob/main/GNOME46Adwaita/dark/battery-full-charged-symbolic.svg&quot;&gt;&lt;img alt=&quot;battery-full-charged-symbolic&quot; src=&quot;https://user-images.githubusercontent.com/25423296/163456779-a8556205-d0a5-45e2-ac17-42d089e3c3f8.png&quot;&gt;&lt;/picture&gt; &amp;nbsp; &amp;nbsp;battery-full-charged-symbolic&lt;br&gt;" calcext:value-type="string">
            <text:p>&lt;picture&gt;&lt;source media="(prefers-color-scheme: dark)" srcset="https://github.com/StorageB/icons/blob/main/GNOME46Adwaita/light/battery-full-charged-symbolic.svg"&gt;&lt;source media="(prefers-color-scheme: light)" srcset="https://github.com/StorageB/icons/blob/main/GNOME46Adwaita/dark/battery-full-charged-symbolic.svg"&gt;&lt;img alt="battery-full-charged-symbolic" src="https://user-images.githubusercontent.com/25423296/163456779-a8556205-d0a5-45e2-ac17-42d089e3c3f8.png"&gt;&lt;/picture&gt; &amp;nbsp; &amp;nbsp;battery-full-charged-symbolic&lt;br&gt;</text:p>
          </table:table-cell>
        </table:table-row>
        <table:table-row table:style-name="ro1">
          <table:table-cell office:value-type="string" calcext:value-type="string">
            <text:p>battery-full-charging-symbolic.svg</text:p>
          </table:table-cell>
          <table:table-cell office:value-type="string" calcext:value-type="string">
            <text:p>battery-full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8] &amp; CHAR(34) &amp; &quot;&gt;&quot; &amp; &#10;&quot;&lt;img alt=&quot; &amp; CHAR(34) &amp; [.B3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8] &amp; &quot;&lt;br&gt;&quot;" office:value-type="string" office:string-value="&lt;picture&gt;&lt;source media=&quot;(prefers-color-scheme: dark)&quot; srcset=&quot;https://github.com/StorageB/icons/blob/main/GNOME46Adwaita/light/battery-full-charging-symbolic.svg&quot;&gt;&lt;source media=&quot;(prefers-color-scheme: light)&quot; srcset=&quot;https://github.com/StorageB/icons/blob/main/GNOME46Adwaita/dark/battery-full-charging-symbolic.svg&quot;&gt;&lt;img alt=&quot;battery-full-charging-symbolic&quot; src=&quot;https://user-images.githubusercontent.com/25423296/163456779-a8556205-d0a5-45e2-ac17-42d089e3c3f8.png&quot;&gt;&lt;/picture&gt; &amp;nbsp; &amp;nbsp;battery-full-charging-symbolic&lt;br&gt;" calcext:value-type="string">
            <text:p>&lt;picture&gt;&lt;source media="(prefers-color-scheme: dark)" srcset="https://github.com/StorageB/icons/blob/main/GNOME46Adwaita/light/battery-full-charging-symbolic.svg"&gt;&lt;source media="(prefers-color-scheme: light)" srcset="https://github.com/StorageB/icons/blob/main/GNOME46Adwaita/dark/battery-full-charging-symbolic.svg"&gt;&lt;img alt="battery-full-charging-symbolic" src="https://user-images.githubusercontent.com/25423296/163456779-a8556205-d0a5-45e2-ac17-42d089e3c3f8.png"&gt;&lt;/picture&gt; &amp;nbsp; &amp;nbsp;battery-full-charging-symbolic&lt;br&gt;</text:p>
          </table:table-cell>
        </table:table-row>
        <table:table-row table:style-name="ro1">
          <table:table-cell office:value-type="string" calcext:value-type="string">
            <text:p>battery-full-symbolic.svg</text:p>
          </table:table-cell>
          <table:table-cell office:value-type="string" calcext:value-type="string">
            <text:p>battery-fu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2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29] &amp; CHAR(34) &amp; &quot;&gt;&quot; &amp; &#10;&quot;&lt;img alt=&quot; &amp; CHAR(34) &amp; [.B3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9] &amp; &quot;&lt;br&gt;&quot;" office:value-type="string" office:string-value="&lt;picture&gt;&lt;source media=&quot;(prefers-color-scheme: dark)&quot; srcset=&quot;https://github.com/StorageB/icons/blob/main/GNOME46Adwaita/light/battery-full-symbolic.svg&quot;&gt;&lt;source media=&quot;(prefers-color-scheme: light)&quot; srcset=&quot;https://github.com/StorageB/icons/blob/main/GNOME46Adwaita/dark/battery-full-symbolic.svg&quot;&gt;&lt;img alt=&quot;battery-full-symbolic&quot; src=&quot;https://user-images.githubusercontent.com/25423296/163456779-a8556205-d0a5-45e2-ac17-42d089e3c3f8.png&quot;&gt;&lt;/picture&gt; &amp;nbsp; &amp;nbsp;battery-full-symbolic&lt;br&gt;" calcext:value-type="string">
            <text:p>&lt;picture&gt;&lt;source media="(prefers-color-scheme: dark)" srcset="https://github.com/StorageB/icons/blob/main/GNOME46Adwaita/light/battery-full-symbolic.svg"&gt;&lt;source media="(prefers-color-scheme: light)" srcset="https://github.com/StorageB/icons/blob/main/GNOME46Adwaita/dark/battery-full-symbolic.svg"&gt;&lt;img alt="battery-full-symbolic" src="https://user-images.githubusercontent.com/25423296/163456779-a8556205-d0a5-45e2-ac17-42d089e3c3f8.png"&gt;&lt;/picture&gt; &amp;nbsp; &amp;nbsp;battery-full-symbolic&lt;br&gt;</text:p>
          </table:table-cell>
        </table:table-row>
        <table:table-row table:style-name="ro1">
          <table:table-cell office:value-type="string" calcext:value-type="string">
            <text:p>battery-good-charging-symbolic.svg</text:p>
          </table:table-cell>
          <table:table-cell office:value-type="string" calcext:value-type="string">
            <text:p>battery-good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0] &amp; CHAR(34) &amp; &quot;&gt;&quot; &amp; &#10;&quot;&lt;img alt=&quot; &amp; CHAR(34) &amp; [.B3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0] &amp; &quot;&lt;br&gt;&quot;" office:value-type="string" office:string-value="&lt;picture&gt;&lt;source media=&quot;(prefers-color-scheme: dark)&quot; srcset=&quot;https://github.com/StorageB/icons/blob/main/GNOME46Adwaita/light/battery-good-charging-symbolic.svg&quot;&gt;&lt;source media=&quot;(prefers-color-scheme: light)&quot; srcset=&quot;https://github.com/StorageB/icons/blob/main/GNOME46Adwaita/dark/battery-good-charging-symbolic.svg&quot;&gt;&lt;img alt=&quot;battery-good-charging-symbolic&quot; src=&quot;https://user-images.githubusercontent.com/25423296/163456779-a8556205-d0a5-45e2-ac17-42d089e3c3f8.png&quot;&gt;&lt;/picture&gt; &amp;nbsp; &amp;nbsp;battery-good-charging-symbolic&lt;br&gt;" calcext:value-type="string">
            <text:p>&lt;picture&gt;&lt;source media="(prefers-color-scheme: dark)" srcset="https://github.com/StorageB/icons/blob/main/GNOME46Adwaita/light/battery-good-charging-symbolic.svg"&gt;&lt;source media="(prefers-color-scheme: light)" srcset="https://github.com/StorageB/icons/blob/main/GNOME46Adwaita/dark/battery-good-charging-symbolic.svg"&gt;&lt;img alt="battery-good-charging-symbolic" src="https://user-images.githubusercontent.com/25423296/163456779-a8556205-d0a5-45e2-ac17-42d089e3c3f8.png"&gt;&lt;/picture&gt; &amp;nbsp; &amp;nbsp;battery-good-charging-symbolic&lt;br&gt;</text:p>
          </table:table-cell>
        </table:table-row>
        <table:table-row table:style-name="ro1">
          <table:table-cell office:value-type="string" calcext:value-type="string">
            <text:p>battery-good-symbolic.svg</text:p>
          </table:table-cell>
          <table:table-cell office:value-type="string" calcext:value-type="string">
            <text:p>battery-g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1] &amp; CHAR(34) &amp; &quot;&gt;&quot; &amp; &#10;&quot;&lt;img alt=&quot; &amp; CHAR(34) &amp; [.B3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1] &amp; &quot;&lt;br&gt;&quot;" office:value-type="string" office:string-value="&lt;picture&gt;&lt;source media=&quot;(prefers-color-scheme: dark)&quot; srcset=&quot;https://github.com/StorageB/icons/blob/main/GNOME46Adwaita/light/battery-good-symbolic.svg&quot;&gt;&lt;source media=&quot;(prefers-color-scheme: light)&quot; srcset=&quot;https://github.com/StorageB/icons/blob/main/GNOME46Adwaita/dark/battery-good-symbolic.svg&quot;&gt;&lt;img alt=&quot;battery-good-symbolic&quot; src=&quot;https://user-images.githubusercontent.com/25423296/163456779-a8556205-d0a5-45e2-ac17-42d089e3c3f8.png&quot;&gt;&lt;/picture&gt; &amp;nbsp; &amp;nbsp;battery-good-symbolic&lt;br&gt;" calcext:value-type="string">
            <text:p>&lt;picture&gt;&lt;source media="(prefers-color-scheme: dark)" srcset="https://github.com/StorageB/icons/blob/main/GNOME46Adwaita/light/battery-good-symbolic.svg"&gt;&lt;source media="(prefers-color-scheme: light)" srcset="https://github.com/StorageB/icons/blob/main/GNOME46Adwaita/dark/battery-good-symbolic.svg"&gt;&lt;img alt="battery-good-symbolic" src="https://user-images.githubusercontent.com/25423296/163456779-a8556205-d0a5-45e2-ac17-42d089e3c3f8.png"&gt;&lt;/picture&gt; &amp;nbsp; &amp;nbsp;battery-good-symbolic&lt;br&gt;</text:p>
          </table:table-cell>
        </table:table-row>
        <table:table-row table:style-name="ro1">
          <table:table-cell office:value-type="string" calcext:value-type="string">
            <text:p>battery-low-charging-symbolic.svg</text:p>
          </table:table-cell>
          <table:table-cell office:value-type="string" calcext:value-type="string">
            <text:p>battery-low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2] &amp; CHAR(34) &amp; &quot;&gt;&quot; &amp; &#10;&quot;&lt;img alt=&quot; &amp; CHAR(34) &amp; [.B3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2] &amp; &quot;&lt;br&gt;&quot;" office:value-type="string" office:string-value="&lt;picture&gt;&lt;source media=&quot;(prefers-color-scheme: dark)&quot; srcset=&quot;https://github.com/StorageB/icons/blob/main/GNOME46Adwaita/light/battery-low-charging-symbolic.svg&quot;&gt;&lt;source media=&quot;(prefers-color-scheme: light)&quot; srcset=&quot;https://github.com/StorageB/icons/blob/main/GNOME46Adwaita/dark/battery-low-charging-symbolic.svg&quot;&gt;&lt;img alt=&quot;battery-low-charging-symbolic&quot; src=&quot;https://user-images.githubusercontent.com/25423296/163456779-a8556205-d0a5-45e2-ac17-42d089e3c3f8.png&quot;&gt;&lt;/picture&gt; &amp;nbsp; &amp;nbsp;battery-low-charging-symbolic&lt;br&gt;" calcext:value-type="string">
            <text:p>&lt;picture&gt;&lt;source media="(prefers-color-scheme: dark)" srcset="https://github.com/StorageB/icons/blob/main/GNOME46Adwaita/light/battery-low-charging-symbolic.svg"&gt;&lt;source media="(prefers-color-scheme: light)" srcset="https://github.com/StorageB/icons/blob/main/GNOME46Adwaita/dark/battery-low-charging-symbolic.svg"&gt;&lt;img alt="battery-low-charging-symbolic" src="https://user-images.githubusercontent.com/25423296/163456779-a8556205-d0a5-45e2-ac17-42d089e3c3f8.png"&gt;&lt;/picture&gt; &amp;nbsp; &amp;nbsp;battery-low-charging-symbolic&lt;br&gt;</text:p>
          </table:table-cell>
        </table:table-row>
        <table:table-row table:style-name="ro1">
          <table:table-cell office:value-type="string" calcext:value-type="string">
            <text:p>gnome-power-manager-symbolic.svg</text:p>
          </table:table-cell>
          <table:table-cell office:value-type="string" calcext:value-type="string">
            <text:p>gnome-power-manag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3] &amp; CHAR(34) &amp; &quot;&gt;&quot; &amp; &#10;&quot;&lt;img alt=&quot; &amp; CHAR(34) &amp; [.B3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3] &amp; &quot;&lt;br&gt;&quot;" office:value-type="string" office:string-value="&lt;picture&gt;&lt;source media=&quot;(prefers-color-scheme: dark)&quot; srcset=&quot;https://github.com/StorageB/icons/blob/main/GNOME46Adwaita/light/gnome-power-manager-symbolic.svg&quot;&gt;&lt;source media=&quot;(prefers-color-scheme: light)&quot; srcset=&quot;https://github.com/StorageB/icons/blob/main/GNOME46Adwaita/dark/gnome-power-manager-symbolic.svg&quot;&gt;&lt;img alt=&quot;gnome-power-manager-symbolic&quot; src=&quot;https://user-images.githubusercontent.com/25423296/163456779-a8556205-d0a5-45e2-ac17-42d089e3c3f8.png&quot;&gt;&lt;/picture&gt; &amp;nbsp; &amp;nbsp;gnome-power-manager-symbolic&lt;br&gt;" calcext:value-type="string">
            <text:p>&lt;picture&gt;&lt;source media="(prefers-color-scheme: dark)" srcset="https://github.com/StorageB/icons/blob/main/GNOME46Adwaita/light/gnome-power-manager-symbolic.svg"&gt;&lt;source media="(prefers-color-scheme: light)" srcset="https://github.com/StorageB/icons/blob/main/GNOME46Adwaita/dark/gnome-power-manager-symbolic.svg"&gt;&lt;img alt="gnome-power-manager-symbolic" src="https://user-images.githubusercontent.com/25423296/163456779-a8556205-d0a5-45e2-ac17-42d089e3c3f8.png"&gt;&lt;/picture&gt; &amp;nbsp; &amp;nbsp;gnome-power-manager-symbolic&lt;br&gt;</text:p>
          </table:table-cell>
        </table:table-row>
        <table:table-row table:style-name="ro1">
          <table:table-cell office:value-type="string" calcext:value-type="string">
            <text:p>goa-panel-symbolic.svg</text:p>
          </table:table-cell>
          <table:table-cell office:value-type="string" calcext:value-type="string">
            <text:p>goa-pane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4] &amp; CHAR(34) &amp; &quot;&gt;&quot; &amp; &#10;&quot;&lt;img alt=&quot; &amp; CHAR(34) &amp; [.B3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4] &amp; &quot;&lt;br&gt;&quot;" office:value-type="string" office:string-value="&lt;picture&gt;&lt;source media=&quot;(prefers-color-scheme: dark)&quot; srcset=&quot;https://github.com/StorageB/icons/blob/main/GNOME46Adwaita/light/goa-panel-symbolic.svg&quot;&gt;&lt;source media=&quot;(prefers-color-scheme: light)&quot; srcset=&quot;https://github.com/StorageB/icons/blob/main/GNOME46Adwaita/dark/goa-panel-symbolic.svg&quot;&gt;&lt;img alt=&quot;goa-panel-symbolic&quot; src=&quot;https://user-images.githubusercontent.com/25423296/163456779-a8556205-d0a5-45e2-ac17-42d089e3c3f8.png&quot;&gt;&lt;/picture&gt; &amp;nbsp; &amp;nbsp;goa-panel-symbolic&lt;br&gt;" calcext:value-type="string">
            <text:p>&lt;picture&gt;&lt;source media="(prefers-color-scheme: dark)" srcset="https://github.com/StorageB/icons/blob/main/GNOME46Adwaita/light/goa-panel-symbolic.svg"&gt;&lt;source media="(prefers-color-scheme: light)" srcset="https://github.com/StorageB/icons/blob/main/GNOME46Adwaita/dark/goa-panel-symbolic.svg"&gt;&lt;img alt="goa-panel-symbolic" src="https://user-images.githubusercontent.com/25423296/163456779-a8556205-d0a5-45e2-ac17-42d089e3c3f8.png"&gt;&lt;/picture&gt; &amp;nbsp; &amp;nbsp;goa-panel-symbolic&lt;br&gt;</text:p>
          </table:table-cell>
        </table:table-row>
        <table:table-row table:style-name="ro1">
          <table:table-cell office:value-type="string" calcext:value-type="string">
            <text:p>help-browser-symbolic.svg</text:p>
          </table:table-cell>
          <table:table-cell office:value-type="string" calcext:value-type="string">
            <text:p>help-brows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5] &amp; CHAR(34) &amp; &quot;&gt;&quot; &amp; &#10;&quot;&lt;img alt=&quot; &amp; CHAR(34) &amp; [.B3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5] &amp; &quot;&lt;br&gt;&quot;" office:value-type="string" office:string-value="&lt;picture&gt;&lt;source media=&quot;(prefers-color-scheme: dark)&quot; srcset=&quot;https://github.com/StorageB/icons/blob/main/GNOME46Adwaita/light/help-browser-symbolic.svg&quot;&gt;&lt;source media=&quot;(prefers-color-scheme: light)&quot; srcset=&quot;https://github.com/StorageB/icons/blob/main/GNOME46Adwaita/dark/help-browser-symbolic.svg&quot;&gt;&lt;img alt=&quot;help-browser-symbolic&quot; src=&quot;https://user-images.githubusercontent.com/25423296/163456779-a8556205-d0a5-45e2-ac17-42d089e3c3f8.png&quot;&gt;&lt;/picture&gt; &amp;nbsp; &amp;nbsp;help-browser-symbolic&lt;br&gt;" calcext:value-type="string">
            <text:p>&lt;picture&gt;&lt;source media="(prefers-color-scheme: dark)" srcset="https://github.com/StorageB/icons/blob/main/GNOME46Adwaita/light/help-browser-symbolic.svg"&gt;&lt;source media="(prefers-color-scheme: light)" srcset="https://github.com/StorageB/icons/blob/main/GNOME46Adwaita/dark/help-browser-symbolic.svg"&gt;&lt;img alt="help-browser-symbolic" src="https://user-images.githubusercontent.com/25423296/163456779-a8556205-d0a5-45e2-ac17-42d089e3c3f8.png"&gt;&lt;/picture&gt; &amp;nbsp; &amp;nbsp;help-browser-symbolic&lt;br&gt;</text:p>
          </table:table-cell>
        </table:table-row>
        <table:table-row table:style-name="ro1">
          <table:table-cell office:value-type="string" calcext:value-type="string">
            <text:p>help-contents-symbolic.svg</text:p>
          </table:table-cell>
          <table:table-cell office:value-type="string" calcext:value-type="string">
            <text:p>help-cont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6] &amp; CHAR(34) &amp; &quot;&gt;&quot; &amp; &#10;&quot;&lt;img alt=&quot; &amp; CHAR(34) &amp; [.B3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6] &amp; &quot;&lt;br&gt;&quot;" office:value-type="string" office:string-value="&lt;picture&gt;&lt;source media=&quot;(prefers-color-scheme: dark)&quot; srcset=&quot;https://github.com/StorageB/icons/blob/main/GNOME46Adwaita/light/help-contents-symbolic.svg&quot;&gt;&lt;source media=&quot;(prefers-color-scheme: light)&quot; srcset=&quot;https://github.com/StorageB/icons/blob/main/GNOME46Adwaita/dark/help-contents-symbolic.svg&quot;&gt;&lt;img alt=&quot;help-contents-symbolic&quot; src=&quot;https://user-images.githubusercontent.com/25423296/163456779-a8556205-d0a5-45e2-ac17-42d089e3c3f8.png&quot;&gt;&lt;/picture&gt; &amp;nbsp; &amp;nbsp;help-contents-symbolic&lt;br&gt;" calcext:value-type="string">
            <text:p>&lt;picture&gt;&lt;source media="(prefers-color-scheme: dark)" srcset="https://github.com/StorageB/icons/blob/main/GNOME46Adwaita/light/help-contents-symbolic.svg"&gt;&lt;source media="(prefers-color-scheme: light)" srcset="https://github.com/StorageB/icons/blob/main/GNOME46Adwaita/dark/help-contents-symbolic.svg"&gt;&lt;img alt="help-contents-symbolic" src="https://user-images.githubusercontent.com/25423296/163456779-a8556205-d0a5-45e2-ac17-42d089e3c3f8.png"&gt;&lt;/picture&gt; &amp;nbsp; &amp;nbsp;help-contents-symbolic&lt;br&gt;</text:p>
          </table:table-cell>
        </table:table-row>
        <table:table-row table:style-name="ro1">
          <table:table-cell office:value-type="string" calcext:value-type="string">
            <text:p>help-faq-symbolic.svg</text:p>
          </table:table-cell>
          <table:table-cell office:value-type="string" calcext:value-type="string">
            <text:p>help-faq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7] &amp; CHAR(34) &amp; &quot;&gt;&quot; &amp; &#10;&quot;&lt;img alt=&quot; &amp; CHAR(34) &amp; [.B3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7] &amp; &quot;&lt;br&gt;&quot;" office:value-type="string" office:string-value="&lt;picture&gt;&lt;source media=&quot;(prefers-color-scheme: dark)&quot; srcset=&quot;https://github.com/StorageB/icons/blob/main/GNOME46Adwaita/light/help-faq-symbolic.svg&quot;&gt;&lt;source media=&quot;(prefers-color-scheme: light)&quot; srcset=&quot;https://github.com/StorageB/icons/blob/main/GNOME46Adwaita/dark/help-faq-symbolic.svg&quot;&gt;&lt;img alt=&quot;help-faq-symbolic&quot; src=&quot;https://user-images.githubusercontent.com/25423296/163456779-a8556205-d0a5-45e2-ac17-42d089e3c3f8.png&quot;&gt;&lt;/picture&gt; &amp;nbsp; &amp;nbsp;help-faq-symbolic&lt;br&gt;" calcext:value-type="string">
            <text:p>&lt;picture&gt;&lt;source media="(prefers-color-scheme: dark)" srcset="https://github.com/StorageB/icons/blob/main/GNOME46Adwaita/light/help-faq-symbolic.svg"&gt;&lt;source media="(prefers-color-scheme: light)" srcset="https://github.com/StorageB/icons/blob/main/GNOME46Adwaita/dark/help-faq-symbolic.svg"&gt;&lt;img alt="help-faq-symbolic" src="https://user-images.githubusercontent.com/25423296/163456779-a8556205-d0a5-45e2-ac17-42d089e3c3f8.png"&gt;&lt;/picture&gt; &amp;nbsp; &amp;nbsp;help-faq-symbolic&lt;br&gt;</text:p>
          </table:table-cell>
        </table:table-row>
        <table:table-row table:style-name="ro1">
          <table:table-cell office:value-type="string" calcext:value-type="string">
            <text:p>multimedia-volume-control-symbolic.svg</text:p>
          </table:table-cell>
          <table:table-cell office:value-type="string" calcext:value-type="string">
            <text:p>multimedia-volume-contro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8] &amp; CHAR(34) &amp; &quot;&gt;&quot; &amp; &#10;&quot;&lt;img alt=&quot; &amp; CHAR(34) &amp; [.B3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8] &amp; &quot;&lt;br&gt;&quot;" office:value-type="string" office:string-value="&lt;picture&gt;&lt;source media=&quot;(prefers-color-scheme: dark)&quot; srcset=&quot;https://github.com/StorageB/icons/blob/main/GNOME46Adwaita/light/multimedia-volume-control-symbolic.svg&quot;&gt;&lt;source media=&quot;(prefers-color-scheme: light)&quot; srcset=&quot;https://github.com/StorageB/icons/blob/main/GNOME46Adwaita/dark/multimedia-volume-control-symbolic.svg&quot;&gt;&lt;img alt=&quot;multimedia-volume-control-symbolic&quot; src=&quot;https://user-images.githubusercontent.com/25423296/163456779-a8556205-d0a5-45e2-ac17-42d089e3c3f8.png&quot;&gt;&lt;/picture&gt; &amp;nbsp; &amp;nbsp;multimedia-volume-control-symbolic&lt;br&gt;" calcext:value-type="string">
            <text:p>&lt;picture&gt;&lt;source media="(prefers-color-scheme: dark)" srcset="https://github.com/StorageB/icons/blob/main/GNOME46Adwaita/light/multimedia-volume-control-symbolic.svg"&gt;&lt;source media="(prefers-color-scheme: light)" srcset="https://github.com/StorageB/icons/blob/main/GNOME46Adwaita/dark/multimedia-volume-control-symbolic.svg"&gt;&lt;img alt="multimedia-volume-control-symbolic" src="https://user-images.githubusercontent.com/25423296/163456779-a8556205-d0a5-45e2-ac17-42d089e3c3f8.png"&gt;&lt;/picture&gt; &amp;nbsp; &amp;nbsp;multimedia-volume-control-symbolic&lt;br&gt;</text:p>
          </table:table-cell>
        </table:table-row>
        <table:table-row table:style-name="ro1">
          <table:table-cell office:value-type="string" calcext:value-type="string">
            <text:p>preferences-color-symbolic.svg</text:p>
          </table:table-cell>
          <table:table-cell office:value-type="string" calcext:value-type="string">
            <text:p>preferences-col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3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39] &amp; CHAR(34) &amp; &quot;&gt;&quot; &amp; &#10;&quot;&lt;img alt=&quot; &amp; CHAR(34) &amp; [.B3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9] &amp; &quot;&lt;br&gt;&quot;" office:value-type="string" office:string-value="&lt;picture&gt;&lt;source media=&quot;(prefers-color-scheme: dark)&quot; srcset=&quot;https://github.com/StorageB/icons/blob/main/GNOME46Adwaita/light/preferences-color-symbolic.svg&quot;&gt;&lt;source media=&quot;(prefers-color-scheme: light)&quot; srcset=&quot;https://github.com/StorageB/icons/blob/main/GNOME46Adwaita/dark/preferences-color-symbolic.svg&quot;&gt;&lt;img alt=&quot;preferences-color-symbolic&quot; src=&quot;https://user-images.githubusercontent.com/25423296/163456779-a8556205-d0a5-45e2-ac17-42d089e3c3f8.png&quot;&gt;&lt;/picture&gt; &amp;nbsp; &amp;nbsp;preferences-color-symbolic&lt;br&gt;" calcext:value-type="string">
            <text:p>&lt;picture&gt;&lt;source media="(prefers-color-scheme: dark)" srcset="https://github.com/StorageB/icons/blob/main/GNOME46Adwaita/light/preferences-color-symbolic.svg"&gt;&lt;source media="(prefers-color-scheme: light)" srcset="https://github.com/StorageB/icons/blob/main/GNOME46Adwaita/dark/preferences-color-symbolic.svg"&gt;&lt;img alt="preferences-color-symbolic" src="https://user-images.githubusercontent.com/25423296/163456779-a8556205-d0a5-45e2-ac17-42d089e3c3f8.png"&gt;&lt;/picture&gt; &amp;nbsp; &amp;nbsp;preferences-color-symbolic&lt;br&gt;</text:p>
          </table:table-cell>
        </table:table-row>
        <table:table-row table:style-name="ro1">
          <table:table-cell office:value-type="string" calcext:value-type="string">
            <text:p>preferences-desktop-accessibility-symbolic.svg</text:p>
          </table:table-cell>
          <table:table-cell office:value-type="string" calcext:value-type="string">
            <text:p>preferences-desktop-accessibilit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0] &amp; CHAR(34) &amp; &quot;&gt;&quot; &amp; &#10;&quot;&lt;img alt=&quot; &amp; CHAR(34) &amp; [.B3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0] &amp; &quot;&lt;br&gt;&quot;" office:value-type="string" office:string-value="&lt;picture&gt;&lt;source media=&quot;(prefers-color-scheme: dark)&quot; srcset=&quot;https://github.com/StorageB/icons/blob/main/GNOME46Adwaita/light/preferences-desktop-accessibility-symbolic.svg&quot;&gt;&lt;source media=&quot;(prefers-color-scheme: light)&quot; srcset=&quot;https://github.com/StorageB/icons/blob/main/GNOME46Adwaita/dark/preferences-desktop-accessibility-symbolic.svg&quot;&gt;&lt;img alt=&quot;preferences-desktop-accessibility-symbolic&quot; src=&quot;https://user-images.githubusercontent.com/25423296/163456779-a8556205-d0a5-45e2-ac17-42d089e3c3f8.png&quot;&gt;&lt;/picture&gt; &amp;nbsp; &amp;nbsp;preferences-desktop-accessibility-symbolic&lt;br&gt;" calcext:value-type="string">
            <text:p>&lt;picture&gt;&lt;source media="(prefers-color-scheme: dark)" srcset="https://github.com/StorageB/icons/blob/main/GNOME46Adwaita/light/preferences-desktop-accessibility-symbolic.svg"&gt;&lt;source media="(prefers-color-scheme: light)" srcset="https://github.com/StorageB/icons/blob/main/GNOME46Adwaita/dark/preferences-desktop-accessibility-symbolic.svg"&gt;&lt;img alt="preferences-desktop-accessibility-symbolic" src="https://user-images.githubusercontent.com/25423296/163456779-a8556205-d0a5-45e2-ac17-42d089e3c3f8.png"&gt;&lt;/picture&gt; &amp;nbsp; &amp;nbsp;preferences-desktop-accessibility-symbolic&lt;br&gt;</text:p>
          </table:table-cell>
        </table:table-row>
        <table:table-row table:style-name="ro1">
          <table:table-cell office:value-type="string" calcext:value-type="string">
            <text:p>preferences-desktop-appearance-symbolic.svg</text:p>
          </table:table-cell>
          <table:table-cell office:value-type="string" calcext:value-type="string">
            <text:p>preferences-desktop-appeara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1] &amp; CHAR(34) &amp; &quot;&gt;&quot; &amp; &#10;&quot;&lt;img alt=&quot; &amp; CHAR(34) &amp; [.B3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1] &amp; &quot;&lt;br&gt;&quot;" office:value-type="string" office:string-value="&lt;picture&gt;&lt;source media=&quot;(prefers-color-scheme: dark)&quot; srcset=&quot;https://github.com/StorageB/icons/blob/main/GNOME46Adwaita/light/preferences-desktop-appearance-symbolic.svg&quot;&gt;&lt;source media=&quot;(prefers-color-scheme: light)&quot; srcset=&quot;https://github.com/StorageB/icons/blob/main/GNOME46Adwaita/dark/preferences-desktop-appearance-symbolic.svg&quot;&gt;&lt;img alt=&quot;preferences-desktop-appearance-symbolic&quot; src=&quot;https://user-images.githubusercontent.com/25423296/163456779-a8556205-d0a5-45e2-ac17-42d089e3c3f8.png&quot;&gt;&lt;/picture&gt; &amp;nbsp; &amp;nbsp;preferences-desktop-appearance-symbolic&lt;br&gt;" calcext:value-type="string">
            <text:p>&lt;picture&gt;&lt;source media="(prefers-color-scheme: dark)" srcset="https://github.com/StorageB/icons/blob/main/GNOME46Adwaita/light/preferences-desktop-appearance-symbolic.svg"&gt;&lt;source media="(prefers-color-scheme: light)" srcset="https://github.com/StorageB/icons/blob/main/GNOME46Adwaita/dark/preferences-desktop-appearance-symbolic.svg"&gt;&lt;img alt="preferences-desktop-appearance-symbolic" src="https://user-images.githubusercontent.com/25423296/163456779-a8556205-d0a5-45e2-ac17-42d089e3c3f8.png"&gt;&lt;/picture&gt; &amp;nbsp; &amp;nbsp;preferences-desktop-appearance-symbolic&lt;br&gt;</text:p>
          </table:table-cell>
        </table:table-row>
        <table:table-row table:style-name="ro1">
          <table:table-cell office:value-type="string" calcext:value-type="string">
            <text:p>preferences-desktop-apps-symbolic.svg</text:p>
          </table:table-cell>
          <table:table-cell office:value-type="string" calcext:value-type="string">
            <text:p>preferences-desktop-app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2] &amp; CHAR(34) &amp; &quot;&gt;&quot; &amp; &#10;&quot;&lt;img alt=&quot; &amp; CHAR(34) &amp; [.B3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2] &amp; &quot;&lt;br&gt;&quot;" office:value-type="string" office:string-value="&lt;picture&gt;&lt;source media=&quot;(prefers-color-scheme: dark)&quot; srcset=&quot;https://github.com/StorageB/icons/blob/main/GNOME46Adwaita/light/preferences-desktop-apps-symbolic.svg&quot;&gt;&lt;source media=&quot;(prefers-color-scheme: light)&quot; srcset=&quot;https://github.com/StorageB/icons/blob/main/GNOME46Adwaita/dark/preferences-desktop-apps-symbolic.svg&quot;&gt;&lt;img alt=&quot;preferences-desktop-apps-symbolic&quot; src=&quot;https://user-images.githubusercontent.com/25423296/163456779-a8556205-d0a5-45e2-ac17-42d089e3c3f8.png&quot;&gt;&lt;/picture&gt; &amp;nbsp; &amp;nbsp;preferences-desktop-apps-symbolic&lt;br&gt;" calcext:value-type="string">
            <text:p>&lt;picture&gt;&lt;source media="(prefers-color-scheme: dark)" srcset="https://github.com/StorageB/icons/blob/main/GNOME46Adwaita/light/preferences-desktop-apps-symbolic.svg"&gt;&lt;source media="(prefers-color-scheme: light)" srcset="https://github.com/StorageB/icons/blob/main/GNOME46Adwaita/dark/preferences-desktop-apps-symbolic.svg"&gt;&lt;img alt="preferences-desktop-apps-symbolic" src="https://user-images.githubusercontent.com/25423296/163456779-a8556205-d0a5-45e2-ac17-42d089e3c3f8.png"&gt;&lt;/picture&gt; &amp;nbsp; &amp;nbsp;preferences-desktop-apps-symbolic&lt;br&gt;</text:p>
          </table:table-cell>
        </table:table-row>
        <table:table-row table:style-name="ro1">
          <table:table-cell office:value-type="string" calcext:value-type="string">
            <text:p>preferences-desktop-display-symbolic.svg</text:p>
          </table:table-cell>
          <table:table-cell office:value-type="string" calcext:value-type="string">
            <text:p>preferences-desktop-displ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3] &amp; CHAR(34) &amp; &quot;&gt;&quot; &amp; &#10;&quot;&lt;img alt=&quot; &amp; CHAR(34) &amp; [.B3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3] &amp; &quot;&lt;br&gt;&quot;" office:value-type="string" office:string-value="&lt;picture&gt;&lt;source media=&quot;(prefers-color-scheme: dark)&quot; srcset=&quot;https://github.com/StorageB/icons/blob/main/GNOME46Adwaita/light/preferences-desktop-display-symbolic.svg&quot;&gt;&lt;source media=&quot;(prefers-color-scheme: light)&quot; srcset=&quot;https://github.com/StorageB/icons/blob/main/GNOME46Adwaita/dark/preferences-desktop-display-symbolic.svg&quot;&gt;&lt;img alt=&quot;preferences-desktop-display-symbolic&quot; src=&quot;https://user-images.githubusercontent.com/25423296/163456779-a8556205-d0a5-45e2-ac17-42d089e3c3f8.png&quot;&gt;&lt;/picture&gt; &amp;nbsp; &amp;nbsp;preferences-desktop-display-symbolic&lt;br&gt;" calcext:value-type="string">
            <text:p>&lt;picture&gt;&lt;source media="(prefers-color-scheme: dark)" srcset="https://github.com/StorageB/icons/blob/main/GNOME46Adwaita/light/preferences-desktop-display-symbolic.svg"&gt;&lt;source media="(prefers-color-scheme: light)" srcset="https://github.com/StorageB/icons/blob/main/GNOME46Adwaita/dark/preferences-desktop-display-symbolic.svg"&gt;&lt;img alt="preferences-desktop-display-symbolic" src="https://user-images.githubusercontent.com/25423296/163456779-a8556205-d0a5-45e2-ac17-42d089e3c3f8.png"&gt;&lt;/picture&gt; &amp;nbsp; &amp;nbsp;preferences-desktop-display-symbolic&lt;br&gt;</text:p>
          </table:table-cell>
        </table:table-row>
        <table:table-row table:style-name="ro1">
          <table:table-cell office:value-type="string" calcext:value-type="string">
            <text:p>preferences-desktop-font-symbolic.svg</text:p>
          </table:table-cell>
          <table:table-cell office:value-type="string" calcext:value-type="string">
            <text:p>preferences-desktop-fo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4] &amp; CHAR(34) &amp; &quot;&gt;&quot; &amp; &#10;&quot;&lt;img alt=&quot; &amp; CHAR(34) &amp; [.B3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4] &amp; &quot;&lt;br&gt;&quot;" office:value-type="string" office:string-value="&lt;picture&gt;&lt;source media=&quot;(prefers-color-scheme: dark)&quot; srcset=&quot;https://github.com/StorageB/icons/blob/main/GNOME46Adwaita/light/preferences-desktop-font-symbolic.svg&quot;&gt;&lt;source media=&quot;(prefers-color-scheme: light)&quot; srcset=&quot;https://github.com/StorageB/icons/blob/main/GNOME46Adwaita/dark/preferences-desktop-font-symbolic.svg&quot;&gt;&lt;img alt=&quot;preferences-desktop-font-symbolic&quot; src=&quot;https://user-images.githubusercontent.com/25423296/163456779-a8556205-d0a5-45e2-ac17-42d089e3c3f8.png&quot;&gt;&lt;/picture&gt; &amp;nbsp; &amp;nbsp;preferences-desktop-font-symbolic&lt;br&gt;" calcext:value-type="string">
            <text:p>&lt;picture&gt;&lt;source media="(prefers-color-scheme: dark)" srcset="https://github.com/StorageB/icons/blob/main/GNOME46Adwaita/light/preferences-desktop-font-symbolic.svg"&gt;&lt;source media="(prefers-color-scheme: light)" srcset="https://github.com/StorageB/icons/blob/main/GNOME46Adwaita/dark/preferences-desktop-font-symbolic.svg"&gt;&lt;img alt="preferences-desktop-font-symbolic" src="https://user-images.githubusercontent.com/25423296/163456779-a8556205-d0a5-45e2-ac17-42d089e3c3f8.png"&gt;&lt;/picture&gt; &amp;nbsp; &amp;nbsp;preferences-desktop-font-symbolic&lt;br&gt;</text:p>
          </table:table-cell>
        </table:table-row>
        <table:table-row table:style-name="ro1">
          <table:table-cell office:value-type="string" calcext:value-type="string">
            <text:p>preferences-desktop-keyboard-shortcuts-symbolic.svg</text:p>
          </table:table-cell>
          <table:table-cell office:value-type="string" calcext:value-type="string">
            <text:p>preferences-desktop-keyboard-shortcu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5] &amp; CHAR(34) &amp; &quot;&gt;&quot; &amp; &#10;&quot;&lt;img alt=&quot; &amp; CHAR(34) &amp; [.B3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5] &amp; &quot;&lt;br&gt;&quot;" office:value-type="string" office:string-value="&lt;picture&gt;&lt;source media=&quot;(prefers-color-scheme: dark)&quot; srcset=&quot;https://github.com/StorageB/icons/blob/main/GNOME46Adwaita/light/preferences-desktop-keyboard-shortcuts-symbolic.svg&quot;&gt;&lt;source media=&quot;(prefers-color-scheme: light)&quot; srcset=&quot;https://github.com/StorageB/icons/blob/main/GNOME46Adwaita/dark/preferences-desktop-keyboard-shortcuts-symbolic.svg&quot;&gt;&lt;img alt=&quot;preferences-desktop-keyboard-shortcuts-symbolic&quot; src=&quot;https://user-images.githubusercontent.com/25423296/163456779-a8556205-d0a5-45e2-ac17-42d089e3c3f8.png&quot;&gt;&lt;/picture&gt; &amp;nbsp; &amp;nbsp;preferences-desktop-keyboard-shortcuts-symbolic&lt;br&gt;" calcext:value-type="string">
            <text:p>&lt;picture&gt;&lt;source media="(prefers-color-scheme: dark)" srcset="https://github.com/StorageB/icons/blob/main/GNOME46Adwaita/light/preferences-desktop-keyboard-shortcuts-symbolic.svg"&gt;&lt;source media="(prefers-color-scheme: light)" srcset="https://github.com/StorageB/icons/blob/main/GNOME46Adwaita/dark/preferences-desktop-keyboard-shortcuts-symbolic.svg"&gt;&lt;img alt="preferences-desktop-keyboard-shortcuts-symbolic" src="https://user-images.githubusercontent.com/25423296/163456779-a8556205-d0a5-45e2-ac17-42d089e3c3f8.png"&gt;&lt;/picture&gt; &amp;nbsp; &amp;nbsp;preferences-desktop-keyboard-shortcuts-symbolic&lt;br&gt;</text:p>
          </table:table-cell>
        </table:table-row>
        <table:table-row table:style-name="ro1">
          <table:table-cell office:value-type="string" calcext:value-type="string">
            <text:p>preferences-desktop-keyboard-symbolic.svg</text:p>
          </table:table-cell>
          <table:table-cell office:value-type="string" calcext:value-type="string">
            <text:p>preferences-desktop-keybo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6] &amp; CHAR(34) &amp; &quot;&gt;&quot; &amp; &#10;&quot;&lt;img alt=&quot; &amp; CHAR(34) &amp; [.B3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6] &amp; &quot;&lt;br&gt;&quot;" office:value-type="string" office:string-value="&lt;picture&gt;&lt;source media=&quot;(prefers-color-scheme: dark)&quot; srcset=&quot;https://github.com/StorageB/icons/blob/main/GNOME46Adwaita/light/preferences-desktop-keyboard-symbolic.svg&quot;&gt;&lt;source media=&quot;(prefers-color-scheme: light)&quot; srcset=&quot;https://github.com/StorageB/icons/blob/main/GNOME46Adwaita/dark/preferences-desktop-keyboard-symbolic.svg&quot;&gt;&lt;img alt=&quot;preferences-desktop-keyboard-symbolic&quot; src=&quot;https://user-images.githubusercontent.com/25423296/163456779-a8556205-d0a5-45e2-ac17-42d089e3c3f8.png&quot;&gt;&lt;/picture&gt; &amp;nbsp; &amp;nbsp;preferences-desktop-keyboard-symbolic&lt;br&gt;" calcext:value-type="string">
            <text:p>&lt;picture&gt;&lt;source media="(prefers-color-scheme: dark)" srcset="https://github.com/StorageB/icons/blob/main/GNOME46Adwaita/light/preferences-desktop-keyboard-symbolic.svg"&gt;&lt;source media="(prefers-color-scheme: light)" srcset="https://github.com/StorageB/icons/blob/main/GNOME46Adwaita/dark/preferences-desktop-keyboard-symbolic.svg"&gt;&lt;img alt="preferences-desktop-keyboard-symbolic" src="https://user-images.githubusercontent.com/25423296/163456779-a8556205-d0a5-45e2-ac17-42d089e3c3f8.png"&gt;&lt;/picture&gt; &amp;nbsp; &amp;nbsp;preferences-desktop-keyboard-symbolic&lt;br&gt;</text:p>
          </table:table-cell>
        </table:table-row>
        <table:table-row table:style-name="ro1">
          <table:table-cell office:value-type="string" calcext:value-type="string">
            <text:p>preferences-desktop-locale-symbolic.svg</text:p>
          </table:table-cell>
          <table:table-cell office:value-type="string" calcext:value-type="string">
            <text:p>preferences-desktop-loca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7] &amp; CHAR(34) &amp; &quot;&gt;&quot; &amp; &#10;&quot;&lt;img alt=&quot; &amp; CHAR(34) &amp; [.B3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7] &amp; &quot;&lt;br&gt;&quot;" office:value-type="string" office:string-value="&lt;picture&gt;&lt;source media=&quot;(prefers-color-scheme: dark)&quot; srcset=&quot;https://github.com/StorageB/icons/blob/main/GNOME46Adwaita/light/preferences-desktop-locale-symbolic.svg&quot;&gt;&lt;source media=&quot;(prefers-color-scheme: light)&quot; srcset=&quot;https://github.com/StorageB/icons/blob/main/GNOME46Adwaita/dark/preferences-desktop-locale-symbolic.svg&quot;&gt;&lt;img alt=&quot;preferences-desktop-locale-symbolic&quot; src=&quot;https://user-images.githubusercontent.com/25423296/163456779-a8556205-d0a5-45e2-ac17-42d089e3c3f8.png&quot;&gt;&lt;/picture&gt; &amp;nbsp; &amp;nbsp;preferences-desktop-locale-symbolic&lt;br&gt;" calcext:value-type="string">
            <text:p>&lt;picture&gt;&lt;source media="(prefers-color-scheme: dark)" srcset="https://github.com/StorageB/icons/blob/main/GNOME46Adwaita/light/preferences-desktop-locale-symbolic.svg"&gt;&lt;source media="(prefers-color-scheme: light)" srcset="https://github.com/StorageB/icons/blob/main/GNOME46Adwaita/dark/preferences-desktop-locale-symbolic.svg"&gt;&lt;img alt="preferences-desktop-locale-symbolic" src="https://user-images.githubusercontent.com/25423296/163456779-a8556205-d0a5-45e2-ac17-42d089e3c3f8.png"&gt;&lt;/picture&gt; &amp;nbsp; &amp;nbsp;preferences-desktop-locale-symbolic&lt;br&gt;</text:p>
          </table:table-cell>
        </table:table-row>
        <table:table-row table:style-name="ro1">
          <table:table-cell office:value-type="string" calcext:value-type="string">
            <text:p>preferences-desktop-multitasking-symbolic.svg</text:p>
          </table:table-cell>
          <table:table-cell office:value-type="string" calcext:value-type="string">
            <text:p>preferences-desktop-multitask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8] &amp; CHAR(34) &amp; &quot;&gt;&quot; &amp; &#10;&quot;&lt;img alt=&quot; &amp; CHAR(34) &amp; [.B3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8] &amp; &quot;&lt;br&gt;&quot;" office:value-type="string" office:string-value="&lt;picture&gt;&lt;source media=&quot;(prefers-color-scheme: dark)&quot; srcset=&quot;https://github.com/StorageB/icons/blob/main/GNOME46Adwaita/light/preferences-desktop-multitasking-symbolic.svg&quot;&gt;&lt;source media=&quot;(prefers-color-scheme: light)&quot; srcset=&quot;https://github.com/StorageB/icons/blob/main/GNOME46Adwaita/dark/preferences-desktop-multitasking-symbolic.svg&quot;&gt;&lt;img alt=&quot;preferences-desktop-multitasking-symbolic&quot; src=&quot;https://user-images.githubusercontent.com/25423296/163456779-a8556205-d0a5-45e2-ac17-42d089e3c3f8.png&quot;&gt;&lt;/picture&gt; &amp;nbsp; &amp;nbsp;preferences-desktop-multitasking-symbolic&lt;br&gt;" calcext:value-type="string">
            <text:p>&lt;picture&gt;&lt;source media="(prefers-color-scheme: dark)" srcset="https://github.com/StorageB/icons/blob/main/GNOME46Adwaita/light/preferences-desktop-multitasking-symbolic.svg"&gt;&lt;source media="(prefers-color-scheme: light)" srcset="https://github.com/StorageB/icons/blob/main/GNOME46Adwaita/dark/preferences-desktop-multitasking-symbolic.svg"&gt;&lt;img alt="preferences-desktop-multitasking-symbolic" src="https://user-images.githubusercontent.com/25423296/163456779-a8556205-d0a5-45e2-ac17-42d089e3c3f8.png"&gt;&lt;/picture&gt; &amp;nbsp; &amp;nbsp;preferences-desktop-multitasking-symbolic&lt;br&gt;</text:p>
          </table:table-cell>
        </table:table-row>
        <table:table-row table:style-name="ro1">
          <table:table-cell office:value-type="string" calcext:value-type="string">
            <text:p>preferences-desktop-remote-desktop-symbolic.svg</text:p>
          </table:table-cell>
          <table:table-cell office:value-type="string" calcext:value-type="string">
            <text:p>preferences-desktop-remote-desk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4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49] &amp; CHAR(34) &amp; &quot;&gt;&quot; &amp; &#10;&quot;&lt;img alt=&quot; &amp; CHAR(34) &amp; [.B3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9] &amp; &quot;&lt;br&gt;&quot;" office:value-type="string" office:string-value="&lt;picture&gt;&lt;source media=&quot;(prefers-color-scheme: dark)&quot; srcset=&quot;https://github.com/StorageB/icons/blob/main/GNOME46Adwaita/light/preferences-desktop-remote-desktop-symbolic.svg&quot;&gt;&lt;source media=&quot;(prefers-color-scheme: light)&quot; srcset=&quot;https://github.com/StorageB/icons/blob/main/GNOME46Adwaita/dark/preferences-desktop-remote-desktop-symbolic.svg&quot;&gt;&lt;img alt=&quot;preferences-desktop-remote-desktop-symbolic&quot; src=&quot;https://user-images.githubusercontent.com/25423296/163456779-a8556205-d0a5-45e2-ac17-42d089e3c3f8.png&quot;&gt;&lt;/picture&gt; &amp;nbsp; &amp;nbsp;preferences-desktop-remote-desktop-symbolic&lt;br&gt;" calcext:value-type="string">
            <text:p>&lt;picture&gt;&lt;source media="(prefers-color-scheme: dark)" srcset="https://github.com/StorageB/icons/blob/main/GNOME46Adwaita/light/preferences-desktop-remote-desktop-symbolic.svg"&gt;&lt;source media="(prefers-color-scheme: light)" srcset="https://github.com/StorageB/icons/blob/main/GNOME46Adwaita/dark/preferences-desktop-remote-desktop-symbolic.svg"&gt;&lt;img alt="preferences-desktop-remote-desktop-symbolic" src="https://user-images.githubusercontent.com/25423296/163456779-a8556205-d0a5-45e2-ac17-42d089e3c3f8.png"&gt;&lt;/picture&gt; &amp;nbsp; &amp;nbsp;preferences-desktop-remote-desktop-symbolic&lt;br&gt;</text:p>
          </table:table-cell>
        </table:table-row>
        <table:table-row table:style-name="ro1">
          <table:table-cell office:value-type="string" calcext:value-type="string">
            <text:p>preferences-desktop-screensaver-symbolic.svg</text:p>
          </table:table-cell>
          <table:table-cell office:value-type="string" calcext:value-type="string">
            <text:p>preferences-desktop-screensav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0] &amp; CHAR(34) &amp; &quot;&gt;&quot; &amp; &#10;&quot;&lt;img alt=&quot; &amp; CHAR(34) &amp; [.B3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0] &amp; &quot;&lt;br&gt;&quot;" office:value-type="string" office:string-value="&lt;picture&gt;&lt;source media=&quot;(prefers-color-scheme: dark)&quot; srcset=&quot;https://github.com/StorageB/icons/blob/main/GNOME46Adwaita/light/preferences-desktop-screensaver-symbolic.svg&quot;&gt;&lt;source media=&quot;(prefers-color-scheme: light)&quot; srcset=&quot;https://github.com/StorageB/icons/blob/main/GNOME46Adwaita/dark/preferences-desktop-screensaver-symbolic.svg&quot;&gt;&lt;img alt=&quot;preferences-desktop-screensaver-symbolic&quot; src=&quot;https://user-images.githubusercontent.com/25423296/163456779-a8556205-d0a5-45e2-ac17-42d089e3c3f8.png&quot;&gt;&lt;/picture&gt; &amp;nbsp; &amp;nbsp;preferences-desktop-screensaver-symbolic&lt;br&gt;" calcext:value-type="string">
            <text:p>&lt;picture&gt;&lt;source media="(prefers-color-scheme: dark)" srcset="https://github.com/StorageB/icons/blob/main/GNOME46Adwaita/light/preferences-desktop-screensaver-symbolic.svg"&gt;&lt;source media="(prefers-color-scheme: light)" srcset="https://github.com/StorageB/icons/blob/main/GNOME46Adwaita/dark/preferences-desktop-screensaver-symbolic.svg"&gt;&lt;img alt="preferences-desktop-screensaver-symbolic" src="https://user-images.githubusercontent.com/25423296/163456779-a8556205-d0a5-45e2-ac17-42d089e3c3f8.png"&gt;&lt;/picture&gt; &amp;nbsp; &amp;nbsp;preferences-desktop-screensaver-symbolic&lt;br&gt;</text:p>
          </table:table-cell>
        </table:table-row>
        <table:table-row table:style-name="ro1">
          <table:table-cell office:value-type="string" calcext:value-type="string">
            <text:p>preferences-desktop-wallpaper-symbolic.svg</text:p>
          </table:table-cell>
          <table:table-cell office:value-type="string" calcext:value-type="string">
            <text:p>preferences-desktop-wallpap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1] &amp; CHAR(34) &amp; &quot;&gt;&quot; &amp; &#10;&quot;&lt;img alt=&quot; &amp; CHAR(34) &amp; [.B3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1] &amp; &quot;&lt;br&gt;&quot;" office:value-type="string" office:string-value="&lt;picture&gt;&lt;source media=&quot;(prefers-color-scheme: dark)&quot; srcset=&quot;https://github.com/StorageB/icons/blob/main/GNOME46Adwaita/light/preferences-desktop-wallpaper-symbolic.svg&quot;&gt;&lt;source media=&quot;(prefers-color-scheme: light)&quot; srcset=&quot;https://github.com/StorageB/icons/blob/main/GNOME46Adwaita/dark/preferences-desktop-wallpaper-symbolic.svg&quot;&gt;&lt;img alt=&quot;preferences-desktop-wallpaper-symbolic&quot; src=&quot;https://user-images.githubusercontent.com/25423296/163456779-a8556205-d0a5-45e2-ac17-42d089e3c3f8.png&quot;&gt;&lt;/picture&gt; &amp;nbsp; &amp;nbsp;preferences-desktop-wallpaper-symbolic&lt;br&gt;" calcext:value-type="string">
            <text:p>&lt;picture&gt;&lt;source media="(prefers-color-scheme: dark)" srcset="https://github.com/StorageB/icons/blob/main/GNOME46Adwaita/light/preferences-desktop-wallpaper-symbolic.svg"&gt;&lt;source media="(prefers-color-scheme: light)" srcset="https://github.com/StorageB/icons/blob/main/GNOME46Adwaita/dark/preferences-desktop-wallpaper-symbolic.svg"&gt;&lt;img alt="preferences-desktop-wallpaper-symbolic" src="https://user-images.githubusercontent.com/25423296/163456779-a8556205-d0a5-45e2-ac17-42d089e3c3f8.png"&gt;&lt;/picture&gt; &amp;nbsp; &amp;nbsp;preferences-desktop-wallpaper-symbolic&lt;br&gt;</text:p>
          </table:table-cell>
        </table:table-row>
        <table:table-row table:style-name="ro1">
          <table:table-cell office:value-type="string" calcext:value-type="string">
            <text:p>preferences-system-details-symbolic.svg</text:p>
          </table:table-cell>
          <table:table-cell office:value-type="string" calcext:value-type="string">
            <text:p>preferences-system-detail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2] &amp; CHAR(34) &amp; &quot;&gt;&quot; &amp; &#10;&quot;&lt;img alt=&quot; &amp; CHAR(34) &amp; [.B3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2] &amp; &quot;&lt;br&gt;&quot;" office:value-type="string" office:string-value="&lt;picture&gt;&lt;source media=&quot;(prefers-color-scheme: dark)&quot; srcset=&quot;https://github.com/StorageB/icons/blob/main/GNOME46Adwaita/light/preferences-system-details-symbolic.svg&quot;&gt;&lt;source media=&quot;(prefers-color-scheme: light)&quot; srcset=&quot;https://github.com/StorageB/icons/blob/main/GNOME46Adwaita/dark/preferences-system-details-symbolic.svg&quot;&gt;&lt;img alt=&quot;preferences-system-details-symbolic&quot; src=&quot;https://user-images.githubusercontent.com/25423296/163456779-a8556205-d0a5-45e2-ac17-42d089e3c3f8.png&quot;&gt;&lt;/picture&gt; &amp;nbsp; &amp;nbsp;preferences-system-details-symbolic&lt;br&gt;" calcext:value-type="string">
            <text:p>&lt;picture&gt;&lt;source media="(prefers-color-scheme: dark)" srcset="https://github.com/StorageB/icons/blob/main/GNOME46Adwaita/light/preferences-system-details-symbolic.svg"&gt;&lt;source media="(prefers-color-scheme: light)" srcset="https://github.com/StorageB/icons/blob/main/GNOME46Adwaita/dark/preferences-system-details-symbolic.svg"&gt;&lt;img alt="preferences-system-details-symbolic" src="https://user-images.githubusercontent.com/25423296/163456779-a8556205-d0a5-45e2-ac17-42d089e3c3f8.png"&gt;&lt;/picture&gt; &amp;nbsp; &amp;nbsp;preferences-system-details-symbolic&lt;br&gt;</text:p>
          </table:table-cell>
        </table:table-row>
        <table:table-row table:style-name="ro1">
          <table:table-cell office:value-type="string" calcext:value-type="string">
            <text:p>preferences-system-devices-symbolic.svg</text:p>
          </table:table-cell>
          <table:table-cell office:value-type="string" calcext:value-type="string">
            <text:p>preferences-system-devic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3] &amp; CHAR(34) &amp; &quot;&gt;&quot; &amp; &#10;&quot;&lt;img alt=&quot; &amp; CHAR(34) &amp; [.B3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3] &amp; &quot;&lt;br&gt;&quot;" office:value-type="string" office:string-value="&lt;picture&gt;&lt;source media=&quot;(prefers-color-scheme: dark)&quot; srcset=&quot;https://github.com/StorageB/icons/blob/main/GNOME46Adwaita/light/preferences-system-devices-symbolic.svg&quot;&gt;&lt;source media=&quot;(prefers-color-scheme: light)&quot; srcset=&quot;https://github.com/StorageB/icons/blob/main/GNOME46Adwaita/dark/preferences-system-devices-symbolic.svg&quot;&gt;&lt;img alt=&quot;preferences-system-devices-symbolic&quot; src=&quot;https://user-images.githubusercontent.com/25423296/163456779-a8556205-d0a5-45e2-ac17-42d089e3c3f8.png&quot;&gt;&lt;/picture&gt; &amp;nbsp; &amp;nbsp;preferences-system-devices-symbolic&lt;br&gt;" calcext:value-type="string">
            <text:p>&lt;picture&gt;&lt;source media="(prefers-color-scheme: dark)" srcset="https://github.com/StorageB/icons/blob/main/GNOME46Adwaita/light/preferences-system-devices-symbolic.svg"&gt;&lt;source media="(prefers-color-scheme: light)" srcset="https://github.com/StorageB/icons/blob/main/GNOME46Adwaita/dark/preferences-system-devices-symbolic.svg"&gt;&lt;img alt="preferences-system-devices-symbolic" src="https://user-images.githubusercontent.com/25423296/163456779-a8556205-d0a5-45e2-ac17-42d089e3c3f8.png"&gt;&lt;/picture&gt; &amp;nbsp; &amp;nbsp;preferences-system-devices-symbolic&lt;br&gt;</text:p>
          </table:table-cell>
        </table:table-row>
        <table:table-row table:style-name="ro1">
          <table:table-cell office:value-type="string" calcext:value-type="string">
            <text:p>preferences-system-network-proxy-symbolic.svg</text:p>
          </table:table-cell>
          <table:table-cell office:value-type="string" calcext:value-type="string">
            <text:p>preferences-system-network-prox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4] &amp; CHAR(34) &amp; &quot;&gt;&quot; &amp; &#10;&quot;&lt;img alt=&quot; &amp; CHAR(34) &amp; [.B3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4] &amp; &quot;&lt;br&gt;&quot;" office:value-type="string" office:string-value="&lt;picture&gt;&lt;source media=&quot;(prefers-color-scheme: dark)&quot; srcset=&quot;https://github.com/StorageB/icons/blob/main/GNOME46Adwaita/light/preferences-system-network-proxy-symbolic.svg&quot;&gt;&lt;source media=&quot;(prefers-color-scheme: light)&quot; srcset=&quot;https://github.com/StorageB/icons/blob/main/GNOME46Adwaita/dark/preferences-system-network-proxy-symbolic.svg&quot;&gt;&lt;img alt=&quot;preferences-system-network-proxy-symbolic&quot; src=&quot;https://user-images.githubusercontent.com/25423296/163456779-a8556205-d0a5-45e2-ac17-42d089e3c3f8.png&quot;&gt;&lt;/picture&gt; &amp;nbsp; &amp;nbsp;preferences-system-network-proxy-symbolic&lt;br&gt;" calcext:value-type="string">
            <text:p>&lt;picture&gt;&lt;source media="(prefers-color-scheme: dark)" srcset="https://github.com/StorageB/icons/blob/main/GNOME46Adwaita/light/preferences-system-network-proxy-symbolic.svg"&gt;&lt;source media="(prefers-color-scheme: light)" srcset="https://github.com/StorageB/icons/blob/main/GNOME46Adwaita/dark/preferences-system-network-proxy-symbolic.svg"&gt;&lt;img alt="preferences-system-network-proxy-symbolic" src="https://user-images.githubusercontent.com/25423296/163456779-a8556205-d0a5-45e2-ac17-42d089e3c3f8.png"&gt;&lt;/picture&gt; &amp;nbsp; &amp;nbsp;preferences-system-network-proxy-symbolic&lt;br&gt;</text:p>
          </table:table-cell>
        </table:table-row>
        <table:table-row table:style-name="ro1">
          <table:table-cell office:value-type="string" calcext:value-type="string">
            <text:p>preferences-system-network-symbolic.svg</text:p>
          </table:table-cell>
          <table:table-cell office:value-type="string" calcext:value-type="string">
            <text:p>preferences-system-networ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5] &amp; CHAR(34) &amp; &quot;&gt;&quot; &amp; &#10;&quot;&lt;img alt=&quot; &amp; CHAR(34) &amp; [.B3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5] &amp; &quot;&lt;br&gt;&quot;" office:value-type="string" office:string-value="&lt;picture&gt;&lt;source media=&quot;(prefers-color-scheme: dark)&quot; srcset=&quot;https://github.com/StorageB/icons/blob/main/GNOME46Adwaita/light/preferences-system-network-symbolic.svg&quot;&gt;&lt;source media=&quot;(prefers-color-scheme: light)&quot; srcset=&quot;https://github.com/StorageB/icons/blob/main/GNOME46Adwaita/dark/preferences-system-network-symbolic.svg&quot;&gt;&lt;img alt=&quot;preferences-system-network-symbolic&quot; src=&quot;https://user-images.githubusercontent.com/25423296/163456779-a8556205-d0a5-45e2-ac17-42d089e3c3f8.png&quot;&gt;&lt;/picture&gt; &amp;nbsp; &amp;nbsp;preferences-system-network-symbolic&lt;br&gt;" calcext:value-type="string">
            <text:p>&lt;picture&gt;&lt;source media="(prefers-color-scheme: dark)" srcset="https://github.com/StorageB/icons/blob/main/GNOME46Adwaita/light/preferences-system-network-symbolic.svg"&gt;&lt;source media="(prefers-color-scheme: light)" srcset="https://github.com/StorageB/icons/blob/main/GNOME46Adwaita/dark/preferences-system-network-symbolic.svg"&gt;&lt;img alt="preferences-system-network-symbolic" src="https://user-images.githubusercontent.com/25423296/163456779-a8556205-d0a5-45e2-ac17-42d089e3c3f8.png"&gt;&lt;/picture&gt; &amp;nbsp; &amp;nbsp;preferences-system-network-symbolic&lt;br&gt;</text:p>
          </table:table-cell>
        </table:table-row>
        <table:table-row table:style-name="ro1">
          <table:table-cell office:value-type="string" calcext:value-type="string">
            <text:p>preferences-system-notifications-symbolic.svg</text:p>
          </table:table-cell>
          <table:table-cell office:value-type="string" calcext:value-type="string">
            <text:p>preferences-system-notification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6] &amp; CHAR(34) &amp; &quot;&gt;&quot; &amp; &#10;&quot;&lt;img alt=&quot; &amp; CHAR(34) &amp; [.B3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6] &amp; &quot;&lt;br&gt;&quot;" office:value-type="string" office:string-value="&lt;picture&gt;&lt;source media=&quot;(prefers-color-scheme: dark)&quot; srcset=&quot;https://github.com/StorageB/icons/blob/main/GNOME46Adwaita/light/preferences-system-notifications-symbolic.svg&quot;&gt;&lt;source media=&quot;(prefers-color-scheme: light)&quot; srcset=&quot;https://github.com/StorageB/icons/blob/main/GNOME46Adwaita/dark/preferences-system-notifications-symbolic.svg&quot;&gt;&lt;img alt=&quot;preferences-system-notifications-symbolic&quot; src=&quot;https://user-images.githubusercontent.com/25423296/163456779-a8556205-d0a5-45e2-ac17-42d089e3c3f8.png&quot;&gt;&lt;/picture&gt; &amp;nbsp; &amp;nbsp;preferences-system-notifications-symbolic&lt;br&gt;" calcext:value-type="string">
            <text:p>&lt;picture&gt;&lt;source media="(prefers-color-scheme: dark)" srcset="https://github.com/StorageB/icons/blob/main/GNOME46Adwaita/light/preferences-system-notifications-symbolic.svg"&gt;&lt;source media="(prefers-color-scheme: light)" srcset="https://github.com/StorageB/icons/blob/main/GNOME46Adwaita/dark/preferences-system-notifications-symbolic.svg"&gt;&lt;img alt="preferences-system-notifications-symbolic" src="https://user-images.githubusercontent.com/25423296/163456779-a8556205-d0a5-45e2-ac17-42d089e3c3f8.png"&gt;&lt;/picture&gt; &amp;nbsp; &amp;nbsp;preferences-system-notifications-symbolic&lt;br&gt;</text:p>
          </table:table-cell>
        </table:table-row>
        <table:table-row table:style-name="ro1">
          <table:table-cell office:value-type="string" calcext:value-type="string">
            <text:p>preferences-system-parental-controls-symbolic.svg</text:p>
          </table:table-cell>
          <table:table-cell office:value-type="string" calcext:value-type="string">
            <text:p>preferences-system-parental-control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7] &amp; CHAR(34) &amp; &quot;&gt;&quot; &amp; &#10;&quot;&lt;img alt=&quot; &amp; CHAR(34) &amp; [.B3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7] &amp; &quot;&lt;br&gt;&quot;" office:value-type="string" office:string-value="&lt;picture&gt;&lt;source media=&quot;(prefers-color-scheme: dark)&quot; srcset=&quot;https://github.com/StorageB/icons/blob/main/GNOME46Adwaita/light/preferences-system-parental-controls-symbolic.svg&quot;&gt;&lt;source media=&quot;(prefers-color-scheme: light)&quot; srcset=&quot;https://github.com/StorageB/icons/blob/main/GNOME46Adwaita/dark/preferences-system-parental-controls-symbolic.svg&quot;&gt;&lt;img alt=&quot;preferences-system-parental-controls-symbolic&quot; src=&quot;https://user-images.githubusercontent.com/25423296/163456779-a8556205-d0a5-45e2-ac17-42d089e3c3f8.png&quot;&gt;&lt;/picture&gt; &amp;nbsp; &amp;nbsp;preferences-system-parental-controls-symbolic&lt;br&gt;" calcext:value-type="string">
            <text:p>&lt;picture&gt;&lt;source media="(prefers-color-scheme: dark)" srcset="https://github.com/StorageB/icons/blob/main/GNOME46Adwaita/light/preferences-system-parental-controls-symbolic.svg"&gt;&lt;source media="(prefers-color-scheme: light)" srcset="https://github.com/StorageB/icons/blob/main/GNOME46Adwaita/dark/preferences-system-parental-controls-symbolic.svg"&gt;&lt;img alt="preferences-system-parental-controls-symbolic" src="https://user-images.githubusercontent.com/25423296/163456779-a8556205-d0a5-45e2-ac17-42d089e3c3f8.png"&gt;&lt;/picture&gt; &amp;nbsp; &amp;nbsp;preferences-system-parental-controls-symbolic&lt;br&gt;</text:p>
          </table:table-cell>
        </table:table-row>
        <table:table-row table:style-name="ro1">
          <table:table-cell office:value-type="string" calcext:value-type="string">
            <text:p>preferences-system-privacy-symbolic.svg</text:p>
          </table:table-cell>
          <table:table-cell office:value-type="string" calcext:value-type="string">
            <text:p>preferences-system-privac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8] &amp; CHAR(34) &amp; &quot;&gt;&quot; &amp; &#10;&quot;&lt;img alt=&quot; &amp; CHAR(34) &amp; [.B3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8] &amp; &quot;&lt;br&gt;&quot;" office:value-type="string" office:string-value="&lt;picture&gt;&lt;source media=&quot;(prefers-color-scheme: dark)&quot; srcset=&quot;https://github.com/StorageB/icons/blob/main/GNOME46Adwaita/light/preferences-system-privacy-symbolic.svg&quot;&gt;&lt;source media=&quot;(prefers-color-scheme: light)&quot; srcset=&quot;https://github.com/StorageB/icons/blob/main/GNOME46Adwaita/dark/preferences-system-privacy-symbolic.svg&quot;&gt;&lt;img alt=&quot;preferences-system-privacy-symbolic&quot; src=&quot;https://user-images.githubusercontent.com/25423296/163456779-a8556205-d0a5-45e2-ac17-42d089e3c3f8.png&quot;&gt;&lt;/picture&gt; &amp;nbsp; &amp;nbsp;preferences-system-privacy-symbolic&lt;br&gt;" calcext:value-type="string">
            <text:p>&lt;picture&gt;&lt;source media="(prefers-color-scheme: dark)" srcset="https://github.com/StorageB/icons/blob/main/GNOME46Adwaita/light/preferences-system-privacy-symbolic.svg"&gt;&lt;source media="(prefers-color-scheme: light)" srcset="https://github.com/StorageB/icons/blob/main/GNOME46Adwaita/dark/preferences-system-privacy-symbolic.svg"&gt;&lt;img alt="preferences-system-privacy-symbolic" src="https://user-images.githubusercontent.com/25423296/163456779-a8556205-d0a5-45e2-ac17-42d089e3c3f8.png"&gt;&lt;/picture&gt; &amp;nbsp; &amp;nbsp;preferences-system-privacy-symbolic&lt;br&gt;</text:p>
          </table:table-cell>
        </table:table-row>
        <table:table-row table:style-name="ro1">
          <table:table-cell office:value-type="string" calcext:value-type="string">
            <text:p>preferences-system-search-symbolic.svg</text:p>
          </table:table-cell>
          <table:table-cell office:value-type="string" calcext:value-type="string">
            <text:p>preferences-system-sear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5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59] &amp; CHAR(34) &amp; &quot;&gt;&quot; &amp; &#10;&quot;&lt;img alt=&quot; &amp; CHAR(34) &amp; [.B3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9] &amp; &quot;&lt;br&gt;&quot;" office:value-type="string" office:string-value="&lt;picture&gt;&lt;source media=&quot;(prefers-color-scheme: dark)&quot; srcset=&quot;https://github.com/StorageB/icons/blob/main/GNOME46Adwaita/light/preferences-system-search-symbolic.svg&quot;&gt;&lt;source media=&quot;(prefers-color-scheme: light)&quot; srcset=&quot;https://github.com/StorageB/icons/blob/main/GNOME46Adwaita/dark/preferences-system-search-symbolic.svg&quot;&gt;&lt;img alt=&quot;preferences-system-search-symbolic&quot; src=&quot;https://user-images.githubusercontent.com/25423296/163456779-a8556205-d0a5-45e2-ac17-42d089e3c3f8.png&quot;&gt;&lt;/picture&gt; &amp;nbsp; &amp;nbsp;preferences-system-search-symbolic&lt;br&gt;" calcext:value-type="string">
            <text:p>&lt;picture&gt;&lt;source media="(prefers-color-scheme: dark)" srcset="https://github.com/StorageB/icons/blob/main/GNOME46Adwaita/light/preferences-system-search-symbolic.svg"&gt;&lt;source media="(prefers-color-scheme: light)" srcset="https://github.com/StorageB/icons/blob/main/GNOME46Adwaita/dark/preferences-system-search-symbolic.svg"&gt;&lt;img alt="preferences-system-search-symbolic" src="https://user-images.githubusercontent.com/25423296/163456779-a8556205-d0a5-45e2-ac17-42d089e3c3f8.png"&gt;&lt;/picture&gt; &amp;nbsp; &amp;nbsp;preferences-system-search-symbolic&lt;br&gt;</text:p>
          </table:table-cell>
        </table:table-row>
        <table:table-row table:style-name="ro1">
          <table:table-cell office:value-type="string" calcext:value-type="string">
            <text:p>preferences-system-sharing-symbolic.svg</text:p>
          </table:table-cell>
          <table:table-cell office:value-type="string" calcext:value-type="string">
            <text:p>preferences-system-sha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0] &amp; CHAR(34) &amp; &quot;&gt;&quot; &amp; &#10;&quot;&lt;img alt=&quot; &amp; CHAR(34) &amp; [.B3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0] &amp; &quot;&lt;br&gt;&quot;" office:value-type="string" office:string-value="&lt;picture&gt;&lt;source media=&quot;(prefers-color-scheme: dark)&quot; srcset=&quot;https://github.com/StorageB/icons/blob/main/GNOME46Adwaita/light/preferences-system-sharing-symbolic.svg&quot;&gt;&lt;source media=&quot;(prefers-color-scheme: light)&quot; srcset=&quot;https://github.com/StorageB/icons/blob/main/GNOME46Adwaita/dark/preferences-system-sharing-symbolic.svg&quot;&gt;&lt;img alt=&quot;preferences-system-sharing-symbolic&quot; src=&quot;https://user-images.githubusercontent.com/25423296/163456779-a8556205-d0a5-45e2-ac17-42d089e3c3f8.png&quot;&gt;&lt;/picture&gt; &amp;nbsp; &amp;nbsp;preferences-system-sharing-symbolic&lt;br&gt;" calcext:value-type="string">
            <text:p>&lt;picture&gt;&lt;source media="(prefers-color-scheme: dark)" srcset="https://github.com/StorageB/icons/blob/main/GNOME46Adwaita/light/preferences-system-sharing-symbolic.svg"&gt;&lt;source media="(prefers-color-scheme: light)" srcset="https://github.com/StorageB/icons/blob/main/GNOME46Adwaita/dark/preferences-system-sharing-symbolic.svg"&gt;&lt;img alt="preferences-system-sharing-symbolic" src="https://user-images.githubusercontent.com/25423296/163456779-a8556205-d0a5-45e2-ac17-42d089e3c3f8.png"&gt;&lt;/picture&gt; &amp;nbsp; &amp;nbsp;preferences-system-sharing-symbolic&lt;br&gt;</text:p>
          </table:table-cell>
        </table:table-row>
        <table:table-row table:style-name="ro1">
          <table:table-cell office:value-type="string" calcext:value-type="string">
            <text:p>preferences-system-time-symbolic.svg</text:p>
          </table:table-cell>
          <table:table-cell office:value-type="string" calcext:value-type="string">
            <text:p>preferences-system-tim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1] &amp; CHAR(34) &amp; &quot;&gt;&quot; &amp; &#10;&quot;&lt;img alt=&quot; &amp; CHAR(34) &amp; [.B3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1] &amp; &quot;&lt;br&gt;&quot;" office:value-type="string" office:string-value="&lt;picture&gt;&lt;source media=&quot;(prefers-color-scheme: dark)&quot; srcset=&quot;https://github.com/StorageB/icons/blob/main/GNOME46Adwaita/light/preferences-system-time-symbolic.svg&quot;&gt;&lt;source media=&quot;(prefers-color-scheme: light)&quot; srcset=&quot;https://github.com/StorageB/icons/blob/main/GNOME46Adwaita/dark/preferences-system-time-symbolic.svg&quot;&gt;&lt;img alt=&quot;preferences-system-time-symbolic&quot; src=&quot;https://user-images.githubusercontent.com/25423296/163456779-a8556205-d0a5-45e2-ac17-42d089e3c3f8.png&quot;&gt;&lt;/picture&gt; &amp;nbsp; &amp;nbsp;preferences-system-time-symbolic&lt;br&gt;" calcext:value-type="string">
            <text:p>&lt;picture&gt;&lt;source media="(prefers-color-scheme: dark)" srcset="https://github.com/StorageB/icons/blob/main/GNOME46Adwaita/light/preferences-system-time-symbolic.svg"&gt;&lt;source media="(prefers-color-scheme: light)" srcset="https://github.com/StorageB/icons/blob/main/GNOME46Adwaita/dark/preferences-system-time-symbolic.svg"&gt;&lt;img alt="preferences-system-time-symbolic" src="https://user-images.githubusercontent.com/25423296/163456779-a8556205-d0a5-45e2-ac17-42d089e3c3f8.png"&gt;&lt;/picture&gt; &amp;nbsp; &amp;nbsp;preferences-system-time-symbolic&lt;br&gt;</text:p>
          </table:table-cell>
        </table:table-row>
        <table:table-row table:style-name="ro1">
          <table:table-cell office:value-type="string" calcext:value-type="string">
            <text:p>system-file-manager-symbolic.svg</text:p>
          </table:table-cell>
          <table:table-cell office:value-type="string" calcext:value-type="string">
            <text:p>system-file-manag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2] &amp; CHAR(34) &amp; &quot;&gt;&quot; &amp; &#10;&quot;&lt;img alt=&quot; &amp; CHAR(34) &amp; [.B3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2] &amp; &quot;&lt;br&gt;&quot;" office:value-type="string" office:string-value="&lt;picture&gt;&lt;source media=&quot;(prefers-color-scheme: dark)&quot; srcset=&quot;https://github.com/StorageB/icons/blob/main/GNOME46Adwaita/light/system-file-manager-symbolic.svg&quot;&gt;&lt;source media=&quot;(prefers-color-scheme: light)&quot; srcset=&quot;https://github.com/StorageB/icons/blob/main/GNOME46Adwaita/dark/system-file-manager-symbolic.svg&quot;&gt;&lt;img alt=&quot;system-file-manager-symbolic&quot; src=&quot;https://user-images.githubusercontent.com/25423296/163456779-a8556205-d0a5-45e2-ac17-42d089e3c3f8.png&quot;&gt;&lt;/picture&gt; &amp;nbsp; &amp;nbsp;system-file-manager-symbolic&lt;br&gt;" calcext:value-type="string">
            <text:p>&lt;picture&gt;&lt;source media="(prefers-color-scheme: dark)" srcset="https://github.com/StorageB/icons/blob/main/GNOME46Adwaita/light/system-file-manager-symbolic.svg"&gt;&lt;source media="(prefers-color-scheme: light)" srcset="https://github.com/StorageB/icons/blob/main/GNOME46Adwaita/dark/system-file-manager-symbolic.svg"&gt;&lt;img alt="system-file-manager-symbolic" src="https://user-images.githubusercontent.com/25423296/163456779-a8556205-d0a5-45e2-ac17-42d089e3c3f8.png"&gt;&lt;/picture&gt; &amp;nbsp; &amp;nbsp;system-file-manager-symbolic&lt;br&gt;</text:p>
          </table:table-cell>
        </table:table-row>
        <table:table-row table:style-name="ro1">
          <table:table-cell office:value-type="string" calcext:value-type="string">
            <text:p>system-software-install-symbolic.svg</text:p>
          </table:table-cell>
          <table:table-cell office:value-type="string" calcext:value-type="string">
            <text:p>system-software-inst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3] &amp; CHAR(34) &amp; &quot;&gt;&quot; &amp; &#10;&quot;&lt;img alt=&quot; &amp; CHAR(34) &amp; [.B3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3] &amp; &quot;&lt;br&gt;&quot;" office:value-type="string" office:string-value="&lt;picture&gt;&lt;source media=&quot;(prefers-color-scheme: dark)&quot; srcset=&quot;https://github.com/StorageB/icons/blob/main/GNOME46Adwaita/light/system-software-install-symbolic.svg&quot;&gt;&lt;source media=&quot;(prefers-color-scheme: light)&quot; srcset=&quot;https://github.com/StorageB/icons/blob/main/GNOME46Adwaita/dark/system-software-install-symbolic.svg&quot;&gt;&lt;img alt=&quot;system-software-install-symbolic&quot; src=&quot;https://user-images.githubusercontent.com/25423296/163456779-a8556205-d0a5-45e2-ac17-42d089e3c3f8.png&quot;&gt;&lt;/picture&gt; &amp;nbsp; &amp;nbsp;system-software-install-symbolic&lt;br&gt;" calcext:value-type="string">
            <text:p>&lt;picture&gt;&lt;source media="(prefers-color-scheme: dark)" srcset="https://github.com/StorageB/icons/blob/main/GNOME46Adwaita/light/system-software-install-symbolic.svg"&gt;&lt;source media="(prefers-color-scheme: light)" srcset="https://github.com/StorageB/icons/blob/main/GNOME46Adwaita/dark/system-software-install-symbolic.svg"&gt;&lt;img alt="system-software-install-symbolic" src="https://user-images.githubusercontent.com/25423296/163456779-a8556205-d0a5-45e2-ac17-42d089e3c3f8.png"&gt;&lt;/picture&gt; &amp;nbsp; &amp;nbsp;system-software-install-symbolic&lt;br&gt;</text:p>
          </table:table-cell>
        </table:table-row>
        <table:table-row table:style-name="ro1">
          <table:table-cell office:value-type="string" calcext:value-type="string">
            <text:p>system-users-symbolic.svg</text:p>
          </table:table-cell>
          <table:table-cell office:value-type="string" calcext:value-type="string">
            <text:p>system-use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4] &amp; CHAR(34) &amp; &quot;&gt;&quot; &amp; &#10;&quot;&lt;img alt=&quot; &amp; CHAR(34) &amp; [.B3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4] &amp; &quot;&lt;br&gt;&quot;" office:value-type="string" office:string-value="&lt;picture&gt;&lt;source media=&quot;(prefers-color-scheme: dark)&quot; srcset=&quot;https://github.com/StorageB/icons/blob/main/GNOME46Adwaita/light/system-users-symbolic.svg&quot;&gt;&lt;source media=&quot;(prefers-color-scheme: light)&quot; srcset=&quot;https://github.com/StorageB/icons/blob/main/GNOME46Adwaita/dark/system-users-symbolic.svg&quot;&gt;&lt;img alt=&quot;system-users-symbolic&quot; src=&quot;https://user-images.githubusercontent.com/25423296/163456779-a8556205-d0a5-45e2-ac17-42d089e3c3f8.png&quot;&gt;&lt;/picture&gt; &amp;nbsp; &amp;nbsp;system-users-symbolic&lt;br&gt;" calcext:value-type="string">
            <text:p>&lt;picture&gt;&lt;source media="(prefers-color-scheme: dark)" srcset="https://github.com/StorageB/icons/blob/main/GNOME46Adwaita/light/system-users-symbolic.svg"&gt;&lt;source media="(prefers-color-scheme: light)" srcset="https://github.com/StorageB/icons/blob/main/GNOME46Adwaita/dark/system-users-symbolic.svg"&gt;&lt;img alt="system-users-symbolic" src="https://user-images.githubusercontent.com/25423296/163456779-a8556205-d0a5-45e2-ac17-42d089e3c3f8.png"&gt;&lt;/picture&gt; &amp;nbsp; &amp;nbsp;system-users-symbolic&lt;br&gt;</text:p>
          </table:table-cell>
        </table:table-row>
        <table:table-row table:style-name="ro1">
          <table:table-cell office:value-type="string" calcext:value-type="string">
            <text:p>text-editor-symbolic.svg</text:p>
          </table:table-cell>
          <table:table-cell office:value-type="string" calcext:value-type="string">
            <text:p>text-edi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5] &amp; CHAR(34) &amp; &quot;&gt;&quot; &amp; &#10;&quot;&lt;img alt=&quot; &amp; CHAR(34) &amp; [.B3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5] &amp; &quot;&lt;br&gt;&quot;" office:value-type="string" office:string-value="&lt;picture&gt;&lt;source media=&quot;(prefers-color-scheme: dark)&quot; srcset=&quot;https://github.com/StorageB/icons/blob/main/GNOME46Adwaita/light/text-editor-symbolic.svg&quot;&gt;&lt;source media=&quot;(prefers-color-scheme: light)&quot; srcset=&quot;https://github.com/StorageB/icons/blob/main/GNOME46Adwaita/dark/text-editor-symbolic.svg&quot;&gt;&lt;img alt=&quot;text-editor-symbolic&quot; src=&quot;https://user-images.githubusercontent.com/25423296/163456779-a8556205-d0a5-45e2-ac17-42d089e3c3f8.png&quot;&gt;&lt;/picture&gt; &amp;nbsp; &amp;nbsp;text-editor-symbolic&lt;br&gt;" calcext:value-type="string">
            <text:p>&lt;picture&gt;&lt;source media="(prefers-color-scheme: dark)" srcset="https://github.com/StorageB/icons/blob/main/GNOME46Adwaita/light/text-editor-symbolic.svg"&gt;&lt;source media="(prefers-color-scheme: light)" srcset="https://github.com/StorageB/icons/blob/main/GNOME46Adwaita/dark/text-editor-symbolic.svg"&gt;&lt;img alt="text-editor-symbolic" src="https://user-images.githubusercontent.com/25423296/163456779-a8556205-d0a5-45e2-ac17-42d089e3c3f8.png"&gt;&lt;/picture&gt; &amp;nbsp; &amp;nbsp;text-editor-symbolic&lt;br&gt;</text:p>
          </table:table-cell>
        </table:table-row>
        <table:table-row table:style-name="ro1">
          <table:table-cell office:value-type="string" calcext:value-type="string">
            <text:p>user-info-symbolic.svg</text:p>
          </table:table-cell>
          <table:table-cell office:value-type="string" calcext:value-type="string">
            <text:p>user-inf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6] &amp; CHAR(34) &amp; &quot;&gt;&quot; &amp; &#10;&quot;&lt;img alt=&quot; &amp; CHAR(34) &amp; [.B3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6] &amp; &quot;&lt;br&gt;&quot;" office:value-type="string" office:string-value="&lt;picture&gt;&lt;source media=&quot;(prefers-color-scheme: dark)&quot; srcset=&quot;https://github.com/StorageB/icons/blob/main/GNOME46Adwaita/light/user-info-symbolic.svg&quot;&gt;&lt;source media=&quot;(prefers-color-scheme: light)&quot; srcset=&quot;https://github.com/StorageB/icons/blob/main/GNOME46Adwaita/dark/user-info-symbolic.svg&quot;&gt;&lt;img alt=&quot;user-info-symbolic&quot; src=&quot;https://user-images.githubusercontent.com/25423296/163456779-a8556205-d0a5-45e2-ac17-42d089e3c3f8.png&quot;&gt;&lt;/picture&gt; &amp;nbsp; &amp;nbsp;user-info-symbolic&lt;br&gt;" calcext:value-type="string">
            <text:p>&lt;picture&gt;&lt;source media="(prefers-color-scheme: dark)" srcset="https://github.com/StorageB/icons/blob/main/GNOME46Adwaita/light/user-info-symbolic.svg"&gt;&lt;source media="(prefers-color-scheme: light)" srcset="https://github.com/StorageB/icons/blob/main/GNOME46Adwaita/dark/user-info-symbolic.svg"&gt;&lt;img alt="user-info-symbolic" src="https://user-images.githubusercontent.com/25423296/163456779-a8556205-d0a5-45e2-ac17-42d089e3c3f8.png"&gt;&lt;/picture&gt; &amp;nbsp; &amp;nbsp;user-info-symbolic&lt;br&gt;</text:p>
          </table:table-cell>
        </table:table-row>
        <table:table-row table:style-name="ro1">
          <table:table-cell office:value-type="string" calcext:value-type="string">
            <text:p>utilities-terminal-symbolic.svg</text:p>
          </table:table-cell>
          <table:table-cell office:value-type="string" calcext:value-type="string">
            <text:p>utilities-termin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7] &amp; CHAR(34) &amp; &quot;&gt;&quot; &amp; &#10;&quot;&lt;img alt=&quot; &amp; CHAR(34) &amp; [.B3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7] &amp; &quot;&lt;br&gt;&quot;" office:value-type="string" office:string-value="&lt;picture&gt;&lt;source media=&quot;(prefers-color-scheme: dark)&quot; srcset=&quot;https://github.com/StorageB/icons/blob/main/GNOME46Adwaita/light/utilities-terminal-symbolic.svg&quot;&gt;&lt;source media=&quot;(prefers-color-scheme: light)&quot; srcset=&quot;https://github.com/StorageB/icons/blob/main/GNOME46Adwaita/dark/utilities-terminal-symbolic.svg&quot;&gt;&lt;img alt=&quot;utilities-terminal-symbolic&quot; src=&quot;https://user-images.githubusercontent.com/25423296/163456779-a8556205-d0a5-45e2-ac17-42d089e3c3f8.png&quot;&gt;&lt;/picture&gt; &amp;nbsp; &amp;nbsp;utilities-terminal-symbolic&lt;br&gt;" calcext:value-type="string">
            <text:p>&lt;picture&gt;&lt;source media="(prefers-color-scheme: dark)" srcset="https://github.com/StorageB/icons/blob/main/GNOME46Adwaita/light/utilities-terminal-symbolic.svg"&gt;&lt;source media="(prefers-color-scheme: light)" srcset="https://github.com/StorageB/icons/blob/main/GNOME46Adwaita/dark/utilities-terminal-symbolic.svg"&gt;&lt;img alt="utilities-terminal-symbolic" src="https://user-images.githubusercontent.com/25423296/163456779-a8556205-d0a5-45e2-ac17-42d089e3c3f8.png"&gt;&lt;/picture&gt; &amp;nbsp; &amp;nbsp;utilities-terminal-symbolic&lt;br&gt;</text:p>
          </table:table-cell>
        </table:table-row>
        <table:table-row table:style-name="ro1">
          <table:table-cell office:value-type="string" calcext:value-type="string">
            <text:p>web-browser-symbolic.svg</text:p>
          </table:table-cell>
          <table:table-cell office:value-type="string" calcext:value-type="string">
            <text:p>web-brows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6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68] &amp; CHAR(34) &amp; &quot;&gt;&quot; &amp; &#10;&quot;&lt;img alt=&quot; &amp; CHAR(34) &amp; [.B3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8] &amp; &quot;&lt;br&gt;&quot;" office:value-type="string" office:string-value="&lt;picture&gt;&lt;source media=&quot;(prefers-color-scheme: dark)&quot; srcset=&quot;https://github.com/StorageB/icons/blob/main/GNOME46Adwaita/light/web-browser-symbolic.svg&quot;&gt;&lt;source media=&quot;(prefers-color-scheme: light)&quot; srcset=&quot;https://github.com/StorageB/icons/blob/main/GNOME46Adwaita/dark/web-browser-symbolic.svg&quot;&gt;&lt;img alt=&quot;web-browser-symbolic&quot; src=&quot;https://user-images.githubusercontent.com/25423296/163456779-a8556205-d0a5-45e2-ac17-42d089e3c3f8.png&quot;&gt;&lt;/picture&gt; &amp;nbsp; &amp;nbsp;web-browser-symbolic&lt;br&gt;" calcext:value-type="string">
            <text:p>&lt;picture&gt;&lt;source media="(prefers-color-scheme: dark)" srcset="https://github.com/StorageB/icons/blob/main/GNOME46Adwaita/light/web-browser-symbolic.svg"&gt;&lt;source media="(prefers-color-scheme: light)" srcset="https://github.com/StorageB/icons/blob/main/GNOME46Adwaita/dark/web-browser-symbolic.svg"&gt;&lt;img alt="web-browser-symbolic" src="https://user-images.githubusercontent.com/25423296/163456779-a8556205-d0a5-45e2-ac17-42d089e3c3f8.png"&gt;&lt;/picture&gt; &amp;nbsp; &amp;nbsp;web-browser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mimetypes:</text:p>
          </table:table-cell>
          <table:table-cell table:formula="of:=&quot;## &quot; &amp; MID([.B370];3;FIND(&quot;:&quot;;[.B370];1)-3) &amp; &quot; &lt;br&gt;&quot;" office:value-type="string" office:string-value="## mimetypes &lt;br&gt;" calcext:value-type="string">
            <text:p>## mimetypes &lt;br&gt;</text:p>
          </table:table-cell>
        </table:table-row>
        <table:table-row table:style-name="ro1">
          <table:table-cell office:value-type="string" calcext:value-type="string">
            <text:p>application-certificate-symbolic.svg</text:p>
          </table:table-cell>
          <table:table-cell office:value-type="string" calcext:value-type="string">
            <text:p>application-certifica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1] &amp; CHAR(34) &amp; &quot;&gt;&quot; &amp; &#10;&quot;&lt;img alt=&quot; &amp; CHAR(34) &amp; [.B3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1] &amp; &quot;&lt;br&gt;&quot;" office:value-type="string" office:string-value="&lt;picture&gt;&lt;source media=&quot;(prefers-color-scheme: dark)&quot; srcset=&quot;https://github.com/StorageB/icons/blob/main/GNOME46Adwaita/light/application-certificate-symbolic.svg&quot;&gt;&lt;source media=&quot;(prefers-color-scheme: light)&quot; srcset=&quot;https://github.com/StorageB/icons/blob/main/GNOME46Adwaita/dark/application-certificate-symbolic.svg&quot;&gt;&lt;img alt=&quot;application-certificate-symbolic&quot; src=&quot;https://user-images.githubusercontent.com/25423296/163456779-a8556205-d0a5-45e2-ac17-42d089e3c3f8.png&quot;&gt;&lt;/picture&gt; &amp;nbsp; &amp;nbsp;application-certificate-symbolic&lt;br&gt;" calcext:value-type="string">
            <text:p>&lt;picture&gt;&lt;source media="(prefers-color-scheme: dark)" srcset="https://github.com/StorageB/icons/blob/main/GNOME46Adwaita/light/application-certificate-symbolic.svg"&gt;&lt;source media="(prefers-color-scheme: light)" srcset="https://github.com/StorageB/icons/blob/main/GNOME46Adwaita/dark/application-certificate-symbolic.svg"&gt;&lt;img alt="application-certificate-symbolic" src="https://user-images.githubusercontent.com/25423296/163456779-a8556205-d0a5-45e2-ac17-42d089e3c3f8.png"&gt;&lt;/picture&gt; &amp;nbsp; &amp;nbsp;application-certificate-symbolic&lt;br&gt;</text:p>
          </table:table-cell>
        </table:table-row>
        <table:table-row table:style-name="ro1">
          <table:table-cell office:value-type="string" calcext:value-type="string">
            <text:p>application-rss+xml-symbolic.svg</text:p>
          </table:table-cell>
          <table:table-cell office:value-type="string" calcext:value-type="string">
            <text:p>application-rss+xm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2] &amp; CHAR(34) &amp; &quot;&gt;&quot; &amp; &#10;&quot;&lt;img alt=&quot; &amp; CHAR(34) &amp; [.B3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2] &amp; &quot;&lt;br&gt;&quot;" office:value-type="string" office:string-value="&lt;picture&gt;&lt;source media=&quot;(prefers-color-scheme: dark)&quot; srcset=&quot;https://github.com/StorageB/icons/blob/main/GNOME46Adwaita/light/application-rss+xml-symbolic.svg&quot;&gt;&lt;source media=&quot;(prefers-color-scheme: light)&quot; srcset=&quot;https://github.com/StorageB/icons/blob/main/GNOME46Adwaita/dark/application-rss+xml-symbolic.svg&quot;&gt;&lt;img alt=&quot;application-rss+xml-symbolic&quot; src=&quot;https://user-images.githubusercontent.com/25423296/163456779-a8556205-d0a5-45e2-ac17-42d089e3c3f8.png&quot;&gt;&lt;/picture&gt; &amp;nbsp; &amp;nbsp;application-rss+xml-symbolic&lt;br&gt;" calcext:value-type="string">
            <text:p>&lt;picture&gt;&lt;source media="(prefers-color-scheme: dark)" srcset="https://github.com/StorageB/icons/blob/main/GNOME46Adwaita/light/application-rss+xml-symbolic.svg"&gt;&lt;source media="(prefers-color-scheme: light)" srcset="https://github.com/StorageB/icons/blob/main/GNOME46Adwaita/dark/application-rss+xml-symbolic.svg"&gt;&lt;img alt="application-rss+xml-symbolic" src="https://user-images.githubusercontent.com/25423296/163456779-a8556205-d0a5-45e2-ac17-42d089e3c3f8.png"&gt;&lt;/picture&gt; &amp;nbsp; &amp;nbsp;application-rss+xml-symbolic&lt;br&gt;</text:p>
          </table:table-cell>
        </table:table-row>
        <table:table-row table:style-name="ro1">
          <table:table-cell office:value-type="string" calcext:value-type="string">
            <text:p>application-x-addon-symbolic.svg</text:p>
          </table:table-cell>
          <table:table-cell office:value-type="string" calcext:value-type="string">
            <text:p>application-x-add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3] &amp; CHAR(34) &amp; &quot;&gt;&quot; &amp; &#10;&quot;&lt;img alt=&quot; &amp; CHAR(34) &amp; [.B3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3] &amp; &quot;&lt;br&gt;&quot;" office:value-type="string" office:string-value="&lt;picture&gt;&lt;source media=&quot;(prefers-color-scheme: dark)&quot; srcset=&quot;https://github.com/StorageB/icons/blob/main/GNOME46Adwaita/light/application-x-addon-symbolic.svg&quot;&gt;&lt;source media=&quot;(prefers-color-scheme: light)&quot; srcset=&quot;https://github.com/StorageB/icons/blob/main/GNOME46Adwaita/dark/application-x-addon-symbolic.svg&quot;&gt;&lt;img alt=&quot;application-x-addon-symbolic&quot; src=&quot;https://user-images.githubusercontent.com/25423296/163456779-a8556205-d0a5-45e2-ac17-42d089e3c3f8.png&quot;&gt;&lt;/picture&gt; &amp;nbsp; &amp;nbsp;application-x-addon-symbolic&lt;br&gt;" calcext:value-type="string">
            <text:p>&lt;picture&gt;&lt;source media="(prefers-color-scheme: dark)" srcset="https://github.com/StorageB/icons/blob/main/GNOME46Adwaita/light/application-x-addon-symbolic.svg"&gt;&lt;source media="(prefers-color-scheme: light)" srcset="https://github.com/StorageB/icons/blob/main/GNOME46Adwaita/dark/application-x-addon-symbolic.svg"&gt;&lt;img alt="application-x-addon-symbolic" src="https://user-images.githubusercontent.com/25423296/163456779-a8556205-d0a5-45e2-ac17-42d089e3c3f8.png"&gt;&lt;/picture&gt; &amp;nbsp; &amp;nbsp;application-x-addon-symbolic&lt;br&gt;</text:p>
          </table:table-cell>
        </table:table-row>
        <table:table-row table:style-name="ro1">
          <table:table-cell office:value-type="string" calcext:value-type="string">
            <text:p>application-x-appliance-symbolic.svg</text:p>
          </table:table-cell>
          <table:table-cell office:value-type="string" calcext:value-type="string">
            <text:p>application-x-applia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4] &amp; CHAR(34) &amp; &quot;&gt;&quot; &amp; &#10;&quot;&lt;img alt=&quot; &amp; CHAR(34) &amp; [.B3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4] &amp; &quot;&lt;br&gt;&quot;" office:value-type="string" office:string-value="&lt;picture&gt;&lt;source media=&quot;(prefers-color-scheme: dark)&quot; srcset=&quot;https://github.com/StorageB/icons/blob/main/GNOME46Adwaita/light/application-x-appliance-symbolic.svg&quot;&gt;&lt;source media=&quot;(prefers-color-scheme: light)&quot; srcset=&quot;https://github.com/StorageB/icons/blob/main/GNOME46Adwaita/dark/application-x-appliance-symbolic.svg&quot;&gt;&lt;img alt=&quot;application-x-appliance-symbolic&quot; src=&quot;https://user-images.githubusercontent.com/25423296/163456779-a8556205-d0a5-45e2-ac17-42d089e3c3f8.png&quot;&gt;&lt;/picture&gt; &amp;nbsp; &amp;nbsp;application-x-appliance-symbolic&lt;br&gt;" calcext:value-type="string">
            <text:p>&lt;picture&gt;&lt;source media="(prefers-color-scheme: dark)" srcset="https://github.com/StorageB/icons/blob/main/GNOME46Adwaita/light/application-x-appliance-symbolic.svg"&gt;&lt;source media="(prefers-color-scheme: light)" srcset="https://github.com/StorageB/icons/blob/main/GNOME46Adwaita/dark/application-x-appliance-symbolic.svg"&gt;&lt;img alt="application-x-appliance-symbolic" src="https://user-images.githubusercontent.com/25423296/163456779-a8556205-d0a5-45e2-ac17-42d089e3c3f8.png"&gt;&lt;/picture&gt; &amp;nbsp; &amp;nbsp;application-x-appliance-symbolic&lt;br&gt;</text:p>
          </table:table-cell>
        </table:table-row>
        <table:table-row table:style-name="ro1">
          <table:table-cell office:value-type="string" calcext:value-type="string">
            <text:p>application-x-executable-symbolic.svg</text:p>
          </table:table-cell>
          <table:table-cell office:value-type="string" calcext:value-type="string">
            <text:p>application-x-execut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5] &amp; CHAR(34) &amp; &quot;&gt;&quot; &amp; &#10;&quot;&lt;img alt=&quot; &amp; CHAR(34) &amp; [.B3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5] &amp; &quot;&lt;br&gt;&quot;" office:value-type="string" office:string-value="&lt;picture&gt;&lt;source media=&quot;(prefers-color-scheme: dark)&quot; srcset=&quot;https://github.com/StorageB/icons/blob/main/GNOME46Adwaita/light/application-x-executable-symbolic.svg&quot;&gt;&lt;source media=&quot;(prefers-color-scheme: light)&quot; srcset=&quot;https://github.com/StorageB/icons/blob/main/GNOME46Adwaita/dark/application-x-executable-symbolic.svg&quot;&gt;&lt;img alt=&quot;application-x-executable-symbolic&quot; src=&quot;https://user-images.githubusercontent.com/25423296/163456779-a8556205-d0a5-45e2-ac17-42d089e3c3f8.png&quot;&gt;&lt;/picture&gt; &amp;nbsp; &amp;nbsp;application-x-executable-symbolic&lt;br&gt;" calcext:value-type="string">
            <text:p>&lt;picture&gt;&lt;source media="(prefers-color-scheme: dark)" srcset="https://github.com/StorageB/icons/blob/main/GNOME46Adwaita/light/application-x-executable-symbolic.svg"&gt;&lt;source media="(prefers-color-scheme: light)" srcset="https://github.com/StorageB/icons/blob/main/GNOME46Adwaita/dark/application-x-executable-symbolic.svg"&gt;&lt;img alt="application-x-executable-symbolic" src="https://user-images.githubusercontent.com/25423296/163456779-a8556205-d0a5-45e2-ac17-42d089e3c3f8.png"&gt;&lt;/picture&gt; &amp;nbsp; &amp;nbsp;application-x-executable-symbolic&lt;br&gt;</text:p>
          </table:table-cell>
        </table:table-row>
        <table:table-row table:style-name="ro1">
          <table:table-cell office:value-type="string" calcext:value-type="string">
            <text:p>application-x-firmware-symbolic.svg</text:p>
          </table:table-cell>
          <table:table-cell office:value-type="string" calcext:value-type="string">
            <text:p>application-x-firmwa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6] &amp; CHAR(34) &amp; &quot;&gt;&quot; &amp; &#10;&quot;&lt;img alt=&quot; &amp; CHAR(34) &amp; [.B3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6] &amp; &quot;&lt;br&gt;&quot;" office:value-type="string" office:string-value="&lt;picture&gt;&lt;source media=&quot;(prefers-color-scheme: dark)&quot; srcset=&quot;https://github.com/StorageB/icons/blob/main/GNOME46Adwaita/light/application-x-firmware-symbolic.svg&quot;&gt;&lt;source media=&quot;(prefers-color-scheme: light)&quot; srcset=&quot;https://github.com/StorageB/icons/blob/main/GNOME46Adwaita/dark/application-x-firmware-symbolic.svg&quot;&gt;&lt;img alt=&quot;application-x-firmware-symbolic&quot; src=&quot;https://user-images.githubusercontent.com/25423296/163456779-a8556205-d0a5-45e2-ac17-42d089e3c3f8.png&quot;&gt;&lt;/picture&gt; &amp;nbsp; &amp;nbsp;application-x-firmware-symbolic&lt;br&gt;" calcext:value-type="string">
            <text:p>&lt;picture&gt;&lt;source media="(prefers-color-scheme: dark)" srcset="https://github.com/StorageB/icons/blob/main/GNOME46Adwaita/light/application-x-firmware-symbolic.svg"&gt;&lt;source media="(prefers-color-scheme: light)" srcset="https://github.com/StorageB/icons/blob/main/GNOME46Adwaita/dark/application-x-firmware-symbolic.svg"&gt;&lt;img alt="application-x-firmware-symbolic" src="https://user-images.githubusercontent.com/25423296/163456779-a8556205-d0a5-45e2-ac17-42d089e3c3f8.png"&gt;&lt;/picture&gt; &amp;nbsp; &amp;nbsp;application-x-firmware-symbolic&lt;br&gt;</text:p>
          </table:table-cell>
        </table:table-row>
        <table:table-row table:style-name="ro1">
          <table:table-cell office:value-type="string" calcext:value-type="string">
            <text:p>application-x-sharedlib-symbolic.svg</text:p>
          </table:table-cell>
          <table:table-cell office:value-type="string" calcext:value-type="string">
            <text:p>application-x-sharedlib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7] &amp; CHAR(34) &amp; &quot;&gt;&quot; &amp; &#10;&quot;&lt;img alt=&quot; &amp; CHAR(34) &amp; [.B3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7] &amp; &quot;&lt;br&gt;&quot;" office:value-type="string" office:string-value="&lt;picture&gt;&lt;source media=&quot;(prefers-color-scheme: dark)&quot; srcset=&quot;https://github.com/StorageB/icons/blob/main/GNOME46Adwaita/light/application-x-sharedlib-symbolic.svg&quot;&gt;&lt;source media=&quot;(prefers-color-scheme: light)&quot; srcset=&quot;https://github.com/StorageB/icons/blob/main/GNOME46Adwaita/dark/application-x-sharedlib-symbolic.svg&quot;&gt;&lt;img alt=&quot;application-x-sharedlib-symbolic&quot; src=&quot;https://user-images.githubusercontent.com/25423296/163456779-a8556205-d0a5-45e2-ac17-42d089e3c3f8.png&quot;&gt;&lt;/picture&gt; &amp;nbsp; &amp;nbsp;application-x-sharedlib-symbolic&lt;br&gt;" calcext:value-type="string">
            <text:p>&lt;picture&gt;&lt;source media="(prefers-color-scheme: dark)" srcset="https://github.com/StorageB/icons/blob/main/GNOME46Adwaita/light/application-x-sharedlib-symbolic.svg"&gt;&lt;source media="(prefers-color-scheme: light)" srcset="https://github.com/StorageB/icons/blob/main/GNOME46Adwaita/dark/application-x-sharedlib-symbolic.svg"&gt;&lt;img alt="application-x-sharedlib-symbolic" src="https://user-images.githubusercontent.com/25423296/163456779-a8556205-d0a5-45e2-ac17-42d089e3c3f8.png"&gt;&lt;/picture&gt; &amp;nbsp; &amp;nbsp;application-x-sharedlib-symbolic&lt;br&gt;</text:p>
          </table:table-cell>
        </table:table-row>
        <table:table-row table:style-name="ro1">
          <table:table-cell office:value-type="string" calcext:value-type="string">
            <text:p>audio-x-generic-symbolic.svg</text:p>
          </table:table-cell>
          <table:table-cell office:value-type="string" calcext:value-type="string">
            <text:p>audio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8] &amp; CHAR(34) &amp; &quot;&gt;&quot; &amp; &#10;&quot;&lt;img alt=&quot; &amp; CHAR(34) &amp; [.B3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8] &amp; &quot;&lt;br&gt;&quot;" office:value-type="string" office:string-value="&lt;picture&gt;&lt;source media=&quot;(prefers-color-scheme: dark)&quot; srcset=&quot;https://github.com/StorageB/icons/blob/main/GNOME46Adwaita/light/audio-x-generic-symbolic.svg&quot;&gt;&lt;source media=&quot;(prefers-color-scheme: light)&quot; srcset=&quot;https://github.com/StorageB/icons/blob/main/GNOME46Adwaita/dark/audio-x-generic-symbolic.svg&quot;&gt;&lt;img alt=&quot;audio-x-generic-symbolic&quot; src=&quot;https://user-images.githubusercontent.com/25423296/163456779-a8556205-d0a5-45e2-ac17-42d089e3c3f8.png&quot;&gt;&lt;/picture&gt; &amp;nbsp; &amp;nbsp;audio-x-generic-symbolic&lt;br&gt;" calcext:value-type="string">
            <text:p>&lt;picture&gt;&lt;source media="(prefers-color-scheme: dark)" srcset="https://github.com/StorageB/icons/blob/main/GNOME46Adwaita/light/audio-x-generic-symbolic.svg"&gt;&lt;source media="(prefers-color-scheme: light)" srcset="https://github.com/StorageB/icons/blob/main/GNOME46Adwaita/dark/audio-x-generic-symbolic.svg"&gt;&lt;img alt="audio-x-generic-symbolic" src="https://user-images.githubusercontent.com/25423296/163456779-a8556205-d0a5-45e2-ac17-42d089e3c3f8.png"&gt;&lt;/picture&gt; &amp;nbsp; &amp;nbsp;audio-x-generic-symbolic&lt;br&gt;</text:p>
          </table:table-cell>
        </table:table-row>
        <table:table-row table:style-name="ro1">
          <table:table-cell office:value-type="string" calcext:value-type="string">
            <text:p>font-x-generic-symbolic.svg</text:p>
          </table:table-cell>
          <table:table-cell office:value-type="string" calcext:value-type="string">
            <text:p>font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7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79] &amp; CHAR(34) &amp; &quot;&gt;&quot; &amp; &#10;&quot;&lt;img alt=&quot; &amp; CHAR(34) &amp; [.B3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9] &amp; &quot;&lt;br&gt;&quot;" office:value-type="string" office:string-value="&lt;picture&gt;&lt;source media=&quot;(prefers-color-scheme: dark)&quot; srcset=&quot;https://github.com/StorageB/icons/blob/main/GNOME46Adwaita/light/font-x-generic-symbolic.svg&quot;&gt;&lt;source media=&quot;(prefers-color-scheme: light)&quot; srcset=&quot;https://github.com/StorageB/icons/blob/main/GNOME46Adwaita/dark/font-x-generic-symbolic.svg&quot;&gt;&lt;img alt=&quot;font-x-generic-symbolic&quot; src=&quot;https://user-images.githubusercontent.com/25423296/163456779-a8556205-d0a5-45e2-ac17-42d089e3c3f8.png&quot;&gt;&lt;/picture&gt; &amp;nbsp; &amp;nbsp;font-x-generic-symbolic&lt;br&gt;" calcext:value-type="string">
            <text:p>&lt;picture&gt;&lt;source media="(prefers-color-scheme: dark)" srcset="https://github.com/StorageB/icons/blob/main/GNOME46Adwaita/light/font-x-generic-symbolic.svg"&gt;&lt;source media="(prefers-color-scheme: light)" srcset="https://github.com/StorageB/icons/blob/main/GNOME46Adwaita/dark/font-x-generic-symbolic.svg"&gt;&lt;img alt="font-x-generic-symbolic" src="https://user-images.githubusercontent.com/25423296/163456779-a8556205-d0a5-45e2-ac17-42d089e3c3f8.png"&gt;&lt;/picture&gt; &amp;nbsp; &amp;nbsp;font-x-generic-symbolic&lt;br&gt;</text:p>
          </table:table-cell>
        </table:table-row>
        <table:table-row table:style-name="ro1">
          <table:table-cell office:value-type="string" calcext:value-type="string">
            <text:p>image-x-generic-symbolic.svg</text:p>
          </table:table-cell>
          <table:table-cell office:value-type="string" calcext:value-type="string">
            <text:p>image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0] &amp; CHAR(34) &amp; &quot;&gt;&quot; &amp; &#10;&quot;&lt;img alt=&quot; &amp; CHAR(34) &amp; [.B3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0] &amp; &quot;&lt;br&gt;&quot;" office:value-type="string" office:string-value="&lt;picture&gt;&lt;source media=&quot;(prefers-color-scheme: dark)&quot; srcset=&quot;https://github.com/StorageB/icons/blob/main/GNOME46Adwaita/light/image-x-generic-symbolic.svg&quot;&gt;&lt;source media=&quot;(prefers-color-scheme: light)&quot; srcset=&quot;https://github.com/StorageB/icons/blob/main/GNOME46Adwaita/dark/image-x-generic-symbolic.svg&quot;&gt;&lt;img alt=&quot;image-x-generic-symbolic&quot; src=&quot;https://user-images.githubusercontent.com/25423296/163456779-a8556205-d0a5-45e2-ac17-42d089e3c3f8.png&quot;&gt;&lt;/picture&gt; &amp;nbsp; &amp;nbsp;image-x-generic-symbolic&lt;br&gt;" calcext:value-type="string">
            <text:p>&lt;picture&gt;&lt;source media="(prefers-color-scheme: dark)" srcset="https://github.com/StorageB/icons/blob/main/GNOME46Adwaita/light/image-x-generic-symbolic.svg"&gt;&lt;source media="(prefers-color-scheme: light)" srcset="https://github.com/StorageB/icons/blob/main/GNOME46Adwaita/dark/image-x-generic-symbolic.svg"&gt;&lt;img alt="image-x-generic-symbolic" src="https://user-images.githubusercontent.com/25423296/163456779-a8556205-d0a5-45e2-ac17-42d089e3c3f8.png"&gt;&lt;/picture&gt; &amp;nbsp; &amp;nbsp;image-x-generic-symbolic&lt;br&gt;</text:p>
          </table:table-cell>
        </table:table-row>
        <table:table-row table:style-name="ro1">
          <table:table-cell office:value-type="string" calcext:value-type="string">
            <text:p>inode-directory-symbolic.svg</text:p>
          </table:table-cell>
          <table:table-cell office:value-type="string" calcext:value-type="string">
            <text:p>inode-directo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1] &amp; CHAR(34) &amp; &quot;&gt;&quot; &amp; &#10;&quot;&lt;img alt=&quot; &amp; CHAR(34) &amp; [.B3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1] &amp; &quot;&lt;br&gt;&quot;" office:value-type="string" office:string-value="&lt;picture&gt;&lt;source media=&quot;(prefers-color-scheme: dark)&quot; srcset=&quot;https://github.com/StorageB/icons/blob/main/GNOME46Adwaita/light/inode-directory-symbolic.svg&quot;&gt;&lt;source media=&quot;(prefers-color-scheme: light)&quot; srcset=&quot;https://github.com/StorageB/icons/blob/main/GNOME46Adwaita/dark/inode-directory-symbolic.svg&quot;&gt;&lt;img alt=&quot;inode-directory-symbolic&quot; src=&quot;https://user-images.githubusercontent.com/25423296/163456779-a8556205-d0a5-45e2-ac17-42d089e3c3f8.png&quot;&gt;&lt;/picture&gt; &amp;nbsp; &amp;nbsp;inode-directory-symbolic&lt;br&gt;" calcext:value-type="string">
            <text:p>&lt;picture&gt;&lt;source media="(prefers-color-scheme: dark)" srcset="https://github.com/StorageB/icons/blob/main/GNOME46Adwaita/light/inode-directory-symbolic.svg"&gt;&lt;source media="(prefers-color-scheme: light)" srcset="https://github.com/StorageB/icons/blob/main/GNOME46Adwaita/dark/inode-directory-symbolic.svg"&gt;&lt;img alt="inode-directory-symbolic" src="https://user-images.githubusercontent.com/25423296/163456779-a8556205-d0a5-45e2-ac17-42d089e3c3f8.png"&gt;&lt;/picture&gt; &amp;nbsp; &amp;nbsp;inode-directory-symbolic&lt;br&gt;</text:p>
          </table:table-cell>
        </table:table-row>
        <table:table-row table:style-name="ro1">
          <table:table-cell office:value-type="string" calcext:value-type="string">
            <text:p>package-x-generic-symbolic.svg</text:p>
          </table:table-cell>
          <table:table-cell office:value-type="string" calcext:value-type="string">
            <text:p>package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2] &amp; CHAR(34) &amp; &quot;&gt;&quot; &amp; &#10;&quot;&lt;img alt=&quot; &amp; CHAR(34) &amp; [.B3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2] &amp; &quot;&lt;br&gt;&quot;" office:value-type="string" office:string-value="&lt;picture&gt;&lt;source media=&quot;(prefers-color-scheme: dark)&quot; srcset=&quot;https://github.com/StorageB/icons/blob/main/GNOME46Adwaita/light/package-x-generic-symbolic.svg&quot;&gt;&lt;source media=&quot;(prefers-color-scheme: light)&quot; srcset=&quot;https://github.com/StorageB/icons/blob/main/GNOME46Adwaita/dark/package-x-generic-symbolic.svg&quot;&gt;&lt;img alt=&quot;package-x-generic-symbolic&quot; src=&quot;https://user-images.githubusercontent.com/25423296/163456779-a8556205-d0a5-45e2-ac17-42d089e3c3f8.png&quot;&gt;&lt;/picture&gt; &amp;nbsp; &amp;nbsp;package-x-generic-symbolic&lt;br&gt;" calcext:value-type="string">
            <text:p>&lt;picture&gt;&lt;source media="(prefers-color-scheme: dark)" srcset="https://github.com/StorageB/icons/blob/main/GNOME46Adwaita/light/package-x-generic-symbolic.svg"&gt;&lt;source media="(prefers-color-scheme: light)" srcset="https://github.com/StorageB/icons/blob/main/GNOME46Adwaita/dark/package-x-generic-symbolic.svg"&gt;&lt;img alt="package-x-generic-symbolic" src="https://user-images.githubusercontent.com/25423296/163456779-a8556205-d0a5-45e2-ac17-42d089e3c3f8.png"&gt;&lt;/picture&gt; &amp;nbsp; &amp;nbsp;package-x-generic-symbolic&lt;br&gt;</text:p>
          </table:table-cell>
        </table:table-row>
        <table:table-row table:style-name="ro1">
          <table:table-cell office:value-type="string" calcext:value-type="string">
            <text:p>text-x-generic-symbolic.svg</text:p>
          </table:table-cell>
          <table:table-cell office:value-type="string" calcext:value-type="string">
            <text:p>text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3] &amp; CHAR(34) &amp; &quot;&gt;&quot; &amp; &#10;&quot;&lt;img alt=&quot; &amp; CHAR(34) &amp; [.B3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3] &amp; &quot;&lt;br&gt;&quot;" office:value-type="string" office:string-value="&lt;picture&gt;&lt;source media=&quot;(prefers-color-scheme: dark)&quot; srcset=&quot;https://github.com/StorageB/icons/blob/main/GNOME46Adwaita/light/text-x-generic-symbolic.svg&quot;&gt;&lt;source media=&quot;(prefers-color-scheme: light)&quot; srcset=&quot;https://github.com/StorageB/icons/blob/main/GNOME46Adwaita/dark/text-x-generic-symbolic.svg&quot;&gt;&lt;img alt=&quot;text-x-generic-symbolic&quot; src=&quot;https://user-images.githubusercontent.com/25423296/163456779-a8556205-d0a5-45e2-ac17-42d089e3c3f8.png&quot;&gt;&lt;/picture&gt; &amp;nbsp; &amp;nbsp;text-x-generic-symbolic&lt;br&gt;" calcext:value-type="string">
            <text:p>&lt;picture&gt;&lt;source media="(prefers-color-scheme: dark)" srcset="https://github.com/StorageB/icons/blob/main/GNOME46Adwaita/light/text-x-generic-symbolic.svg"&gt;&lt;source media="(prefers-color-scheme: light)" srcset="https://github.com/StorageB/icons/blob/main/GNOME46Adwaita/dark/text-x-generic-symbolic.svg"&gt;&lt;img alt="text-x-generic-symbolic" src="https://user-images.githubusercontent.com/25423296/163456779-a8556205-d0a5-45e2-ac17-42d089e3c3f8.png"&gt;&lt;/picture&gt; &amp;nbsp; &amp;nbsp;text-x-generic-symbolic&lt;br&gt;</text:p>
          </table:table-cell>
        </table:table-row>
        <table:table-row table:style-name="ro1">
          <table:table-cell office:value-type="string" calcext:value-type="string">
            <text:p>video-x-generic-symbolic.svg</text:p>
          </table:table-cell>
          <table:table-cell office:value-type="string" calcext:value-type="string">
            <text:p>video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4] &amp; CHAR(34) &amp; &quot;&gt;&quot; &amp; &#10;&quot;&lt;img alt=&quot; &amp; CHAR(34) &amp; [.B3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4] &amp; &quot;&lt;br&gt;&quot;" office:value-type="string" office:string-value="&lt;picture&gt;&lt;source media=&quot;(prefers-color-scheme: dark)&quot; srcset=&quot;https://github.com/StorageB/icons/blob/main/GNOME46Adwaita/light/video-x-generic-symbolic.svg&quot;&gt;&lt;source media=&quot;(prefers-color-scheme: light)&quot; srcset=&quot;https://github.com/StorageB/icons/blob/main/GNOME46Adwaita/dark/video-x-generic-symbolic.svg&quot;&gt;&lt;img alt=&quot;video-x-generic-symbolic&quot; src=&quot;https://user-images.githubusercontent.com/25423296/163456779-a8556205-d0a5-45e2-ac17-42d089e3c3f8.png&quot;&gt;&lt;/picture&gt; &amp;nbsp; &amp;nbsp;video-x-generic-symbolic&lt;br&gt;" calcext:value-type="string">
            <text:p>&lt;picture&gt;&lt;source media="(prefers-color-scheme: dark)" srcset="https://github.com/StorageB/icons/blob/main/GNOME46Adwaita/light/video-x-generic-symbolic.svg"&gt;&lt;source media="(prefers-color-scheme: light)" srcset="https://github.com/StorageB/icons/blob/main/GNOME46Adwaita/dark/video-x-generic-symbolic.svg"&gt;&lt;img alt="video-x-generic-symbolic" src="https://user-images.githubusercontent.com/25423296/163456779-a8556205-d0a5-45e2-ac17-42d089e3c3f8.png"&gt;&lt;/picture&gt; &amp;nbsp; &amp;nbsp;video-x-generic-symbolic&lt;br&gt;</text:p>
          </table:table-cell>
        </table:table-row>
        <table:table-row table:style-name="ro1">
          <table:table-cell office:value-type="string" calcext:value-type="string">
            <text:p>x-office-address-book-symbolic.svg</text:p>
          </table:table-cell>
          <table:table-cell office:value-type="string" calcext:value-type="string">
            <text:p>x-office-address-bo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5] &amp; CHAR(34) &amp; &quot;&gt;&quot; &amp; &#10;&quot;&lt;img alt=&quot; &amp; CHAR(34) &amp; [.B3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5] &amp; &quot;&lt;br&gt;&quot;" office:value-type="string" office:string-value="&lt;picture&gt;&lt;source media=&quot;(prefers-color-scheme: dark)&quot; srcset=&quot;https://github.com/StorageB/icons/blob/main/GNOME46Adwaita/light/x-office-address-book-symbolic.svg&quot;&gt;&lt;source media=&quot;(prefers-color-scheme: light)&quot; srcset=&quot;https://github.com/StorageB/icons/blob/main/GNOME46Adwaita/dark/x-office-address-book-symbolic.svg&quot;&gt;&lt;img alt=&quot;x-office-address-book-symbolic&quot; src=&quot;https://user-images.githubusercontent.com/25423296/163456779-a8556205-d0a5-45e2-ac17-42d089e3c3f8.png&quot;&gt;&lt;/picture&gt; &amp;nbsp; &amp;nbsp;x-office-address-book-symbolic&lt;br&gt;" calcext:value-type="string">
            <text:p>&lt;picture&gt;&lt;source media="(prefers-color-scheme: dark)" srcset="https://github.com/StorageB/icons/blob/main/GNOME46Adwaita/light/x-office-address-book-symbolic.svg"&gt;&lt;source media="(prefers-color-scheme: light)" srcset="https://github.com/StorageB/icons/blob/main/GNOME46Adwaita/dark/x-office-address-book-symbolic.svg"&gt;&lt;img alt="x-office-address-book-symbolic" src="https://user-images.githubusercontent.com/25423296/163456779-a8556205-d0a5-45e2-ac17-42d089e3c3f8.png"&gt;&lt;/picture&gt; &amp;nbsp; &amp;nbsp;x-office-address-book-symbolic&lt;br&gt;</text:p>
          </table:table-cell>
        </table:table-row>
        <table:table-row table:style-name="ro1">
          <table:table-cell office:value-type="string" calcext:value-type="string">
            <text:p>x-office-calendar-symbolic.svg</text:p>
          </table:table-cell>
          <table:table-cell office:value-type="string" calcext:value-type="string">
            <text:p>x-office-calend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6] &amp; CHAR(34) &amp; &quot;&gt;&quot; &amp; &#10;&quot;&lt;img alt=&quot; &amp; CHAR(34) &amp; [.B3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6] &amp; &quot;&lt;br&gt;&quot;" office:value-type="string" office:string-value="&lt;picture&gt;&lt;source media=&quot;(prefers-color-scheme: dark)&quot; srcset=&quot;https://github.com/StorageB/icons/blob/main/GNOME46Adwaita/light/x-office-calendar-symbolic.svg&quot;&gt;&lt;source media=&quot;(prefers-color-scheme: light)&quot; srcset=&quot;https://github.com/StorageB/icons/blob/main/GNOME46Adwaita/dark/x-office-calendar-symbolic.svg&quot;&gt;&lt;img alt=&quot;x-office-calendar-symbolic&quot; src=&quot;https://user-images.githubusercontent.com/25423296/163456779-a8556205-d0a5-45e2-ac17-42d089e3c3f8.png&quot;&gt;&lt;/picture&gt; &amp;nbsp; &amp;nbsp;x-office-calendar-symbolic&lt;br&gt;" calcext:value-type="string">
            <text:p>&lt;picture&gt;&lt;source media="(prefers-color-scheme: dark)" srcset="https://github.com/StorageB/icons/blob/main/GNOME46Adwaita/light/x-office-calendar-symbolic.svg"&gt;&lt;source media="(prefers-color-scheme: light)" srcset="https://github.com/StorageB/icons/blob/main/GNOME46Adwaita/dark/x-office-calendar-symbolic.svg"&gt;&lt;img alt="x-office-calendar-symbolic" src="https://user-images.githubusercontent.com/25423296/163456779-a8556205-d0a5-45e2-ac17-42d089e3c3f8.png"&gt;&lt;/picture&gt; &amp;nbsp; &amp;nbsp;x-office-calendar-symbolic&lt;br&gt;</text:p>
          </table:table-cell>
        </table:table-row>
        <table:table-row table:style-name="ro1">
          <table:table-cell office:value-type="string" calcext:value-type="string">
            <text:p>x-office-document-symbolic.svg</text:p>
          </table:table-cell>
          <table:table-cell office:value-type="string" calcext:value-type="string">
            <text:p>x-office-docum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7] &amp; CHAR(34) &amp; &quot;&gt;&quot; &amp; &#10;&quot;&lt;img alt=&quot; &amp; CHAR(34) &amp; [.B3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7] &amp; &quot;&lt;br&gt;&quot;" office:value-type="string" office:string-value="&lt;picture&gt;&lt;source media=&quot;(prefers-color-scheme: dark)&quot; srcset=&quot;https://github.com/StorageB/icons/blob/main/GNOME46Adwaita/light/x-office-document-symbolic.svg&quot;&gt;&lt;source media=&quot;(prefers-color-scheme: light)&quot; srcset=&quot;https://github.com/StorageB/icons/blob/main/GNOME46Adwaita/dark/x-office-document-symbolic.svg&quot;&gt;&lt;img alt=&quot;x-office-document-symbolic&quot; src=&quot;https://user-images.githubusercontent.com/25423296/163456779-a8556205-d0a5-45e2-ac17-42d089e3c3f8.png&quot;&gt;&lt;/picture&gt; &amp;nbsp; &amp;nbsp;x-office-document-symbolic&lt;br&gt;" calcext:value-type="string">
            <text:p>&lt;picture&gt;&lt;source media="(prefers-color-scheme: dark)" srcset="https://github.com/StorageB/icons/blob/main/GNOME46Adwaita/light/x-office-document-symbolic.svg"&gt;&lt;source media="(prefers-color-scheme: light)" srcset="https://github.com/StorageB/icons/blob/main/GNOME46Adwaita/dark/x-office-document-symbolic.svg"&gt;&lt;img alt="x-office-document-symbolic" src="https://user-images.githubusercontent.com/25423296/163456779-a8556205-d0a5-45e2-ac17-42d089e3c3f8.png"&gt;&lt;/picture&gt; &amp;nbsp; &amp;nbsp;x-office-document-symbolic&lt;br&gt;</text:p>
          </table:table-cell>
        </table:table-row>
        <table:table-row table:style-name="ro1">
          <table:table-cell office:value-type="string" calcext:value-type="string">
            <text:p>x-office-drawing-symbolic.svg</text:p>
          </table:table-cell>
          <table:table-cell office:value-type="string" calcext:value-type="string">
            <text:p>x-office-draw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8] &amp; CHAR(34) &amp; &quot;&gt;&quot; &amp; &#10;&quot;&lt;img alt=&quot; &amp; CHAR(34) &amp; [.B3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8] &amp; &quot;&lt;br&gt;&quot;" office:value-type="string" office:string-value="&lt;picture&gt;&lt;source media=&quot;(prefers-color-scheme: dark)&quot; srcset=&quot;https://github.com/StorageB/icons/blob/main/GNOME46Adwaita/light/x-office-drawing-symbolic.svg&quot;&gt;&lt;source media=&quot;(prefers-color-scheme: light)&quot; srcset=&quot;https://github.com/StorageB/icons/blob/main/GNOME46Adwaita/dark/x-office-drawing-symbolic.svg&quot;&gt;&lt;img alt=&quot;x-office-drawing-symbolic&quot; src=&quot;https://user-images.githubusercontent.com/25423296/163456779-a8556205-d0a5-45e2-ac17-42d089e3c3f8.png&quot;&gt;&lt;/picture&gt; &amp;nbsp; &amp;nbsp;x-office-drawing-symbolic&lt;br&gt;" calcext:value-type="string">
            <text:p>&lt;picture&gt;&lt;source media="(prefers-color-scheme: dark)" srcset="https://github.com/StorageB/icons/blob/main/GNOME46Adwaita/light/x-office-drawing-symbolic.svg"&gt;&lt;source media="(prefers-color-scheme: light)" srcset="https://github.com/StorageB/icons/blob/main/GNOME46Adwaita/dark/x-office-drawing-symbolic.svg"&gt;&lt;img alt="x-office-drawing-symbolic" src="https://user-images.githubusercontent.com/25423296/163456779-a8556205-d0a5-45e2-ac17-42d089e3c3f8.png"&gt;&lt;/picture&gt; &amp;nbsp; &amp;nbsp;x-office-drawing-symbolic&lt;br&gt;</text:p>
          </table:table-cell>
        </table:table-row>
        <table:table-row table:style-name="ro1">
          <table:table-cell office:value-type="string" calcext:value-type="string">
            <text:p>x-office-presentation-symbolic.svg</text:p>
          </table:table-cell>
          <table:table-cell office:value-type="string" calcext:value-type="string">
            <text:p>x-office-present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8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89] &amp; CHAR(34) &amp; &quot;&gt;&quot; &amp; &#10;&quot;&lt;img alt=&quot; &amp; CHAR(34) &amp; [.B3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9] &amp; &quot;&lt;br&gt;&quot;" office:value-type="string" office:string-value="&lt;picture&gt;&lt;source media=&quot;(prefers-color-scheme: dark)&quot; srcset=&quot;https://github.com/StorageB/icons/blob/main/GNOME46Adwaita/light/x-office-presentation-symbolic.svg&quot;&gt;&lt;source media=&quot;(prefers-color-scheme: light)&quot; srcset=&quot;https://github.com/StorageB/icons/blob/main/GNOME46Adwaita/dark/x-office-presentation-symbolic.svg&quot;&gt;&lt;img alt=&quot;x-office-presentation-symbolic&quot; src=&quot;https://user-images.githubusercontent.com/25423296/163456779-a8556205-d0a5-45e2-ac17-42d089e3c3f8.png&quot;&gt;&lt;/picture&gt; &amp;nbsp; &amp;nbsp;x-office-presentation-symbolic&lt;br&gt;" calcext:value-type="string">
            <text:p>&lt;picture&gt;&lt;source media="(prefers-color-scheme: dark)" srcset="https://github.com/StorageB/icons/blob/main/GNOME46Adwaita/light/x-office-presentation-symbolic.svg"&gt;&lt;source media="(prefers-color-scheme: light)" srcset="https://github.com/StorageB/icons/blob/main/GNOME46Adwaita/dark/x-office-presentation-symbolic.svg"&gt;&lt;img alt="x-office-presentation-symbolic" src="https://user-images.githubusercontent.com/25423296/163456779-a8556205-d0a5-45e2-ac17-42d089e3c3f8.png"&gt;&lt;/picture&gt; &amp;nbsp; &amp;nbsp;x-office-presentation-symbolic&lt;br&gt;</text:p>
          </table:table-cell>
        </table:table-row>
        <table:table-row table:style-name="ro1">
          <table:table-cell office:value-type="string" calcext:value-type="string">
            <text:p>x-office-spreadsheet-symbolic.svg</text:p>
          </table:table-cell>
          <table:table-cell office:value-type="string" calcext:value-type="string">
            <text:p>x-office-spreadshe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9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90] &amp; CHAR(34) &amp; &quot;&gt;&quot; &amp; &#10;&quot;&lt;img alt=&quot; &amp; CHAR(34) &amp; [.B3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0] &amp; &quot;&lt;br&gt;&quot;" office:value-type="string" office:string-value="&lt;picture&gt;&lt;source media=&quot;(prefers-color-scheme: dark)&quot; srcset=&quot;https://github.com/StorageB/icons/blob/main/GNOME46Adwaita/light/x-office-spreadsheet-symbolic.svg&quot;&gt;&lt;source media=&quot;(prefers-color-scheme: light)&quot; srcset=&quot;https://github.com/StorageB/icons/blob/main/GNOME46Adwaita/dark/x-office-spreadsheet-symbolic.svg&quot;&gt;&lt;img alt=&quot;x-office-spreadsheet-symbolic&quot; src=&quot;https://user-images.githubusercontent.com/25423296/163456779-a8556205-d0a5-45e2-ac17-42d089e3c3f8.png&quot;&gt;&lt;/picture&gt; &amp;nbsp; &amp;nbsp;x-office-spreadsheet-symbolic&lt;br&gt;" calcext:value-type="string">
            <text:p>&lt;picture&gt;&lt;source media="(prefers-color-scheme: dark)" srcset="https://github.com/StorageB/icons/blob/main/GNOME46Adwaita/light/x-office-spreadsheet-symbolic.svg"&gt;&lt;source media="(prefers-color-scheme: light)" srcset="https://github.com/StorageB/icons/blob/main/GNOME46Adwaita/dark/x-office-spreadsheet-symbolic.svg"&gt;&lt;img alt="x-office-spreadsheet-symbolic" src="https://user-images.githubusercontent.com/25423296/163456779-a8556205-d0a5-45e2-ac17-42d089e3c3f8.png"&gt;&lt;/picture&gt; &amp;nbsp; &amp;nbsp;x-office-spreadsheet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places:</text:p>
          </table:table-cell>
          <table:table-cell table:formula="of:=&quot;## &quot; &amp; MID([.B392];3;FIND(&quot;:&quot;;[.B392];1)-3) &amp; &quot; &lt;br&gt;&quot;" office:value-type="string" office:string-value="## places &lt;br&gt;" calcext:value-type="string">
            <text:p>## places &lt;br&gt;</text:p>
          </table:table-cell>
        </table:table-row>
        <table:table-row table:style-name="ro1">
          <table:table-cell office:value-type="string" calcext:value-type="string">
            <text:p>folder-documents-symbolic.svg</text:p>
          </table:table-cell>
          <table:table-cell office:value-type="string" calcext:value-type="string">
            <text:p>folder-docum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9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93] &amp; CHAR(34) &amp; &quot;&gt;&quot; &amp; &#10;&quot;&lt;img alt=&quot; &amp; CHAR(34) &amp; [.B3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3] &amp; &quot;&lt;br&gt;&quot;" office:value-type="string" office:string-value="&lt;picture&gt;&lt;source media=&quot;(prefers-color-scheme: dark)&quot; srcset=&quot;https://github.com/StorageB/icons/blob/main/GNOME46Adwaita/light/folder-documents-symbolic.svg&quot;&gt;&lt;source media=&quot;(prefers-color-scheme: light)&quot; srcset=&quot;https://github.com/StorageB/icons/blob/main/GNOME46Adwaita/dark/folder-documents-symbolic.svg&quot;&gt;&lt;img alt=&quot;folder-documents-symbolic&quot; src=&quot;https://user-images.githubusercontent.com/25423296/163456779-a8556205-d0a5-45e2-ac17-42d089e3c3f8.png&quot;&gt;&lt;/picture&gt; &amp;nbsp; &amp;nbsp;folder-documents-symbolic&lt;br&gt;" calcext:value-type="string">
            <text:p>&lt;picture&gt;&lt;source media="(prefers-color-scheme: dark)" srcset="https://github.com/StorageB/icons/blob/main/GNOME46Adwaita/light/folder-documents-symbolic.svg"&gt;&lt;source media="(prefers-color-scheme: light)" srcset="https://github.com/StorageB/icons/blob/main/GNOME46Adwaita/dark/folder-documents-symbolic.svg"&gt;&lt;img alt="folder-documents-symbolic" src="https://user-images.githubusercontent.com/25423296/163456779-a8556205-d0a5-45e2-ac17-42d089e3c3f8.png"&gt;&lt;/picture&gt; &amp;nbsp; &amp;nbsp;folder-documents-symbolic&lt;br&gt;</text:p>
          </table:table-cell>
        </table:table-row>
        <table:table-row table:style-name="ro1">
          <table:table-cell office:value-type="string" calcext:value-type="string">
            <text:p>folder-download-symbolic.svg</text:p>
          </table:table-cell>
          <table:table-cell office:value-type="string" calcext:value-type="string">
            <text:p>folder-downlo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9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94] &amp; CHAR(34) &amp; &quot;&gt;&quot; &amp; &#10;&quot;&lt;img alt=&quot; &amp; CHAR(34) &amp; [.B3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4] &amp; &quot;&lt;br&gt;&quot;" office:value-type="string" office:string-value="&lt;picture&gt;&lt;source media=&quot;(prefers-color-scheme: dark)&quot; srcset=&quot;https://github.com/StorageB/icons/blob/main/GNOME46Adwaita/light/folder-download-symbolic.svg&quot;&gt;&lt;source media=&quot;(prefers-color-scheme: light)&quot; srcset=&quot;https://github.com/StorageB/icons/blob/main/GNOME46Adwaita/dark/folder-download-symbolic.svg&quot;&gt;&lt;img alt=&quot;folder-download-symbolic&quot; src=&quot;https://user-images.githubusercontent.com/25423296/163456779-a8556205-d0a5-45e2-ac17-42d089e3c3f8.png&quot;&gt;&lt;/picture&gt; &amp;nbsp; &amp;nbsp;folder-download-symbolic&lt;br&gt;" calcext:value-type="string">
            <text:p>&lt;picture&gt;&lt;source media="(prefers-color-scheme: dark)" srcset="https://github.com/StorageB/icons/blob/main/GNOME46Adwaita/light/folder-download-symbolic.svg"&gt;&lt;source media="(prefers-color-scheme: light)" srcset="https://github.com/StorageB/icons/blob/main/GNOME46Adwaita/dark/folder-download-symbolic.svg"&gt;&lt;img alt="folder-download-symbolic" src="https://user-images.githubusercontent.com/25423296/163456779-a8556205-d0a5-45e2-ac17-42d089e3c3f8.png"&gt;&lt;/picture&gt; &amp;nbsp; &amp;nbsp;folder-download-symbolic&lt;br&gt;</text:p>
          </table:table-cell>
        </table:table-row>
        <table:table-row table:style-name="ro1">
          <table:table-cell office:value-type="string" calcext:value-type="string">
            <text:p>folder-drag-accept-symbolic.svg</text:p>
          </table:table-cell>
          <table:table-cell office:value-type="string" calcext:value-type="string">
            <text:p>folder-drag-accep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9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95] &amp; CHAR(34) &amp; &quot;&gt;&quot; &amp; &#10;&quot;&lt;img alt=&quot; &amp; CHAR(34) &amp; [.B3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5] &amp; &quot;&lt;br&gt;&quot;" office:value-type="string" office:string-value="&lt;picture&gt;&lt;source media=&quot;(prefers-color-scheme: dark)&quot; srcset=&quot;https://github.com/StorageB/icons/blob/main/GNOME46Adwaita/light/folder-drag-accept-symbolic.svg&quot;&gt;&lt;source media=&quot;(prefers-color-scheme: light)&quot; srcset=&quot;https://github.com/StorageB/icons/blob/main/GNOME46Adwaita/dark/folder-drag-accept-symbolic.svg&quot;&gt;&lt;img alt=&quot;folder-drag-accept-symbolic&quot; src=&quot;https://user-images.githubusercontent.com/25423296/163456779-a8556205-d0a5-45e2-ac17-42d089e3c3f8.png&quot;&gt;&lt;/picture&gt; &amp;nbsp; &amp;nbsp;folder-drag-accept-symbolic&lt;br&gt;" calcext:value-type="string">
            <text:p>&lt;picture&gt;&lt;source media="(prefers-color-scheme: dark)" srcset="https://github.com/StorageB/icons/blob/main/GNOME46Adwaita/light/folder-drag-accept-symbolic.svg"&gt;&lt;source media="(prefers-color-scheme: light)" srcset="https://github.com/StorageB/icons/blob/main/GNOME46Adwaita/dark/folder-drag-accept-symbolic.svg"&gt;&lt;img alt="folder-drag-accept-symbolic" src="https://user-images.githubusercontent.com/25423296/163456779-a8556205-d0a5-45e2-ac17-42d089e3c3f8.png"&gt;&lt;/picture&gt; &amp;nbsp; &amp;nbsp;folder-drag-accept-symbolic&lt;br&gt;</text:p>
          </table:table-cell>
        </table:table-row>
        <table:table-row table:style-name="ro1">
          <table:table-cell office:value-type="string" calcext:value-type="string">
            <text:p>folder-music-symbolic.svg</text:p>
          </table:table-cell>
          <table:table-cell office:value-type="string" calcext:value-type="string">
            <text:p>folder-mus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9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96] &amp; CHAR(34) &amp; &quot;&gt;&quot; &amp; &#10;&quot;&lt;img alt=&quot; &amp; CHAR(34) &amp; [.B3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6] &amp; &quot;&lt;br&gt;&quot;" office:value-type="string" office:string-value="&lt;picture&gt;&lt;source media=&quot;(prefers-color-scheme: dark)&quot; srcset=&quot;https://github.com/StorageB/icons/blob/main/GNOME46Adwaita/light/folder-music-symbolic.svg&quot;&gt;&lt;source media=&quot;(prefers-color-scheme: light)&quot; srcset=&quot;https://github.com/StorageB/icons/blob/main/GNOME46Adwaita/dark/folder-music-symbolic.svg&quot;&gt;&lt;img alt=&quot;folder-music-symbolic&quot; src=&quot;https://user-images.githubusercontent.com/25423296/163456779-a8556205-d0a5-45e2-ac17-42d089e3c3f8.png&quot;&gt;&lt;/picture&gt; &amp;nbsp; &amp;nbsp;folder-music-symbolic&lt;br&gt;" calcext:value-type="string">
            <text:p>&lt;picture&gt;&lt;source media="(prefers-color-scheme: dark)" srcset="https://github.com/StorageB/icons/blob/main/GNOME46Adwaita/light/folder-music-symbolic.svg"&gt;&lt;source media="(prefers-color-scheme: light)" srcset="https://github.com/StorageB/icons/blob/main/GNOME46Adwaita/dark/folder-music-symbolic.svg"&gt;&lt;img alt="folder-music-symbolic" src="https://user-images.githubusercontent.com/25423296/163456779-a8556205-d0a5-45e2-ac17-42d089e3c3f8.png"&gt;&lt;/picture&gt; &amp;nbsp; &amp;nbsp;folder-music-symbolic&lt;br&gt;</text:p>
          </table:table-cell>
        </table:table-row>
        <table:table-row table:style-name="ro1">
          <table:table-cell office:value-type="string" calcext:value-type="string">
            <text:p>folder-pictures-symbolic.svg</text:p>
          </table:table-cell>
          <table:table-cell office:value-type="string" calcext:value-type="string">
            <text:p>folder-pictur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9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97] &amp; CHAR(34) &amp; &quot;&gt;&quot; &amp; &#10;&quot;&lt;img alt=&quot; &amp; CHAR(34) &amp; [.B3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7] &amp; &quot;&lt;br&gt;&quot;" office:value-type="string" office:string-value="&lt;picture&gt;&lt;source media=&quot;(prefers-color-scheme: dark)&quot; srcset=&quot;https://github.com/StorageB/icons/blob/main/GNOME46Adwaita/light/folder-pictures-symbolic.svg&quot;&gt;&lt;source media=&quot;(prefers-color-scheme: light)&quot; srcset=&quot;https://github.com/StorageB/icons/blob/main/GNOME46Adwaita/dark/folder-pictures-symbolic.svg&quot;&gt;&lt;img alt=&quot;folder-pictures-symbolic&quot; src=&quot;https://user-images.githubusercontent.com/25423296/163456779-a8556205-d0a5-45e2-ac17-42d089e3c3f8.png&quot;&gt;&lt;/picture&gt; &amp;nbsp; &amp;nbsp;folder-pictures-symbolic&lt;br&gt;" calcext:value-type="string">
            <text:p>&lt;picture&gt;&lt;source media="(prefers-color-scheme: dark)" srcset="https://github.com/StorageB/icons/blob/main/GNOME46Adwaita/light/folder-pictures-symbolic.svg"&gt;&lt;source media="(prefers-color-scheme: light)" srcset="https://github.com/StorageB/icons/blob/main/GNOME46Adwaita/dark/folder-pictures-symbolic.svg"&gt;&lt;img alt="folder-pictures-symbolic" src="https://user-images.githubusercontent.com/25423296/163456779-a8556205-d0a5-45e2-ac17-42d089e3c3f8.png"&gt;&lt;/picture&gt; &amp;nbsp; &amp;nbsp;folder-pictures-symbolic&lt;br&gt;</text:p>
          </table:table-cell>
        </table:table-row>
        <table:table-row table:style-name="ro1">
          <table:table-cell office:value-type="string" calcext:value-type="string">
            <text:p>folder-publicshare-symbolic.svg</text:p>
          </table:table-cell>
          <table:table-cell office:value-type="string" calcext:value-type="string">
            <text:p>folder-publicsha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9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98] &amp; CHAR(34) &amp; &quot;&gt;&quot; &amp; &#10;&quot;&lt;img alt=&quot; &amp; CHAR(34) &amp; [.B3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8] &amp; &quot;&lt;br&gt;&quot;" office:value-type="string" office:string-value="&lt;picture&gt;&lt;source media=&quot;(prefers-color-scheme: dark)&quot; srcset=&quot;https://github.com/StorageB/icons/blob/main/GNOME46Adwaita/light/folder-publicshare-symbolic.svg&quot;&gt;&lt;source media=&quot;(prefers-color-scheme: light)&quot; srcset=&quot;https://github.com/StorageB/icons/blob/main/GNOME46Adwaita/dark/folder-publicshare-symbolic.svg&quot;&gt;&lt;img alt=&quot;folder-publicshare-symbolic&quot; src=&quot;https://user-images.githubusercontent.com/25423296/163456779-a8556205-d0a5-45e2-ac17-42d089e3c3f8.png&quot;&gt;&lt;/picture&gt; &amp;nbsp; &amp;nbsp;folder-publicshare-symbolic&lt;br&gt;" calcext:value-type="string">
            <text:p>&lt;picture&gt;&lt;source media="(prefers-color-scheme: dark)" srcset="https://github.com/StorageB/icons/blob/main/GNOME46Adwaita/light/folder-publicshare-symbolic.svg"&gt;&lt;source media="(prefers-color-scheme: light)" srcset="https://github.com/StorageB/icons/blob/main/GNOME46Adwaita/dark/folder-publicshare-symbolic.svg"&gt;&lt;img alt="folder-publicshare-symbolic" src="https://user-images.githubusercontent.com/25423296/163456779-a8556205-d0a5-45e2-ac17-42d089e3c3f8.png"&gt;&lt;/picture&gt; &amp;nbsp; &amp;nbsp;folder-publicshare-symbolic&lt;br&gt;</text:p>
          </table:table-cell>
        </table:table-row>
        <table:table-row table:style-name="ro1">
          <table:table-cell office:value-type="string" calcext:value-type="string">
            <text:p>folder-remote-symbolic.svg</text:p>
          </table:table-cell>
          <table:table-cell office:value-type="string" calcext:value-type="string">
            <text:p>folder-remo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39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399] &amp; CHAR(34) &amp; &quot;&gt;&quot; &amp; &#10;&quot;&lt;img alt=&quot; &amp; CHAR(34) &amp; [.B3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9] &amp; &quot;&lt;br&gt;&quot;" office:value-type="string" office:string-value="&lt;picture&gt;&lt;source media=&quot;(prefers-color-scheme: dark)&quot; srcset=&quot;https://github.com/StorageB/icons/blob/main/GNOME46Adwaita/light/folder-remote-symbolic.svg&quot;&gt;&lt;source media=&quot;(prefers-color-scheme: light)&quot; srcset=&quot;https://github.com/StorageB/icons/blob/main/GNOME46Adwaita/dark/folder-remote-symbolic.svg&quot;&gt;&lt;img alt=&quot;folder-remote-symbolic&quot; src=&quot;https://user-images.githubusercontent.com/25423296/163456779-a8556205-d0a5-45e2-ac17-42d089e3c3f8.png&quot;&gt;&lt;/picture&gt; &amp;nbsp; &amp;nbsp;folder-remote-symbolic&lt;br&gt;" calcext:value-type="string">
            <text:p>&lt;picture&gt;&lt;source media="(prefers-color-scheme: dark)" srcset="https://github.com/StorageB/icons/blob/main/GNOME46Adwaita/light/folder-remote-symbolic.svg"&gt;&lt;source media="(prefers-color-scheme: light)" srcset="https://github.com/StorageB/icons/blob/main/GNOME46Adwaita/dark/folder-remote-symbolic.svg"&gt;&lt;img alt="folder-remote-symbolic" src="https://user-images.githubusercontent.com/25423296/163456779-a8556205-d0a5-45e2-ac17-42d089e3c3f8.png"&gt;&lt;/picture&gt; &amp;nbsp; &amp;nbsp;folder-remote-symbolic&lt;br&gt;</text:p>
          </table:table-cell>
        </table:table-row>
        <table:table-row table:style-name="ro1">
          <table:table-cell office:value-type="string" calcext:value-type="string">
            <text:p>folder-saved-search-symbolic.svg</text:p>
          </table:table-cell>
          <table:table-cell office:value-type="string" calcext:value-type="string">
            <text:p>folder-saved-sear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0] &amp; CHAR(34) &amp; &quot;&gt;&quot; &amp; &#10;&quot;&lt;img alt=&quot; &amp; CHAR(34) &amp; [.B4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0] &amp; &quot;&lt;br&gt;&quot;" office:value-type="string" office:string-value="&lt;picture&gt;&lt;source media=&quot;(prefers-color-scheme: dark)&quot; srcset=&quot;https://github.com/StorageB/icons/blob/main/GNOME46Adwaita/light/folder-saved-search-symbolic.svg&quot;&gt;&lt;source media=&quot;(prefers-color-scheme: light)&quot; srcset=&quot;https://github.com/StorageB/icons/blob/main/GNOME46Adwaita/dark/folder-saved-search-symbolic.svg&quot;&gt;&lt;img alt=&quot;folder-saved-search-symbolic&quot; src=&quot;https://user-images.githubusercontent.com/25423296/163456779-a8556205-d0a5-45e2-ac17-42d089e3c3f8.png&quot;&gt;&lt;/picture&gt; &amp;nbsp; &amp;nbsp;folder-saved-search-symbolic&lt;br&gt;" calcext:value-type="string">
            <text:p>&lt;picture&gt;&lt;source media="(prefers-color-scheme: dark)" srcset="https://github.com/StorageB/icons/blob/main/GNOME46Adwaita/light/folder-saved-search-symbolic.svg"&gt;&lt;source media="(prefers-color-scheme: light)" srcset="https://github.com/StorageB/icons/blob/main/GNOME46Adwaita/dark/folder-saved-search-symbolic.svg"&gt;&lt;img alt="folder-saved-search-symbolic" src="https://user-images.githubusercontent.com/25423296/163456779-a8556205-d0a5-45e2-ac17-42d089e3c3f8.png"&gt;&lt;/picture&gt; &amp;nbsp; &amp;nbsp;folder-saved-search-symbolic&lt;br&gt;</text:p>
          </table:table-cell>
        </table:table-row>
        <table:table-row table:style-name="ro1">
          <table:table-cell office:value-type="string" calcext:value-type="string">
            <text:p>folder-symbolic.svg</text:p>
          </table:table-cell>
          <table:table-cell office:value-type="string" calcext:value-type="string">
            <text:p>fold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1] &amp; CHAR(34) &amp; &quot;&gt;&quot; &amp; &#10;&quot;&lt;img alt=&quot; &amp; CHAR(34) &amp; [.B4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1] &amp; &quot;&lt;br&gt;&quot;" office:value-type="string" office:string-value="&lt;picture&gt;&lt;source media=&quot;(prefers-color-scheme: dark)&quot; srcset=&quot;https://github.com/StorageB/icons/blob/main/GNOME46Adwaita/light/folder-symbolic.svg&quot;&gt;&lt;source media=&quot;(prefers-color-scheme: light)&quot; srcset=&quot;https://github.com/StorageB/icons/blob/main/GNOME46Adwaita/dark/folder-symbolic.svg&quot;&gt;&lt;img alt=&quot;folder-symbolic&quot; src=&quot;https://user-images.githubusercontent.com/25423296/163456779-a8556205-d0a5-45e2-ac17-42d089e3c3f8.png&quot;&gt;&lt;/picture&gt; &amp;nbsp; &amp;nbsp;folder-symbolic&lt;br&gt;" calcext:value-type="string">
            <text:p>&lt;picture&gt;&lt;source media="(prefers-color-scheme: dark)" srcset="https://github.com/StorageB/icons/blob/main/GNOME46Adwaita/light/folder-symbolic.svg"&gt;&lt;source media="(prefers-color-scheme: light)" srcset="https://github.com/StorageB/icons/blob/main/GNOME46Adwaita/dark/folder-symbolic.svg"&gt;&lt;img alt="folder-symbolic" src="https://user-images.githubusercontent.com/25423296/163456779-a8556205-d0a5-45e2-ac17-42d089e3c3f8.png"&gt;&lt;/picture&gt; &amp;nbsp; &amp;nbsp;folder-symbolic&lt;br&gt;</text:p>
          </table:table-cell>
        </table:table-row>
        <table:table-row table:style-name="ro1">
          <table:table-cell office:value-type="string" calcext:value-type="string">
            <text:p>folder-templates-symbolic.svg</text:p>
          </table:table-cell>
          <table:table-cell office:value-type="string" calcext:value-type="string">
            <text:p>folder-templat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2] &amp; CHAR(34) &amp; &quot;&gt;&quot; &amp; &#10;&quot;&lt;img alt=&quot; &amp; CHAR(34) &amp; [.B4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2] &amp; &quot;&lt;br&gt;&quot;" office:value-type="string" office:string-value="&lt;picture&gt;&lt;source media=&quot;(prefers-color-scheme: dark)&quot; srcset=&quot;https://github.com/StorageB/icons/blob/main/GNOME46Adwaita/light/folder-templates-symbolic.svg&quot;&gt;&lt;source media=&quot;(prefers-color-scheme: light)&quot; srcset=&quot;https://github.com/StorageB/icons/blob/main/GNOME46Adwaita/dark/folder-templates-symbolic.svg&quot;&gt;&lt;img alt=&quot;folder-templates-symbolic&quot; src=&quot;https://user-images.githubusercontent.com/25423296/163456779-a8556205-d0a5-45e2-ac17-42d089e3c3f8.png&quot;&gt;&lt;/picture&gt; &amp;nbsp; &amp;nbsp;folder-templates-symbolic&lt;br&gt;" calcext:value-type="string">
            <text:p>&lt;picture&gt;&lt;source media="(prefers-color-scheme: dark)" srcset="https://github.com/StorageB/icons/blob/main/GNOME46Adwaita/light/folder-templates-symbolic.svg"&gt;&lt;source media="(prefers-color-scheme: light)" srcset="https://github.com/StorageB/icons/blob/main/GNOME46Adwaita/dark/folder-templates-symbolic.svg"&gt;&lt;img alt="folder-templates-symbolic" src="https://user-images.githubusercontent.com/25423296/163456779-a8556205-d0a5-45e2-ac17-42d089e3c3f8.png"&gt;&lt;/picture&gt; &amp;nbsp; &amp;nbsp;folder-templates-symbolic&lt;br&gt;</text:p>
          </table:table-cell>
        </table:table-row>
        <table:table-row table:style-name="ro1">
          <table:table-cell office:value-type="string" calcext:value-type="string">
            <text:p>folder-videos-symbolic.svg</text:p>
          </table:table-cell>
          <table:table-cell office:value-type="string" calcext:value-type="string">
            <text:p>folder-video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3] &amp; CHAR(34) &amp; &quot;&gt;&quot; &amp; &#10;&quot;&lt;img alt=&quot; &amp; CHAR(34) &amp; [.B4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3] &amp; &quot;&lt;br&gt;&quot;" office:value-type="string" office:string-value="&lt;picture&gt;&lt;source media=&quot;(prefers-color-scheme: dark)&quot; srcset=&quot;https://github.com/StorageB/icons/blob/main/GNOME46Adwaita/light/folder-videos-symbolic.svg&quot;&gt;&lt;source media=&quot;(prefers-color-scheme: light)&quot; srcset=&quot;https://github.com/StorageB/icons/blob/main/GNOME46Adwaita/dark/folder-videos-symbolic.svg&quot;&gt;&lt;img alt=&quot;folder-videos-symbolic&quot; src=&quot;https://user-images.githubusercontent.com/25423296/163456779-a8556205-d0a5-45e2-ac17-42d089e3c3f8.png&quot;&gt;&lt;/picture&gt; &amp;nbsp; &amp;nbsp;folder-videos-symbolic&lt;br&gt;" calcext:value-type="string">
            <text:p>&lt;picture&gt;&lt;source media="(prefers-color-scheme: dark)" srcset="https://github.com/StorageB/icons/blob/main/GNOME46Adwaita/light/folder-videos-symbolic.svg"&gt;&lt;source media="(prefers-color-scheme: light)" srcset="https://github.com/StorageB/icons/blob/main/GNOME46Adwaita/dark/folder-videos-symbolic.svg"&gt;&lt;img alt="folder-videos-symbolic" src="https://user-images.githubusercontent.com/25423296/163456779-a8556205-d0a5-45e2-ac17-42d089e3c3f8.png"&gt;&lt;/picture&gt; &amp;nbsp; &amp;nbsp;folder-videos-symbolic&lt;br&gt;</text:p>
          </table:table-cell>
        </table:table-row>
        <table:table-row table:style-name="ro1">
          <table:table-cell office:value-type="string" calcext:value-type="string">
            <text:p>network-server-symbolic.svg</text:p>
          </table:table-cell>
          <table:table-cell office:value-type="string" calcext:value-type="string">
            <text:p>network-serv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4] &amp; CHAR(34) &amp; &quot;&gt;&quot; &amp; &#10;&quot;&lt;img alt=&quot; &amp; CHAR(34) &amp; [.B4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4] &amp; &quot;&lt;br&gt;&quot;" office:value-type="string" office:string-value="&lt;picture&gt;&lt;source media=&quot;(prefers-color-scheme: dark)&quot; srcset=&quot;https://github.com/StorageB/icons/blob/main/GNOME46Adwaita/light/network-server-symbolic.svg&quot;&gt;&lt;source media=&quot;(prefers-color-scheme: light)&quot; srcset=&quot;https://github.com/StorageB/icons/blob/main/GNOME46Adwaita/dark/network-server-symbolic.svg&quot;&gt;&lt;img alt=&quot;network-server-symbolic&quot; src=&quot;https://user-images.githubusercontent.com/25423296/163456779-a8556205-d0a5-45e2-ac17-42d089e3c3f8.png&quot;&gt;&lt;/picture&gt; &amp;nbsp; &amp;nbsp;network-server-symbolic&lt;br&gt;" calcext:value-type="string">
            <text:p>&lt;picture&gt;&lt;source media="(prefers-color-scheme: dark)" srcset="https://github.com/StorageB/icons/blob/main/GNOME46Adwaita/light/network-server-symbolic.svg"&gt;&lt;source media="(prefers-color-scheme: light)" srcset="https://github.com/StorageB/icons/blob/main/GNOME46Adwaita/dark/network-server-symbolic.svg"&gt;&lt;img alt="network-server-symbolic" src="https://user-images.githubusercontent.com/25423296/163456779-a8556205-d0a5-45e2-ac17-42d089e3c3f8.png"&gt;&lt;/picture&gt; &amp;nbsp; &amp;nbsp;network-server-symbolic&lt;br&gt;</text:p>
          </table:table-cell>
        </table:table-row>
        <table:table-row table:style-name="ro1">
          <table:table-cell office:value-type="string" calcext:value-type="string">
            <text:p>network-workgroup-symbolic.svg</text:p>
          </table:table-cell>
          <table:table-cell office:value-type="string" calcext:value-type="string">
            <text:p>network-workgro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5] &amp; CHAR(34) &amp; &quot;&gt;&quot; &amp; &#10;&quot;&lt;img alt=&quot; &amp; CHAR(34) &amp; [.B4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5] &amp; &quot;&lt;br&gt;&quot;" office:value-type="string" office:string-value="&lt;picture&gt;&lt;source media=&quot;(prefers-color-scheme: dark)&quot; srcset=&quot;https://github.com/StorageB/icons/blob/main/GNOME46Adwaita/light/network-workgroup-symbolic.svg&quot;&gt;&lt;source media=&quot;(prefers-color-scheme: light)&quot; srcset=&quot;https://github.com/StorageB/icons/blob/main/GNOME46Adwaita/dark/network-workgroup-symbolic.svg&quot;&gt;&lt;img alt=&quot;network-workgroup-symbolic&quot; src=&quot;https://user-images.githubusercontent.com/25423296/163456779-a8556205-d0a5-45e2-ac17-42d089e3c3f8.png&quot;&gt;&lt;/picture&gt; &amp;nbsp; &amp;nbsp;network-workgroup-symbolic&lt;br&gt;" calcext:value-type="string">
            <text:p>&lt;picture&gt;&lt;source media="(prefers-color-scheme: dark)" srcset="https://github.com/StorageB/icons/blob/main/GNOME46Adwaita/light/network-workgroup-symbolic.svg"&gt;&lt;source media="(prefers-color-scheme: light)" srcset="https://github.com/StorageB/icons/blob/main/GNOME46Adwaita/dark/network-workgroup-symbolic.svg"&gt;&lt;img alt="network-workgroup-symbolic" src="https://user-images.githubusercontent.com/25423296/163456779-a8556205-d0a5-45e2-ac17-42d089e3c3f8.png"&gt;&lt;/picture&gt; &amp;nbsp; &amp;nbsp;network-workgroup-symbolic&lt;br&gt;</text:p>
          </table:table-cell>
        </table:table-row>
        <table:table-row table:style-name="ro1">
          <table:table-cell office:value-type="string" calcext:value-type="string">
            <text:p>start-here-symbolic.svg</text:p>
          </table:table-cell>
          <table:table-cell office:value-type="string" calcext:value-type="string">
            <text:p>start-he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6] &amp; CHAR(34) &amp; &quot;&gt;&quot; &amp; &#10;&quot;&lt;img alt=&quot; &amp; CHAR(34) &amp; [.B4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6] &amp; &quot;&lt;br&gt;&quot;" office:value-type="string" office:string-value="&lt;picture&gt;&lt;source media=&quot;(prefers-color-scheme: dark)&quot; srcset=&quot;https://github.com/StorageB/icons/blob/main/GNOME46Adwaita/light/start-here-symbolic.svg&quot;&gt;&lt;source media=&quot;(prefers-color-scheme: light)&quot; srcset=&quot;https://github.com/StorageB/icons/blob/main/GNOME46Adwaita/dark/start-here-symbolic.svg&quot;&gt;&lt;img alt=&quot;start-here-symbolic&quot; src=&quot;https://user-images.githubusercontent.com/25423296/163456779-a8556205-d0a5-45e2-ac17-42d089e3c3f8.png&quot;&gt;&lt;/picture&gt; &amp;nbsp; &amp;nbsp;start-here-symbolic&lt;br&gt;" calcext:value-type="string">
            <text:p>&lt;picture&gt;&lt;source media="(prefers-color-scheme: dark)" srcset="https://github.com/StorageB/icons/blob/main/GNOME46Adwaita/light/start-here-symbolic.svg"&gt;&lt;source media="(prefers-color-scheme: light)" srcset="https://github.com/StorageB/icons/blob/main/GNOME46Adwaita/dark/start-here-symbolic.svg"&gt;&lt;img alt="start-here-symbolic" src="https://user-images.githubusercontent.com/25423296/163456779-a8556205-d0a5-45e2-ac17-42d089e3c3f8.png"&gt;&lt;/picture&gt; &amp;nbsp; &amp;nbsp;start-here-symbolic&lt;br&gt;</text:p>
          </table:table-cell>
        </table:table-row>
        <table:table-row table:style-name="ro1">
          <table:table-cell office:value-type="string" calcext:value-type="string">
            <text:p>user-bookmarks-symbolic.svg</text:p>
          </table:table-cell>
          <table:table-cell office:value-type="string" calcext:value-type="string">
            <text:p>user-bookmark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7] &amp; CHAR(34) &amp; &quot;&gt;&quot; &amp; &#10;&quot;&lt;img alt=&quot; &amp; CHAR(34) &amp; [.B4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7] &amp; &quot;&lt;br&gt;&quot;" office:value-type="string" office:string-value="&lt;picture&gt;&lt;source media=&quot;(prefers-color-scheme: dark)&quot; srcset=&quot;https://github.com/StorageB/icons/blob/main/GNOME46Adwaita/light/user-bookmarks-symbolic.svg&quot;&gt;&lt;source media=&quot;(prefers-color-scheme: light)&quot; srcset=&quot;https://github.com/StorageB/icons/blob/main/GNOME46Adwaita/dark/user-bookmarks-symbolic.svg&quot;&gt;&lt;img alt=&quot;user-bookmarks-symbolic&quot; src=&quot;https://user-images.githubusercontent.com/25423296/163456779-a8556205-d0a5-45e2-ac17-42d089e3c3f8.png&quot;&gt;&lt;/picture&gt; &amp;nbsp; &amp;nbsp;user-bookmarks-symbolic&lt;br&gt;" calcext:value-type="string">
            <text:p>&lt;picture&gt;&lt;source media="(prefers-color-scheme: dark)" srcset="https://github.com/StorageB/icons/blob/main/GNOME46Adwaita/light/user-bookmarks-symbolic.svg"&gt;&lt;source media="(prefers-color-scheme: light)" srcset="https://github.com/StorageB/icons/blob/main/GNOME46Adwaita/dark/user-bookmarks-symbolic.svg"&gt;&lt;img alt="user-bookmarks-symbolic" src="https://user-images.githubusercontent.com/25423296/163456779-a8556205-d0a5-45e2-ac17-42d089e3c3f8.png"&gt;&lt;/picture&gt; &amp;nbsp; &amp;nbsp;user-bookmarks-symbolic&lt;br&gt;</text:p>
          </table:table-cell>
        </table:table-row>
        <table:table-row table:style-name="ro1">
          <table:table-cell office:value-type="string" calcext:value-type="string">
            <text:p>user-desktop-symbolic.svg</text:p>
          </table:table-cell>
          <table:table-cell office:value-type="string" calcext:value-type="string">
            <text:p>user-desk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8] &amp; CHAR(34) &amp; &quot;&gt;&quot; &amp; &#10;&quot;&lt;img alt=&quot; &amp; CHAR(34) &amp; [.B4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8] &amp; &quot;&lt;br&gt;&quot;" office:value-type="string" office:string-value="&lt;picture&gt;&lt;source media=&quot;(prefers-color-scheme: dark)&quot; srcset=&quot;https://github.com/StorageB/icons/blob/main/GNOME46Adwaita/light/user-desktop-symbolic.svg&quot;&gt;&lt;source media=&quot;(prefers-color-scheme: light)&quot; srcset=&quot;https://github.com/StorageB/icons/blob/main/GNOME46Adwaita/dark/user-desktop-symbolic.svg&quot;&gt;&lt;img alt=&quot;user-desktop-symbolic&quot; src=&quot;https://user-images.githubusercontent.com/25423296/163456779-a8556205-d0a5-45e2-ac17-42d089e3c3f8.png&quot;&gt;&lt;/picture&gt; &amp;nbsp; &amp;nbsp;user-desktop-symbolic&lt;br&gt;" calcext:value-type="string">
            <text:p>&lt;picture&gt;&lt;source media="(prefers-color-scheme: dark)" srcset="https://github.com/StorageB/icons/blob/main/GNOME46Adwaita/light/user-desktop-symbolic.svg"&gt;&lt;source media="(prefers-color-scheme: light)" srcset="https://github.com/StorageB/icons/blob/main/GNOME46Adwaita/dark/user-desktop-symbolic.svg"&gt;&lt;img alt="user-desktop-symbolic" src="https://user-images.githubusercontent.com/25423296/163456779-a8556205-d0a5-45e2-ac17-42d089e3c3f8.png"&gt;&lt;/picture&gt; &amp;nbsp; &amp;nbsp;user-desktop-symbolic&lt;br&gt;</text:p>
          </table:table-cell>
        </table:table-row>
        <table:table-row table:style-name="ro1">
          <table:table-cell office:value-type="string" calcext:value-type="string">
            <text:p>user-home-symbolic.svg</text:p>
          </table:table-cell>
          <table:table-cell office:value-type="string" calcext:value-type="string">
            <text:p>user-hom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0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09] &amp; CHAR(34) &amp; &quot;&gt;&quot; &amp; &#10;&quot;&lt;img alt=&quot; &amp; CHAR(34) &amp; [.B4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9] &amp; &quot;&lt;br&gt;&quot;" office:value-type="string" office:string-value="&lt;picture&gt;&lt;source media=&quot;(prefers-color-scheme: dark)&quot; srcset=&quot;https://github.com/StorageB/icons/blob/main/GNOME46Adwaita/light/user-home-symbolic.svg&quot;&gt;&lt;source media=&quot;(prefers-color-scheme: light)&quot; srcset=&quot;https://github.com/StorageB/icons/blob/main/GNOME46Adwaita/dark/user-home-symbolic.svg&quot;&gt;&lt;img alt=&quot;user-home-symbolic&quot; src=&quot;https://user-images.githubusercontent.com/25423296/163456779-a8556205-d0a5-45e2-ac17-42d089e3c3f8.png&quot;&gt;&lt;/picture&gt; &amp;nbsp; &amp;nbsp;user-home-symbolic&lt;br&gt;" calcext:value-type="string">
            <text:p>&lt;picture&gt;&lt;source media="(prefers-color-scheme: dark)" srcset="https://github.com/StorageB/icons/blob/main/GNOME46Adwaita/light/user-home-symbolic.svg"&gt;&lt;source media="(prefers-color-scheme: light)" srcset="https://github.com/StorageB/icons/blob/main/GNOME46Adwaita/dark/user-home-symbolic.svg"&gt;&lt;img alt="user-home-symbolic" src="https://user-images.githubusercontent.com/25423296/163456779-a8556205-d0a5-45e2-ac17-42d089e3c3f8.png"&gt;&lt;/picture&gt; &amp;nbsp; &amp;nbsp;user-home-symbolic&lt;br&gt;</text:p>
          </table:table-cell>
        </table:table-row>
        <table:table-row table:style-name="ro1">
          <table:table-cell office:value-type="string" calcext:value-type="string">
            <text:p>user-trash-symbolic.svg</text:p>
          </table:table-cell>
          <table:table-cell office:value-type="string" calcext:value-type="string">
            <text:p>user-tra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1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10] &amp; CHAR(34) &amp; &quot;&gt;&quot; &amp; &#10;&quot;&lt;img alt=&quot; &amp; CHAR(34) &amp; [.B4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0] &amp; &quot;&lt;br&gt;&quot;" office:value-type="string" office:string-value="&lt;picture&gt;&lt;source media=&quot;(prefers-color-scheme: dark)&quot; srcset=&quot;https://github.com/StorageB/icons/blob/main/GNOME46Adwaita/light/user-trash-symbolic.svg&quot;&gt;&lt;source media=&quot;(prefers-color-scheme: light)&quot; srcset=&quot;https://github.com/StorageB/icons/blob/main/GNOME46Adwaita/dark/user-trash-symbolic.svg&quot;&gt;&lt;img alt=&quot;user-trash-symbolic&quot; src=&quot;https://user-images.githubusercontent.com/25423296/163456779-a8556205-d0a5-45e2-ac17-42d089e3c3f8.png&quot;&gt;&lt;/picture&gt; &amp;nbsp; &amp;nbsp;user-trash-symbolic&lt;br&gt;" calcext:value-type="string">
            <text:p>&lt;picture&gt;&lt;source media="(prefers-color-scheme: dark)" srcset="https://github.com/StorageB/icons/blob/main/GNOME46Adwaita/light/user-trash-symbolic.svg"&gt;&lt;source media="(prefers-color-scheme: light)" srcset="https://github.com/StorageB/icons/blob/main/GNOME46Adwaita/dark/user-trash-symbolic.svg"&gt;&lt;img alt="user-trash-symbolic" src="https://user-images.githubusercontent.com/25423296/163456779-a8556205-d0a5-45e2-ac17-42d089e3c3f8.png"&gt;&lt;/picture&gt; &amp;nbsp; &amp;nbsp;user-trash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status:</text:p>
          </table:table-cell>
          <table:table-cell table:formula="of:=&quot;## &quot; &amp; MID([.B412];3;FIND(&quot;:&quot;;[.B412];1)-3) &amp; &quot; &lt;br&gt;&quot;" office:value-type="string" office:string-value="## status &lt;br&gt;" calcext:value-type="string">
            <text:p>## status &lt;br&gt;</text:p>
          </table:table-cell>
        </table:table-row>
        <table:table-row table:style-name="ro1">
          <table:table-cell office:value-type="string" calcext:value-type="string">
            <text:p>airplane-mode-symbolic.svg</text:p>
          </table:table-cell>
          <table:table-cell office:value-type="string" calcext:value-type="string">
            <text:p>airplane-mod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1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13] &amp; CHAR(34) &amp; &quot;&gt;&quot; &amp; &#10;&quot;&lt;img alt=&quot; &amp; CHAR(34) &amp; [.B4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3] &amp; &quot;&lt;br&gt;&quot;" office:value-type="string" office:string-value="&lt;picture&gt;&lt;source media=&quot;(prefers-color-scheme: dark)&quot; srcset=&quot;https://github.com/StorageB/icons/blob/main/GNOME46Adwaita/light/airplane-mode-symbolic.svg&quot;&gt;&lt;source media=&quot;(prefers-color-scheme: light)&quot; srcset=&quot;https://github.com/StorageB/icons/blob/main/GNOME46Adwaita/dark/airplane-mode-symbolic.svg&quot;&gt;&lt;img alt=&quot;airplane-mode-symbolic&quot; src=&quot;https://user-images.githubusercontent.com/25423296/163456779-a8556205-d0a5-45e2-ac17-42d089e3c3f8.png&quot;&gt;&lt;/picture&gt; &amp;nbsp; &amp;nbsp;airplane-mode-symbolic&lt;br&gt;" calcext:value-type="string">
            <text:p>&lt;picture&gt;&lt;source media="(prefers-color-scheme: dark)" srcset="https://github.com/StorageB/icons/blob/main/GNOME46Adwaita/light/airplane-mode-symbolic.svg"&gt;&lt;source media="(prefers-color-scheme: light)" srcset="https://github.com/StorageB/icons/blob/main/GNOME46Adwaita/dark/airplane-mode-symbolic.svg"&gt;&lt;img alt="airplane-mode-symbolic" src="https://user-images.githubusercontent.com/25423296/163456779-a8556205-d0a5-45e2-ac17-42d089e3c3f8.png"&gt;&lt;/picture&gt; &amp;nbsp; &amp;nbsp;airplane-mode-symbolic&lt;br&gt;</text:p>
          </table:table-cell>
        </table:table-row>
        <table:table-row table:style-name="ro1">
          <table:table-cell office:value-type="string" calcext:value-type="string">
            <text:p>alarm-symbolic.svg</text:p>
          </table:table-cell>
          <table:table-cell office:value-type="string" calcext:value-type="string">
            <text:p>alar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1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14] &amp; CHAR(34) &amp; &quot;&gt;&quot; &amp; &#10;&quot;&lt;img alt=&quot; &amp; CHAR(34) &amp; [.B4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4] &amp; &quot;&lt;br&gt;&quot;" office:value-type="string" office:string-value="&lt;picture&gt;&lt;source media=&quot;(prefers-color-scheme: dark)&quot; srcset=&quot;https://github.com/StorageB/icons/blob/main/GNOME46Adwaita/light/alarm-symbolic.svg&quot;&gt;&lt;source media=&quot;(prefers-color-scheme: light)&quot; srcset=&quot;https://github.com/StorageB/icons/blob/main/GNOME46Adwaita/dark/alarm-symbolic.svg&quot;&gt;&lt;img alt=&quot;alarm-symbolic&quot; src=&quot;https://user-images.githubusercontent.com/25423296/163456779-a8556205-d0a5-45e2-ac17-42d089e3c3f8.png&quot;&gt;&lt;/picture&gt; &amp;nbsp; &amp;nbsp;alarm-symbolic&lt;br&gt;" calcext:value-type="string">
            <text:p>&lt;picture&gt;&lt;source media="(prefers-color-scheme: dark)" srcset="https://github.com/StorageB/icons/blob/main/GNOME46Adwaita/light/alarm-symbolic.svg"&gt;&lt;source media="(prefers-color-scheme: light)" srcset="https://github.com/StorageB/icons/blob/main/GNOME46Adwaita/dark/alarm-symbolic.svg"&gt;&lt;img alt="alarm-symbolic" src="https://user-images.githubusercontent.com/25423296/163456779-a8556205-d0a5-45e2-ac17-42d089e3c3f8.png"&gt;&lt;/picture&gt; &amp;nbsp; &amp;nbsp;alarm-symbolic&lt;br&gt;</text:p>
          </table:table-cell>
        </table:table-row>
        <table:table-row table:style-name="ro1">
          <table:table-cell office:value-type="string" calcext:value-type="string">
            <text:p>appointment-missed-symbolic.svg</text:p>
          </table:table-cell>
          <table:table-cell office:value-type="string" calcext:value-type="string">
            <text:p>appointment-mis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1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15] &amp; CHAR(34) &amp; &quot;&gt;&quot; &amp; &#10;&quot;&lt;img alt=&quot; &amp; CHAR(34) &amp; [.B4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5] &amp; &quot;&lt;br&gt;&quot;" office:value-type="string" office:string-value="&lt;picture&gt;&lt;source media=&quot;(prefers-color-scheme: dark)&quot; srcset=&quot;https://github.com/StorageB/icons/blob/main/GNOME46Adwaita/light/appointment-missed-symbolic.svg&quot;&gt;&lt;source media=&quot;(prefers-color-scheme: light)&quot; srcset=&quot;https://github.com/StorageB/icons/blob/main/GNOME46Adwaita/dark/appointment-missed-symbolic.svg&quot;&gt;&lt;img alt=&quot;appointment-missed-symbolic&quot; src=&quot;https://user-images.githubusercontent.com/25423296/163456779-a8556205-d0a5-45e2-ac17-42d089e3c3f8.png&quot;&gt;&lt;/picture&gt; &amp;nbsp; &amp;nbsp;appointment-missed-symbolic&lt;br&gt;" calcext:value-type="string">
            <text:p>&lt;picture&gt;&lt;source media="(prefers-color-scheme: dark)" srcset="https://github.com/StorageB/icons/blob/main/GNOME46Adwaita/light/appointment-missed-symbolic.svg"&gt;&lt;source media="(prefers-color-scheme: light)" srcset="https://github.com/StorageB/icons/blob/main/GNOME46Adwaita/dark/appointment-missed-symbolic.svg"&gt;&lt;img alt="appointment-missed-symbolic" src="https://user-images.githubusercontent.com/25423296/163456779-a8556205-d0a5-45e2-ac17-42d089e3c3f8.png"&gt;&lt;/picture&gt; &amp;nbsp; &amp;nbsp;appointment-missed-symbolic&lt;br&gt;</text:p>
          </table:table-cell>
        </table:table-row>
        <table:table-row table:style-name="ro1">
          <table:table-cell office:value-type="string" calcext:value-type="string">
            <text:p>appointment-soon-symbolic.svg</text:p>
          </table:table-cell>
          <table:table-cell office:value-type="string" calcext:value-type="string">
            <text:p>appointment-so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1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16] &amp; CHAR(34) &amp; &quot;&gt;&quot; &amp; &#10;&quot;&lt;img alt=&quot; &amp; CHAR(34) &amp; [.B4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6] &amp; &quot;&lt;br&gt;&quot;" office:value-type="string" office:string-value="&lt;picture&gt;&lt;source media=&quot;(prefers-color-scheme: dark)&quot; srcset=&quot;https://github.com/StorageB/icons/blob/main/GNOME46Adwaita/light/appointment-soon-symbolic.svg&quot;&gt;&lt;source media=&quot;(prefers-color-scheme: light)&quot; srcset=&quot;https://github.com/StorageB/icons/blob/main/GNOME46Adwaita/dark/appointment-soon-symbolic.svg&quot;&gt;&lt;img alt=&quot;appointment-soon-symbolic&quot; src=&quot;https://user-images.githubusercontent.com/25423296/163456779-a8556205-d0a5-45e2-ac17-42d089e3c3f8.png&quot;&gt;&lt;/picture&gt; &amp;nbsp; &amp;nbsp;appointment-soon-symbolic&lt;br&gt;" calcext:value-type="string">
            <text:p>&lt;picture&gt;&lt;source media="(prefers-color-scheme: dark)" srcset="https://github.com/StorageB/icons/blob/main/GNOME46Adwaita/light/appointment-soon-symbolic.svg"&gt;&lt;source media="(prefers-color-scheme: light)" srcset="https://github.com/StorageB/icons/blob/main/GNOME46Adwaita/dark/appointment-soon-symbolic.svg"&gt;&lt;img alt="appointment-soon-symbolic" src="https://user-images.githubusercontent.com/25423296/163456779-a8556205-d0a5-45e2-ac17-42d089e3c3f8.png"&gt;&lt;/picture&gt; &amp;nbsp; &amp;nbsp;appointment-soon-symbolic&lt;br&gt;</text:p>
          </table:table-cell>
        </table:table-row>
        <table:table-row table:style-name="ro1">
          <table:table-cell office:value-type="string" calcext:value-type="string">
            <text:p>audio-volume-high-rtl-symbolic.svg</text:p>
          </table:table-cell>
          <table:table-cell office:value-type="string" calcext:value-type="string">
            <text:p>audio-volume-high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1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17] &amp; CHAR(34) &amp; &quot;&gt;&quot; &amp; &#10;&quot;&lt;img alt=&quot; &amp; CHAR(34) &amp; [.B4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7] &amp; &quot;&lt;br&gt;&quot;" office:value-type="string" office:string-value="&lt;picture&gt;&lt;source media=&quot;(prefers-color-scheme: dark)&quot; srcset=&quot;https://github.com/StorageB/icons/blob/main/GNOME46Adwaita/light/audio-volume-high-rtl-symbolic.svg&quot;&gt;&lt;source media=&quot;(prefers-color-scheme: light)&quot; srcset=&quot;https://github.com/StorageB/icons/blob/main/GNOME46Adwaita/dark/audio-volume-high-rtl-symbolic.svg&quot;&gt;&lt;img alt=&quot;audio-volume-high-rtl-symbolic&quot; src=&quot;https://user-images.githubusercontent.com/25423296/163456779-a8556205-d0a5-45e2-ac17-42d089e3c3f8.png&quot;&gt;&lt;/picture&gt; &amp;nbsp; &amp;nbsp;audio-volume-high-rtl-symbolic&lt;br&gt;" calcext:value-type="string">
            <text:p>&lt;picture&gt;&lt;source media="(prefers-color-scheme: dark)" srcset="https://github.com/StorageB/icons/blob/main/GNOME46Adwaita/light/audio-volume-high-rtl-symbolic.svg"&gt;&lt;source media="(prefers-color-scheme: light)" srcset="https://github.com/StorageB/icons/blob/main/GNOME46Adwaita/dark/audio-volume-high-rtl-symbolic.svg"&gt;&lt;img alt="audio-volume-high-rtl-symbolic" src="https://user-images.githubusercontent.com/25423296/163456779-a8556205-d0a5-45e2-ac17-42d089e3c3f8.png"&gt;&lt;/picture&gt; &amp;nbsp; &amp;nbsp;audio-volume-high-rtl-symbolic&lt;br&gt;</text:p>
          </table:table-cell>
        </table:table-row>
        <table:table-row table:style-name="ro1">
          <table:table-cell office:value-type="string" calcext:value-type="string">
            <text:p>audio-volume-high-symbolic-rtl.svg</text:p>
          </table:table-cell>
          <table:table-cell office:value-type="string" calcext:value-type="string">
            <text:p>audio-volume-high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1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18] &amp; CHAR(34) &amp; &quot;&gt;&quot; &amp; &#10;&quot;&lt;img alt=&quot; &amp; CHAR(34) &amp; [.B4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8] &amp; &quot;&lt;br&gt;&quot;" office:value-type="string" office:string-value="&lt;picture&gt;&lt;source media=&quot;(prefers-color-scheme: dark)&quot; srcset=&quot;https://github.com/StorageB/icons/blob/main/GNOME46Adwaita/light/audio-volume-high-symbolic-rtl.svg&quot;&gt;&lt;source media=&quot;(prefers-color-scheme: light)&quot; srcset=&quot;https://github.com/StorageB/icons/blob/main/GNOME46Adwaita/dark/audio-volume-high-symbolic-rtl.svg&quot;&gt;&lt;img alt=&quot;audio-volume-high-symbolic-rtl&quot; src=&quot;https://user-images.githubusercontent.com/25423296/163456779-a8556205-d0a5-45e2-ac17-42d089e3c3f8.png&quot;&gt;&lt;/picture&gt; &amp;nbsp; &amp;nbsp;audio-volume-high-symbolic-rtl&lt;br&gt;" calcext:value-type="string">
            <text:p>&lt;picture&gt;&lt;source media="(prefers-color-scheme: dark)" srcset="https://github.com/StorageB/icons/blob/main/GNOME46Adwaita/light/audio-volume-high-symbolic-rtl.svg"&gt;&lt;source media="(prefers-color-scheme: light)" srcset="https://github.com/StorageB/icons/blob/main/GNOME46Adwaita/dark/audio-volume-high-symbolic-rtl.svg"&gt;&lt;img alt="audio-volume-high-symbolic-rtl" src="https://user-images.githubusercontent.com/25423296/163456779-a8556205-d0a5-45e2-ac17-42d089e3c3f8.png"&gt;&lt;/picture&gt; &amp;nbsp; &amp;nbsp;audio-volume-high-symbolic-rtl&lt;br&gt;</text:p>
          </table:table-cell>
        </table:table-row>
        <table:table-row table:style-name="ro1">
          <table:table-cell office:value-type="string" calcext:value-type="string">
            <text:p>audio-volume-high-symbolic.svg</text:p>
          </table:table-cell>
          <table:table-cell office:value-type="string" calcext:value-type="string">
            <text:p>audio-volume-hi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1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19] &amp; CHAR(34) &amp; &quot;&gt;&quot; &amp; &#10;&quot;&lt;img alt=&quot; &amp; CHAR(34) &amp; [.B4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9] &amp; &quot;&lt;br&gt;&quot;" office:value-type="string" office:string-value="&lt;picture&gt;&lt;source media=&quot;(prefers-color-scheme: dark)&quot; srcset=&quot;https://github.com/StorageB/icons/blob/main/GNOME46Adwaita/light/audio-volume-high-symbolic.svg&quot;&gt;&lt;source media=&quot;(prefers-color-scheme: light)&quot; srcset=&quot;https://github.com/StorageB/icons/blob/main/GNOME46Adwaita/dark/audio-volume-high-symbolic.svg&quot;&gt;&lt;img alt=&quot;audio-volume-high-symbolic&quot; src=&quot;https://user-images.githubusercontent.com/25423296/163456779-a8556205-d0a5-45e2-ac17-42d089e3c3f8.png&quot;&gt;&lt;/picture&gt; &amp;nbsp; &amp;nbsp;audio-volume-high-symbolic&lt;br&gt;" calcext:value-type="string">
            <text:p>&lt;picture&gt;&lt;source media="(prefers-color-scheme: dark)" srcset="https://github.com/StorageB/icons/blob/main/GNOME46Adwaita/light/audio-volume-high-symbolic.svg"&gt;&lt;source media="(prefers-color-scheme: light)" srcset="https://github.com/StorageB/icons/blob/main/GNOME46Adwaita/dark/audio-volume-high-symbolic.svg"&gt;&lt;img alt="audio-volume-high-symbolic" src="https://user-images.githubusercontent.com/25423296/163456779-a8556205-d0a5-45e2-ac17-42d089e3c3f8.png"&gt;&lt;/picture&gt; &amp;nbsp; &amp;nbsp;audio-volume-high-symbolic&lt;br&gt;</text:p>
          </table:table-cell>
        </table:table-row>
        <table:table-row table:style-name="ro1">
          <table:table-cell office:value-type="string" calcext:value-type="string">
            <text:p>audio-volume-low-rtl-symbolic.svg</text:p>
          </table:table-cell>
          <table:table-cell office:value-type="string" calcext:value-type="string">
            <text:p>audio-volume-low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0] &amp; CHAR(34) &amp; &quot;&gt;&quot; &amp; &#10;&quot;&lt;img alt=&quot; &amp; CHAR(34) &amp; [.B4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0] &amp; &quot;&lt;br&gt;&quot;" office:value-type="string" office:string-value="&lt;picture&gt;&lt;source media=&quot;(prefers-color-scheme: dark)&quot; srcset=&quot;https://github.com/StorageB/icons/blob/main/GNOME46Adwaita/light/audio-volume-low-rtl-symbolic.svg&quot;&gt;&lt;source media=&quot;(prefers-color-scheme: light)&quot; srcset=&quot;https://github.com/StorageB/icons/blob/main/GNOME46Adwaita/dark/audio-volume-low-rtl-symbolic.svg&quot;&gt;&lt;img alt=&quot;audio-volume-low-rtl-symbolic&quot; src=&quot;https://user-images.githubusercontent.com/25423296/163456779-a8556205-d0a5-45e2-ac17-42d089e3c3f8.png&quot;&gt;&lt;/picture&gt; &amp;nbsp; &amp;nbsp;audio-volume-low-rtl-symbolic&lt;br&gt;" calcext:value-type="string">
            <text:p>&lt;picture&gt;&lt;source media="(prefers-color-scheme: dark)" srcset="https://github.com/StorageB/icons/blob/main/GNOME46Adwaita/light/audio-volume-low-rtl-symbolic.svg"&gt;&lt;source media="(prefers-color-scheme: light)" srcset="https://github.com/StorageB/icons/blob/main/GNOME46Adwaita/dark/audio-volume-low-rtl-symbolic.svg"&gt;&lt;img alt="audio-volume-low-rtl-symbolic" src="https://user-images.githubusercontent.com/25423296/163456779-a8556205-d0a5-45e2-ac17-42d089e3c3f8.png"&gt;&lt;/picture&gt; &amp;nbsp; &amp;nbsp;audio-volume-low-rtl-symbolic&lt;br&gt;</text:p>
          </table:table-cell>
        </table:table-row>
        <table:table-row table:style-name="ro1">
          <table:table-cell office:value-type="string" calcext:value-type="string">
            <text:p>audio-volume-low-symbolic-rtl.svg</text:p>
          </table:table-cell>
          <table:table-cell office:value-type="string" calcext:value-type="string">
            <text:p>audio-volume-low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1] &amp; CHAR(34) &amp; &quot;&gt;&quot; &amp; &#10;&quot;&lt;img alt=&quot; &amp; CHAR(34) &amp; [.B4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1] &amp; &quot;&lt;br&gt;&quot;" office:value-type="string" office:string-value="&lt;picture&gt;&lt;source media=&quot;(prefers-color-scheme: dark)&quot; srcset=&quot;https://github.com/StorageB/icons/blob/main/GNOME46Adwaita/light/audio-volume-low-symbolic-rtl.svg&quot;&gt;&lt;source media=&quot;(prefers-color-scheme: light)&quot; srcset=&quot;https://github.com/StorageB/icons/blob/main/GNOME46Adwaita/dark/audio-volume-low-symbolic-rtl.svg&quot;&gt;&lt;img alt=&quot;audio-volume-low-symbolic-rtl&quot; src=&quot;https://user-images.githubusercontent.com/25423296/163456779-a8556205-d0a5-45e2-ac17-42d089e3c3f8.png&quot;&gt;&lt;/picture&gt; &amp;nbsp; &amp;nbsp;audio-volume-low-symbolic-rtl&lt;br&gt;" calcext:value-type="string">
            <text:p>&lt;picture&gt;&lt;source media="(prefers-color-scheme: dark)" srcset="https://github.com/StorageB/icons/blob/main/GNOME46Adwaita/light/audio-volume-low-symbolic-rtl.svg"&gt;&lt;source media="(prefers-color-scheme: light)" srcset="https://github.com/StorageB/icons/blob/main/GNOME46Adwaita/dark/audio-volume-low-symbolic-rtl.svg"&gt;&lt;img alt="audio-volume-low-symbolic-rtl" src="https://user-images.githubusercontent.com/25423296/163456779-a8556205-d0a5-45e2-ac17-42d089e3c3f8.png"&gt;&lt;/picture&gt; &amp;nbsp; &amp;nbsp;audio-volume-low-symbolic-rtl&lt;br&gt;</text:p>
          </table:table-cell>
        </table:table-row>
        <table:table-row table:style-name="ro1">
          <table:table-cell office:value-type="string" calcext:value-type="string">
            <text:p>audio-volume-low-symbolic.svg</text:p>
          </table:table-cell>
          <table:table-cell office:value-type="string" calcext:value-type="string">
            <text:p>audio-volume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2] &amp; CHAR(34) &amp; &quot;&gt;&quot; &amp; &#10;&quot;&lt;img alt=&quot; &amp; CHAR(34) &amp; [.B4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2] &amp; &quot;&lt;br&gt;&quot;" office:value-type="string" office:string-value="&lt;picture&gt;&lt;source media=&quot;(prefers-color-scheme: dark)&quot; srcset=&quot;https://github.com/StorageB/icons/blob/main/GNOME46Adwaita/light/audio-volume-low-symbolic.svg&quot;&gt;&lt;source media=&quot;(prefers-color-scheme: light)&quot; srcset=&quot;https://github.com/StorageB/icons/blob/main/GNOME46Adwaita/dark/audio-volume-low-symbolic.svg&quot;&gt;&lt;img alt=&quot;audio-volume-low-symbolic&quot; src=&quot;https://user-images.githubusercontent.com/25423296/163456779-a8556205-d0a5-45e2-ac17-42d089e3c3f8.png&quot;&gt;&lt;/picture&gt; &amp;nbsp; &amp;nbsp;audio-volume-low-symbolic&lt;br&gt;" calcext:value-type="string">
            <text:p>&lt;picture&gt;&lt;source media="(prefers-color-scheme: dark)" srcset="https://github.com/StorageB/icons/blob/main/GNOME46Adwaita/light/audio-volume-low-symbolic.svg"&gt;&lt;source media="(prefers-color-scheme: light)" srcset="https://github.com/StorageB/icons/blob/main/GNOME46Adwaita/dark/audio-volume-low-symbolic.svg"&gt;&lt;img alt="audio-volume-low-symbolic" src="https://user-images.githubusercontent.com/25423296/163456779-a8556205-d0a5-45e2-ac17-42d089e3c3f8.png"&gt;&lt;/picture&gt; &amp;nbsp; &amp;nbsp;audio-volume-low-symbolic&lt;br&gt;</text:p>
          </table:table-cell>
        </table:table-row>
        <table:table-row table:style-name="ro1">
          <table:table-cell office:value-type="string" calcext:value-type="string">
            <text:p>audio-volume-medium-rtl-symbolic.svg</text:p>
          </table:table-cell>
          <table:table-cell office:value-type="string" calcext:value-type="string">
            <text:p>audio-volume-medium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3] &amp; CHAR(34) &amp; &quot;&gt;&quot; &amp; &#10;&quot;&lt;img alt=&quot; &amp; CHAR(34) &amp; [.B4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3] &amp; &quot;&lt;br&gt;&quot;" office:value-type="string" office:string-value="&lt;picture&gt;&lt;source media=&quot;(prefers-color-scheme: dark)&quot; srcset=&quot;https://github.com/StorageB/icons/blob/main/GNOME46Adwaita/light/audio-volume-medium-rtl-symbolic.svg&quot;&gt;&lt;source media=&quot;(prefers-color-scheme: light)&quot; srcset=&quot;https://github.com/StorageB/icons/blob/main/GNOME46Adwaita/dark/audio-volume-medium-rtl-symbolic.svg&quot;&gt;&lt;img alt=&quot;audio-volume-medium-rtl-symbolic&quot; src=&quot;https://user-images.githubusercontent.com/25423296/163456779-a8556205-d0a5-45e2-ac17-42d089e3c3f8.png&quot;&gt;&lt;/picture&gt; &amp;nbsp; &amp;nbsp;audio-volume-medium-rtl-symbolic&lt;br&gt;" calcext:value-type="string">
            <text:p>&lt;picture&gt;&lt;source media="(prefers-color-scheme: dark)" srcset="https://github.com/StorageB/icons/blob/main/GNOME46Adwaita/light/audio-volume-medium-rtl-symbolic.svg"&gt;&lt;source media="(prefers-color-scheme: light)" srcset="https://github.com/StorageB/icons/blob/main/GNOME46Adwaita/dark/audio-volume-medium-rtl-symbolic.svg"&gt;&lt;img alt="audio-volume-medium-rtl-symbolic" src="https://user-images.githubusercontent.com/25423296/163456779-a8556205-d0a5-45e2-ac17-42d089e3c3f8.png"&gt;&lt;/picture&gt; &amp;nbsp; &amp;nbsp;audio-volume-medium-rtl-symbolic&lt;br&gt;</text:p>
          </table:table-cell>
        </table:table-row>
        <table:table-row table:style-name="ro1">
          <table:table-cell office:value-type="string" calcext:value-type="string">
            <text:p>audio-volume-medium-symbolic-rtl.svg</text:p>
          </table:table-cell>
          <table:table-cell office:value-type="string" calcext:value-type="string">
            <text:p>audio-volume-medium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4] &amp; CHAR(34) &amp; &quot;&gt;&quot; &amp; &#10;&quot;&lt;img alt=&quot; &amp; CHAR(34) &amp; [.B4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4] &amp; &quot;&lt;br&gt;&quot;" office:value-type="string" office:string-value="&lt;picture&gt;&lt;source media=&quot;(prefers-color-scheme: dark)&quot; srcset=&quot;https://github.com/StorageB/icons/blob/main/GNOME46Adwaita/light/audio-volume-medium-symbolic-rtl.svg&quot;&gt;&lt;source media=&quot;(prefers-color-scheme: light)&quot; srcset=&quot;https://github.com/StorageB/icons/blob/main/GNOME46Adwaita/dark/audio-volume-medium-symbolic-rtl.svg&quot;&gt;&lt;img alt=&quot;audio-volume-medium-symbolic-rtl&quot; src=&quot;https://user-images.githubusercontent.com/25423296/163456779-a8556205-d0a5-45e2-ac17-42d089e3c3f8.png&quot;&gt;&lt;/picture&gt; &amp;nbsp; &amp;nbsp;audio-volume-medium-symbolic-rtl&lt;br&gt;" calcext:value-type="string">
            <text:p>&lt;picture&gt;&lt;source media="(prefers-color-scheme: dark)" srcset="https://github.com/StorageB/icons/blob/main/GNOME46Adwaita/light/audio-volume-medium-symbolic-rtl.svg"&gt;&lt;source media="(prefers-color-scheme: light)" srcset="https://github.com/StorageB/icons/blob/main/GNOME46Adwaita/dark/audio-volume-medium-symbolic-rtl.svg"&gt;&lt;img alt="audio-volume-medium-symbolic-rtl" src="https://user-images.githubusercontent.com/25423296/163456779-a8556205-d0a5-45e2-ac17-42d089e3c3f8.png"&gt;&lt;/picture&gt; &amp;nbsp; &amp;nbsp;audio-volume-medium-symbolic-rtl&lt;br&gt;</text:p>
          </table:table-cell>
        </table:table-row>
        <table:table-row table:style-name="ro1">
          <table:table-cell office:value-type="string" calcext:value-type="string">
            <text:p>audio-volume-medium-symbolic.svg</text:p>
          </table:table-cell>
          <table:table-cell office:value-type="string" calcext:value-type="string">
            <text:p>audio-volume-mediu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5] &amp; CHAR(34) &amp; &quot;&gt;&quot; &amp; &#10;&quot;&lt;img alt=&quot; &amp; CHAR(34) &amp; [.B4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5] &amp; &quot;&lt;br&gt;&quot;" office:value-type="string" office:string-value="&lt;picture&gt;&lt;source media=&quot;(prefers-color-scheme: dark)&quot; srcset=&quot;https://github.com/StorageB/icons/blob/main/GNOME46Adwaita/light/audio-volume-medium-symbolic.svg&quot;&gt;&lt;source media=&quot;(prefers-color-scheme: light)&quot; srcset=&quot;https://github.com/StorageB/icons/blob/main/GNOME46Adwaita/dark/audio-volume-medium-symbolic.svg&quot;&gt;&lt;img alt=&quot;audio-volume-medium-symbolic&quot; src=&quot;https://user-images.githubusercontent.com/25423296/163456779-a8556205-d0a5-45e2-ac17-42d089e3c3f8.png&quot;&gt;&lt;/picture&gt; &amp;nbsp; &amp;nbsp;audio-volume-medium-symbolic&lt;br&gt;" calcext:value-type="string">
            <text:p>&lt;picture&gt;&lt;source media="(prefers-color-scheme: dark)" srcset="https://github.com/StorageB/icons/blob/main/GNOME46Adwaita/light/audio-volume-medium-symbolic.svg"&gt;&lt;source media="(prefers-color-scheme: light)" srcset="https://github.com/StorageB/icons/blob/main/GNOME46Adwaita/dark/audio-volume-medium-symbolic.svg"&gt;&lt;img alt="audio-volume-medium-symbolic" src="https://user-images.githubusercontent.com/25423296/163456779-a8556205-d0a5-45e2-ac17-42d089e3c3f8.png"&gt;&lt;/picture&gt; &amp;nbsp; &amp;nbsp;audio-volume-medium-symbolic&lt;br&gt;</text:p>
          </table:table-cell>
        </table:table-row>
        <table:table-row table:style-name="ro1">
          <table:table-cell office:value-type="string" calcext:value-type="string">
            <text:p>audio-volume-muted-rtl-symbolic.svg</text:p>
          </table:table-cell>
          <table:table-cell office:value-type="string" calcext:value-type="string">
            <text:p>audio-volume-mut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6] &amp; CHAR(34) &amp; &quot;&gt;&quot; &amp; &#10;&quot;&lt;img alt=&quot; &amp; CHAR(34) &amp; [.B4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6] &amp; &quot;&lt;br&gt;&quot;" office:value-type="string" office:string-value="&lt;picture&gt;&lt;source media=&quot;(prefers-color-scheme: dark)&quot; srcset=&quot;https://github.com/StorageB/icons/blob/main/GNOME46Adwaita/light/audio-volume-muted-rtl-symbolic.svg&quot;&gt;&lt;source media=&quot;(prefers-color-scheme: light)&quot; srcset=&quot;https://github.com/StorageB/icons/blob/main/GNOME46Adwaita/dark/audio-volume-muted-rtl-symbolic.svg&quot;&gt;&lt;img alt=&quot;audio-volume-muted-rtl-symbolic&quot; src=&quot;https://user-images.githubusercontent.com/25423296/163456779-a8556205-d0a5-45e2-ac17-42d089e3c3f8.png&quot;&gt;&lt;/picture&gt; &amp;nbsp; &amp;nbsp;audio-volume-muted-rtl-symbolic&lt;br&gt;" calcext:value-type="string">
            <text:p>&lt;picture&gt;&lt;source media="(prefers-color-scheme: dark)" srcset="https://github.com/StorageB/icons/blob/main/GNOME46Adwaita/light/audio-volume-muted-rtl-symbolic.svg"&gt;&lt;source media="(prefers-color-scheme: light)" srcset="https://github.com/StorageB/icons/blob/main/GNOME46Adwaita/dark/audio-volume-muted-rtl-symbolic.svg"&gt;&lt;img alt="audio-volume-muted-rtl-symbolic" src="https://user-images.githubusercontent.com/25423296/163456779-a8556205-d0a5-45e2-ac17-42d089e3c3f8.png"&gt;&lt;/picture&gt; &amp;nbsp; &amp;nbsp;audio-volume-muted-rtl-symbolic&lt;br&gt;</text:p>
          </table:table-cell>
        </table:table-row>
        <table:table-row table:style-name="ro1">
          <table:table-cell office:value-type="string" calcext:value-type="string">
            <text:p>audio-volume-muted-symbolic-rtl.svg</text:p>
          </table:table-cell>
          <table:table-cell office:value-type="string" calcext:value-type="string">
            <text:p>audio-volume-mut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7] &amp; CHAR(34) &amp; &quot;&gt;&quot; &amp; &#10;&quot;&lt;img alt=&quot; &amp; CHAR(34) &amp; [.B4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7] &amp; &quot;&lt;br&gt;&quot;" office:value-type="string" office:string-value="&lt;picture&gt;&lt;source media=&quot;(prefers-color-scheme: dark)&quot; srcset=&quot;https://github.com/StorageB/icons/blob/main/GNOME46Adwaita/light/audio-volume-muted-symbolic-rtl.svg&quot;&gt;&lt;source media=&quot;(prefers-color-scheme: light)&quot; srcset=&quot;https://github.com/StorageB/icons/blob/main/GNOME46Adwaita/dark/audio-volume-muted-symbolic-rtl.svg&quot;&gt;&lt;img alt=&quot;audio-volume-muted-symbolic-rtl&quot; src=&quot;https://user-images.githubusercontent.com/25423296/163456779-a8556205-d0a5-45e2-ac17-42d089e3c3f8.png&quot;&gt;&lt;/picture&gt; &amp;nbsp; &amp;nbsp;audio-volume-muted-symbolic-rtl&lt;br&gt;" calcext:value-type="string">
            <text:p>&lt;picture&gt;&lt;source media="(prefers-color-scheme: dark)" srcset="https://github.com/StorageB/icons/blob/main/GNOME46Adwaita/light/audio-volume-muted-symbolic-rtl.svg"&gt;&lt;source media="(prefers-color-scheme: light)" srcset="https://github.com/StorageB/icons/blob/main/GNOME46Adwaita/dark/audio-volume-muted-symbolic-rtl.svg"&gt;&lt;img alt="audio-volume-muted-symbolic-rtl" src="https://user-images.githubusercontent.com/25423296/163456779-a8556205-d0a5-45e2-ac17-42d089e3c3f8.png"&gt;&lt;/picture&gt; &amp;nbsp; &amp;nbsp;audio-volume-muted-symbolic-rtl&lt;br&gt;</text:p>
          </table:table-cell>
        </table:table-row>
        <table:table-row table:style-name="ro1">
          <table:table-cell office:value-type="string" calcext:value-type="string">
            <text:p>audio-volume-muted-symbolic.svg</text:p>
          </table:table-cell>
          <table:table-cell office:value-type="string" calcext:value-type="string">
            <text:p>audio-volume-mu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8] &amp; CHAR(34) &amp; &quot;&gt;&quot; &amp; &#10;&quot;&lt;img alt=&quot; &amp; CHAR(34) &amp; [.B4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8] &amp; &quot;&lt;br&gt;&quot;" office:value-type="string" office:string-value="&lt;picture&gt;&lt;source media=&quot;(prefers-color-scheme: dark)&quot; srcset=&quot;https://github.com/StorageB/icons/blob/main/GNOME46Adwaita/light/audio-volume-muted-symbolic.svg&quot;&gt;&lt;source media=&quot;(prefers-color-scheme: light)&quot; srcset=&quot;https://github.com/StorageB/icons/blob/main/GNOME46Adwaita/dark/audio-volume-muted-symbolic.svg&quot;&gt;&lt;img alt=&quot;audio-volume-muted-symbolic&quot; src=&quot;https://user-images.githubusercontent.com/25423296/163456779-a8556205-d0a5-45e2-ac17-42d089e3c3f8.png&quot;&gt;&lt;/picture&gt; &amp;nbsp; &amp;nbsp;audio-volume-muted-symbolic&lt;br&gt;" calcext:value-type="string">
            <text:p>&lt;picture&gt;&lt;source media="(prefers-color-scheme: dark)" srcset="https://github.com/StorageB/icons/blob/main/GNOME46Adwaita/light/audio-volume-muted-symbolic.svg"&gt;&lt;source media="(prefers-color-scheme: light)" srcset="https://github.com/StorageB/icons/blob/main/GNOME46Adwaita/dark/audio-volume-muted-symbolic.svg"&gt;&lt;img alt="audio-volume-muted-symbolic" src="https://user-images.githubusercontent.com/25423296/163456779-a8556205-d0a5-45e2-ac17-42d089e3c3f8.png"&gt;&lt;/picture&gt; &amp;nbsp; &amp;nbsp;audio-volume-muted-symbolic&lt;br&gt;</text:p>
          </table:table-cell>
        </table:table-row>
        <table:table-row table:style-name="ro1">
          <table:table-cell office:value-type="string" calcext:value-type="string">
            <text:p>audio-volume-overamplified-rtl-symbolic.svg</text:p>
          </table:table-cell>
          <table:table-cell office:value-type="string" calcext:value-type="string">
            <text:p>audio-volume-overamplifi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2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29] &amp; CHAR(34) &amp; &quot;&gt;&quot; &amp; &#10;&quot;&lt;img alt=&quot; &amp; CHAR(34) &amp; [.B4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9] &amp; &quot;&lt;br&gt;&quot;" office:value-type="string" office:string-value="&lt;picture&gt;&lt;source media=&quot;(prefers-color-scheme: dark)&quot; srcset=&quot;https://github.com/StorageB/icons/blob/main/GNOME46Adwaita/light/audio-volume-overamplified-rtl-symbolic.svg&quot;&gt;&lt;source media=&quot;(prefers-color-scheme: light)&quot; srcset=&quot;https://github.com/StorageB/icons/blob/main/GNOME46Adwaita/dark/audio-volume-overamplified-rtl-symbolic.svg&quot;&gt;&lt;img alt=&quot;audio-volume-overamplified-rtl-symbolic&quot; src=&quot;https://user-images.githubusercontent.com/25423296/163456779-a8556205-d0a5-45e2-ac17-42d089e3c3f8.png&quot;&gt;&lt;/picture&gt; &amp;nbsp; &amp;nbsp;audio-volume-overamplified-rtl-symbolic&lt;br&gt;" calcext:value-type="string">
            <text:p>&lt;picture&gt;&lt;source media="(prefers-color-scheme: dark)" srcset="https://github.com/StorageB/icons/blob/main/GNOME46Adwaita/light/audio-volume-overamplified-rtl-symbolic.svg"&gt;&lt;source media="(prefers-color-scheme: light)" srcset="https://github.com/StorageB/icons/blob/main/GNOME46Adwaita/dark/audio-volume-overamplified-rtl-symbolic.svg"&gt;&lt;img alt="audio-volume-overamplified-rtl-symbolic" src="https://user-images.githubusercontent.com/25423296/163456779-a8556205-d0a5-45e2-ac17-42d089e3c3f8.png"&gt;&lt;/picture&gt; &amp;nbsp; &amp;nbsp;audio-volume-overamplified-rtl-symbolic&lt;br&gt;</text:p>
          </table:table-cell>
        </table:table-row>
        <table:table-row table:style-name="ro1">
          <table:table-cell office:value-type="string" calcext:value-type="string">
            <text:p>audio-volume-overamplified-symbolic-rtl.svg</text:p>
          </table:table-cell>
          <table:table-cell office:value-type="string" calcext:value-type="string">
            <text:p>audio-volume-overamplifi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0] &amp; CHAR(34) &amp; &quot;&gt;&quot; &amp; &#10;&quot;&lt;img alt=&quot; &amp; CHAR(34) &amp; [.B4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0] &amp; &quot;&lt;br&gt;&quot;" office:value-type="string" office:string-value="&lt;picture&gt;&lt;source media=&quot;(prefers-color-scheme: dark)&quot; srcset=&quot;https://github.com/StorageB/icons/blob/main/GNOME46Adwaita/light/audio-volume-overamplified-symbolic-rtl.svg&quot;&gt;&lt;source media=&quot;(prefers-color-scheme: light)&quot; srcset=&quot;https://github.com/StorageB/icons/blob/main/GNOME46Adwaita/dark/audio-volume-overamplified-symbolic-rtl.svg&quot;&gt;&lt;img alt=&quot;audio-volume-overamplified-symbolic-rtl&quot; src=&quot;https://user-images.githubusercontent.com/25423296/163456779-a8556205-d0a5-45e2-ac17-42d089e3c3f8.png&quot;&gt;&lt;/picture&gt; &amp;nbsp; &amp;nbsp;audio-volume-overamplified-symbolic-rtl&lt;br&gt;" calcext:value-type="string">
            <text:p>&lt;picture&gt;&lt;source media="(prefers-color-scheme: dark)" srcset="https://github.com/StorageB/icons/blob/main/GNOME46Adwaita/light/audio-volume-overamplified-symbolic-rtl.svg"&gt;&lt;source media="(prefers-color-scheme: light)" srcset="https://github.com/StorageB/icons/blob/main/GNOME46Adwaita/dark/audio-volume-overamplified-symbolic-rtl.svg"&gt;&lt;img alt="audio-volume-overamplified-symbolic-rtl" src="https://user-images.githubusercontent.com/25423296/163456779-a8556205-d0a5-45e2-ac17-42d089e3c3f8.png"&gt;&lt;/picture&gt; &amp;nbsp; &amp;nbsp;audio-volume-overamplified-symbolic-rtl&lt;br&gt;</text:p>
          </table:table-cell>
        </table:table-row>
        <table:table-row table:style-name="ro1">
          <table:table-cell office:value-type="string" calcext:value-type="string">
            <text:p>audio-volume-overamplified-symbolic.svg</text:p>
          </table:table-cell>
          <table:table-cell office:value-type="string" calcext:value-type="string">
            <text:p>audio-volume-overamplifi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1] &amp; CHAR(34) &amp; &quot;&gt;&quot; &amp; &#10;&quot;&lt;img alt=&quot; &amp; CHAR(34) &amp; [.B4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1] &amp; &quot;&lt;br&gt;&quot;" office:value-type="string" office:string-value="&lt;picture&gt;&lt;source media=&quot;(prefers-color-scheme: dark)&quot; srcset=&quot;https://github.com/StorageB/icons/blob/main/GNOME46Adwaita/light/audio-volume-overamplified-symbolic.svg&quot;&gt;&lt;source media=&quot;(prefers-color-scheme: light)&quot; srcset=&quot;https://github.com/StorageB/icons/blob/main/GNOME46Adwaita/dark/audio-volume-overamplified-symbolic.svg&quot;&gt;&lt;img alt=&quot;audio-volume-overamplified-symbolic&quot; src=&quot;https://user-images.githubusercontent.com/25423296/163456779-a8556205-d0a5-45e2-ac17-42d089e3c3f8.png&quot;&gt;&lt;/picture&gt; &amp;nbsp; &amp;nbsp;audio-volume-overamplified-symbolic&lt;br&gt;" calcext:value-type="string">
            <text:p>&lt;picture&gt;&lt;source media="(prefers-color-scheme: dark)" srcset="https://github.com/StorageB/icons/blob/main/GNOME46Adwaita/light/audio-volume-overamplified-symbolic.svg"&gt;&lt;source media="(prefers-color-scheme: light)" srcset="https://github.com/StorageB/icons/blob/main/GNOME46Adwaita/dark/audio-volume-overamplified-symbolic.svg"&gt;&lt;img alt="audio-volume-overamplified-symbolic" src="https://user-images.githubusercontent.com/25423296/163456779-a8556205-d0a5-45e2-ac17-42d089e3c3f8.png"&gt;&lt;/picture&gt; &amp;nbsp; &amp;nbsp;audio-volume-overamplified-symbolic&lt;br&gt;</text:p>
          </table:table-cell>
        </table:table-row>
        <table:table-row table:style-name="ro1">
          <table:table-cell office:value-type="string" calcext:value-type="string">
            <text:p>auth-sim-locked-symbolic.svg</text:p>
          </table:table-cell>
          <table:table-cell office:value-type="string" calcext:value-type="string">
            <text:p>auth-sim-lo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2] &amp; CHAR(34) &amp; &quot;&gt;&quot; &amp; &#10;&quot;&lt;img alt=&quot; &amp; CHAR(34) &amp; [.B4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2] &amp; &quot;&lt;br&gt;&quot;" office:value-type="string" office:string-value="&lt;picture&gt;&lt;source media=&quot;(prefers-color-scheme: dark)&quot; srcset=&quot;https://github.com/StorageB/icons/blob/main/GNOME46Adwaita/light/auth-sim-locked-symbolic.svg&quot;&gt;&lt;source media=&quot;(prefers-color-scheme: light)&quot; srcset=&quot;https://github.com/StorageB/icons/blob/main/GNOME46Adwaita/dark/auth-sim-locked-symbolic.svg&quot;&gt;&lt;img alt=&quot;auth-sim-locked-symbolic&quot; src=&quot;https://user-images.githubusercontent.com/25423296/163456779-a8556205-d0a5-45e2-ac17-42d089e3c3f8.png&quot;&gt;&lt;/picture&gt; &amp;nbsp; &amp;nbsp;auth-sim-locked-symbolic&lt;br&gt;" calcext:value-type="string">
            <text:p>&lt;picture&gt;&lt;source media="(prefers-color-scheme: dark)" srcset="https://github.com/StorageB/icons/blob/main/GNOME46Adwaita/light/auth-sim-locked-symbolic.svg"&gt;&lt;source media="(prefers-color-scheme: light)" srcset="https://github.com/StorageB/icons/blob/main/GNOME46Adwaita/dark/auth-sim-locked-symbolic.svg"&gt;&lt;img alt="auth-sim-locked-symbolic" src="https://user-images.githubusercontent.com/25423296/163456779-a8556205-d0a5-45e2-ac17-42d089e3c3f8.png"&gt;&lt;/picture&gt; &amp;nbsp; &amp;nbsp;auth-sim-locked-symbolic&lt;br&gt;</text:p>
          </table:table-cell>
        </table:table-row>
        <table:table-row table:style-name="ro1">
          <table:table-cell office:value-type="string" calcext:value-type="string">
            <text:p>auth-sim-missing-symbolic.svg</text:p>
          </table:table-cell>
          <table:table-cell office:value-type="string" calcext:value-type="string">
            <text:p>auth-sim-miss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3] &amp; CHAR(34) &amp; &quot;&gt;&quot; &amp; &#10;&quot;&lt;img alt=&quot; &amp; CHAR(34) &amp; [.B4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3] &amp; &quot;&lt;br&gt;&quot;" office:value-type="string" office:string-value="&lt;picture&gt;&lt;source media=&quot;(prefers-color-scheme: dark)&quot; srcset=&quot;https://github.com/StorageB/icons/blob/main/GNOME46Adwaita/light/auth-sim-missing-symbolic.svg&quot;&gt;&lt;source media=&quot;(prefers-color-scheme: light)&quot; srcset=&quot;https://github.com/StorageB/icons/blob/main/GNOME46Adwaita/dark/auth-sim-missing-symbolic.svg&quot;&gt;&lt;img alt=&quot;auth-sim-missing-symbolic&quot; src=&quot;https://user-images.githubusercontent.com/25423296/163456779-a8556205-d0a5-45e2-ac17-42d089e3c3f8.png&quot;&gt;&lt;/picture&gt; &amp;nbsp; &amp;nbsp;auth-sim-missing-symbolic&lt;br&gt;" calcext:value-type="string">
            <text:p>&lt;picture&gt;&lt;source media="(prefers-color-scheme: dark)" srcset="https://github.com/StorageB/icons/blob/main/GNOME46Adwaita/light/auth-sim-missing-symbolic.svg"&gt;&lt;source media="(prefers-color-scheme: light)" srcset="https://github.com/StorageB/icons/blob/main/GNOME46Adwaita/dark/auth-sim-missing-symbolic.svg"&gt;&lt;img alt="auth-sim-missing-symbolic" src="https://user-images.githubusercontent.com/25423296/163456779-a8556205-d0a5-45e2-ac17-42d089e3c3f8.png"&gt;&lt;/picture&gt; &amp;nbsp; &amp;nbsp;auth-sim-missing-symbolic&lt;br&gt;</text:p>
          </table:table-cell>
        </table:table-row>
        <table:table-row table:style-name="ro1">
          <table:table-cell office:value-type="string" calcext:value-type="string">
            <text:p>avatar-default-symbolic.svg</text:p>
          </table:table-cell>
          <table:table-cell office:value-type="string" calcext:value-type="string">
            <text:p>avatar-defaul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4] &amp; CHAR(34) &amp; &quot;&gt;&quot; &amp; &#10;&quot;&lt;img alt=&quot; &amp; CHAR(34) &amp; [.B4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4] &amp; &quot;&lt;br&gt;&quot;" office:value-type="string" office:string-value="&lt;picture&gt;&lt;source media=&quot;(prefers-color-scheme: dark)&quot; srcset=&quot;https://github.com/StorageB/icons/blob/main/GNOME46Adwaita/light/avatar-default-symbolic.svg&quot;&gt;&lt;source media=&quot;(prefers-color-scheme: light)&quot; srcset=&quot;https://github.com/StorageB/icons/blob/main/GNOME46Adwaita/dark/avatar-default-symbolic.svg&quot;&gt;&lt;img alt=&quot;avatar-default-symbolic&quot; src=&quot;https://user-images.githubusercontent.com/25423296/163456779-a8556205-d0a5-45e2-ac17-42d089e3c3f8.png&quot;&gt;&lt;/picture&gt; &amp;nbsp; &amp;nbsp;avatar-default-symbolic&lt;br&gt;" calcext:value-type="string">
            <text:p>&lt;picture&gt;&lt;source media="(prefers-color-scheme: dark)" srcset="https://github.com/StorageB/icons/blob/main/GNOME46Adwaita/light/avatar-default-symbolic.svg"&gt;&lt;source media="(prefers-color-scheme: light)" srcset="https://github.com/StorageB/icons/blob/main/GNOME46Adwaita/dark/avatar-default-symbolic.svg"&gt;&lt;img alt="avatar-default-symbolic" src="https://user-images.githubusercontent.com/25423296/163456779-a8556205-d0a5-45e2-ac17-42d089e3c3f8.png"&gt;&lt;/picture&gt; &amp;nbsp; &amp;nbsp;avatar-default-symbolic&lt;br&gt;</text:p>
          </table:table-cell>
        </table:table-row>
        <table:table-row table:style-name="ro1">
          <table:table-cell office:value-type="string" calcext:value-type="string">
            <text:p>battery-action-symbolic.svg</text:p>
          </table:table-cell>
          <table:table-cell office:value-type="string" calcext:value-type="string">
            <text:p>battery-ac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5] &amp; CHAR(34) &amp; &quot;&gt;&quot; &amp; &#10;&quot;&lt;img alt=&quot; &amp; CHAR(34) &amp; [.B4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5] &amp; &quot;&lt;br&gt;&quot;" office:value-type="string" office:string-value="&lt;picture&gt;&lt;source media=&quot;(prefers-color-scheme: dark)&quot; srcset=&quot;https://github.com/StorageB/icons/blob/main/GNOME46Adwaita/light/battery-action-symbolic.svg&quot;&gt;&lt;source media=&quot;(prefers-color-scheme: light)&quot; srcset=&quot;https://github.com/StorageB/icons/blob/main/GNOME46Adwaita/dark/battery-action-symbolic.svg&quot;&gt;&lt;img alt=&quot;battery-action-symbolic&quot; src=&quot;https://user-images.githubusercontent.com/25423296/163456779-a8556205-d0a5-45e2-ac17-42d089e3c3f8.png&quot;&gt;&lt;/picture&gt; &amp;nbsp; &amp;nbsp;battery-action-symbolic&lt;br&gt;" calcext:value-type="string">
            <text:p>&lt;picture&gt;&lt;source media="(prefers-color-scheme: dark)" srcset="https://github.com/StorageB/icons/blob/main/GNOME46Adwaita/light/battery-action-symbolic.svg"&gt;&lt;source media="(prefers-color-scheme: light)" srcset="https://github.com/StorageB/icons/blob/main/GNOME46Adwaita/dark/battery-action-symbolic.svg"&gt;&lt;img alt="battery-action-symbolic" src="https://user-images.githubusercontent.com/25423296/163456779-a8556205-d0a5-45e2-ac17-42d089e3c3f8.png"&gt;&lt;/picture&gt; &amp;nbsp; &amp;nbsp;battery-action-symbolic&lt;br&gt;</text:p>
          </table:table-cell>
        </table:table-row>
        <table:table-row table:style-name="ro1">
          <table:table-cell office:value-type="string" calcext:value-type="string">
            <text:p>battery-caution-symbolic.svg</text:p>
          </table:table-cell>
          <table:table-cell office:value-type="string" calcext:value-type="string">
            <text:p>battery-cau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6] &amp; CHAR(34) &amp; &quot;&gt;&quot; &amp; &#10;&quot;&lt;img alt=&quot; &amp; CHAR(34) &amp; [.B4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6] &amp; &quot;&lt;br&gt;&quot;" office:value-type="string" office:string-value="&lt;picture&gt;&lt;source media=&quot;(prefers-color-scheme: dark)&quot; srcset=&quot;https://github.com/StorageB/icons/blob/main/GNOME46Adwaita/light/battery-caution-symbolic.svg&quot;&gt;&lt;source media=&quot;(prefers-color-scheme: light)&quot; srcset=&quot;https://github.com/StorageB/icons/blob/main/GNOME46Adwaita/dark/battery-caution-symbolic.svg&quot;&gt;&lt;img alt=&quot;battery-caution-symbolic&quot; src=&quot;https://user-images.githubusercontent.com/25423296/163456779-a8556205-d0a5-45e2-ac17-42d089e3c3f8.png&quot;&gt;&lt;/picture&gt; &amp;nbsp; &amp;nbsp;battery-caution-symbolic&lt;br&gt;" calcext:value-type="string">
            <text:p>&lt;picture&gt;&lt;source media="(prefers-color-scheme: dark)" srcset="https://github.com/StorageB/icons/blob/main/GNOME46Adwaita/light/battery-caution-symbolic.svg"&gt;&lt;source media="(prefers-color-scheme: light)" srcset="https://github.com/StorageB/icons/blob/main/GNOME46Adwaita/dark/battery-caution-symbolic.svg"&gt;&lt;img alt="battery-caution-symbolic" src="https://user-images.githubusercontent.com/25423296/163456779-a8556205-d0a5-45e2-ac17-42d089e3c3f8.png"&gt;&lt;/picture&gt; &amp;nbsp; &amp;nbsp;battery-caution-symbolic&lt;br&gt;</text:p>
          </table:table-cell>
        </table:table-row>
        <table:table-row table:style-name="ro1">
          <table:table-cell office:value-type="string" calcext:value-type="string">
            <text:p>battery-level-0-charging-symbolic.svg</text:p>
          </table:table-cell>
          <table:table-cell office:value-type="string" calcext:value-type="string">
            <text:p>battery-level-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7] &amp; CHAR(34) &amp; &quot;&gt;&quot; &amp; &#10;&quot;&lt;img alt=&quot; &amp; CHAR(34) &amp; [.B4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7] &amp; &quot;&lt;br&gt;&quot;" office:value-type="string" office:string-value="&lt;picture&gt;&lt;source media=&quot;(prefers-color-scheme: dark)&quot; srcset=&quot;https://github.com/StorageB/icons/blob/main/GNOME46Adwaita/light/battery-level-0-charging-symbolic.svg&quot;&gt;&lt;source media=&quot;(prefers-color-scheme: light)&quot; srcset=&quot;https://github.com/StorageB/icons/blob/main/GNOME46Adwaita/dark/battery-level-0-charging-symbolic.svg&quot;&gt;&lt;img alt=&quot;battery-level-0-charging-symbolic&quot; src=&quot;https://user-images.githubusercontent.com/25423296/163456779-a8556205-d0a5-45e2-ac17-42d089e3c3f8.png&quot;&gt;&lt;/picture&gt; &amp;nbsp; &amp;nbsp;battery-level-0-charging-symbolic&lt;br&gt;" calcext:value-type="string">
            <text:p>&lt;picture&gt;&lt;source media="(prefers-color-scheme: dark)" srcset="https://github.com/StorageB/icons/blob/main/GNOME46Adwaita/light/battery-level-0-charging-symbolic.svg"&gt;&lt;source media="(prefers-color-scheme: light)" srcset="https://github.com/StorageB/icons/blob/main/GNOME46Adwaita/dark/battery-level-0-charging-symbolic.svg"&gt;&lt;img alt="battery-level-0-charging-symbolic" src="https://user-images.githubusercontent.com/25423296/163456779-a8556205-d0a5-45e2-ac17-42d089e3c3f8.png"&gt;&lt;/picture&gt; &amp;nbsp; &amp;nbsp;battery-level-0-charging-symbolic&lt;br&gt;</text:p>
          </table:table-cell>
        </table:table-row>
        <table:table-row table:style-name="ro1">
          <table:table-cell office:value-type="string" calcext:value-type="string">
            <text:p>battery-level-0-symbolic.svg</text:p>
          </table:table-cell>
          <table:table-cell office:value-type="string" calcext:value-type="string">
            <text:p>battery-level-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8] &amp; CHAR(34) &amp; &quot;&gt;&quot; &amp; &#10;&quot;&lt;img alt=&quot; &amp; CHAR(34) &amp; [.B4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8] &amp; &quot;&lt;br&gt;&quot;" office:value-type="string" office:string-value="&lt;picture&gt;&lt;source media=&quot;(prefers-color-scheme: dark)&quot; srcset=&quot;https://github.com/StorageB/icons/blob/main/GNOME46Adwaita/light/battery-level-0-symbolic.svg&quot;&gt;&lt;source media=&quot;(prefers-color-scheme: light)&quot; srcset=&quot;https://github.com/StorageB/icons/blob/main/GNOME46Adwaita/dark/battery-level-0-symbolic.svg&quot;&gt;&lt;img alt=&quot;battery-level-0-symbolic&quot; src=&quot;https://user-images.githubusercontent.com/25423296/163456779-a8556205-d0a5-45e2-ac17-42d089e3c3f8.png&quot;&gt;&lt;/picture&gt; &amp;nbsp; &amp;nbsp;battery-level-0-symbolic&lt;br&gt;" calcext:value-type="string">
            <text:p>&lt;picture&gt;&lt;source media="(prefers-color-scheme: dark)" srcset="https://github.com/StorageB/icons/blob/main/GNOME46Adwaita/light/battery-level-0-symbolic.svg"&gt;&lt;source media="(prefers-color-scheme: light)" srcset="https://github.com/StorageB/icons/blob/main/GNOME46Adwaita/dark/battery-level-0-symbolic.svg"&gt;&lt;img alt="battery-level-0-symbolic" src="https://user-images.githubusercontent.com/25423296/163456779-a8556205-d0a5-45e2-ac17-42d089e3c3f8.png"&gt;&lt;/picture&gt; &amp;nbsp; &amp;nbsp;battery-level-0-symbolic&lt;br&gt;</text:p>
          </table:table-cell>
        </table:table-row>
        <table:table-row table:style-name="ro1">
          <table:table-cell office:value-type="string" calcext:value-type="string">
            <text:p>battery-level-100-charged-symbolic.svg</text:p>
          </table:table-cell>
          <table:table-cell office:value-type="string" calcext:value-type="string">
            <text:p>battery-level-100-charg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3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39] &amp; CHAR(34) &amp; &quot;&gt;&quot; &amp; &#10;&quot;&lt;img alt=&quot; &amp; CHAR(34) &amp; [.B4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9] &amp; &quot;&lt;br&gt;&quot;" office:value-type="string" office:string-value="&lt;picture&gt;&lt;source media=&quot;(prefers-color-scheme: dark)&quot; srcset=&quot;https://github.com/StorageB/icons/blob/main/GNOME46Adwaita/light/battery-level-100-charged-symbolic.svg&quot;&gt;&lt;source media=&quot;(prefers-color-scheme: light)&quot; srcset=&quot;https://github.com/StorageB/icons/blob/main/GNOME46Adwaita/dark/battery-level-100-charged-symbolic.svg&quot;&gt;&lt;img alt=&quot;battery-level-100-charged-symbolic&quot; src=&quot;https://user-images.githubusercontent.com/25423296/163456779-a8556205-d0a5-45e2-ac17-42d089e3c3f8.png&quot;&gt;&lt;/picture&gt; &amp;nbsp; &amp;nbsp;battery-level-100-charged-symbolic&lt;br&gt;" calcext:value-type="string">
            <text:p>&lt;picture&gt;&lt;source media="(prefers-color-scheme: dark)" srcset="https://github.com/StorageB/icons/blob/main/GNOME46Adwaita/light/battery-level-100-charged-symbolic.svg"&gt;&lt;source media="(prefers-color-scheme: light)" srcset="https://github.com/StorageB/icons/blob/main/GNOME46Adwaita/dark/battery-level-100-charged-symbolic.svg"&gt;&lt;img alt="battery-level-100-charged-symbolic" src="https://user-images.githubusercontent.com/25423296/163456779-a8556205-d0a5-45e2-ac17-42d089e3c3f8.png"&gt;&lt;/picture&gt; &amp;nbsp; &amp;nbsp;battery-level-100-charged-symbolic&lt;br&gt;</text:p>
          </table:table-cell>
        </table:table-row>
        <table:table-row table:style-name="ro1">
          <table:table-cell office:value-type="string" calcext:value-type="string">
            <text:p>battery-level-100-symbolic.svg</text:p>
          </table:table-cell>
          <table:table-cell office:value-type="string" calcext:value-type="string">
            <text:p>battery-level-10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0] &amp; CHAR(34) &amp; &quot;&gt;&quot; &amp; &#10;&quot;&lt;img alt=&quot; &amp; CHAR(34) &amp; [.B4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0] &amp; &quot;&lt;br&gt;&quot;" office:value-type="string" office:string-value="&lt;picture&gt;&lt;source media=&quot;(prefers-color-scheme: dark)&quot; srcset=&quot;https://github.com/StorageB/icons/blob/main/GNOME46Adwaita/light/battery-level-100-symbolic.svg&quot;&gt;&lt;source media=&quot;(prefers-color-scheme: light)&quot; srcset=&quot;https://github.com/StorageB/icons/blob/main/GNOME46Adwaita/dark/battery-level-100-symbolic.svg&quot;&gt;&lt;img alt=&quot;battery-level-100-symbolic&quot; src=&quot;https://user-images.githubusercontent.com/25423296/163456779-a8556205-d0a5-45e2-ac17-42d089e3c3f8.png&quot;&gt;&lt;/picture&gt; &amp;nbsp; &amp;nbsp;battery-level-100-symbolic&lt;br&gt;" calcext:value-type="string">
            <text:p>&lt;picture&gt;&lt;source media="(prefers-color-scheme: dark)" srcset="https://github.com/StorageB/icons/blob/main/GNOME46Adwaita/light/battery-level-100-symbolic.svg"&gt;&lt;source media="(prefers-color-scheme: light)" srcset="https://github.com/StorageB/icons/blob/main/GNOME46Adwaita/dark/battery-level-100-symbolic.svg"&gt;&lt;img alt="battery-level-100-symbolic" src="https://user-images.githubusercontent.com/25423296/163456779-a8556205-d0a5-45e2-ac17-42d089e3c3f8.png"&gt;&lt;/picture&gt; &amp;nbsp; &amp;nbsp;battery-level-100-symbolic&lt;br&gt;</text:p>
          </table:table-cell>
        </table:table-row>
        <table:table-row table:style-name="ro1">
          <table:table-cell office:value-type="string" calcext:value-type="string">
            <text:p>battery-level-10-charging-symbolic.svg</text:p>
          </table:table-cell>
          <table:table-cell office:value-type="string" calcext:value-type="string">
            <text:p>battery-level-1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1] &amp; CHAR(34) &amp; &quot;&gt;&quot; &amp; &#10;&quot;&lt;img alt=&quot; &amp; CHAR(34) &amp; [.B4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1] &amp; &quot;&lt;br&gt;&quot;" office:value-type="string" office:string-value="&lt;picture&gt;&lt;source media=&quot;(prefers-color-scheme: dark)&quot; srcset=&quot;https://github.com/StorageB/icons/blob/main/GNOME46Adwaita/light/battery-level-10-charging-symbolic.svg&quot;&gt;&lt;source media=&quot;(prefers-color-scheme: light)&quot; srcset=&quot;https://github.com/StorageB/icons/blob/main/GNOME46Adwaita/dark/battery-level-10-charging-symbolic.svg&quot;&gt;&lt;img alt=&quot;battery-level-10-charging-symbolic&quot; src=&quot;https://user-images.githubusercontent.com/25423296/163456779-a8556205-d0a5-45e2-ac17-42d089e3c3f8.png&quot;&gt;&lt;/picture&gt; &amp;nbsp; &amp;nbsp;battery-level-10-charging-symbolic&lt;br&gt;" calcext:value-type="string">
            <text:p>&lt;picture&gt;&lt;source media="(prefers-color-scheme: dark)" srcset="https://github.com/StorageB/icons/blob/main/GNOME46Adwaita/light/battery-level-10-charging-symbolic.svg"&gt;&lt;source media="(prefers-color-scheme: light)" srcset="https://github.com/StorageB/icons/blob/main/GNOME46Adwaita/dark/battery-level-10-charging-symbolic.svg"&gt;&lt;img alt="battery-level-10-charging-symbolic" src="https://user-images.githubusercontent.com/25423296/163456779-a8556205-d0a5-45e2-ac17-42d089e3c3f8.png"&gt;&lt;/picture&gt; &amp;nbsp; &amp;nbsp;battery-level-10-charging-symbolic&lt;br&gt;</text:p>
          </table:table-cell>
        </table:table-row>
        <table:table-row table:style-name="ro1">
          <table:table-cell office:value-type="string" calcext:value-type="string">
            <text:p>battery-level-10-symbolic.svg</text:p>
          </table:table-cell>
          <table:table-cell office:value-type="string" calcext:value-type="string">
            <text:p>battery-level-1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2] &amp; CHAR(34) &amp; &quot;&gt;&quot; &amp; &#10;&quot;&lt;img alt=&quot; &amp; CHAR(34) &amp; [.B4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2] &amp; &quot;&lt;br&gt;&quot;" office:value-type="string" office:string-value="&lt;picture&gt;&lt;source media=&quot;(prefers-color-scheme: dark)&quot; srcset=&quot;https://github.com/StorageB/icons/blob/main/GNOME46Adwaita/light/battery-level-10-symbolic.svg&quot;&gt;&lt;source media=&quot;(prefers-color-scheme: light)&quot; srcset=&quot;https://github.com/StorageB/icons/blob/main/GNOME46Adwaita/dark/battery-level-10-symbolic.svg&quot;&gt;&lt;img alt=&quot;battery-level-10-symbolic&quot; src=&quot;https://user-images.githubusercontent.com/25423296/163456779-a8556205-d0a5-45e2-ac17-42d089e3c3f8.png&quot;&gt;&lt;/picture&gt; &amp;nbsp; &amp;nbsp;battery-level-10-symbolic&lt;br&gt;" calcext:value-type="string">
            <text:p>&lt;picture&gt;&lt;source media="(prefers-color-scheme: dark)" srcset="https://github.com/StorageB/icons/blob/main/GNOME46Adwaita/light/battery-level-10-symbolic.svg"&gt;&lt;source media="(prefers-color-scheme: light)" srcset="https://github.com/StorageB/icons/blob/main/GNOME46Adwaita/dark/battery-level-10-symbolic.svg"&gt;&lt;img alt="battery-level-10-symbolic" src="https://user-images.githubusercontent.com/25423296/163456779-a8556205-d0a5-45e2-ac17-42d089e3c3f8.png"&gt;&lt;/picture&gt; &amp;nbsp; &amp;nbsp;battery-level-10-symbolic&lt;br&gt;</text:p>
          </table:table-cell>
        </table:table-row>
        <table:table-row table:style-name="ro1">
          <table:table-cell office:value-type="string" calcext:value-type="string">
            <text:p>battery-level-20-charging-symbolic.svg</text:p>
          </table:table-cell>
          <table:table-cell office:value-type="string" calcext:value-type="string">
            <text:p>battery-level-2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3] &amp; CHAR(34) &amp; &quot;&gt;&quot; &amp; &#10;&quot;&lt;img alt=&quot; &amp; CHAR(34) &amp; [.B4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3] &amp; &quot;&lt;br&gt;&quot;" office:value-type="string" office:string-value="&lt;picture&gt;&lt;source media=&quot;(prefers-color-scheme: dark)&quot; srcset=&quot;https://github.com/StorageB/icons/blob/main/GNOME46Adwaita/light/battery-level-20-charging-symbolic.svg&quot;&gt;&lt;source media=&quot;(prefers-color-scheme: light)&quot; srcset=&quot;https://github.com/StorageB/icons/blob/main/GNOME46Adwaita/dark/battery-level-20-charging-symbolic.svg&quot;&gt;&lt;img alt=&quot;battery-level-20-charging-symbolic&quot; src=&quot;https://user-images.githubusercontent.com/25423296/163456779-a8556205-d0a5-45e2-ac17-42d089e3c3f8.png&quot;&gt;&lt;/picture&gt; &amp;nbsp; &amp;nbsp;battery-level-20-charging-symbolic&lt;br&gt;" calcext:value-type="string">
            <text:p>&lt;picture&gt;&lt;source media="(prefers-color-scheme: dark)" srcset="https://github.com/StorageB/icons/blob/main/GNOME46Adwaita/light/battery-level-20-charging-symbolic.svg"&gt;&lt;source media="(prefers-color-scheme: light)" srcset="https://github.com/StorageB/icons/blob/main/GNOME46Adwaita/dark/battery-level-20-charging-symbolic.svg"&gt;&lt;img alt="battery-level-20-charging-symbolic" src="https://user-images.githubusercontent.com/25423296/163456779-a8556205-d0a5-45e2-ac17-42d089e3c3f8.png"&gt;&lt;/picture&gt; &amp;nbsp; &amp;nbsp;battery-level-20-charging-symbolic&lt;br&gt;</text:p>
          </table:table-cell>
        </table:table-row>
        <table:table-row table:style-name="ro1">
          <table:table-cell office:value-type="string" calcext:value-type="string">
            <text:p>battery-level-20-symbolic.svg</text:p>
          </table:table-cell>
          <table:table-cell office:value-type="string" calcext:value-type="string">
            <text:p>battery-level-2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4] &amp; CHAR(34) &amp; &quot;&gt;&quot; &amp; &#10;&quot;&lt;img alt=&quot; &amp; CHAR(34) &amp; [.B4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4] &amp; &quot;&lt;br&gt;&quot;" office:value-type="string" office:string-value="&lt;picture&gt;&lt;source media=&quot;(prefers-color-scheme: dark)&quot; srcset=&quot;https://github.com/StorageB/icons/blob/main/GNOME46Adwaita/light/battery-level-20-symbolic.svg&quot;&gt;&lt;source media=&quot;(prefers-color-scheme: light)&quot; srcset=&quot;https://github.com/StorageB/icons/blob/main/GNOME46Adwaita/dark/battery-level-20-symbolic.svg&quot;&gt;&lt;img alt=&quot;battery-level-20-symbolic&quot; src=&quot;https://user-images.githubusercontent.com/25423296/163456779-a8556205-d0a5-45e2-ac17-42d089e3c3f8.png&quot;&gt;&lt;/picture&gt; &amp;nbsp; &amp;nbsp;battery-level-20-symbolic&lt;br&gt;" calcext:value-type="string">
            <text:p>&lt;picture&gt;&lt;source media="(prefers-color-scheme: dark)" srcset="https://github.com/StorageB/icons/blob/main/GNOME46Adwaita/light/battery-level-20-symbolic.svg"&gt;&lt;source media="(prefers-color-scheme: light)" srcset="https://github.com/StorageB/icons/blob/main/GNOME46Adwaita/dark/battery-level-20-symbolic.svg"&gt;&lt;img alt="battery-level-20-symbolic" src="https://user-images.githubusercontent.com/25423296/163456779-a8556205-d0a5-45e2-ac17-42d089e3c3f8.png"&gt;&lt;/picture&gt; &amp;nbsp; &amp;nbsp;battery-level-20-symbolic&lt;br&gt;</text:p>
          </table:table-cell>
        </table:table-row>
        <table:table-row table:style-name="ro1">
          <table:table-cell office:value-type="string" calcext:value-type="string">
            <text:p>battery-level-30-charging-symbolic.svg</text:p>
          </table:table-cell>
          <table:table-cell office:value-type="string" calcext:value-type="string">
            <text:p>battery-level-3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5] &amp; CHAR(34) &amp; &quot;&gt;&quot; &amp; &#10;&quot;&lt;img alt=&quot; &amp; CHAR(34) &amp; [.B4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5] &amp; &quot;&lt;br&gt;&quot;" office:value-type="string" office:string-value="&lt;picture&gt;&lt;source media=&quot;(prefers-color-scheme: dark)&quot; srcset=&quot;https://github.com/StorageB/icons/blob/main/GNOME46Adwaita/light/battery-level-30-charging-symbolic.svg&quot;&gt;&lt;source media=&quot;(prefers-color-scheme: light)&quot; srcset=&quot;https://github.com/StorageB/icons/blob/main/GNOME46Adwaita/dark/battery-level-30-charging-symbolic.svg&quot;&gt;&lt;img alt=&quot;battery-level-30-charging-symbolic&quot; src=&quot;https://user-images.githubusercontent.com/25423296/163456779-a8556205-d0a5-45e2-ac17-42d089e3c3f8.png&quot;&gt;&lt;/picture&gt; &amp;nbsp; &amp;nbsp;battery-level-30-charging-symbolic&lt;br&gt;" calcext:value-type="string">
            <text:p>&lt;picture&gt;&lt;source media="(prefers-color-scheme: dark)" srcset="https://github.com/StorageB/icons/blob/main/GNOME46Adwaita/light/battery-level-30-charging-symbolic.svg"&gt;&lt;source media="(prefers-color-scheme: light)" srcset="https://github.com/StorageB/icons/blob/main/GNOME46Adwaita/dark/battery-level-30-charging-symbolic.svg"&gt;&lt;img alt="battery-level-30-charging-symbolic" src="https://user-images.githubusercontent.com/25423296/163456779-a8556205-d0a5-45e2-ac17-42d089e3c3f8.png"&gt;&lt;/picture&gt; &amp;nbsp; &amp;nbsp;battery-level-30-charging-symbolic&lt;br&gt;</text:p>
          </table:table-cell>
        </table:table-row>
        <table:table-row table:style-name="ro1">
          <table:table-cell office:value-type="string" calcext:value-type="string">
            <text:p>battery-level-30-symbolic.svg</text:p>
          </table:table-cell>
          <table:table-cell office:value-type="string" calcext:value-type="string">
            <text:p>battery-level-3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6] &amp; CHAR(34) &amp; &quot;&gt;&quot; &amp; &#10;&quot;&lt;img alt=&quot; &amp; CHAR(34) &amp; [.B4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6] &amp; &quot;&lt;br&gt;&quot;" office:value-type="string" office:string-value="&lt;picture&gt;&lt;source media=&quot;(prefers-color-scheme: dark)&quot; srcset=&quot;https://github.com/StorageB/icons/blob/main/GNOME46Adwaita/light/battery-level-30-symbolic.svg&quot;&gt;&lt;source media=&quot;(prefers-color-scheme: light)&quot; srcset=&quot;https://github.com/StorageB/icons/blob/main/GNOME46Adwaita/dark/battery-level-30-symbolic.svg&quot;&gt;&lt;img alt=&quot;battery-level-30-symbolic&quot; src=&quot;https://user-images.githubusercontent.com/25423296/163456779-a8556205-d0a5-45e2-ac17-42d089e3c3f8.png&quot;&gt;&lt;/picture&gt; &amp;nbsp; &amp;nbsp;battery-level-30-symbolic&lt;br&gt;" calcext:value-type="string">
            <text:p>&lt;picture&gt;&lt;source media="(prefers-color-scheme: dark)" srcset="https://github.com/StorageB/icons/blob/main/GNOME46Adwaita/light/battery-level-30-symbolic.svg"&gt;&lt;source media="(prefers-color-scheme: light)" srcset="https://github.com/StorageB/icons/blob/main/GNOME46Adwaita/dark/battery-level-30-symbolic.svg"&gt;&lt;img alt="battery-level-30-symbolic" src="https://user-images.githubusercontent.com/25423296/163456779-a8556205-d0a5-45e2-ac17-42d089e3c3f8.png"&gt;&lt;/picture&gt; &amp;nbsp; &amp;nbsp;battery-level-30-symbolic&lt;br&gt;</text:p>
          </table:table-cell>
        </table:table-row>
        <table:table-row table:style-name="ro1">
          <table:table-cell office:value-type="string" calcext:value-type="string">
            <text:p>battery-level-40-charging-symbolic.svg</text:p>
          </table:table-cell>
          <table:table-cell office:value-type="string" calcext:value-type="string">
            <text:p>battery-level-4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7] &amp; CHAR(34) &amp; &quot;&gt;&quot; &amp; &#10;&quot;&lt;img alt=&quot; &amp; CHAR(34) &amp; [.B4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7] &amp; &quot;&lt;br&gt;&quot;" office:value-type="string" office:string-value="&lt;picture&gt;&lt;source media=&quot;(prefers-color-scheme: dark)&quot; srcset=&quot;https://github.com/StorageB/icons/blob/main/GNOME46Adwaita/light/battery-level-40-charging-symbolic.svg&quot;&gt;&lt;source media=&quot;(prefers-color-scheme: light)&quot; srcset=&quot;https://github.com/StorageB/icons/blob/main/GNOME46Adwaita/dark/battery-level-40-charging-symbolic.svg&quot;&gt;&lt;img alt=&quot;battery-level-40-charging-symbolic&quot; src=&quot;https://user-images.githubusercontent.com/25423296/163456779-a8556205-d0a5-45e2-ac17-42d089e3c3f8.png&quot;&gt;&lt;/picture&gt; &amp;nbsp; &amp;nbsp;battery-level-40-charging-symbolic&lt;br&gt;" calcext:value-type="string">
            <text:p>&lt;picture&gt;&lt;source media="(prefers-color-scheme: dark)" srcset="https://github.com/StorageB/icons/blob/main/GNOME46Adwaita/light/battery-level-40-charging-symbolic.svg"&gt;&lt;source media="(prefers-color-scheme: light)" srcset="https://github.com/StorageB/icons/blob/main/GNOME46Adwaita/dark/battery-level-40-charging-symbolic.svg"&gt;&lt;img alt="battery-level-40-charging-symbolic" src="https://user-images.githubusercontent.com/25423296/163456779-a8556205-d0a5-45e2-ac17-42d089e3c3f8.png"&gt;&lt;/picture&gt; &amp;nbsp; &amp;nbsp;battery-level-40-charging-symbolic&lt;br&gt;</text:p>
          </table:table-cell>
        </table:table-row>
        <table:table-row table:style-name="ro1">
          <table:table-cell office:value-type="string" calcext:value-type="string">
            <text:p>battery-level-40-symbolic.svg</text:p>
          </table:table-cell>
          <table:table-cell office:value-type="string" calcext:value-type="string">
            <text:p>battery-level-4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8] &amp; CHAR(34) &amp; &quot;&gt;&quot; &amp; &#10;&quot;&lt;img alt=&quot; &amp; CHAR(34) &amp; [.B4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8] &amp; &quot;&lt;br&gt;&quot;" office:value-type="string" office:string-value="&lt;picture&gt;&lt;source media=&quot;(prefers-color-scheme: dark)&quot; srcset=&quot;https://github.com/StorageB/icons/blob/main/GNOME46Adwaita/light/battery-level-40-symbolic.svg&quot;&gt;&lt;source media=&quot;(prefers-color-scheme: light)&quot; srcset=&quot;https://github.com/StorageB/icons/blob/main/GNOME46Adwaita/dark/battery-level-40-symbolic.svg&quot;&gt;&lt;img alt=&quot;battery-level-40-symbolic&quot; src=&quot;https://user-images.githubusercontent.com/25423296/163456779-a8556205-d0a5-45e2-ac17-42d089e3c3f8.png&quot;&gt;&lt;/picture&gt; &amp;nbsp; &amp;nbsp;battery-level-40-symbolic&lt;br&gt;" calcext:value-type="string">
            <text:p>&lt;picture&gt;&lt;source media="(prefers-color-scheme: dark)" srcset="https://github.com/StorageB/icons/blob/main/GNOME46Adwaita/light/battery-level-40-symbolic.svg"&gt;&lt;source media="(prefers-color-scheme: light)" srcset="https://github.com/StorageB/icons/blob/main/GNOME46Adwaita/dark/battery-level-40-symbolic.svg"&gt;&lt;img alt="battery-level-40-symbolic" src="https://user-images.githubusercontent.com/25423296/163456779-a8556205-d0a5-45e2-ac17-42d089e3c3f8.png"&gt;&lt;/picture&gt; &amp;nbsp; &amp;nbsp;battery-level-40-symbolic&lt;br&gt;</text:p>
          </table:table-cell>
        </table:table-row>
        <table:table-row table:style-name="ro1">
          <table:table-cell office:value-type="string" calcext:value-type="string">
            <text:p>battery-level-50-charging-symbolic.svg</text:p>
          </table:table-cell>
          <table:table-cell office:value-type="string" calcext:value-type="string">
            <text:p>battery-level-5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4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49] &amp; CHAR(34) &amp; &quot;&gt;&quot; &amp; &#10;&quot;&lt;img alt=&quot; &amp; CHAR(34) &amp; [.B4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9] &amp; &quot;&lt;br&gt;&quot;" office:value-type="string" office:string-value="&lt;picture&gt;&lt;source media=&quot;(prefers-color-scheme: dark)&quot; srcset=&quot;https://github.com/StorageB/icons/blob/main/GNOME46Adwaita/light/battery-level-50-charging-symbolic.svg&quot;&gt;&lt;source media=&quot;(prefers-color-scheme: light)&quot; srcset=&quot;https://github.com/StorageB/icons/blob/main/GNOME46Adwaita/dark/battery-level-50-charging-symbolic.svg&quot;&gt;&lt;img alt=&quot;battery-level-50-charging-symbolic&quot; src=&quot;https://user-images.githubusercontent.com/25423296/163456779-a8556205-d0a5-45e2-ac17-42d089e3c3f8.png&quot;&gt;&lt;/picture&gt; &amp;nbsp; &amp;nbsp;battery-level-50-charging-symbolic&lt;br&gt;" calcext:value-type="string">
            <text:p>&lt;picture&gt;&lt;source media="(prefers-color-scheme: dark)" srcset="https://github.com/StorageB/icons/blob/main/GNOME46Adwaita/light/battery-level-50-charging-symbolic.svg"&gt;&lt;source media="(prefers-color-scheme: light)" srcset="https://github.com/StorageB/icons/blob/main/GNOME46Adwaita/dark/battery-level-50-charging-symbolic.svg"&gt;&lt;img alt="battery-level-50-charging-symbolic" src="https://user-images.githubusercontent.com/25423296/163456779-a8556205-d0a5-45e2-ac17-42d089e3c3f8.png"&gt;&lt;/picture&gt; &amp;nbsp; &amp;nbsp;battery-level-50-charging-symbolic&lt;br&gt;</text:p>
          </table:table-cell>
        </table:table-row>
        <table:table-row table:style-name="ro1">
          <table:table-cell office:value-type="string" calcext:value-type="string">
            <text:p>battery-level-50-symbolic.svg</text:p>
          </table:table-cell>
          <table:table-cell office:value-type="string" calcext:value-type="string">
            <text:p>battery-level-5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0] &amp; CHAR(34) &amp; &quot;&gt;&quot; &amp; &#10;&quot;&lt;img alt=&quot; &amp; CHAR(34) &amp; [.B4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0] &amp; &quot;&lt;br&gt;&quot;" office:value-type="string" office:string-value="&lt;picture&gt;&lt;source media=&quot;(prefers-color-scheme: dark)&quot; srcset=&quot;https://github.com/StorageB/icons/blob/main/GNOME46Adwaita/light/battery-level-50-symbolic.svg&quot;&gt;&lt;source media=&quot;(prefers-color-scheme: light)&quot; srcset=&quot;https://github.com/StorageB/icons/blob/main/GNOME46Adwaita/dark/battery-level-50-symbolic.svg&quot;&gt;&lt;img alt=&quot;battery-level-50-symbolic&quot; src=&quot;https://user-images.githubusercontent.com/25423296/163456779-a8556205-d0a5-45e2-ac17-42d089e3c3f8.png&quot;&gt;&lt;/picture&gt; &amp;nbsp; &amp;nbsp;battery-level-50-symbolic&lt;br&gt;" calcext:value-type="string">
            <text:p>&lt;picture&gt;&lt;source media="(prefers-color-scheme: dark)" srcset="https://github.com/StorageB/icons/blob/main/GNOME46Adwaita/light/battery-level-50-symbolic.svg"&gt;&lt;source media="(prefers-color-scheme: light)" srcset="https://github.com/StorageB/icons/blob/main/GNOME46Adwaita/dark/battery-level-50-symbolic.svg"&gt;&lt;img alt="battery-level-50-symbolic" src="https://user-images.githubusercontent.com/25423296/163456779-a8556205-d0a5-45e2-ac17-42d089e3c3f8.png"&gt;&lt;/picture&gt; &amp;nbsp; &amp;nbsp;battery-level-50-symbolic&lt;br&gt;</text:p>
          </table:table-cell>
        </table:table-row>
        <table:table-row table:style-name="ro1">
          <table:table-cell office:value-type="string" calcext:value-type="string">
            <text:p>battery-level-60-charging-symbolic.svg</text:p>
          </table:table-cell>
          <table:table-cell office:value-type="string" calcext:value-type="string">
            <text:p>battery-level-6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1] &amp; CHAR(34) &amp; &quot;&gt;&quot; &amp; &#10;&quot;&lt;img alt=&quot; &amp; CHAR(34) &amp; [.B4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1] &amp; &quot;&lt;br&gt;&quot;" office:value-type="string" office:string-value="&lt;picture&gt;&lt;source media=&quot;(prefers-color-scheme: dark)&quot; srcset=&quot;https://github.com/StorageB/icons/blob/main/GNOME46Adwaita/light/battery-level-60-charging-symbolic.svg&quot;&gt;&lt;source media=&quot;(prefers-color-scheme: light)&quot; srcset=&quot;https://github.com/StorageB/icons/blob/main/GNOME46Adwaita/dark/battery-level-60-charging-symbolic.svg&quot;&gt;&lt;img alt=&quot;battery-level-60-charging-symbolic&quot; src=&quot;https://user-images.githubusercontent.com/25423296/163456779-a8556205-d0a5-45e2-ac17-42d089e3c3f8.png&quot;&gt;&lt;/picture&gt; &amp;nbsp; &amp;nbsp;battery-level-60-charging-symbolic&lt;br&gt;" calcext:value-type="string">
            <text:p>&lt;picture&gt;&lt;source media="(prefers-color-scheme: dark)" srcset="https://github.com/StorageB/icons/blob/main/GNOME46Adwaita/light/battery-level-60-charging-symbolic.svg"&gt;&lt;source media="(prefers-color-scheme: light)" srcset="https://github.com/StorageB/icons/blob/main/GNOME46Adwaita/dark/battery-level-60-charging-symbolic.svg"&gt;&lt;img alt="battery-level-60-charging-symbolic" src="https://user-images.githubusercontent.com/25423296/163456779-a8556205-d0a5-45e2-ac17-42d089e3c3f8.png"&gt;&lt;/picture&gt; &amp;nbsp; &amp;nbsp;battery-level-60-charging-symbolic&lt;br&gt;</text:p>
          </table:table-cell>
        </table:table-row>
        <table:table-row table:style-name="ro1">
          <table:table-cell office:value-type="string" calcext:value-type="string">
            <text:p>battery-level-60-symbolic.svg</text:p>
          </table:table-cell>
          <table:table-cell office:value-type="string" calcext:value-type="string">
            <text:p>battery-level-6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2] &amp; CHAR(34) &amp; &quot;&gt;&quot; &amp; &#10;&quot;&lt;img alt=&quot; &amp; CHAR(34) &amp; [.B4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2] &amp; &quot;&lt;br&gt;&quot;" office:value-type="string" office:string-value="&lt;picture&gt;&lt;source media=&quot;(prefers-color-scheme: dark)&quot; srcset=&quot;https://github.com/StorageB/icons/blob/main/GNOME46Adwaita/light/battery-level-60-symbolic.svg&quot;&gt;&lt;source media=&quot;(prefers-color-scheme: light)&quot; srcset=&quot;https://github.com/StorageB/icons/blob/main/GNOME46Adwaita/dark/battery-level-60-symbolic.svg&quot;&gt;&lt;img alt=&quot;battery-level-60-symbolic&quot; src=&quot;https://user-images.githubusercontent.com/25423296/163456779-a8556205-d0a5-45e2-ac17-42d089e3c3f8.png&quot;&gt;&lt;/picture&gt; &amp;nbsp; &amp;nbsp;battery-level-60-symbolic&lt;br&gt;" calcext:value-type="string">
            <text:p>&lt;picture&gt;&lt;source media="(prefers-color-scheme: dark)" srcset="https://github.com/StorageB/icons/blob/main/GNOME46Adwaita/light/battery-level-60-symbolic.svg"&gt;&lt;source media="(prefers-color-scheme: light)" srcset="https://github.com/StorageB/icons/blob/main/GNOME46Adwaita/dark/battery-level-60-symbolic.svg"&gt;&lt;img alt="battery-level-60-symbolic" src="https://user-images.githubusercontent.com/25423296/163456779-a8556205-d0a5-45e2-ac17-42d089e3c3f8.png"&gt;&lt;/picture&gt; &amp;nbsp; &amp;nbsp;battery-level-60-symbolic&lt;br&gt;</text:p>
          </table:table-cell>
        </table:table-row>
        <table:table-row table:style-name="ro1">
          <table:table-cell office:value-type="string" calcext:value-type="string">
            <text:p>battery-level-70-charging-symbolic.svg</text:p>
          </table:table-cell>
          <table:table-cell office:value-type="string" calcext:value-type="string">
            <text:p>battery-level-7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3] &amp; CHAR(34) &amp; &quot;&gt;&quot; &amp; &#10;&quot;&lt;img alt=&quot; &amp; CHAR(34) &amp; [.B4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3] &amp; &quot;&lt;br&gt;&quot;" office:value-type="string" office:string-value="&lt;picture&gt;&lt;source media=&quot;(prefers-color-scheme: dark)&quot; srcset=&quot;https://github.com/StorageB/icons/blob/main/GNOME46Adwaita/light/battery-level-70-charging-symbolic.svg&quot;&gt;&lt;source media=&quot;(prefers-color-scheme: light)&quot; srcset=&quot;https://github.com/StorageB/icons/blob/main/GNOME46Adwaita/dark/battery-level-70-charging-symbolic.svg&quot;&gt;&lt;img alt=&quot;battery-level-70-charging-symbolic&quot; src=&quot;https://user-images.githubusercontent.com/25423296/163456779-a8556205-d0a5-45e2-ac17-42d089e3c3f8.png&quot;&gt;&lt;/picture&gt; &amp;nbsp; &amp;nbsp;battery-level-70-charging-symbolic&lt;br&gt;" calcext:value-type="string">
            <text:p>&lt;picture&gt;&lt;source media="(prefers-color-scheme: dark)" srcset="https://github.com/StorageB/icons/blob/main/GNOME46Adwaita/light/battery-level-70-charging-symbolic.svg"&gt;&lt;source media="(prefers-color-scheme: light)" srcset="https://github.com/StorageB/icons/blob/main/GNOME46Adwaita/dark/battery-level-70-charging-symbolic.svg"&gt;&lt;img alt="battery-level-70-charging-symbolic" src="https://user-images.githubusercontent.com/25423296/163456779-a8556205-d0a5-45e2-ac17-42d089e3c3f8.png"&gt;&lt;/picture&gt; &amp;nbsp; &amp;nbsp;battery-level-70-charging-symbolic&lt;br&gt;</text:p>
          </table:table-cell>
        </table:table-row>
        <table:table-row table:style-name="ro1">
          <table:table-cell office:value-type="string" calcext:value-type="string">
            <text:p>battery-level-70-symbolic.svg</text:p>
          </table:table-cell>
          <table:table-cell office:value-type="string" calcext:value-type="string">
            <text:p>battery-level-7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4] &amp; CHAR(34) &amp; &quot;&gt;&quot; &amp; &#10;&quot;&lt;img alt=&quot; &amp; CHAR(34) &amp; [.B4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4] &amp; &quot;&lt;br&gt;&quot;" office:value-type="string" office:string-value="&lt;picture&gt;&lt;source media=&quot;(prefers-color-scheme: dark)&quot; srcset=&quot;https://github.com/StorageB/icons/blob/main/GNOME46Adwaita/light/battery-level-70-symbolic.svg&quot;&gt;&lt;source media=&quot;(prefers-color-scheme: light)&quot; srcset=&quot;https://github.com/StorageB/icons/blob/main/GNOME46Adwaita/dark/battery-level-70-symbolic.svg&quot;&gt;&lt;img alt=&quot;battery-level-70-symbolic&quot; src=&quot;https://user-images.githubusercontent.com/25423296/163456779-a8556205-d0a5-45e2-ac17-42d089e3c3f8.png&quot;&gt;&lt;/picture&gt; &amp;nbsp; &amp;nbsp;battery-level-70-symbolic&lt;br&gt;" calcext:value-type="string">
            <text:p>&lt;picture&gt;&lt;source media="(prefers-color-scheme: dark)" srcset="https://github.com/StorageB/icons/blob/main/GNOME46Adwaita/light/battery-level-70-symbolic.svg"&gt;&lt;source media="(prefers-color-scheme: light)" srcset="https://github.com/StorageB/icons/blob/main/GNOME46Adwaita/dark/battery-level-70-symbolic.svg"&gt;&lt;img alt="battery-level-70-symbolic" src="https://user-images.githubusercontent.com/25423296/163456779-a8556205-d0a5-45e2-ac17-42d089e3c3f8.png"&gt;&lt;/picture&gt; &amp;nbsp; &amp;nbsp;battery-level-70-symbolic&lt;br&gt;</text:p>
          </table:table-cell>
        </table:table-row>
        <table:table-row table:style-name="ro1">
          <table:table-cell office:value-type="string" calcext:value-type="string">
            <text:p>battery-level-80-charging-symbolic.svg</text:p>
          </table:table-cell>
          <table:table-cell office:value-type="string" calcext:value-type="string">
            <text:p>battery-level-8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5] &amp; CHAR(34) &amp; &quot;&gt;&quot; &amp; &#10;&quot;&lt;img alt=&quot; &amp; CHAR(34) &amp; [.B4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5] &amp; &quot;&lt;br&gt;&quot;" office:value-type="string" office:string-value="&lt;picture&gt;&lt;source media=&quot;(prefers-color-scheme: dark)&quot; srcset=&quot;https://github.com/StorageB/icons/blob/main/GNOME46Adwaita/light/battery-level-80-charging-symbolic.svg&quot;&gt;&lt;source media=&quot;(prefers-color-scheme: light)&quot; srcset=&quot;https://github.com/StorageB/icons/blob/main/GNOME46Adwaita/dark/battery-level-80-charging-symbolic.svg&quot;&gt;&lt;img alt=&quot;battery-level-80-charging-symbolic&quot; src=&quot;https://user-images.githubusercontent.com/25423296/163456779-a8556205-d0a5-45e2-ac17-42d089e3c3f8.png&quot;&gt;&lt;/picture&gt; &amp;nbsp; &amp;nbsp;battery-level-80-charging-symbolic&lt;br&gt;" calcext:value-type="string">
            <text:p>&lt;picture&gt;&lt;source media="(prefers-color-scheme: dark)" srcset="https://github.com/StorageB/icons/blob/main/GNOME46Adwaita/light/battery-level-80-charging-symbolic.svg"&gt;&lt;source media="(prefers-color-scheme: light)" srcset="https://github.com/StorageB/icons/blob/main/GNOME46Adwaita/dark/battery-level-80-charging-symbolic.svg"&gt;&lt;img alt="battery-level-80-charging-symbolic" src="https://user-images.githubusercontent.com/25423296/163456779-a8556205-d0a5-45e2-ac17-42d089e3c3f8.png"&gt;&lt;/picture&gt; &amp;nbsp; &amp;nbsp;battery-level-80-charging-symbolic&lt;br&gt;</text:p>
          </table:table-cell>
        </table:table-row>
        <table:table-row table:style-name="ro1">
          <table:table-cell office:value-type="string" calcext:value-type="string">
            <text:p>battery-level-80-symbolic.svg</text:p>
          </table:table-cell>
          <table:table-cell office:value-type="string" calcext:value-type="string">
            <text:p>battery-level-8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6] &amp; CHAR(34) &amp; &quot;&gt;&quot; &amp; &#10;&quot;&lt;img alt=&quot; &amp; CHAR(34) &amp; [.B4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6] &amp; &quot;&lt;br&gt;&quot;" office:value-type="string" office:string-value="&lt;picture&gt;&lt;source media=&quot;(prefers-color-scheme: dark)&quot; srcset=&quot;https://github.com/StorageB/icons/blob/main/GNOME46Adwaita/light/battery-level-80-symbolic.svg&quot;&gt;&lt;source media=&quot;(prefers-color-scheme: light)&quot; srcset=&quot;https://github.com/StorageB/icons/blob/main/GNOME46Adwaita/dark/battery-level-80-symbolic.svg&quot;&gt;&lt;img alt=&quot;battery-level-80-symbolic&quot; src=&quot;https://user-images.githubusercontent.com/25423296/163456779-a8556205-d0a5-45e2-ac17-42d089e3c3f8.png&quot;&gt;&lt;/picture&gt; &amp;nbsp; &amp;nbsp;battery-level-80-symbolic&lt;br&gt;" calcext:value-type="string">
            <text:p>&lt;picture&gt;&lt;source media="(prefers-color-scheme: dark)" srcset="https://github.com/StorageB/icons/blob/main/GNOME46Adwaita/light/battery-level-80-symbolic.svg"&gt;&lt;source media="(prefers-color-scheme: light)" srcset="https://github.com/StorageB/icons/blob/main/GNOME46Adwaita/dark/battery-level-80-symbolic.svg"&gt;&lt;img alt="battery-level-80-symbolic" src="https://user-images.githubusercontent.com/25423296/163456779-a8556205-d0a5-45e2-ac17-42d089e3c3f8.png"&gt;&lt;/picture&gt; &amp;nbsp; &amp;nbsp;battery-level-80-symbolic&lt;br&gt;</text:p>
          </table:table-cell>
        </table:table-row>
        <table:table-row table:style-name="ro1">
          <table:table-cell office:value-type="string" calcext:value-type="string">
            <text:p>battery-level-90-charging-symbolic.svg</text:p>
          </table:table-cell>
          <table:table-cell office:value-type="string" calcext:value-type="string">
            <text:p>battery-level-9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7] &amp; CHAR(34) &amp; &quot;&gt;&quot; &amp; &#10;&quot;&lt;img alt=&quot; &amp; CHAR(34) &amp; [.B4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7] &amp; &quot;&lt;br&gt;&quot;" office:value-type="string" office:string-value="&lt;picture&gt;&lt;source media=&quot;(prefers-color-scheme: dark)&quot; srcset=&quot;https://github.com/StorageB/icons/blob/main/GNOME46Adwaita/light/battery-level-90-charging-symbolic.svg&quot;&gt;&lt;source media=&quot;(prefers-color-scheme: light)&quot; srcset=&quot;https://github.com/StorageB/icons/blob/main/GNOME46Adwaita/dark/battery-level-90-charging-symbolic.svg&quot;&gt;&lt;img alt=&quot;battery-level-90-charging-symbolic&quot; src=&quot;https://user-images.githubusercontent.com/25423296/163456779-a8556205-d0a5-45e2-ac17-42d089e3c3f8.png&quot;&gt;&lt;/picture&gt; &amp;nbsp; &amp;nbsp;battery-level-90-charging-symbolic&lt;br&gt;" calcext:value-type="string">
            <text:p>&lt;picture&gt;&lt;source media="(prefers-color-scheme: dark)" srcset="https://github.com/StorageB/icons/blob/main/GNOME46Adwaita/light/battery-level-90-charging-symbolic.svg"&gt;&lt;source media="(prefers-color-scheme: light)" srcset="https://github.com/StorageB/icons/blob/main/GNOME46Adwaita/dark/battery-level-90-charging-symbolic.svg"&gt;&lt;img alt="battery-level-90-charging-symbolic" src="https://user-images.githubusercontent.com/25423296/163456779-a8556205-d0a5-45e2-ac17-42d089e3c3f8.png"&gt;&lt;/picture&gt; &amp;nbsp; &amp;nbsp;battery-level-90-charging-symbolic&lt;br&gt;</text:p>
          </table:table-cell>
        </table:table-row>
        <table:table-row table:style-name="ro1">
          <table:table-cell office:value-type="string" calcext:value-type="string">
            <text:p>battery-level-90-symbolic.svg</text:p>
          </table:table-cell>
          <table:table-cell office:value-type="string" calcext:value-type="string">
            <text:p>battery-level-9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8] &amp; CHAR(34) &amp; &quot;&gt;&quot; &amp; &#10;&quot;&lt;img alt=&quot; &amp; CHAR(34) &amp; [.B4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8] &amp; &quot;&lt;br&gt;&quot;" office:value-type="string" office:string-value="&lt;picture&gt;&lt;source media=&quot;(prefers-color-scheme: dark)&quot; srcset=&quot;https://github.com/StorageB/icons/blob/main/GNOME46Adwaita/light/battery-level-90-symbolic.svg&quot;&gt;&lt;source media=&quot;(prefers-color-scheme: light)&quot; srcset=&quot;https://github.com/StorageB/icons/blob/main/GNOME46Adwaita/dark/battery-level-90-symbolic.svg&quot;&gt;&lt;img alt=&quot;battery-level-90-symbolic&quot; src=&quot;https://user-images.githubusercontent.com/25423296/163456779-a8556205-d0a5-45e2-ac17-42d089e3c3f8.png&quot;&gt;&lt;/picture&gt; &amp;nbsp; &amp;nbsp;battery-level-90-symbolic&lt;br&gt;" calcext:value-type="string">
            <text:p>&lt;picture&gt;&lt;source media="(prefers-color-scheme: dark)" srcset="https://github.com/StorageB/icons/blob/main/GNOME46Adwaita/light/battery-level-90-symbolic.svg"&gt;&lt;source media="(prefers-color-scheme: light)" srcset="https://github.com/StorageB/icons/blob/main/GNOME46Adwaita/dark/battery-level-90-symbolic.svg"&gt;&lt;img alt="battery-level-90-symbolic" src="https://user-images.githubusercontent.com/25423296/163456779-a8556205-d0a5-45e2-ac17-42d089e3c3f8.png"&gt;&lt;/picture&gt; &amp;nbsp; &amp;nbsp;battery-level-90-symbolic&lt;br&gt;</text:p>
          </table:table-cell>
        </table:table-row>
        <table:table-row table:style-name="ro1">
          <table:table-cell office:value-type="string" calcext:value-type="string">
            <text:p>battery-low-symbolic.svg</text:p>
          </table:table-cell>
          <table:table-cell office:value-type="string" calcext:value-type="string">
            <text:p>battery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5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59] &amp; CHAR(34) &amp; &quot;&gt;&quot; &amp; &#10;&quot;&lt;img alt=&quot; &amp; CHAR(34) &amp; [.B4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9] &amp; &quot;&lt;br&gt;&quot;" office:value-type="string" office:string-value="&lt;picture&gt;&lt;source media=&quot;(prefers-color-scheme: dark)&quot; srcset=&quot;https://github.com/StorageB/icons/blob/main/GNOME46Adwaita/light/battery-low-symbolic.svg&quot;&gt;&lt;source media=&quot;(prefers-color-scheme: light)&quot; srcset=&quot;https://github.com/StorageB/icons/blob/main/GNOME46Adwaita/dark/battery-low-symbolic.svg&quot;&gt;&lt;img alt=&quot;battery-low-symbolic&quot; src=&quot;https://user-images.githubusercontent.com/25423296/163456779-a8556205-d0a5-45e2-ac17-42d089e3c3f8.png&quot;&gt;&lt;/picture&gt; &amp;nbsp; &amp;nbsp;battery-low-symbolic&lt;br&gt;" calcext:value-type="string">
            <text:p>&lt;picture&gt;&lt;source media="(prefers-color-scheme: dark)" srcset="https://github.com/StorageB/icons/blob/main/GNOME46Adwaita/light/battery-low-symbolic.svg"&gt;&lt;source media="(prefers-color-scheme: light)" srcset="https://github.com/StorageB/icons/blob/main/GNOME46Adwaita/dark/battery-low-symbolic.svg"&gt;&lt;img alt="battery-low-symbolic" src="https://user-images.githubusercontent.com/25423296/163456779-a8556205-d0a5-45e2-ac17-42d089e3c3f8.png"&gt;&lt;/picture&gt; &amp;nbsp; &amp;nbsp;battery-low-symbolic&lt;br&gt;</text:p>
          </table:table-cell>
        </table:table-row>
        <table:table-row table:style-name="ro1">
          <table:table-cell office:value-type="string" calcext:value-type="string">
            <text:p>battery-missing-symbolic.svg</text:p>
          </table:table-cell>
          <table:table-cell office:value-type="string" calcext:value-type="string">
            <text:p>battery-miss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0] &amp; CHAR(34) &amp; &quot;&gt;&quot; &amp; &#10;&quot;&lt;img alt=&quot; &amp; CHAR(34) &amp; [.B4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0] &amp; &quot;&lt;br&gt;&quot;" office:value-type="string" office:string-value="&lt;picture&gt;&lt;source media=&quot;(prefers-color-scheme: dark)&quot; srcset=&quot;https://github.com/StorageB/icons/blob/main/GNOME46Adwaita/light/battery-missing-symbolic.svg&quot;&gt;&lt;source media=&quot;(prefers-color-scheme: light)&quot; srcset=&quot;https://github.com/StorageB/icons/blob/main/GNOME46Adwaita/dark/battery-missing-symbolic.svg&quot;&gt;&lt;img alt=&quot;battery-missing-symbolic&quot; src=&quot;https://user-images.githubusercontent.com/25423296/163456779-a8556205-d0a5-45e2-ac17-42d089e3c3f8.png&quot;&gt;&lt;/picture&gt; &amp;nbsp; &amp;nbsp;battery-missing-symbolic&lt;br&gt;" calcext:value-type="string">
            <text:p>&lt;picture&gt;&lt;source media="(prefers-color-scheme: dark)" srcset="https://github.com/StorageB/icons/blob/main/GNOME46Adwaita/light/battery-missing-symbolic.svg"&gt;&lt;source media="(prefers-color-scheme: light)" srcset="https://github.com/StorageB/icons/blob/main/GNOME46Adwaita/dark/battery-missing-symbolic.svg"&gt;&lt;img alt="battery-missing-symbolic" src="https://user-images.githubusercontent.com/25423296/163456779-a8556205-d0a5-45e2-ac17-42d089e3c3f8.png"&gt;&lt;/picture&gt; &amp;nbsp; &amp;nbsp;battery-missing-symbolic&lt;br&gt;</text:p>
          </table:table-cell>
        </table:table-row>
        <table:table-row table:style-name="ro1">
          <table:table-cell office:value-type="string" calcext:value-type="string">
            <text:p>bluetooth-acquiring-symbolic.svg</text:p>
          </table:table-cell>
          <table:table-cell office:value-type="string" calcext:value-type="string">
            <text:p>bluetooth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1] &amp; CHAR(34) &amp; &quot;&gt;&quot; &amp; &#10;&quot;&lt;img alt=&quot; &amp; CHAR(34) &amp; [.B4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1] &amp; &quot;&lt;br&gt;&quot;" office:value-type="string" office:string-value="&lt;picture&gt;&lt;source media=&quot;(prefers-color-scheme: dark)&quot; srcset=&quot;https://github.com/StorageB/icons/blob/main/GNOME46Adwaita/light/bluetooth-acquiring-symbolic.svg&quot;&gt;&lt;source media=&quot;(prefers-color-scheme: light)&quot; srcset=&quot;https://github.com/StorageB/icons/blob/main/GNOME46Adwaita/dark/bluetooth-acquiring-symbolic.svg&quot;&gt;&lt;img alt=&quot;bluetooth-acquiring-symbolic&quot; src=&quot;https://user-images.githubusercontent.com/25423296/163456779-a8556205-d0a5-45e2-ac17-42d089e3c3f8.png&quot;&gt;&lt;/picture&gt; &amp;nbsp; &amp;nbsp;bluetooth-acquiring-symbolic&lt;br&gt;" calcext:value-type="string">
            <text:p>&lt;picture&gt;&lt;source media="(prefers-color-scheme: dark)" srcset="https://github.com/StorageB/icons/blob/main/GNOME46Adwaita/light/bluetooth-acquiring-symbolic.svg"&gt;&lt;source media="(prefers-color-scheme: light)" srcset="https://github.com/StorageB/icons/blob/main/GNOME46Adwaita/dark/bluetooth-acquiring-symbolic.svg"&gt;&lt;img alt="bluetooth-acquiring-symbolic" src="https://user-images.githubusercontent.com/25423296/163456779-a8556205-d0a5-45e2-ac17-42d089e3c3f8.png"&gt;&lt;/picture&gt; &amp;nbsp; &amp;nbsp;bluetooth-acquiring-symbolic&lt;br&gt;</text:p>
          </table:table-cell>
        </table:table-row>
        <table:table-row table:style-name="ro1">
          <table:table-cell office:value-type="string" calcext:value-type="string">
            <text:p>bluetooth-active-symbolic.svg</text:p>
          </table:table-cell>
          <table:table-cell office:value-type="string" calcext:value-type="string">
            <text:p>bluetooth-act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2] &amp; CHAR(34) &amp; &quot;&gt;&quot; &amp; &#10;&quot;&lt;img alt=&quot; &amp; CHAR(34) &amp; [.B4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2] &amp; &quot;&lt;br&gt;&quot;" office:value-type="string" office:string-value="&lt;picture&gt;&lt;source media=&quot;(prefers-color-scheme: dark)&quot; srcset=&quot;https://github.com/StorageB/icons/blob/main/GNOME46Adwaita/light/bluetooth-active-symbolic.svg&quot;&gt;&lt;source media=&quot;(prefers-color-scheme: light)&quot; srcset=&quot;https://github.com/StorageB/icons/blob/main/GNOME46Adwaita/dark/bluetooth-active-symbolic.svg&quot;&gt;&lt;img alt=&quot;bluetooth-active-symbolic&quot; src=&quot;https://user-images.githubusercontent.com/25423296/163456779-a8556205-d0a5-45e2-ac17-42d089e3c3f8.png&quot;&gt;&lt;/picture&gt; &amp;nbsp; &amp;nbsp;bluetooth-active-symbolic&lt;br&gt;" calcext:value-type="string">
            <text:p>&lt;picture&gt;&lt;source media="(prefers-color-scheme: dark)" srcset="https://github.com/StorageB/icons/blob/main/GNOME46Adwaita/light/bluetooth-active-symbolic.svg"&gt;&lt;source media="(prefers-color-scheme: light)" srcset="https://github.com/StorageB/icons/blob/main/GNOME46Adwaita/dark/bluetooth-active-symbolic.svg"&gt;&lt;img alt="bluetooth-active-symbolic" src="https://user-images.githubusercontent.com/25423296/163456779-a8556205-d0a5-45e2-ac17-42d089e3c3f8.png"&gt;&lt;/picture&gt; &amp;nbsp; &amp;nbsp;bluetooth-active-symbolic&lt;br&gt;</text:p>
          </table:table-cell>
        </table:table-row>
        <table:table-row table:style-name="ro1">
          <table:table-cell office:value-type="string" calcext:value-type="string">
            <text:p>bluetooth-disabled-symbolic.svg</text:p>
          </table:table-cell>
          <table:table-cell office:value-type="string" calcext:value-type="string">
            <text:p>bluetooth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3] &amp; CHAR(34) &amp; &quot;&gt;&quot; &amp; &#10;&quot;&lt;img alt=&quot; &amp; CHAR(34) &amp; [.B4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3] &amp; &quot;&lt;br&gt;&quot;" office:value-type="string" office:string-value="&lt;picture&gt;&lt;source media=&quot;(prefers-color-scheme: dark)&quot; srcset=&quot;https://github.com/StorageB/icons/blob/main/GNOME46Adwaita/light/bluetooth-disabled-symbolic.svg&quot;&gt;&lt;source media=&quot;(prefers-color-scheme: light)&quot; srcset=&quot;https://github.com/StorageB/icons/blob/main/GNOME46Adwaita/dark/bluetooth-disabled-symbolic.svg&quot;&gt;&lt;img alt=&quot;bluetooth-disabled-symbolic&quot; src=&quot;https://user-images.githubusercontent.com/25423296/163456779-a8556205-d0a5-45e2-ac17-42d089e3c3f8.png&quot;&gt;&lt;/picture&gt; &amp;nbsp; &amp;nbsp;bluetooth-disabled-symbolic&lt;br&gt;" calcext:value-type="string">
            <text:p>&lt;picture&gt;&lt;source media="(prefers-color-scheme: dark)" srcset="https://github.com/StorageB/icons/blob/main/GNOME46Adwaita/light/bluetooth-disabled-symbolic.svg"&gt;&lt;source media="(prefers-color-scheme: light)" srcset="https://github.com/StorageB/icons/blob/main/GNOME46Adwaita/dark/bluetooth-disabled-symbolic.svg"&gt;&lt;img alt="bluetooth-disabled-symbolic" src="https://user-images.githubusercontent.com/25423296/163456779-a8556205-d0a5-45e2-ac17-42d089e3c3f8.png"&gt;&lt;/picture&gt; &amp;nbsp; &amp;nbsp;bluetooth-disabled-symbolic&lt;br&gt;</text:p>
          </table:table-cell>
        </table:table-row>
        <table:table-row table:style-name="ro1">
          <table:table-cell office:value-type="string" calcext:value-type="string">
            <text:p>bluetooth-disconnected-symbolic.svg</text:p>
          </table:table-cell>
          <table:table-cell office:value-type="string" calcext:value-type="string">
            <text:p>bluetooth-dis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4] &amp; CHAR(34) &amp; &quot;&gt;&quot; &amp; &#10;&quot;&lt;img alt=&quot; &amp; CHAR(34) &amp; [.B4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4] &amp; &quot;&lt;br&gt;&quot;" office:value-type="string" office:string-value="&lt;picture&gt;&lt;source media=&quot;(prefers-color-scheme: dark)&quot; srcset=&quot;https://github.com/StorageB/icons/blob/main/GNOME46Adwaita/light/bluetooth-disconnected-symbolic.svg&quot;&gt;&lt;source media=&quot;(prefers-color-scheme: light)&quot; srcset=&quot;https://github.com/StorageB/icons/blob/main/GNOME46Adwaita/dark/bluetooth-disconnected-symbolic.svg&quot;&gt;&lt;img alt=&quot;bluetooth-disconnected-symbolic&quot; src=&quot;https://user-images.githubusercontent.com/25423296/163456779-a8556205-d0a5-45e2-ac17-42d089e3c3f8.png&quot;&gt;&lt;/picture&gt; &amp;nbsp; &amp;nbsp;bluetooth-disconnected-symbolic&lt;br&gt;" calcext:value-type="string">
            <text:p>&lt;picture&gt;&lt;source media="(prefers-color-scheme: dark)" srcset="https://github.com/StorageB/icons/blob/main/GNOME46Adwaita/light/bluetooth-disconnected-symbolic.svg"&gt;&lt;source media="(prefers-color-scheme: light)" srcset="https://github.com/StorageB/icons/blob/main/GNOME46Adwaita/dark/bluetooth-disconnected-symbolic.svg"&gt;&lt;img alt="bluetooth-disconnected-symbolic" src="https://user-images.githubusercontent.com/25423296/163456779-a8556205-d0a5-45e2-ac17-42d089e3c3f8.png"&gt;&lt;/picture&gt; &amp;nbsp; &amp;nbsp;bluetooth-disconnected-symbolic&lt;br&gt;</text:p>
          </table:table-cell>
        </table:table-row>
        <table:table-row table:style-name="ro1">
          <table:table-cell office:value-type="string" calcext:value-type="string">
            <text:p>bluetooth-hardware-disabled-symbolic.svg</text:p>
          </table:table-cell>
          <table:table-cell office:value-type="string" calcext:value-type="string">
            <text:p>bluetooth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5] &amp; CHAR(34) &amp; &quot;&gt;&quot; &amp; &#10;&quot;&lt;img alt=&quot; &amp; CHAR(34) &amp; [.B4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5] &amp; &quot;&lt;br&gt;&quot;" office:value-type="string" office:string-value="&lt;picture&gt;&lt;source media=&quot;(prefers-color-scheme: dark)&quot; srcset=&quot;https://github.com/StorageB/icons/blob/main/GNOME46Adwaita/light/bluetooth-hardware-disabled-symbolic.svg&quot;&gt;&lt;source media=&quot;(prefers-color-scheme: light)&quot; srcset=&quot;https://github.com/StorageB/icons/blob/main/GNOME46Adwaita/dark/bluetooth-hardware-disabled-symbolic.svg&quot;&gt;&lt;img alt=&quot;bluetooth-hardware-disabled-symbolic&quot; src=&quot;https://user-images.githubusercontent.com/25423296/163456779-a8556205-d0a5-45e2-ac17-42d089e3c3f8.png&quot;&gt;&lt;/picture&gt; &amp;nbsp; &amp;nbsp;bluetooth-hardware-disabled-symbolic&lt;br&gt;" calcext:value-type="string">
            <text:p>&lt;picture&gt;&lt;source media="(prefers-color-scheme: dark)" srcset="https://github.com/StorageB/icons/blob/main/GNOME46Adwaita/light/bluetooth-hardware-disabled-symbolic.svg"&gt;&lt;source media="(prefers-color-scheme: light)" srcset="https://github.com/StorageB/icons/blob/main/GNOME46Adwaita/dark/bluetooth-hardware-disabled-symbolic.svg"&gt;&lt;img alt="bluetooth-hardware-disabled-symbolic" src="https://user-images.githubusercontent.com/25423296/163456779-a8556205-d0a5-45e2-ac17-42d089e3c3f8.png"&gt;&lt;/picture&gt; &amp;nbsp; &amp;nbsp;bluetooth-hardware-disabled-symbolic&lt;br&gt;</text:p>
          </table:table-cell>
        </table:table-row>
        <table:table-row table:style-name="ro1">
          <table:table-cell office:value-type="string" calcext:value-type="string">
            <text:p>call-incoming-symbolic.svg</text:p>
          </table:table-cell>
          <table:table-cell office:value-type="string" calcext:value-type="string">
            <text:p>call-incom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6] &amp; CHAR(34) &amp; &quot;&gt;&quot; &amp; &#10;&quot;&lt;img alt=&quot; &amp; CHAR(34) &amp; [.B4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6] &amp; &quot;&lt;br&gt;&quot;" office:value-type="string" office:string-value="&lt;picture&gt;&lt;source media=&quot;(prefers-color-scheme: dark)&quot; srcset=&quot;https://github.com/StorageB/icons/blob/main/GNOME46Adwaita/light/call-incoming-symbolic.svg&quot;&gt;&lt;source media=&quot;(prefers-color-scheme: light)&quot; srcset=&quot;https://github.com/StorageB/icons/blob/main/GNOME46Adwaita/dark/call-incoming-symbolic.svg&quot;&gt;&lt;img alt=&quot;call-incoming-symbolic&quot; src=&quot;https://user-images.githubusercontent.com/25423296/163456779-a8556205-d0a5-45e2-ac17-42d089e3c3f8.png&quot;&gt;&lt;/picture&gt; &amp;nbsp; &amp;nbsp;call-incoming-symbolic&lt;br&gt;" calcext:value-type="string">
            <text:p>&lt;picture&gt;&lt;source media="(prefers-color-scheme: dark)" srcset="https://github.com/StorageB/icons/blob/main/GNOME46Adwaita/light/call-incoming-symbolic.svg"&gt;&lt;source media="(prefers-color-scheme: light)" srcset="https://github.com/StorageB/icons/blob/main/GNOME46Adwaita/dark/call-incoming-symbolic.svg"&gt;&lt;img alt="call-incoming-symbolic" src="https://user-images.githubusercontent.com/25423296/163456779-a8556205-d0a5-45e2-ac17-42d089e3c3f8.png"&gt;&lt;/picture&gt; &amp;nbsp; &amp;nbsp;call-incoming-symbolic&lt;br&gt;</text:p>
          </table:table-cell>
        </table:table-row>
        <table:table-row table:style-name="ro1">
          <table:table-cell office:value-type="string" calcext:value-type="string">
            <text:p>call-missed-symbolic.svg</text:p>
          </table:table-cell>
          <table:table-cell office:value-type="string" calcext:value-type="string">
            <text:p>call-mis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7] &amp; CHAR(34) &amp; &quot;&gt;&quot; &amp; &#10;&quot;&lt;img alt=&quot; &amp; CHAR(34) &amp; [.B4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7] &amp; &quot;&lt;br&gt;&quot;" office:value-type="string" office:string-value="&lt;picture&gt;&lt;source media=&quot;(prefers-color-scheme: dark)&quot; srcset=&quot;https://github.com/StorageB/icons/blob/main/GNOME46Adwaita/light/call-missed-symbolic.svg&quot;&gt;&lt;source media=&quot;(prefers-color-scheme: light)&quot; srcset=&quot;https://github.com/StorageB/icons/blob/main/GNOME46Adwaita/dark/call-missed-symbolic.svg&quot;&gt;&lt;img alt=&quot;call-missed-symbolic&quot; src=&quot;https://user-images.githubusercontent.com/25423296/163456779-a8556205-d0a5-45e2-ac17-42d089e3c3f8.png&quot;&gt;&lt;/picture&gt; &amp;nbsp; &amp;nbsp;call-missed-symbolic&lt;br&gt;" calcext:value-type="string">
            <text:p>&lt;picture&gt;&lt;source media="(prefers-color-scheme: dark)" srcset="https://github.com/StorageB/icons/blob/main/GNOME46Adwaita/light/call-missed-symbolic.svg"&gt;&lt;source media="(prefers-color-scheme: light)" srcset="https://github.com/StorageB/icons/blob/main/GNOME46Adwaita/dark/call-missed-symbolic.svg"&gt;&lt;img alt="call-missed-symbolic" src="https://user-images.githubusercontent.com/25423296/163456779-a8556205-d0a5-45e2-ac17-42d089e3c3f8.png"&gt;&lt;/picture&gt; &amp;nbsp; &amp;nbsp;call-missed-symbolic&lt;br&gt;</text:p>
          </table:table-cell>
        </table:table-row>
        <table:table-row table:style-name="ro1">
          <table:table-cell office:value-type="string" calcext:value-type="string">
            <text:p>call-outgoing-symbolic.svg</text:p>
          </table:table-cell>
          <table:table-cell office:value-type="string" calcext:value-type="string">
            <text:p>call-outgo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8] &amp; CHAR(34) &amp; &quot;&gt;&quot; &amp; &#10;&quot;&lt;img alt=&quot; &amp; CHAR(34) &amp; [.B4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8] &amp; &quot;&lt;br&gt;&quot;" office:value-type="string" office:string-value="&lt;picture&gt;&lt;source media=&quot;(prefers-color-scheme: dark)&quot; srcset=&quot;https://github.com/StorageB/icons/blob/main/GNOME46Adwaita/light/call-outgoing-symbolic.svg&quot;&gt;&lt;source media=&quot;(prefers-color-scheme: light)&quot; srcset=&quot;https://github.com/StorageB/icons/blob/main/GNOME46Adwaita/dark/call-outgoing-symbolic.svg&quot;&gt;&lt;img alt=&quot;call-outgoing-symbolic&quot; src=&quot;https://user-images.githubusercontent.com/25423296/163456779-a8556205-d0a5-45e2-ac17-42d089e3c3f8.png&quot;&gt;&lt;/picture&gt; &amp;nbsp; &amp;nbsp;call-outgoing-symbolic&lt;br&gt;" calcext:value-type="string">
            <text:p>&lt;picture&gt;&lt;source media="(prefers-color-scheme: dark)" srcset="https://github.com/StorageB/icons/blob/main/GNOME46Adwaita/light/call-outgoing-symbolic.svg"&gt;&lt;source media="(prefers-color-scheme: light)" srcset="https://github.com/StorageB/icons/blob/main/GNOME46Adwaita/dark/call-outgoing-symbolic.svg"&gt;&lt;img alt="call-outgoing-symbolic" src="https://user-images.githubusercontent.com/25423296/163456779-a8556205-d0a5-45e2-ac17-42d089e3c3f8.png"&gt;&lt;/picture&gt; &amp;nbsp; &amp;nbsp;call-outgoing-symbolic&lt;br&gt;</text:p>
          </table:table-cell>
        </table:table-row>
        <table:table-row table:style-name="ro1">
          <table:table-cell office:value-type="string" calcext:value-type="string">
            <text:p>camera-disabled-symbolic.svg</text:p>
          </table:table-cell>
          <table:table-cell office:value-type="string" calcext:value-type="string">
            <text:p>camera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6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69] &amp; CHAR(34) &amp; &quot;&gt;&quot; &amp; &#10;&quot;&lt;img alt=&quot; &amp; CHAR(34) &amp; [.B4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9] &amp; &quot;&lt;br&gt;&quot;" office:value-type="string" office:string-value="&lt;picture&gt;&lt;source media=&quot;(prefers-color-scheme: dark)&quot; srcset=&quot;https://github.com/StorageB/icons/blob/main/GNOME46Adwaita/light/camera-disabled-symbolic.svg&quot;&gt;&lt;source media=&quot;(prefers-color-scheme: light)&quot; srcset=&quot;https://github.com/StorageB/icons/blob/main/GNOME46Adwaita/dark/camera-disabled-symbolic.svg&quot;&gt;&lt;img alt=&quot;camera-disabled-symbolic&quot; src=&quot;https://user-images.githubusercontent.com/25423296/163456779-a8556205-d0a5-45e2-ac17-42d089e3c3f8.png&quot;&gt;&lt;/picture&gt; &amp;nbsp; &amp;nbsp;camera-disabled-symbolic&lt;br&gt;" calcext:value-type="string">
            <text:p>&lt;picture&gt;&lt;source media="(prefers-color-scheme: dark)" srcset="https://github.com/StorageB/icons/blob/main/GNOME46Adwaita/light/camera-disabled-symbolic.svg"&gt;&lt;source media="(prefers-color-scheme: light)" srcset="https://github.com/StorageB/icons/blob/main/GNOME46Adwaita/dark/camera-disabled-symbolic.svg"&gt;&lt;img alt="camera-disabled-symbolic" src="https://user-images.githubusercontent.com/25423296/163456779-a8556205-d0a5-45e2-ac17-42d089e3c3f8.png"&gt;&lt;/picture&gt; &amp;nbsp; &amp;nbsp;camera-disabled-symbolic&lt;br&gt;</text:p>
          </table:table-cell>
        </table:table-row>
        <table:table-row table:style-name="ro1">
          <table:table-cell office:value-type="string" calcext:value-type="string">
            <text:p>camera-hardware-disabled-symbolic.svg</text:p>
          </table:table-cell>
          <table:table-cell office:value-type="string" calcext:value-type="string">
            <text:p>camera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0] &amp; CHAR(34) &amp; &quot;&gt;&quot; &amp; &#10;&quot;&lt;img alt=&quot; &amp; CHAR(34) &amp; [.B4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0] &amp; &quot;&lt;br&gt;&quot;" office:value-type="string" office:string-value="&lt;picture&gt;&lt;source media=&quot;(prefers-color-scheme: dark)&quot; srcset=&quot;https://github.com/StorageB/icons/blob/main/GNOME46Adwaita/light/camera-hardware-disabled-symbolic.svg&quot;&gt;&lt;source media=&quot;(prefers-color-scheme: light)&quot; srcset=&quot;https://github.com/StorageB/icons/blob/main/GNOME46Adwaita/dark/camera-hardware-disabled-symbolic.svg&quot;&gt;&lt;img alt=&quot;camera-hardware-disabled-symbolic&quot; src=&quot;https://user-images.githubusercontent.com/25423296/163456779-a8556205-d0a5-45e2-ac17-42d089e3c3f8.png&quot;&gt;&lt;/picture&gt; &amp;nbsp; &amp;nbsp;camera-hardware-disabled-symbolic&lt;br&gt;" calcext:value-type="string">
            <text:p>&lt;picture&gt;&lt;source media="(prefers-color-scheme: dark)" srcset="https://github.com/StorageB/icons/blob/main/GNOME46Adwaita/light/camera-hardware-disabled-symbolic.svg"&gt;&lt;source media="(prefers-color-scheme: light)" srcset="https://github.com/StorageB/icons/blob/main/GNOME46Adwaita/dark/camera-hardware-disabled-symbolic.svg"&gt;&lt;img alt="camera-hardware-disabled-symbolic" src="https://user-images.githubusercontent.com/25423296/163456779-a8556205-d0a5-45e2-ac17-42d089e3c3f8.png"&gt;&lt;/picture&gt; &amp;nbsp; &amp;nbsp;camera-hardware-disabled-symbolic&lt;br&gt;</text:p>
          </table:table-cell>
        </table:table-row>
        <table:table-row table:style-name="ro1">
          <table:table-cell office:value-type="string" calcext:value-type="string">
            <text:p>changes-allow-symbolic.svg</text:p>
          </table:table-cell>
          <table:table-cell office:value-type="string" calcext:value-type="string">
            <text:p>changes-al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1] &amp; CHAR(34) &amp; &quot;&gt;&quot; &amp; &#10;&quot;&lt;img alt=&quot; &amp; CHAR(34) &amp; [.B4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1] &amp; &quot;&lt;br&gt;&quot;" office:value-type="string" office:string-value="&lt;picture&gt;&lt;source media=&quot;(prefers-color-scheme: dark)&quot; srcset=&quot;https://github.com/StorageB/icons/blob/main/GNOME46Adwaita/light/changes-allow-symbolic.svg&quot;&gt;&lt;source media=&quot;(prefers-color-scheme: light)&quot; srcset=&quot;https://github.com/StorageB/icons/blob/main/GNOME46Adwaita/dark/changes-allow-symbolic.svg&quot;&gt;&lt;img alt=&quot;changes-allow-symbolic&quot; src=&quot;https://user-images.githubusercontent.com/25423296/163456779-a8556205-d0a5-45e2-ac17-42d089e3c3f8.png&quot;&gt;&lt;/picture&gt; &amp;nbsp; &amp;nbsp;changes-allow-symbolic&lt;br&gt;" calcext:value-type="string">
            <text:p>&lt;picture&gt;&lt;source media="(prefers-color-scheme: dark)" srcset="https://github.com/StorageB/icons/blob/main/GNOME46Adwaita/light/changes-allow-symbolic.svg"&gt;&lt;source media="(prefers-color-scheme: light)" srcset="https://github.com/StorageB/icons/blob/main/GNOME46Adwaita/dark/changes-allow-symbolic.svg"&gt;&lt;img alt="changes-allow-symbolic" src="https://user-images.githubusercontent.com/25423296/163456779-a8556205-d0a5-45e2-ac17-42d089e3c3f8.png"&gt;&lt;/picture&gt; &amp;nbsp; &amp;nbsp;changes-allow-symbolic&lt;br&gt;</text:p>
          </table:table-cell>
        </table:table-row>
        <table:table-row table:style-name="ro1">
          <table:table-cell office:value-type="string" calcext:value-type="string">
            <text:p>changes-prevent-symbolic.svg</text:p>
          </table:table-cell>
          <table:table-cell office:value-type="string" calcext:value-type="string">
            <text:p>changes-prev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2] &amp; CHAR(34) &amp; &quot;&gt;&quot; &amp; &#10;&quot;&lt;img alt=&quot; &amp; CHAR(34) &amp; [.B4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2] &amp; &quot;&lt;br&gt;&quot;" office:value-type="string" office:string-value="&lt;picture&gt;&lt;source media=&quot;(prefers-color-scheme: dark)&quot; srcset=&quot;https://github.com/StorageB/icons/blob/main/GNOME46Adwaita/light/changes-prevent-symbolic.svg&quot;&gt;&lt;source media=&quot;(prefers-color-scheme: light)&quot; srcset=&quot;https://github.com/StorageB/icons/blob/main/GNOME46Adwaita/dark/changes-prevent-symbolic.svg&quot;&gt;&lt;img alt=&quot;changes-prevent-symbolic&quot; src=&quot;https://user-images.githubusercontent.com/25423296/163456779-a8556205-d0a5-45e2-ac17-42d089e3c3f8.png&quot;&gt;&lt;/picture&gt; &amp;nbsp; &amp;nbsp;changes-prevent-symbolic&lt;br&gt;" calcext:value-type="string">
            <text:p>&lt;picture&gt;&lt;source media="(prefers-color-scheme: dark)" srcset="https://github.com/StorageB/icons/blob/main/GNOME46Adwaita/light/changes-prevent-symbolic.svg"&gt;&lt;source media="(prefers-color-scheme: light)" srcset="https://github.com/StorageB/icons/blob/main/GNOME46Adwaita/dark/changes-prevent-symbolic.svg"&gt;&lt;img alt="changes-prevent-symbolic" src="https://user-images.githubusercontent.com/25423296/163456779-a8556205-d0a5-45e2-ac17-42d089e3c3f8.png"&gt;&lt;/picture&gt; &amp;nbsp; &amp;nbsp;changes-prevent-symbolic&lt;br&gt;</text:p>
          </table:table-cell>
        </table:table-row>
        <table:table-row table:style-name="ro1">
          <table:table-cell office:value-type="string" calcext:value-type="string">
            <text:p>channel-insecure-symbolic.svg</text:p>
          </table:table-cell>
          <table:table-cell office:value-type="string" calcext:value-type="string">
            <text:p>channel-insecu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3] &amp; CHAR(34) &amp; &quot;&gt;&quot; &amp; &#10;&quot;&lt;img alt=&quot; &amp; CHAR(34) &amp; [.B4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3] &amp; &quot;&lt;br&gt;&quot;" office:value-type="string" office:string-value="&lt;picture&gt;&lt;source media=&quot;(prefers-color-scheme: dark)&quot; srcset=&quot;https://github.com/StorageB/icons/blob/main/GNOME46Adwaita/light/channel-insecure-symbolic.svg&quot;&gt;&lt;source media=&quot;(prefers-color-scheme: light)&quot; srcset=&quot;https://github.com/StorageB/icons/blob/main/GNOME46Adwaita/dark/channel-insecure-symbolic.svg&quot;&gt;&lt;img alt=&quot;channel-insecure-symbolic&quot; src=&quot;https://user-images.githubusercontent.com/25423296/163456779-a8556205-d0a5-45e2-ac17-42d089e3c3f8.png&quot;&gt;&lt;/picture&gt; &amp;nbsp; &amp;nbsp;channel-insecure-symbolic&lt;br&gt;" calcext:value-type="string">
            <text:p>&lt;picture&gt;&lt;source media="(prefers-color-scheme: dark)" srcset="https://github.com/StorageB/icons/blob/main/GNOME46Adwaita/light/channel-insecure-symbolic.svg"&gt;&lt;source media="(prefers-color-scheme: light)" srcset="https://github.com/StorageB/icons/blob/main/GNOME46Adwaita/dark/channel-insecure-symbolic.svg"&gt;&lt;img alt="channel-insecure-symbolic" src="https://user-images.githubusercontent.com/25423296/163456779-a8556205-d0a5-45e2-ac17-42d089e3c3f8.png"&gt;&lt;/picture&gt; &amp;nbsp; &amp;nbsp;channel-insecure-symbolic&lt;br&gt;</text:p>
          </table:table-cell>
        </table:table-row>
        <table:table-row table:style-name="ro1">
          <table:table-cell office:value-type="string" calcext:value-type="string">
            <text:p>channel-secure-symbolic.svg</text:p>
          </table:table-cell>
          <table:table-cell office:value-type="string" calcext:value-type="string">
            <text:p>channel-secu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4] &amp; CHAR(34) &amp; &quot;&gt;&quot; &amp; &#10;&quot;&lt;img alt=&quot; &amp; CHAR(34) &amp; [.B4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4] &amp; &quot;&lt;br&gt;&quot;" office:value-type="string" office:string-value="&lt;picture&gt;&lt;source media=&quot;(prefers-color-scheme: dark)&quot; srcset=&quot;https://github.com/StorageB/icons/blob/main/GNOME46Adwaita/light/channel-secure-symbolic.svg&quot;&gt;&lt;source media=&quot;(prefers-color-scheme: light)&quot; srcset=&quot;https://github.com/StorageB/icons/blob/main/GNOME46Adwaita/dark/channel-secure-symbolic.svg&quot;&gt;&lt;img alt=&quot;channel-secure-symbolic&quot; src=&quot;https://user-images.githubusercontent.com/25423296/163456779-a8556205-d0a5-45e2-ac17-42d089e3c3f8.png&quot;&gt;&lt;/picture&gt; &amp;nbsp; &amp;nbsp;channel-secure-symbolic&lt;br&gt;" calcext:value-type="string">
            <text:p>&lt;picture&gt;&lt;source media="(prefers-color-scheme: dark)" srcset="https://github.com/StorageB/icons/blob/main/GNOME46Adwaita/light/channel-secure-symbolic.svg"&gt;&lt;source media="(prefers-color-scheme: light)" srcset="https://github.com/StorageB/icons/blob/main/GNOME46Adwaita/dark/channel-secure-symbolic.svg"&gt;&lt;img alt="channel-secure-symbolic" src="https://user-images.githubusercontent.com/25423296/163456779-a8556205-d0a5-45e2-ac17-42d089e3c3f8.png"&gt;&lt;/picture&gt; &amp;nbsp; &amp;nbsp;channel-secure-symbolic&lt;br&gt;</text:p>
          </table:table-cell>
        </table:table-row>
        <table:table-row table:style-name="ro1">
          <table:table-cell office:value-type="string" calcext:value-type="string">
            <text:p>computer-fail-symbolic.svg</text:p>
          </table:table-cell>
          <table:table-cell office:value-type="string" calcext:value-type="string">
            <text:p>computer-fai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5] &amp; CHAR(34) &amp; &quot;&gt;&quot; &amp; &#10;&quot;&lt;img alt=&quot; &amp; CHAR(34) &amp; [.B4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5] &amp; &quot;&lt;br&gt;&quot;" office:value-type="string" office:string-value="&lt;picture&gt;&lt;source media=&quot;(prefers-color-scheme: dark)&quot; srcset=&quot;https://github.com/StorageB/icons/blob/main/GNOME46Adwaita/light/computer-fail-symbolic.svg&quot;&gt;&lt;source media=&quot;(prefers-color-scheme: light)&quot; srcset=&quot;https://github.com/StorageB/icons/blob/main/GNOME46Adwaita/dark/computer-fail-symbolic.svg&quot;&gt;&lt;img alt=&quot;computer-fail-symbolic&quot; src=&quot;https://user-images.githubusercontent.com/25423296/163456779-a8556205-d0a5-45e2-ac17-42d089e3c3f8.png&quot;&gt;&lt;/picture&gt; &amp;nbsp; &amp;nbsp;computer-fail-symbolic&lt;br&gt;" calcext:value-type="string">
            <text:p>&lt;picture&gt;&lt;source media="(prefers-color-scheme: dark)" srcset="https://github.com/StorageB/icons/blob/main/GNOME46Adwaita/light/computer-fail-symbolic.svg"&gt;&lt;source media="(prefers-color-scheme: light)" srcset="https://github.com/StorageB/icons/blob/main/GNOME46Adwaita/dark/computer-fail-symbolic.svg"&gt;&lt;img alt="computer-fail-symbolic" src="https://user-images.githubusercontent.com/25423296/163456779-a8556205-d0a5-45e2-ac17-42d089e3c3f8.png"&gt;&lt;/picture&gt; &amp;nbsp; &amp;nbsp;computer-fail-symbolic&lt;br&gt;</text:p>
          </table:table-cell>
        </table:table-row>
        <table:table-row table:style-name="ro1">
          <table:table-cell office:value-type="string" calcext:value-type="string">
            <text:p>content-loading-symbolic.svg</text:p>
          </table:table-cell>
          <table:table-cell office:value-type="string" calcext:value-type="string">
            <text:p>content-loa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6] &amp; CHAR(34) &amp; &quot;&gt;&quot; &amp; &#10;&quot;&lt;img alt=&quot; &amp; CHAR(34) &amp; [.B4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6] &amp; &quot;&lt;br&gt;&quot;" office:value-type="string" office:string-value="&lt;picture&gt;&lt;source media=&quot;(prefers-color-scheme: dark)&quot; srcset=&quot;https://github.com/StorageB/icons/blob/main/GNOME46Adwaita/light/content-loading-symbolic.svg&quot;&gt;&lt;source media=&quot;(prefers-color-scheme: light)&quot; srcset=&quot;https://github.com/StorageB/icons/blob/main/GNOME46Adwaita/dark/content-loading-symbolic.svg&quot;&gt;&lt;img alt=&quot;content-loading-symbolic&quot; src=&quot;https://user-images.githubusercontent.com/25423296/163456779-a8556205-d0a5-45e2-ac17-42d089e3c3f8.png&quot;&gt;&lt;/picture&gt; &amp;nbsp; &amp;nbsp;content-loading-symbolic&lt;br&gt;" calcext:value-type="string">
            <text:p>&lt;picture&gt;&lt;source media="(prefers-color-scheme: dark)" srcset="https://github.com/StorageB/icons/blob/main/GNOME46Adwaita/light/content-loading-symbolic.svg"&gt;&lt;source media="(prefers-color-scheme: light)" srcset="https://github.com/StorageB/icons/blob/main/GNOME46Adwaita/dark/content-loading-symbolic.svg"&gt;&lt;img alt="content-loading-symbolic" src="https://user-images.githubusercontent.com/25423296/163456779-a8556205-d0a5-45e2-ac17-42d089e3c3f8.png"&gt;&lt;/picture&gt; &amp;nbsp; &amp;nbsp;content-loading-symbolic&lt;br&gt;</text:p>
          </table:table-cell>
        </table:table-row>
        <table:table-row table:style-name="ro1">
          <table:table-cell office:value-type="string" calcext:value-type="string">
            <text:p>daytime-sunrise-symbolic.svg</text:p>
          </table:table-cell>
          <table:table-cell office:value-type="string" calcext:value-type="string">
            <text:p>daytime-sunri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7] &amp; CHAR(34) &amp; &quot;&gt;&quot; &amp; &#10;&quot;&lt;img alt=&quot; &amp; CHAR(34) &amp; [.B4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7] &amp; &quot;&lt;br&gt;&quot;" office:value-type="string" office:string-value="&lt;picture&gt;&lt;source media=&quot;(prefers-color-scheme: dark)&quot; srcset=&quot;https://github.com/StorageB/icons/blob/main/GNOME46Adwaita/light/daytime-sunrise-symbolic.svg&quot;&gt;&lt;source media=&quot;(prefers-color-scheme: light)&quot; srcset=&quot;https://github.com/StorageB/icons/blob/main/GNOME46Adwaita/dark/daytime-sunrise-symbolic.svg&quot;&gt;&lt;img alt=&quot;daytime-sunrise-symbolic&quot; src=&quot;https://user-images.githubusercontent.com/25423296/163456779-a8556205-d0a5-45e2-ac17-42d089e3c3f8.png&quot;&gt;&lt;/picture&gt; &amp;nbsp; &amp;nbsp;daytime-sunrise-symbolic&lt;br&gt;" calcext:value-type="string">
            <text:p>&lt;picture&gt;&lt;source media="(prefers-color-scheme: dark)" srcset="https://github.com/StorageB/icons/blob/main/GNOME46Adwaita/light/daytime-sunrise-symbolic.svg"&gt;&lt;source media="(prefers-color-scheme: light)" srcset="https://github.com/StorageB/icons/blob/main/GNOME46Adwaita/dark/daytime-sunrise-symbolic.svg"&gt;&lt;img alt="daytime-sunrise-symbolic" src="https://user-images.githubusercontent.com/25423296/163456779-a8556205-d0a5-45e2-ac17-42d089e3c3f8.png"&gt;&lt;/picture&gt; &amp;nbsp; &amp;nbsp;daytime-sunrise-symbolic&lt;br&gt;</text:p>
          </table:table-cell>
        </table:table-row>
        <table:table-row table:style-name="ro1">
          <table:table-cell office:value-type="string" calcext:value-type="string">
            <text:p>daytime-sunset-symbolic.svg</text:p>
          </table:table-cell>
          <table:table-cell office:value-type="string" calcext:value-type="string">
            <text:p>daytime-suns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8] &amp; CHAR(34) &amp; &quot;&gt;&quot; &amp; &#10;&quot;&lt;img alt=&quot; &amp; CHAR(34) &amp; [.B4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8] &amp; &quot;&lt;br&gt;&quot;" office:value-type="string" office:string-value="&lt;picture&gt;&lt;source media=&quot;(prefers-color-scheme: dark)&quot; srcset=&quot;https://github.com/StorageB/icons/blob/main/GNOME46Adwaita/light/daytime-sunset-symbolic.svg&quot;&gt;&lt;source media=&quot;(prefers-color-scheme: light)&quot; srcset=&quot;https://github.com/StorageB/icons/blob/main/GNOME46Adwaita/dark/daytime-sunset-symbolic.svg&quot;&gt;&lt;img alt=&quot;daytime-sunset-symbolic&quot; src=&quot;https://user-images.githubusercontent.com/25423296/163456779-a8556205-d0a5-45e2-ac17-42d089e3c3f8.png&quot;&gt;&lt;/picture&gt; &amp;nbsp; &amp;nbsp;daytime-sunset-symbolic&lt;br&gt;" calcext:value-type="string">
            <text:p>&lt;picture&gt;&lt;source media="(prefers-color-scheme: dark)" srcset="https://github.com/StorageB/icons/blob/main/GNOME46Adwaita/light/daytime-sunset-symbolic.svg"&gt;&lt;source media="(prefers-color-scheme: light)" srcset="https://github.com/StorageB/icons/blob/main/GNOME46Adwaita/dark/daytime-sunset-symbolic.svg"&gt;&lt;img alt="daytime-sunset-symbolic" src="https://user-images.githubusercontent.com/25423296/163456779-a8556205-d0a5-45e2-ac17-42d089e3c3f8.png"&gt;&lt;/picture&gt; &amp;nbsp; &amp;nbsp;daytime-sunset-symbolic&lt;br&gt;</text:p>
          </table:table-cell>
        </table:table-row>
        <table:table-row table:style-name="ro1">
          <table:table-cell office:value-type="string" calcext:value-type="string">
            <text:p>dialog-error-symbolic.svg</text:p>
          </table:table-cell>
          <table:table-cell office:value-type="string" calcext:value-type="string">
            <text:p>dialog-e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7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79] &amp; CHAR(34) &amp; &quot;&gt;&quot; &amp; &#10;&quot;&lt;img alt=&quot; &amp; CHAR(34) &amp; [.B4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9] &amp; &quot;&lt;br&gt;&quot;" office:value-type="string" office:string-value="&lt;picture&gt;&lt;source media=&quot;(prefers-color-scheme: dark)&quot; srcset=&quot;https://github.com/StorageB/icons/blob/main/GNOME46Adwaita/light/dialog-error-symbolic.svg&quot;&gt;&lt;source media=&quot;(prefers-color-scheme: light)&quot; srcset=&quot;https://github.com/StorageB/icons/blob/main/GNOME46Adwaita/dark/dialog-error-symbolic.svg&quot;&gt;&lt;img alt=&quot;dialog-error-symbolic&quot; src=&quot;https://user-images.githubusercontent.com/25423296/163456779-a8556205-d0a5-45e2-ac17-42d089e3c3f8.png&quot;&gt;&lt;/picture&gt; &amp;nbsp; &amp;nbsp;dialog-error-symbolic&lt;br&gt;" calcext:value-type="string">
            <text:p>&lt;picture&gt;&lt;source media="(prefers-color-scheme: dark)" srcset="https://github.com/StorageB/icons/blob/main/GNOME46Adwaita/light/dialog-error-symbolic.svg"&gt;&lt;source media="(prefers-color-scheme: light)" srcset="https://github.com/StorageB/icons/blob/main/GNOME46Adwaita/dark/dialog-error-symbolic.svg"&gt;&lt;img alt="dialog-error-symbolic" src="https://user-images.githubusercontent.com/25423296/163456779-a8556205-d0a5-45e2-ac17-42d089e3c3f8.png"&gt;&lt;/picture&gt; &amp;nbsp; &amp;nbsp;dialog-error-symbolic&lt;br&gt;</text:p>
          </table:table-cell>
        </table:table-row>
        <table:table-row table:style-name="ro1">
          <table:table-cell office:value-type="string" calcext:value-type="string">
            <text:p>dialog-information-symbolic.svg</text:p>
          </table:table-cell>
          <table:table-cell office:value-type="string" calcext:value-type="string">
            <text:p>dialog-inform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0] &amp; CHAR(34) &amp; &quot;&gt;&quot; &amp; &#10;&quot;&lt;img alt=&quot; &amp; CHAR(34) &amp; [.B4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0] &amp; &quot;&lt;br&gt;&quot;" office:value-type="string" office:string-value="&lt;picture&gt;&lt;source media=&quot;(prefers-color-scheme: dark)&quot; srcset=&quot;https://github.com/StorageB/icons/blob/main/GNOME46Adwaita/light/dialog-information-symbolic.svg&quot;&gt;&lt;source media=&quot;(prefers-color-scheme: light)&quot; srcset=&quot;https://github.com/StorageB/icons/blob/main/GNOME46Adwaita/dark/dialog-information-symbolic.svg&quot;&gt;&lt;img alt=&quot;dialog-information-symbolic&quot; src=&quot;https://user-images.githubusercontent.com/25423296/163456779-a8556205-d0a5-45e2-ac17-42d089e3c3f8.png&quot;&gt;&lt;/picture&gt; &amp;nbsp; &amp;nbsp;dialog-information-symbolic&lt;br&gt;" calcext:value-type="string">
            <text:p>&lt;picture&gt;&lt;source media="(prefers-color-scheme: dark)" srcset="https://github.com/StorageB/icons/blob/main/GNOME46Adwaita/light/dialog-information-symbolic.svg"&gt;&lt;source media="(prefers-color-scheme: light)" srcset="https://github.com/StorageB/icons/blob/main/GNOME46Adwaita/dark/dialog-information-symbolic.svg"&gt;&lt;img alt="dialog-information-symbolic" src="https://user-images.githubusercontent.com/25423296/163456779-a8556205-d0a5-45e2-ac17-42d089e3c3f8.png"&gt;&lt;/picture&gt; &amp;nbsp; &amp;nbsp;dialog-information-symbolic&lt;br&gt;</text:p>
          </table:table-cell>
        </table:table-row>
        <table:table-row table:style-name="ro1">
          <table:table-cell office:value-type="string" calcext:value-type="string">
            <text:p>dialog-password-symbolic.svg</text:p>
          </table:table-cell>
          <table:table-cell office:value-type="string" calcext:value-type="string">
            <text:p>dialog-passwo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1] &amp; CHAR(34) &amp; &quot;&gt;&quot; &amp; &#10;&quot;&lt;img alt=&quot; &amp; CHAR(34) &amp; [.B4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1] &amp; &quot;&lt;br&gt;&quot;" office:value-type="string" office:string-value="&lt;picture&gt;&lt;source media=&quot;(prefers-color-scheme: dark)&quot; srcset=&quot;https://github.com/StorageB/icons/blob/main/GNOME46Adwaita/light/dialog-password-symbolic.svg&quot;&gt;&lt;source media=&quot;(prefers-color-scheme: light)&quot; srcset=&quot;https://github.com/StorageB/icons/blob/main/GNOME46Adwaita/dark/dialog-password-symbolic.svg&quot;&gt;&lt;img alt=&quot;dialog-password-symbolic&quot; src=&quot;https://user-images.githubusercontent.com/25423296/163456779-a8556205-d0a5-45e2-ac17-42d089e3c3f8.png&quot;&gt;&lt;/picture&gt; &amp;nbsp; &amp;nbsp;dialog-password-symbolic&lt;br&gt;" calcext:value-type="string">
            <text:p>&lt;picture&gt;&lt;source media="(prefers-color-scheme: dark)" srcset="https://github.com/StorageB/icons/blob/main/GNOME46Adwaita/light/dialog-password-symbolic.svg"&gt;&lt;source media="(prefers-color-scheme: light)" srcset="https://github.com/StorageB/icons/blob/main/GNOME46Adwaita/dark/dialog-password-symbolic.svg"&gt;&lt;img alt="dialog-password-symbolic" src="https://user-images.githubusercontent.com/25423296/163456779-a8556205-d0a5-45e2-ac17-42d089e3c3f8.png"&gt;&lt;/picture&gt; &amp;nbsp; &amp;nbsp;dialog-password-symbolic&lt;br&gt;</text:p>
          </table:table-cell>
        </table:table-row>
        <table:table-row table:style-name="ro1">
          <table:table-cell office:value-type="string" calcext:value-type="string">
            <text:p>dialog-question-symbolic.svg</text:p>
          </table:table-cell>
          <table:table-cell office:value-type="string" calcext:value-type="string">
            <text:p>dialog-ques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2] &amp; CHAR(34) &amp; &quot;&gt;&quot; &amp; &#10;&quot;&lt;img alt=&quot; &amp; CHAR(34) &amp; [.B4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2] &amp; &quot;&lt;br&gt;&quot;" office:value-type="string" office:string-value="&lt;picture&gt;&lt;source media=&quot;(prefers-color-scheme: dark)&quot; srcset=&quot;https://github.com/StorageB/icons/blob/main/GNOME46Adwaita/light/dialog-question-symbolic.svg&quot;&gt;&lt;source media=&quot;(prefers-color-scheme: light)&quot; srcset=&quot;https://github.com/StorageB/icons/blob/main/GNOME46Adwaita/dark/dialog-question-symbolic.svg&quot;&gt;&lt;img alt=&quot;dialog-question-symbolic&quot; src=&quot;https://user-images.githubusercontent.com/25423296/163456779-a8556205-d0a5-45e2-ac17-42d089e3c3f8.png&quot;&gt;&lt;/picture&gt; &amp;nbsp; &amp;nbsp;dialog-question-symbolic&lt;br&gt;" calcext:value-type="string">
            <text:p>&lt;picture&gt;&lt;source media="(prefers-color-scheme: dark)" srcset="https://github.com/StorageB/icons/blob/main/GNOME46Adwaita/light/dialog-question-symbolic.svg"&gt;&lt;source media="(prefers-color-scheme: light)" srcset="https://github.com/StorageB/icons/blob/main/GNOME46Adwaita/dark/dialog-question-symbolic.svg"&gt;&lt;img alt="dialog-question-symbolic" src="https://user-images.githubusercontent.com/25423296/163456779-a8556205-d0a5-45e2-ac17-42d089e3c3f8.png"&gt;&lt;/picture&gt; &amp;nbsp; &amp;nbsp;dialog-question-symbolic&lt;br&gt;</text:p>
          </table:table-cell>
        </table:table-row>
        <table:table-row table:style-name="ro1">
          <table:table-cell office:value-type="string" calcext:value-type="string">
            <text:p>dialog-warning-symbolic.svg</text:p>
          </table:table-cell>
          <table:table-cell office:value-type="string" calcext:value-type="string">
            <text:p>dialog-warn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3] &amp; CHAR(34) &amp; &quot;&gt;&quot; &amp; &#10;&quot;&lt;img alt=&quot; &amp; CHAR(34) &amp; [.B4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3] &amp; &quot;&lt;br&gt;&quot;" office:value-type="string" office:string-value="&lt;picture&gt;&lt;source media=&quot;(prefers-color-scheme: dark)&quot; srcset=&quot;https://github.com/StorageB/icons/blob/main/GNOME46Adwaita/light/dialog-warning-symbolic.svg&quot;&gt;&lt;source media=&quot;(prefers-color-scheme: light)&quot; srcset=&quot;https://github.com/StorageB/icons/blob/main/GNOME46Adwaita/dark/dialog-warning-symbolic.svg&quot;&gt;&lt;img alt=&quot;dialog-warning-symbolic&quot; src=&quot;https://user-images.githubusercontent.com/25423296/163456779-a8556205-d0a5-45e2-ac17-42d089e3c3f8.png&quot;&gt;&lt;/picture&gt; &amp;nbsp; &amp;nbsp;dialog-warning-symbolic&lt;br&gt;" calcext:value-type="string">
            <text:p>&lt;picture&gt;&lt;source media="(prefers-color-scheme: dark)" srcset="https://github.com/StorageB/icons/blob/main/GNOME46Adwaita/light/dialog-warning-symbolic.svg"&gt;&lt;source media="(prefers-color-scheme: light)" srcset="https://github.com/StorageB/icons/blob/main/GNOME46Adwaita/dark/dialog-warning-symbolic.svg"&gt;&lt;img alt="dialog-warning-symbolic" src="https://user-images.githubusercontent.com/25423296/163456779-a8556205-d0a5-45e2-ac17-42d089e3c3f8.png"&gt;&lt;/picture&gt; &amp;nbsp; &amp;nbsp;dialog-warning-symbolic&lt;br&gt;</text:p>
          </table:table-cell>
        </table:table-row>
        <table:table-row table:style-name="ro1">
          <table:table-cell office:value-type="string" calcext:value-type="string">
            <text:p>display-brightness-symbolic.svg</text:p>
          </table:table-cell>
          <table:table-cell office:value-type="string" calcext:value-type="string">
            <text:p>display-brightn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4] &amp; CHAR(34) &amp; &quot;&gt;&quot; &amp; &#10;&quot;&lt;img alt=&quot; &amp; CHAR(34) &amp; [.B4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4] &amp; &quot;&lt;br&gt;&quot;" office:value-type="string" office:string-value="&lt;picture&gt;&lt;source media=&quot;(prefers-color-scheme: dark)&quot; srcset=&quot;https://github.com/StorageB/icons/blob/main/GNOME46Adwaita/light/display-brightness-symbolic.svg&quot;&gt;&lt;source media=&quot;(prefers-color-scheme: light)&quot; srcset=&quot;https://github.com/StorageB/icons/blob/main/GNOME46Adwaita/dark/display-brightness-symbolic.svg&quot;&gt;&lt;img alt=&quot;display-brightness-symbolic&quot; src=&quot;https://user-images.githubusercontent.com/25423296/163456779-a8556205-d0a5-45e2-ac17-42d089e3c3f8.png&quot;&gt;&lt;/picture&gt; &amp;nbsp; &amp;nbsp;display-brightness-symbolic&lt;br&gt;" calcext:value-type="string">
            <text:p>&lt;picture&gt;&lt;source media="(prefers-color-scheme: dark)" srcset="https://github.com/StorageB/icons/blob/main/GNOME46Adwaita/light/display-brightness-symbolic.svg"&gt;&lt;source media="(prefers-color-scheme: light)" srcset="https://github.com/StorageB/icons/blob/main/GNOME46Adwaita/dark/display-brightness-symbolic.svg"&gt;&lt;img alt="display-brightness-symbolic" src="https://user-images.githubusercontent.com/25423296/163456779-a8556205-d0a5-45e2-ac17-42d089e3c3f8.png"&gt;&lt;/picture&gt; &amp;nbsp; &amp;nbsp;display-brightness-symbolic&lt;br&gt;</text:p>
          </table:table-cell>
        </table:table-row>
        <table:table-row table:style-name="ro1">
          <table:table-cell office:value-type="string" calcext:value-type="string">
            <text:p>folder-drag-accept-symbolic.svg</text:p>
          </table:table-cell>
          <table:table-cell office:value-type="string" calcext:value-type="string">
            <text:p>folder-drag-accep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5] &amp; CHAR(34) &amp; &quot;&gt;&quot; &amp; &#10;&quot;&lt;img alt=&quot; &amp; CHAR(34) &amp; [.B4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5] &amp; &quot;&lt;br&gt;&quot;" office:value-type="string" office:string-value="&lt;picture&gt;&lt;source media=&quot;(prefers-color-scheme: dark)&quot; srcset=&quot;https://github.com/StorageB/icons/blob/main/GNOME46Adwaita/light/folder-drag-accept-symbolic.svg&quot;&gt;&lt;source media=&quot;(prefers-color-scheme: light)&quot; srcset=&quot;https://github.com/StorageB/icons/blob/main/GNOME46Adwaita/dark/folder-drag-accept-symbolic.svg&quot;&gt;&lt;img alt=&quot;folder-drag-accept-symbolic&quot; src=&quot;https://user-images.githubusercontent.com/25423296/163456779-a8556205-d0a5-45e2-ac17-42d089e3c3f8.png&quot;&gt;&lt;/picture&gt; &amp;nbsp; &amp;nbsp;folder-drag-accept-symbolic&lt;br&gt;" calcext:value-type="string">
            <text:p>&lt;picture&gt;&lt;source media="(prefers-color-scheme: dark)" srcset="https://github.com/StorageB/icons/blob/main/GNOME46Adwaita/light/folder-drag-accept-symbolic.svg"&gt;&lt;source media="(prefers-color-scheme: light)" srcset="https://github.com/StorageB/icons/blob/main/GNOME46Adwaita/dark/folder-drag-accept-symbolic.svg"&gt;&lt;img alt="folder-drag-accept-symbolic" src="https://user-images.githubusercontent.com/25423296/163456779-a8556205-d0a5-45e2-ac17-42d089e3c3f8.png"&gt;&lt;/picture&gt; &amp;nbsp; &amp;nbsp;folder-drag-accept-symbolic&lt;br&gt;</text:p>
          </table:table-cell>
        </table:table-row>
        <table:table-row table:style-name="ro1">
          <table:table-cell office:value-type="string" calcext:value-type="string">
            <text:p>folder-open-symbolic.svg</text:p>
          </table:table-cell>
          <table:table-cell office:value-type="string" calcext:value-type="string">
            <text:p>folder-op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6] &amp; CHAR(34) &amp; &quot;&gt;&quot; &amp; &#10;&quot;&lt;img alt=&quot; &amp; CHAR(34) &amp; [.B4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6] &amp; &quot;&lt;br&gt;&quot;" office:value-type="string" office:string-value="&lt;picture&gt;&lt;source media=&quot;(prefers-color-scheme: dark)&quot; srcset=&quot;https://github.com/StorageB/icons/blob/main/GNOME46Adwaita/light/folder-open-symbolic.svg&quot;&gt;&lt;source media=&quot;(prefers-color-scheme: light)&quot; srcset=&quot;https://github.com/StorageB/icons/blob/main/GNOME46Adwaita/dark/folder-open-symbolic.svg&quot;&gt;&lt;img alt=&quot;folder-open-symbolic&quot; src=&quot;https://user-images.githubusercontent.com/25423296/163456779-a8556205-d0a5-45e2-ac17-42d089e3c3f8.png&quot;&gt;&lt;/picture&gt; &amp;nbsp; &amp;nbsp;folder-open-symbolic&lt;br&gt;" calcext:value-type="string">
            <text:p>&lt;picture&gt;&lt;source media="(prefers-color-scheme: dark)" srcset="https://github.com/StorageB/icons/blob/main/GNOME46Adwaita/light/folder-open-symbolic.svg"&gt;&lt;source media="(prefers-color-scheme: light)" srcset="https://github.com/StorageB/icons/blob/main/GNOME46Adwaita/dark/folder-open-symbolic.svg"&gt;&lt;img alt="folder-open-symbolic" src="https://user-images.githubusercontent.com/25423296/163456779-a8556205-d0a5-45e2-ac17-42d089e3c3f8.png"&gt;&lt;/picture&gt; &amp;nbsp; &amp;nbsp;folder-open-symbolic&lt;br&gt;</text:p>
          </table:table-cell>
        </table:table-row>
        <table:table-row table:style-name="ro1">
          <table:table-cell office:value-type="string" calcext:value-type="string">
            <text:p>folder-visiting-symbolic.svg</text:p>
          </table:table-cell>
          <table:table-cell office:value-type="string" calcext:value-type="string">
            <text:p>folder-visit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7] &amp; CHAR(34) &amp; &quot;&gt;&quot; &amp; &#10;&quot;&lt;img alt=&quot; &amp; CHAR(34) &amp; [.B4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7] &amp; &quot;&lt;br&gt;&quot;" office:value-type="string" office:string-value="&lt;picture&gt;&lt;source media=&quot;(prefers-color-scheme: dark)&quot; srcset=&quot;https://github.com/StorageB/icons/blob/main/GNOME46Adwaita/light/folder-visiting-symbolic.svg&quot;&gt;&lt;source media=&quot;(prefers-color-scheme: light)&quot; srcset=&quot;https://github.com/StorageB/icons/blob/main/GNOME46Adwaita/dark/folder-visiting-symbolic.svg&quot;&gt;&lt;img alt=&quot;folder-visiting-symbolic&quot; src=&quot;https://user-images.githubusercontent.com/25423296/163456779-a8556205-d0a5-45e2-ac17-42d089e3c3f8.png&quot;&gt;&lt;/picture&gt; &amp;nbsp; &amp;nbsp;folder-visiting-symbolic&lt;br&gt;" calcext:value-type="string">
            <text:p>&lt;picture&gt;&lt;source media="(prefers-color-scheme: dark)" srcset="https://github.com/StorageB/icons/blob/main/GNOME46Adwaita/light/folder-visiting-symbolic.svg"&gt;&lt;source media="(prefers-color-scheme: light)" srcset="https://github.com/StorageB/icons/blob/main/GNOME46Adwaita/dark/folder-visiting-symbolic.svg"&gt;&lt;img alt="folder-visiting-symbolic" src="https://user-images.githubusercontent.com/25423296/163456779-a8556205-d0a5-45e2-ac17-42d089e3c3f8.png"&gt;&lt;/picture&gt; &amp;nbsp; &amp;nbsp;folder-visiting-symbolic&lt;br&gt;</text:p>
          </table:table-cell>
        </table:table-row>
        <table:table-row table:style-name="ro1">
          <table:table-cell office:value-type="string" calcext:value-type="string">
            <text:p>image-loading-symbolic.svg</text:p>
          </table:table-cell>
          <table:table-cell office:value-type="string" calcext:value-type="string">
            <text:p>image-loa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8] &amp; CHAR(34) &amp; &quot;&gt;&quot; &amp; &#10;&quot;&lt;img alt=&quot; &amp; CHAR(34) &amp; [.B4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8] &amp; &quot;&lt;br&gt;&quot;" office:value-type="string" office:string-value="&lt;picture&gt;&lt;source media=&quot;(prefers-color-scheme: dark)&quot; srcset=&quot;https://github.com/StorageB/icons/blob/main/GNOME46Adwaita/light/image-loading-symbolic.svg&quot;&gt;&lt;source media=&quot;(prefers-color-scheme: light)&quot; srcset=&quot;https://github.com/StorageB/icons/blob/main/GNOME46Adwaita/dark/image-loading-symbolic.svg&quot;&gt;&lt;img alt=&quot;image-loading-symbolic&quot; src=&quot;https://user-images.githubusercontent.com/25423296/163456779-a8556205-d0a5-45e2-ac17-42d089e3c3f8.png&quot;&gt;&lt;/picture&gt; &amp;nbsp; &amp;nbsp;image-loading-symbolic&lt;br&gt;" calcext:value-type="string">
            <text:p>&lt;picture&gt;&lt;source media="(prefers-color-scheme: dark)" srcset="https://github.com/StorageB/icons/blob/main/GNOME46Adwaita/light/image-loading-symbolic.svg"&gt;&lt;source media="(prefers-color-scheme: light)" srcset="https://github.com/StorageB/icons/blob/main/GNOME46Adwaita/dark/image-loading-symbolic.svg"&gt;&lt;img alt="image-loading-symbolic" src="https://user-images.githubusercontent.com/25423296/163456779-a8556205-d0a5-45e2-ac17-42d089e3c3f8.png"&gt;&lt;/picture&gt; &amp;nbsp; &amp;nbsp;image-loading-symbolic&lt;br&gt;</text:p>
          </table:table-cell>
        </table:table-row>
        <table:table-row table:style-name="ro1">
          <table:table-cell office:value-type="string" calcext:value-type="string">
            <text:p>image-missing-symbolic.svg</text:p>
          </table:table-cell>
          <table:table-cell office:value-type="string" calcext:value-type="string">
            <text:p>image-miss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8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89] &amp; CHAR(34) &amp; &quot;&gt;&quot; &amp; &#10;&quot;&lt;img alt=&quot; &amp; CHAR(34) &amp; [.B4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9] &amp; &quot;&lt;br&gt;&quot;" office:value-type="string" office:string-value="&lt;picture&gt;&lt;source media=&quot;(prefers-color-scheme: dark)&quot; srcset=&quot;https://github.com/StorageB/icons/blob/main/GNOME46Adwaita/light/image-missing-symbolic.svg&quot;&gt;&lt;source media=&quot;(prefers-color-scheme: light)&quot; srcset=&quot;https://github.com/StorageB/icons/blob/main/GNOME46Adwaita/dark/image-missing-symbolic.svg&quot;&gt;&lt;img alt=&quot;image-missing-symbolic&quot; src=&quot;https://user-images.githubusercontent.com/25423296/163456779-a8556205-d0a5-45e2-ac17-42d089e3c3f8.png&quot;&gt;&lt;/picture&gt; &amp;nbsp; &amp;nbsp;image-missing-symbolic&lt;br&gt;" calcext:value-type="string">
            <text:p>&lt;picture&gt;&lt;source media="(prefers-color-scheme: dark)" srcset="https://github.com/StorageB/icons/blob/main/GNOME46Adwaita/light/image-missing-symbolic.svg"&gt;&lt;source media="(prefers-color-scheme: light)" srcset="https://github.com/StorageB/icons/blob/main/GNOME46Adwaita/dark/image-missing-symbolic.svg"&gt;&lt;img alt="image-missing-symbolic" src="https://user-images.githubusercontent.com/25423296/163456779-a8556205-d0a5-45e2-ac17-42d089e3c3f8.png"&gt;&lt;/picture&gt; &amp;nbsp; &amp;nbsp;image-missing-symbolic&lt;br&gt;</text:p>
          </table:table-cell>
        </table:table-row>
        <table:table-row table:style-name="ro1">
          <table:table-cell office:value-type="string" calcext:value-type="string">
            <text:p>keyboard-brightness-symbolic.svg</text:p>
          </table:table-cell>
          <table:table-cell office:value-type="string" calcext:value-type="string">
            <text:p>keyboard-brightn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0] &amp; CHAR(34) &amp; &quot;&gt;&quot; &amp; &#10;&quot;&lt;img alt=&quot; &amp; CHAR(34) &amp; [.B4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0] &amp; &quot;&lt;br&gt;&quot;" office:value-type="string" office:string-value="&lt;picture&gt;&lt;source media=&quot;(prefers-color-scheme: dark)&quot; srcset=&quot;https://github.com/StorageB/icons/blob/main/GNOME46Adwaita/light/keyboard-brightness-symbolic.svg&quot;&gt;&lt;source media=&quot;(prefers-color-scheme: light)&quot; srcset=&quot;https://github.com/StorageB/icons/blob/main/GNOME46Adwaita/dark/keyboard-brightness-symbolic.svg&quot;&gt;&lt;img alt=&quot;keyboard-brightness-symbolic&quot; src=&quot;https://user-images.githubusercontent.com/25423296/163456779-a8556205-d0a5-45e2-ac17-42d089e3c3f8.png&quot;&gt;&lt;/picture&gt; &amp;nbsp; &amp;nbsp;keyboard-brightness-symbolic&lt;br&gt;" calcext:value-type="string">
            <text:p>&lt;picture&gt;&lt;source media="(prefers-color-scheme: dark)" srcset="https://github.com/StorageB/icons/blob/main/GNOME46Adwaita/light/keyboard-brightness-symbolic.svg"&gt;&lt;source media="(prefers-color-scheme: light)" srcset="https://github.com/StorageB/icons/blob/main/GNOME46Adwaita/dark/keyboard-brightness-symbolic.svg"&gt;&lt;img alt="keyboard-brightness-symbolic" src="https://user-images.githubusercontent.com/25423296/163456779-a8556205-d0a5-45e2-ac17-42d089e3c3f8.png"&gt;&lt;/picture&gt; &amp;nbsp; &amp;nbsp;keyboard-brightness-symbolic&lt;br&gt;</text:p>
          </table:table-cell>
        </table:table-row>
        <table:table-row table:style-name="ro1">
          <table:table-cell office:value-type="string" calcext:value-type="string">
            <text:p>location-services-active-symbolic.svg</text:p>
          </table:table-cell>
          <table:table-cell office:value-type="string" calcext:value-type="string">
            <text:p>location-services-act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1] &amp; CHAR(34) &amp; &quot;&gt;&quot; &amp; &#10;&quot;&lt;img alt=&quot; &amp; CHAR(34) &amp; [.B4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1] &amp; &quot;&lt;br&gt;&quot;" office:value-type="string" office:string-value="&lt;picture&gt;&lt;source media=&quot;(prefers-color-scheme: dark)&quot; srcset=&quot;https://github.com/StorageB/icons/blob/main/GNOME46Adwaita/light/location-services-active-symbolic.svg&quot;&gt;&lt;source media=&quot;(prefers-color-scheme: light)&quot; srcset=&quot;https://github.com/StorageB/icons/blob/main/GNOME46Adwaita/dark/location-services-active-symbolic.svg&quot;&gt;&lt;img alt=&quot;location-services-active-symbolic&quot; src=&quot;https://user-images.githubusercontent.com/25423296/163456779-a8556205-d0a5-45e2-ac17-42d089e3c3f8.png&quot;&gt;&lt;/picture&gt; &amp;nbsp; &amp;nbsp;location-services-active-symbolic&lt;br&gt;" calcext:value-type="string">
            <text:p>&lt;picture&gt;&lt;source media="(prefers-color-scheme: dark)" srcset="https://github.com/StorageB/icons/blob/main/GNOME46Adwaita/light/location-services-active-symbolic.svg"&gt;&lt;source media="(prefers-color-scheme: light)" srcset="https://github.com/StorageB/icons/blob/main/GNOME46Adwaita/dark/location-services-active-symbolic.svg"&gt;&lt;img alt="location-services-active-symbolic" src="https://user-images.githubusercontent.com/25423296/163456779-a8556205-d0a5-45e2-ac17-42d089e3c3f8.png"&gt;&lt;/picture&gt; &amp;nbsp; &amp;nbsp;location-services-active-symbolic&lt;br&gt;</text:p>
          </table:table-cell>
        </table:table-row>
        <table:table-row table:style-name="ro1">
          <table:table-cell office:value-type="string" calcext:value-type="string">
            <text:p>location-services-disabled-symbolic.svg</text:p>
          </table:table-cell>
          <table:table-cell office:value-type="string" calcext:value-type="string">
            <text:p>location-services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2] &amp; CHAR(34) &amp; &quot;&gt;&quot; &amp; &#10;&quot;&lt;img alt=&quot; &amp; CHAR(34) &amp; [.B4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2] &amp; &quot;&lt;br&gt;&quot;" office:value-type="string" office:string-value="&lt;picture&gt;&lt;source media=&quot;(prefers-color-scheme: dark)&quot; srcset=&quot;https://github.com/StorageB/icons/blob/main/GNOME46Adwaita/light/location-services-disabled-symbolic.svg&quot;&gt;&lt;source media=&quot;(prefers-color-scheme: light)&quot; srcset=&quot;https://github.com/StorageB/icons/blob/main/GNOME46Adwaita/dark/location-services-disabled-symbolic.svg&quot;&gt;&lt;img alt=&quot;location-services-disabled-symbolic&quot; src=&quot;https://user-images.githubusercontent.com/25423296/163456779-a8556205-d0a5-45e2-ac17-42d089e3c3f8.png&quot;&gt;&lt;/picture&gt; &amp;nbsp; &amp;nbsp;location-services-disabled-symbolic&lt;br&gt;" calcext:value-type="string">
            <text:p>&lt;picture&gt;&lt;source media="(prefers-color-scheme: dark)" srcset="https://github.com/StorageB/icons/blob/main/GNOME46Adwaita/light/location-services-disabled-symbolic.svg"&gt;&lt;source media="(prefers-color-scheme: light)" srcset="https://github.com/StorageB/icons/blob/main/GNOME46Adwaita/dark/location-services-disabled-symbolic.svg"&gt;&lt;img alt="location-services-disabled-symbolic" src="https://user-images.githubusercontent.com/25423296/163456779-a8556205-d0a5-45e2-ac17-42d089e3c3f8.png"&gt;&lt;/picture&gt; &amp;nbsp; &amp;nbsp;location-services-disabled-symbolic&lt;br&gt;</text:p>
          </table:table-cell>
        </table:table-row>
        <table:table-row table:style-name="ro1">
          <table:table-cell office:value-type="string" calcext:value-type="string">
            <text:p>mail-attachment-symbolic.svg</text:p>
          </table:table-cell>
          <table:table-cell office:value-type="string" calcext:value-type="string">
            <text:p>mail-attachm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3] &amp; CHAR(34) &amp; &quot;&gt;&quot; &amp; &#10;&quot;&lt;img alt=&quot; &amp; CHAR(34) &amp; [.B4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3] &amp; &quot;&lt;br&gt;&quot;" office:value-type="string" office:string-value="&lt;picture&gt;&lt;source media=&quot;(prefers-color-scheme: dark)&quot; srcset=&quot;https://github.com/StorageB/icons/blob/main/GNOME46Adwaita/light/mail-attachment-symbolic.svg&quot;&gt;&lt;source media=&quot;(prefers-color-scheme: light)&quot; srcset=&quot;https://github.com/StorageB/icons/blob/main/GNOME46Adwaita/dark/mail-attachment-symbolic.svg&quot;&gt;&lt;img alt=&quot;mail-attachment-symbolic&quot; src=&quot;https://user-images.githubusercontent.com/25423296/163456779-a8556205-d0a5-45e2-ac17-42d089e3c3f8.png&quot;&gt;&lt;/picture&gt; &amp;nbsp; &amp;nbsp;mail-attachment-symbolic&lt;br&gt;" calcext:value-type="string">
            <text:p>&lt;picture&gt;&lt;source media="(prefers-color-scheme: dark)" srcset="https://github.com/StorageB/icons/blob/main/GNOME46Adwaita/light/mail-attachment-symbolic.svg"&gt;&lt;source media="(prefers-color-scheme: light)" srcset="https://github.com/StorageB/icons/blob/main/GNOME46Adwaita/dark/mail-attachment-symbolic.svg"&gt;&lt;img alt="mail-attachment-symbolic" src="https://user-images.githubusercontent.com/25423296/163456779-a8556205-d0a5-45e2-ac17-42d089e3c3f8.png"&gt;&lt;/picture&gt; &amp;nbsp; &amp;nbsp;mail-attachment-symbolic&lt;br&gt;</text:p>
          </table:table-cell>
        </table:table-row>
        <table:table-row table:style-name="ro1">
          <table:table-cell office:value-type="string" calcext:value-type="string">
            <text:p>mail-read-symbolic.svg</text:p>
          </table:table-cell>
          <table:table-cell office:value-type="string" calcext:value-type="string">
            <text:p>mail-re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4] &amp; CHAR(34) &amp; &quot;&gt;&quot; &amp; &#10;&quot;&lt;img alt=&quot; &amp; CHAR(34) &amp; [.B4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4] &amp; &quot;&lt;br&gt;&quot;" office:value-type="string" office:string-value="&lt;picture&gt;&lt;source media=&quot;(prefers-color-scheme: dark)&quot; srcset=&quot;https://github.com/StorageB/icons/blob/main/GNOME46Adwaita/light/mail-read-symbolic.svg&quot;&gt;&lt;source media=&quot;(prefers-color-scheme: light)&quot; srcset=&quot;https://github.com/StorageB/icons/blob/main/GNOME46Adwaita/dark/mail-read-symbolic.svg&quot;&gt;&lt;img alt=&quot;mail-read-symbolic&quot; src=&quot;https://user-images.githubusercontent.com/25423296/163456779-a8556205-d0a5-45e2-ac17-42d089e3c3f8.png&quot;&gt;&lt;/picture&gt; &amp;nbsp; &amp;nbsp;mail-read-symbolic&lt;br&gt;" calcext:value-type="string">
            <text:p>&lt;picture&gt;&lt;source media="(prefers-color-scheme: dark)" srcset="https://github.com/StorageB/icons/blob/main/GNOME46Adwaita/light/mail-read-symbolic.svg"&gt;&lt;source media="(prefers-color-scheme: light)" srcset="https://github.com/StorageB/icons/blob/main/GNOME46Adwaita/dark/mail-read-symbolic.svg"&gt;&lt;img alt="mail-read-symbolic" src="https://user-images.githubusercontent.com/25423296/163456779-a8556205-d0a5-45e2-ac17-42d089e3c3f8.png"&gt;&lt;/picture&gt; &amp;nbsp; &amp;nbsp;mail-read-symbolic&lt;br&gt;</text:p>
          </table:table-cell>
        </table:table-row>
        <table:table-row table:style-name="ro1">
          <table:table-cell office:value-type="string" calcext:value-type="string">
            <text:p>mail-replied-rtl-symbolic.svg</text:p>
          </table:table-cell>
          <table:table-cell office:value-type="string" calcext:value-type="string">
            <text:p>mail-repli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5] &amp; CHAR(34) &amp; &quot;&gt;&quot; &amp; &#10;&quot;&lt;img alt=&quot; &amp; CHAR(34) &amp; [.B4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5] &amp; &quot;&lt;br&gt;&quot;" office:value-type="string" office:string-value="&lt;picture&gt;&lt;source media=&quot;(prefers-color-scheme: dark)&quot; srcset=&quot;https://github.com/StorageB/icons/blob/main/GNOME46Adwaita/light/mail-replied-rtl-symbolic.svg&quot;&gt;&lt;source media=&quot;(prefers-color-scheme: light)&quot; srcset=&quot;https://github.com/StorageB/icons/blob/main/GNOME46Adwaita/dark/mail-replied-rtl-symbolic.svg&quot;&gt;&lt;img alt=&quot;mail-replied-rtl-symbolic&quot; src=&quot;https://user-images.githubusercontent.com/25423296/163456779-a8556205-d0a5-45e2-ac17-42d089e3c3f8.png&quot;&gt;&lt;/picture&gt; &amp;nbsp; &amp;nbsp;mail-replied-rtl-symbolic&lt;br&gt;" calcext:value-type="string">
            <text:p>&lt;picture&gt;&lt;source media="(prefers-color-scheme: dark)" srcset="https://github.com/StorageB/icons/blob/main/GNOME46Adwaita/light/mail-replied-rtl-symbolic.svg"&gt;&lt;source media="(prefers-color-scheme: light)" srcset="https://github.com/StorageB/icons/blob/main/GNOME46Adwaita/dark/mail-replied-rtl-symbolic.svg"&gt;&lt;img alt="mail-replied-rtl-symbolic" src="https://user-images.githubusercontent.com/25423296/163456779-a8556205-d0a5-45e2-ac17-42d089e3c3f8.png"&gt;&lt;/picture&gt; &amp;nbsp; &amp;nbsp;mail-replied-rtl-symbolic&lt;br&gt;</text:p>
          </table:table-cell>
        </table:table-row>
        <table:table-row table:style-name="ro1">
          <table:table-cell office:value-type="string" calcext:value-type="string">
            <text:p>mail-replied-symbolic-rtl.svg</text:p>
          </table:table-cell>
          <table:table-cell office:value-type="string" calcext:value-type="string">
            <text:p>mail-repli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6] &amp; CHAR(34) &amp; &quot;&gt;&quot; &amp; &#10;&quot;&lt;img alt=&quot; &amp; CHAR(34) &amp; [.B4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6] &amp; &quot;&lt;br&gt;&quot;" office:value-type="string" office:string-value="&lt;picture&gt;&lt;source media=&quot;(prefers-color-scheme: dark)&quot; srcset=&quot;https://github.com/StorageB/icons/blob/main/GNOME46Adwaita/light/mail-replied-symbolic-rtl.svg&quot;&gt;&lt;source media=&quot;(prefers-color-scheme: light)&quot; srcset=&quot;https://github.com/StorageB/icons/blob/main/GNOME46Adwaita/dark/mail-replied-symbolic-rtl.svg&quot;&gt;&lt;img alt=&quot;mail-replied-symbolic-rtl&quot; src=&quot;https://user-images.githubusercontent.com/25423296/163456779-a8556205-d0a5-45e2-ac17-42d089e3c3f8.png&quot;&gt;&lt;/picture&gt; &amp;nbsp; &amp;nbsp;mail-replied-symbolic-rtl&lt;br&gt;" calcext:value-type="string">
            <text:p>&lt;picture&gt;&lt;source media="(prefers-color-scheme: dark)" srcset="https://github.com/StorageB/icons/blob/main/GNOME46Adwaita/light/mail-replied-symbolic-rtl.svg"&gt;&lt;source media="(prefers-color-scheme: light)" srcset="https://github.com/StorageB/icons/blob/main/GNOME46Adwaita/dark/mail-replied-symbolic-rtl.svg"&gt;&lt;img alt="mail-replied-symbolic-rtl" src="https://user-images.githubusercontent.com/25423296/163456779-a8556205-d0a5-45e2-ac17-42d089e3c3f8.png"&gt;&lt;/picture&gt; &amp;nbsp; &amp;nbsp;mail-replied-symbolic-rtl&lt;br&gt;</text:p>
          </table:table-cell>
        </table:table-row>
        <table:table-row table:style-name="ro1">
          <table:table-cell office:value-type="string" calcext:value-type="string">
            <text:p>mail-replied-symbolic.svg</text:p>
          </table:table-cell>
          <table:table-cell office:value-type="string" calcext:value-type="string">
            <text:p>mail-repli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7] &amp; CHAR(34) &amp; &quot;&gt;&quot; &amp; &#10;&quot;&lt;img alt=&quot; &amp; CHAR(34) &amp; [.B4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7] &amp; &quot;&lt;br&gt;&quot;" office:value-type="string" office:string-value="&lt;picture&gt;&lt;source media=&quot;(prefers-color-scheme: dark)&quot; srcset=&quot;https://github.com/StorageB/icons/blob/main/GNOME46Adwaita/light/mail-replied-symbolic.svg&quot;&gt;&lt;source media=&quot;(prefers-color-scheme: light)&quot; srcset=&quot;https://github.com/StorageB/icons/blob/main/GNOME46Adwaita/dark/mail-replied-symbolic.svg&quot;&gt;&lt;img alt=&quot;mail-replied-symbolic&quot; src=&quot;https://user-images.githubusercontent.com/25423296/163456779-a8556205-d0a5-45e2-ac17-42d089e3c3f8.png&quot;&gt;&lt;/picture&gt; &amp;nbsp; &amp;nbsp;mail-replied-symbolic&lt;br&gt;" calcext:value-type="string">
            <text:p>&lt;picture&gt;&lt;source media="(prefers-color-scheme: dark)" srcset="https://github.com/StorageB/icons/blob/main/GNOME46Adwaita/light/mail-replied-symbolic.svg"&gt;&lt;source media="(prefers-color-scheme: light)" srcset="https://github.com/StorageB/icons/blob/main/GNOME46Adwaita/dark/mail-replied-symbolic.svg"&gt;&lt;img alt="mail-replied-symbolic" src="https://user-images.githubusercontent.com/25423296/163456779-a8556205-d0a5-45e2-ac17-42d089e3c3f8.png"&gt;&lt;/picture&gt; &amp;nbsp; &amp;nbsp;mail-replied-symbolic&lt;br&gt;</text:p>
          </table:table-cell>
        </table:table-row>
        <table:table-row table:style-name="ro1">
          <table:table-cell office:value-type="string" calcext:value-type="string">
            <text:p>mail-unread-symbolic.svg</text:p>
          </table:table-cell>
          <table:table-cell office:value-type="string" calcext:value-type="string">
            <text:p>mail-unre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8] &amp; CHAR(34) &amp; &quot;&gt;&quot; &amp; &#10;&quot;&lt;img alt=&quot; &amp; CHAR(34) &amp; [.B4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8] &amp; &quot;&lt;br&gt;&quot;" office:value-type="string" office:string-value="&lt;picture&gt;&lt;source media=&quot;(prefers-color-scheme: dark)&quot; srcset=&quot;https://github.com/StorageB/icons/blob/main/GNOME46Adwaita/light/mail-unread-symbolic.svg&quot;&gt;&lt;source media=&quot;(prefers-color-scheme: light)&quot; srcset=&quot;https://github.com/StorageB/icons/blob/main/GNOME46Adwaita/dark/mail-unread-symbolic.svg&quot;&gt;&lt;img alt=&quot;mail-unread-symbolic&quot; src=&quot;https://user-images.githubusercontent.com/25423296/163456779-a8556205-d0a5-45e2-ac17-42d089e3c3f8.png&quot;&gt;&lt;/picture&gt; &amp;nbsp; &amp;nbsp;mail-unread-symbolic&lt;br&gt;" calcext:value-type="string">
            <text:p>&lt;picture&gt;&lt;source media="(prefers-color-scheme: dark)" srcset="https://github.com/StorageB/icons/blob/main/GNOME46Adwaita/light/mail-unread-symbolic.svg"&gt;&lt;source media="(prefers-color-scheme: light)" srcset="https://github.com/StorageB/icons/blob/main/GNOME46Adwaita/dark/mail-unread-symbolic.svg"&gt;&lt;img alt="mail-unread-symbolic" src="https://user-images.githubusercontent.com/25423296/163456779-a8556205-d0a5-45e2-ac17-42d089e3c3f8.png"&gt;&lt;/picture&gt; &amp;nbsp; &amp;nbsp;mail-unread-symbolic&lt;br&gt;</text:p>
          </table:table-cell>
        </table:table-row>
        <table:table-row table:style-name="ro1">
          <table:table-cell office:value-type="string" calcext:value-type="string">
            <text:p>media-playlist-consecutive-symbolic.svg</text:p>
          </table:table-cell>
          <table:table-cell office:value-type="string" calcext:value-type="string">
            <text:p>media-playlist-consecut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49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499] &amp; CHAR(34) &amp; &quot;&gt;&quot; &amp; &#10;&quot;&lt;img alt=&quot; &amp; CHAR(34) &amp; [.B4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9] &amp; &quot;&lt;br&gt;&quot;" office:value-type="string" office:string-value="&lt;picture&gt;&lt;source media=&quot;(prefers-color-scheme: dark)&quot; srcset=&quot;https://github.com/StorageB/icons/blob/main/GNOME46Adwaita/light/media-playlist-consecutive-symbolic.svg&quot;&gt;&lt;source media=&quot;(prefers-color-scheme: light)&quot; srcset=&quot;https://github.com/StorageB/icons/blob/main/GNOME46Adwaita/dark/media-playlist-consecutive-symbolic.svg&quot;&gt;&lt;img alt=&quot;media-playlist-consecutive-symbolic&quot; src=&quot;https://user-images.githubusercontent.com/25423296/163456779-a8556205-d0a5-45e2-ac17-42d089e3c3f8.png&quot;&gt;&lt;/picture&gt; &amp;nbsp; &amp;nbsp;media-playlist-consecutive-symbolic&lt;br&gt;" calcext:value-type="string">
            <text:p>&lt;picture&gt;&lt;source media="(prefers-color-scheme: dark)" srcset="https://github.com/StorageB/icons/blob/main/GNOME46Adwaita/light/media-playlist-consecutive-symbolic.svg"&gt;&lt;source media="(prefers-color-scheme: light)" srcset="https://github.com/StorageB/icons/blob/main/GNOME46Adwaita/dark/media-playlist-consecutive-symbolic.svg"&gt;&lt;img alt="media-playlist-consecutive-symbolic" src="https://user-images.githubusercontent.com/25423296/163456779-a8556205-d0a5-45e2-ac17-42d089e3c3f8.png"&gt;&lt;/picture&gt; &amp;nbsp; &amp;nbsp;media-playlist-consecutive-symbolic&lt;br&gt;</text:p>
          </table:table-cell>
        </table:table-row>
        <table:table-row table:style-name="ro1">
          <table:table-cell office:value-type="string" calcext:value-type="string">
            <text:p>media-playlist-repeat-song-symbolic.svg</text:p>
          </table:table-cell>
          <table:table-cell office:value-type="string" calcext:value-type="string">
            <text:p>media-playlist-repeat-so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0] &amp; CHAR(34) &amp; &quot;&gt;&quot; &amp; &#10;&quot;&lt;img alt=&quot; &amp; CHAR(34) &amp; [.B5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0] &amp; &quot;&lt;br&gt;&quot;" office:value-type="string" office:string-value="&lt;picture&gt;&lt;source media=&quot;(prefers-color-scheme: dark)&quot; srcset=&quot;https://github.com/StorageB/icons/blob/main/GNOME46Adwaita/light/media-playlist-repeat-song-symbolic.svg&quot;&gt;&lt;source media=&quot;(prefers-color-scheme: light)&quot; srcset=&quot;https://github.com/StorageB/icons/blob/main/GNOME46Adwaita/dark/media-playlist-repeat-song-symbolic.svg&quot;&gt;&lt;img alt=&quot;media-playlist-repeat-song-symbolic&quot; src=&quot;https://user-images.githubusercontent.com/25423296/163456779-a8556205-d0a5-45e2-ac17-42d089e3c3f8.png&quot;&gt;&lt;/picture&gt; &amp;nbsp; &amp;nbsp;media-playlist-repeat-song-symbolic&lt;br&gt;" calcext:value-type="string">
            <text:p>&lt;picture&gt;&lt;source media="(prefers-color-scheme: dark)" srcset="https://github.com/StorageB/icons/blob/main/GNOME46Adwaita/light/media-playlist-repeat-song-symbolic.svg"&gt;&lt;source media="(prefers-color-scheme: light)" srcset="https://github.com/StorageB/icons/blob/main/GNOME46Adwaita/dark/media-playlist-repeat-song-symbolic.svg"&gt;&lt;img alt="media-playlist-repeat-song-symbolic" src="https://user-images.githubusercontent.com/25423296/163456779-a8556205-d0a5-45e2-ac17-42d089e3c3f8.png"&gt;&lt;/picture&gt; &amp;nbsp; &amp;nbsp;media-playlist-repeat-song-symbolic&lt;br&gt;</text:p>
          </table:table-cell>
        </table:table-row>
        <table:table-row table:style-name="ro1">
          <table:table-cell office:value-type="string" calcext:value-type="string">
            <text:p>media-playlist-repeat-symbolic.svg</text:p>
          </table:table-cell>
          <table:table-cell office:value-type="string" calcext:value-type="string">
            <text:p>media-playlist-repea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1] &amp; CHAR(34) &amp; &quot;&gt;&quot; &amp; &#10;&quot;&lt;img alt=&quot; &amp; CHAR(34) &amp; [.B5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1] &amp; &quot;&lt;br&gt;&quot;" office:value-type="string" office:string-value="&lt;picture&gt;&lt;source media=&quot;(prefers-color-scheme: dark)&quot; srcset=&quot;https://github.com/StorageB/icons/blob/main/GNOME46Adwaita/light/media-playlist-repeat-symbolic.svg&quot;&gt;&lt;source media=&quot;(prefers-color-scheme: light)&quot; srcset=&quot;https://github.com/StorageB/icons/blob/main/GNOME46Adwaita/dark/media-playlist-repeat-symbolic.svg&quot;&gt;&lt;img alt=&quot;media-playlist-repeat-symbolic&quot; src=&quot;https://user-images.githubusercontent.com/25423296/163456779-a8556205-d0a5-45e2-ac17-42d089e3c3f8.png&quot;&gt;&lt;/picture&gt; &amp;nbsp; &amp;nbsp;media-playlist-repeat-symbolic&lt;br&gt;" calcext:value-type="string">
            <text:p>&lt;picture&gt;&lt;source media="(prefers-color-scheme: dark)" srcset="https://github.com/StorageB/icons/blob/main/GNOME46Adwaita/light/media-playlist-repeat-symbolic.svg"&gt;&lt;source media="(prefers-color-scheme: light)" srcset="https://github.com/StorageB/icons/blob/main/GNOME46Adwaita/dark/media-playlist-repeat-symbolic.svg"&gt;&lt;img alt="media-playlist-repeat-symbolic" src="https://user-images.githubusercontent.com/25423296/163456779-a8556205-d0a5-45e2-ac17-42d089e3c3f8.png"&gt;&lt;/picture&gt; &amp;nbsp; &amp;nbsp;media-playlist-repeat-symbolic&lt;br&gt;</text:p>
          </table:table-cell>
        </table:table-row>
        <table:table-row table:style-name="ro1">
          <table:table-cell office:value-type="string" calcext:value-type="string">
            <text:p>media-playlist-shuffle-symbolic.svg</text:p>
          </table:table-cell>
          <table:table-cell office:value-type="string" calcext:value-type="string">
            <text:p>media-playlist-shuff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2] &amp; CHAR(34) &amp; &quot;&gt;&quot; &amp; &#10;&quot;&lt;img alt=&quot; &amp; CHAR(34) &amp; [.B5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2] &amp; &quot;&lt;br&gt;&quot;" office:value-type="string" office:string-value="&lt;picture&gt;&lt;source media=&quot;(prefers-color-scheme: dark)&quot; srcset=&quot;https://github.com/StorageB/icons/blob/main/GNOME46Adwaita/light/media-playlist-shuffle-symbolic.svg&quot;&gt;&lt;source media=&quot;(prefers-color-scheme: light)&quot; srcset=&quot;https://github.com/StorageB/icons/blob/main/GNOME46Adwaita/dark/media-playlist-shuffle-symbolic.svg&quot;&gt;&lt;img alt=&quot;media-playlist-shuffle-symbolic&quot; src=&quot;https://user-images.githubusercontent.com/25423296/163456779-a8556205-d0a5-45e2-ac17-42d089e3c3f8.png&quot;&gt;&lt;/picture&gt; &amp;nbsp; &amp;nbsp;media-playlist-shuffle-symbolic&lt;br&gt;" calcext:value-type="string">
            <text:p>&lt;picture&gt;&lt;source media="(prefers-color-scheme: dark)" srcset="https://github.com/StorageB/icons/blob/main/GNOME46Adwaita/light/media-playlist-shuffle-symbolic.svg"&gt;&lt;source media="(prefers-color-scheme: light)" srcset="https://github.com/StorageB/icons/blob/main/GNOME46Adwaita/dark/media-playlist-shuffle-symbolic.svg"&gt;&lt;img alt="media-playlist-shuffle-symbolic" src="https://user-images.githubusercontent.com/25423296/163456779-a8556205-d0a5-45e2-ac17-42d089e3c3f8.png"&gt;&lt;/picture&gt; &amp;nbsp; &amp;nbsp;media-playlist-shuffle-symbolic&lt;br&gt;</text:p>
          </table:table-cell>
        </table:table-row>
        <table:table-row table:style-name="ro1">
          <table:table-cell office:value-type="string" calcext:value-type="string">
            <text:p>microphone-disabled-symbolic.svg</text:p>
          </table:table-cell>
          <table:table-cell office:value-type="string" calcext:value-type="string">
            <text:p>microphon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3] &amp; CHAR(34) &amp; &quot;&gt;&quot; &amp; &#10;&quot;&lt;img alt=&quot; &amp; CHAR(34) &amp; [.B5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3] &amp; &quot;&lt;br&gt;&quot;" office:value-type="string" office:string-value="&lt;picture&gt;&lt;source media=&quot;(prefers-color-scheme: dark)&quot; srcset=&quot;https://github.com/StorageB/icons/blob/main/GNOME46Adwaita/light/microphone-disabled-symbolic.svg&quot;&gt;&lt;source media=&quot;(prefers-color-scheme: light)&quot; srcset=&quot;https://github.com/StorageB/icons/blob/main/GNOME46Adwaita/dark/microphone-disabled-symbolic.svg&quot;&gt;&lt;img alt=&quot;microphone-disabled-symbolic&quot; src=&quot;https://user-images.githubusercontent.com/25423296/163456779-a8556205-d0a5-45e2-ac17-42d089e3c3f8.png&quot;&gt;&lt;/picture&gt; &amp;nbsp; &amp;nbsp;microphone-disabled-symbolic&lt;br&gt;" calcext:value-type="string">
            <text:p>&lt;picture&gt;&lt;source media="(prefers-color-scheme: dark)" srcset="https://github.com/StorageB/icons/blob/main/GNOME46Adwaita/light/microphone-disabled-symbolic.svg"&gt;&lt;source media="(prefers-color-scheme: light)" srcset="https://github.com/StorageB/icons/blob/main/GNOME46Adwaita/dark/microphone-disabled-symbolic.svg"&gt;&lt;img alt="microphone-disabled-symbolic" src="https://user-images.githubusercontent.com/25423296/163456779-a8556205-d0a5-45e2-ac17-42d089e3c3f8.png"&gt;&lt;/picture&gt; &amp;nbsp; &amp;nbsp;microphone-disabled-symbolic&lt;br&gt;</text:p>
          </table:table-cell>
        </table:table-row>
        <table:table-row table:style-name="ro1">
          <table:table-cell office:value-type="string" calcext:value-type="string">
            <text:p>microphone-hardware-disabled-symbolic.svg</text:p>
          </table:table-cell>
          <table:table-cell office:value-type="string" calcext:value-type="string">
            <text:p>microphone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4] &amp; CHAR(34) &amp; &quot;&gt;&quot; &amp; &#10;&quot;&lt;img alt=&quot; &amp; CHAR(34) &amp; [.B5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4] &amp; &quot;&lt;br&gt;&quot;" office:value-type="string" office:string-value="&lt;picture&gt;&lt;source media=&quot;(prefers-color-scheme: dark)&quot; srcset=&quot;https://github.com/StorageB/icons/blob/main/GNOME46Adwaita/light/microphone-hardware-disabled-symbolic.svg&quot;&gt;&lt;source media=&quot;(prefers-color-scheme: light)&quot; srcset=&quot;https://github.com/StorageB/icons/blob/main/GNOME46Adwaita/dark/microphone-hardware-disabled-symbolic.svg&quot;&gt;&lt;img alt=&quot;microphone-hardware-disabled-symbolic&quot; src=&quot;https://user-images.githubusercontent.com/25423296/163456779-a8556205-d0a5-45e2-ac17-42d089e3c3f8.png&quot;&gt;&lt;/picture&gt; &amp;nbsp; &amp;nbsp;microphone-hardware-disabled-symbolic&lt;br&gt;" calcext:value-type="string">
            <text:p>&lt;picture&gt;&lt;source media="(prefers-color-scheme: dark)" srcset="https://github.com/StorageB/icons/blob/main/GNOME46Adwaita/light/microphone-hardware-disabled-symbolic.svg"&gt;&lt;source media="(prefers-color-scheme: light)" srcset="https://github.com/StorageB/icons/blob/main/GNOME46Adwaita/dark/microphone-hardware-disabled-symbolic.svg"&gt;&lt;img alt="microphone-hardware-disabled-symbolic" src="https://user-images.githubusercontent.com/25423296/163456779-a8556205-d0a5-45e2-ac17-42d089e3c3f8.png"&gt;&lt;/picture&gt; &amp;nbsp; &amp;nbsp;microphone-hardware-disabled-symbolic&lt;br&gt;</text:p>
          </table:table-cell>
        </table:table-row>
        <table:table-row table:style-name="ro1">
          <table:table-cell office:value-type="string" calcext:value-type="string">
            <text:p>microphone-sensitivity-high-symbolic.svg</text:p>
          </table:table-cell>
          <table:table-cell office:value-type="string" calcext:value-type="string">
            <text:p>microphone-sensitivity-hi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5] &amp; CHAR(34) &amp; &quot;&gt;&quot; &amp; &#10;&quot;&lt;img alt=&quot; &amp; CHAR(34) &amp; [.B5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5] &amp; &quot;&lt;br&gt;&quot;" office:value-type="string" office:string-value="&lt;picture&gt;&lt;source media=&quot;(prefers-color-scheme: dark)&quot; srcset=&quot;https://github.com/StorageB/icons/blob/main/GNOME46Adwaita/light/microphone-sensitivity-high-symbolic.svg&quot;&gt;&lt;source media=&quot;(prefers-color-scheme: light)&quot; srcset=&quot;https://github.com/StorageB/icons/blob/main/GNOME46Adwaita/dark/microphone-sensitivity-high-symbolic.svg&quot;&gt;&lt;img alt=&quot;microphone-sensitivity-high-symbolic&quot; src=&quot;https://user-images.githubusercontent.com/25423296/163456779-a8556205-d0a5-45e2-ac17-42d089e3c3f8.png&quot;&gt;&lt;/picture&gt; &amp;nbsp; &amp;nbsp;microphone-sensitivity-high-symbolic&lt;br&gt;" calcext:value-type="string">
            <text:p>&lt;picture&gt;&lt;source media="(prefers-color-scheme: dark)" srcset="https://github.com/StorageB/icons/blob/main/GNOME46Adwaita/light/microphone-sensitivity-high-symbolic.svg"&gt;&lt;source media="(prefers-color-scheme: light)" srcset="https://github.com/StorageB/icons/blob/main/GNOME46Adwaita/dark/microphone-sensitivity-high-symbolic.svg"&gt;&lt;img alt="microphone-sensitivity-high-symbolic" src="https://user-images.githubusercontent.com/25423296/163456779-a8556205-d0a5-45e2-ac17-42d089e3c3f8.png"&gt;&lt;/picture&gt; &amp;nbsp; &amp;nbsp;microphone-sensitivity-high-symbolic&lt;br&gt;</text:p>
          </table:table-cell>
        </table:table-row>
        <table:table-row table:style-name="ro1">
          <table:table-cell office:value-type="string" calcext:value-type="string">
            <text:p>microphone-sensitivity-low-symbolic.svg</text:p>
          </table:table-cell>
          <table:table-cell office:value-type="string" calcext:value-type="string">
            <text:p>microphone-sensitivity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6] &amp; CHAR(34) &amp; &quot;&gt;&quot; &amp; &#10;&quot;&lt;img alt=&quot; &amp; CHAR(34) &amp; [.B5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6] &amp; &quot;&lt;br&gt;&quot;" office:value-type="string" office:string-value="&lt;picture&gt;&lt;source media=&quot;(prefers-color-scheme: dark)&quot; srcset=&quot;https://github.com/StorageB/icons/blob/main/GNOME46Adwaita/light/microphone-sensitivity-low-symbolic.svg&quot;&gt;&lt;source media=&quot;(prefers-color-scheme: light)&quot; srcset=&quot;https://github.com/StorageB/icons/blob/main/GNOME46Adwaita/dark/microphone-sensitivity-low-symbolic.svg&quot;&gt;&lt;img alt=&quot;microphone-sensitivity-low-symbolic&quot; src=&quot;https://user-images.githubusercontent.com/25423296/163456779-a8556205-d0a5-45e2-ac17-42d089e3c3f8.png&quot;&gt;&lt;/picture&gt; &amp;nbsp; &amp;nbsp;microphone-sensitivity-low-symbolic&lt;br&gt;" calcext:value-type="string">
            <text:p>&lt;picture&gt;&lt;source media="(prefers-color-scheme: dark)" srcset="https://github.com/StorageB/icons/blob/main/GNOME46Adwaita/light/microphone-sensitivity-low-symbolic.svg"&gt;&lt;source media="(prefers-color-scheme: light)" srcset="https://github.com/StorageB/icons/blob/main/GNOME46Adwaita/dark/microphone-sensitivity-low-symbolic.svg"&gt;&lt;img alt="microphone-sensitivity-low-symbolic" src="https://user-images.githubusercontent.com/25423296/163456779-a8556205-d0a5-45e2-ac17-42d089e3c3f8.png"&gt;&lt;/picture&gt; &amp;nbsp; &amp;nbsp;microphone-sensitivity-low-symbolic&lt;br&gt;</text:p>
          </table:table-cell>
        </table:table-row>
        <table:table-row table:style-name="ro1">
          <table:table-cell office:value-type="string" calcext:value-type="string">
            <text:p>microphone-sensitivity-medium-symbolic.svg</text:p>
          </table:table-cell>
          <table:table-cell office:value-type="string" calcext:value-type="string">
            <text:p>microphone-sensitivity-mediu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7] &amp; CHAR(34) &amp; &quot;&gt;&quot; &amp; &#10;&quot;&lt;img alt=&quot; &amp; CHAR(34) &amp; [.B5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7] &amp; &quot;&lt;br&gt;&quot;" office:value-type="string" office:string-value="&lt;picture&gt;&lt;source media=&quot;(prefers-color-scheme: dark)&quot; srcset=&quot;https://github.com/StorageB/icons/blob/main/GNOME46Adwaita/light/microphone-sensitivity-medium-symbolic.svg&quot;&gt;&lt;source media=&quot;(prefers-color-scheme: light)&quot; srcset=&quot;https://github.com/StorageB/icons/blob/main/GNOME46Adwaita/dark/microphone-sensitivity-medium-symbolic.svg&quot;&gt;&lt;img alt=&quot;microphone-sensitivity-medium-symbolic&quot; src=&quot;https://user-images.githubusercontent.com/25423296/163456779-a8556205-d0a5-45e2-ac17-42d089e3c3f8.png&quot;&gt;&lt;/picture&gt; &amp;nbsp; &amp;nbsp;microphone-sensitivity-medium-symbolic&lt;br&gt;" calcext:value-type="string">
            <text:p>&lt;picture&gt;&lt;source media="(prefers-color-scheme: dark)" srcset="https://github.com/StorageB/icons/blob/main/GNOME46Adwaita/light/microphone-sensitivity-medium-symbolic.svg"&gt;&lt;source media="(prefers-color-scheme: light)" srcset="https://github.com/StorageB/icons/blob/main/GNOME46Adwaita/dark/microphone-sensitivity-medium-symbolic.svg"&gt;&lt;img alt="microphone-sensitivity-medium-symbolic" src="https://user-images.githubusercontent.com/25423296/163456779-a8556205-d0a5-45e2-ac17-42d089e3c3f8.png"&gt;&lt;/picture&gt; &amp;nbsp; &amp;nbsp;microphone-sensitivity-medium-symbolic&lt;br&gt;</text:p>
          </table:table-cell>
        </table:table-row>
        <table:table-row table:style-name="ro1">
          <table:table-cell office:value-type="string" calcext:value-type="string">
            <text:p>microphone-sensitivity-muted-symbolic.svg</text:p>
          </table:table-cell>
          <table:table-cell office:value-type="string" calcext:value-type="string">
            <text:p>microphone-sensitivity-mu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8] &amp; CHAR(34) &amp; &quot;&gt;&quot; &amp; &#10;&quot;&lt;img alt=&quot; &amp; CHAR(34) &amp; [.B5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8] &amp; &quot;&lt;br&gt;&quot;" office:value-type="string" office:string-value="&lt;picture&gt;&lt;source media=&quot;(prefers-color-scheme: dark)&quot; srcset=&quot;https://github.com/StorageB/icons/blob/main/GNOME46Adwaita/light/microphone-sensitivity-muted-symbolic.svg&quot;&gt;&lt;source media=&quot;(prefers-color-scheme: light)&quot; srcset=&quot;https://github.com/StorageB/icons/blob/main/GNOME46Adwaita/dark/microphone-sensitivity-muted-symbolic.svg&quot;&gt;&lt;img alt=&quot;microphone-sensitivity-muted-symbolic&quot; src=&quot;https://user-images.githubusercontent.com/25423296/163456779-a8556205-d0a5-45e2-ac17-42d089e3c3f8.png&quot;&gt;&lt;/picture&gt; &amp;nbsp; &amp;nbsp;microphone-sensitivity-muted-symbolic&lt;br&gt;" calcext:value-type="string">
            <text:p>&lt;picture&gt;&lt;source media="(prefers-color-scheme: dark)" srcset="https://github.com/StorageB/icons/blob/main/GNOME46Adwaita/light/microphone-sensitivity-muted-symbolic.svg"&gt;&lt;source media="(prefers-color-scheme: light)" srcset="https://github.com/StorageB/icons/blob/main/GNOME46Adwaita/dark/microphone-sensitivity-muted-symbolic.svg"&gt;&lt;img alt="microphone-sensitivity-muted-symbolic" src="https://user-images.githubusercontent.com/25423296/163456779-a8556205-d0a5-45e2-ac17-42d089e3c3f8.png"&gt;&lt;/picture&gt; &amp;nbsp; &amp;nbsp;microphone-sensitivity-muted-symbolic&lt;br&gt;</text:p>
          </table:table-cell>
        </table:table-row>
        <table:table-row table:style-name="ro1">
          <table:table-cell office:value-type="string" calcext:value-type="string">
            <text:p>network-cellular-2g-symbolic.svg</text:p>
          </table:table-cell>
          <table:table-cell office:value-type="string" calcext:value-type="string">
            <text:p>network-cellular-2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0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09] &amp; CHAR(34) &amp; &quot;&gt;&quot; &amp; &#10;&quot;&lt;img alt=&quot; &amp; CHAR(34) &amp; [.B5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9] &amp; &quot;&lt;br&gt;&quot;" office:value-type="string" office:string-value="&lt;picture&gt;&lt;source media=&quot;(prefers-color-scheme: dark)&quot; srcset=&quot;https://github.com/StorageB/icons/blob/main/GNOME46Adwaita/light/network-cellular-2g-symbolic.svg&quot;&gt;&lt;source media=&quot;(prefers-color-scheme: light)&quot; srcset=&quot;https://github.com/StorageB/icons/blob/main/GNOME46Adwaita/dark/network-cellular-2g-symbolic.svg&quot;&gt;&lt;img alt=&quot;network-cellular-2g-symbolic&quot; src=&quot;https://user-images.githubusercontent.com/25423296/163456779-a8556205-d0a5-45e2-ac17-42d089e3c3f8.png&quot;&gt;&lt;/picture&gt; &amp;nbsp; &amp;nbsp;network-cellular-2g-symbolic&lt;br&gt;" calcext:value-type="string">
            <text:p>&lt;picture&gt;&lt;source media="(prefers-color-scheme: dark)" srcset="https://github.com/StorageB/icons/blob/main/GNOME46Adwaita/light/network-cellular-2g-symbolic.svg"&gt;&lt;source media="(prefers-color-scheme: light)" srcset="https://github.com/StorageB/icons/blob/main/GNOME46Adwaita/dark/network-cellular-2g-symbolic.svg"&gt;&lt;img alt="network-cellular-2g-symbolic" src="https://user-images.githubusercontent.com/25423296/163456779-a8556205-d0a5-45e2-ac17-42d089e3c3f8.png"&gt;&lt;/picture&gt; &amp;nbsp; &amp;nbsp;network-cellular-2g-symbolic&lt;br&gt;</text:p>
          </table:table-cell>
        </table:table-row>
        <table:table-row table:style-name="ro1">
          <table:table-cell office:value-type="string" calcext:value-type="string">
            <text:p>network-cellular-3g-symbolic.svg</text:p>
          </table:table-cell>
          <table:table-cell office:value-type="string" calcext:value-type="string">
            <text:p>network-cellular-3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0] &amp; CHAR(34) &amp; &quot;&gt;&quot; &amp; &#10;&quot;&lt;img alt=&quot; &amp; CHAR(34) &amp; [.B5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0] &amp; &quot;&lt;br&gt;&quot;" office:value-type="string" office:string-value="&lt;picture&gt;&lt;source media=&quot;(prefers-color-scheme: dark)&quot; srcset=&quot;https://github.com/StorageB/icons/blob/main/GNOME46Adwaita/light/network-cellular-3g-symbolic.svg&quot;&gt;&lt;source media=&quot;(prefers-color-scheme: light)&quot; srcset=&quot;https://github.com/StorageB/icons/blob/main/GNOME46Adwaita/dark/network-cellular-3g-symbolic.svg&quot;&gt;&lt;img alt=&quot;network-cellular-3g-symbolic&quot; src=&quot;https://user-images.githubusercontent.com/25423296/163456779-a8556205-d0a5-45e2-ac17-42d089e3c3f8.png&quot;&gt;&lt;/picture&gt; &amp;nbsp; &amp;nbsp;network-cellular-3g-symbolic&lt;br&gt;" calcext:value-type="string">
            <text:p>&lt;picture&gt;&lt;source media="(prefers-color-scheme: dark)" srcset="https://github.com/StorageB/icons/blob/main/GNOME46Adwaita/light/network-cellular-3g-symbolic.svg"&gt;&lt;source media="(prefers-color-scheme: light)" srcset="https://github.com/StorageB/icons/blob/main/GNOME46Adwaita/dark/network-cellular-3g-symbolic.svg"&gt;&lt;img alt="network-cellular-3g-symbolic" src="https://user-images.githubusercontent.com/25423296/163456779-a8556205-d0a5-45e2-ac17-42d089e3c3f8.png"&gt;&lt;/picture&gt; &amp;nbsp; &amp;nbsp;network-cellular-3g-symbolic&lt;br&gt;</text:p>
          </table:table-cell>
        </table:table-row>
        <table:table-row table:style-name="ro1">
          <table:table-cell office:value-type="string" calcext:value-type="string">
            <text:p>network-cellular-4g-symbolic.svg</text:p>
          </table:table-cell>
          <table:table-cell office:value-type="string" calcext:value-type="string">
            <text:p>network-cellular-4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1] &amp; CHAR(34) &amp; &quot;&gt;&quot; &amp; &#10;&quot;&lt;img alt=&quot; &amp; CHAR(34) &amp; [.B5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1] &amp; &quot;&lt;br&gt;&quot;" office:value-type="string" office:string-value="&lt;picture&gt;&lt;source media=&quot;(prefers-color-scheme: dark)&quot; srcset=&quot;https://github.com/StorageB/icons/blob/main/GNOME46Adwaita/light/network-cellular-4g-symbolic.svg&quot;&gt;&lt;source media=&quot;(prefers-color-scheme: light)&quot; srcset=&quot;https://github.com/StorageB/icons/blob/main/GNOME46Adwaita/dark/network-cellular-4g-symbolic.svg&quot;&gt;&lt;img alt=&quot;network-cellular-4g-symbolic&quot; src=&quot;https://user-images.githubusercontent.com/25423296/163456779-a8556205-d0a5-45e2-ac17-42d089e3c3f8.png&quot;&gt;&lt;/picture&gt; &amp;nbsp; &amp;nbsp;network-cellular-4g-symbolic&lt;br&gt;" calcext:value-type="string">
            <text:p>&lt;picture&gt;&lt;source media="(prefers-color-scheme: dark)" srcset="https://github.com/StorageB/icons/blob/main/GNOME46Adwaita/light/network-cellular-4g-symbolic.svg"&gt;&lt;source media="(prefers-color-scheme: light)" srcset="https://github.com/StorageB/icons/blob/main/GNOME46Adwaita/dark/network-cellular-4g-symbolic.svg"&gt;&lt;img alt="network-cellular-4g-symbolic" src="https://user-images.githubusercontent.com/25423296/163456779-a8556205-d0a5-45e2-ac17-42d089e3c3f8.png"&gt;&lt;/picture&gt; &amp;nbsp; &amp;nbsp;network-cellular-4g-symbolic&lt;br&gt;</text:p>
          </table:table-cell>
        </table:table-row>
        <table:table-row table:style-name="ro1">
          <table:table-cell office:value-type="string" calcext:value-type="string">
            <text:p>network-cellular-5g-symbolic.svg</text:p>
          </table:table-cell>
          <table:table-cell office:value-type="string" calcext:value-type="string">
            <text:p>network-cellular-5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2] &amp; CHAR(34) &amp; &quot;&gt;&quot; &amp; &#10;&quot;&lt;img alt=&quot; &amp; CHAR(34) &amp; [.B5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2] &amp; &quot;&lt;br&gt;&quot;" office:value-type="string" office:string-value="&lt;picture&gt;&lt;source media=&quot;(prefers-color-scheme: dark)&quot; srcset=&quot;https://github.com/StorageB/icons/blob/main/GNOME46Adwaita/light/network-cellular-5g-symbolic.svg&quot;&gt;&lt;source media=&quot;(prefers-color-scheme: light)&quot; srcset=&quot;https://github.com/StorageB/icons/blob/main/GNOME46Adwaita/dark/network-cellular-5g-symbolic.svg&quot;&gt;&lt;img alt=&quot;network-cellular-5g-symbolic&quot; src=&quot;https://user-images.githubusercontent.com/25423296/163456779-a8556205-d0a5-45e2-ac17-42d089e3c3f8.png&quot;&gt;&lt;/picture&gt; &amp;nbsp; &amp;nbsp;network-cellular-5g-symbolic&lt;br&gt;" calcext:value-type="string">
            <text:p>&lt;picture&gt;&lt;source media="(prefers-color-scheme: dark)" srcset="https://github.com/StorageB/icons/blob/main/GNOME46Adwaita/light/network-cellular-5g-symbolic.svg"&gt;&lt;source media="(prefers-color-scheme: light)" srcset="https://github.com/StorageB/icons/blob/main/GNOME46Adwaita/dark/network-cellular-5g-symbolic.svg"&gt;&lt;img alt="network-cellular-5g-symbolic" src="https://user-images.githubusercontent.com/25423296/163456779-a8556205-d0a5-45e2-ac17-42d089e3c3f8.png"&gt;&lt;/picture&gt; &amp;nbsp; &amp;nbsp;network-cellular-5g-symbolic&lt;br&gt;</text:p>
          </table:table-cell>
        </table:table-row>
        <table:table-row table:style-name="ro1">
          <table:table-cell office:value-type="string" calcext:value-type="string">
            <text:p>network-cellular-acquiring-rtl-symbolic.svg</text:p>
          </table:table-cell>
          <table:table-cell office:value-type="string" calcext:value-type="string">
            <text:p>network-cellular-acquiring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3] &amp; CHAR(34) &amp; &quot;&gt;&quot; &amp; &#10;&quot;&lt;img alt=&quot; &amp; CHAR(34) &amp; [.B5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3] &amp; &quot;&lt;br&gt;&quot;" office:value-type="string" office:string-value="&lt;picture&gt;&lt;source media=&quot;(prefers-color-scheme: dark)&quot; srcset=&quot;https://github.com/StorageB/icons/blob/main/GNOME46Adwaita/light/network-cellular-acquiring-rtl-symbolic.svg&quot;&gt;&lt;source media=&quot;(prefers-color-scheme: light)&quot; srcset=&quot;https://github.com/StorageB/icons/blob/main/GNOME46Adwaita/dark/network-cellular-acquiring-rtl-symbolic.svg&quot;&gt;&lt;img alt=&quot;network-cellular-acquiring-rtl-symbolic&quot; src=&quot;https://user-images.githubusercontent.com/25423296/163456779-a8556205-d0a5-45e2-ac17-42d089e3c3f8.png&quot;&gt;&lt;/picture&gt; &amp;nbsp; &amp;nbsp;network-cellular-acquiring-rtl-symbolic&lt;br&gt;" calcext:value-type="string">
            <text:p>&lt;picture&gt;&lt;source media="(prefers-color-scheme: dark)" srcset="https://github.com/StorageB/icons/blob/main/GNOME46Adwaita/light/network-cellular-acquiring-rtl-symbolic.svg"&gt;&lt;source media="(prefers-color-scheme: light)" srcset="https://github.com/StorageB/icons/blob/main/GNOME46Adwaita/dark/network-cellular-acquiring-rtl-symbolic.svg"&gt;&lt;img alt="network-cellular-acquiring-rtl-symbolic" src="https://user-images.githubusercontent.com/25423296/163456779-a8556205-d0a5-45e2-ac17-42d089e3c3f8.png"&gt;&lt;/picture&gt; &amp;nbsp; &amp;nbsp;network-cellular-acquiring-rtl-symbolic&lt;br&gt;</text:p>
          </table:table-cell>
        </table:table-row>
        <table:table-row table:style-name="ro1">
          <table:table-cell office:value-type="string" calcext:value-type="string">
            <text:p>network-cellular-acquiring-symbolic-rtl.svg</text:p>
          </table:table-cell>
          <table:table-cell office:value-type="string" calcext:value-type="string">
            <text:p>network-cellular-acquiring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4] &amp; CHAR(34) &amp; &quot;&gt;&quot; &amp; &#10;&quot;&lt;img alt=&quot; &amp; CHAR(34) &amp; [.B5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4] &amp; &quot;&lt;br&gt;&quot;" office:value-type="string" office:string-value="&lt;picture&gt;&lt;source media=&quot;(prefers-color-scheme: dark)&quot; srcset=&quot;https://github.com/StorageB/icons/blob/main/GNOME46Adwaita/light/network-cellular-acquiring-symbolic-rtl.svg&quot;&gt;&lt;source media=&quot;(prefers-color-scheme: light)&quot; srcset=&quot;https://github.com/StorageB/icons/blob/main/GNOME46Adwaita/dark/network-cellular-acquiring-symbolic-rtl.svg&quot;&gt;&lt;img alt=&quot;network-cellular-acquiring-symbolic-rtl&quot; src=&quot;https://user-images.githubusercontent.com/25423296/163456779-a8556205-d0a5-45e2-ac17-42d089e3c3f8.png&quot;&gt;&lt;/picture&gt; &amp;nbsp; &amp;nbsp;network-cellular-acquiring-symbolic-rtl&lt;br&gt;" calcext:value-type="string">
            <text:p>&lt;picture&gt;&lt;source media="(prefers-color-scheme: dark)" srcset="https://github.com/StorageB/icons/blob/main/GNOME46Adwaita/light/network-cellular-acquiring-symbolic-rtl.svg"&gt;&lt;source media="(prefers-color-scheme: light)" srcset="https://github.com/StorageB/icons/blob/main/GNOME46Adwaita/dark/network-cellular-acquiring-symbolic-rtl.svg"&gt;&lt;img alt="network-cellular-acquiring-symbolic-rtl" src="https://user-images.githubusercontent.com/25423296/163456779-a8556205-d0a5-45e2-ac17-42d089e3c3f8.png"&gt;&lt;/picture&gt; &amp;nbsp; &amp;nbsp;network-cellular-acquiring-symbolic-rtl&lt;br&gt;</text:p>
          </table:table-cell>
        </table:table-row>
        <table:table-row table:style-name="ro1">
          <table:table-cell office:value-type="string" calcext:value-type="string">
            <text:p>network-cellular-acquiring-symbolic.svg</text:p>
          </table:table-cell>
          <table:table-cell office:value-type="string" calcext:value-type="string">
            <text:p>network-cellular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5] &amp; CHAR(34) &amp; &quot;&gt;&quot; &amp; &#10;&quot;&lt;img alt=&quot; &amp; CHAR(34) &amp; [.B5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5] &amp; &quot;&lt;br&gt;&quot;" office:value-type="string" office:string-value="&lt;picture&gt;&lt;source media=&quot;(prefers-color-scheme: dark)&quot; srcset=&quot;https://github.com/StorageB/icons/blob/main/GNOME46Adwaita/light/network-cellular-acquiring-symbolic.svg&quot;&gt;&lt;source media=&quot;(prefers-color-scheme: light)&quot; srcset=&quot;https://github.com/StorageB/icons/blob/main/GNOME46Adwaita/dark/network-cellular-acquiring-symbolic.svg&quot;&gt;&lt;img alt=&quot;network-cellular-acquiring-symbolic&quot; src=&quot;https://user-images.githubusercontent.com/25423296/163456779-a8556205-d0a5-45e2-ac17-42d089e3c3f8.png&quot;&gt;&lt;/picture&gt; &amp;nbsp; &amp;nbsp;network-cellular-acquiring-symbolic&lt;br&gt;" calcext:value-type="string">
            <text:p>&lt;picture&gt;&lt;source media="(prefers-color-scheme: dark)" srcset="https://github.com/StorageB/icons/blob/main/GNOME46Adwaita/light/network-cellular-acquiring-symbolic.svg"&gt;&lt;source media="(prefers-color-scheme: light)" srcset="https://github.com/StorageB/icons/blob/main/GNOME46Adwaita/dark/network-cellular-acquiring-symbolic.svg"&gt;&lt;img alt="network-cellular-acquiring-symbolic" src="https://user-images.githubusercontent.com/25423296/163456779-a8556205-d0a5-45e2-ac17-42d089e3c3f8.png"&gt;&lt;/picture&gt; &amp;nbsp; &amp;nbsp;network-cellular-acquiring-symbolic&lt;br&gt;</text:p>
          </table:table-cell>
        </table:table-row>
        <table:table-row table:style-name="ro1">
          <table:table-cell office:value-type="string" calcext:value-type="string">
            <text:p>network-cellular-connected-symbolic.svg</text:p>
          </table:table-cell>
          <table:table-cell office:value-type="string" calcext:value-type="string">
            <text:p>network-cellular-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6] &amp; CHAR(34) &amp; &quot;&gt;&quot; &amp; &#10;&quot;&lt;img alt=&quot; &amp; CHAR(34) &amp; [.B5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6] &amp; &quot;&lt;br&gt;&quot;" office:value-type="string" office:string-value="&lt;picture&gt;&lt;source media=&quot;(prefers-color-scheme: dark)&quot; srcset=&quot;https://github.com/StorageB/icons/blob/main/GNOME46Adwaita/light/network-cellular-connected-symbolic.svg&quot;&gt;&lt;source media=&quot;(prefers-color-scheme: light)&quot; srcset=&quot;https://github.com/StorageB/icons/blob/main/GNOME46Adwaita/dark/network-cellular-connected-symbolic.svg&quot;&gt;&lt;img alt=&quot;network-cellular-connected-symbolic&quot; src=&quot;https://user-images.githubusercontent.com/25423296/163456779-a8556205-d0a5-45e2-ac17-42d089e3c3f8.png&quot;&gt;&lt;/picture&gt; &amp;nbsp; &amp;nbsp;network-cellular-connected-symbolic&lt;br&gt;" calcext:value-type="string">
            <text:p>&lt;picture&gt;&lt;source media="(prefers-color-scheme: dark)" srcset="https://github.com/StorageB/icons/blob/main/GNOME46Adwaita/light/network-cellular-connected-symbolic.svg"&gt;&lt;source media="(prefers-color-scheme: light)" srcset="https://github.com/StorageB/icons/blob/main/GNOME46Adwaita/dark/network-cellular-connected-symbolic.svg"&gt;&lt;img alt="network-cellular-connected-symbolic" src="https://user-images.githubusercontent.com/25423296/163456779-a8556205-d0a5-45e2-ac17-42d089e3c3f8.png"&gt;&lt;/picture&gt; &amp;nbsp; &amp;nbsp;network-cellular-connected-symbolic&lt;br&gt;</text:p>
          </table:table-cell>
        </table:table-row>
        <table:table-row table:style-name="ro1">
          <table:table-cell office:value-type="string" calcext:value-type="string">
            <text:p>network-cellular-disabled-rtl-symbolic.svg</text:p>
          </table:table-cell>
          <table:table-cell office:value-type="string" calcext:value-type="string">
            <text:p>network-cellular-disabl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7] &amp; CHAR(34) &amp; &quot;&gt;&quot; &amp; &#10;&quot;&lt;img alt=&quot; &amp; CHAR(34) &amp; [.B5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7] &amp; &quot;&lt;br&gt;&quot;" office:value-type="string" office:string-value="&lt;picture&gt;&lt;source media=&quot;(prefers-color-scheme: dark)&quot; srcset=&quot;https://github.com/StorageB/icons/blob/main/GNOME46Adwaita/light/network-cellular-disabled-rtl-symbolic.svg&quot;&gt;&lt;source media=&quot;(prefers-color-scheme: light)&quot; srcset=&quot;https://github.com/StorageB/icons/blob/main/GNOME46Adwaita/dark/network-cellular-disabled-rtl-symbolic.svg&quot;&gt;&lt;img alt=&quot;network-cellular-disabled-rtl-symbolic&quot; src=&quot;https://user-images.githubusercontent.com/25423296/163456779-a8556205-d0a5-45e2-ac17-42d089e3c3f8.png&quot;&gt;&lt;/picture&gt; &amp;nbsp; &amp;nbsp;network-cellular-disabled-rtl-symbolic&lt;br&gt;" calcext:value-type="string">
            <text:p>&lt;picture&gt;&lt;source media="(prefers-color-scheme: dark)" srcset="https://github.com/StorageB/icons/blob/main/GNOME46Adwaita/light/network-cellular-disabled-rtl-symbolic.svg"&gt;&lt;source media="(prefers-color-scheme: light)" srcset="https://github.com/StorageB/icons/blob/main/GNOME46Adwaita/dark/network-cellular-disabled-rtl-symbolic.svg"&gt;&lt;img alt="network-cellular-disabled-rtl-symbolic" src="https://user-images.githubusercontent.com/25423296/163456779-a8556205-d0a5-45e2-ac17-42d089e3c3f8.png"&gt;&lt;/picture&gt; &amp;nbsp; &amp;nbsp;network-cellular-disabled-rtl-symbolic&lt;br&gt;</text:p>
          </table:table-cell>
        </table:table-row>
        <table:table-row table:style-name="ro1">
          <table:table-cell office:value-type="string" calcext:value-type="string">
            <text:p>network-cellular-disabled-symbolic-rtl.svg</text:p>
          </table:table-cell>
          <table:table-cell office:value-type="string" calcext:value-type="string">
            <text:p>network-cellular-disabl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8] &amp; CHAR(34) &amp; &quot;&gt;&quot; &amp; &#10;&quot;&lt;img alt=&quot; &amp; CHAR(34) &amp; [.B5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8] &amp; &quot;&lt;br&gt;&quot;" office:value-type="string" office:string-value="&lt;picture&gt;&lt;source media=&quot;(prefers-color-scheme: dark)&quot; srcset=&quot;https://github.com/StorageB/icons/blob/main/GNOME46Adwaita/light/network-cellular-disabled-symbolic-rtl.svg&quot;&gt;&lt;source media=&quot;(prefers-color-scheme: light)&quot; srcset=&quot;https://github.com/StorageB/icons/blob/main/GNOME46Adwaita/dark/network-cellular-disabled-symbolic-rtl.svg&quot;&gt;&lt;img alt=&quot;network-cellular-disabled-symbolic-rtl&quot; src=&quot;https://user-images.githubusercontent.com/25423296/163456779-a8556205-d0a5-45e2-ac17-42d089e3c3f8.png&quot;&gt;&lt;/picture&gt; &amp;nbsp; &amp;nbsp;network-cellular-disabled-symbolic-rtl&lt;br&gt;" calcext:value-type="string">
            <text:p>&lt;picture&gt;&lt;source media="(prefers-color-scheme: dark)" srcset="https://github.com/StorageB/icons/blob/main/GNOME46Adwaita/light/network-cellular-disabled-symbolic-rtl.svg"&gt;&lt;source media="(prefers-color-scheme: light)" srcset="https://github.com/StorageB/icons/blob/main/GNOME46Adwaita/dark/network-cellular-disabled-symbolic-rtl.svg"&gt;&lt;img alt="network-cellular-disabled-symbolic-rtl" src="https://user-images.githubusercontent.com/25423296/163456779-a8556205-d0a5-45e2-ac17-42d089e3c3f8.png"&gt;&lt;/picture&gt; &amp;nbsp; &amp;nbsp;network-cellular-disabled-symbolic-rtl&lt;br&gt;</text:p>
          </table:table-cell>
        </table:table-row>
        <table:table-row table:style-name="ro1">
          <table:table-cell office:value-type="string" calcext:value-type="string">
            <text:p>network-cellular-disabled-symbolic.svg</text:p>
          </table:table-cell>
          <table:table-cell office:value-type="string" calcext:value-type="string">
            <text:p>network-cellular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1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19] &amp; CHAR(34) &amp; &quot;&gt;&quot; &amp; &#10;&quot;&lt;img alt=&quot; &amp; CHAR(34) &amp; [.B5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9] &amp; &quot;&lt;br&gt;&quot;" office:value-type="string" office:string-value="&lt;picture&gt;&lt;source media=&quot;(prefers-color-scheme: dark)&quot; srcset=&quot;https://github.com/StorageB/icons/blob/main/GNOME46Adwaita/light/network-cellular-disabled-symbolic.svg&quot;&gt;&lt;source media=&quot;(prefers-color-scheme: light)&quot; srcset=&quot;https://github.com/StorageB/icons/blob/main/GNOME46Adwaita/dark/network-cellular-disabled-symbolic.svg&quot;&gt;&lt;img alt=&quot;network-cellular-disabled-symbolic&quot; src=&quot;https://user-images.githubusercontent.com/25423296/163456779-a8556205-d0a5-45e2-ac17-42d089e3c3f8.png&quot;&gt;&lt;/picture&gt; &amp;nbsp; &amp;nbsp;network-cellular-disabled-symbolic&lt;br&gt;" calcext:value-type="string">
            <text:p>&lt;picture&gt;&lt;source media="(prefers-color-scheme: dark)" srcset="https://github.com/StorageB/icons/blob/main/GNOME46Adwaita/light/network-cellular-disabled-symbolic.svg"&gt;&lt;source media="(prefers-color-scheme: light)" srcset="https://github.com/StorageB/icons/blob/main/GNOME46Adwaita/dark/network-cellular-disabled-symbolic.svg"&gt;&lt;img alt="network-cellular-disabled-symbolic" src="https://user-images.githubusercontent.com/25423296/163456779-a8556205-d0a5-45e2-ac17-42d089e3c3f8.png"&gt;&lt;/picture&gt; &amp;nbsp; &amp;nbsp;network-cellular-disabled-symbolic&lt;br&gt;</text:p>
          </table:table-cell>
        </table:table-row>
        <table:table-row table:style-name="ro1">
          <table:table-cell office:value-type="string" calcext:value-type="string">
            <text:p>network-cellular-edge-symbolic.svg</text:p>
          </table:table-cell>
          <table:table-cell office:value-type="string" calcext:value-type="string">
            <text:p>network-cellular-edg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0] &amp; CHAR(34) &amp; &quot;&gt;&quot; &amp; &#10;&quot;&lt;img alt=&quot; &amp; CHAR(34) &amp; [.B5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0] &amp; &quot;&lt;br&gt;&quot;" office:value-type="string" office:string-value="&lt;picture&gt;&lt;source media=&quot;(prefers-color-scheme: dark)&quot; srcset=&quot;https://github.com/StorageB/icons/blob/main/GNOME46Adwaita/light/network-cellular-edge-symbolic.svg&quot;&gt;&lt;source media=&quot;(prefers-color-scheme: light)&quot; srcset=&quot;https://github.com/StorageB/icons/blob/main/GNOME46Adwaita/dark/network-cellular-edge-symbolic.svg&quot;&gt;&lt;img alt=&quot;network-cellular-edge-symbolic&quot; src=&quot;https://user-images.githubusercontent.com/25423296/163456779-a8556205-d0a5-45e2-ac17-42d089e3c3f8.png&quot;&gt;&lt;/picture&gt; &amp;nbsp; &amp;nbsp;network-cellular-edge-symbolic&lt;br&gt;" calcext:value-type="string">
            <text:p>&lt;picture&gt;&lt;source media="(prefers-color-scheme: dark)" srcset="https://github.com/StorageB/icons/blob/main/GNOME46Adwaita/light/network-cellular-edge-symbolic.svg"&gt;&lt;source media="(prefers-color-scheme: light)" srcset="https://github.com/StorageB/icons/blob/main/GNOME46Adwaita/dark/network-cellular-edge-symbolic.svg"&gt;&lt;img alt="network-cellular-edge-symbolic" src="https://user-images.githubusercontent.com/25423296/163456779-a8556205-d0a5-45e2-ac17-42d089e3c3f8.png"&gt;&lt;/picture&gt; &amp;nbsp; &amp;nbsp;network-cellular-edge-symbolic&lt;br&gt;</text:p>
          </table:table-cell>
        </table:table-row>
        <table:table-row table:style-name="ro1">
          <table:table-cell office:value-type="string" calcext:value-type="string">
            <text:p>network-cellular-gprs-symbolic.svg</text:p>
          </table:table-cell>
          <table:table-cell office:value-type="string" calcext:value-type="string">
            <text:p>network-cellular-gp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1] &amp; CHAR(34) &amp; &quot;&gt;&quot; &amp; &#10;&quot;&lt;img alt=&quot; &amp; CHAR(34) &amp; [.B5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1] &amp; &quot;&lt;br&gt;&quot;" office:value-type="string" office:string-value="&lt;picture&gt;&lt;source media=&quot;(prefers-color-scheme: dark)&quot; srcset=&quot;https://github.com/StorageB/icons/blob/main/GNOME46Adwaita/light/network-cellular-gprs-symbolic.svg&quot;&gt;&lt;source media=&quot;(prefers-color-scheme: light)&quot; srcset=&quot;https://github.com/StorageB/icons/blob/main/GNOME46Adwaita/dark/network-cellular-gprs-symbolic.svg&quot;&gt;&lt;img alt=&quot;network-cellular-gprs-symbolic&quot; src=&quot;https://user-images.githubusercontent.com/25423296/163456779-a8556205-d0a5-45e2-ac17-42d089e3c3f8.png&quot;&gt;&lt;/picture&gt; &amp;nbsp; &amp;nbsp;network-cellular-gprs-symbolic&lt;br&gt;" calcext:value-type="string">
            <text:p>&lt;picture&gt;&lt;source media="(prefers-color-scheme: dark)" srcset="https://github.com/StorageB/icons/blob/main/GNOME46Adwaita/light/network-cellular-gprs-symbolic.svg"&gt;&lt;source media="(prefers-color-scheme: light)" srcset="https://github.com/StorageB/icons/blob/main/GNOME46Adwaita/dark/network-cellular-gprs-symbolic.svg"&gt;&lt;img alt="network-cellular-gprs-symbolic" src="https://user-images.githubusercontent.com/25423296/163456779-a8556205-d0a5-45e2-ac17-42d089e3c3f8.png"&gt;&lt;/picture&gt; &amp;nbsp; &amp;nbsp;network-cellular-gprs-symbolic&lt;br&gt;</text:p>
          </table:table-cell>
        </table:table-row>
        <table:table-row table:style-name="ro1">
          <table:table-cell office:value-type="string" calcext:value-type="string">
            <text:p>network-cellular-hardware-disabled-rtl-symbolic.svg</text:p>
          </table:table-cell>
          <table:table-cell office:value-type="string" calcext:value-type="string">
            <text:p>network-cellular-hardware-disabl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2] &amp; CHAR(34) &amp; &quot;&gt;&quot; &amp; &#10;&quot;&lt;img alt=&quot; &amp; CHAR(34) &amp; [.B5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2] &amp; &quot;&lt;br&gt;&quot;" office:value-type="string" office:string-value="&lt;picture&gt;&lt;source media=&quot;(prefers-color-scheme: dark)&quot; srcset=&quot;https://github.com/StorageB/icons/blob/main/GNOME46Adwaita/light/network-cellular-hardware-disabled-rtl-symbolic.svg&quot;&gt;&lt;source media=&quot;(prefers-color-scheme: light)&quot; srcset=&quot;https://github.com/StorageB/icons/blob/main/GNOME46Adwaita/dark/network-cellular-hardware-disabled-rtl-symbolic.svg&quot;&gt;&lt;img alt=&quot;network-cellular-hardware-disabled-rtl-symbolic&quot; src=&quot;https://user-images.githubusercontent.com/25423296/163456779-a8556205-d0a5-45e2-ac17-42d089e3c3f8.png&quot;&gt;&lt;/picture&gt; &amp;nbsp; &amp;nbsp;network-cellular-hardware-disabled-rtl-symbolic&lt;br&gt;" calcext:value-type="string">
            <text:p>&lt;picture&gt;&lt;source media="(prefers-color-scheme: dark)" srcset="https://github.com/StorageB/icons/blob/main/GNOME46Adwaita/light/network-cellular-hardware-disabled-rtl-symbolic.svg"&gt;&lt;source media="(prefers-color-scheme: light)" srcset="https://github.com/StorageB/icons/blob/main/GNOME46Adwaita/dark/network-cellular-hardware-disabled-rtl-symbolic.svg"&gt;&lt;img alt="network-cellular-hardware-disabled-rtl-symbolic" src="https://user-images.githubusercontent.com/25423296/163456779-a8556205-d0a5-45e2-ac17-42d089e3c3f8.png"&gt;&lt;/picture&gt; &amp;nbsp; &amp;nbsp;network-cellular-hardware-disabled-rtl-symbolic&lt;br&gt;</text:p>
          </table:table-cell>
        </table:table-row>
        <table:table-row table:style-name="ro1">
          <table:table-cell office:value-type="string" calcext:value-type="string">
            <text:p>network-cellular-hardware-disabled-symbolic-rtl.svg</text:p>
          </table:table-cell>
          <table:table-cell office:value-type="string" calcext:value-type="string">
            <text:p>network-cellular-hardware-disabl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3] &amp; CHAR(34) &amp; &quot;&gt;&quot; &amp; &#10;&quot;&lt;img alt=&quot; &amp; CHAR(34) &amp; [.B5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3] &amp; &quot;&lt;br&gt;&quot;" office:value-type="string" office:string-value="&lt;picture&gt;&lt;source media=&quot;(prefers-color-scheme: dark)&quot; srcset=&quot;https://github.com/StorageB/icons/blob/main/GNOME46Adwaita/light/network-cellular-hardware-disabled-symbolic-rtl.svg&quot;&gt;&lt;source media=&quot;(prefers-color-scheme: light)&quot; srcset=&quot;https://github.com/StorageB/icons/blob/main/GNOME46Adwaita/dark/network-cellular-hardware-disabled-symbolic-rtl.svg&quot;&gt;&lt;img alt=&quot;network-cellular-hardware-disabled-symbolic-rtl&quot; src=&quot;https://user-images.githubusercontent.com/25423296/163456779-a8556205-d0a5-45e2-ac17-42d089e3c3f8.png&quot;&gt;&lt;/picture&gt; &amp;nbsp; &amp;nbsp;network-cellular-hardware-disabled-symbolic-rtl&lt;br&gt;" calcext:value-type="string">
            <text:p>&lt;picture&gt;&lt;source media="(prefers-color-scheme: dark)" srcset="https://github.com/StorageB/icons/blob/main/GNOME46Adwaita/light/network-cellular-hardware-disabled-symbolic-rtl.svg"&gt;&lt;source media="(prefers-color-scheme: light)" srcset="https://github.com/StorageB/icons/blob/main/GNOME46Adwaita/dark/network-cellular-hardware-disabled-symbolic-rtl.svg"&gt;&lt;img alt="network-cellular-hardware-disabled-symbolic-rtl" src="https://user-images.githubusercontent.com/25423296/163456779-a8556205-d0a5-45e2-ac17-42d089e3c3f8.png"&gt;&lt;/picture&gt; &amp;nbsp; &amp;nbsp;network-cellular-hardware-disabled-symbolic-rtl&lt;br&gt;</text:p>
          </table:table-cell>
        </table:table-row>
        <table:table-row table:style-name="ro1">
          <table:table-cell office:value-type="string" calcext:value-type="string">
            <text:p>network-cellular-hardware-disabled-symbolic.svg</text:p>
          </table:table-cell>
          <table:table-cell office:value-type="string" calcext:value-type="string">
            <text:p>network-cellular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4] &amp; CHAR(34) &amp; &quot;&gt;&quot; &amp; &#10;&quot;&lt;img alt=&quot; &amp; CHAR(34) &amp; [.B5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4] &amp; &quot;&lt;br&gt;&quot;" office:value-type="string" office:string-value="&lt;picture&gt;&lt;source media=&quot;(prefers-color-scheme: dark)&quot; srcset=&quot;https://github.com/StorageB/icons/blob/main/GNOME46Adwaita/light/network-cellular-hardware-disabled-symbolic.svg&quot;&gt;&lt;source media=&quot;(prefers-color-scheme: light)&quot; srcset=&quot;https://github.com/StorageB/icons/blob/main/GNOME46Adwaita/dark/network-cellular-hardware-disabled-symbolic.svg&quot;&gt;&lt;img alt=&quot;network-cellular-hardware-disabled-symbolic&quot; src=&quot;https://user-images.githubusercontent.com/25423296/163456779-a8556205-d0a5-45e2-ac17-42d089e3c3f8.png&quot;&gt;&lt;/picture&gt; &amp;nbsp; &amp;nbsp;network-cellular-hardware-disabled-symbolic&lt;br&gt;" calcext:value-type="string">
            <text:p>&lt;picture&gt;&lt;source media="(prefers-color-scheme: dark)" srcset="https://github.com/StorageB/icons/blob/main/GNOME46Adwaita/light/network-cellular-hardware-disabled-symbolic.svg"&gt;&lt;source media="(prefers-color-scheme: light)" srcset="https://github.com/StorageB/icons/blob/main/GNOME46Adwaita/dark/network-cellular-hardware-disabled-symbolic.svg"&gt;&lt;img alt="network-cellular-hardware-disabled-symbolic" src="https://user-images.githubusercontent.com/25423296/163456779-a8556205-d0a5-45e2-ac17-42d089e3c3f8.png"&gt;&lt;/picture&gt; &amp;nbsp; &amp;nbsp;network-cellular-hardware-disabled-symbolic&lt;br&gt;</text:p>
          </table:table-cell>
        </table:table-row>
        <table:table-row table:style-name="ro1">
          <table:table-cell office:value-type="string" calcext:value-type="string">
            <text:p>network-cellular-hspa-symbolic.svg</text:p>
          </table:table-cell>
          <table:table-cell office:value-type="string" calcext:value-type="string">
            <text:p>network-cellular-hsp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5] &amp; CHAR(34) &amp; &quot;&gt;&quot; &amp; &#10;&quot;&lt;img alt=&quot; &amp; CHAR(34) &amp; [.B5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5] &amp; &quot;&lt;br&gt;&quot;" office:value-type="string" office:string-value="&lt;picture&gt;&lt;source media=&quot;(prefers-color-scheme: dark)&quot; srcset=&quot;https://github.com/StorageB/icons/blob/main/GNOME46Adwaita/light/network-cellular-hspa-symbolic.svg&quot;&gt;&lt;source media=&quot;(prefers-color-scheme: light)&quot; srcset=&quot;https://github.com/StorageB/icons/blob/main/GNOME46Adwaita/dark/network-cellular-hspa-symbolic.svg&quot;&gt;&lt;img alt=&quot;network-cellular-hspa-symbolic&quot; src=&quot;https://user-images.githubusercontent.com/25423296/163456779-a8556205-d0a5-45e2-ac17-42d089e3c3f8.png&quot;&gt;&lt;/picture&gt; &amp;nbsp; &amp;nbsp;network-cellular-hspa-symbolic&lt;br&gt;" calcext:value-type="string">
            <text:p>&lt;picture&gt;&lt;source media="(prefers-color-scheme: dark)" srcset="https://github.com/StorageB/icons/blob/main/GNOME46Adwaita/light/network-cellular-hspa-symbolic.svg"&gt;&lt;source media="(prefers-color-scheme: light)" srcset="https://github.com/StorageB/icons/blob/main/GNOME46Adwaita/dark/network-cellular-hspa-symbolic.svg"&gt;&lt;img alt="network-cellular-hspa-symbolic" src="https://user-images.githubusercontent.com/25423296/163456779-a8556205-d0a5-45e2-ac17-42d089e3c3f8.png"&gt;&lt;/picture&gt; &amp;nbsp; &amp;nbsp;network-cellular-hspa-symbolic&lt;br&gt;</text:p>
          </table:table-cell>
        </table:table-row>
        <table:table-row table:style-name="ro1">
          <table:table-cell office:value-type="string" calcext:value-type="string">
            <text:p>network-cellular-no-route-rtl-symbolic.svg</text:p>
          </table:table-cell>
          <table:table-cell office:value-type="string" calcext:value-type="string">
            <text:p>network-cellular-no-rout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6] &amp; CHAR(34) &amp; &quot;&gt;&quot; &amp; &#10;&quot;&lt;img alt=&quot; &amp; CHAR(34) &amp; [.B5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6] &amp; &quot;&lt;br&gt;&quot;" office:value-type="string" office:string-value="&lt;picture&gt;&lt;source media=&quot;(prefers-color-scheme: dark)&quot; srcset=&quot;https://github.com/StorageB/icons/blob/main/GNOME46Adwaita/light/network-cellular-no-route-rtl-symbolic.svg&quot;&gt;&lt;source media=&quot;(prefers-color-scheme: light)&quot; srcset=&quot;https://github.com/StorageB/icons/blob/main/GNOME46Adwaita/dark/network-cellular-no-route-rtl-symbolic.svg&quot;&gt;&lt;img alt=&quot;network-cellular-no-route-rtl-symbolic&quot; src=&quot;https://user-images.githubusercontent.com/25423296/163456779-a8556205-d0a5-45e2-ac17-42d089e3c3f8.png&quot;&gt;&lt;/picture&gt; &amp;nbsp; &amp;nbsp;network-cellular-no-route-rtl-symbolic&lt;br&gt;" calcext:value-type="string">
            <text:p>&lt;picture&gt;&lt;source media="(prefers-color-scheme: dark)" srcset="https://github.com/StorageB/icons/blob/main/GNOME46Adwaita/light/network-cellular-no-route-rtl-symbolic.svg"&gt;&lt;source media="(prefers-color-scheme: light)" srcset="https://github.com/StorageB/icons/blob/main/GNOME46Adwaita/dark/network-cellular-no-route-rtl-symbolic.svg"&gt;&lt;img alt="network-cellular-no-route-rtl-symbolic" src="https://user-images.githubusercontent.com/25423296/163456779-a8556205-d0a5-45e2-ac17-42d089e3c3f8.png"&gt;&lt;/picture&gt; &amp;nbsp; &amp;nbsp;network-cellular-no-route-rtl-symbolic&lt;br&gt;</text:p>
          </table:table-cell>
        </table:table-row>
        <table:table-row table:style-name="ro1">
          <table:table-cell office:value-type="string" calcext:value-type="string">
            <text:p>network-cellular-no-route-symbolic-rtl.svg</text:p>
          </table:table-cell>
          <table:table-cell office:value-type="string" calcext:value-type="string">
            <text:p>network-cellular-no-rout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7] &amp; CHAR(34) &amp; &quot;&gt;&quot; &amp; &#10;&quot;&lt;img alt=&quot; &amp; CHAR(34) &amp; [.B5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7] &amp; &quot;&lt;br&gt;&quot;" office:value-type="string" office:string-value="&lt;picture&gt;&lt;source media=&quot;(prefers-color-scheme: dark)&quot; srcset=&quot;https://github.com/StorageB/icons/blob/main/GNOME46Adwaita/light/network-cellular-no-route-symbolic-rtl.svg&quot;&gt;&lt;source media=&quot;(prefers-color-scheme: light)&quot; srcset=&quot;https://github.com/StorageB/icons/blob/main/GNOME46Adwaita/dark/network-cellular-no-route-symbolic-rtl.svg&quot;&gt;&lt;img alt=&quot;network-cellular-no-route-symbolic-rtl&quot; src=&quot;https://user-images.githubusercontent.com/25423296/163456779-a8556205-d0a5-45e2-ac17-42d089e3c3f8.png&quot;&gt;&lt;/picture&gt; &amp;nbsp; &amp;nbsp;network-cellular-no-route-symbolic-rtl&lt;br&gt;" calcext:value-type="string">
            <text:p>&lt;picture&gt;&lt;source media="(prefers-color-scheme: dark)" srcset="https://github.com/StorageB/icons/blob/main/GNOME46Adwaita/light/network-cellular-no-route-symbolic-rtl.svg"&gt;&lt;source media="(prefers-color-scheme: light)" srcset="https://github.com/StorageB/icons/blob/main/GNOME46Adwaita/dark/network-cellular-no-route-symbolic-rtl.svg"&gt;&lt;img alt="network-cellular-no-route-symbolic-rtl" src="https://user-images.githubusercontent.com/25423296/163456779-a8556205-d0a5-45e2-ac17-42d089e3c3f8.png"&gt;&lt;/picture&gt; &amp;nbsp; &amp;nbsp;network-cellular-no-route-symbolic-rtl&lt;br&gt;</text:p>
          </table:table-cell>
        </table:table-row>
        <table:table-row table:style-name="ro1">
          <table:table-cell office:value-type="string" calcext:value-type="string">
            <text:p>network-cellular-no-route-symbolic.svg</text:p>
          </table:table-cell>
          <table:table-cell office:value-type="string" calcext:value-type="string">
            <text:p>network-cellular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8] &amp; CHAR(34) &amp; &quot;&gt;&quot; &amp; &#10;&quot;&lt;img alt=&quot; &amp; CHAR(34) &amp; [.B5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8] &amp; &quot;&lt;br&gt;&quot;" office:value-type="string" office:string-value="&lt;picture&gt;&lt;source media=&quot;(prefers-color-scheme: dark)&quot; srcset=&quot;https://github.com/StorageB/icons/blob/main/GNOME46Adwaita/light/network-cellular-no-route-symbolic.svg&quot;&gt;&lt;source media=&quot;(prefers-color-scheme: light)&quot; srcset=&quot;https://github.com/StorageB/icons/blob/main/GNOME46Adwaita/dark/network-cellular-no-route-symbolic.svg&quot;&gt;&lt;img alt=&quot;network-cellular-no-route-symbolic&quot; src=&quot;https://user-images.githubusercontent.com/25423296/163456779-a8556205-d0a5-45e2-ac17-42d089e3c3f8.png&quot;&gt;&lt;/picture&gt; &amp;nbsp; &amp;nbsp;network-cellular-no-route-symbolic&lt;br&gt;" calcext:value-type="string">
            <text:p>&lt;picture&gt;&lt;source media="(prefers-color-scheme: dark)" srcset="https://github.com/StorageB/icons/blob/main/GNOME46Adwaita/light/network-cellular-no-route-symbolic.svg"&gt;&lt;source media="(prefers-color-scheme: light)" srcset="https://github.com/StorageB/icons/blob/main/GNOME46Adwaita/dark/network-cellular-no-route-symbolic.svg"&gt;&lt;img alt="network-cellular-no-route-symbolic" src="https://user-images.githubusercontent.com/25423296/163456779-a8556205-d0a5-45e2-ac17-42d089e3c3f8.png"&gt;&lt;/picture&gt; &amp;nbsp; &amp;nbsp;network-cellular-no-route-symbolic&lt;br&gt;</text:p>
          </table:table-cell>
        </table:table-row>
        <table:table-row table:style-name="ro1">
          <table:table-cell office:value-type="string" calcext:value-type="string">
            <text:p>network-cellular-offline-rtl-symbolic.svg</text:p>
          </table:table-cell>
          <table:table-cell office:value-type="string" calcext:value-type="string">
            <text:p>network-cellular-offlin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2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29] &amp; CHAR(34) &amp; &quot;&gt;&quot; &amp; &#10;&quot;&lt;img alt=&quot; &amp; CHAR(34) &amp; [.B5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9] &amp; &quot;&lt;br&gt;&quot;" office:value-type="string" office:string-value="&lt;picture&gt;&lt;source media=&quot;(prefers-color-scheme: dark)&quot; srcset=&quot;https://github.com/StorageB/icons/blob/main/GNOME46Adwaita/light/network-cellular-offline-rtl-symbolic.svg&quot;&gt;&lt;source media=&quot;(prefers-color-scheme: light)&quot; srcset=&quot;https://github.com/StorageB/icons/blob/main/GNOME46Adwaita/dark/network-cellular-offline-rtl-symbolic.svg&quot;&gt;&lt;img alt=&quot;network-cellular-offline-rtl-symbolic&quot; src=&quot;https://user-images.githubusercontent.com/25423296/163456779-a8556205-d0a5-45e2-ac17-42d089e3c3f8.png&quot;&gt;&lt;/picture&gt; &amp;nbsp; &amp;nbsp;network-cellular-offline-rtl-symbolic&lt;br&gt;" calcext:value-type="string">
            <text:p>&lt;picture&gt;&lt;source media="(prefers-color-scheme: dark)" srcset="https://github.com/StorageB/icons/blob/main/GNOME46Adwaita/light/network-cellular-offline-rtl-symbolic.svg"&gt;&lt;source media="(prefers-color-scheme: light)" srcset="https://github.com/StorageB/icons/blob/main/GNOME46Adwaita/dark/network-cellular-offline-rtl-symbolic.svg"&gt;&lt;img alt="network-cellular-offline-rtl-symbolic" src="https://user-images.githubusercontent.com/25423296/163456779-a8556205-d0a5-45e2-ac17-42d089e3c3f8.png"&gt;&lt;/picture&gt; &amp;nbsp; &amp;nbsp;network-cellular-offline-rtl-symbolic&lt;br&gt;</text:p>
          </table:table-cell>
        </table:table-row>
        <table:table-row table:style-name="ro1">
          <table:table-cell office:value-type="string" calcext:value-type="string">
            <text:p>network-cellular-offline-symbolic-rtl.svg</text:p>
          </table:table-cell>
          <table:table-cell office:value-type="string" calcext:value-type="string">
            <text:p>network-cellular-offlin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0] &amp; CHAR(34) &amp; &quot;&gt;&quot; &amp; &#10;&quot;&lt;img alt=&quot; &amp; CHAR(34) &amp; [.B5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0] &amp; &quot;&lt;br&gt;&quot;" office:value-type="string" office:string-value="&lt;picture&gt;&lt;source media=&quot;(prefers-color-scheme: dark)&quot; srcset=&quot;https://github.com/StorageB/icons/blob/main/GNOME46Adwaita/light/network-cellular-offline-symbolic-rtl.svg&quot;&gt;&lt;source media=&quot;(prefers-color-scheme: light)&quot; srcset=&quot;https://github.com/StorageB/icons/blob/main/GNOME46Adwaita/dark/network-cellular-offline-symbolic-rtl.svg&quot;&gt;&lt;img alt=&quot;network-cellular-offline-symbolic-rtl&quot; src=&quot;https://user-images.githubusercontent.com/25423296/163456779-a8556205-d0a5-45e2-ac17-42d089e3c3f8.png&quot;&gt;&lt;/picture&gt; &amp;nbsp; &amp;nbsp;network-cellular-offline-symbolic-rtl&lt;br&gt;" calcext:value-type="string">
            <text:p>&lt;picture&gt;&lt;source media="(prefers-color-scheme: dark)" srcset="https://github.com/StorageB/icons/blob/main/GNOME46Adwaita/light/network-cellular-offline-symbolic-rtl.svg"&gt;&lt;source media="(prefers-color-scheme: light)" srcset="https://github.com/StorageB/icons/blob/main/GNOME46Adwaita/dark/network-cellular-offline-symbolic-rtl.svg"&gt;&lt;img alt="network-cellular-offline-symbolic-rtl" src="https://user-images.githubusercontent.com/25423296/163456779-a8556205-d0a5-45e2-ac17-42d089e3c3f8.png"&gt;&lt;/picture&gt; &amp;nbsp; &amp;nbsp;network-cellular-offline-symbolic-rtl&lt;br&gt;</text:p>
          </table:table-cell>
        </table:table-row>
        <table:table-row table:style-name="ro1">
          <table:table-cell office:value-type="string" calcext:value-type="string">
            <text:p>network-cellular-offline-symbolic.svg</text:p>
          </table:table-cell>
          <table:table-cell office:value-type="string" calcext:value-type="string">
            <text:p>network-cellular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1] &amp; CHAR(34) &amp; &quot;&gt;&quot; &amp; &#10;&quot;&lt;img alt=&quot; &amp; CHAR(34) &amp; [.B5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1] &amp; &quot;&lt;br&gt;&quot;" office:value-type="string" office:string-value="&lt;picture&gt;&lt;source media=&quot;(prefers-color-scheme: dark)&quot; srcset=&quot;https://github.com/StorageB/icons/blob/main/GNOME46Adwaita/light/network-cellular-offline-symbolic.svg&quot;&gt;&lt;source media=&quot;(prefers-color-scheme: light)&quot; srcset=&quot;https://github.com/StorageB/icons/blob/main/GNOME46Adwaita/dark/network-cellular-offline-symbolic.svg&quot;&gt;&lt;img alt=&quot;network-cellular-offline-symbolic&quot; src=&quot;https://user-images.githubusercontent.com/25423296/163456779-a8556205-d0a5-45e2-ac17-42d089e3c3f8.png&quot;&gt;&lt;/picture&gt; &amp;nbsp; &amp;nbsp;network-cellular-offline-symbolic&lt;br&gt;" calcext:value-type="string">
            <text:p>&lt;picture&gt;&lt;source media="(prefers-color-scheme: dark)" srcset="https://github.com/StorageB/icons/blob/main/GNOME46Adwaita/light/network-cellular-offline-symbolic.svg"&gt;&lt;source media="(prefers-color-scheme: light)" srcset="https://github.com/StorageB/icons/blob/main/GNOME46Adwaita/dark/network-cellular-offline-symbolic.svg"&gt;&lt;img alt="network-cellular-offline-symbolic" src="https://user-images.githubusercontent.com/25423296/163456779-a8556205-d0a5-45e2-ac17-42d089e3c3f8.png"&gt;&lt;/picture&gt; &amp;nbsp; &amp;nbsp;network-cellular-offline-symbolic&lt;br&gt;</text:p>
          </table:table-cell>
        </table:table-row>
        <table:table-row table:style-name="ro1">
          <table:table-cell office:value-type="string" calcext:value-type="string">
            <text:p>network-cellular-signal-excellent-rtl-symbolic.svg</text:p>
          </table:table-cell>
          <table:table-cell office:value-type="string" calcext:value-type="string">
            <text:p>network-cellular-signal-excellen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2] &amp; CHAR(34) &amp; &quot;&gt;&quot; &amp; &#10;&quot;&lt;img alt=&quot; &amp; CHAR(34) &amp; [.B5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2] &amp; &quot;&lt;br&gt;&quot;" office:value-type="string" office:string-value="&lt;picture&gt;&lt;source media=&quot;(prefers-color-scheme: dark)&quot; srcset=&quot;https://github.com/StorageB/icons/blob/main/GNOME46Adwaita/light/network-cellular-signal-excellent-rtl-symbolic.svg&quot;&gt;&lt;source media=&quot;(prefers-color-scheme: light)&quot; srcset=&quot;https://github.com/StorageB/icons/blob/main/GNOME46Adwaita/dark/network-cellular-signal-excellent-rtl-symbolic.svg&quot;&gt;&lt;img alt=&quot;network-cellular-signal-excellent-rtl-symbolic&quot; src=&quot;https://user-images.githubusercontent.com/25423296/163456779-a8556205-d0a5-45e2-ac17-42d089e3c3f8.png&quot;&gt;&lt;/picture&gt; &amp;nbsp; &amp;nbsp;network-cellular-signal-excellent-rtl-symbolic&lt;br&gt;" calcext:value-type="string">
            <text:p>&lt;picture&gt;&lt;source media="(prefers-color-scheme: dark)" srcset="https://github.com/StorageB/icons/blob/main/GNOME46Adwaita/light/network-cellular-signal-excellent-rtl-symbolic.svg"&gt;&lt;source media="(prefers-color-scheme: light)" srcset="https://github.com/StorageB/icons/blob/main/GNOME46Adwaita/dark/network-cellular-signal-excellent-rtl-symbolic.svg"&gt;&lt;img alt="network-cellular-signal-excellent-rtl-symbolic" src="https://user-images.githubusercontent.com/25423296/163456779-a8556205-d0a5-45e2-ac17-42d089e3c3f8.png"&gt;&lt;/picture&gt; &amp;nbsp; &amp;nbsp;network-cellular-signal-excellent-rtl-symbolic&lt;br&gt;</text:p>
          </table:table-cell>
        </table:table-row>
        <table:table-row table:style-name="ro1">
          <table:table-cell office:value-type="string" calcext:value-type="string">
            <text:p>network-cellular-signal-excellent-symbolic-rtl.svg</text:p>
          </table:table-cell>
          <table:table-cell office:value-type="string" calcext:value-type="string">
            <text:p>network-cellular-signal-excellen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3] &amp; CHAR(34) &amp; &quot;&gt;&quot; &amp; &#10;&quot;&lt;img alt=&quot; &amp; CHAR(34) &amp; [.B5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3] &amp; &quot;&lt;br&gt;&quot;" office:value-type="string" office:string-value="&lt;picture&gt;&lt;source media=&quot;(prefers-color-scheme: dark)&quot; srcset=&quot;https://github.com/StorageB/icons/blob/main/GNOME46Adwaita/light/network-cellular-signal-excellent-symbolic-rtl.svg&quot;&gt;&lt;source media=&quot;(prefers-color-scheme: light)&quot; srcset=&quot;https://github.com/StorageB/icons/blob/main/GNOME46Adwaita/dark/network-cellular-signal-excellent-symbolic-rtl.svg&quot;&gt;&lt;img alt=&quot;network-cellular-signal-excellent-symbolic-rtl&quot; src=&quot;https://user-images.githubusercontent.com/25423296/163456779-a8556205-d0a5-45e2-ac17-42d089e3c3f8.png&quot;&gt;&lt;/picture&gt; &amp;nbsp; &amp;nbsp;network-cellular-signal-excellent-symbolic-rtl&lt;br&gt;" calcext:value-type="string">
            <text:p>&lt;picture&gt;&lt;source media="(prefers-color-scheme: dark)" srcset="https://github.com/StorageB/icons/blob/main/GNOME46Adwaita/light/network-cellular-signal-excellent-symbolic-rtl.svg"&gt;&lt;source media="(prefers-color-scheme: light)" srcset="https://github.com/StorageB/icons/blob/main/GNOME46Adwaita/dark/network-cellular-signal-excellent-symbolic-rtl.svg"&gt;&lt;img alt="network-cellular-signal-excellent-symbolic-rtl" src="https://user-images.githubusercontent.com/25423296/163456779-a8556205-d0a5-45e2-ac17-42d089e3c3f8.png"&gt;&lt;/picture&gt; &amp;nbsp; &amp;nbsp;network-cellular-signal-excellent-symbolic-rtl&lt;br&gt;</text:p>
          </table:table-cell>
        </table:table-row>
        <table:table-row table:style-name="ro1">
          <table:table-cell office:value-type="string" calcext:value-type="string">
            <text:p>network-cellular-signal-excellent-symbolic.svg</text:p>
          </table:table-cell>
          <table:table-cell office:value-type="string" calcext:value-type="string">
            <text:p>network-cellular-signal-excell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4] &amp; CHAR(34) &amp; &quot;&gt;&quot; &amp; &#10;&quot;&lt;img alt=&quot; &amp; CHAR(34) &amp; [.B5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4] &amp; &quot;&lt;br&gt;&quot;" office:value-type="string" office:string-value="&lt;picture&gt;&lt;source media=&quot;(prefers-color-scheme: dark)&quot; srcset=&quot;https://github.com/StorageB/icons/blob/main/GNOME46Adwaita/light/network-cellular-signal-excellent-symbolic.svg&quot;&gt;&lt;source media=&quot;(prefers-color-scheme: light)&quot; srcset=&quot;https://github.com/StorageB/icons/blob/main/GNOME46Adwaita/dark/network-cellular-signal-excellent-symbolic.svg&quot;&gt;&lt;img alt=&quot;network-cellular-signal-excellent-symbolic&quot; src=&quot;https://user-images.githubusercontent.com/25423296/163456779-a8556205-d0a5-45e2-ac17-42d089e3c3f8.png&quot;&gt;&lt;/picture&gt; &amp;nbsp; &amp;nbsp;network-cellular-signal-excellent-symbolic&lt;br&gt;" calcext:value-type="string">
            <text:p>&lt;picture&gt;&lt;source media="(prefers-color-scheme: dark)" srcset="https://github.com/StorageB/icons/blob/main/GNOME46Adwaita/light/network-cellular-signal-excellent-symbolic.svg"&gt;&lt;source media="(prefers-color-scheme: light)" srcset="https://github.com/StorageB/icons/blob/main/GNOME46Adwaita/dark/network-cellular-signal-excellent-symbolic.svg"&gt;&lt;img alt="network-cellular-signal-excellent-symbolic" src="https://user-images.githubusercontent.com/25423296/163456779-a8556205-d0a5-45e2-ac17-42d089e3c3f8.png"&gt;&lt;/picture&gt; &amp;nbsp; &amp;nbsp;network-cellular-signal-excellent-symbolic&lt;br&gt;</text:p>
          </table:table-cell>
        </table:table-row>
        <table:table-row table:style-name="ro1">
          <table:table-cell office:value-type="string" calcext:value-type="string">
            <text:p>network-cellular-signal-good-rtl-symbolic.svg</text:p>
          </table:table-cell>
          <table:table-cell office:value-type="string" calcext:value-type="string">
            <text:p>network-cellular-signal-goo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5] &amp; CHAR(34) &amp; &quot;&gt;&quot; &amp; &#10;&quot;&lt;img alt=&quot; &amp; CHAR(34) &amp; [.B5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5] &amp; &quot;&lt;br&gt;&quot;" office:value-type="string" office:string-value="&lt;picture&gt;&lt;source media=&quot;(prefers-color-scheme: dark)&quot; srcset=&quot;https://github.com/StorageB/icons/blob/main/GNOME46Adwaita/light/network-cellular-signal-good-rtl-symbolic.svg&quot;&gt;&lt;source media=&quot;(prefers-color-scheme: light)&quot; srcset=&quot;https://github.com/StorageB/icons/blob/main/GNOME46Adwaita/dark/network-cellular-signal-good-rtl-symbolic.svg&quot;&gt;&lt;img alt=&quot;network-cellular-signal-good-rtl-symbolic&quot; src=&quot;https://user-images.githubusercontent.com/25423296/163456779-a8556205-d0a5-45e2-ac17-42d089e3c3f8.png&quot;&gt;&lt;/picture&gt; &amp;nbsp; &amp;nbsp;network-cellular-signal-good-rtl-symbolic&lt;br&gt;" calcext:value-type="string">
            <text:p>&lt;picture&gt;&lt;source media="(prefers-color-scheme: dark)" srcset="https://github.com/StorageB/icons/blob/main/GNOME46Adwaita/light/network-cellular-signal-good-rtl-symbolic.svg"&gt;&lt;source media="(prefers-color-scheme: light)" srcset="https://github.com/StorageB/icons/blob/main/GNOME46Adwaita/dark/network-cellular-signal-good-rtl-symbolic.svg"&gt;&lt;img alt="network-cellular-signal-good-rtl-symbolic" src="https://user-images.githubusercontent.com/25423296/163456779-a8556205-d0a5-45e2-ac17-42d089e3c3f8.png"&gt;&lt;/picture&gt; &amp;nbsp; &amp;nbsp;network-cellular-signal-good-rtl-symbolic&lt;br&gt;</text:p>
          </table:table-cell>
        </table:table-row>
        <table:table-row table:style-name="ro1">
          <table:table-cell office:value-type="string" calcext:value-type="string">
            <text:p>network-cellular-signal-good-symbolic-rtl.svg</text:p>
          </table:table-cell>
          <table:table-cell office:value-type="string" calcext:value-type="string">
            <text:p>network-cellular-signal-goo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6] &amp; CHAR(34) &amp; &quot;&gt;&quot; &amp; &#10;&quot;&lt;img alt=&quot; &amp; CHAR(34) &amp; [.B5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6] &amp; &quot;&lt;br&gt;&quot;" office:value-type="string" office:string-value="&lt;picture&gt;&lt;source media=&quot;(prefers-color-scheme: dark)&quot; srcset=&quot;https://github.com/StorageB/icons/blob/main/GNOME46Adwaita/light/network-cellular-signal-good-symbolic-rtl.svg&quot;&gt;&lt;source media=&quot;(prefers-color-scheme: light)&quot; srcset=&quot;https://github.com/StorageB/icons/blob/main/GNOME46Adwaita/dark/network-cellular-signal-good-symbolic-rtl.svg&quot;&gt;&lt;img alt=&quot;network-cellular-signal-good-symbolic-rtl&quot; src=&quot;https://user-images.githubusercontent.com/25423296/163456779-a8556205-d0a5-45e2-ac17-42d089e3c3f8.png&quot;&gt;&lt;/picture&gt; &amp;nbsp; &amp;nbsp;network-cellular-signal-good-symbolic-rtl&lt;br&gt;" calcext:value-type="string">
            <text:p>&lt;picture&gt;&lt;source media="(prefers-color-scheme: dark)" srcset="https://github.com/StorageB/icons/blob/main/GNOME46Adwaita/light/network-cellular-signal-good-symbolic-rtl.svg"&gt;&lt;source media="(prefers-color-scheme: light)" srcset="https://github.com/StorageB/icons/blob/main/GNOME46Adwaita/dark/network-cellular-signal-good-symbolic-rtl.svg"&gt;&lt;img alt="network-cellular-signal-good-symbolic-rtl" src="https://user-images.githubusercontent.com/25423296/163456779-a8556205-d0a5-45e2-ac17-42d089e3c3f8.png"&gt;&lt;/picture&gt; &amp;nbsp; &amp;nbsp;network-cellular-signal-good-symbolic-rtl&lt;br&gt;</text:p>
          </table:table-cell>
        </table:table-row>
        <table:table-row table:style-name="ro1">
          <table:table-cell office:value-type="string" calcext:value-type="string">
            <text:p>network-cellular-signal-good-symbolic.svg</text:p>
          </table:table-cell>
          <table:table-cell office:value-type="string" calcext:value-type="string">
            <text:p>network-cellular-signal-g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7] &amp; CHAR(34) &amp; &quot;&gt;&quot; &amp; &#10;&quot;&lt;img alt=&quot; &amp; CHAR(34) &amp; [.B5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7] &amp; &quot;&lt;br&gt;&quot;" office:value-type="string" office:string-value="&lt;picture&gt;&lt;source media=&quot;(prefers-color-scheme: dark)&quot; srcset=&quot;https://github.com/StorageB/icons/blob/main/GNOME46Adwaita/light/network-cellular-signal-good-symbolic.svg&quot;&gt;&lt;source media=&quot;(prefers-color-scheme: light)&quot; srcset=&quot;https://github.com/StorageB/icons/blob/main/GNOME46Adwaita/dark/network-cellular-signal-good-symbolic.svg&quot;&gt;&lt;img alt=&quot;network-cellular-signal-good-symbolic&quot; src=&quot;https://user-images.githubusercontent.com/25423296/163456779-a8556205-d0a5-45e2-ac17-42d089e3c3f8.png&quot;&gt;&lt;/picture&gt; &amp;nbsp; &amp;nbsp;network-cellular-signal-good-symbolic&lt;br&gt;" calcext:value-type="string">
            <text:p>&lt;picture&gt;&lt;source media="(prefers-color-scheme: dark)" srcset="https://github.com/StorageB/icons/blob/main/GNOME46Adwaita/light/network-cellular-signal-good-symbolic.svg"&gt;&lt;source media="(prefers-color-scheme: light)" srcset="https://github.com/StorageB/icons/blob/main/GNOME46Adwaita/dark/network-cellular-signal-good-symbolic.svg"&gt;&lt;img alt="network-cellular-signal-good-symbolic" src="https://user-images.githubusercontent.com/25423296/163456779-a8556205-d0a5-45e2-ac17-42d089e3c3f8.png"&gt;&lt;/picture&gt; &amp;nbsp; &amp;nbsp;network-cellular-signal-good-symbolic&lt;br&gt;</text:p>
          </table:table-cell>
        </table:table-row>
        <table:table-row table:style-name="ro1">
          <table:table-cell office:value-type="string" calcext:value-type="string">
            <text:p>network-cellular-signal-none-rtl-symbolic.svg</text:p>
          </table:table-cell>
          <table:table-cell office:value-type="string" calcext:value-type="string">
            <text:p>network-cellular-signal-non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8] &amp; CHAR(34) &amp; &quot;&gt;&quot; &amp; &#10;&quot;&lt;img alt=&quot; &amp; CHAR(34) &amp; [.B5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8] &amp; &quot;&lt;br&gt;&quot;" office:value-type="string" office:string-value="&lt;picture&gt;&lt;source media=&quot;(prefers-color-scheme: dark)&quot; srcset=&quot;https://github.com/StorageB/icons/blob/main/GNOME46Adwaita/light/network-cellular-signal-none-rtl-symbolic.svg&quot;&gt;&lt;source media=&quot;(prefers-color-scheme: light)&quot; srcset=&quot;https://github.com/StorageB/icons/blob/main/GNOME46Adwaita/dark/network-cellular-signal-none-rtl-symbolic.svg&quot;&gt;&lt;img alt=&quot;network-cellular-signal-none-rtl-symbolic&quot; src=&quot;https://user-images.githubusercontent.com/25423296/163456779-a8556205-d0a5-45e2-ac17-42d089e3c3f8.png&quot;&gt;&lt;/picture&gt; &amp;nbsp; &amp;nbsp;network-cellular-signal-none-rtl-symbolic&lt;br&gt;" calcext:value-type="string">
            <text:p>&lt;picture&gt;&lt;source media="(prefers-color-scheme: dark)" srcset="https://github.com/StorageB/icons/blob/main/GNOME46Adwaita/light/network-cellular-signal-none-rtl-symbolic.svg"&gt;&lt;source media="(prefers-color-scheme: light)" srcset="https://github.com/StorageB/icons/blob/main/GNOME46Adwaita/dark/network-cellular-signal-none-rtl-symbolic.svg"&gt;&lt;img alt="network-cellular-signal-none-rtl-symbolic" src="https://user-images.githubusercontent.com/25423296/163456779-a8556205-d0a5-45e2-ac17-42d089e3c3f8.png"&gt;&lt;/picture&gt; &amp;nbsp; &amp;nbsp;network-cellular-signal-none-rtl-symbolic&lt;br&gt;</text:p>
          </table:table-cell>
        </table:table-row>
        <table:table-row table:style-name="ro1">
          <table:table-cell office:value-type="string" calcext:value-type="string">
            <text:p>network-cellular-signal-none-symbolic-rtl.svg</text:p>
          </table:table-cell>
          <table:table-cell office:value-type="string" calcext:value-type="string">
            <text:p>network-cellular-signal-non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3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39] &amp; CHAR(34) &amp; &quot;&gt;&quot; &amp; &#10;&quot;&lt;img alt=&quot; &amp; CHAR(34) &amp; [.B5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9] &amp; &quot;&lt;br&gt;&quot;" office:value-type="string" office:string-value="&lt;picture&gt;&lt;source media=&quot;(prefers-color-scheme: dark)&quot; srcset=&quot;https://github.com/StorageB/icons/blob/main/GNOME46Adwaita/light/network-cellular-signal-none-symbolic-rtl.svg&quot;&gt;&lt;source media=&quot;(prefers-color-scheme: light)&quot; srcset=&quot;https://github.com/StorageB/icons/blob/main/GNOME46Adwaita/dark/network-cellular-signal-none-symbolic-rtl.svg&quot;&gt;&lt;img alt=&quot;network-cellular-signal-none-symbolic-rtl&quot; src=&quot;https://user-images.githubusercontent.com/25423296/163456779-a8556205-d0a5-45e2-ac17-42d089e3c3f8.png&quot;&gt;&lt;/picture&gt; &amp;nbsp; &amp;nbsp;network-cellular-signal-none-symbolic-rtl&lt;br&gt;" calcext:value-type="string">
            <text:p>&lt;picture&gt;&lt;source media="(prefers-color-scheme: dark)" srcset="https://github.com/StorageB/icons/blob/main/GNOME46Adwaita/light/network-cellular-signal-none-symbolic-rtl.svg"&gt;&lt;source media="(prefers-color-scheme: light)" srcset="https://github.com/StorageB/icons/blob/main/GNOME46Adwaita/dark/network-cellular-signal-none-symbolic-rtl.svg"&gt;&lt;img alt="network-cellular-signal-none-symbolic-rtl" src="https://user-images.githubusercontent.com/25423296/163456779-a8556205-d0a5-45e2-ac17-42d089e3c3f8.png"&gt;&lt;/picture&gt; &amp;nbsp; &amp;nbsp;network-cellular-signal-none-symbolic-rtl&lt;br&gt;</text:p>
          </table:table-cell>
        </table:table-row>
        <table:table-row table:style-name="ro1">
          <table:table-cell office:value-type="string" calcext:value-type="string">
            <text:p>network-cellular-signal-none-symbolic.svg</text:p>
          </table:table-cell>
          <table:table-cell office:value-type="string" calcext:value-type="string">
            <text:p>network-cellular-signal-n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0] &amp; CHAR(34) &amp; &quot;&gt;&quot; &amp; &#10;&quot;&lt;img alt=&quot; &amp; CHAR(34) &amp; [.B5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0] &amp; &quot;&lt;br&gt;&quot;" office:value-type="string" office:string-value="&lt;picture&gt;&lt;source media=&quot;(prefers-color-scheme: dark)&quot; srcset=&quot;https://github.com/StorageB/icons/blob/main/GNOME46Adwaita/light/network-cellular-signal-none-symbolic.svg&quot;&gt;&lt;source media=&quot;(prefers-color-scheme: light)&quot; srcset=&quot;https://github.com/StorageB/icons/blob/main/GNOME46Adwaita/dark/network-cellular-signal-none-symbolic.svg&quot;&gt;&lt;img alt=&quot;network-cellular-signal-none-symbolic&quot; src=&quot;https://user-images.githubusercontent.com/25423296/163456779-a8556205-d0a5-45e2-ac17-42d089e3c3f8.png&quot;&gt;&lt;/picture&gt; &amp;nbsp; &amp;nbsp;network-cellular-signal-none-symbolic&lt;br&gt;" calcext:value-type="string">
            <text:p>&lt;picture&gt;&lt;source media="(prefers-color-scheme: dark)" srcset="https://github.com/StorageB/icons/blob/main/GNOME46Adwaita/light/network-cellular-signal-none-symbolic.svg"&gt;&lt;source media="(prefers-color-scheme: light)" srcset="https://github.com/StorageB/icons/blob/main/GNOME46Adwaita/dark/network-cellular-signal-none-symbolic.svg"&gt;&lt;img alt="network-cellular-signal-none-symbolic" src="https://user-images.githubusercontent.com/25423296/163456779-a8556205-d0a5-45e2-ac17-42d089e3c3f8.png"&gt;&lt;/picture&gt; &amp;nbsp; &amp;nbsp;network-cellular-signal-none-symbolic&lt;br&gt;</text:p>
          </table:table-cell>
        </table:table-row>
        <table:table-row table:style-name="ro1">
          <table:table-cell office:value-type="string" calcext:value-type="string">
            <text:p>network-cellular-signal-ok-rtl-symbolic.svg</text:p>
          </table:table-cell>
          <table:table-cell office:value-type="string" calcext:value-type="string">
            <text:p>network-cellular-signal-ok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1] &amp; CHAR(34) &amp; &quot;&gt;&quot; &amp; &#10;&quot;&lt;img alt=&quot; &amp; CHAR(34) &amp; [.B5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1] &amp; &quot;&lt;br&gt;&quot;" office:value-type="string" office:string-value="&lt;picture&gt;&lt;source media=&quot;(prefers-color-scheme: dark)&quot; srcset=&quot;https://github.com/StorageB/icons/blob/main/GNOME46Adwaita/light/network-cellular-signal-ok-rtl-symbolic.svg&quot;&gt;&lt;source media=&quot;(prefers-color-scheme: light)&quot; srcset=&quot;https://github.com/StorageB/icons/blob/main/GNOME46Adwaita/dark/network-cellular-signal-ok-rtl-symbolic.svg&quot;&gt;&lt;img alt=&quot;network-cellular-signal-ok-rtl-symbolic&quot; src=&quot;https://user-images.githubusercontent.com/25423296/163456779-a8556205-d0a5-45e2-ac17-42d089e3c3f8.png&quot;&gt;&lt;/picture&gt; &amp;nbsp; &amp;nbsp;network-cellular-signal-ok-rtl-symbolic&lt;br&gt;" calcext:value-type="string">
            <text:p>&lt;picture&gt;&lt;source media="(prefers-color-scheme: dark)" srcset="https://github.com/StorageB/icons/blob/main/GNOME46Adwaita/light/network-cellular-signal-ok-rtl-symbolic.svg"&gt;&lt;source media="(prefers-color-scheme: light)" srcset="https://github.com/StorageB/icons/blob/main/GNOME46Adwaita/dark/network-cellular-signal-ok-rtl-symbolic.svg"&gt;&lt;img alt="network-cellular-signal-ok-rtl-symbolic" src="https://user-images.githubusercontent.com/25423296/163456779-a8556205-d0a5-45e2-ac17-42d089e3c3f8.png"&gt;&lt;/picture&gt; &amp;nbsp; &amp;nbsp;network-cellular-signal-ok-rtl-symbolic&lt;br&gt;</text:p>
          </table:table-cell>
        </table:table-row>
        <table:table-row table:style-name="ro1">
          <table:table-cell office:value-type="string" calcext:value-type="string">
            <text:p>network-cellular-signal-ok-symbolic-rtl.svg</text:p>
          </table:table-cell>
          <table:table-cell office:value-type="string" calcext:value-type="string">
            <text:p>network-cellular-signal-ok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2] &amp; CHAR(34) &amp; &quot;&gt;&quot; &amp; &#10;&quot;&lt;img alt=&quot; &amp; CHAR(34) &amp; [.B5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2] &amp; &quot;&lt;br&gt;&quot;" office:value-type="string" office:string-value="&lt;picture&gt;&lt;source media=&quot;(prefers-color-scheme: dark)&quot; srcset=&quot;https://github.com/StorageB/icons/blob/main/GNOME46Adwaita/light/network-cellular-signal-ok-symbolic-rtl.svg&quot;&gt;&lt;source media=&quot;(prefers-color-scheme: light)&quot; srcset=&quot;https://github.com/StorageB/icons/blob/main/GNOME46Adwaita/dark/network-cellular-signal-ok-symbolic-rtl.svg&quot;&gt;&lt;img alt=&quot;network-cellular-signal-ok-symbolic-rtl&quot; src=&quot;https://user-images.githubusercontent.com/25423296/163456779-a8556205-d0a5-45e2-ac17-42d089e3c3f8.png&quot;&gt;&lt;/picture&gt; &amp;nbsp; &amp;nbsp;network-cellular-signal-ok-symbolic-rtl&lt;br&gt;" calcext:value-type="string">
            <text:p>&lt;picture&gt;&lt;source media="(prefers-color-scheme: dark)" srcset="https://github.com/StorageB/icons/blob/main/GNOME46Adwaita/light/network-cellular-signal-ok-symbolic-rtl.svg"&gt;&lt;source media="(prefers-color-scheme: light)" srcset="https://github.com/StorageB/icons/blob/main/GNOME46Adwaita/dark/network-cellular-signal-ok-symbolic-rtl.svg"&gt;&lt;img alt="network-cellular-signal-ok-symbolic-rtl" src="https://user-images.githubusercontent.com/25423296/163456779-a8556205-d0a5-45e2-ac17-42d089e3c3f8.png"&gt;&lt;/picture&gt; &amp;nbsp; &amp;nbsp;network-cellular-signal-ok-symbolic-rtl&lt;br&gt;</text:p>
          </table:table-cell>
        </table:table-row>
        <table:table-row table:style-name="ro1">
          <table:table-cell office:value-type="string" calcext:value-type="string">
            <text:p>network-cellular-signal-ok-symbolic.svg</text:p>
          </table:table-cell>
          <table:table-cell office:value-type="string" calcext:value-type="string">
            <text:p>network-cellular-signal-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3] &amp; CHAR(34) &amp; &quot;&gt;&quot; &amp; &#10;&quot;&lt;img alt=&quot; &amp; CHAR(34) &amp; [.B5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3] &amp; &quot;&lt;br&gt;&quot;" office:value-type="string" office:string-value="&lt;picture&gt;&lt;source media=&quot;(prefers-color-scheme: dark)&quot; srcset=&quot;https://github.com/StorageB/icons/blob/main/GNOME46Adwaita/light/network-cellular-signal-ok-symbolic.svg&quot;&gt;&lt;source media=&quot;(prefers-color-scheme: light)&quot; srcset=&quot;https://github.com/StorageB/icons/blob/main/GNOME46Adwaita/dark/network-cellular-signal-ok-symbolic.svg&quot;&gt;&lt;img alt=&quot;network-cellular-signal-ok-symbolic&quot; src=&quot;https://user-images.githubusercontent.com/25423296/163456779-a8556205-d0a5-45e2-ac17-42d089e3c3f8.png&quot;&gt;&lt;/picture&gt; &amp;nbsp; &amp;nbsp;network-cellular-signal-ok-symbolic&lt;br&gt;" calcext:value-type="string">
            <text:p>&lt;picture&gt;&lt;source media="(prefers-color-scheme: dark)" srcset="https://github.com/StorageB/icons/blob/main/GNOME46Adwaita/light/network-cellular-signal-ok-symbolic.svg"&gt;&lt;source media="(prefers-color-scheme: light)" srcset="https://github.com/StorageB/icons/blob/main/GNOME46Adwaita/dark/network-cellular-signal-ok-symbolic.svg"&gt;&lt;img alt="network-cellular-signal-ok-symbolic" src="https://user-images.githubusercontent.com/25423296/163456779-a8556205-d0a5-45e2-ac17-42d089e3c3f8.png"&gt;&lt;/picture&gt; &amp;nbsp; &amp;nbsp;network-cellular-signal-ok-symbolic&lt;br&gt;</text:p>
          </table:table-cell>
        </table:table-row>
        <table:table-row table:style-name="ro1">
          <table:table-cell office:value-type="string" calcext:value-type="string">
            <text:p>network-cellular-signal-weak-rtl-symbolic.svg</text:p>
          </table:table-cell>
          <table:table-cell office:value-type="string" calcext:value-type="string">
            <text:p>network-cellular-signal-weak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4] &amp; CHAR(34) &amp; &quot;&gt;&quot; &amp; &#10;&quot;&lt;img alt=&quot; &amp; CHAR(34) &amp; [.B5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4] &amp; &quot;&lt;br&gt;&quot;" office:value-type="string" office:string-value="&lt;picture&gt;&lt;source media=&quot;(prefers-color-scheme: dark)&quot; srcset=&quot;https://github.com/StorageB/icons/blob/main/GNOME46Adwaita/light/network-cellular-signal-weak-rtl-symbolic.svg&quot;&gt;&lt;source media=&quot;(prefers-color-scheme: light)&quot; srcset=&quot;https://github.com/StorageB/icons/blob/main/GNOME46Adwaita/dark/network-cellular-signal-weak-rtl-symbolic.svg&quot;&gt;&lt;img alt=&quot;network-cellular-signal-weak-rtl-symbolic&quot; src=&quot;https://user-images.githubusercontent.com/25423296/163456779-a8556205-d0a5-45e2-ac17-42d089e3c3f8.png&quot;&gt;&lt;/picture&gt; &amp;nbsp; &amp;nbsp;network-cellular-signal-weak-rtl-symbolic&lt;br&gt;" calcext:value-type="string">
            <text:p>&lt;picture&gt;&lt;source media="(prefers-color-scheme: dark)" srcset="https://github.com/StorageB/icons/blob/main/GNOME46Adwaita/light/network-cellular-signal-weak-rtl-symbolic.svg"&gt;&lt;source media="(prefers-color-scheme: light)" srcset="https://github.com/StorageB/icons/blob/main/GNOME46Adwaita/dark/network-cellular-signal-weak-rtl-symbolic.svg"&gt;&lt;img alt="network-cellular-signal-weak-rtl-symbolic" src="https://user-images.githubusercontent.com/25423296/163456779-a8556205-d0a5-45e2-ac17-42d089e3c3f8.png"&gt;&lt;/picture&gt; &amp;nbsp; &amp;nbsp;network-cellular-signal-weak-rtl-symbolic&lt;br&gt;</text:p>
          </table:table-cell>
        </table:table-row>
        <table:table-row table:style-name="ro1">
          <table:table-cell office:value-type="string" calcext:value-type="string">
            <text:p>network-cellular-signal-weak-symbolic-rtl.svg</text:p>
          </table:table-cell>
          <table:table-cell office:value-type="string" calcext:value-type="string">
            <text:p>network-cellular-signal-weak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5] &amp; CHAR(34) &amp; &quot;&gt;&quot; &amp; &#10;&quot;&lt;img alt=&quot; &amp; CHAR(34) &amp; [.B5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5] &amp; &quot;&lt;br&gt;&quot;" office:value-type="string" office:string-value="&lt;picture&gt;&lt;source media=&quot;(prefers-color-scheme: dark)&quot; srcset=&quot;https://github.com/StorageB/icons/blob/main/GNOME46Adwaita/light/network-cellular-signal-weak-symbolic-rtl.svg&quot;&gt;&lt;source media=&quot;(prefers-color-scheme: light)&quot; srcset=&quot;https://github.com/StorageB/icons/blob/main/GNOME46Adwaita/dark/network-cellular-signal-weak-symbolic-rtl.svg&quot;&gt;&lt;img alt=&quot;network-cellular-signal-weak-symbolic-rtl&quot; src=&quot;https://user-images.githubusercontent.com/25423296/163456779-a8556205-d0a5-45e2-ac17-42d089e3c3f8.png&quot;&gt;&lt;/picture&gt; &amp;nbsp; &amp;nbsp;network-cellular-signal-weak-symbolic-rtl&lt;br&gt;" calcext:value-type="string">
            <text:p>&lt;picture&gt;&lt;source media="(prefers-color-scheme: dark)" srcset="https://github.com/StorageB/icons/blob/main/GNOME46Adwaita/light/network-cellular-signal-weak-symbolic-rtl.svg"&gt;&lt;source media="(prefers-color-scheme: light)" srcset="https://github.com/StorageB/icons/blob/main/GNOME46Adwaita/dark/network-cellular-signal-weak-symbolic-rtl.svg"&gt;&lt;img alt="network-cellular-signal-weak-symbolic-rtl" src="https://user-images.githubusercontent.com/25423296/163456779-a8556205-d0a5-45e2-ac17-42d089e3c3f8.png"&gt;&lt;/picture&gt; &amp;nbsp; &amp;nbsp;network-cellular-signal-weak-symbolic-rtl&lt;br&gt;</text:p>
          </table:table-cell>
        </table:table-row>
        <table:table-row table:style-name="ro1">
          <table:table-cell office:value-type="string" calcext:value-type="string">
            <text:p>network-cellular-signal-weak-symbolic.svg</text:p>
          </table:table-cell>
          <table:table-cell office:value-type="string" calcext:value-type="string">
            <text:p>network-cellular-signal-wea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6] &amp; CHAR(34) &amp; &quot;&gt;&quot; &amp; &#10;&quot;&lt;img alt=&quot; &amp; CHAR(34) &amp; [.B5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6] &amp; &quot;&lt;br&gt;&quot;" office:value-type="string" office:string-value="&lt;picture&gt;&lt;source media=&quot;(prefers-color-scheme: dark)&quot; srcset=&quot;https://github.com/StorageB/icons/blob/main/GNOME46Adwaita/light/network-cellular-signal-weak-symbolic.svg&quot;&gt;&lt;source media=&quot;(prefers-color-scheme: light)&quot; srcset=&quot;https://github.com/StorageB/icons/blob/main/GNOME46Adwaita/dark/network-cellular-signal-weak-symbolic.svg&quot;&gt;&lt;img alt=&quot;network-cellular-signal-weak-symbolic&quot; src=&quot;https://user-images.githubusercontent.com/25423296/163456779-a8556205-d0a5-45e2-ac17-42d089e3c3f8.png&quot;&gt;&lt;/picture&gt; &amp;nbsp; &amp;nbsp;network-cellular-signal-weak-symbolic&lt;br&gt;" calcext:value-type="string">
            <text:p>&lt;picture&gt;&lt;source media="(prefers-color-scheme: dark)" srcset="https://github.com/StorageB/icons/blob/main/GNOME46Adwaita/light/network-cellular-signal-weak-symbolic.svg"&gt;&lt;source media="(prefers-color-scheme: light)" srcset="https://github.com/StorageB/icons/blob/main/GNOME46Adwaita/dark/network-cellular-signal-weak-symbolic.svg"&gt;&lt;img alt="network-cellular-signal-weak-symbolic" src="https://user-images.githubusercontent.com/25423296/163456779-a8556205-d0a5-45e2-ac17-42d089e3c3f8.png"&gt;&lt;/picture&gt; &amp;nbsp; &amp;nbsp;network-cellular-signal-weak-symbolic&lt;br&gt;</text:p>
          </table:table-cell>
        </table:table-row>
        <table:table-row table:style-name="ro1">
          <table:table-cell office:value-type="string" calcext:value-type="string">
            <text:p>network-error-symbolic.svg</text:p>
          </table:table-cell>
          <table:table-cell office:value-type="string" calcext:value-type="string">
            <text:p>network-e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7] &amp; CHAR(34) &amp; &quot;&gt;&quot; &amp; &#10;&quot;&lt;img alt=&quot; &amp; CHAR(34) &amp; [.B5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7] &amp; &quot;&lt;br&gt;&quot;" office:value-type="string" office:string-value="&lt;picture&gt;&lt;source media=&quot;(prefers-color-scheme: dark)&quot; srcset=&quot;https://github.com/StorageB/icons/blob/main/GNOME46Adwaita/light/network-error-symbolic.svg&quot;&gt;&lt;source media=&quot;(prefers-color-scheme: light)&quot; srcset=&quot;https://github.com/StorageB/icons/blob/main/GNOME46Adwaita/dark/network-error-symbolic.svg&quot;&gt;&lt;img alt=&quot;network-error-symbolic&quot; src=&quot;https://user-images.githubusercontent.com/25423296/163456779-a8556205-d0a5-45e2-ac17-42d089e3c3f8.png&quot;&gt;&lt;/picture&gt; &amp;nbsp; &amp;nbsp;network-error-symbolic&lt;br&gt;" calcext:value-type="string">
            <text:p>&lt;picture&gt;&lt;source media="(prefers-color-scheme: dark)" srcset="https://github.com/StorageB/icons/blob/main/GNOME46Adwaita/light/network-error-symbolic.svg"&gt;&lt;source media="(prefers-color-scheme: light)" srcset="https://github.com/StorageB/icons/blob/main/GNOME46Adwaita/dark/network-error-symbolic.svg"&gt;&lt;img alt="network-error-symbolic" src="https://user-images.githubusercontent.com/25423296/163456779-a8556205-d0a5-45e2-ac17-42d089e3c3f8.png"&gt;&lt;/picture&gt; &amp;nbsp; &amp;nbsp;network-error-symbolic&lt;br&gt;</text:p>
          </table:table-cell>
        </table:table-row>
        <table:table-row table:style-name="ro1">
          <table:table-cell office:value-type="string" calcext:value-type="string">
            <text:p>network-idle-symbolic.svg</text:p>
          </table:table-cell>
          <table:table-cell office:value-type="string" calcext:value-type="string">
            <text:p>network-id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8] &amp; CHAR(34) &amp; &quot;&gt;&quot; &amp; &#10;&quot;&lt;img alt=&quot; &amp; CHAR(34) &amp; [.B5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8] &amp; &quot;&lt;br&gt;&quot;" office:value-type="string" office:string-value="&lt;picture&gt;&lt;source media=&quot;(prefers-color-scheme: dark)&quot; srcset=&quot;https://github.com/StorageB/icons/blob/main/GNOME46Adwaita/light/network-idle-symbolic.svg&quot;&gt;&lt;source media=&quot;(prefers-color-scheme: light)&quot; srcset=&quot;https://github.com/StorageB/icons/blob/main/GNOME46Adwaita/dark/network-idle-symbolic.svg&quot;&gt;&lt;img alt=&quot;network-idle-symbolic&quot; src=&quot;https://user-images.githubusercontent.com/25423296/163456779-a8556205-d0a5-45e2-ac17-42d089e3c3f8.png&quot;&gt;&lt;/picture&gt; &amp;nbsp; &amp;nbsp;network-idle-symbolic&lt;br&gt;" calcext:value-type="string">
            <text:p>&lt;picture&gt;&lt;source media="(prefers-color-scheme: dark)" srcset="https://github.com/StorageB/icons/blob/main/GNOME46Adwaita/light/network-idle-symbolic.svg"&gt;&lt;source media="(prefers-color-scheme: light)" srcset="https://github.com/StorageB/icons/blob/main/GNOME46Adwaita/dark/network-idle-symbolic.svg"&gt;&lt;img alt="network-idle-symbolic" src="https://user-images.githubusercontent.com/25423296/163456779-a8556205-d0a5-45e2-ac17-42d089e3c3f8.png"&gt;&lt;/picture&gt; &amp;nbsp; &amp;nbsp;network-idle-symbolic&lt;br&gt;</text:p>
          </table:table-cell>
        </table:table-row>
        <table:table-row table:style-name="ro1">
          <table:table-cell office:value-type="string" calcext:value-type="string">
            <text:p>network-no-route-symbolic.svg</text:p>
          </table:table-cell>
          <table:table-cell office:value-type="string" calcext:value-type="string">
            <text:p>network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4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49] &amp; CHAR(34) &amp; &quot;&gt;&quot; &amp; &#10;&quot;&lt;img alt=&quot; &amp; CHAR(34) &amp; [.B5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9] &amp; &quot;&lt;br&gt;&quot;" office:value-type="string" office:string-value="&lt;picture&gt;&lt;source media=&quot;(prefers-color-scheme: dark)&quot; srcset=&quot;https://github.com/StorageB/icons/blob/main/GNOME46Adwaita/light/network-no-route-symbolic.svg&quot;&gt;&lt;source media=&quot;(prefers-color-scheme: light)&quot; srcset=&quot;https://github.com/StorageB/icons/blob/main/GNOME46Adwaita/dark/network-no-route-symbolic.svg&quot;&gt;&lt;img alt=&quot;network-no-route-symbolic&quot; src=&quot;https://user-images.githubusercontent.com/25423296/163456779-a8556205-d0a5-45e2-ac17-42d089e3c3f8.png&quot;&gt;&lt;/picture&gt; &amp;nbsp; &amp;nbsp;network-no-route-symbolic&lt;br&gt;" calcext:value-type="string">
            <text:p>&lt;picture&gt;&lt;source media="(prefers-color-scheme: dark)" srcset="https://github.com/StorageB/icons/blob/main/GNOME46Adwaita/light/network-no-route-symbolic.svg"&gt;&lt;source media="(prefers-color-scheme: light)" srcset="https://github.com/StorageB/icons/blob/main/GNOME46Adwaita/dark/network-no-route-symbolic.svg"&gt;&lt;img alt="network-no-route-symbolic" src="https://user-images.githubusercontent.com/25423296/163456779-a8556205-d0a5-45e2-ac17-42d089e3c3f8.png"&gt;&lt;/picture&gt; &amp;nbsp; &amp;nbsp;network-no-route-symbolic&lt;br&gt;</text:p>
          </table:table-cell>
        </table:table-row>
        <table:table-row table:style-name="ro1">
          <table:table-cell office:value-type="string" calcext:value-type="string">
            <text:p>network-offline-symbolic.svg</text:p>
          </table:table-cell>
          <table:table-cell office:value-type="string" calcext:value-type="string">
            <text:p>network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0] &amp; CHAR(34) &amp; &quot;&gt;&quot; &amp; &#10;&quot;&lt;img alt=&quot; &amp; CHAR(34) &amp; [.B5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0] &amp; &quot;&lt;br&gt;&quot;" office:value-type="string" office:string-value="&lt;picture&gt;&lt;source media=&quot;(prefers-color-scheme: dark)&quot; srcset=&quot;https://github.com/StorageB/icons/blob/main/GNOME46Adwaita/light/network-offline-symbolic.svg&quot;&gt;&lt;source media=&quot;(prefers-color-scheme: light)&quot; srcset=&quot;https://github.com/StorageB/icons/blob/main/GNOME46Adwaita/dark/network-offline-symbolic.svg&quot;&gt;&lt;img alt=&quot;network-offline-symbolic&quot; src=&quot;https://user-images.githubusercontent.com/25423296/163456779-a8556205-d0a5-45e2-ac17-42d089e3c3f8.png&quot;&gt;&lt;/picture&gt; &amp;nbsp; &amp;nbsp;network-offline-symbolic&lt;br&gt;" calcext:value-type="string">
            <text:p>&lt;picture&gt;&lt;source media="(prefers-color-scheme: dark)" srcset="https://github.com/StorageB/icons/blob/main/GNOME46Adwaita/light/network-offline-symbolic.svg"&gt;&lt;source media="(prefers-color-scheme: light)" srcset="https://github.com/StorageB/icons/blob/main/GNOME46Adwaita/dark/network-offline-symbolic.svg"&gt;&lt;img alt="network-offline-symbolic" src="https://user-images.githubusercontent.com/25423296/163456779-a8556205-d0a5-45e2-ac17-42d089e3c3f8.png"&gt;&lt;/picture&gt; &amp;nbsp; &amp;nbsp;network-offline-symbolic&lt;br&gt;</text:p>
          </table:table-cell>
        </table:table-row>
        <table:table-row table:style-name="ro1">
          <table:table-cell office:value-type="string" calcext:value-type="string">
            <text:p>network-receive-symbolic-rtl.svg</text:p>
          </table:table-cell>
          <table:table-cell office:value-type="string" calcext:value-type="string">
            <text:p>network-receiv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1] &amp; CHAR(34) &amp; &quot;&gt;&quot; &amp; &#10;&quot;&lt;img alt=&quot; &amp; CHAR(34) &amp; [.B5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1] &amp; &quot;&lt;br&gt;&quot;" office:value-type="string" office:string-value="&lt;picture&gt;&lt;source media=&quot;(prefers-color-scheme: dark)&quot; srcset=&quot;https://github.com/StorageB/icons/blob/main/GNOME46Adwaita/light/network-receive-symbolic-rtl.svg&quot;&gt;&lt;source media=&quot;(prefers-color-scheme: light)&quot; srcset=&quot;https://github.com/StorageB/icons/blob/main/GNOME46Adwaita/dark/network-receive-symbolic-rtl.svg&quot;&gt;&lt;img alt=&quot;network-receive-symbolic-rtl&quot; src=&quot;https://user-images.githubusercontent.com/25423296/163456779-a8556205-d0a5-45e2-ac17-42d089e3c3f8.png&quot;&gt;&lt;/picture&gt; &amp;nbsp; &amp;nbsp;network-receive-symbolic-rtl&lt;br&gt;" calcext:value-type="string">
            <text:p>&lt;picture&gt;&lt;source media="(prefers-color-scheme: dark)" srcset="https://github.com/StorageB/icons/blob/main/GNOME46Adwaita/light/network-receive-symbolic-rtl.svg"&gt;&lt;source media="(prefers-color-scheme: light)" srcset="https://github.com/StorageB/icons/blob/main/GNOME46Adwaita/dark/network-receive-symbolic-rtl.svg"&gt;&lt;img alt="network-receive-symbolic-rtl" src="https://user-images.githubusercontent.com/25423296/163456779-a8556205-d0a5-45e2-ac17-42d089e3c3f8.png"&gt;&lt;/picture&gt; &amp;nbsp; &amp;nbsp;network-receive-symbolic-rtl&lt;br&gt;</text:p>
          </table:table-cell>
        </table:table-row>
        <table:table-row table:style-name="ro1">
          <table:table-cell office:value-type="string" calcext:value-type="string">
            <text:p>network-receive-symbolic.svg</text:p>
          </table:table-cell>
          <table:table-cell office:value-type="string" calcext:value-type="string">
            <text:p>network-rece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2] &amp; CHAR(34) &amp; &quot;&gt;&quot; &amp; &#10;&quot;&lt;img alt=&quot; &amp; CHAR(34) &amp; [.B5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2] &amp; &quot;&lt;br&gt;&quot;" office:value-type="string" office:string-value="&lt;picture&gt;&lt;source media=&quot;(prefers-color-scheme: dark)&quot; srcset=&quot;https://github.com/StorageB/icons/blob/main/GNOME46Adwaita/light/network-receive-symbolic.svg&quot;&gt;&lt;source media=&quot;(prefers-color-scheme: light)&quot; srcset=&quot;https://github.com/StorageB/icons/blob/main/GNOME46Adwaita/dark/network-receive-symbolic.svg&quot;&gt;&lt;img alt=&quot;network-receive-symbolic&quot; src=&quot;https://user-images.githubusercontent.com/25423296/163456779-a8556205-d0a5-45e2-ac17-42d089e3c3f8.png&quot;&gt;&lt;/picture&gt; &amp;nbsp; &amp;nbsp;network-receive-symbolic&lt;br&gt;" calcext:value-type="string">
            <text:p>&lt;picture&gt;&lt;source media="(prefers-color-scheme: dark)" srcset="https://github.com/StorageB/icons/blob/main/GNOME46Adwaita/light/network-receive-symbolic.svg"&gt;&lt;source media="(prefers-color-scheme: light)" srcset="https://github.com/StorageB/icons/blob/main/GNOME46Adwaita/dark/network-receive-symbolic.svg"&gt;&lt;img alt="network-receive-symbolic" src="https://user-images.githubusercontent.com/25423296/163456779-a8556205-d0a5-45e2-ac17-42d089e3c3f8.png"&gt;&lt;/picture&gt; &amp;nbsp; &amp;nbsp;network-receive-symbolic&lt;br&gt;</text:p>
          </table:table-cell>
        </table:table-row>
        <table:table-row table:style-name="ro1">
          <table:table-cell office:value-type="string" calcext:value-type="string">
            <text:p>network-transmit-receive-symbolic.svg</text:p>
          </table:table-cell>
          <table:table-cell office:value-type="string" calcext:value-type="string">
            <text:p>network-transmit-rece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3] &amp; CHAR(34) &amp; &quot;&gt;&quot; &amp; &#10;&quot;&lt;img alt=&quot; &amp; CHAR(34) &amp; [.B5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3] &amp; &quot;&lt;br&gt;&quot;" office:value-type="string" office:string-value="&lt;picture&gt;&lt;source media=&quot;(prefers-color-scheme: dark)&quot; srcset=&quot;https://github.com/StorageB/icons/blob/main/GNOME46Adwaita/light/network-transmit-receive-symbolic.svg&quot;&gt;&lt;source media=&quot;(prefers-color-scheme: light)&quot; srcset=&quot;https://github.com/StorageB/icons/blob/main/GNOME46Adwaita/dark/network-transmit-receive-symbolic.svg&quot;&gt;&lt;img alt=&quot;network-transmit-receive-symbolic&quot; src=&quot;https://user-images.githubusercontent.com/25423296/163456779-a8556205-d0a5-45e2-ac17-42d089e3c3f8.png&quot;&gt;&lt;/picture&gt; &amp;nbsp; &amp;nbsp;network-transmit-receive-symbolic&lt;br&gt;" calcext:value-type="string">
            <text:p>&lt;picture&gt;&lt;source media="(prefers-color-scheme: dark)" srcset="https://github.com/StorageB/icons/blob/main/GNOME46Adwaita/light/network-transmit-receive-symbolic.svg"&gt;&lt;source media="(prefers-color-scheme: light)" srcset="https://github.com/StorageB/icons/blob/main/GNOME46Adwaita/dark/network-transmit-receive-symbolic.svg"&gt;&lt;img alt="network-transmit-receive-symbolic" src="https://user-images.githubusercontent.com/25423296/163456779-a8556205-d0a5-45e2-ac17-42d089e3c3f8.png"&gt;&lt;/picture&gt; &amp;nbsp; &amp;nbsp;network-transmit-receive-symbolic&lt;br&gt;</text:p>
          </table:table-cell>
        </table:table-row>
        <table:table-row table:style-name="ro1">
          <table:table-cell office:value-type="string" calcext:value-type="string">
            <text:p>network-transmit-symbolic-rtl.svg</text:p>
          </table:table-cell>
          <table:table-cell office:value-type="string" calcext:value-type="string">
            <text:p>network-transmi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4] &amp; CHAR(34) &amp; &quot;&gt;&quot; &amp; &#10;&quot;&lt;img alt=&quot; &amp; CHAR(34) &amp; [.B5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4] &amp; &quot;&lt;br&gt;&quot;" office:value-type="string" office:string-value="&lt;picture&gt;&lt;source media=&quot;(prefers-color-scheme: dark)&quot; srcset=&quot;https://github.com/StorageB/icons/blob/main/GNOME46Adwaita/light/network-transmit-symbolic-rtl.svg&quot;&gt;&lt;source media=&quot;(prefers-color-scheme: light)&quot; srcset=&quot;https://github.com/StorageB/icons/blob/main/GNOME46Adwaita/dark/network-transmit-symbolic-rtl.svg&quot;&gt;&lt;img alt=&quot;network-transmit-symbolic-rtl&quot; src=&quot;https://user-images.githubusercontent.com/25423296/163456779-a8556205-d0a5-45e2-ac17-42d089e3c3f8.png&quot;&gt;&lt;/picture&gt; &amp;nbsp; &amp;nbsp;network-transmit-symbolic-rtl&lt;br&gt;" calcext:value-type="string">
            <text:p>&lt;picture&gt;&lt;source media="(prefers-color-scheme: dark)" srcset="https://github.com/StorageB/icons/blob/main/GNOME46Adwaita/light/network-transmit-symbolic-rtl.svg"&gt;&lt;source media="(prefers-color-scheme: light)" srcset="https://github.com/StorageB/icons/blob/main/GNOME46Adwaita/dark/network-transmit-symbolic-rtl.svg"&gt;&lt;img alt="network-transmit-symbolic-rtl" src="https://user-images.githubusercontent.com/25423296/163456779-a8556205-d0a5-45e2-ac17-42d089e3c3f8.png"&gt;&lt;/picture&gt; &amp;nbsp; &amp;nbsp;network-transmit-symbolic-rtl&lt;br&gt;</text:p>
          </table:table-cell>
        </table:table-row>
        <table:table-row table:style-name="ro1">
          <table:table-cell office:value-type="string" calcext:value-type="string">
            <text:p>network-transmit-symbolic.svg</text:p>
          </table:table-cell>
          <table:table-cell office:value-type="string" calcext:value-type="string">
            <text:p>network-transmi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5] &amp; CHAR(34) &amp; &quot;&gt;&quot; &amp; &#10;&quot;&lt;img alt=&quot; &amp; CHAR(34) &amp; [.B5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5] &amp; &quot;&lt;br&gt;&quot;" office:value-type="string" office:string-value="&lt;picture&gt;&lt;source media=&quot;(prefers-color-scheme: dark)&quot; srcset=&quot;https://github.com/StorageB/icons/blob/main/GNOME46Adwaita/light/network-transmit-symbolic.svg&quot;&gt;&lt;source media=&quot;(prefers-color-scheme: light)&quot; srcset=&quot;https://github.com/StorageB/icons/blob/main/GNOME46Adwaita/dark/network-transmit-symbolic.svg&quot;&gt;&lt;img alt=&quot;network-transmit-symbolic&quot; src=&quot;https://user-images.githubusercontent.com/25423296/163456779-a8556205-d0a5-45e2-ac17-42d089e3c3f8.png&quot;&gt;&lt;/picture&gt; &amp;nbsp; &amp;nbsp;network-transmit-symbolic&lt;br&gt;" calcext:value-type="string">
            <text:p>&lt;picture&gt;&lt;source media="(prefers-color-scheme: dark)" srcset="https://github.com/StorageB/icons/blob/main/GNOME46Adwaita/light/network-transmit-symbolic.svg"&gt;&lt;source media="(prefers-color-scheme: light)" srcset="https://github.com/StorageB/icons/blob/main/GNOME46Adwaita/dark/network-transmit-symbolic.svg"&gt;&lt;img alt="network-transmit-symbolic" src="https://user-images.githubusercontent.com/25423296/163456779-a8556205-d0a5-45e2-ac17-42d089e3c3f8.png"&gt;&lt;/picture&gt; &amp;nbsp; &amp;nbsp;network-transmit-symbolic&lt;br&gt;</text:p>
          </table:table-cell>
        </table:table-row>
        <table:table-row table:style-name="ro1">
          <table:table-cell office:value-type="string" calcext:value-type="string">
            <text:p>network-vpn-acquiring-symbolic.svg</text:p>
          </table:table-cell>
          <table:table-cell office:value-type="string" calcext:value-type="string">
            <text:p>network-vpn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6] &amp; CHAR(34) &amp; &quot;&gt;&quot; &amp; &#10;&quot;&lt;img alt=&quot; &amp; CHAR(34) &amp; [.B5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6] &amp; &quot;&lt;br&gt;&quot;" office:value-type="string" office:string-value="&lt;picture&gt;&lt;source media=&quot;(prefers-color-scheme: dark)&quot; srcset=&quot;https://github.com/StorageB/icons/blob/main/GNOME46Adwaita/light/network-vpn-acquiring-symbolic.svg&quot;&gt;&lt;source media=&quot;(prefers-color-scheme: light)&quot; srcset=&quot;https://github.com/StorageB/icons/blob/main/GNOME46Adwaita/dark/network-vpn-acquiring-symbolic.svg&quot;&gt;&lt;img alt=&quot;network-vpn-acquiring-symbolic&quot; src=&quot;https://user-images.githubusercontent.com/25423296/163456779-a8556205-d0a5-45e2-ac17-42d089e3c3f8.png&quot;&gt;&lt;/picture&gt; &amp;nbsp; &amp;nbsp;network-vpn-acquiring-symbolic&lt;br&gt;" calcext:value-type="string">
            <text:p>&lt;picture&gt;&lt;source media="(prefers-color-scheme: dark)" srcset="https://github.com/StorageB/icons/blob/main/GNOME46Adwaita/light/network-vpn-acquiring-symbolic.svg"&gt;&lt;source media="(prefers-color-scheme: light)" srcset="https://github.com/StorageB/icons/blob/main/GNOME46Adwaita/dark/network-vpn-acquiring-symbolic.svg"&gt;&lt;img alt="network-vpn-acquiring-symbolic" src="https://user-images.githubusercontent.com/25423296/163456779-a8556205-d0a5-45e2-ac17-42d089e3c3f8.png"&gt;&lt;/picture&gt; &amp;nbsp; &amp;nbsp;network-vpn-acquiring-symbolic&lt;br&gt;</text:p>
          </table:table-cell>
        </table:table-row>
        <table:table-row table:style-name="ro1">
          <table:table-cell office:value-type="string" calcext:value-type="string">
            <text:p>network-vpn-disabled-symbolic.svg</text:p>
          </table:table-cell>
          <table:table-cell office:value-type="string" calcext:value-type="string">
            <text:p>network-vpn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7] &amp; CHAR(34) &amp; &quot;&gt;&quot; &amp; &#10;&quot;&lt;img alt=&quot; &amp; CHAR(34) &amp; [.B5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7] &amp; &quot;&lt;br&gt;&quot;" office:value-type="string" office:string-value="&lt;picture&gt;&lt;source media=&quot;(prefers-color-scheme: dark)&quot; srcset=&quot;https://github.com/StorageB/icons/blob/main/GNOME46Adwaita/light/network-vpn-disabled-symbolic.svg&quot;&gt;&lt;source media=&quot;(prefers-color-scheme: light)&quot; srcset=&quot;https://github.com/StorageB/icons/blob/main/GNOME46Adwaita/dark/network-vpn-disabled-symbolic.svg&quot;&gt;&lt;img alt=&quot;network-vpn-disabled-symbolic&quot; src=&quot;https://user-images.githubusercontent.com/25423296/163456779-a8556205-d0a5-45e2-ac17-42d089e3c3f8.png&quot;&gt;&lt;/picture&gt; &amp;nbsp; &amp;nbsp;network-vpn-disabled-symbolic&lt;br&gt;" calcext:value-type="string">
            <text:p>&lt;picture&gt;&lt;source media="(prefers-color-scheme: dark)" srcset="https://github.com/StorageB/icons/blob/main/GNOME46Adwaita/light/network-vpn-disabled-symbolic.svg"&gt;&lt;source media="(prefers-color-scheme: light)" srcset="https://github.com/StorageB/icons/blob/main/GNOME46Adwaita/dark/network-vpn-disabled-symbolic.svg"&gt;&lt;img alt="network-vpn-disabled-symbolic" src="https://user-images.githubusercontent.com/25423296/163456779-a8556205-d0a5-45e2-ac17-42d089e3c3f8.png"&gt;&lt;/picture&gt; &amp;nbsp; &amp;nbsp;network-vpn-disabled-symbolic&lt;br&gt;</text:p>
          </table:table-cell>
        </table:table-row>
        <table:table-row table:style-name="ro1">
          <table:table-cell office:value-type="string" calcext:value-type="string">
            <text:p>network-vpn-disconnected-symbolic.svg</text:p>
          </table:table-cell>
          <table:table-cell office:value-type="string" calcext:value-type="string">
            <text:p>network-vpn-dis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8] &amp; CHAR(34) &amp; &quot;&gt;&quot; &amp; &#10;&quot;&lt;img alt=&quot; &amp; CHAR(34) &amp; [.B5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8] &amp; &quot;&lt;br&gt;&quot;" office:value-type="string" office:string-value="&lt;picture&gt;&lt;source media=&quot;(prefers-color-scheme: dark)&quot; srcset=&quot;https://github.com/StorageB/icons/blob/main/GNOME46Adwaita/light/network-vpn-disconnected-symbolic.svg&quot;&gt;&lt;source media=&quot;(prefers-color-scheme: light)&quot; srcset=&quot;https://github.com/StorageB/icons/blob/main/GNOME46Adwaita/dark/network-vpn-disconnected-symbolic.svg&quot;&gt;&lt;img alt=&quot;network-vpn-disconnected-symbolic&quot; src=&quot;https://user-images.githubusercontent.com/25423296/163456779-a8556205-d0a5-45e2-ac17-42d089e3c3f8.png&quot;&gt;&lt;/picture&gt; &amp;nbsp; &amp;nbsp;network-vpn-disconnected-symbolic&lt;br&gt;" calcext:value-type="string">
            <text:p>&lt;picture&gt;&lt;source media="(prefers-color-scheme: dark)" srcset="https://github.com/StorageB/icons/blob/main/GNOME46Adwaita/light/network-vpn-disconnected-symbolic.svg"&gt;&lt;source media="(prefers-color-scheme: light)" srcset="https://github.com/StorageB/icons/blob/main/GNOME46Adwaita/dark/network-vpn-disconnected-symbolic.svg"&gt;&lt;img alt="network-vpn-disconnected-symbolic" src="https://user-images.githubusercontent.com/25423296/163456779-a8556205-d0a5-45e2-ac17-42d089e3c3f8.png"&gt;&lt;/picture&gt; &amp;nbsp; &amp;nbsp;network-vpn-disconnected-symbolic&lt;br&gt;</text:p>
          </table:table-cell>
        </table:table-row>
        <table:table-row table:style-name="ro1">
          <table:table-cell office:value-type="string" calcext:value-type="string">
            <text:p>network-vpn-no-route-symbolic.svg</text:p>
          </table:table-cell>
          <table:table-cell office:value-type="string" calcext:value-type="string">
            <text:p>network-vpn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5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59] &amp; CHAR(34) &amp; &quot;&gt;&quot; &amp; &#10;&quot;&lt;img alt=&quot; &amp; CHAR(34) &amp; [.B5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9] &amp; &quot;&lt;br&gt;&quot;" office:value-type="string" office:string-value="&lt;picture&gt;&lt;source media=&quot;(prefers-color-scheme: dark)&quot; srcset=&quot;https://github.com/StorageB/icons/blob/main/GNOME46Adwaita/light/network-vpn-no-route-symbolic.svg&quot;&gt;&lt;source media=&quot;(prefers-color-scheme: light)&quot; srcset=&quot;https://github.com/StorageB/icons/blob/main/GNOME46Adwaita/dark/network-vpn-no-route-symbolic.svg&quot;&gt;&lt;img alt=&quot;network-vpn-no-route-symbolic&quot; src=&quot;https://user-images.githubusercontent.com/25423296/163456779-a8556205-d0a5-45e2-ac17-42d089e3c3f8.png&quot;&gt;&lt;/picture&gt; &amp;nbsp; &amp;nbsp;network-vpn-no-route-symbolic&lt;br&gt;" calcext:value-type="string">
            <text:p>&lt;picture&gt;&lt;source media="(prefers-color-scheme: dark)" srcset="https://github.com/StorageB/icons/blob/main/GNOME46Adwaita/light/network-vpn-no-route-symbolic.svg"&gt;&lt;source media="(prefers-color-scheme: light)" srcset="https://github.com/StorageB/icons/blob/main/GNOME46Adwaita/dark/network-vpn-no-route-symbolic.svg"&gt;&lt;img alt="network-vpn-no-route-symbolic" src="https://user-images.githubusercontent.com/25423296/163456779-a8556205-d0a5-45e2-ac17-42d089e3c3f8.png"&gt;&lt;/picture&gt; &amp;nbsp; &amp;nbsp;network-vpn-no-route-symbolic&lt;br&gt;</text:p>
          </table:table-cell>
        </table:table-row>
        <table:table-row table:style-name="ro1">
          <table:table-cell office:value-type="string" calcext:value-type="string">
            <text:p>network-vpn-symbolic.svg</text:p>
          </table:table-cell>
          <table:table-cell office:value-type="string" calcext:value-type="string">
            <text:p>network-vp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0] &amp; CHAR(34) &amp; &quot;&gt;&quot; &amp; &#10;&quot;&lt;img alt=&quot; &amp; CHAR(34) &amp; [.B5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0] &amp; &quot;&lt;br&gt;&quot;" office:value-type="string" office:string-value="&lt;picture&gt;&lt;source media=&quot;(prefers-color-scheme: dark)&quot; srcset=&quot;https://github.com/StorageB/icons/blob/main/GNOME46Adwaita/light/network-vpn-symbolic.svg&quot;&gt;&lt;source media=&quot;(prefers-color-scheme: light)&quot; srcset=&quot;https://github.com/StorageB/icons/blob/main/GNOME46Adwaita/dark/network-vpn-symbolic.svg&quot;&gt;&lt;img alt=&quot;network-vpn-symbolic&quot; src=&quot;https://user-images.githubusercontent.com/25423296/163456779-a8556205-d0a5-45e2-ac17-42d089e3c3f8.png&quot;&gt;&lt;/picture&gt; &amp;nbsp; &amp;nbsp;network-vpn-symbolic&lt;br&gt;" calcext:value-type="string">
            <text:p>&lt;picture&gt;&lt;source media="(prefers-color-scheme: dark)" srcset="https://github.com/StorageB/icons/blob/main/GNOME46Adwaita/light/network-vpn-symbolic.svg"&gt;&lt;source media="(prefers-color-scheme: light)" srcset="https://github.com/StorageB/icons/blob/main/GNOME46Adwaita/dark/network-vpn-symbolic.svg"&gt;&lt;img alt="network-vpn-symbolic" src="https://user-images.githubusercontent.com/25423296/163456779-a8556205-d0a5-45e2-ac17-42d089e3c3f8.png"&gt;&lt;/picture&gt; &amp;nbsp; &amp;nbsp;network-vpn-symbolic&lt;br&gt;</text:p>
          </table:table-cell>
        </table:table-row>
        <table:table-row table:style-name="ro1">
          <table:table-cell office:value-type="string" calcext:value-type="string">
            <text:p>network-wired-acquiring-symbolic.svg</text:p>
          </table:table-cell>
          <table:table-cell office:value-type="string" calcext:value-type="string">
            <text:p>network-wired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1] &amp; CHAR(34) &amp; &quot;&gt;&quot; &amp; &#10;&quot;&lt;img alt=&quot; &amp; CHAR(34) &amp; [.B5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1] &amp; &quot;&lt;br&gt;&quot;" office:value-type="string" office:string-value="&lt;picture&gt;&lt;source media=&quot;(prefers-color-scheme: dark)&quot; srcset=&quot;https://github.com/StorageB/icons/blob/main/GNOME46Adwaita/light/network-wired-acquiring-symbolic.svg&quot;&gt;&lt;source media=&quot;(prefers-color-scheme: light)&quot; srcset=&quot;https://github.com/StorageB/icons/blob/main/GNOME46Adwaita/dark/network-wired-acquiring-symbolic.svg&quot;&gt;&lt;img alt=&quot;network-wired-acquiring-symbolic&quot; src=&quot;https://user-images.githubusercontent.com/25423296/163456779-a8556205-d0a5-45e2-ac17-42d089e3c3f8.png&quot;&gt;&lt;/picture&gt; &amp;nbsp; &amp;nbsp;network-wired-acquiring-symbolic&lt;br&gt;" calcext:value-type="string">
            <text:p>&lt;picture&gt;&lt;source media="(prefers-color-scheme: dark)" srcset="https://github.com/StorageB/icons/blob/main/GNOME46Adwaita/light/network-wired-acquiring-symbolic.svg"&gt;&lt;source media="(prefers-color-scheme: light)" srcset="https://github.com/StorageB/icons/blob/main/GNOME46Adwaita/dark/network-wired-acquiring-symbolic.svg"&gt;&lt;img alt="network-wired-acquiring-symbolic" src="https://user-images.githubusercontent.com/25423296/163456779-a8556205-d0a5-45e2-ac17-42d089e3c3f8.png"&gt;&lt;/picture&gt; &amp;nbsp; &amp;nbsp;network-wired-acquiring-symbolic&lt;br&gt;</text:p>
          </table:table-cell>
        </table:table-row>
        <table:table-row table:style-name="ro1">
          <table:table-cell office:value-type="string" calcext:value-type="string">
            <text:p>network-wired-disconnected-symbolic.svg</text:p>
          </table:table-cell>
          <table:table-cell office:value-type="string" calcext:value-type="string">
            <text:p>network-wired-dis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2] &amp; CHAR(34) &amp; &quot;&gt;&quot; &amp; &#10;&quot;&lt;img alt=&quot; &amp; CHAR(34) &amp; [.B5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2] &amp; &quot;&lt;br&gt;&quot;" office:value-type="string" office:string-value="&lt;picture&gt;&lt;source media=&quot;(prefers-color-scheme: dark)&quot; srcset=&quot;https://github.com/StorageB/icons/blob/main/GNOME46Adwaita/light/network-wired-disconnected-symbolic.svg&quot;&gt;&lt;source media=&quot;(prefers-color-scheme: light)&quot; srcset=&quot;https://github.com/StorageB/icons/blob/main/GNOME46Adwaita/dark/network-wired-disconnected-symbolic.svg&quot;&gt;&lt;img alt=&quot;network-wired-disconnected-symbolic&quot; src=&quot;https://user-images.githubusercontent.com/25423296/163456779-a8556205-d0a5-45e2-ac17-42d089e3c3f8.png&quot;&gt;&lt;/picture&gt; &amp;nbsp; &amp;nbsp;network-wired-disconnected-symbolic&lt;br&gt;" calcext:value-type="string">
            <text:p>&lt;picture&gt;&lt;source media="(prefers-color-scheme: dark)" srcset="https://github.com/StorageB/icons/blob/main/GNOME46Adwaita/light/network-wired-disconnected-symbolic.svg"&gt;&lt;source media="(prefers-color-scheme: light)" srcset="https://github.com/StorageB/icons/blob/main/GNOME46Adwaita/dark/network-wired-disconnected-symbolic.svg"&gt;&lt;img alt="network-wired-disconnected-symbolic" src="https://user-images.githubusercontent.com/25423296/163456779-a8556205-d0a5-45e2-ac17-42d089e3c3f8.png"&gt;&lt;/picture&gt; &amp;nbsp; &amp;nbsp;network-wired-disconnected-symbolic&lt;br&gt;</text:p>
          </table:table-cell>
        </table:table-row>
        <table:table-row table:style-name="ro1">
          <table:table-cell office:value-type="string" calcext:value-type="string">
            <text:p>network-wired-no-route-symbolic.svg</text:p>
          </table:table-cell>
          <table:table-cell office:value-type="string" calcext:value-type="string">
            <text:p>network-wired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3] &amp; CHAR(34) &amp; &quot;&gt;&quot; &amp; &#10;&quot;&lt;img alt=&quot; &amp; CHAR(34) &amp; [.B5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3] &amp; &quot;&lt;br&gt;&quot;" office:value-type="string" office:string-value="&lt;picture&gt;&lt;source media=&quot;(prefers-color-scheme: dark)&quot; srcset=&quot;https://github.com/StorageB/icons/blob/main/GNOME46Adwaita/light/network-wired-no-route-symbolic.svg&quot;&gt;&lt;source media=&quot;(prefers-color-scheme: light)&quot; srcset=&quot;https://github.com/StorageB/icons/blob/main/GNOME46Adwaita/dark/network-wired-no-route-symbolic.svg&quot;&gt;&lt;img alt=&quot;network-wired-no-route-symbolic&quot; src=&quot;https://user-images.githubusercontent.com/25423296/163456779-a8556205-d0a5-45e2-ac17-42d089e3c3f8.png&quot;&gt;&lt;/picture&gt; &amp;nbsp; &amp;nbsp;network-wired-no-route-symbolic&lt;br&gt;" calcext:value-type="string">
            <text:p>&lt;picture&gt;&lt;source media="(prefers-color-scheme: dark)" srcset="https://github.com/StorageB/icons/blob/main/GNOME46Adwaita/light/network-wired-no-route-symbolic.svg"&gt;&lt;source media="(prefers-color-scheme: light)" srcset="https://github.com/StorageB/icons/blob/main/GNOME46Adwaita/dark/network-wired-no-route-symbolic.svg"&gt;&lt;img alt="network-wired-no-route-symbolic" src="https://user-images.githubusercontent.com/25423296/163456779-a8556205-d0a5-45e2-ac17-42d089e3c3f8.png"&gt;&lt;/picture&gt; &amp;nbsp; &amp;nbsp;network-wired-no-route-symbolic&lt;br&gt;</text:p>
          </table:table-cell>
        </table:table-row>
        <table:table-row table:style-name="ro1">
          <table:table-cell office:value-type="string" calcext:value-type="string">
            <text:p>network-wireless-acquiring-symbolic.svg</text:p>
          </table:table-cell>
          <table:table-cell office:value-type="string" calcext:value-type="string">
            <text:p>network-wireless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4] &amp; CHAR(34) &amp; &quot;&gt;&quot; &amp; &#10;&quot;&lt;img alt=&quot; &amp; CHAR(34) &amp; [.B5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4] &amp; &quot;&lt;br&gt;&quot;" office:value-type="string" office:string-value="&lt;picture&gt;&lt;source media=&quot;(prefers-color-scheme: dark)&quot; srcset=&quot;https://github.com/StorageB/icons/blob/main/GNOME46Adwaita/light/network-wireless-acquiring-symbolic.svg&quot;&gt;&lt;source media=&quot;(prefers-color-scheme: light)&quot; srcset=&quot;https://github.com/StorageB/icons/blob/main/GNOME46Adwaita/dark/network-wireless-acquiring-symbolic.svg&quot;&gt;&lt;img alt=&quot;network-wireless-acquiring-symbolic&quot; src=&quot;https://user-images.githubusercontent.com/25423296/163456779-a8556205-d0a5-45e2-ac17-42d089e3c3f8.png&quot;&gt;&lt;/picture&gt; &amp;nbsp; &amp;nbsp;network-wireless-acquiring-symbolic&lt;br&gt;" calcext:value-type="string">
            <text:p>&lt;picture&gt;&lt;source media="(prefers-color-scheme: dark)" srcset="https://github.com/StorageB/icons/blob/main/GNOME46Adwaita/light/network-wireless-acquiring-symbolic.svg"&gt;&lt;source media="(prefers-color-scheme: light)" srcset="https://github.com/StorageB/icons/blob/main/GNOME46Adwaita/dark/network-wireless-acquiring-symbolic.svg"&gt;&lt;img alt="network-wireless-acquiring-symbolic" src="https://user-images.githubusercontent.com/25423296/163456779-a8556205-d0a5-45e2-ac17-42d089e3c3f8.png"&gt;&lt;/picture&gt; &amp;nbsp; &amp;nbsp;network-wireless-acquiring-symbolic&lt;br&gt;</text:p>
          </table:table-cell>
        </table:table-row>
        <table:table-row table:style-name="ro1">
          <table:table-cell office:value-type="string" calcext:value-type="string">
            <text:p>network-wireless-connected-symbolic.svg</text:p>
          </table:table-cell>
          <table:table-cell office:value-type="string" calcext:value-type="string">
            <text:p>network-wireless-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5] &amp; CHAR(34) &amp; &quot;&gt;&quot; &amp; &#10;&quot;&lt;img alt=&quot; &amp; CHAR(34) &amp; [.B5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5] &amp; &quot;&lt;br&gt;&quot;" office:value-type="string" office:string-value="&lt;picture&gt;&lt;source media=&quot;(prefers-color-scheme: dark)&quot; srcset=&quot;https://github.com/StorageB/icons/blob/main/GNOME46Adwaita/light/network-wireless-connected-symbolic.svg&quot;&gt;&lt;source media=&quot;(prefers-color-scheme: light)&quot; srcset=&quot;https://github.com/StorageB/icons/blob/main/GNOME46Adwaita/dark/network-wireless-connected-symbolic.svg&quot;&gt;&lt;img alt=&quot;network-wireless-connected-symbolic&quot; src=&quot;https://user-images.githubusercontent.com/25423296/163456779-a8556205-d0a5-45e2-ac17-42d089e3c3f8.png&quot;&gt;&lt;/picture&gt; &amp;nbsp; &amp;nbsp;network-wireless-connected-symbolic&lt;br&gt;" calcext:value-type="string">
            <text:p>&lt;picture&gt;&lt;source media="(prefers-color-scheme: dark)" srcset="https://github.com/StorageB/icons/blob/main/GNOME46Adwaita/light/network-wireless-connected-symbolic.svg"&gt;&lt;source media="(prefers-color-scheme: light)" srcset="https://github.com/StorageB/icons/blob/main/GNOME46Adwaita/dark/network-wireless-connected-symbolic.svg"&gt;&lt;img alt="network-wireless-connected-symbolic" src="https://user-images.githubusercontent.com/25423296/163456779-a8556205-d0a5-45e2-ac17-42d089e3c3f8.png"&gt;&lt;/picture&gt; &amp;nbsp; &amp;nbsp;network-wireless-connected-symbolic&lt;br&gt;</text:p>
          </table:table-cell>
        </table:table-row>
        <table:table-row table:style-name="ro1">
          <table:table-cell office:value-type="string" calcext:value-type="string">
            <text:p>network-wireless-disabled-symbolic.svg</text:p>
          </table:table-cell>
          <table:table-cell office:value-type="string" calcext:value-type="string">
            <text:p>network-wireless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6] &amp; CHAR(34) &amp; &quot;&gt;&quot; &amp; &#10;&quot;&lt;img alt=&quot; &amp; CHAR(34) &amp; [.B5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6] &amp; &quot;&lt;br&gt;&quot;" office:value-type="string" office:string-value="&lt;picture&gt;&lt;source media=&quot;(prefers-color-scheme: dark)&quot; srcset=&quot;https://github.com/StorageB/icons/blob/main/GNOME46Adwaita/light/network-wireless-disabled-symbolic.svg&quot;&gt;&lt;source media=&quot;(prefers-color-scheme: light)&quot; srcset=&quot;https://github.com/StorageB/icons/blob/main/GNOME46Adwaita/dark/network-wireless-disabled-symbolic.svg&quot;&gt;&lt;img alt=&quot;network-wireless-disabled-symbolic&quot; src=&quot;https://user-images.githubusercontent.com/25423296/163456779-a8556205-d0a5-45e2-ac17-42d089e3c3f8.png&quot;&gt;&lt;/picture&gt; &amp;nbsp; &amp;nbsp;network-wireless-disabled-symbolic&lt;br&gt;" calcext:value-type="string">
            <text:p>&lt;picture&gt;&lt;source media="(prefers-color-scheme: dark)" srcset="https://github.com/StorageB/icons/blob/main/GNOME46Adwaita/light/network-wireless-disabled-symbolic.svg"&gt;&lt;source media="(prefers-color-scheme: light)" srcset="https://github.com/StorageB/icons/blob/main/GNOME46Adwaita/dark/network-wireless-disabled-symbolic.svg"&gt;&lt;img alt="network-wireless-disabled-symbolic" src="https://user-images.githubusercontent.com/25423296/163456779-a8556205-d0a5-45e2-ac17-42d089e3c3f8.png"&gt;&lt;/picture&gt; &amp;nbsp; &amp;nbsp;network-wireless-disabled-symbolic&lt;br&gt;</text:p>
          </table:table-cell>
        </table:table-row>
        <table:table-row table:style-name="ro1">
          <table:table-cell office:value-type="string" calcext:value-type="string">
            <text:p>network-wireless-encrypted-symbolic.svg</text:p>
          </table:table-cell>
          <table:table-cell office:value-type="string" calcext:value-type="string">
            <text:p>network-wireless-encryp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7] &amp; CHAR(34) &amp; &quot;&gt;&quot; &amp; &#10;&quot;&lt;img alt=&quot; &amp; CHAR(34) &amp; [.B5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7] &amp; &quot;&lt;br&gt;&quot;" office:value-type="string" office:string-value="&lt;picture&gt;&lt;source media=&quot;(prefers-color-scheme: dark)&quot; srcset=&quot;https://github.com/StorageB/icons/blob/main/GNOME46Adwaita/light/network-wireless-encrypted-symbolic.svg&quot;&gt;&lt;source media=&quot;(prefers-color-scheme: light)&quot; srcset=&quot;https://github.com/StorageB/icons/blob/main/GNOME46Adwaita/dark/network-wireless-encrypted-symbolic.svg&quot;&gt;&lt;img alt=&quot;network-wireless-encrypted-symbolic&quot; src=&quot;https://user-images.githubusercontent.com/25423296/163456779-a8556205-d0a5-45e2-ac17-42d089e3c3f8.png&quot;&gt;&lt;/picture&gt; &amp;nbsp; &amp;nbsp;network-wireless-encrypted-symbolic&lt;br&gt;" calcext:value-type="string">
            <text:p>&lt;picture&gt;&lt;source media="(prefers-color-scheme: dark)" srcset="https://github.com/StorageB/icons/blob/main/GNOME46Adwaita/light/network-wireless-encrypted-symbolic.svg"&gt;&lt;source media="(prefers-color-scheme: light)" srcset="https://github.com/StorageB/icons/blob/main/GNOME46Adwaita/dark/network-wireless-encrypted-symbolic.svg"&gt;&lt;img alt="network-wireless-encrypted-symbolic" src="https://user-images.githubusercontent.com/25423296/163456779-a8556205-d0a5-45e2-ac17-42d089e3c3f8.png"&gt;&lt;/picture&gt; &amp;nbsp; &amp;nbsp;network-wireless-encrypted-symbolic&lt;br&gt;</text:p>
          </table:table-cell>
        </table:table-row>
        <table:table-row table:style-name="ro1">
          <table:table-cell office:value-type="string" calcext:value-type="string">
            <text:p>network-wireless-hardware-disabled-symbolic.svg</text:p>
          </table:table-cell>
          <table:table-cell office:value-type="string" calcext:value-type="string">
            <text:p>network-wireless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8] &amp; CHAR(34) &amp; &quot;&gt;&quot; &amp; &#10;&quot;&lt;img alt=&quot; &amp; CHAR(34) &amp; [.B5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8] &amp; &quot;&lt;br&gt;&quot;" office:value-type="string" office:string-value="&lt;picture&gt;&lt;source media=&quot;(prefers-color-scheme: dark)&quot; srcset=&quot;https://github.com/StorageB/icons/blob/main/GNOME46Adwaita/light/network-wireless-hardware-disabled-symbolic.svg&quot;&gt;&lt;source media=&quot;(prefers-color-scheme: light)&quot; srcset=&quot;https://github.com/StorageB/icons/blob/main/GNOME46Adwaita/dark/network-wireless-hardware-disabled-symbolic.svg&quot;&gt;&lt;img alt=&quot;network-wireless-hardware-disabled-symbolic&quot; src=&quot;https://user-images.githubusercontent.com/25423296/163456779-a8556205-d0a5-45e2-ac17-42d089e3c3f8.png&quot;&gt;&lt;/picture&gt; &amp;nbsp; &amp;nbsp;network-wireless-hardware-disabled-symbolic&lt;br&gt;" calcext:value-type="string">
            <text:p>&lt;picture&gt;&lt;source media="(prefers-color-scheme: dark)" srcset="https://github.com/StorageB/icons/blob/main/GNOME46Adwaita/light/network-wireless-hardware-disabled-symbolic.svg"&gt;&lt;source media="(prefers-color-scheme: light)" srcset="https://github.com/StorageB/icons/blob/main/GNOME46Adwaita/dark/network-wireless-hardware-disabled-symbolic.svg"&gt;&lt;img alt="network-wireless-hardware-disabled-symbolic" src="https://user-images.githubusercontent.com/25423296/163456779-a8556205-d0a5-45e2-ac17-42d089e3c3f8.png"&gt;&lt;/picture&gt; &amp;nbsp; &amp;nbsp;network-wireless-hardware-disabled-symbolic&lt;br&gt;</text:p>
          </table:table-cell>
        </table:table-row>
        <table:table-row table:style-name="ro1">
          <table:table-cell office:value-type="string" calcext:value-type="string">
            <text:p>network-wireless-hotspot-symbolic.svg</text:p>
          </table:table-cell>
          <table:table-cell office:value-type="string" calcext:value-type="string">
            <text:p>network-wireless-hotspo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6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69] &amp; CHAR(34) &amp; &quot;&gt;&quot; &amp; &#10;&quot;&lt;img alt=&quot; &amp; CHAR(34) &amp; [.B5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9] &amp; &quot;&lt;br&gt;&quot;" office:value-type="string" office:string-value="&lt;picture&gt;&lt;source media=&quot;(prefers-color-scheme: dark)&quot; srcset=&quot;https://github.com/StorageB/icons/blob/main/GNOME46Adwaita/light/network-wireless-hotspot-symbolic.svg&quot;&gt;&lt;source media=&quot;(prefers-color-scheme: light)&quot; srcset=&quot;https://github.com/StorageB/icons/blob/main/GNOME46Adwaita/dark/network-wireless-hotspot-symbolic.svg&quot;&gt;&lt;img alt=&quot;network-wireless-hotspot-symbolic&quot; src=&quot;https://user-images.githubusercontent.com/25423296/163456779-a8556205-d0a5-45e2-ac17-42d089e3c3f8.png&quot;&gt;&lt;/picture&gt; &amp;nbsp; &amp;nbsp;network-wireless-hotspot-symbolic&lt;br&gt;" calcext:value-type="string">
            <text:p>&lt;picture&gt;&lt;source media="(prefers-color-scheme: dark)" srcset="https://github.com/StorageB/icons/blob/main/GNOME46Adwaita/light/network-wireless-hotspot-symbolic.svg"&gt;&lt;source media="(prefers-color-scheme: light)" srcset="https://github.com/StorageB/icons/blob/main/GNOME46Adwaita/dark/network-wireless-hotspot-symbolic.svg"&gt;&lt;img alt="network-wireless-hotspot-symbolic" src="https://user-images.githubusercontent.com/25423296/163456779-a8556205-d0a5-45e2-ac17-42d089e3c3f8.png"&gt;&lt;/picture&gt; &amp;nbsp; &amp;nbsp;network-wireless-hotspot-symbolic&lt;br&gt;</text:p>
          </table:table-cell>
        </table:table-row>
        <table:table-row table:style-name="ro1">
          <table:table-cell office:value-type="string" calcext:value-type="string">
            <text:p>network-wireless-no-route-symbolic.svg</text:p>
          </table:table-cell>
          <table:table-cell office:value-type="string" calcext:value-type="string">
            <text:p>network-wireless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0] &amp; CHAR(34) &amp; &quot;&gt;&quot; &amp; &#10;&quot;&lt;img alt=&quot; &amp; CHAR(34) &amp; [.B5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0] &amp; &quot;&lt;br&gt;&quot;" office:value-type="string" office:string-value="&lt;picture&gt;&lt;source media=&quot;(prefers-color-scheme: dark)&quot; srcset=&quot;https://github.com/StorageB/icons/blob/main/GNOME46Adwaita/light/network-wireless-no-route-symbolic.svg&quot;&gt;&lt;source media=&quot;(prefers-color-scheme: light)&quot; srcset=&quot;https://github.com/StorageB/icons/blob/main/GNOME46Adwaita/dark/network-wireless-no-route-symbolic.svg&quot;&gt;&lt;img alt=&quot;network-wireless-no-route-symbolic&quot; src=&quot;https://user-images.githubusercontent.com/25423296/163456779-a8556205-d0a5-45e2-ac17-42d089e3c3f8.png&quot;&gt;&lt;/picture&gt; &amp;nbsp; &amp;nbsp;network-wireless-no-route-symbolic&lt;br&gt;" calcext:value-type="string">
            <text:p>&lt;picture&gt;&lt;source media="(prefers-color-scheme: dark)" srcset="https://github.com/StorageB/icons/blob/main/GNOME46Adwaita/light/network-wireless-no-route-symbolic.svg"&gt;&lt;source media="(prefers-color-scheme: light)" srcset="https://github.com/StorageB/icons/blob/main/GNOME46Adwaita/dark/network-wireless-no-route-symbolic.svg"&gt;&lt;img alt="network-wireless-no-route-symbolic" src="https://user-images.githubusercontent.com/25423296/163456779-a8556205-d0a5-45e2-ac17-42d089e3c3f8.png"&gt;&lt;/picture&gt; &amp;nbsp; &amp;nbsp;network-wireless-no-route-symbolic&lt;br&gt;</text:p>
          </table:table-cell>
        </table:table-row>
        <table:table-row table:style-name="ro1">
          <table:table-cell office:value-type="string" calcext:value-type="string">
            <text:p>network-wireless-offline-symbolic.svg</text:p>
          </table:table-cell>
          <table:table-cell office:value-type="string" calcext:value-type="string">
            <text:p>network-wireless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1] &amp; CHAR(34) &amp; &quot;&gt;&quot; &amp; &#10;&quot;&lt;img alt=&quot; &amp; CHAR(34) &amp; [.B5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1] &amp; &quot;&lt;br&gt;&quot;" office:value-type="string" office:string-value="&lt;picture&gt;&lt;source media=&quot;(prefers-color-scheme: dark)&quot; srcset=&quot;https://github.com/StorageB/icons/blob/main/GNOME46Adwaita/light/network-wireless-offline-symbolic.svg&quot;&gt;&lt;source media=&quot;(prefers-color-scheme: light)&quot; srcset=&quot;https://github.com/StorageB/icons/blob/main/GNOME46Adwaita/dark/network-wireless-offline-symbolic.svg&quot;&gt;&lt;img alt=&quot;network-wireless-offline-symbolic&quot; src=&quot;https://user-images.githubusercontent.com/25423296/163456779-a8556205-d0a5-45e2-ac17-42d089e3c3f8.png&quot;&gt;&lt;/picture&gt; &amp;nbsp; &amp;nbsp;network-wireless-offline-symbolic&lt;br&gt;" calcext:value-type="string">
            <text:p>&lt;picture&gt;&lt;source media="(prefers-color-scheme: dark)" srcset="https://github.com/StorageB/icons/blob/main/GNOME46Adwaita/light/network-wireless-offline-symbolic.svg"&gt;&lt;source media="(prefers-color-scheme: light)" srcset="https://github.com/StorageB/icons/blob/main/GNOME46Adwaita/dark/network-wireless-offline-symbolic.svg"&gt;&lt;img alt="network-wireless-offline-symbolic" src="https://user-images.githubusercontent.com/25423296/163456779-a8556205-d0a5-45e2-ac17-42d089e3c3f8.png"&gt;&lt;/picture&gt; &amp;nbsp; &amp;nbsp;network-wireless-offline-symbolic&lt;br&gt;</text:p>
          </table:table-cell>
        </table:table-row>
        <table:table-row table:style-name="ro1">
          <table:table-cell office:value-type="string" calcext:value-type="string">
            <text:p>network-wireless-signal-excellent-symbolic.svg</text:p>
          </table:table-cell>
          <table:table-cell office:value-type="string" calcext:value-type="string">
            <text:p>network-wireless-signal-excell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2] &amp; CHAR(34) &amp; &quot;&gt;&quot; &amp; &#10;&quot;&lt;img alt=&quot; &amp; CHAR(34) &amp; [.B5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2] &amp; &quot;&lt;br&gt;&quot;" office:value-type="string" office:string-value="&lt;picture&gt;&lt;source media=&quot;(prefers-color-scheme: dark)&quot; srcset=&quot;https://github.com/StorageB/icons/blob/main/GNOME46Adwaita/light/network-wireless-signal-excellent-symbolic.svg&quot;&gt;&lt;source media=&quot;(prefers-color-scheme: light)&quot; srcset=&quot;https://github.com/StorageB/icons/blob/main/GNOME46Adwaita/dark/network-wireless-signal-excellent-symbolic.svg&quot;&gt;&lt;img alt=&quot;network-wireless-signal-excellent-symbolic&quot; src=&quot;https://user-images.githubusercontent.com/25423296/163456779-a8556205-d0a5-45e2-ac17-42d089e3c3f8.png&quot;&gt;&lt;/picture&gt; &amp;nbsp; &amp;nbsp;network-wireless-signal-excellent-symbolic&lt;br&gt;" calcext:value-type="string">
            <text:p>&lt;picture&gt;&lt;source media="(prefers-color-scheme: dark)" srcset="https://github.com/StorageB/icons/blob/main/GNOME46Adwaita/light/network-wireless-signal-excellent-symbolic.svg"&gt;&lt;source media="(prefers-color-scheme: light)" srcset="https://github.com/StorageB/icons/blob/main/GNOME46Adwaita/dark/network-wireless-signal-excellent-symbolic.svg"&gt;&lt;img alt="network-wireless-signal-excellent-symbolic" src="https://user-images.githubusercontent.com/25423296/163456779-a8556205-d0a5-45e2-ac17-42d089e3c3f8.png"&gt;&lt;/picture&gt; &amp;nbsp; &amp;nbsp;network-wireless-signal-excellent-symbolic&lt;br&gt;</text:p>
          </table:table-cell>
        </table:table-row>
        <table:table-row table:style-name="ro1">
          <table:table-cell office:value-type="string" calcext:value-type="string">
            <text:p>network-wireless-signal-good-symbolic.svg</text:p>
          </table:table-cell>
          <table:table-cell office:value-type="string" calcext:value-type="string">
            <text:p>network-wireless-signal-g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3] &amp; CHAR(34) &amp; &quot;&gt;&quot; &amp; &#10;&quot;&lt;img alt=&quot; &amp; CHAR(34) &amp; [.B5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3] &amp; &quot;&lt;br&gt;&quot;" office:value-type="string" office:string-value="&lt;picture&gt;&lt;source media=&quot;(prefers-color-scheme: dark)&quot; srcset=&quot;https://github.com/StorageB/icons/blob/main/GNOME46Adwaita/light/network-wireless-signal-good-symbolic.svg&quot;&gt;&lt;source media=&quot;(prefers-color-scheme: light)&quot; srcset=&quot;https://github.com/StorageB/icons/blob/main/GNOME46Adwaita/dark/network-wireless-signal-good-symbolic.svg&quot;&gt;&lt;img alt=&quot;network-wireless-signal-good-symbolic&quot; src=&quot;https://user-images.githubusercontent.com/25423296/163456779-a8556205-d0a5-45e2-ac17-42d089e3c3f8.png&quot;&gt;&lt;/picture&gt; &amp;nbsp; &amp;nbsp;network-wireless-signal-good-symbolic&lt;br&gt;" calcext:value-type="string">
            <text:p>&lt;picture&gt;&lt;source media="(prefers-color-scheme: dark)" srcset="https://github.com/StorageB/icons/blob/main/GNOME46Adwaita/light/network-wireless-signal-good-symbolic.svg"&gt;&lt;source media="(prefers-color-scheme: light)" srcset="https://github.com/StorageB/icons/blob/main/GNOME46Adwaita/dark/network-wireless-signal-good-symbolic.svg"&gt;&lt;img alt="network-wireless-signal-good-symbolic" src="https://user-images.githubusercontent.com/25423296/163456779-a8556205-d0a5-45e2-ac17-42d089e3c3f8.png"&gt;&lt;/picture&gt; &amp;nbsp; &amp;nbsp;network-wireless-signal-good-symbolic&lt;br&gt;</text:p>
          </table:table-cell>
        </table:table-row>
        <table:table-row table:style-name="ro1">
          <table:table-cell office:value-type="string" calcext:value-type="string">
            <text:p>network-wireless-signal-none-symbolic.svg</text:p>
          </table:table-cell>
          <table:table-cell office:value-type="string" calcext:value-type="string">
            <text:p>network-wireless-signal-n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4] &amp; CHAR(34) &amp; &quot;&gt;&quot; &amp; &#10;&quot;&lt;img alt=&quot; &amp; CHAR(34) &amp; [.B5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4] &amp; &quot;&lt;br&gt;&quot;" office:value-type="string" office:string-value="&lt;picture&gt;&lt;source media=&quot;(prefers-color-scheme: dark)&quot; srcset=&quot;https://github.com/StorageB/icons/blob/main/GNOME46Adwaita/light/network-wireless-signal-none-symbolic.svg&quot;&gt;&lt;source media=&quot;(prefers-color-scheme: light)&quot; srcset=&quot;https://github.com/StorageB/icons/blob/main/GNOME46Adwaita/dark/network-wireless-signal-none-symbolic.svg&quot;&gt;&lt;img alt=&quot;network-wireless-signal-none-symbolic&quot; src=&quot;https://user-images.githubusercontent.com/25423296/163456779-a8556205-d0a5-45e2-ac17-42d089e3c3f8.png&quot;&gt;&lt;/picture&gt; &amp;nbsp; &amp;nbsp;network-wireless-signal-none-symbolic&lt;br&gt;" calcext:value-type="string">
            <text:p>&lt;picture&gt;&lt;source media="(prefers-color-scheme: dark)" srcset="https://github.com/StorageB/icons/blob/main/GNOME46Adwaita/light/network-wireless-signal-none-symbolic.svg"&gt;&lt;source media="(prefers-color-scheme: light)" srcset="https://github.com/StorageB/icons/blob/main/GNOME46Adwaita/dark/network-wireless-signal-none-symbolic.svg"&gt;&lt;img alt="network-wireless-signal-none-symbolic" src="https://user-images.githubusercontent.com/25423296/163456779-a8556205-d0a5-45e2-ac17-42d089e3c3f8.png"&gt;&lt;/picture&gt; &amp;nbsp; &amp;nbsp;network-wireless-signal-none-symbolic&lt;br&gt;</text:p>
          </table:table-cell>
        </table:table-row>
        <table:table-row table:style-name="ro1">
          <table:table-cell office:value-type="string" calcext:value-type="string">
            <text:p>network-wireless-signal-ok-symbolic.svg</text:p>
          </table:table-cell>
          <table:table-cell office:value-type="string" calcext:value-type="string">
            <text:p>network-wireless-signal-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5] &amp; CHAR(34) &amp; &quot;&gt;&quot; &amp; &#10;&quot;&lt;img alt=&quot; &amp; CHAR(34) &amp; [.B5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5] &amp; &quot;&lt;br&gt;&quot;" office:value-type="string" office:string-value="&lt;picture&gt;&lt;source media=&quot;(prefers-color-scheme: dark)&quot; srcset=&quot;https://github.com/StorageB/icons/blob/main/GNOME46Adwaita/light/network-wireless-signal-ok-symbolic.svg&quot;&gt;&lt;source media=&quot;(prefers-color-scheme: light)&quot; srcset=&quot;https://github.com/StorageB/icons/blob/main/GNOME46Adwaita/dark/network-wireless-signal-ok-symbolic.svg&quot;&gt;&lt;img alt=&quot;network-wireless-signal-ok-symbolic&quot; src=&quot;https://user-images.githubusercontent.com/25423296/163456779-a8556205-d0a5-45e2-ac17-42d089e3c3f8.png&quot;&gt;&lt;/picture&gt; &amp;nbsp; &amp;nbsp;network-wireless-signal-ok-symbolic&lt;br&gt;" calcext:value-type="string">
            <text:p>&lt;picture&gt;&lt;source media="(prefers-color-scheme: dark)" srcset="https://github.com/StorageB/icons/blob/main/GNOME46Adwaita/light/network-wireless-signal-ok-symbolic.svg"&gt;&lt;source media="(prefers-color-scheme: light)" srcset="https://github.com/StorageB/icons/blob/main/GNOME46Adwaita/dark/network-wireless-signal-ok-symbolic.svg"&gt;&lt;img alt="network-wireless-signal-ok-symbolic" src="https://user-images.githubusercontent.com/25423296/163456779-a8556205-d0a5-45e2-ac17-42d089e3c3f8.png"&gt;&lt;/picture&gt; &amp;nbsp; &amp;nbsp;network-wireless-signal-ok-symbolic&lt;br&gt;</text:p>
          </table:table-cell>
        </table:table-row>
        <table:table-row table:style-name="ro1">
          <table:table-cell office:value-type="string" calcext:value-type="string">
            <text:p>network-wireless-signal-weak-symbolic.svg</text:p>
          </table:table-cell>
          <table:table-cell office:value-type="string" calcext:value-type="string">
            <text:p>network-wireless-signal-wea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6] &amp; CHAR(34) &amp; &quot;&gt;&quot; &amp; &#10;&quot;&lt;img alt=&quot; &amp; CHAR(34) &amp; [.B5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6] &amp; &quot;&lt;br&gt;&quot;" office:value-type="string" office:string-value="&lt;picture&gt;&lt;source media=&quot;(prefers-color-scheme: dark)&quot; srcset=&quot;https://github.com/StorageB/icons/blob/main/GNOME46Adwaita/light/network-wireless-signal-weak-symbolic.svg&quot;&gt;&lt;source media=&quot;(prefers-color-scheme: light)&quot; srcset=&quot;https://github.com/StorageB/icons/blob/main/GNOME46Adwaita/dark/network-wireless-signal-weak-symbolic.svg&quot;&gt;&lt;img alt=&quot;network-wireless-signal-weak-symbolic&quot; src=&quot;https://user-images.githubusercontent.com/25423296/163456779-a8556205-d0a5-45e2-ac17-42d089e3c3f8.png&quot;&gt;&lt;/picture&gt; &amp;nbsp; &amp;nbsp;network-wireless-signal-weak-symbolic&lt;br&gt;" calcext:value-type="string">
            <text:p>&lt;picture&gt;&lt;source media="(prefers-color-scheme: dark)" srcset="https://github.com/StorageB/icons/blob/main/GNOME46Adwaita/light/network-wireless-signal-weak-symbolic.svg"&gt;&lt;source media="(prefers-color-scheme: light)" srcset="https://github.com/StorageB/icons/blob/main/GNOME46Adwaita/dark/network-wireless-signal-weak-symbolic.svg"&gt;&lt;img alt="network-wireless-signal-weak-symbolic" src="https://user-images.githubusercontent.com/25423296/163456779-a8556205-d0a5-45e2-ac17-42d089e3c3f8.png"&gt;&lt;/picture&gt; &amp;nbsp; &amp;nbsp;network-wireless-signal-weak-symbolic&lt;br&gt;</text:p>
          </table:table-cell>
        </table:table-row>
        <table:table-row table:style-name="ro1">
          <table:table-cell office:value-type="string" calcext:value-type="string">
            <text:p>night-light-disabled-symbolic.svg</text:p>
          </table:table-cell>
          <table:table-cell office:value-type="string" calcext:value-type="string">
            <text:p>night-light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7] &amp; CHAR(34) &amp; &quot;&gt;&quot; &amp; &#10;&quot;&lt;img alt=&quot; &amp; CHAR(34) &amp; [.B5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7] &amp; &quot;&lt;br&gt;&quot;" office:value-type="string" office:string-value="&lt;picture&gt;&lt;source media=&quot;(prefers-color-scheme: dark)&quot; srcset=&quot;https://github.com/StorageB/icons/blob/main/GNOME46Adwaita/light/night-light-disabled-symbolic.svg&quot;&gt;&lt;source media=&quot;(prefers-color-scheme: light)&quot; srcset=&quot;https://github.com/StorageB/icons/blob/main/GNOME46Adwaita/dark/night-light-disabled-symbolic.svg&quot;&gt;&lt;img alt=&quot;night-light-disabled-symbolic&quot; src=&quot;https://user-images.githubusercontent.com/25423296/163456779-a8556205-d0a5-45e2-ac17-42d089e3c3f8.png&quot;&gt;&lt;/picture&gt; &amp;nbsp; &amp;nbsp;night-light-disabled-symbolic&lt;br&gt;" calcext:value-type="string">
            <text:p>&lt;picture&gt;&lt;source media="(prefers-color-scheme: dark)" srcset="https://github.com/StorageB/icons/blob/main/GNOME46Adwaita/light/night-light-disabled-symbolic.svg"&gt;&lt;source media="(prefers-color-scheme: light)" srcset="https://github.com/StorageB/icons/blob/main/GNOME46Adwaita/dark/night-light-disabled-symbolic.svg"&gt;&lt;img alt="night-light-disabled-symbolic" src="https://user-images.githubusercontent.com/25423296/163456779-a8556205-d0a5-45e2-ac17-42d089e3c3f8.png"&gt;&lt;/picture&gt; &amp;nbsp; &amp;nbsp;night-light-disabled-symbolic&lt;br&gt;</text:p>
          </table:table-cell>
        </table:table-row>
        <table:table-row table:style-name="ro1">
          <table:table-cell office:value-type="string" calcext:value-type="string">
            <text:p>night-light-symbolic.svg</text:p>
          </table:table-cell>
          <table:table-cell office:value-type="string" calcext:value-type="string">
            <text:p>night-l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8] &amp; CHAR(34) &amp; &quot;&gt;&quot; &amp; &#10;&quot;&lt;img alt=&quot; &amp; CHAR(34) &amp; [.B5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8] &amp; &quot;&lt;br&gt;&quot;" office:value-type="string" office:string-value="&lt;picture&gt;&lt;source media=&quot;(prefers-color-scheme: dark)&quot; srcset=&quot;https://github.com/StorageB/icons/blob/main/GNOME46Adwaita/light/night-light-symbolic.svg&quot;&gt;&lt;source media=&quot;(prefers-color-scheme: light)&quot; srcset=&quot;https://github.com/StorageB/icons/blob/main/GNOME46Adwaita/dark/night-light-symbolic.svg&quot;&gt;&lt;img alt=&quot;night-light-symbolic&quot; src=&quot;https://user-images.githubusercontent.com/25423296/163456779-a8556205-d0a5-45e2-ac17-42d089e3c3f8.png&quot;&gt;&lt;/picture&gt; &amp;nbsp; &amp;nbsp;night-light-symbolic&lt;br&gt;" calcext:value-type="string">
            <text:p>&lt;picture&gt;&lt;source media="(prefers-color-scheme: dark)" srcset="https://github.com/StorageB/icons/blob/main/GNOME46Adwaita/light/night-light-symbolic.svg"&gt;&lt;source media="(prefers-color-scheme: light)" srcset="https://github.com/StorageB/icons/blob/main/GNOME46Adwaita/dark/night-light-symbolic.svg"&gt;&lt;img alt="night-light-symbolic" src="https://user-images.githubusercontent.com/25423296/163456779-a8556205-d0a5-45e2-ac17-42d089e3c3f8.png"&gt;&lt;/picture&gt; &amp;nbsp; &amp;nbsp;night-light-symbolic&lt;br&gt;</text:p>
          </table:table-cell>
        </table:table-row>
        <table:table-row table:style-name="ro1">
          <table:table-cell office:value-type="string" calcext:value-type="string">
            <text:p>non-starred-symbolic.svg</text:p>
          </table:table-cell>
          <table:table-cell office:value-type="string" calcext:value-type="string">
            <text:p>non-star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7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79] &amp; CHAR(34) &amp; &quot;&gt;&quot; &amp; &#10;&quot;&lt;img alt=&quot; &amp; CHAR(34) &amp; [.B5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9] &amp; &quot;&lt;br&gt;&quot;" office:value-type="string" office:string-value="&lt;picture&gt;&lt;source media=&quot;(prefers-color-scheme: dark)&quot; srcset=&quot;https://github.com/StorageB/icons/blob/main/GNOME46Adwaita/light/non-starred-symbolic.svg&quot;&gt;&lt;source media=&quot;(prefers-color-scheme: light)&quot; srcset=&quot;https://github.com/StorageB/icons/blob/main/GNOME46Adwaita/dark/non-starred-symbolic.svg&quot;&gt;&lt;img alt=&quot;non-starred-symbolic&quot; src=&quot;https://user-images.githubusercontent.com/25423296/163456779-a8556205-d0a5-45e2-ac17-42d089e3c3f8.png&quot;&gt;&lt;/picture&gt; &amp;nbsp; &amp;nbsp;non-starred-symbolic&lt;br&gt;" calcext:value-type="string">
            <text:p>&lt;picture&gt;&lt;source media="(prefers-color-scheme: dark)" srcset="https://github.com/StorageB/icons/blob/main/GNOME46Adwaita/light/non-starred-symbolic.svg"&gt;&lt;source media="(prefers-color-scheme: light)" srcset="https://github.com/StorageB/icons/blob/main/GNOME46Adwaita/dark/non-starred-symbolic.svg"&gt;&lt;img alt="non-starred-symbolic" src="https://user-images.githubusercontent.com/25423296/163456779-a8556205-d0a5-45e2-ac17-42d089e3c3f8.png"&gt;&lt;/picture&gt; &amp;nbsp; &amp;nbsp;non-starred-symbolic&lt;br&gt;</text:p>
          </table:table-cell>
        </table:table-row>
        <table:table-row table:style-name="ro1">
          <table:table-cell office:value-type="string" calcext:value-type="string">
            <text:p>notifications-disabled-symbolic.svg</text:p>
          </table:table-cell>
          <table:table-cell office:value-type="string" calcext:value-type="string">
            <text:p>notifications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0] &amp; CHAR(34) &amp; &quot;&gt;&quot; &amp; &#10;&quot;&lt;img alt=&quot; &amp; CHAR(34) &amp; [.B5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0] &amp; &quot;&lt;br&gt;&quot;" office:value-type="string" office:string-value="&lt;picture&gt;&lt;source media=&quot;(prefers-color-scheme: dark)&quot; srcset=&quot;https://github.com/StorageB/icons/blob/main/GNOME46Adwaita/light/notifications-disabled-symbolic.svg&quot;&gt;&lt;source media=&quot;(prefers-color-scheme: light)&quot; srcset=&quot;https://github.com/StorageB/icons/blob/main/GNOME46Adwaita/dark/notifications-disabled-symbolic.svg&quot;&gt;&lt;img alt=&quot;notifications-disabled-symbolic&quot; src=&quot;https://user-images.githubusercontent.com/25423296/163456779-a8556205-d0a5-45e2-ac17-42d089e3c3f8.png&quot;&gt;&lt;/picture&gt; &amp;nbsp; &amp;nbsp;notifications-disabled-symbolic&lt;br&gt;" calcext:value-type="string">
            <text:p>&lt;picture&gt;&lt;source media="(prefers-color-scheme: dark)" srcset="https://github.com/StorageB/icons/blob/main/GNOME46Adwaita/light/notifications-disabled-symbolic.svg"&gt;&lt;source media="(prefers-color-scheme: light)" srcset="https://github.com/StorageB/icons/blob/main/GNOME46Adwaita/dark/notifications-disabled-symbolic.svg"&gt;&lt;img alt="notifications-disabled-symbolic" src="https://user-images.githubusercontent.com/25423296/163456779-a8556205-d0a5-45e2-ac17-42d089e3c3f8.png"&gt;&lt;/picture&gt; &amp;nbsp; &amp;nbsp;notifications-disabled-symbolic&lt;br&gt;</text:p>
          </table:table-cell>
        </table:table-row>
        <table:table-row table:style-name="ro1">
          <table:table-cell office:value-type="string" calcext:value-type="string">
            <text:p>orientation-landscape-inverse-symbolic.svg</text:p>
          </table:table-cell>
          <table:table-cell office:value-type="string" calcext:value-type="string">
            <text:p>orientation-landscape-inver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1] &amp; CHAR(34) &amp; &quot;&gt;&quot; &amp; &#10;&quot;&lt;img alt=&quot; &amp; CHAR(34) &amp; [.B5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1] &amp; &quot;&lt;br&gt;&quot;" office:value-type="string" office:string-value="&lt;picture&gt;&lt;source media=&quot;(prefers-color-scheme: dark)&quot; srcset=&quot;https://github.com/StorageB/icons/blob/main/GNOME46Adwaita/light/orientation-landscape-inverse-symbolic.svg&quot;&gt;&lt;source media=&quot;(prefers-color-scheme: light)&quot; srcset=&quot;https://github.com/StorageB/icons/blob/main/GNOME46Adwaita/dark/orientation-landscape-inverse-symbolic.svg&quot;&gt;&lt;img alt=&quot;orientation-landscape-inverse-symbolic&quot; src=&quot;https://user-images.githubusercontent.com/25423296/163456779-a8556205-d0a5-45e2-ac17-42d089e3c3f8.png&quot;&gt;&lt;/picture&gt; &amp;nbsp; &amp;nbsp;orientation-landscape-inverse-symbolic&lt;br&gt;" calcext:value-type="string">
            <text:p>&lt;picture&gt;&lt;source media="(prefers-color-scheme: dark)" srcset="https://github.com/StorageB/icons/blob/main/GNOME46Adwaita/light/orientation-landscape-inverse-symbolic.svg"&gt;&lt;source media="(prefers-color-scheme: light)" srcset="https://github.com/StorageB/icons/blob/main/GNOME46Adwaita/dark/orientation-landscape-inverse-symbolic.svg"&gt;&lt;img alt="orientation-landscape-inverse-symbolic" src="https://user-images.githubusercontent.com/25423296/163456779-a8556205-d0a5-45e2-ac17-42d089e3c3f8.png"&gt;&lt;/picture&gt; &amp;nbsp; &amp;nbsp;orientation-landscape-inverse-symbolic&lt;br&gt;</text:p>
          </table:table-cell>
        </table:table-row>
        <table:table-row table:style-name="ro1">
          <table:table-cell office:value-type="string" calcext:value-type="string">
            <text:p>orientation-landscape-symbolic.svg</text:p>
          </table:table-cell>
          <table:table-cell office:value-type="string" calcext:value-type="string">
            <text:p>orientation-landscap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2] &amp; CHAR(34) &amp; &quot;&gt;&quot; &amp; &#10;&quot;&lt;img alt=&quot; &amp; CHAR(34) &amp; [.B5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2] &amp; &quot;&lt;br&gt;&quot;" office:value-type="string" office:string-value="&lt;picture&gt;&lt;source media=&quot;(prefers-color-scheme: dark)&quot; srcset=&quot;https://github.com/StorageB/icons/blob/main/GNOME46Adwaita/light/orientation-landscape-symbolic.svg&quot;&gt;&lt;source media=&quot;(prefers-color-scheme: light)&quot; srcset=&quot;https://github.com/StorageB/icons/blob/main/GNOME46Adwaita/dark/orientation-landscape-symbolic.svg&quot;&gt;&lt;img alt=&quot;orientation-landscape-symbolic&quot; src=&quot;https://user-images.githubusercontent.com/25423296/163456779-a8556205-d0a5-45e2-ac17-42d089e3c3f8.png&quot;&gt;&lt;/picture&gt; &amp;nbsp; &amp;nbsp;orientation-landscape-symbolic&lt;br&gt;" calcext:value-type="string">
            <text:p>&lt;picture&gt;&lt;source media="(prefers-color-scheme: dark)" srcset="https://github.com/StorageB/icons/blob/main/GNOME46Adwaita/light/orientation-landscape-symbolic.svg"&gt;&lt;source media="(prefers-color-scheme: light)" srcset="https://github.com/StorageB/icons/blob/main/GNOME46Adwaita/dark/orientation-landscape-symbolic.svg"&gt;&lt;img alt="orientation-landscape-symbolic" src="https://user-images.githubusercontent.com/25423296/163456779-a8556205-d0a5-45e2-ac17-42d089e3c3f8.png"&gt;&lt;/picture&gt; &amp;nbsp; &amp;nbsp;orientation-landscape-symbolic&lt;br&gt;</text:p>
          </table:table-cell>
        </table:table-row>
        <table:table-row table:style-name="ro1">
          <table:table-cell office:value-type="string" calcext:value-type="string">
            <text:p>orientation-portrait-left-symbolic-rtl.svg</text:p>
          </table:table-cell>
          <table:table-cell office:value-type="string" calcext:value-type="string">
            <text:p>orientation-portrait-lef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3] &amp; CHAR(34) &amp; &quot;&gt;&quot; &amp; &#10;&quot;&lt;img alt=&quot; &amp; CHAR(34) &amp; [.B5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3] &amp; &quot;&lt;br&gt;&quot;" office:value-type="string" office:string-value="&lt;picture&gt;&lt;source media=&quot;(prefers-color-scheme: dark)&quot; srcset=&quot;https://github.com/StorageB/icons/blob/main/GNOME46Adwaita/light/orientation-portrait-left-symbolic-rtl.svg&quot;&gt;&lt;source media=&quot;(prefers-color-scheme: light)&quot; srcset=&quot;https://github.com/StorageB/icons/blob/main/GNOME46Adwaita/dark/orientation-portrait-left-symbolic-rtl.svg&quot;&gt;&lt;img alt=&quot;orientation-portrait-left-symbolic-rtl&quot; src=&quot;https://user-images.githubusercontent.com/25423296/163456779-a8556205-d0a5-45e2-ac17-42d089e3c3f8.png&quot;&gt;&lt;/picture&gt; &amp;nbsp; &amp;nbsp;orientation-portrait-left-symbolic-rtl&lt;br&gt;" calcext:value-type="string">
            <text:p>&lt;picture&gt;&lt;source media="(prefers-color-scheme: dark)" srcset="https://github.com/StorageB/icons/blob/main/GNOME46Adwaita/light/orientation-portrait-left-symbolic-rtl.svg"&gt;&lt;source media="(prefers-color-scheme: light)" srcset="https://github.com/StorageB/icons/blob/main/GNOME46Adwaita/dark/orientation-portrait-left-symbolic-rtl.svg"&gt;&lt;img alt="orientation-portrait-left-symbolic-rtl" src="https://user-images.githubusercontent.com/25423296/163456779-a8556205-d0a5-45e2-ac17-42d089e3c3f8.png"&gt;&lt;/picture&gt; &amp;nbsp; &amp;nbsp;orientation-portrait-left-symbolic-rtl&lt;br&gt;</text:p>
          </table:table-cell>
        </table:table-row>
        <table:table-row table:style-name="ro1">
          <table:table-cell office:value-type="string" calcext:value-type="string">
            <text:p>orientation-portrait-left-symbolic.svg</text:p>
          </table:table-cell>
          <table:table-cell office:value-type="string" calcext:value-type="string">
            <text:p>orientation-portrait-lef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4] &amp; CHAR(34) &amp; &quot;&gt;&quot; &amp; &#10;&quot;&lt;img alt=&quot; &amp; CHAR(34) &amp; [.B5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4] &amp; &quot;&lt;br&gt;&quot;" office:value-type="string" office:string-value="&lt;picture&gt;&lt;source media=&quot;(prefers-color-scheme: dark)&quot; srcset=&quot;https://github.com/StorageB/icons/blob/main/GNOME46Adwaita/light/orientation-portrait-left-symbolic.svg&quot;&gt;&lt;source media=&quot;(prefers-color-scheme: light)&quot; srcset=&quot;https://github.com/StorageB/icons/blob/main/GNOME46Adwaita/dark/orientation-portrait-left-symbolic.svg&quot;&gt;&lt;img alt=&quot;orientation-portrait-left-symbolic&quot; src=&quot;https://user-images.githubusercontent.com/25423296/163456779-a8556205-d0a5-45e2-ac17-42d089e3c3f8.png&quot;&gt;&lt;/picture&gt; &amp;nbsp; &amp;nbsp;orientation-portrait-left-symbolic&lt;br&gt;" calcext:value-type="string">
            <text:p>&lt;picture&gt;&lt;source media="(prefers-color-scheme: dark)" srcset="https://github.com/StorageB/icons/blob/main/GNOME46Adwaita/light/orientation-portrait-left-symbolic.svg"&gt;&lt;source media="(prefers-color-scheme: light)" srcset="https://github.com/StorageB/icons/blob/main/GNOME46Adwaita/dark/orientation-portrait-left-symbolic.svg"&gt;&lt;img alt="orientation-portrait-left-symbolic" src="https://user-images.githubusercontent.com/25423296/163456779-a8556205-d0a5-45e2-ac17-42d089e3c3f8.png"&gt;&lt;/picture&gt; &amp;nbsp; &amp;nbsp;orientation-portrait-left-symbolic&lt;br&gt;</text:p>
          </table:table-cell>
        </table:table-row>
        <table:table-row table:style-name="ro1">
          <table:table-cell office:value-type="string" calcext:value-type="string">
            <text:p>orientation-portrait-right-symbolic-rtl.svg</text:p>
          </table:table-cell>
          <table:table-cell office:value-type="string" calcext:value-type="string">
            <text:p>orientation-portrait-righ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5] &amp; CHAR(34) &amp; &quot;&gt;&quot; &amp; &#10;&quot;&lt;img alt=&quot; &amp; CHAR(34) &amp; [.B5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5] &amp; &quot;&lt;br&gt;&quot;" office:value-type="string" office:string-value="&lt;picture&gt;&lt;source media=&quot;(prefers-color-scheme: dark)&quot; srcset=&quot;https://github.com/StorageB/icons/blob/main/GNOME46Adwaita/light/orientation-portrait-right-symbolic-rtl.svg&quot;&gt;&lt;source media=&quot;(prefers-color-scheme: light)&quot; srcset=&quot;https://github.com/StorageB/icons/blob/main/GNOME46Adwaita/dark/orientation-portrait-right-symbolic-rtl.svg&quot;&gt;&lt;img alt=&quot;orientation-portrait-right-symbolic-rtl&quot; src=&quot;https://user-images.githubusercontent.com/25423296/163456779-a8556205-d0a5-45e2-ac17-42d089e3c3f8.png&quot;&gt;&lt;/picture&gt; &amp;nbsp; &amp;nbsp;orientation-portrait-right-symbolic-rtl&lt;br&gt;" calcext:value-type="string">
            <text:p>&lt;picture&gt;&lt;source media="(prefers-color-scheme: dark)" srcset="https://github.com/StorageB/icons/blob/main/GNOME46Adwaita/light/orientation-portrait-right-symbolic-rtl.svg"&gt;&lt;source media="(prefers-color-scheme: light)" srcset="https://github.com/StorageB/icons/blob/main/GNOME46Adwaita/dark/orientation-portrait-right-symbolic-rtl.svg"&gt;&lt;img alt="orientation-portrait-right-symbolic-rtl" src="https://user-images.githubusercontent.com/25423296/163456779-a8556205-d0a5-45e2-ac17-42d089e3c3f8.png"&gt;&lt;/picture&gt; &amp;nbsp; &amp;nbsp;orientation-portrait-right-symbolic-rtl&lt;br&gt;</text:p>
          </table:table-cell>
        </table:table-row>
        <table:table-row table:style-name="ro1">
          <table:table-cell office:value-type="string" calcext:value-type="string">
            <text:p>orientation-portrait-right-symbolic.svg</text:p>
          </table:table-cell>
          <table:table-cell office:value-type="string" calcext:value-type="string">
            <text:p>orientation-portrait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6] &amp; CHAR(34) &amp; &quot;&gt;&quot; &amp; &#10;&quot;&lt;img alt=&quot; &amp; CHAR(34) &amp; [.B5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6] &amp; &quot;&lt;br&gt;&quot;" office:value-type="string" office:string-value="&lt;picture&gt;&lt;source media=&quot;(prefers-color-scheme: dark)&quot; srcset=&quot;https://github.com/StorageB/icons/blob/main/GNOME46Adwaita/light/orientation-portrait-right-symbolic.svg&quot;&gt;&lt;source media=&quot;(prefers-color-scheme: light)&quot; srcset=&quot;https://github.com/StorageB/icons/blob/main/GNOME46Adwaita/dark/orientation-portrait-right-symbolic.svg&quot;&gt;&lt;img alt=&quot;orientation-portrait-right-symbolic&quot; src=&quot;https://user-images.githubusercontent.com/25423296/163456779-a8556205-d0a5-45e2-ac17-42d089e3c3f8.png&quot;&gt;&lt;/picture&gt; &amp;nbsp; &amp;nbsp;orientation-portrait-right-symbolic&lt;br&gt;" calcext:value-type="string">
            <text:p>&lt;picture&gt;&lt;source media="(prefers-color-scheme: dark)" srcset="https://github.com/StorageB/icons/blob/main/GNOME46Adwaita/light/orientation-portrait-right-symbolic.svg"&gt;&lt;source media="(prefers-color-scheme: light)" srcset="https://github.com/StorageB/icons/blob/main/GNOME46Adwaita/dark/orientation-portrait-right-symbolic.svg"&gt;&lt;img alt="orientation-portrait-right-symbolic" src="https://user-images.githubusercontent.com/25423296/163456779-a8556205-d0a5-45e2-ac17-42d089e3c3f8.png"&gt;&lt;/picture&gt; &amp;nbsp; &amp;nbsp;orientation-portrait-right-symbolic&lt;br&gt;</text:p>
          </table:table-cell>
        </table:table-row>
        <table:table-row table:style-name="ro1">
          <table:table-cell office:value-type="string" calcext:value-type="string">
            <text:p>power-profile-balanced-rtl-symbolic.svg</text:p>
          </table:table-cell>
          <table:table-cell office:value-type="string" calcext:value-type="string">
            <text:p>power-profile-balanc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7] &amp; CHAR(34) &amp; &quot;&gt;&quot; &amp; &#10;&quot;&lt;img alt=&quot; &amp; CHAR(34) &amp; [.B5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7] &amp; &quot;&lt;br&gt;&quot;" office:value-type="string" office:string-value="&lt;picture&gt;&lt;source media=&quot;(prefers-color-scheme: dark)&quot; srcset=&quot;https://github.com/StorageB/icons/blob/main/GNOME46Adwaita/light/power-profile-balanced-rtl-symbolic.svg&quot;&gt;&lt;source media=&quot;(prefers-color-scheme: light)&quot; srcset=&quot;https://github.com/StorageB/icons/blob/main/GNOME46Adwaita/dark/power-profile-balanced-rtl-symbolic.svg&quot;&gt;&lt;img alt=&quot;power-profile-balanced-rtl-symbolic&quot; src=&quot;https://user-images.githubusercontent.com/25423296/163456779-a8556205-d0a5-45e2-ac17-42d089e3c3f8.png&quot;&gt;&lt;/picture&gt; &amp;nbsp; &amp;nbsp;power-profile-balanced-rtl-symbolic&lt;br&gt;" calcext:value-type="string">
            <text:p>&lt;picture&gt;&lt;source media="(prefers-color-scheme: dark)" srcset="https://github.com/StorageB/icons/blob/main/GNOME46Adwaita/light/power-profile-balanced-rtl-symbolic.svg"&gt;&lt;source media="(prefers-color-scheme: light)" srcset="https://github.com/StorageB/icons/blob/main/GNOME46Adwaita/dark/power-profile-balanced-rtl-symbolic.svg"&gt;&lt;img alt="power-profile-balanced-rtl-symbolic" src="https://user-images.githubusercontent.com/25423296/163456779-a8556205-d0a5-45e2-ac17-42d089e3c3f8.png"&gt;&lt;/picture&gt; &amp;nbsp; &amp;nbsp;power-profile-balanced-rtl-symbolic&lt;br&gt;</text:p>
          </table:table-cell>
        </table:table-row>
        <table:table-row table:style-name="ro1">
          <table:table-cell office:value-type="string" calcext:value-type="string">
            <text:p>power-profile-balanced-symbolic-rtl.svg</text:p>
          </table:table-cell>
          <table:table-cell office:value-type="string" calcext:value-type="string">
            <text:p>power-profile-balanc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8] &amp; CHAR(34) &amp; &quot;&gt;&quot; &amp; &#10;&quot;&lt;img alt=&quot; &amp; CHAR(34) &amp; [.B5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8] &amp; &quot;&lt;br&gt;&quot;" office:value-type="string" office:string-value="&lt;picture&gt;&lt;source media=&quot;(prefers-color-scheme: dark)&quot; srcset=&quot;https://github.com/StorageB/icons/blob/main/GNOME46Adwaita/light/power-profile-balanced-symbolic-rtl.svg&quot;&gt;&lt;source media=&quot;(prefers-color-scheme: light)&quot; srcset=&quot;https://github.com/StorageB/icons/blob/main/GNOME46Adwaita/dark/power-profile-balanced-symbolic-rtl.svg&quot;&gt;&lt;img alt=&quot;power-profile-balanced-symbolic-rtl&quot; src=&quot;https://user-images.githubusercontent.com/25423296/163456779-a8556205-d0a5-45e2-ac17-42d089e3c3f8.png&quot;&gt;&lt;/picture&gt; &amp;nbsp; &amp;nbsp;power-profile-balanced-symbolic-rtl&lt;br&gt;" calcext:value-type="string">
            <text:p>&lt;picture&gt;&lt;source media="(prefers-color-scheme: dark)" srcset="https://github.com/StorageB/icons/blob/main/GNOME46Adwaita/light/power-profile-balanced-symbolic-rtl.svg"&gt;&lt;source media="(prefers-color-scheme: light)" srcset="https://github.com/StorageB/icons/blob/main/GNOME46Adwaita/dark/power-profile-balanced-symbolic-rtl.svg"&gt;&lt;img alt="power-profile-balanced-symbolic-rtl" src="https://user-images.githubusercontent.com/25423296/163456779-a8556205-d0a5-45e2-ac17-42d089e3c3f8.png"&gt;&lt;/picture&gt; &amp;nbsp; &amp;nbsp;power-profile-balanced-symbolic-rtl&lt;br&gt;</text:p>
          </table:table-cell>
        </table:table-row>
        <table:table-row table:style-name="ro1">
          <table:table-cell office:value-type="string" calcext:value-type="string">
            <text:p>power-profile-balanced-symbolic.svg</text:p>
          </table:table-cell>
          <table:table-cell office:value-type="string" calcext:value-type="string">
            <text:p>power-profile-balanc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8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89] &amp; CHAR(34) &amp; &quot;&gt;&quot; &amp; &#10;&quot;&lt;img alt=&quot; &amp; CHAR(34) &amp; [.B5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9] &amp; &quot;&lt;br&gt;&quot;" office:value-type="string" office:string-value="&lt;picture&gt;&lt;source media=&quot;(prefers-color-scheme: dark)&quot; srcset=&quot;https://github.com/StorageB/icons/blob/main/GNOME46Adwaita/light/power-profile-balanced-symbolic.svg&quot;&gt;&lt;source media=&quot;(prefers-color-scheme: light)&quot; srcset=&quot;https://github.com/StorageB/icons/blob/main/GNOME46Adwaita/dark/power-profile-balanced-symbolic.svg&quot;&gt;&lt;img alt=&quot;power-profile-balanced-symbolic&quot; src=&quot;https://user-images.githubusercontent.com/25423296/163456779-a8556205-d0a5-45e2-ac17-42d089e3c3f8.png&quot;&gt;&lt;/picture&gt; &amp;nbsp; &amp;nbsp;power-profile-balanced-symbolic&lt;br&gt;" calcext:value-type="string">
            <text:p>&lt;picture&gt;&lt;source media="(prefers-color-scheme: dark)" srcset="https://github.com/StorageB/icons/blob/main/GNOME46Adwaita/light/power-profile-balanced-symbolic.svg"&gt;&lt;source media="(prefers-color-scheme: light)" srcset="https://github.com/StorageB/icons/blob/main/GNOME46Adwaita/dark/power-profile-balanced-symbolic.svg"&gt;&lt;img alt="power-profile-balanced-symbolic" src="https://user-images.githubusercontent.com/25423296/163456779-a8556205-d0a5-45e2-ac17-42d089e3c3f8.png"&gt;&lt;/picture&gt; &amp;nbsp; &amp;nbsp;power-profile-balanced-symbolic&lt;br&gt;</text:p>
          </table:table-cell>
        </table:table-row>
        <table:table-row table:style-name="ro1">
          <table:table-cell office:value-type="string" calcext:value-type="string">
            <text:p>power-profile-performance-rtl-symbolic.svg</text:p>
          </table:table-cell>
          <table:table-cell office:value-type="string" calcext:value-type="string">
            <text:p>power-profile-performanc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0] &amp; CHAR(34) &amp; &quot;&gt;&quot; &amp; &#10;&quot;&lt;img alt=&quot; &amp; CHAR(34) &amp; [.B5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0] &amp; &quot;&lt;br&gt;&quot;" office:value-type="string" office:string-value="&lt;picture&gt;&lt;source media=&quot;(prefers-color-scheme: dark)&quot; srcset=&quot;https://github.com/StorageB/icons/blob/main/GNOME46Adwaita/light/power-profile-performance-rtl-symbolic.svg&quot;&gt;&lt;source media=&quot;(prefers-color-scheme: light)&quot; srcset=&quot;https://github.com/StorageB/icons/blob/main/GNOME46Adwaita/dark/power-profile-performance-rtl-symbolic.svg&quot;&gt;&lt;img alt=&quot;power-profile-performance-rtl-symbolic&quot; src=&quot;https://user-images.githubusercontent.com/25423296/163456779-a8556205-d0a5-45e2-ac17-42d089e3c3f8.png&quot;&gt;&lt;/picture&gt; &amp;nbsp; &amp;nbsp;power-profile-performance-rtl-symbolic&lt;br&gt;" calcext:value-type="string">
            <text:p>&lt;picture&gt;&lt;source media="(prefers-color-scheme: dark)" srcset="https://github.com/StorageB/icons/blob/main/GNOME46Adwaita/light/power-profile-performance-rtl-symbolic.svg"&gt;&lt;source media="(prefers-color-scheme: light)" srcset="https://github.com/StorageB/icons/blob/main/GNOME46Adwaita/dark/power-profile-performance-rtl-symbolic.svg"&gt;&lt;img alt="power-profile-performance-rtl-symbolic" src="https://user-images.githubusercontent.com/25423296/163456779-a8556205-d0a5-45e2-ac17-42d089e3c3f8.png"&gt;&lt;/picture&gt; &amp;nbsp; &amp;nbsp;power-profile-performance-rtl-symbolic&lt;br&gt;</text:p>
          </table:table-cell>
        </table:table-row>
        <table:table-row table:style-name="ro1">
          <table:table-cell office:value-type="string" calcext:value-type="string">
            <text:p>power-profile-performance-symbolic-rtl.svg</text:p>
          </table:table-cell>
          <table:table-cell office:value-type="string" calcext:value-type="string">
            <text:p>power-profile-performanc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1] &amp; CHAR(34) &amp; &quot;&gt;&quot; &amp; &#10;&quot;&lt;img alt=&quot; &amp; CHAR(34) &amp; [.B5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1] &amp; &quot;&lt;br&gt;&quot;" office:value-type="string" office:string-value="&lt;picture&gt;&lt;source media=&quot;(prefers-color-scheme: dark)&quot; srcset=&quot;https://github.com/StorageB/icons/blob/main/GNOME46Adwaita/light/power-profile-performance-symbolic-rtl.svg&quot;&gt;&lt;source media=&quot;(prefers-color-scheme: light)&quot; srcset=&quot;https://github.com/StorageB/icons/blob/main/GNOME46Adwaita/dark/power-profile-performance-symbolic-rtl.svg&quot;&gt;&lt;img alt=&quot;power-profile-performance-symbolic-rtl&quot; src=&quot;https://user-images.githubusercontent.com/25423296/163456779-a8556205-d0a5-45e2-ac17-42d089e3c3f8.png&quot;&gt;&lt;/picture&gt; &amp;nbsp; &amp;nbsp;power-profile-performance-symbolic-rtl&lt;br&gt;" calcext:value-type="string">
            <text:p>&lt;picture&gt;&lt;source media="(prefers-color-scheme: dark)" srcset="https://github.com/StorageB/icons/blob/main/GNOME46Adwaita/light/power-profile-performance-symbolic-rtl.svg"&gt;&lt;source media="(prefers-color-scheme: light)" srcset="https://github.com/StorageB/icons/blob/main/GNOME46Adwaita/dark/power-profile-performance-symbolic-rtl.svg"&gt;&lt;img alt="power-profile-performance-symbolic-rtl" src="https://user-images.githubusercontent.com/25423296/163456779-a8556205-d0a5-45e2-ac17-42d089e3c3f8.png"&gt;&lt;/picture&gt; &amp;nbsp; &amp;nbsp;power-profile-performance-symbolic-rtl&lt;br&gt;</text:p>
          </table:table-cell>
        </table:table-row>
        <table:table-row table:style-name="ro1">
          <table:table-cell office:value-type="string" calcext:value-type="string">
            <text:p>power-profile-performance-symbolic.svg</text:p>
          </table:table-cell>
          <table:table-cell office:value-type="string" calcext:value-type="string">
            <text:p>power-profile-performa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2] &amp; CHAR(34) &amp; &quot;&gt;&quot; &amp; &#10;&quot;&lt;img alt=&quot; &amp; CHAR(34) &amp; [.B5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2] &amp; &quot;&lt;br&gt;&quot;" office:value-type="string" office:string-value="&lt;picture&gt;&lt;source media=&quot;(prefers-color-scheme: dark)&quot; srcset=&quot;https://github.com/StorageB/icons/blob/main/GNOME46Adwaita/light/power-profile-performance-symbolic.svg&quot;&gt;&lt;source media=&quot;(prefers-color-scheme: light)&quot; srcset=&quot;https://github.com/StorageB/icons/blob/main/GNOME46Adwaita/dark/power-profile-performance-symbolic.svg&quot;&gt;&lt;img alt=&quot;power-profile-performance-symbolic&quot; src=&quot;https://user-images.githubusercontent.com/25423296/163456779-a8556205-d0a5-45e2-ac17-42d089e3c3f8.png&quot;&gt;&lt;/picture&gt; &amp;nbsp; &amp;nbsp;power-profile-performance-symbolic&lt;br&gt;" calcext:value-type="string">
            <text:p>&lt;picture&gt;&lt;source media="(prefers-color-scheme: dark)" srcset="https://github.com/StorageB/icons/blob/main/GNOME46Adwaita/light/power-profile-performance-symbolic.svg"&gt;&lt;source media="(prefers-color-scheme: light)" srcset="https://github.com/StorageB/icons/blob/main/GNOME46Adwaita/dark/power-profile-performance-symbolic.svg"&gt;&lt;img alt="power-profile-performance-symbolic" src="https://user-images.githubusercontent.com/25423296/163456779-a8556205-d0a5-45e2-ac17-42d089e3c3f8.png"&gt;&lt;/picture&gt; &amp;nbsp; &amp;nbsp;power-profile-performance-symbolic&lt;br&gt;</text:p>
          </table:table-cell>
        </table:table-row>
        <table:table-row table:style-name="ro1">
          <table:table-cell office:value-type="string" calcext:value-type="string">
            <text:p>power-profile-power-saver-rtl-symbolic.svg</text:p>
          </table:table-cell>
          <table:table-cell office:value-type="string" calcext:value-type="string">
            <text:p>power-profile-power-saver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3] &amp; CHAR(34) &amp; &quot;&gt;&quot; &amp; &#10;&quot;&lt;img alt=&quot; &amp; CHAR(34) &amp; [.B5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3] &amp; &quot;&lt;br&gt;&quot;" office:value-type="string" office:string-value="&lt;picture&gt;&lt;source media=&quot;(prefers-color-scheme: dark)&quot; srcset=&quot;https://github.com/StorageB/icons/blob/main/GNOME46Adwaita/light/power-profile-power-saver-rtl-symbolic.svg&quot;&gt;&lt;source media=&quot;(prefers-color-scheme: light)&quot; srcset=&quot;https://github.com/StorageB/icons/blob/main/GNOME46Adwaita/dark/power-profile-power-saver-rtl-symbolic.svg&quot;&gt;&lt;img alt=&quot;power-profile-power-saver-rtl-symbolic&quot; src=&quot;https://user-images.githubusercontent.com/25423296/163456779-a8556205-d0a5-45e2-ac17-42d089e3c3f8.png&quot;&gt;&lt;/picture&gt; &amp;nbsp; &amp;nbsp;power-profile-power-saver-rtl-symbolic&lt;br&gt;" calcext:value-type="string">
            <text:p>&lt;picture&gt;&lt;source media="(prefers-color-scheme: dark)" srcset="https://github.com/StorageB/icons/blob/main/GNOME46Adwaita/light/power-profile-power-saver-rtl-symbolic.svg"&gt;&lt;source media="(prefers-color-scheme: light)" srcset="https://github.com/StorageB/icons/blob/main/GNOME46Adwaita/dark/power-profile-power-saver-rtl-symbolic.svg"&gt;&lt;img alt="power-profile-power-saver-rtl-symbolic" src="https://user-images.githubusercontent.com/25423296/163456779-a8556205-d0a5-45e2-ac17-42d089e3c3f8.png"&gt;&lt;/picture&gt; &amp;nbsp; &amp;nbsp;power-profile-power-saver-rtl-symbolic&lt;br&gt;</text:p>
          </table:table-cell>
        </table:table-row>
        <table:table-row table:style-name="ro1">
          <table:table-cell office:value-type="string" calcext:value-type="string">
            <text:p>power-profile-power-saver-symbolic-rtl.svg</text:p>
          </table:table-cell>
          <table:table-cell office:value-type="string" calcext:value-type="string">
            <text:p>power-profile-power-save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4] &amp; CHAR(34) &amp; &quot;&gt;&quot; &amp; &#10;&quot;&lt;img alt=&quot; &amp; CHAR(34) &amp; [.B5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4] &amp; &quot;&lt;br&gt;&quot;" office:value-type="string" office:string-value="&lt;picture&gt;&lt;source media=&quot;(prefers-color-scheme: dark)&quot; srcset=&quot;https://github.com/StorageB/icons/blob/main/GNOME46Adwaita/light/power-profile-power-saver-symbolic-rtl.svg&quot;&gt;&lt;source media=&quot;(prefers-color-scheme: light)&quot; srcset=&quot;https://github.com/StorageB/icons/blob/main/GNOME46Adwaita/dark/power-profile-power-saver-symbolic-rtl.svg&quot;&gt;&lt;img alt=&quot;power-profile-power-saver-symbolic-rtl&quot; src=&quot;https://user-images.githubusercontent.com/25423296/163456779-a8556205-d0a5-45e2-ac17-42d089e3c3f8.png&quot;&gt;&lt;/picture&gt; &amp;nbsp; &amp;nbsp;power-profile-power-saver-symbolic-rtl&lt;br&gt;" calcext:value-type="string">
            <text:p>&lt;picture&gt;&lt;source media="(prefers-color-scheme: dark)" srcset="https://github.com/StorageB/icons/blob/main/GNOME46Adwaita/light/power-profile-power-saver-symbolic-rtl.svg"&gt;&lt;source media="(prefers-color-scheme: light)" srcset="https://github.com/StorageB/icons/blob/main/GNOME46Adwaita/dark/power-profile-power-saver-symbolic-rtl.svg"&gt;&lt;img alt="power-profile-power-saver-symbolic-rtl" src="https://user-images.githubusercontent.com/25423296/163456779-a8556205-d0a5-45e2-ac17-42d089e3c3f8.png"&gt;&lt;/picture&gt; &amp;nbsp; &amp;nbsp;power-profile-power-saver-symbolic-rtl&lt;br&gt;</text:p>
          </table:table-cell>
        </table:table-row>
        <table:table-row table:style-name="ro1">
          <table:table-cell office:value-type="string" calcext:value-type="string">
            <text:p>power-profile-power-saver-symbolic.svg</text:p>
          </table:table-cell>
          <table:table-cell office:value-type="string" calcext:value-type="string">
            <text:p>power-profile-power-sav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5] &amp; CHAR(34) &amp; &quot;&gt;&quot; &amp; &#10;&quot;&lt;img alt=&quot; &amp; CHAR(34) &amp; [.B5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5] &amp; &quot;&lt;br&gt;&quot;" office:value-type="string" office:string-value="&lt;picture&gt;&lt;source media=&quot;(prefers-color-scheme: dark)&quot; srcset=&quot;https://github.com/StorageB/icons/blob/main/GNOME46Adwaita/light/power-profile-power-saver-symbolic.svg&quot;&gt;&lt;source media=&quot;(prefers-color-scheme: light)&quot; srcset=&quot;https://github.com/StorageB/icons/blob/main/GNOME46Adwaita/dark/power-profile-power-saver-symbolic.svg&quot;&gt;&lt;img alt=&quot;power-profile-power-saver-symbolic&quot; src=&quot;https://user-images.githubusercontent.com/25423296/163456779-a8556205-d0a5-45e2-ac17-42d089e3c3f8.png&quot;&gt;&lt;/picture&gt; &amp;nbsp; &amp;nbsp;power-profile-power-saver-symbolic&lt;br&gt;" calcext:value-type="string">
            <text:p>&lt;picture&gt;&lt;source media="(prefers-color-scheme: dark)" srcset="https://github.com/StorageB/icons/blob/main/GNOME46Adwaita/light/power-profile-power-saver-symbolic.svg"&gt;&lt;source media="(prefers-color-scheme: light)" srcset="https://github.com/StorageB/icons/blob/main/GNOME46Adwaita/dark/power-profile-power-saver-symbolic.svg"&gt;&lt;img alt="power-profile-power-saver-symbolic" src="https://user-images.githubusercontent.com/25423296/163456779-a8556205-d0a5-45e2-ac17-42d089e3c3f8.png"&gt;&lt;/picture&gt; &amp;nbsp; &amp;nbsp;power-profile-power-saver-symbolic&lt;br&gt;</text:p>
          </table:table-cell>
        </table:table-row>
        <table:table-row table:style-name="ro1">
          <table:table-cell office:value-type="string" calcext:value-type="string">
            <text:p>printer-error-symbolic.svg</text:p>
          </table:table-cell>
          <table:table-cell office:value-type="string" calcext:value-type="string">
            <text:p>printer-e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6] &amp; CHAR(34) &amp; &quot;&gt;&quot; &amp; &#10;&quot;&lt;img alt=&quot; &amp; CHAR(34) &amp; [.B5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6] &amp; &quot;&lt;br&gt;&quot;" office:value-type="string" office:string-value="&lt;picture&gt;&lt;source media=&quot;(prefers-color-scheme: dark)&quot; srcset=&quot;https://github.com/StorageB/icons/blob/main/GNOME46Adwaita/light/printer-error-symbolic.svg&quot;&gt;&lt;source media=&quot;(prefers-color-scheme: light)&quot; srcset=&quot;https://github.com/StorageB/icons/blob/main/GNOME46Adwaita/dark/printer-error-symbolic.svg&quot;&gt;&lt;img alt=&quot;printer-error-symbolic&quot; src=&quot;https://user-images.githubusercontent.com/25423296/163456779-a8556205-d0a5-45e2-ac17-42d089e3c3f8.png&quot;&gt;&lt;/picture&gt; &amp;nbsp; &amp;nbsp;printer-error-symbolic&lt;br&gt;" calcext:value-type="string">
            <text:p>&lt;picture&gt;&lt;source media="(prefers-color-scheme: dark)" srcset="https://github.com/StorageB/icons/blob/main/GNOME46Adwaita/light/printer-error-symbolic.svg"&gt;&lt;source media="(prefers-color-scheme: light)" srcset="https://github.com/StorageB/icons/blob/main/GNOME46Adwaita/dark/printer-error-symbolic.svg"&gt;&lt;img alt="printer-error-symbolic" src="https://user-images.githubusercontent.com/25423296/163456779-a8556205-d0a5-45e2-ac17-42d089e3c3f8.png"&gt;&lt;/picture&gt; &amp;nbsp; &amp;nbsp;printer-error-symbolic&lt;br&gt;</text:p>
          </table:table-cell>
        </table:table-row>
        <table:table-row table:style-name="ro1">
          <table:table-cell office:value-type="string" calcext:value-type="string">
            <text:p>printer-printing-symbolic.svg</text:p>
          </table:table-cell>
          <table:table-cell office:value-type="string" calcext:value-type="string">
            <text:p>printer-print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7] &amp; CHAR(34) &amp; &quot;&gt;&quot; &amp; &#10;&quot;&lt;img alt=&quot; &amp; CHAR(34) &amp; [.B5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7] &amp; &quot;&lt;br&gt;&quot;" office:value-type="string" office:string-value="&lt;picture&gt;&lt;source media=&quot;(prefers-color-scheme: dark)&quot; srcset=&quot;https://github.com/StorageB/icons/blob/main/GNOME46Adwaita/light/printer-printing-symbolic.svg&quot;&gt;&lt;source media=&quot;(prefers-color-scheme: light)&quot; srcset=&quot;https://github.com/StorageB/icons/blob/main/GNOME46Adwaita/dark/printer-printing-symbolic.svg&quot;&gt;&lt;img alt=&quot;printer-printing-symbolic&quot; src=&quot;https://user-images.githubusercontent.com/25423296/163456779-a8556205-d0a5-45e2-ac17-42d089e3c3f8.png&quot;&gt;&lt;/picture&gt; &amp;nbsp; &amp;nbsp;printer-printing-symbolic&lt;br&gt;" calcext:value-type="string">
            <text:p>&lt;picture&gt;&lt;source media="(prefers-color-scheme: dark)" srcset="https://github.com/StorageB/icons/blob/main/GNOME46Adwaita/light/printer-printing-symbolic.svg"&gt;&lt;source media="(prefers-color-scheme: light)" srcset="https://github.com/StorageB/icons/blob/main/GNOME46Adwaita/dark/printer-printing-symbolic.svg"&gt;&lt;img alt="printer-printing-symbolic" src="https://user-images.githubusercontent.com/25423296/163456779-a8556205-d0a5-45e2-ac17-42d089e3c3f8.png"&gt;&lt;/picture&gt; &amp;nbsp; &amp;nbsp;printer-printing-symbolic&lt;br&gt;</text:p>
          </table:table-cell>
        </table:table-row>
        <table:table-row table:style-name="ro1">
          <table:table-cell office:value-type="string" calcext:value-type="string">
            <text:p>printer-warning-symbolic.svg</text:p>
          </table:table-cell>
          <table:table-cell office:value-type="string" calcext:value-type="string">
            <text:p>printer-warn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8] &amp; CHAR(34) &amp; &quot;&gt;&quot; &amp; &#10;&quot;&lt;img alt=&quot; &amp; CHAR(34) &amp; [.B5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8] &amp; &quot;&lt;br&gt;&quot;" office:value-type="string" office:string-value="&lt;picture&gt;&lt;source media=&quot;(prefers-color-scheme: dark)&quot; srcset=&quot;https://github.com/StorageB/icons/blob/main/GNOME46Adwaita/light/printer-warning-symbolic.svg&quot;&gt;&lt;source media=&quot;(prefers-color-scheme: light)&quot; srcset=&quot;https://github.com/StorageB/icons/blob/main/GNOME46Adwaita/dark/printer-warning-symbolic.svg&quot;&gt;&lt;img alt=&quot;printer-warning-symbolic&quot; src=&quot;https://user-images.githubusercontent.com/25423296/163456779-a8556205-d0a5-45e2-ac17-42d089e3c3f8.png&quot;&gt;&lt;/picture&gt; &amp;nbsp; &amp;nbsp;printer-warning-symbolic&lt;br&gt;" calcext:value-type="string">
            <text:p>&lt;picture&gt;&lt;source media="(prefers-color-scheme: dark)" srcset="https://github.com/StorageB/icons/blob/main/GNOME46Adwaita/light/printer-warning-symbolic.svg"&gt;&lt;source media="(prefers-color-scheme: light)" srcset="https://github.com/StorageB/icons/blob/main/GNOME46Adwaita/dark/printer-warning-symbolic.svg"&gt;&lt;img alt="printer-warning-symbolic" src="https://user-images.githubusercontent.com/25423296/163456779-a8556205-d0a5-45e2-ac17-42d089e3c3f8.png"&gt;&lt;/picture&gt; &amp;nbsp; &amp;nbsp;printer-warning-symbolic&lt;br&gt;</text:p>
          </table:table-cell>
        </table:table-row>
        <table:table-row table:style-name="ro1">
          <table:table-cell office:value-type="string" calcext:value-type="string">
            <text:p>rotation-allowed-symbolic.svg</text:p>
          </table:table-cell>
          <table:table-cell office:value-type="string" calcext:value-type="string">
            <text:p>rotation-allow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59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599] &amp; CHAR(34) &amp; &quot;&gt;&quot; &amp; &#10;&quot;&lt;img alt=&quot; &amp; CHAR(34) &amp; [.B5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9] &amp; &quot;&lt;br&gt;&quot;" office:value-type="string" office:string-value="&lt;picture&gt;&lt;source media=&quot;(prefers-color-scheme: dark)&quot; srcset=&quot;https://github.com/StorageB/icons/blob/main/GNOME46Adwaita/light/rotation-allowed-symbolic.svg&quot;&gt;&lt;source media=&quot;(prefers-color-scheme: light)&quot; srcset=&quot;https://github.com/StorageB/icons/blob/main/GNOME46Adwaita/dark/rotation-allowed-symbolic.svg&quot;&gt;&lt;img alt=&quot;rotation-allowed-symbolic&quot; src=&quot;https://user-images.githubusercontent.com/25423296/163456779-a8556205-d0a5-45e2-ac17-42d089e3c3f8.png&quot;&gt;&lt;/picture&gt; &amp;nbsp; &amp;nbsp;rotation-allowed-symbolic&lt;br&gt;" calcext:value-type="string">
            <text:p>&lt;picture&gt;&lt;source media="(prefers-color-scheme: dark)" srcset="https://github.com/StorageB/icons/blob/main/GNOME46Adwaita/light/rotation-allowed-symbolic.svg"&gt;&lt;source media="(prefers-color-scheme: light)" srcset="https://github.com/StorageB/icons/blob/main/GNOME46Adwaita/dark/rotation-allowed-symbolic.svg"&gt;&lt;img alt="rotation-allowed-symbolic" src="https://user-images.githubusercontent.com/25423296/163456779-a8556205-d0a5-45e2-ac17-42d089e3c3f8.png"&gt;&lt;/picture&gt; &amp;nbsp; &amp;nbsp;rotation-allowed-symbolic&lt;br&gt;</text:p>
          </table:table-cell>
        </table:table-row>
        <table:table-row table:style-name="ro1">
          <table:table-cell office:value-type="string" calcext:value-type="string">
            <text:p>rotation-locked-symbolic.svg</text:p>
          </table:table-cell>
          <table:table-cell office:value-type="string" calcext:value-type="string">
            <text:p>rotation-lo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0] &amp; CHAR(34) &amp; &quot;&gt;&quot; &amp; &#10;&quot;&lt;img alt=&quot; &amp; CHAR(34) &amp; [.B6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0] &amp; &quot;&lt;br&gt;&quot;" office:value-type="string" office:string-value="&lt;picture&gt;&lt;source media=&quot;(prefers-color-scheme: dark)&quot; srcset=&quot;https://github.com/StorageB/icons/blob/main/GNOME46Adwaita/light/rotation-locked-symbolic.svg&quot;&gt;&lt;source media=&quot;(prefers-color-scheme: light)&quot; srcset=&quot;https://github.com/StorageB/icons/blob/main/GNOME46Adwaita/dark/rotation-locked-symbolic.svg&quot;&gt;&lt;img alt=&quot;rotation-locked-symbolic&quot; src=&quot;https://user-images.githubusercontent.com/25423296/163456779-a8556205-d0a5-45e2-ac17-42d089e3c3f8.png&quot;&gt;&lt;/picture&gt; &amp;nbsp; &amp;nbsp;rotation-locked-symbolic&lt;br&gt;" calcext:value-type="string">
            <text:p>&lt;picture&gt;&lt;source media="(prefers-color-scheme: dark)" srcset="https://github.com/StorageB/icons/blob/main/GNOME46Adwaita/light/rotation-locked-symbolic.svg"&gt;&lt;source media="(prefers-color-scheme: light)" srcset="https://github.com/StorageB/icons/blob/main/GNOME46Adwaita/dark/rotation-locked-symbolic.svg"&gt;&lt;img alt="rotation-locked-symbolic" src="https://user-images.githubusercontent.com/25423296/163456779-a8556205-d0a5-45e2-ac17-42d089e3c3f8.png"&gt;&lt;/picture&gt; &amp;nbsp; &amp;nbsp;rotation-locked-symbolic&lt;br&gt;</text:p>
          </table:table-cell>
        </table:table-row>
        <table:table-row table:style-name="ro1">
          <table:table-cell office:value-type="string" calcext:value-type="string">
            <text:p>screen-shared-symbolic.svg</text:p>
          </table:table-cell>
          <table:table-cell office:value-type="string" calcext:value-type="string">
            <text:p>screen-sha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1] &amp; CHAR(34) &amp; &quot;&gt;&quot; &amp; &#10;&quot;&lt;img alt=&quot; &amp; CHAR(34) &amp; [.B6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1] &amp; &quot;&lt;br&gt;&quot;" office:value-type="string" office:string-value="&lt;picture&gt;&lt;source media=&quot;(prefers-color-scheme: dark)&quot; srcset=&quot;https://github.com/StorageB/icons/blob/main/GNOME46Adwaita/light/screen-shared-symbolic.svg&quot;&gt;&lt;source media=&quot;(prefers-color-scheme: light)&quot; srcset=&quot;https://github.com/StorageB/icons/blob/main/GNOME46Adwaita/dark/screen-shared-symbolic.svg&quot;&gt;&lt;img alt=&quot;screen-shared-symbolic&quot; src=&quot;https://user-images.githubusercontent.com/25423296/163456779-a8556205-d0a5-45e2-ac17-42d089e3c3f8.png&quot;&gt;&lt;/picture&gt; &amp;nbsp; &amp;nbsp;screen-shared-symbolic&lt;br&gt;" calcext:value-type="string">
            <text:p>&lt;picture&gt;&lt;source media="(prefers-color-scheme: dark)" srcset="https://github.com/StorageB/icons/blob/main/GNOME46Adwaita/light/screen-shared-symbolic.svg"&gt;&lt;source media="(prefers-color-scheme: light)" srcset="https://github.com/StorageB/icons/blob/main/GNOME46Adwaita/dark/screen-shared-symbolic.svg"&gt;&lt;img alt="screen-shared-symbolic" src="https://user-images.githubusercontent.com/25423296/163456779-a8556205-d0a5-45e2-ac17-42d089e3c3f8.png"&gt;&lt;/picture&gt; &amp;nbsp; &amp;nbsp;screen-shared-symbolic&lt;br&gt;</text:p>
          </table:table-cell>
        </table:table-row>
        <table:table-row table:style-name="ro1">
          <table:table-cell office:value-type="string" calcext:value-type="string">
            <text:p>security-high-symbolic.svg</text:p>
          </table:table-cell>
          <table:table-cell office:value-type="string" calcext:value-type="string">
            <text:p>security-hi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2] &amp; CHAR(34) &amp; &quot;&gt;&quot; &amp; &#10;&quot;&lt;img alt=&quot; &amp; CHAR(34) &amp; [.B6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2] &amp; &quot;&lt;br&gt;&quot;" office:value-type="string" office:string-value="&lt;picture&gt;&lt;source media=&quot;(prefers-color-scheme: dark)&quot; srcset=&quot;https://github.com/StorageB/icons/blob/main/GNOME46Adwaita/light/security-high-symbolic.svg&quot;&gt;&lt;source media=&quot;(prefers-color-scheme: light)&quot; srcset=&quot;https://github.com/StorageB/icons/blob/main/GNOME46Adwaita/dark/security-high-symbolic.svg&quot;&gt;&lt;img alt=&quot;security-high-symbolic&quot; src=&quot;https://user-images.githubusercontent.com/25423296/163456779-a8556205-d0a5-45e2-ac17-42d089e3c3f8.png&quot;&gt;&lt;/picture&gt; &amp;nbsp; &amp;nbsp;security-high-symbolic&lt;br&gt;" calcext:value-type="string">
            <text:p>&lt;picture&gt;&lt;source media="(prefers-color-scheme: dark)" srcset="https://github.com/StorageB/icons/blob/main/GNOME46Adwaita/light/security-high-symbolic.svg"&gt;&lt;source media="(prefers-color-scheme: light)" srcset="https://github.com/StorageB/icons/blob/main/GNOME46Adwaita/dark/security-high-symbolic.svg"&gt;&lt;img alt="security-high-symbolic" src="https://user-images.githubusercontent.com/25423296/163456779-a8556205-d0a5-45e2-ac17-42d089e3c3f8.png"&gt;&lt;/picture&gt; &amp;nbsp; &amp;nbsp;security-high-symbolic&lt;br&gt;</text:p>
          </table:table-cell>
        </table:table-row>
        <table:table-row table:style-name="ro1">
          <table:table-cell office:value-type="string" calcext:value-type="string">
            <text:p>security-low-symbolic.svg</text:p>
          </table:table-cell>
          <table:table-cell office:value-type="string" calcext:value-type="string">
            <text:p>security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3] &amp; CHAR(34) &amp; &quot;&gt;&quot; &amp; &#10;&quot;&lt;img alt=&quot; &amp; CHAR(34) &amp; [.B6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3] &amp; &quot;&lt;br&gt;&quot;" office:value-type="string" office:string-value="&lt;picture&gt;&lt;source media=&quot;(prefers-color-scheme: dark)&quot; srcset=&quot;https://github.com/StorageB/icons/blob/main/GNOME46Adwaita/light/security-low-symbolic.svg&quot;&gt;&lt;source media=&quot;(prefers-color-scheme: light)&quot; srcset=&quot;https://github.com/StorageB/icons/blob/main/GNOME46Adwaita/dark/security-low-symbolic.svg&quot;&gt;&lt;img alt=&quot;security-low-symbolic&quot; src=&quot;https://user-images.githubusercontent.com/25423296/163456779-a8556205-d0a5-45e2-ac17-42d089e3c3f8.png&quot;&gt;&lt;/picture&gt; &amp;nbsp; &amp;nbsp;security-low-symbolic&lt;br&gt;" calcext:value-type="string">
            <text:p>&lt;picture&gt;&lt;source media="(prefers-color-scheme: dark)" srcset="https://github.com/StorageB/icons/blob/main/GNOME46Adwaita/light/security-low-symbolic.svg"&gt;&lt;source media="(prefers-color-scheme: light)" srcset="https://github.com/StorageB/icons/blob/main/GNOME46Adwaita/dark/security-low-symbolic.svg"&gt;&lt;img alt="security-low-symbolic" src="https://user-images.githubusercontent.com/25423296/163456779-a8556205-d0a5-45e2-ac17-42d089e3c3f8.png"&gt;&lt;/picture&gt; &amp;nbsp; &amp;nbsp;security-low-symbolic&lt;br&gt;</text:p>
          </table:table-cell>
        </table:table-row>
        <table:table-row table:style-name="ro1">
          <table:table-cell office:value-type="string" calcext:value-type="string">
            <text:p>security-medium-rtl-symbolic.svg</text:p>
          </table:table-cell>
          <table:table-cell office:value-type="string" calcext:value-type="string">
            <text:p>security-medium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4] &amp; CHAR(34) &amp; &quot;&gt;&quot; &amp; &#10;&quot;&lt;img alt=&quot; &amp; CHAR(34) &amp; [.B6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4] &amp; &quot;&lt;br&gt;&quot;" office:value-type="string" office:string-value="&lt;picture&gt;&lt;source media=&quot;(prefers-color-scheme: dark)&quot; srcset=&quot;https://github.com/StorageB/icons/blob/main/GNOME46Adwaita/light/security-medium-rtl-symbolic.svg&quot;&gt;&lt;source media=&quot;(prefers-color-scheme: light)&quot; srcset=&quot;https://github.com/StorageB/icons/blob/main/GNOME46Adwaita/dark/security-medium-rtl-symbolic.svg&quot;&gt;&lt;img alt=&quot;security-medium-rtl-symbolic&quot; src=&quot;https://user-images.githubusercontent.com/25423296/163456779-a8556205-d0a5-45e2-ac17-42d089e3c3f8.png&quot;&gt;&lt;/picture&gt; &amp;nbsp; &amp;nbsp;security-medium-rtl-symbolic&lt;br&gt;" calcext:value-type="string">
            <text:p>&lt;picture&gt;&lt;source media="(prefers-color-scheme: dark)" srcset="https://github.com/StorageB/icons/blob/main/GNOME46Adwaita/light/security-medium-rtl-symbolic.svg"&gt;&lt;source media="(prefers-color-scheme: light)" srcset="https://github.com/StorageB/icons/blob/main/GNOME46Adwaita/dark/security-medium-rtl-symbolic.svg"&gt;&lt;img alt="security-medium-rtl-symbolic" src="https://user-images.githubusercontent.com/25423296/163456779-a8556205-d0a5-45e2-ac17-42d089e3c3f8.png"&gt;&lt;/picture&gt; &amp;nbsp; &amp;nbsp;security-medium-rtl-symbolic&lt;br&gt;</text:p>
          </table:table-cell>
        </table:table-row>
        <table:table-row table:style-name="ro1">
          <table:table-cell office:value-type="string" calcext:value-type="string">
            <text:p>security-medium-symbolic-rtl.svg</text:p>
          </table:table-cell>
          <table:table-cell office:value-type="string" calcext:value-type="string">
            <text:p>security-medium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5] &amp; CHAR(34) &amp; &quot;&gt;&quot; &amp; &#10;&quot;&lt;img alt=&quot; &amp; CHAR(34) &amp; [.B6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5] &amp; &quot;&lt;br&gt;&quot;" office:value-type="string" office:string-value="&lt;picture&gt;&lt;source media=&quot;(prefers-color-scheme: dark)&quot; srcset=&quot;https://github.com/StorageB/icons/blob/main/GNOME46Adwaita/light/security-medium-symbolic-rtl.svg&quot;&gt;&lt;source media=&quot;(prefers-color-scheme: light)&quot; srcset=&quot;https://github.com/StorageB/icons/blob/main/GNOME46Adwaita/dark/security-medium-symbolic-rtl.svg&quot;&gt;&lt;img alt=&quot;security-medium-symbolic-rtl&quot; src=&quot;https://user-images.githubusercontent.com/25423296/163456779-a8556205-d0a5-45e2-ac17-42d089e3c3f8.png&quot;&gt;&lt;/picture&gt; &amp;nbsp; &amp;nbsp;security-medium-symbolic-rtl&lt;br&gt;" calcext:value-type="string">
            <text:p>&lt;picture&gt;&lt;source media="(prefers-color-scheme: dark)" srcset="https://github.com/StorageB/icons/blob/main/GNOME46Adwaita/light/security-medium-symbolic-rtl.svg"&gt;&lt;source media="(prefers-color-scheme: light)" srcset="https://github.com/StorageB/icons/blob/main/GNOME46Adwaita/dark/security-medium-symbolic-rtl.svg"&gt;&lt;img alt="security-medium-symbolic-rtl" src="https://user-images.githubusercontent.com/25423296/163456779-a8556205-d0a5-45e2-ac17-42d089e3c3f8.png"&gt;&lt;/picture&gt; &amp;nbsp; &amp;nbsp;security-medium-symbolic-rtl&lt;br&gt;</text:p>
          </table:table-cell>
        </table:table-row>
        <table:table-row table:style-name="ro1">
          <table:table-cell office:value-type="string" calcext:value-type="string">
            <text:p>security-medium-symbolic.svg</text:p>
          </table:table-cell>
          <table:table-cell office:value-type="string" calcext:value-type="string">
            <text:p>security-mediu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6] &amp; CHAR(34) &amp; &quot;&gt;&quot; &amp; &#10;&quot;&lt;img alt=&quot; &amp; CHAR(34) &amp; [.B6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6] &amp; &quot;&lt;br&gt;&quot;" office:value-type="string" office:string-value="&lt;picture&gt;&lt;source media=&quot;(prefers-color-scheme: dark)&quot; srcset=&quot;https://github.com/StorageB/icons/blob/main/GNOME46Adwaita/light/security-medium-symbolic.svg&quot;&gt;&lt;source media=&quot;(prefers-color-scheme: light)&quot; srcset=&quot;https://github.com/StorageB/icons/blob/main/GNOME46Adwaita/dark/security-medium-symbolic.svg&quot;&gt;&lt;img alt=&quot;security-medium-symbolic&quot; src=&quot;https://user-images.githubusercontent.com/25423296/163456779-a8556205-d0a5-45e2-ac17-42d089e3c3f8.png&quot;&gt;&lt;/picture&gt; &amp;nbsp; &amp;nbsp;security-medium-symbolic&lt;br&gt;" calcext:value-type="string">
            <text:p>&lt;picture&gt;&lt;source media="(prefers-color-scheme: dark)" srcset="https://github.com/StorageB/icons/blob/main/GNOME46Adwaita/light/security-medium-symbolic.svg"&gt;&lt;source media="(prefers-color-scheme: light)" srcset="https://github.com/StorageB/icons/blob/main/GNOME46Adwaita/dark/security-medium-symbolic.svg"&gt;&lt;img alt="security-medium-symbolic" src="https://user-images.githubusercontent.com/25423296/163456779-a8556205-d0a5-45e2-ac17-42d089e3c3f8.png"&gt;&lt;/picture&gt; &amp;nbsp; &amp;nbsp;security-medium-symbolic&lt;br&gt;</text:p>
          </table:table-cell>
        </table:table-row>
        <table:table-row table:style-name="ro1">
          <table:table-cell office:value-type="string" calcext:value-type="string">
            <text:p>semi-starred-rtl-symbolic.svg</text:p>
          </table:table-cell>
          <table:table-cell office:value-type="string" calcext:value-type="string">
            <text:p>semi-starr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7] &amp; CHAR(34) &amp; &quot;&gt;&quot; &amp; &#10;&quot;&lt;img alt=&quot; &amp; CHAR(34) &amp; [.B6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7] &amp; &quot;&lt;br&gt;&quot;" office:value-type="string" office:string-value="&lt;picture&gt;&lt;source media=&quot;(prefers-color-scheme: dark)&quot; srcset=&quot;https://github.com/StorageB/icons/blob/main/GNOME46Adwaita/light/semi-starred-rtl-symbolic.svg&quot;&gt;&lt;source media=&quot;(prefers-color-scheme: light)&quot; srcset=&quot;https://github.com/StorageB/icons/blob/main/GNOME46Adwaita/dark/semi-starred-rtl-symbolic.svg&quot;&gt;&lt;img alt=&quot;semi-starred-rtl-symbolic&quot; src=&quot;https://user-images.githubusercontent.com/25423296/163456779-a8556205-d0a5-45e2-ac17-42d089e3c3f8.png&quot;&gt;&lt;/picture&gt; &amp;nbsp; &amp;nbsp;semi-starred-rtl-symbolic&lt;br&gt;" calcext:value-type="string">
            <text:p>&lt;picture&gt;&lt;source media="(prefers-color-scheme: dark)" srcset="https://github.com/StorageB/icons/blob/main/GNOME46Adwaita/light/semi-starred-rtl-symbolic.svg"&gt;&lt;source media="(prefers-color-scheme: light)" srcset="https://github.com/StorageB/icons/blob/main/GNOME46Adwaita/dark/semi-starred-rtl-symbolic.svg"&gt;&lt;img alt="semi-starred-rtl-symbolic" src="https://user-images.githubusercontent.com/25423296/163456779-a8556205-d0a5-45e2-ac17-42d089e3c3f8.png"&gt;&lt;/picture&gt; &amp;nbsp; &amp;nbsp;semi-starred-rtl-symbolic&lt;br&gt;</text:p>
          </table:table-cell>
        </table:table-row>
        <table:table-row table:style-name="ro1">
          <table:table-cell office:value-type="string" calcext:value-type="string">
            <text:p>semi-starred-symbolic-rtl.svg</text:p>
          </table:table-cell>
          <table:table-cell office:value-type="string" calcext:value-type="string">
            <text:p>semi-starr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8] &amp; CHAR(34) &amp; &quot;&gt;&quot; &amp; &#10;&quot;&lt;img alt=&quot; &amp; CHAR(34) &amp; [.B6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8] &amp; &quot;&lt;br&gt;&quot;" office:value-type="string" office:string-value="&lt;picture&gt;&lt;source media=&quot;(prefers-color-scheme: dark)&quot; srcset=&quot;https://github.com/StorageB/icons/blob/main/GNOME46Adwaita/light/semi-starred-symbolic-rtl.svg&quot;&gt;&lt;source media=&quot;(prefers-color-scheme: light)&quot; srcset=&quot;https://github.com/StorageB/icons/blob/main/GNOME46Adwaita/dark/semi-starred-symbolic-rtl.svg&quot;&gt;&lt;img alt=&quot;semi-starred-symbolic-rtl&quot; src=&quot;https://user-images.githubusercontent.com/25423296/163456779-a8556205-d0a5-45e2-ac17-42d089e3c3f8.png&quot;&gt;&lt;/picture&gt; &amp;nbsp; &amp;nbsp;semi-starred-symbolic-rtl&lt;br&gt;" calcext:value-type="string">
            <text:p>&lt;picture&gt;&lt;source media="(prefers-color-scheme: dark)" srcset="https://github.com/StorageB/icons/blob/main/GNOME46Adwaita/light/semi-starred-symbolic-rtl.svg"&gt;&lt;source media="(prefers-color-scheme: light)" srcset="https://github.com/StorageB/icons/blob/main/GNOME46Adwaita/dark/semi-starred-symbolic-rtl.svg"&gt;&lt;img alt="semi-starred-symbolic-rtl" src="https://user-images.githubusercontent.com/25423296/163456779-a8556205-d0a5-45e2-ac17-42d089e3c3f8.png"&gt;&lt;/picture&gt; &amp;nbsp; &amp;nbsp;semi-starred-symbolic-rtl&lt;br&gt;</text:p>
          </table:table-cell>
        </table:table-row>
        <table:table-row table:style-name="ro1">
          <table:table-cell office:value-type="string" calcext:value-type="string">
            <text:p>semi-starred-symbolic.svg</text:p>
          </table:table-cell>
          <table:table-cell office:value-type="string" calcext:value-type="string">
            <text:p>semi-star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0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09] &amp; CHAR(34) &amp; &quot;&gt;&quot; &amp; &#10;&quot;&lt;img alt=&quot; &amp; CHAR(34) &amp; [.B6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9] &amp; &quot;&lt;br&gt;&quot;" office:value-type="string" office:string-value="&lt;picture&gt;&lt;source media=&quot;(prefers-color-scheme: dark)&quot; srcset=&quot;https://github.com/StorageB/icons/blob/main/GNOME46Adwaita/light/semi-starred-symbolic.svg&quot;&gt;&lt;source media=&quot;(prefers-color-scheme: light)&quot; srcset=&quot;https://github.com/StorageB/icons/blob/main/GNOME46Adwaita/dark/semi-starred-symbolic.svg&quot;&gt;&lt;img alt=&quot;semi-starred-symbolic&quot; src=&quot;https://user-images.githubusercontent.com/25423296/163456779-a8556205-d0a5-45e2-ac17-42d089e3c3f8.png&quot;&gt;&lt;/picture&gt; &amp;nbsp; &amp;nbsp;semi-starred-symbolic&lt;br&gt;" calcext:value-type="string">
            <text:p>&lt;picture&gt;&lt;source media="(prefers-color-scheme: dark)" srcset="https://github.com/StorageB/icons/blob/main/GNOME46Adwaita/light/semi-starred-symbolic.svg"&gt;&lt;source media="(prefers-color-scheme: light)" srcset="https://github.com/StorageB/icons/blob/main/GNOME46Adwaita/dark/semi-starred-symbolic.svg"&gt;&lt;img alt="semi-starred-symbolic" src="https://user-images.githubusercontent.com/25423296/163456779-a8556205-d0a5-45e2-ac17-42d089e3c3f8.png"&gt;&lt;/picture&gt; &amp;nbsp; &amp;nbsp;semi-starred-symbolic&lt;br&gt;</text:p>
          </table:table-cell>
        </table:table-row>
        <table:table-row table:style-name="ro1">
          <table:table-cell office:value-type="string" calcext:value-type="string">
            <text:p>software-update-available-symbolic.svg</text:p>
          </table:table-cell>
          <table:table-cell office:value-type="string" calcext:value-type="string">
            <text:p>software-update-avail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0] &amp; CHAR(34) &amp; &quot;&gt;&quot; &amp; &#10;&quot;&lt;img alt=&quot; &amp; CHAR(34) &amp; [.B6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0] &amp; &quot;&lt;br&gt;&quot;" office:value-type="string" office:string-value="&lt;picture&gt;&lt;source media=&quot;(prefers-color-scheme: dark)&quot; srcset=&quot;https://github.com/StorageB/icons/blob/main/GNOME46Adwaita/light/software-update-available-symbolic.svg&quot;&gt;&lt;source media=&quot;(prefers-color-scheme: light)&quot; srcset=&quot;https://github.com/StorageB/icons/blob/main/GNOME46Adwaita/dark/software-update-available-symbolic.svg&quot;&gt;&lt;img alt=&quot;software-update-available-symbolic&quot; src=&quot;https://user-images.githubusercontent.com/25423296/163456779-a8556205-d0a5-45e2-ac17-42d089e3c3f8.png&quot;&gt;&lt;/picture&gt; &amp;nbsp; &amp;nbsp;software-update-available-symbolic&lt;br&gt;" calcext:value-type="string">
            <text:p>&lt;picture&gt;&lt;source media="(prefers-color-scheme: dark)" srcset="https://github.com/StorageB/icons/blob/main/GNOME46Adwaita/light/software-update-available-symbolic.svg"&gt;&lt;source media="(prefers-color-scheme: light)" srcset="https://github.com/StorageB/icons/blob/main/GNOME46Adwaita/dark/software-update-available-symbolic.svg"&gt;&lt;img alt="software-update-available-symbolic" src="https://user-images.githubusercontent.com/25423296/163456779-a8556205-d0a5-45e2-ac17-42d089e3c3f8.png"&gt;&lt;/picture&gt; &amp;nbsp; &amp;nbsp;software-update-available-symbolic&lt;br&gt;</text:p>
          </table:table-cell>
        </table:table-row>
        <table:table-row table:style-name="ro1">
          <table:table-cell office:value-type="string" calcext:value-type="string">
            <text:p>software-update-urgent-symbolic.svg</text:p>
          </table:table-cell>
          <table:table-cell office:value-type="string" calcext:value-type="string">
            <text:p>software-update-urg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1] &amp; CHAR(34) &amp; &quot;&gt;&quot; &amp; &#10;&quot;&lt;img alt=&quot; &amp; CHAR(34) &amp; [.B6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1] &amp; &quot;&lt;br&gt;&quot;" office:value-type="string" office:string-value="&lt;picture&gt;&lt;source media=&quot;(prefers-color-scheme: dark)&quot; srcset=&quot;https://github.com/StorageB/icons/blob/main/GNOME46Adwaita/light/software-update-urgent-symbolic.svg&quot;&gt;&lt;source media=&quot;(prefers-color-scheme: light)&quot; srcset=&quot;https://github.com/StorageB/icons/blob/main/GNOME46Adwaita/dark/software-update-urgent-symbolic.svg&quot;&gt;&lt;img alt=&quot;software-update-urgent-symbolic&quot; src=&quot;https://user-images.githubusercontent.com/25423296/163456779-a8556205-d0a5-45e2-ac17-42d089e3c3f8.png&quot;&gt;&lt;/picture&gt; &amp;nbsp; &amp;nbsp;software-update-urgent-symbolic&lt;br&gt;" calcext:value-type="string">
            <text:p>&lt;picture&gt;&lt;source media="(prefers-color-scheme: dark)" srcset="https://github.com/StorageB/icons/blob/main/GNOME46Adwaita/light/software-update-urgent-symbolic.svg"&gt;&lt;source media="(prefers-color-scheme: light)" srcset="https://github.com/StorageB/icons/blob/main/GNOME46Adwaita/dark/software-update-urgent-symbolic.svg"&gt;&lt;img alt="software-update-urgent-symbolic" src="https://user-images.githubusercontent.com/25423296/163456779-a8556205-d0a5-45e2-ac17-42d089e3c3f8.png"&gt;&lt;/picture&gt; &amp;nbsp; &amp;nbsp;software-update-urgent-symbolic&lt;br&gt;</text:p>
          </table:table-cell>
        </table:table-row>
        <table:table-row table:style-name="ro1">
          <table:table-cell office:value-type="string" calcext:value-type="string">
            <text:p>starred-symbolic.svg</text:p>
          </table:table-cell>
          <table:table-cell office:value-type="string" calcext:value-type="string">
            <text:p>star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2] &amp; CHAR(34) &amp; &quot;&gt;&quot; &amp; &#10;&quot;&lt;img alt=&quot; &amp; CHAR(34) &amp; [.B6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2] &amp; &quot;&lt;br&gt;&quot;" office:value-type="string" office:string-value="&lt;picture&gt;&lt;source media=&quot;(prefers-color-scheme: dark)&quot; srcset=&quot;https://github.com/StorageB/icons/blob/main/GNOME46Adwaita/light/starred-symbolic.svg&quot;&gt;&lt;source media=&quot;(prefers-color-scheme: light)&quot; srcset=&quot;https://github.com/StorageB/icons/blob/main/GNOME46Adwaita/dark/starred-symbolic.svg&quot;&gt;&lt;img alt=&quot;starred-symbolic&quot; src=&quot;https://user-images.githubusercontent.com/25423296/163456779-a8556205-d0a5-45e2-ac17-42d089e3c3f8.png&quot;&gt;&lt;/picture&gt; &amp;nbsp; &amp;nbsp;starred-symbolic&lt;br&gt;" calcext:value-type="string">
            <text:p>&lt;picture&gt;&lt;source media="(prefers-color-scheme: dark)" srcset="https://github.com/StorageB/icons/blob/main/GNOME46Adwaita/light/starred-symbolic.svg"&gt;&lt;source media="(prefers-color-scheme: light)" srcset="https://github.com/StorageB/icons/blob/main/GNOME46Adwaita/dark/starred-symbolic.svg"&gt;&lt;img alt="starred-symbolic" src="https://user-images.githubusercontent.com/25423296/163456779-a8556205-d0a5-45e2-ac17-42d089e3c3f8.png"&gt;&lt;/picture&gt; &amp;nbsp; &amp;nbsp;starred-symbolic&lt;br&gt;</text:p>
          </table:table-cell>
        </table:table-row>
        <table:table-row table:style-name="ro1">
          <table:table-cell office:value-type="string" calcext:value-type="string">
            <text:p>system-lock-screen-symbolic.svg</text:p>
          </table:table-cell>
          <table:table-cell office:value-type="string" calcext:value-type="string">
            <text:p>system-lock-scre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3] &amp; CHAR(34) &amp; &quot;&gt;&quot; &amp; &#10;&quot;&lt;img alt=&quot; &amp; CHAR(34) &amp; [.B6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3] &amp; &quot;&lt;br&gt;&quot;" office:value-type="string" office:string-value="&lt;picture&gt;&lt;source media=&quot;(prefers-color-scheme: dark)&quot; srcset=&quot;https://github.com/StorageB/icons/blob/main/GNOME46Adwaita/light/system-lock-screen-symbolic.svg&quot;&gt;&lt;source media=&quot;(prefers-color-scheme: light)&quot; srcset=&quot;https://github.com/StorageB/icons/blob/main/GNOME46Adwaita/dark/system-lock-screen-symbolic.svg&quot;&gt;&lt;img alt=&quot;system-lock-screen-symbolic&quot; src=&quot;https://user-images.githubusercontent.com/25423296/163456779-a8556205-d0a5-45e2-ac17-42d089e3c3f8.png&quot;&gt;&lt;/picture&gt; &amp;nbsp; &amp;nbsp;system-lock-screen-symbolic&lt;br&gt;" calcext:value-type="string">
            <text:p>&lt;picture&gt;&lt;source media="(prefers-color-scheme: dark)" srcset="https://github.com/StorageB/icons/blob/main/GNOME46Adwaita/light/system-lock-screen-symbolic.svg"&gt;&lt;source media="(prefers-color-scheme: light)" srcset="https://github.com/StorageB/icons/blob/main/GNOME46Adwaita/dark/system-lock-screen-symbolic.svg"&gt;&lt;img alt="system-lock-screen-symbolic" src="https://user-images.githubusercontent.com/25423296/163456779-a8556205-d0a5-45e2-ac17-42d089e3c3f8.png"&gt;&lt;/picture&gt; &amp;nbsp; &amp;nbsp;system-lock-screen-symbolic&lt;br&gt;</text:p>
          </table:table-cell>
        </table:table-row>
        <table:table-row table:style-name="ro1">
          <table:table-cell office:value-type="string" calcext:value-type="string">
            <text:p>task-due-symbolic.svg</text:p>
          </table:table-cell>
          <table:table-cell office:value-type="string" calcext:value-type="string">
            <text:p>task-du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4] &amp; CHAR(34) &amp; &quot;&gt;&quot; &amp; &#10;&quot;&lt;img alt=&quot; &amp; CHAR(34) &amp; [.B6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4] &amp; &quot;&lt;br&gt;&quot;" office:value-type="string" office:string-value="&lt;picture&gt;&lt;source media=&quot;(prefers-color-scheme: dark)&quot; srcset=&quot;https://github.com/StorageB/icons/blob/main/GNOME46Adwaita/light/task-due-symbolic.svg&quot;&gt;&lt;source media=&quot;(prefers-color-scheme: light)&quot; srcset=&quot;https://github.com/StorageB/icons/blob/main/GNOME46Adwaita/dark/task-due-symbolic.svg&quot;&gt;&lt;img alt=&quot;task-due-symbolic&quot; src=&quot;https://user-images.githubusercontent.com/25423296/163456779-a8556205-d0a5-45e2-ac17-42d089e3c3f8.png&quot;&gt;&lt;/picture&gt; &amp;nbsp; &amp;nbsp;task-due-symbolic&lt;br&gt;" calcext:value-type="string">
            <text:p>&lt;picture&gt;&lt;source media="(prefers-color-scheme: dark)" srcset="https://github.com/StorageB/icons/blob/main/GNOME46Adwaita/light/task-due-symbolic.svg"&gt;&lt;source media="(prefers-color-scheme: light)" srcset="https://github.com/StorageB/icons/blob/main/GNOME46Adwaita/dark/task-due-symbolic.svg"&gt;&lt;img alt="task-due-symbolic" src="https://user-images.githubusercontent.com/25423296/163456779-a8556205-d0a5-45e2-ac17-42d089e3c3f8.png"&gt;&lt;/picture&gt; &amp;nbsp; &amp;nbsp;task-due-symbolic&lt;br&gt;</text:p>
          </table:table-cell>
        </table:table-row>
        <table:table-row table:style-name="ro1">
          <table:table-cell office:value-type="string" calcext:value-type="string">
            <text:p>task-past-due-symbolic.svg</text:p>
          </table:table-cell>
          <table:table-cell office:value-type="string" calcext:value-type="string">
            <text:p>task-past-du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5] &amp; CHAR(34) &amp; &quot;&gt;&quot; &amp; &#10;&quot;&lt;img alt=&quot; &amp; CHAR(34) &amp; [.B6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5] &amp; &quot;&lt;br&gt;&quot;" office:value-type="string" office:string-value="&lt;picture&gt;&lt;source media=&quot;(prefers-color-scheme: dark)&quot; srcset=&quot;https://github.com/StorageB/icons/blob/main/GNOME46Adwaita/light/task-past-due-symbolic.svg&quot;&gt;&lt;source media=&quot;(prefers-color-scheme: light)&quot; srcset=&quot;https://github.com/StorageB/icons/blob/main/GNOME46Adwaita/dark/task-past-due-symbolic.svg&quot;&gt;&lt;img alt=&quot;task-past-due-symbolic&quot; src=&quot;https://user-images.githubusercontent.com/25423296/163456779-a8556205-d0a5-45e2-ac17-42d089e3c3f8.png&quot;&gt;&lt;/picture&gt; &amp;nbsp; &amp;nbsp;task-past-due-symbolic&lt;br&gt;" calcext:value-type="string">
            <text:p>&lt;picture&gt;&lt;source media="(prefers-color-scheme: dark)" srcset="https://github.com/StorageB/icons/blob/main/GNOME46Adwaita/light/task-past-due-symbolic.svg"&gt;&lt;source media="(prefers-color-scheme: light)" srcset="https://github.com/StorageB/icons/blob/main/GNOME46Adwaita/dark/task-past-due-symbolic.svg"&gt;&lt;img alt="task-past-due-symbolic" src="https://user-images.githubusercontent.com/25423296/163456779-a8556205-d0a5-45e2-ac17-42d089e3c3f8.png"&gt;&lt;/picture&gt; &amp;nbsp; &amp;nbsp;task-past-due-symbolic&lt;br&gt;</text:p>
          </table:table-cell>
        </table:table-row>
        <table:table-row table:style-name="ro1">
          <table:table-cell office:value-type="string" calcext:value-type="string">
            <text:p>thunderbolt-acquiring-symbolic.svg</text:p>
          </table:table-cell>
          <table:table-cell office:value-type="string" calcext:value-type="string">
            <text:p>thunderbolt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6] &amp; CHAR(34) &amp; &quot;&gt;&quot; &amp; &#10;&quot;&lt;img alt=&quot; &amp; CHAR(34) &amp; [.B6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6] &amp; &quot;&lt;br&gt;&quot;" office:value-type="string" office:string-value="&lt;picture&gt;&lt;source media=&quot;(prefers-color-scheme: dark)&quot; srcset=&quot;https://github.com/StorageB/icons/blob/main/GNOME46Adwaita/light/thunderbolt-acquiring-symbolic.svg&quot;&gt;&lt;source media=&quot;(prefers-color-scheme: light)&quot; srcset=&quot;https://github.com/StorageB/icons/blob/main/GNOME46Adwaita/dark/thunderbolt-acquiring-symbolic.svg&quot;&gt;&lt;img alt=&quot;thunderbolt-acquiring-symbolic&quot; src=&quot;https://user-images.githubusercontent.com/25423296/163456779-a8556205-d0a5-45e2-ac17-42d089e3c3f8.png&quot;&gt;&lt;/picture&gt; &amp;nbsp; &amp;nbsp;thunderbolt-acquiring-symbolic&lt;br&gt;" calcext:value-type="string">
            <text:p>&lt;picture&gt;&lt;source media="(prefers-color-scheme: dark)" srcset="https://github.com/StorageB/icons/blob/main/GNOME46Adwaita/light/thunderbolt-acquiring-symbolic.svg"&gt;&lt;source media="(prefers-color-scheme: light)" srcset="https://github.com/StorageB/icons/blob/main/GNOME46Adwaita/dark/thunderbolt-acquiring-symbolic.svg"&gt;&lt;img alt="thunderbolt-acquiring-symbolic" src="https://user-images.githubusercontent.com/25423296/163456779-a8556205-d0a5-45e2-ac17-42d089e3c3f8.png"&gt;&lt;/picture&gt; &amp;nbsp; &amp;nbsp;thunderbolt-acquiring-symbolic&lt;br&gt;</text:p>
          </table:table-cell>
        </table:table-row>
        <table:table-row table:style-name="ro1">
          <table:table-cell office:value-type="string" calcext:value-type="string">
            <text:p>touch-disabled-symbolic.svg</text:p>
          </table:table-cell>
          <table:table-cell office:value-type="string" calcext:value-type="string">
            <text:p>touch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7] &amp; CHAR(34) &amp; &quot;&gt;&quot; &amp; &#10;&quot;&lt;img alt=&quot; &amp; CHAR(34) &amp; [.B6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7] &amp; &quot;&lt;br&gt;&quot;" office:value-type="string" office:string-value="&lt;picture&gt;&lt;source media=&quot;(prefers-color-scheme: dark)&quot; srcset=&quot;https://github.com/StorageB/icons/blob/main/GNOME46Adwaita/light/touch-disabled-symbolic.svg&quot;&gt;&lt;source media=&quot;(prefers-color-scheme: light)&quot; srcset=&quot;https://github.com/StorageB/icons/blob/main/GNOME46Adwaita/dark/touch-disabled-symbolic.svg&quot;&gt;&lt;img alt=&quot;touch-disabled-symbolic&quot; src=&quot;https://user-images.githubusercontent.com/25423296/163456779-a8556205-d0a5-45e2-ac17-42d089e3c3f8.png&quot;&gt;&lt;/picture&gt; &amp;nbsp; &amp;nbsp;touch-disabled-symbolic&lt;br&gt;" calcext:value-type="string">
            <text:p>&lt;picture&gt;&lt;source media="(prefers-color-scheme: dark)" srcset="https://github.com/StorageB/icons/blob/main/GNOME46Adwaita/light/touch-disabled-symbolic.svg"&gt;&lt;source media="(prefers-color-scheme: light)" srcset="https://github.com/StorageB/icons/blob/main/GNOME46Adwaita/dark/touch-disabled-symbolic.svg"&gt;&lt;img alt="touch-disabled-symbolic" src="https://user-images.githubusercontent.com/25423296/163456779-a8556205-d0a5-45e2-ac17-42d089e3c3f8.png"&gt;&lt;/picture&gt; &amp;nbsp; &amp;nbsp;touch-disabled-symbolic&lt;br&gt;</text:p>
          </table:table-cell>
        </table:table-row>
        <table:table-row table:style-name="ro1">
          <table:table-cell office:value-type="string" calcext:value-type="string">
            <text:p>touchpad-disabled-symbolic.svg</text:p>
          </table:table-cell>
          <table:table-cell office:value-type="string" calcext:value-type="string">
            <text:p>touchpad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8] &amp; CHAR(34) &amp; &quot;&gt;&quot; &amp; &#10;&quot;&lt;img alt=&quot; &amp; CHAR(34) &amp; [.B6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8] &amp; &quot;&lt;br&gt;&quot;" office:value-type="string" office:string-value="&lt;picture&gt;&lt;source media=&quot;(prefers-color-scheme: dark)&quot; srcset=&quot;https://github.com/StorageB/icons/blob/main/GNOME46Adwaita/light/touchpad-disabled-symbolic.svg&quot;&gt;&lt;source media=&quot;(prefers-color-scheme: light)&quot; srcset=&quot;https://github.com/StorageB/icons/blob/main/GNOME46Adwaita/dark/touchpad-disabled-symbolic.svg&quot;&gt;&lt;img alt=&quot;touchpad-disabled-symbolic&quot; src=&quot;https://user-images.githubusercontent.com/25423296/163456779-a8556205-d0a5-45e2-ac17-42d089e3c3f8.png&quot;&gt;&lt;/picture&gt; &amp;nbsp; &amp;nbsp;touchpad-disabled-symbolic&lt;br&gt;" calcext:value-type="string">
            <text:p>&lt;picture&gt;&lt;source media="(prefers-color-scheme: dark)" srcset="https://github.com/StorageB/icons/blob/main/GNOME46Adwaita/light/touchpad-disabled-symbolic.svg"&gt;&lt;source media="(prefers-color-scheme: light)" srcset="https://github.com/StorageB/icons/blob/main/GNOME46Adwaita/dark/touchpad-disabled-symbolic.svg"&gt;&lt;img alt="touchpad-disabled-symbolic" src="https://user-images.githubusercontent.com/25423296/163456779-a8556205-d0a5-45e2-ac17-42d089e3c3f8.png"&gt;&lt;/picture&gt; &amp;nbsp; &amp;nbsp;touchpad-disabled-symbolic&lt;br&gt;</text:p>
          </table:table-cell>
        </table:table-row>
        <table:table-row table:style-name="ro1">
          <table:table-cell office:value-type="string" calcext:value-type="string">
            <text:p>user-available-symbolic.svg</text:p>
          </table:table-cell>
          <table:table-cell office:value-type="string" calcext:value-type="string">
            <text:p>user-avail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1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19] &amp; CHAR(34) &amp; &quot;&gt;&quot; &amp; &#10;&quot;&lt;img alt=&quot; &amp; CHAR(34) &amp; [.B6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9] &amp; &quot;&lt;br&gt;&quot;" office:value-type="string" office:string-value="&lt;picture&gt;&lt;source media=&quot;(prefers-color-scheme: dark)&quot; srcset=&quot;https://github.com/StorageB/icons/blob/main/GNOME46Adwaita/light/user-available-symbolic.svg&quot;&gt;&lt;source media=&quot;(prefers-color-scheme: light)&quot; srcset=&quot;https://github.com/StorageB/icons/blob/main/GNOME46Adwaita/dark/user-available-symbolic.svg&quot;&gt;&lt;img alt=&quot;user-available-symbolic&quot; src=&quot;https://user-images.githubusercontent.com/25423296/163456779-a8556205-d0a5-45e2-ac17-42d089e3c3f8.png&quot;&gt;&lt;/picture&gt; &amp;nbsp; &amp;nbsp;user-available-symbolic&lt;br&gt;" calcext:value-type="string">
            <text:p>&lt;picture&gt;&lt;source media="(prefers-color-scheme: dark)" srcset="https://github.com/StorageB/icons/blob/main/GNOME46Adwaita/light/user-available-symbolic.svg"&gt;&lt;source media="(prefers-color-scheme: light)" srcset="https://github.com/StorageB/icons/blob/main/GNOME46Adwaita/dark/user-available-symbolic.svg"&gt;&lt;img alt="user-available-symbolic" src="https://user-images.githubusercontent.com/25423296/163456779-a8556205-d0a5-45e2-ac17-42d089e3c3f8.png"&gt;&lt;/picture&gt; &amp;nbsp; &amp;nbsp;user-available-symbolic&lt;br&gt;</text:p>
          </table:table-cell>
        </table:table-row>
        <table:table-row table:style-name="ro1">
          <table:table-cell office:value-type="string" calcext:value-type="string">
            <text:p>user-away-symbolic.svg</text:p>
          </table:table-cell>
          <table:table-cell office:value-type="string" calcext:value-type="string">
            <text:p>user-aw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0] &amp; CHAR(34) &amp; &quot;&gt;&quot; &amp; &#10;&quot;&lt;img alt=&quot; &amp; CHAR(34) &amp; [.B6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0] &amp; &quot;&lt;br&gt;&quot;" office:value-type="string" office:string-value="&lt;picture&gt;&lt;source media=&quot;(prefers-color-scheme: dark)&quot; srcset=&quot;https://github.com/StorageB/icons/blob/main/GNOME46Adwaita/light/user-away-symbolic.svg&quot;&gt;&lt;source media=&quot;(prefers-color-scheme: light)&quot; srcset=&quot;https://github.com/StorageB/icons/blob/main/GNOME46Adwaita/dark/user-away-symbolic.svg&quot;&gt;&lt;img alt=&quot;user-away-symbolic&quot; src=&quot;https://user-images.githubusercontent.com/25423296/163456779-a8556205-d0a5-45e2-ac17-42d089e3c3f8.png&quot;&gt;&lt;/picture&gt; &amp;nbsp; &amp;nbsp;user-away-symbolic&lt;br&gt;" calcext:value-type="string">
            <text:p>&lt;picture&gt;&lt;source media="(prefers-color-scheme: dark)" srcset="https://github.com/StorageB/icons/blob/main/GNOME46Adwaita/light/user-away-symbolic.svg"&gt;&lt;source media="(prefers-color-scheme: light)" srcset="https://github.com/StorageB/icons/blob/main/GNOME46Adwaita/dark/user-away-symbolic.svg"&gt;&lt;img alt="user-away-symbolic" src="https://user-images.githubusercontent.com/25423296/163456779-a8556205-d0a5-45e2-ac17-42d089e3c3f8.png"&gt;&lt;/picture&gt; &amp;nbsp; &amp;nbsp;user-away-symbolic&lt;br&gt;</text:p>
          </table:table-cell>
        </table:table-row>
        <table:table-row table:style-name="ro1">
          <table:table-cell office:value-type="string" calcext:value-type="string">
            <text:p>user-busy-symbolic.svg</text:p>
          </table:table-cell>
          <table:table-cell office:value-type="string" calcext:value-type="string">
            <text:p>user-bus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1] &amp; CHAR(34) &amp; &quot;&gt;&quot; &amp; &#10;&quot;&lt;img alt=&quot; &amp; CHAR(34) &amp; [.B6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1] &amp; &quot;&lt;br&gt;&quot;" office:value-type="string" office:string-value="&lt;picture&gt;&lt;source media=&quot;(prefers-color-scheme: dark)&quot; srcset=&quot;https://github.com/StorageB/icons/blob/main/GNOME46Adwaita/light/user-busy-symbolic.svg&quot;&gt;&lt;source media=&quot;(prefers-color-scheme: light)&quot; srcset=&quot;https://github.com/StorageB/icons/blob/main/GNOME46Adwaita/dark/user-busy-symbolic.svg&quot;&gt;&lt;img alt=&quot;user-busy-symbolic&quot; src=&quot;https://user-images.githubusercontent.com/25423296/163456779-a8556205-d0a5-45e2-ac17-42d089e3c3f8.png&quot;&gt;&lt;/picture&gt; &amp;nbsp; &amp;nbsp;user-busy-symbolic&lt;br&gt;" calcext:value-type="string">
            <text:p>&lt;picture&gt;&lt;source media="(prefers-color-scheme: dark)" srcset="https://github.com/StorageB/icons/blob/main/GNOME46Adwaita/light/user-busy-symbolic.svg"&gt;&lt;source media="(prefers-color-scheme: light)" srcset="https://github.com/StorageB/icons/blob/main/GNOME46Adwaita/dark/user-busy-symbolic.svg"&gt;&lt;img alt="user-busy-symbolic" src="https://user-images.githubusercontent.com/25423296/163456779-a8556205-d0a5-45e2-ac17-42d089e3c3f8.png"&gt;&lt;/picture&gt; &amp;nbsp; &amp;nbsp;user-busy-symbolic&lt;br&gt;</text:p>
          </table:table-cell>
        </table:table-row>
        <table:table-row table:style-name="ro1">
          <table:table-cell office:value-type="string" calcext:value-type="string">
            <text:p>user-idle-symbolic.svg</text:p>
          </table:table-cell>
          <table:table-cell office:value-type="string" calcext:value-type="string">
            <text:p>user-id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2] &amp; CHAR(34) &amp; &quot;&gt;&quot; &amp; &#10;&quot;&lt;img alt=&quot; &amp; CHAR(34) &amp; [.B6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2] &amp; &quot;&lt;br&gt;&quot;" office:value-type="string" office:string-value="&lt;picture&gt;&lt;source media=&quot;(prefers-color-scheme: dark)&quot; srcset=&quot;https://github.com/StorageB/icons/blob/main/GNOME46Adwaita/light/user-idle-symbolic.svg&quot;&gt;&lt;source media=&quot;(prefers-color-scheme: light)&quot; srcset=&quot;https://github.com/StorageB/icons/blob/main/GNOME46Adwaita/dark/user-idle-symbolic.svg&quot;&gt;&lt;img alt=&quot;user-idle-symbolic&quot; src=&quot;https://user-images.githubusercontent.com/25423296/163456779-a8556205-d0a5-45e2-ac17-42d089e3c3f8.png&quot;&gt;&lt;/picture&gt; &amp;nbsp; &amp;nbsp;user-idle-symbolic&lt;br&gt;" calcext:value-type="string">
            <text:p>&lt;picture&gt;&lt;source media="(prefers-color-scheme: dark)" srcset="https://github.com/StorageB/icons/blob/main/GNOME46Adwaita/light/user-idle-symbolic.svg"&gt;&lt;source media="(prefers-color-scheme: light)" srcset="https://github.com/StorageB/icons/blob/main/GNOME46Adwaita/dark/user-idle-symbolic.svg"&gt;&lt;img alt="user-idle-symbolic" src="https://user-images.githubusercontent.com/25423296/163456779-a8556205-d0a5-45e2-ac17-42d089e3c3f8.png"&gt;&lt;/picture&gt; &amp;nbsp; &amp;nbsp;user-idle-symbolic&lt;br&gt;</text:p>
          </table:table-cell>
        </table:table-row>
        <table:table-row table:style-name="ro1">
          <table:table-cell office:value-type="string" calcext:value-type="string">
            <text:p>user-invisible-symbolic.svg</text:p>
          </table:table-cell>
          <table:table-cell office:value-type="string" calcext:value-type="string">
            <text:p>user-invisi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3] &amp; CHAR(34) &amp; &quot;&gt;&quot; &amp; &#10;&quot;&lt;img alt=&quot; &amp; CHAR(34) &amp; [.B6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3] &amp; &quot;&lt;br&gt;&quot;" office:value-type="string" office:string-value="&lt;picture&gt;&lt;source media=&quot;(prefers-color-scheme: dark)&quot; srcset=&quot;https://github.com/StorageB/icons/blob/main/GNOME46Adwaita/light/user-invisible-symbolic.svg&quot;&gt;&lt;source media=&quot;(prefers-color-scheme: light)&quot; srcset=&quot;https://github.com/StorageB/icons/blob/main/GNOME46Adwaita/dark/user-invisible-symbolic.svg&quot;&gt;&lt;img alt=&quot;user-invisible-symbolic&quot; src=&quot;https://user-images.githubusercontent.com/25423296/163456779-a8556205-d0a5-45e2-ac17-42d089e3c3f8.png&quot;&gt;&lt;/picture&gt; &amp;nbsp; &amp;nbsp;user-invisible-symbolic&lt;br&gt;" calcext:value-type="string">
            <text:p>&lt;picture&gt;&lt;source media="(prefers-color-scheme: dark)" srcset="https://github.com/StorageB/icons/blob/main/GNOME46Adwaita/light/user-invisible-symbolic.svg"&gt;&lt;source media="(prefers-color-scheme: light)" srcset="https://github.com/StorageB/icons/blob/main/GNOME46Adwaita/dark/user-invisible-symbolic.svg"&gt;&lt;img alt="user-invisible-symbolic" src="https://user-images.githubusercontent.com/25423296/163456779-a8556205-d0a5-45e2-ac17-42d089e3c3f8.png"&gt;&lt;/picture&gt; &amp;nbsp; &amp;nbsp;user-invisible-symbolic&lt;br&gt;</text:p>
          </table:table-cell>
        </table:table-row>
        <table:table-row table:style-name="ro1">
          <table:table-cell office:value-type="string" calcext:value-type="string">
            <text:p>user-not-tracked-symbolic.svg</text:p>
          </table:table-cell>
          <table:table-cell office:value-type="string" calcext:value-type="string">
            <text:p>user-not-tra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4] &amp; CHAR(34) &amp; &quot;&gt;&quot; &amp; &#10;&quot;&lt;img alt=&quot; &amp; CHAR(34) &amp; [.B6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4] &amp; &quot;&lt;br&gt;&quot;" office:value-type="string" office:string-value="&lt;picture&gt;&lt;source media=&quot;(prefers-color-scheme: dark)&quot; srcset=&quot;https://github.com/StorageB/icons/blob/main/GNOME46Adwaita/light/user-not-tracked-symbolic.svg&quot;&gt;&lt;source media=&quot;(prefers-color-scheme: light)&quot; srcset=&quot;https://github.com/StorageB/icons/blob/main/GNOME46Adwaita/dark/user-not-tracked-symbolic.svg&quot;&gt;&lt;img alt=&quot;user-not-tracked-symbolic&quot; src=&quot;https://user-images.githubusercontent.com/25423296/163456779-a8556205-d0a5-45e2-ac17-42d089e3c3f8.png&quot;&gt;&lt;/picture&gt; &amp;nbsp; &amp;nbsp;user-not-tracked-symbolic&lt;br&gt;" calcext:value-type="string">
            <text:p>&lt;picture&gt;&lt;source media="(prefers-color-scheme: dark)" srcset="https://github.com/StorageB/icons/blob/main/GNOME46Adwaita/light/user-not-tracked-symbolic.svg"&gt;&lt;source media="(prefers-color-scheme: light)" srcset="https://github.com/StorageB/icons/blob/main/GNOME46Adwaita/dark/user-not-tracked-symbolic.svg"&gt;&lt;img alt="user-not-tracked-symbolic" src="https://user-images.githubusercontent.com/25423296/163456779-a8556205-d0a5-45e2-ac17-42d089e3c3f8.png"&gt;&lt;/picture&gt; &amp;nbsp; &amp;nbsp;user-not-tracked-symbolic&lt;br&gt;</text:p>
          </table:table-cell>
        </table:table-row>
        <table:table-row table:style-name="ro1">
          <table:table-cell office:value-type="string" calcext:value-type="string">
            <text:p>user-offline-symbolic.svg</text:p>
          </table:table-cell>
          <table:table-cell office:value-type="string" calcext:value-type="string">
            <text:p>user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5] &amp; CHAR(34) &amp; &quot;&gt;&quot; &amp; &#10;&quot;&lt;img alt=&quot; &amp; CHAR(34) &amp; [.B6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5] &amp; &quot;&lt;br&gt;&quot;" office:value-type="string" office:string-value="&lt;picture&gt;&lt;source media=&quot;(prefers-color-scheme: dark)&quot; srcset=&quot;https://github.com/StorageB/icons/blob/main/GNOME46Adwaita/light/user-offline-symbolic.svg&quot;&gt;&lt;source media=&quot;(prefers-color-scheme: light)&quot; srcset=&quot;https://github.com/StorageB/icons/blob/main/GNOME46Adwaita/dark/user-offline-symbolic.svg&quot;&gt;&lt;img alt=&quot;user-offline-symbolic&quot; src=&quot;https://user-images.githubusercontent.com/25423296/163456779-a8556205-d0a5-45e2-ac17-42d089e3c3f8.png&quot;&gt;&lt;/picture&gt; &amp;nbsp; &amp;nbsp;user-offline-symbolic&lt;br&gt;" calcext:value-type="string">
            <text:p>&lt;picture&gt;&lt;source media="(prefers-color-scheme: dark)" srcset="https://github.com/StorageB/icons/blob/main/GNOME46Adwaita/light/user-offline-symbolic.svg"&gt;&lt;source media="(prefers-color-scheme: light)" srcset="https://github.com/StorageB/icons/blob/main/GNOME46Adwaita/dark/user-offline-symbolic.svg"&gt;&lt;img alt="user-offline-symbolic" src="https://user-images.githubusercontent.com/25423296/163456779-a8556205-d0a5-45e2-ac17-42d089e3c3f8.png"&gt;&lt;/picture&gt; &amp;nbsp; &amp;nbsp;user-offline-symbolic&lt;br&gt;</text:p>
          </table:table-cell>
        </table:table-row>
        <table:table-row table:style-name="ro1">
          <table:table-cell office:value-type="string" calcext:value-type="string">
            <text:p>user-status-pending-symbolic.svg</text:p>
          </table:table-cell>
          <table:table-cell office:value-type="string" calcext:value-type="string">
            <text:p>user-status-pen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6] &amp; CHAR(34) &amp; &quot;&gt;&quot; &amp; &#10;&quot;&lt;img alt=&quot; &amp; CHAR(34) &amp; [.B6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6] &amp; &quot;&lt;br&gt;&quot;" office:value-type="string" office:string-value="&lt;picture&gt;&lt;source media=&quot;(prefers-color-scheme: dark)&quot; srcset=&quot;https://github.com/StorageB/icons/blob/main/GNOME46Adwaita/light/user-status-pending-symbolic.svg&quot;&gt;&lt;source media=&quot;(prefers-color-scheme: light)&quot; srcset=&quot;https://github.com/StorageB/icons/blob/main/GNOME46Adwaita/dark/user-status-pending-symbolic.svg&quot;&gt;&lt;img alt=&quot;user-status-pending-symbolic&quot; src=&quot;https://user-images.githubusercontent.com/25423296/163456779-a8556205-d0a5-45e2-ac17-42d089e3c3f8.png&quot;&gt;&lt;/picture&gt; &amp;nbsp; &amp;nbsp;user-status-pending-symbolic&lt;br&gt;" calcext:value-type="string">
            <text:p>&lt;picture&gt;&lt;source media="(prefers-color-scheme: dark)" srcset="https://github.com/StorageB/icons/blob/main/GNOME46Adwaita/light/user-status-pending-symbolic.svg"&gt;&lt;source media="(prefers-color-scheme: light)" srcset="https://github.com/StorageB/icons/blob/main/GNOME46Adwaita/dark/user-status-pending-symbolic.svg"&gt;&lt;img alt="user-status-pending-symbolic" src="https://user-images.githubusercontent.com/25423296/163456779-a8556205-d0a5-45e2-ac17-42d089e3c3f8.png"&gt;&lt;/picture&gt; &amp;nbsp; &amp;nbsp;user-status-pending-symbolic&lt;br&gt;</text:p>
          </table:table-cell>
        </table:table-row>
        <table:table-row table:style-name="ro1">
          <table:table-cell office:value-type="string" calcext:value-type="string">
            <text:p>user-trash-full-symbolic.svg</text:p>
          </table:table-cell>
          <table:table-cell office:value-type="string" calcext:value-type="string">
            <text:p>user-trash-fu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7] &amp; CHAR(34) &amp; &quot;&gt;&quot; &amp; &#10;&quot;&lt;img alt=&quot; &amp; CHAR(34) &amp; [.B6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7] &amp; &quot;&lt;br&gt;&quot;" office:value-type="string" office:string-value="&lt;picture&gt;&lt;source media=&quot;(prefers-color-scheme: dark)&quot; srcset=&quot;https://github.com/StorageB/icons/blob/main/GNOME46Adwaita/light/user-trash-full-symbolic.svg&quot;&gt;&lt;source media=&quot;(prefers-color-scheme: light)&quot; srcset=&quot;https://github.com/StorageB/icons/blob/main/GNOME46Adwaita/dark/user-trash-full-symbolic.svg&quot;&gt;&lt;img alt=&quot;user-trash-full-symbolic&quot; src=&quot;https://user-images.githubusercontent.com/25423296/163456779-a8556205-d0a5-45e2-ac17-42d089e3c3f8.png&quot;&gt;&lt;/picture&gt; &amp;nbsp; &amp;nbsp;user-trash-full-symbolic&lt;br&gt;" calcext:value-type="string">
            <text:p>&lt;picture&gt;&lt;source media="(prefers-color-scheme: dark)" srcset="https://github.com/StorageB/icons/blob/main/GNOME46Adwaita/light/user-trash-full-symbolic.svg"&gt;&lt;source media="(prefers-color-scheme: light)" srcset="https://github.com/StorageB/icons/blob/main/GNOME46Adwaita/dark/user-trash-full-symbolic.svg"&gt;&lt;img alt="user-trash-full-symbolic" src="https://user-images.githubusercontent.com/25423296/163456779-a8556205-d0a5-45e2-ac17-42d089e3c3f8.png"&gt;&lt;/picture&gt; &amp;nbsp; &amp;nbsp;user-trash-full-symbolic&lt;br&gt;</text:p>
          </table:table-cell>
        </table:table-row>
        <table:table-row table:style-name="ro1">
          <table:table-cell office:value-type="string" calcext:value-type="string">
            <text:p>view-wrapped-rtl-symbolic.svg</text:p>
          </table:table-cell>
          <table:table-cell office:value-type="string" calcext:value-type="string">
            <text:p>view-wrapp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8] &amp; CHAR(34) &amp; &quot;&gt;&quot; &amp; &#10;&quot;&lt;img alt=&quot; &amp; CHAR(34) &amp; [.B6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8] &amp; &quot;&lt;br&gt;&quot;" office:value-type="string" office:string-value="&lt;picture&gt;&lt;source media=&quot;(prefers-color-scheme: dark)&quot; srcset=&quot;https://github.com/StorageB/icons/blob/main/GNOME46Adwaita/light/view-wrapped-rtl-symbolic.svg&quot;&gt;&lt;source media=&quot;(prefers-color-scheme: light)&quot; srcset=&quot;https://github.com/StorageB/icons/blob/main/GNOME46Adwaita/dark/view-wrapped-rtl-symbolic.svg&quot;&gt;&lt;img alt=&quot;view-wrapped-rtl-symbolic&quot; src=&quot;https://user-images.githubusercontent.com/25423296/163456779-a8556205-d0a5-45e2-ac17-42d089e3c3f8.png&quot;&gt;&lt;/picture&gt; &amp;nbsp; &amp;nbsp;view-wrapped-rtl-symbolic&lt;br&gt;" calcext:value-type="string">
            <text:p>&lt;picture&gt;&lt;source media="(prefers-color-scheme: dark)" srcset="https://github.com/StorageB/icons/blob/main/GNOME46Adwaita/light/view-wrapped-rtl-symbolic.svg"&gt;&lt;source media="(prefers-color-scheme: light)" srcset="https://github.com/StorageB/icons/blob/main/GNOME46Adwaita/dark/view-wrapped-rtl-symbolic.svg"&gt;&lt;img alt="view-wrapped-rtl-symbolic" src="https://user-images.githubusercontent.com/25423296/163456779-a8556205-d0a5-45e2-ac17-42d089e3c3f8.png"&gt;&lt;/picture&gt; &amp;nbsp; &amp;nbsp;view-wrapped-rtl-symbolic&lt;br&gt;</text:p>
          </table:table-cell>
        </table:table-row>
        <table:table-row table:style-name="ro1">
          <table:table-cell office:value-type="string" calcext:value-type="string">
            <text:p>view-wrapped-symbolic-rtl.svg</text:p>
          </table:table-cell>
          <table:table-cell office:value-type="string" calcext:value-type="string">
            <text:p>view-wrapp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2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29] &amp; CHAR(34) &amp; &quot;&gt;&quot; &amp; &#10;&quot;&lt;img alt=&quot; &amp; CHAR(34) &amp; [.B6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9] &amp; &quot;&lt;br&gt;&quot;" office:value-type="string" office:string-value="&lt;picture&gt;&lt;source media=&quot;(prefers-color-scheme: dark)&quot; srcset=&quot;https://github.com/StorageB/icons/blob/main/GNOME46Adwaita/light/view-wrapped-symbolic-rtl.svg&quot;&gt;&lt;source media=&quot;(prefers-color-scheme: light)&quot; srcset=&quot;https://github.com/StorageB/icons/blob/main/GNOME46Adwaita/dark/view-wrapped-symbolic-rtl.svg&quot;&gt;&lt;img alt=&quot;view-wrapped-symbolic-rtl&quot; src=&quot;https://user-images.githubusercontent.com/25423296/163456779-a8556205-d0a5-45e2-ac17-42d089e3c3f8.png&quot;&gt;&lt;/picture&gt; &amp;nbsp; &amp;nbsp;view-wrapped-symbolic-rtl&lt;br&gt;" calcext:value-type="string">
            <text:p>&lt;picture&gt;&lt;source media="(prefers-color-scheme: dark)" srcset="https://github.com/StorageB/icons/blob/main/GNOME46Adwaita/light/view-wrapped-symbolic-rtl.svg"&gt;&lt;source media="(prefers-color-scheme: light)" srcset="https://github.com/StorageB/icons/blob/main/GNOME46Adwaita/dark/view-wrapped-symbolic-rtl.svg"&gt;&lt;img alt="view-wrapped-symbolic-rtl" src="https://user-images.githubusercontent.com/25423296/163456779-a8556205-d0a5-45e2-ac17-42d089e3c3f8.png"&gt;&lt;/picture&gt; &amp;nbsp; &amp;nbsp;view-wrapped-symbolic-rtl&lt;br&gt;</text:p>
          </table:table-cell>
        </table:table-row>
        <table:table-row table:style-name="ro1">
          <table:table-cell office:value-type="string" calcext:value-type="string">
            <text:p>view-wrapped-symbolic.svg</text:p>
          </table:table-cell>
          <table:table-cell office:value-type="string" calcext:value-type="string">
            <text:p>view-wrapp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0] &amp; CHAR(34) &amp; &quot;&gt;&quot; &amp; &#10;&quot;&lt;img alt=&quot; &amp; CHAR(34) &amp; [.B6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0] &amp; &quot;&lt;br&gt;&quot;" office:value-type="string" office:string-value="&lt;picture&gt;&lt;source media=&quot;(prefers-color-scheme: dark)&quot; srcset=&quot;https://github.com/StorageB/icons/blob/main/GNOME46Adwaita/light/view-wrapped-symbolic.svg&quot;&gt;&lt;source media=&quot;(prefers-color-scheme: light)&quot; srcset=&quot;https://github.com/StorageB/icons/blob/main/GNOME46Adwaita/dark/view-wrapped-symbolic.svg&quot;&gt;&lt;img alt=&quot;view-wrapped-symbolic&quot; src=&quot;https://user-images.githubusercontent.com/25423296/163456779-a8556205-d0a5-45e2-ac17-42d089e3c3f8.png&quot;&gt;&lt;/picture&gt; &amp;nbsp; &amp;nbsp;view-wrapped-symbolic&lt;br&gt;" calcext:value-type="string">
            <text:p>&lt;picture&gt;&lt;source media="(prefers-color-scheme: dark)" srcset="https://github.com/StorageB/icons/blob/main/GNOME46Adwaita/light/view-wrapped-symbolic.svg"&gt;&lt;source media="(prefers-color-scheme: light)" srcset="https://github.com/StorageB/icons/blob/main/GNOME46Adwaita/dark/view-wrapped-symbolic.svg"&gt;&lt;img alt="view-wrapped-symbolic" src="https://user-images.githubusercontent.com/25423296/163456779-a8556205-d0a5-45e2-ac17-42d089e3c3f8.png"&gt;&lt;/picture&gt; &amp;nbsp; &amp;nbsp;view-wrapped-symbolic&lt;br&gt;</text:p>
          </table:table-cell>
        </table:table-row>
        <table:table-row table:style-name="ro1">
          <table:table-cell office:value-type="string" calcext:value-type="string">
            <text:p>weather-clear-night-symbolic.svg</text:p>
          </table:table-cell>
          <table:table-cell office:value-type="string" calcext:value-type="string">
            <text:p>weather-clear-n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1] &amp; CHAR(34) &amp; &quot;&gt;&quot; &amp; &#10;&quot;&lt;img alt=&quot; &amp; CHAR(34) &amp; [.B6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1] &amp; &quot;&lt;br&gt;&quot;" office:value-type="string" office:string-value="&lt;picture&gt;&lt;source media=&quot;(prefers-color-scheme: dark)&quot; srcset=&quot;https://github.com/StorageB/icons/blob/main/GNOME46Adwaita/light/weather-clear-night-symbolic.svg&quot;&gt;&lt;source media=&quot;(prefers-color-scheme: light)&quot; srcset=&quot;https://github.com/StorageB/icons/blob/main/GNOME46Adwaita/dark/weather-clear-night-symbolic.svg&quot;&gt;&lt;img alt=&quot;weather-clear-night-symbolic&quot; src=&quot;https://user-images.githubusercontent.com/25423296/163456779-a8556205-d0a5-45e2-ac17-42d089e3c3f8.png&quot;&gt;&lt;/picture&gt; &amp;nbsp; &amp;nbsp;weather-clear-night-symbolic&lt;br&gt;" calcext:value-type="string">
            <text:p>&lt;picture&gt;&lt;source media="(prefers-color-scheme: dark)" srcset="https://github.com/StorageB/icons/blob/main/GNOME46Adwaita/light/weather-clear-night-symbolic.svg"&gt;&lt;source media="(prefers-color-scheme: light)" srcset="https://github.com/StorageB/icons/blob/main/GNOME46Adwaita/dark/weather-clear-night-symbolic.svg"&gt;&lt;img alt="weather-clear-night-symbolic" src="https://user-images.githubusercontent.com/25423296/163456779-a8556205-d0a5-45e2-ac17-42d089e3c3f8.png"&gt;&lt;/picture&gt; &amp;nbsp; &amp;nbsp;weather-clear-night-symbolic&lt;br&gt;</text:p>
          </table:table-cell>
        </table:table-row>
        <table:table-row table:style-name="ro1">
          <table:table-cell office:value-type="string" calcext:value-type="string">
            <text:p>weather-clear-symbolic.svg</text:p>
          </table:table-cell>
          <table:table-cell office:value-type="string" calcext:value-type="string">
            <text:p>weather-cle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2] &amp; CHAR(34) &amp; &quot;&gt;&quot; &amp; &#10;&quot;&lt;img alt=&quot; &amp; CHAR(34) &amp; [.B6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2] &amp; &quot;&lt;br&gt;&quot;" office:value-type="string" office:string-value="&lt;picture&gt;&lt;source media=&quot;(prefers-color-scheme: dark)&quot; srcset=&quot;https://github.com/StorageB/icons/blob/main/GNOME46Adwaita/light/weather-clear-symbolic.svg&quot;&gt;&lt;source media=&quot;(prefers-color-scheme: light)&quot; srcset=&quot;https://github.com/StorageB/icons/blob/main/GNOME46Adwaita/dark/weather-clear-symbolic.svg&quot;&gt;&lt;img alt=&quot;weather-clear-symbolic&quot; src=&quot;https://user-images.githubusercontent.com/25423296/163456779-a8556205-d0a5-45e2-ac17-42d089e3c3f8.png&quot;&gt;&lt;/picture&gt; &amp;nbsp; &amp;nbsp;weather-clear-symbolic&lt;br&gt;" calcext:value-type="string">
            <text:p>&lt;picture&gt;&lt;source media="(prefers-color-scheme: dark)" srcset="https://github.com/StorageB/icons/blob/main/GNOME46Adwaita/light/weather-clear-symbolic.svg"&gt;&lt;source media="(prefers-color-scheme: light)" srcset="https://github.com/StorageB/icons/blob/main/GNOME46Adwaita/dark/weather-clear-symbolic.svg"&gt;&lt;img alt="weather-clear-symbolic" src="https://user-images.githubusercontent.com/25423296/163456779-a8556205-d0a5-45e2-ac17-42d089e3c3f8.png"&gt;&lt;/picture&gt; &amp;nbsp; &amp;nbsp;weather-clear-symbolic&lt;br&gt;</text:p>
          </table:table-cell>
        </table:table-row>
        <table:table-row table:style-name="ro1">
          <table:table-cell office:value-type="string" calcext:value-type="string">
            <text:p>weather-few-clouds-night-symbolic.svg</text:p>
          </table:table-cell>
          <table:table-cell office:value-type="string" calcext:value-type="string">
            <text:p>weather-few-clouds-n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3] &amp; CHAR(34) &amp; &quot;&gt;&quot; &amp; &#10;&quot;&lt;img alt=&quot; &amp; CHAR(34) &amp; [.B6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3] &amp; &quot;&lt;br&gt;&quot;" office:value-type="string" office:string-value="&lt;picture&gt;&lt;source media=&quot;(prefers-color-scheme: dark)&quot; srcset=&quot;https://github.com/StorageB/icons/blob/main/GNOME46Adwaita/light/weather-few-clouds-night-symbolic.svg&quot;&gt;&lt;source media=&quot;(prefers-color-scheme: light)&quot; srcset=&quot;https://github.com/StorageB/icons/blob/main/GNOME46Adwaita/dark/weather-few-clouds-night-symbolic.svg&quot;&gt;&lt;img alt=&quot;weather-few-clouds-night-symbolic&quot; src=&quot;https://user-images.githubusercontent.com/25423296/163456779-a8556205-d0a5-45e2-ac17-42d089e3c3f8.png&quot;&gt;&lt;/picture&gt; &amp;nbsp; &amp;nbsp;weather-few-clouds-night-symbolic&lt;br&gt;" calcext:value-type="string">
            <text:p>&lt;picture&gt;&lt;source media="(prefers-color-scheme: dark)" srcset="https://github.com/StorageB/icons/blob/main/GNOME46Adwaita/light/weather-few-clouds-night-symbolic.svg"&gt;&lt;source media="(prefers-color-scheme: light)" srcset="https://github.com/StorageB/icons/blob/main/GNOME46Adwaita/dark/weather-few-clouds-night-symbolic.svg"&gt;&lt;img alt="weather-few-clouds-night-symbolic" src="https://user-images.githubusercontent.com/25423296/163456779-a8556205-d0a5-45e2-ac17-42d089e3c3f8.png"&gt;&lt;/picture&gt; &amp;nbsp; &amp;nbsp;weather-few-clouds-night-symbolic&lt;br&gt;</text:p>
          </table:table-cell>
        </table:table-row>
        <table:table-row table:style-name="ro1">
          <table:table-cell office:value-type="string" calcext:value-type="string">
            <text:p>weather-few-clouds-symbolic.svg</text:p>
          </table:table-cell>
          <table:table-cell office:value-type="string" calcext:value-type="string">
            <text:p>weather-few-cloud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4] &amp; CHAR(34) &amp; &quot;&gt;&quot; &amp; &#10;&quot;&lt;img alt=&quot; &amp; CHAR(34) &amp; [.B6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4] &amp; &quot;&lt;br&gt;&quot;" office:value-type="string" office:string-value="&lt;picture&gt;&lt;source media=&quot;(prefers-color-scheme: dark)&quot; srcset=&quot;https://github.com/StorageB/icons/blob/main/GNOME46Adwaita/light/weather-few-clouds-symbolic.svg&quot;&gt;&lt;source media=&quot;(prefers-color-scheme: light)&quot; srcset=&quot;https://github.com/StorageB/icons/blob/main/GNOME46Adwaita/dark/weather-few-clouds-symbolic.svg&quot;&gt;&lt;img alt=&quot;weather-few-clouds-symbolic&quot; src=&quot;https://user-images.githubusercontent.com/25423296/163456779-a8556205-d0a5-45e2-ac17-42d089e3c3f8.png&quot;&gt;&lt;/picture&gt; &amp;nbsp; &amp;nbsp;weather-few-clouds-symbolic&lt;br&gt;" calcext:value-type="string">
            <text:p>&lt;picture&gt;&lt;source media="(prefers-color-scheme: dark)" srcset="https://github.com/StorageB/icons/blob/main/GNOME46Adwaita/light/weather-few-clouds-symbolic.svg"&gt;&lt;source media="(prefers-color-scheme: light)" srcset="https://github.com/StorageB/icons/blob/main/GNOME46Adwaita/dark/weather-few-clouds-symbolic.svg"&gt;&lt;img alt="weather-few-clouds-symbolic" src="https://user-images.githubusercontent.com/25423296/163456779-a8556205-d0a5-45e2-ac17-42d089e3c3f8.png"&gt;&lt;/picture&gt; &amp;nbsp; &amp;nbsp;weather-few-clouds-symbolic&lt;br&gt;</text:p>
          </table:table-cell>
        </table:table-row>
        <table:table-row table:style-name="ro1">
          <table:table-cell office:value-type="string" calcext:value-type="string">
            <text:p>weather-fog-symbolic.svg</text:p>
          </table:table-cell>
          <table:table-cell office:value-type="string" calcext:value-type="string">
            <text:p>weather-fo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5] &amp; CHAR(34) &amp; &quot;&gt;&quot; &amp; &#10;&quot;&lt;img alt=&quot; &amp; CHAR(34) &amp; [.B6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5] &amp; &quot;&lt;br&gt;&quot;" office:value-type="string" office:string-value="&lt;picture&gt;&lt;source media=&quot;(prefers-color-scheme: dark)&quot; srcset=&quot;https://github.com/StorageB/icons/blob/main/GNOME46Adwaita/light/weather-fog-symbolic.svg&quot;&gt;&lt;source media=&quot;(prefers-color-scheme: light)&quot; srcset=&quot;https://github.com/StorageB/icons/blob/main/GNOME46Adwaita/dark/weather-fog-symbolic.svg&quot;&gt;&lt;img alt=&quot;weather-fog-symbolic&quot; src=&quot;https://user-images.githubusercontent.com/25423296/163456779-a8556205-d0a5-45e2-ac17-42d089e3c3f8.png&quot;&gt;&lt;/picture&gt; &amp;nbsp; &amp;nbsp;weather-fog-symbolic&lt;br&gt;" calcext:value-type="string">
            <text:p>&lt;picture&gt;&lt;source media="(prefers-color-scheme: dark)" srcset="https://github.com/StorageB/icons/blob/main/GNOME46Adwaita/light/weather-fog-symbolic.svg"&gt;&lt;source media="(prefers-color-scheme: light)" srcset="https://github.com/StorageB/icons/blob/main/GNOME46Adwaita/dark/weather-fog-symbolic.svg"&gt;&lt;img alt="weather-fog-symbolic" src="https://user-images.githubusercontent.com/25423296/163456779-a8556205-d0a5-45e2-ac17-42d089e3c3f8.png"&gt;&lt;/picture&gt; &amp;nbsp; &amp;nbsp;weather-fog-symbolic&lt;br&gt;</text:p>
          </table:table-cell>
        </table:table-row>
        <table:table-row table:style-name="ro1">
          <table:table-cell office:value-type="string" calcext:value-type="string">
            <text:p>weather-overcast-symbolic.svg</text:p>
          </table:table-cell>
          <table:table-cell office:value-type="string" calcext:value-type="string">
            <text:p>weather-overca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6] &amp; CHAR(34) &amp; &quot;&gt;&quot; &amp; &#10;&quot;&lt;img alt=&quot; &amp; CHAR(34) &amp; [.B6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6] &amp; &quot;&lt;br&gt;&quot;" office:value-type="string" office:string-value="&lt;picture&gt;&lt;source media=&quot;(prefers-color-scheme: dark)&quot; srcset=&quot;https://github.com/StorageB/icons/blob/main/GNOME46Adwaita/light/weather-overcast-symbolic.svg&quot;&gt;&lt;source media=&quot;(prefers-color-scheme: light)&quot; srcset=&quot;https://github.com/StorageB/icons/blob/main/GNOME46Adwaita/dark/weather-overcast-symbolic.svg&quot;&gt;&lt;img alt=&quot;weather-overcast-symbolic&quot; src=&quot;https://user-images.githubusercontent.com/25423296/163456779-a8556205-d0a5-45e2-ac17-42d089e3c3f8.png&quot;&gt;&lt;/picture&gt; &amp;nbsp; &amp;nbsp;weather-overcast-symbolic&lt;br&gt;" calcext:value-type="string">
            <text:p>&lt;picture&gt;&lt;source media="(prefers-color-scheme: dark)" srcset="https://github.com/StorageB/icons/blob/main/GNOME46Adwaita/light/weather-overcast-symbolic.svg"&gt;&lt;source media="(prefers-color-scheme: light)" srcset="https://github.com/StorageB/icons/blob/main/GNOME46Adwaita/dark/weather-overcast-symbolic.svg"&gt;&lt;img alt="weather-overcast-symbolic" src="https://user-images.githubusercontent.com/25423296/163456779-a8556205-d0a5-45e2-ac17-42d089e3c3f8.png"&gt;&lt;/picture&gt; &amp;nbsp; &amp;nbsp;weather-overcast-symbolic&lt;br&gt;</text:p>
          </table:table-cell>
        </table:table-row>
        <table:table-row table:style-name="ro1">
          <table:table-cell office:value-type="string" calcext:value-type="string">
            <text:p>weather-severe-alert-symbolic.svg</text:p>
          </table:table-cell>
          <table:table-cell office:value-type="string" calcext:value-type="string">
            <text:p>weather-severe-ale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7] &amp; CHAR(34) &amp; &quot;&gt;&quot; &amp; &#10;&quot;&lt;img alt=&quot; &amp; CHAR(34) &amp; [.B6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7] &amp; &quot;&lt;br&gt;&quot;" office:value-type="string" office:string-value="&lt;picture&gt;&lt;source media=&quot;(prefers-color-scheme: dark)&quot; srcset=&quot;https://github.com/StorageB/icons/blob/main/GNOME46Adwaita/light/weather-severe-alert-symbolic.svg&quot;&gt;&lt;source media=&quot;(prefers-color-scheme: light)&quot; srcset=&quot;https://github.com/StorageB/icons/blob/main/GNOME46Adwaita/dark/weather-severe-alert-symbolic.svg&quot;&gt;&lt;img alt=&quot;weather-severe-alert-symbolic&quot; src=&quot;https://user-images.githubusercontent.com/25423296/163456779-a8556205-d0a5-45e2-ac17-42d089e3c3f8.png&quot;&gt;&lt;/picture&gt; &amp;nbsp; &amp;nbsp;weather-severe-alert-symbolic&lt;br&gt;" calcext:value-type="string">
            <text:p>&lt;picture&gt;&lt;source media="(prefers-color-scheme: dark)" srcset="https://github.com/StorageB/icons/blob/main/GNOME46Adwaita/light/weather-severe-alert-symbolic.svg"&gt;&lt;source media="(prefers-color-scheme: light)" srcset="https://github.com/StorageB/icons/blob/main/GNOME46Adwaita/dark/weather-severe-alert-symbolic.svg"&gt;&lt;img alt="weather-severe-alert-symbolic" src="https://user-images.githubusercontent.com/25423296/163456779-a8556205-d0a5-45e2-ac17-42d089e3c3f8.png"&gt;&lt;/picture&gt; &amp;nbsp; &amp;nbsp;weather-severe-alert-symbolic&lt;br&gt;</text:p>
          </table:table-cell>
        </table:table-row>
        <table:table-row table:style-name="ro1">
          <table:table-cell office:value-type="string" calcext:value-type="string">
            <text:p>weather-showers-scattered-symbolic.svg</text:p>
          </table:table-cell>
          <table:table-cell office:value-type="string" calcext:value-type="string">
            <text:p>weather-showers-scatte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8] &amp; CHAR(34) &amp; &quot;&gt;&quot; &amp; &#10;&quot;&lt;img alt=&quot; &amp; CHAR(34) &amp; [.B6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8] &amp; &quot;&lt;br&gt;&quot;" office:value-type="string" office:string-value="&lt;picture&gt;&lt;source media=&quot;(prefers-color-scheme: dark)&quot; srcset=&quot;https://github.com/StorageB/icons/blob/main/GNOME46Adwaita/light/weather-showers-scattered-symbolic.svg&quot;&gt;&lt;source media=&quot;(prefers-color-scheme: light)&quot; srcset=&quot;https://github.com/StorageB/icons/blob/main/GNOME46Adwaita/dark/weather-showers-scattered-symbolic.svg&quot;&gt;&lt;img alt=&quot;weather-showers-scattered-symbolic&quot; src=&quot;https://user-images.githubusercontent.com/25423296/163456779-a8556205-d0a5-45e2-ac17-42d089e3c3f8.png&quot;&gt;&lt;/picture&gt; &amp;nbsp; &amp;nbsp;weather-showers-scattered-symbolic&lt;br&gt;" calcext:value-type="string">
            <text:p>&lt;picture&gt;&lt;source media="(prefers-color-scheme: dark)" srcset="https://github.com/StorageB/icons/blob/main/GNOME46Adwaita/light/weather-showers-scattered-symbolic.svg"&gt;&lt;source media="(prefers-color-scheme: light)" srcset="https://github.com/StorageB/icons/blob/main/GNOME46Adwaita/dark/weather-showers-scattered-symbolic.svg"&gt;&lt;img alt="weather-showers-scattered-symbolic" src="https://user-images.githubusercontent.com/25423296/163456779-a8556205-d0a5-45e2-ac17-42d089e3c3f8.png"&gt;&lt;/picture&gt; &amp;nbsp; &amp;nbsp;weather-showers-scattered-symbolic&lt;br&gt;</text:p>
          </table:table-cell>
        </table:table-row>
        <table:table-row table:style-name="ro1">
          <table:table-cell office:value-type="string" calcext:value-type="string">
            <text:p>weather-showers-symbolic.svg</text:p>
          </table:table-cell>
          <table:table-cell office:value-type="string" calcext:value-type="string">
            <text:p>weather-showe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3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39] &amp; CHAR(34) &amp; &quot;&gt;&quot; &amp; &#10;&quot;&lt;img alt=&quot; &amp; CHAR(34) &amp; [.B6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9] &amp; &quot;&lt;br&gt;&quot;" office:value-type="string" office:string-value="&lt;picture&gt;&lt;source media=&quot;(prefers-color-scheme: dark)&quot; srcset=&quot;https://github.com/StorageB/icons/blob/main/GNOME46Adwaita/light/weather-showers-symbolic.svg&quot;&gt;&lt;source media=&quot;(prefers-color-scheme: light)&quot; srcset=&quot;https://github.com/StorageB/icons/blob/main/GNOME46Adwaita/dark/weather-showers-symbolic.svg&quot;&gt;&lt;img alt=&quot;weather-showers-symbolic&quot; src=&quot;https://user-images.githubusercontent.com/25423296/163456779-a8556205-d0a5-45e2-ac17-42d089e3c3f8.png&quot;&gt;&lt;/picture&gt; &amp;nbsp; &amp;nbsp;weather-showers-symbolic&lt;br&gt;" calcext:value-type="string">
            <text:p>&lt;picture&gt;&lt;source media="(prefers-color-scheme: dark)" srcset="https://github.com/StorageB/icons/blob/main/GNOME46Adwaita/light/weather-showers-symbolic.svg"&gt;&lt;source media="(prefers-color-scheme: light)" srcset="https://github.com/StorageB/icons/blob/main/GNOME46Adwaita/dark/weather-showers-symbolic.svg"&gt;&lt;img alt="weather-showers-symbolic" src="https://user-images.githubusercontent.com/25423296/163456779-a8556205-d0a5-45e2-ac17-42d089e3c3f8.png"&gt;&lt;/picture&gt; &amp;nbsp; &amp;nbsp;weather-showers-symbolic&lt;br&gt;</text:p>
          </table:table-cell>
        </table:table-row>
        <table:table-row table:style-name="ro1">
          <table:table-cell office:value-type="string" calcext:value-type="string">
            <text:p>weather-snow-symbolic.svg</text:p>
          </table:table-cell>
          <table:table-cell office:value-type="string" calcext:value-type="string">
            <text:p>weather-sn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4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40] &amp; CHAR(34) &amp; &quot;&gt;&quot; &amp; &#10;&quot;&lt;img alt=&quot; &amp; CHAR(34) &amp; [.B6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0] &amp; &quot;&lt;br&gt;&quot;" office:value-type="string" office:string-value="&lt;picture&gt;&lt;source media=&quot;(prefers-color-scheme: dark)&quot; srcset=&quot;https://github.com/StorageB/icons/blob/main/GNOME46Adwaita/light/weather-snow-symbolic.svg&quot;&gt;&lt;source media=&quot;(prefers-color-scheme: light)&quot; srcset=&quot;https://github.com/StorageB/icons/blob/main/GNOME46Adwaita/dark/weather-snow-symbolic.svg&quot;&gt;&lt;img alt=&quot;weather-snow-symbolic&quot; src=&quot;https://user-images.githubusercontent.com/25423296/163456779-a8556205-d0a5-45e2-ac17-42d089e3c3f8.png&quot;&gt;&lt;/picture&gt; &amp;nbsp; &amp;nbsp;weather-snow-symbolic&lt;br&gt;" calcext:value-type="string">
            <text:p>&lt;picture&gt;&lt;source media="(prefers-color-scheme: dark)" srcset="https://github.com/StorageB/icons/blob/main/GNOME46Adwaita/light/weather-snow-symbolic.svg"&gt;&lt;source media="(prefers-color-scheme: light)" srcset="https://github.com/StorageB/icons/blob/main/GNOME46Adwaita/dark/weather-snow-symbolic.svg"&gt;&lt;img alt="weather-snow-symbolic" src="https://user-images.githubusercontent.com/25423296/163456779-a8556205-d0a5-45e2-ac17-42d089e3c3f8.png"&gt;&lt;/picture&gt; &amp;nbsp; &amp;nbsp;weather-snow-symbolic&lt;br&gt;</text:p>
          </table:table-cell>
        </table:table-row>
        <table:table-row table:style-name="ro1">
          <table:table-cell office:value-type="string" calcext:value-type="string">
            <text:p>weather-storm-symbolic.svg</text:p>
          </table:table-cell>
          <table:table-cell office:value-type="string" calcext:value-type="string">
            <text:p>weather-stor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4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41] &amp; CHAR(34) &amp; &quot;&gt;&quot; &amp; &#10;&quot;&lt;img alt=&quot; &amp; CHAR(34) &amp; [.B6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1] &amp; &quot;&lt;br&gt;&quot;" office:value-type="string" office:string-value="&lt;picture&gt;&lt;source media=&quot;(prefers-color-scheme: dark)&quot; srcset=&quot;https://github.com/StorageB/icons/blob/main/GNOME46Adwaita/light/weather-storm-symbolic.svg&quot;&gt;&lt;source media=&quot;(prefers-color-scheme: light)&quot; srcset=&quot;https://github.com/StorageB/icons/blob/main/GNOME46Adwaita/dark/weather-storm-symbolic.svg&quot;&gt;&lt;img alt=&quot;weather-storm-symbolic&quot; src=&quot;https://user-images.githubusercontent.com/25423296/163456779-a8556205-d0a5-45e2-ac17-42d089e3c3f8.png&quot;&gt;&lt;/picture&gt; &amp;nbsp; &amp;nbsp;weather-storm-symbolic&lt;br&gt;" calcext:value-type="string">
            <text:p>&lt;picture&gt;&lt;source media="(prefers-color-scheme: dark)" srcset="https://github.com/StorageB/icons/blob/main/GNOME46Adwaita/light/weather-storm-symbolic.svg"&gt;&lt;source media="(prefers-color-scheme: light)" srcset="https://github.com/StorageB/icons/blob/main/GNOME46Adwaita/dark/weather-storm-symbolic.svg"&gt;&lt;img alt="weather-storm-symbolic" src="https://user-images.githubusercontent.com/25423296/163456779-a8556205-d0a5-45e2-ac17-42d089e3c3f8.png"&gt;&lt;/picture&gt; &amp;nbsp; &amp;nbsp;weather-storm-symbolic&lt;br&gt;</text:p>
          </table:table-cell>
        </table:table-row>
        <table:table-row table:style-name="ro1">
          <table:table-cell office:value-type="string" calcext:value-type="string">
            <text:p>weather-tornado-symbolic.svg</text:p>
          </table:table-cell>
          <table:table-cell office:value-type="string" calcext:value-type="string">
            <text:p>weather-tornad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4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42] &amp; CHAR(34) &amp; &quot;&gt;&quot; &amp; &#10;&quot;&lt;img alt=&quot; &amp; CHAR(34) &amp; [.B6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2] &amp; &quot;&lt;br&gt;&quot;" office:value-type="string" office:string-value="&lt;picture&gt;&lt;source media=&quot;(prefers-color-scheme: dark)&quot; srcset=&quot;https://github.com/StorageB/icons/blob/main/GNOME46Adwaita/light/weather-tornado-symbolic.svg&quot;&gt;&lt;source media=&quot;(prefers-color-scheme: light)&quot; srcset=&quot;https://github.com/StorageB/icons/blob/main/GNOME46Adwaita/dark/weather-tornado-symbolic.svg&quot;&gt;&lt;img alt=&quot;weather-tornado-symbolic&quot; src=&quot;https://user-images.githubusercontent.com/25423296/163456779-a8556205-d0a5-45e2-ac17-42d089e3c3f8.png&quot;&gt;&lt;/picture&gt; &amp;nbsp; &amp;nbsp;weather-tornado-symbolic&lt;br&gt;" calcext:value-type="string">
            <text:p>&lt;picture&gt;&lt;source media="(prefers-color-scheme: dark)" srcset="https://github.com/StorageB/icons/blob/main/GNOME46Adwaita/light/weather-tornado-symbolic.svg"&gt;&lt;source media="(prefers-color-scheme: light)" srcset="https://github.com/StorageB/icons/blob/main/GNOME46Adwaita/dark/weather-tornado-symbolic.svg"&gt;&lt;img alt="weather-tornado-symbolic" src="https://user-images.githubusercontent.com/25423296/163456779-a8556205-d0a5-45e2-ac17-42d089e3c3f8.png"&gt;&lt;/picture&gt; &amp;nbsp; &amp;nbsp;weather-tornado-symbolic&lt;br&gt;</text:p>
          </table:table-cell>
        </table:table-row>
        <table:table-row table:style-name="ro1">
          <table:table-cell office:value-type="string" calcext:value-type="string">
            <text:p>weather-windy-symbolic.svg</text:p>
          </table:table-cell>
          <table:table-cell office:value-type="string" calcext:value-type="string">
            <text:p>weather-wind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4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43] &amp; CHAR(34) &amp; &quot;&gt;&quot; &amp; &#10;&quot;&lt;img alt=&quot; &amp; CHAR(34) &amp; [.B6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3] &amp; &quot;&lt;br&gt;&quot;" office:value-type="string" office:string-value="&lt;picture&gt;&lt;source media=&quot;(prefers-color-scheme: dark)&quot; srcset=&quot;https://github.com/StorageB/icons/blob/main/GNOME46Adwaita/light/weather-windy-symbolic.svg&quot;&gt;&lt;source media=&quot;(prefers-color-scheme: light)&quot; srcset=&quot;https://github.com/StorageB/icons/blob/main/GNOME46Adwaita/dark/weather-windy-symbolic.svg&quot;&gt;&lt;img alt=&quot;weather-windy-symbolic&quot; src=&quot;https://user-images.githubusercontent.com/25423296/163456779-a8556205-d0a5-45e2-ac17-42d089e3c3f8.png&quot;&gt;&lt;/picture&gt; &amp;nbsp; &amp;nbsp;weather-windy-symbolic&lt;br&gt;" calcext:value-type="string">
            <text:p>&lt;picture&gt;&lt;source media="(prefers-color-scheme: dark)" srcset="https://github.com/StorageB/icons/blob/main/GNOME46Adwaita/light/weather-windy-symbolic.svg"&gt;&lt;source media="(prefers-color-scheme: light)" srcset="https://github.com/StorageB/icons/blob/main/GNOME46Adwaita/dark/weather-windy-symbolic.svg"&gt;&lt;img alt="weather-windy-symbolic" src="https://user-images.githubusercontent.com/25423296/163456779-a8556205-d0a5-45e2-ac17-42d089e3c3f8.png"&gt;&lt;/picture&gt; &amp;nbsp; &amp;nbsp;weather-windy-symbolic&lt;br&gt;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./ui:</text:p>
          </table:table-cell>
          <table:table-cell table:formula="of:=&quot;## &quot; &amp; MID([.B645];3;FIND(&quot;:&quot;;[.B645];1)-3) &amp; &quot; &lt;br&gt;&quot;" office:value-type="string" office:string-value="## ui &lt;br&gt;" calcext:value-type="string">
            <text:p>## ui &lt;br&gt;</text:p>
          </table:table-cell>
        </table:table-row>
        <table:table-row table:style-name="ro1">
          <table:table-cell office:value-type="string" calcext:value-type="string">
            <text:p>checkbox-checked-symbolic.svg</text:p>
          </table:table-cell>
          <table:table-cell office:value-type="string" calcext:value-type="string">
            <text:p>checkbox-che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4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46] &amp; CHAR(34) &amp; &quot;&gt;&quot; &amp; &#10;&quot;&lt;img alt=&quot; &amp; CHAR(34) &amp; [.B6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6] &amp; &quot;&lt;br&gt;&quot;" office:value-type="string" office:string-value="&lt;picture&gt;&lt;source media=&quot;(prefers-color-scheme: dark)&quot; srcset=&quot;https://github.com/StorageB/icons/blob/main/GNOME46Adwaita/light/checkbox-checked-symbolic.svg&quot;&gt;&lt;source media=&quot;(prefers-color-scheme: light)&quot; srcset=&quot;https://github.com/StorageB/icons/blob/main/GNOME46Adwaita/dark/checkbox-checked-symbolic.svg&quot;&gt;&lt;img alt=&quot;checkbox-checked-symbolic&quot; src=&quot;https://user-images.githubusercontent.com/25423296/163456779-a8556205-d0a5-45e2-ac17-42d089e3c3f8.png&quot;&gt;&lt;/picture&gt; &amp;nbsp; &amp;nbsp;checkbox-checked-symbolic&lt;br&gt;" calcext:value-type="string">
            <text:p>&lt;picture&gt;&lt;source media="(prefers-color-scheme: dark)" srcset="https://github.com/StorageB/icons/blob/main/GNOME46Adwaita/light/checkbox-checked-symbolic.svg"&gt;&lt;source media="(prefers-color-scheme: light)" srcset="https://github.com/StorageB/icons/blob/main/GNOME46Adwaita/dark/checkbox-checked-symbolic.svg"&gt;&lt;img alt="checkbox-checked-symbolic" src="https://user-images.githubusercontent.com/25423296/163456779-a8556205-d0a5-45e2-ac17-42d089e3c3f8.png"&gt;&lt;/picture&gt; &amp;nbsp; &amp;nbsp;checkbox-checked-symbolic&lt;br&gt;</text:p>
          </table:table-cell>
        </table:table-row>
        <table:table-row table:style-name="ro1">
          <table:table-cell office:value-type="string" calcext:value-type="string">
            <text:p>checkbox-mixed-symbolic.svg</text:p>
          </table:table-cell>
          <table:table-cell office:value-type="string" calcext:value-type="string">
            <text:p>checkbox-mix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4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47] &amp; CHAR(34) &amp; &quot;&gt;&quot; &amp; &#10;&quot;&lt;img alt=&quot; &amp; CHAR(34) &amp; [.B6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7] &amp; &quot;&lt;br&gt;&quot;" office:value-type="string" office:string-value="&lt;picture&gt;&lt;source media=&quot;(prefers-color-scheme: dark)&quot; srcset=&quot;https://github.com/StorageB/icons/blob/main/GNOME46Adwaita/light/checkbox-mixed-symbolic.svg&quot;&gt;&lt;source media=&quot;(prefers-color-scheme: light)&quot; srcset=&quot;https://github.com/StorageB/icons/blob/main/GNOME46Adwaita/dark/checkbox-mixed-symbolic.svg&quot;&gt;&lt;img alt=&quot;checkbox-mixed-symbolic&quot; src=&quot;https://user-images.githubusercontent.com/25423296/163456779-a8556205-d0a5-45e2-ac17-42d089e3c3f8.png&quot;&gt;&lt;/picture&gt; &amp;nbsp; &amp;nbsp;checkbox-mixed-symbolic&lt;br&gt;" calcext:value-type="string">
            <text:p>&lt;picture&gt;&lt;source media="(prefers-color-scheme: dark)" srcset="https://github.com/StorageB/icons/blob/main/GNOME46Adwaita/light/checkbox-mixed-symbolic.svg"&gt;&lt;source media="(prefers-color-scheme: light)" srcset="https://github.com/StorageB/icons/blob/main/GNOME46Adwaita/dark/checkbox-mixed-symbolic.svg"&gt;&lt;img alt="checkbox-mixed-symbolic" src="https://user-images.githubusercontent.com/25423296/163456779-a8556205-d0a5-45e2-ac17-42d089e3c3f8.png"&gt;&lt;/picture&gt; &amp;nbsp; &amp;nbsp;checkbox-mixed-symbolic&lt;br&gt;</text:p>
          </table:table-cell>
        </table:table-row>
        <table:table-row table:style-name="ro1">
          <table:table-cell office:value-type="string" calcext:value-type="string">
            <text:p>checkbox-symbolic.svg</text:p>
          </table:table-cell>
          <table:table-cell office:value-type="string" calcext:value-type="string">
            <text:p>checkbox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4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48] &amp; CHAR(34) &amp; &quot;&gt;&quot; &amp; &#10;&quot;&lt;img alt=&quot; &amp; CHAR(34) &amp; [.B6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8] &amp; &quot;&lt;br&gt;&quot;" office:value-type="string" office:string-value="&lt;picture&gt;&lt;source media=&quot;(prefers-color-scheme: dark)&quot; srcset=&quot;https://github.com/StorageB/icons/blob/main/GNOME46Adwaita/light/checkbox-symbolic.svg&quot;&gt;&lt;source media=&quot;(prefers-color-scheme: light)&quot; srcset=&quot;https://github.com/StorageB/icons/blob/main/GNOME46Adwaita/dark/checkbox-symbolic.svg&quot;&gt;&lt;img alt=&quot;checkbox-symbolic&quot; src=&quot;https://user-images.githubusercontent.com/25423296/163456779-a8556205-d0a5-45e2-ac17-42d089e3c3f8.png&quot;&gt;&lt;/picture&gt; &amp;nbsp; &amp;nbsp;checkbox-symbolic&lt;br&gt;" calcext:value-type="string">
            <text:p>&lt;picture&gt;&lt;source media="(prefers-color-scheme: dark)" srcset="https://github.com/StorageB/icons/blob/main/GNOME46Adwaita/light/checkbox-symbolic.svg"&gt;&lt;source media="(prefers-color-scheme: light)" srcset="https://github.com/StorageB/icons/blob/main/GNOME46Adwaita/dark/checkbox-symbolic.svg"&gt;&lt;img alt="checkbox-symbolic" src="https://user-images.githubusercontent.com/25423296/163456779-a8556205-d0a5-45e2-ac17-42d089e3c3f8.png"&gt;&lt;/picture&gt; &amp;nbsp; &amp;nbsp;checkbox-symbolic&lt;br&gt;</text:p>
          </table:table-cell>
        </table:table-row>
        <table:table-row table:style-name="ro1">
          <table:table-cell office:value-type="string" calcext:value-type="string">
            <text:p>focus-legacy-systray-symbolic.svg</text:p>
          </table:table-cell>
          <table:table-cell office:value-type="string" calcext:value-type="string">
            <text:p>focus-legacy-systr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4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49] &amp; CHAR(34) &amp; &quot;&gt;&quot; &amp; &#10;&quot;&lt;img alt=&quot; &amp; CHAR(34) &amp; [.B6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9] &amp; &quot;&lt;br&gt;&quot;" office:value-type="string" office:string-value="&lt;picture&gt;&lt;source media=&quot;(prefers-color-scheme: dark)&quot; srcset=&quot;https://github.com/StorageB/icons/blob/main/GNOME46Adwaita/light/focus-legacy-systray-symbolic.svg&quot;&gt;&lt;source media=&quot;(prefers-color-scheme: light)&quot; srcset=&quot;https://github.com/StorageB/icons/blob/main/GNOME46Adwaita/dark/focus-legacy-systray-symbolic.svg&quot;&gt;&lt;img alt=&quot;focus-legacy-systray-symbolic&quot; src=&quot;https://user-images.githubusercontent.com/25423296/163456779-a8556205-d0a5-45e2-ac17-42d089e3c3f8.png&quot;&gt;&lt;/picture&gt; &amp;nbsp; &amp;nbsp;focus-legacy-systray-symbolic&lt;br&gt;" calcext:value-type="string">
            <text:p>&lt;picture&gt;&lt;source media="(prefers-color-scheme: dark)" srcset="https://github.com/StorageB/icons/blob/main/GNOME46Adwaita/light/focus-legacy-systray-symbolic.svg"&gt;&lt;source media="(prefers-color-scheme: light)" srcset="https://github.com/StorageB/icons/blob/main/GNOME46Adwaita/dark/focus-legacy-systray-symbolic.svg"&gt;&lt;img alt="focus-legacy-systray-symbolic" src="https://user-images.githubusercontent.com/25423296/163456779-a8556205-d0a5-45e2-ac17-42d089e3c3f8.png"&gt;&lt;/picture&gt; &amp;nbsp; &amp;nbsp;focus-legacy-systray-symbolic&lt;br&gt;</text:p>
          </table:table-cell>
        </table:table-row>
        <table:table-row table:style-name="ro1">
          <table:table-cell office:value-type="string" calcext:value-type="string">
            <text:p>focus-top-bar-symbolic.svg</text:p>
          </table:table-cell>
          <table:table-cell office:value-type="string" calcext:value-type="string">
            <text:p>focus-top-b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0] &amp; CHAR(34) &amp; &quot;&gt;&quot; &amp; &#10;&quot;&lt;img alt=&quot; &amp; CHAR(34) &amp; [.B6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0] &amp; &quot;&lt;br&gt;&quot;" office:value-type="string" office:string-value="&lt;picture&gt;&lt;source media=&quot;(prefers-color-scheme: dark)&quot; srcset=&quot;https://github.com/StorageB/icons/blob/main/GNOME46Adwaita/light/focus-top-bar-symbolic.svg&quot;&gt;&lt;source media=&quot;(prefers-color-scheme: light)&quot; srcset=&quot;https://github.com/StorageB/icons/blob/main/GNOME46Adwaita/dark/focus-top-bar-symbolic.svg&quot;&gt;&lt;img alt=&quot;focus-top-bar-symbolic&quot; src=&quot;https://user-images.githubusercontent.com/25423296/163456779-a8556205-d0a5-45e2-ac17-42d089e3c3f8.png&quot;&gt;&lt;/picture&gt; &amp;nbsp; &amp;nbsp;focus-top-bar-symbolic&lt;br&gt;" calcext:value-type="string">
            <text:p>&lt;picture&gt;&lt;source media="(prefers-color-scheme: dark)" srcset="https://github.com/StorageB/icons/blob/main/GNOME46Adwaita/light/focus-top-bar-symbolic.svg"&gt;&lt;source media="(prefers-color-scheme: light)" srcset="https://github.com/StorageB/icons/blob/main/GNOME46Adwaita/dark/focus-top-bar-symbolic.svg"&gt;&lt;img alt="focus-top-bar-symbolic" src="https://user-images.githubusercontent.com/25423296/163456779-a8556205-d0a5-45e2-ac17-42d089e3c3f8.png"&gt;&lt;/picture&gt; &amp;nbsp; &amp;nbsp;focus-top-bar-symbolic&lt;br&gt;</text:p>
          </table:table-cell>
        </table:table-row>
        <table:table-row table:style-name="ro1">
          <table:table-cell office:value-type="string" calcext:value-type="string">
            <text:p>focus-windows-symbolic.svg</text:p>
          </table:table-cell>
          <table:table-cell office:value-type="string" calcext:value-type="string">
            <text:p>focus-window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1] &amp; CHAR(34) &amp; &quot;&gt;&quot; &amp; &#10;&quot;&lt;img alt=&quot; &amp; CHAR(34) &amp; [.B6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1] &amp; &quot;&lt;br&gt;&quot;" office:value-type="string" office:string-value="&lt;picture&gt;&lt;source media=&quot;(prefers-color-scheme: dark)&quot; srcset=&quot;https://github.com/StorageB/icons/blob/main/GNOME46Adwaita/light/focus-windows-symbolic.svg&quot;&gt;&lt;source media=&quot;(prefers-color-scheme: light)&quot; srcset=&quot;https://github.com/StorageB/icons/blob/main/GNOME46Adwaita/dark/focus-windows-symbolic.svg&quot;&gt;&lt;img alt=&quot;focus-windows-symbolic&quot; src=&quot;https://user-images.githubusercontent.com/25423296/163456779-a8556205-d0a5-45e2-ac17-42d089e3c3f8.png&quot;&gt;&lt;/picture&gt; &amp;nbsp; &amp;nbsp;focus-windows-symbolic&lt;br&gt;" calcext:value-type="string">
            <text:p>&lt;picture&gt;&lt;source media="(prefers-color-scheme: dark)" srcset="https://github.com/StorageB/icons/blob/main/GNOME46Adwaita/light/focus-windows-symbolic.svg"&gt;&lt;source media="(prefers-color-scheme: light)" srcset="https://github.com/StorageB/icons/blob/main/GNOME46Adwaita/dark/focus-windows-symbolic.svg"&gt;&lt;img alt="focus-windows-symbolic" src="https://user-images.githubusercontent.com/25423296/163456779-a8556205-d0a5-45e2-ac17-42d089e3c3f8.png"&gt;&lt;/picture&gt; &amp;nbsp; &amp;nbsp;focus-windows-symbolic&lt;br&gt;</text:p>
          </table:table-cell>
        </table:table-row>
        <table:table-row table:style-name="ro1">
          <table:table-cell office:value-type="string" calcext:value-type="string">
            <text:p>list-drag-handle-symbolic.svg</text:p>
          </table:table-cell>
          <table:table-cell office:value-type="string" calcext:value-type="string">
            <text:p>list-drag-hand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2] &amp; CHAR(34) &amp; &quot;&gt;&quot; &amp; &#10;&quot;&lt;img alt=&quot; &amp; CHAR(34) &amp; [.B6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2] &amp; &quot;&lt;br&gt;&quot;" office:value-type="string" office:string-value="&lt;picture&gt;&lt;source media=&quot;(prefers-color-scheme: dark)&quot; srcset=&quot;https://github.com/StorageB/icons/blob/main/GNOME46Adwaita/light/list-drag-handle-symbolic.svg&quot;&gt;&lt;source media=&quot;(prefers-color-scheme: light)&quot; srcset=&quot;https://github.com/StorageB/icons/blob/main/GNOME46Adwaita/dark/list-drag-handle-symbolic.svg&quot;&gt;&lt;img alt=&quot;list-drag-handle-symbolic&quot; src=&quot;https://user-images.githubusercontent.com/25423296/163456779-a8556205-d0a5-45e2-ac17-42d089e3c3f8.png&quot;&gt;&lt;/picture&gt; &amp;nbsp; &amp;nbsp;list-drag-handle-symbolic&lt;br&gt;" calcext:value-type="string">
            <text:p>&lt;picture&gt;&lt;source media="(prefers-color-scheme: dark)" srcset="https://github.com/StorageB/icons/blob/main/GNOME46Adwaita/light/list-drag-handle-symbolic.svg"&gt;&lt;source media="(prefers-color-scheme: light)" srcset="https://github.com/StorageB/icons/blob/main/GNOME46Adwaita/dark/list-drag-handle-symbolic.svg"&gt;&lt;img alt="list-drag-handle-symbolic" src="https://user-images.githubusercontent.com/25423296/163456779-a8556205-d0a5-45e2-ac17-42d089e3c3f8.png"&gt;&lt;/picture&gt; &amp;nbsp; &amp;nbsp;list-drag-handle-symbolic&lt;br&gt;</text:p>
          </table:table-cell>
        </table:table-row>
        <table:table-row table:style-name="ro1">
          <table:table-cell office:value-type="string" calcext:value-type="string">
            <text:p>pan-down-symbolic.svg</text:p>
          </table:table-cell>
          <table:table-cell office:value-type="string" calcext:value-type="string">
            <text:p>pan-do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3] &amp; CHAR(34) &amp; &quot;&gt;&quot; &amp; &#10;&quot;&lt;img alt=&quot; &amp; CHAR(34) &amp; [.B6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3] &amp; &quot;&lt;br&gt;&quot;" office:value-type="string" office:string-value="&lt;picture&gt;&lt;source media=&quot;(prefers-color-scheme: dark)&quot; srcset=&quot;https://github.com/StorageB/icons/blob/main/GNOME46Adwaita/light/pan-down-symbolic.svg&quot;&gt;&lt;source media=&quot;(prefers-color-scheme: light)&quot; srcset=&quot;https://github.com/StorageB/icons/blob/main/GNOME46Adwaita/dark/pan-down-symbolic.svg&quot;&gt;&lt;img alt=&quot;pan-down-symbolic&quot; src=&quot;https://user-images.githubusercontent.com/25423296/163456779-a8556205-d0a5-45e2-ac17-42d089e3c3f8.png&quot;&gt;&lt;/picture&gt; &amp;nbsp; &amp;nbsp;pan-down-symbolic&lt;br&gt;" calcext:value-type="string">
            <text:p>&lt;picture&gt;&lt;source media="(prefers-color-scheme: dark)" srcset="https://github.com/StorageB/icons/blob/main/GNOME46Adwaita/light/pan-down-symbolic.svg"&gt;&lt;source media="(prefers-color-scheme: light)" srcset="https://github.com/StorageB/icons/blob/main/GNOME46Adwaita/dark/pan-down-symbolic.svg"&gt;&lt;img alt="pan-down-symbolic" src="https://user-images.githubusercontent.com/25423296/163456779-a8556205-d0a5-45e2-ac17-42d089e3c3f8.png"&gt;&lt;/picture&gt; &amp;nbsp; &amp;nbsp;pan-down-symbolic&lt;br&gt;</text:p>
          </table:table-cell>
        </table:table-row>
        <table:table-row table:style-name="ro1">
          <table:table-cell office:value-type="string" calcext:value-type="string">
            <text:p>pan-end-symbolic-rtl.svg</text:p>
          </table:table-cell>
          <table:table-cell office:value-type="string" calcext:value-type="string">
            <text:p>pan-en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4] &amp; CHAR(34) &amp; &quot;&gt;&quot; &amp; &#10;&quot;&lt;img alt=&quot; &amp; CHAR(34) &amp; [.B6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4] &amp; &quot;&lt;br&gt;&quot;" office:value-type="string" office:string-value="&lt;picture&gt;&lt;source media=&quot;(prefers-color-scheme: dark)&quot; srcset=&quot;https://github.com/StorageB/icons/blob/main/GNOME46Adwaita/light/pan-end-symbolic-rtl.svg&quot;&gt;&lt;source media=&quot;(prefers-color-scheme: light)&quot; srcset=&quot;https://github.com/StorageB/icons/blob/main/GNOME46Adwaita/dark/pan-end-symbolic-rtl.svg&quot;&gt;&lt;img alt=&quot;pan-end-symbolic-rtl&quot; src=&quot;https://user-images.githubusercontent.com/25423296/163456779-a8556205-d0a5-45e2-ac17-42d089e3c3f8.png&quot;&gt;&lt;/picture&gt; &amp;nbsp; &amp;nbsp;pan-end-symbolic-rtl&lt;br&gt;" calcext:value-type="string">
            <text:p>&lt;picture&gt;&lt;source media="(prefers-color-scheme: dark)" srcset="https://github.com/StorageB/icons/blob/main/GNOME46Adwaita/light/pan-end-symbolic-rtl.svg"&gt;&lt;source media="(prefers-color-scheme: light)" srcset="https://github.com/StorageB/icons/blob/main/GNOME46Adwaita/dark/pan-end-symbolic-rtl.svg"&gt;&lt;img alt="pan-end-symbolic-rtl" src="https://user-images.githubusercontent.com/25423296/163456779-a8556205-d0a5-45e2-ac17-42d089e3c3f8.png"&gt;&lt;/picture&gt; &amp;nbsp; &amp;nbsp;pan-end-symbolic-rtl&lt;br&gt;</text:p>
          </table:table-cell>
        </table:table-row>
        <table:table-row table:style-name="ro1">
          <table:table-cell office:value-type="string" calcext:value-type="string">
            <text:p>pan-end-symbolic.svg</text:p>
          </table:table-cell>
          <table:table-cell office:value-type="string" calcext:value-type="string">
            <text:p>pan-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5] &amp; CHAR(34) &amp; &quot;&gt;&quot; &amp; &#10;&quot;&lt;img alt=&quot; &amp; CHAR(34) &amp; [.B6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5] &amp; &quot;&lt;br&gt;&quot;" office:value-type="string" office:string-value="&lt;picture&gt;&lt;source media=&quot;(prefers-color-scheme: dark)&quot; srcset=&quot;https://github.com/StorageB/icons/blob/main/GNOME46Adwaita/light/pan-end-symbolic.svg&quot;&gt;&lt;source media=&quot;(prefers-color-scheme: light)&quot; srcset=&quot;https://github.com/StorageB/icons/blob/main/GNOME46Adwaita/dark/pan-end-symbolic.svg&quot;&gt;&lt;img alt=&quot;pan-end-symbolic&quot; src=&quot;https://user-images.githubusercontent.com/25423296/163456779-a8556205-d0a5-45e2-ac17-42d089e3c3f8.png&quot;&gt;&lt;/picture&gt; &amp;nbsp; &amp;nbsp;pan-end-symbolic&lt;br&gt;" calcext:value-type="string">
            <text:p>&lt;picture&gt;&lt;source media="(prefers-color-scheme: dark)" srcset="https://github.com/StorageB/icons/blob/main/GNOME46Adwaita/light/pan-end-symbolic.svg"&gt;&lt;source media="(prefers-color-scheme: light)" srcset="https://github.com/StorageB/icons/blob/main/GNOME46Adwaita/dark/pan-end-symbolic.svg"&gt;&lt;img alt="pan-end-symbolic" src="https://user-images.githubusercontent.com/25423296/163456779-a8556205-d0a5-45e2-ac17-42d089e3c3f8.png"&gt;&lt;/picture&gt; &amp;nbsp; &amp;nbsp;pan-end-symbolic&lt;br&gt;</text:p>
          </table:table-cell>
        </table:table-row>
        <table:table-row table:style-name="ro1">
          <table:table-cell office:value-type="string" calcext:value-type="string">
            <text:p>pan-start-symbolic-rtl.svg</text:p>
          </table:table-cell>
          <table:table-cell office:value-type="string" calcext:value-type="string">
            <text:p>pan-star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6] &amp; CHAR(34) &amp; &quot;&gt;&quot; &amp; &#10;&quot;&lt;img alt=&quot; &amp; CHAR(34) &amp; [.B6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6] &amp; &quot;&lt;br&gt;&quot;" office:value-type="string" office:string-value="&lt;picture&gt;&lt;source media=&quot;(prefers-color-scheme: dark)&quot; srcset=&quot;https://github.com/StorageB/icons/blob/main/GNOME46Adwaita/light/pan-start-symbolic-rtl.svg&quot;&gt;&lt;source media=&quot;(prefers-color-scheme: light)&quot; srcset=&quot;https://github.com/StorageB/icons/blob/main/GNOME46Adwaita/dark/pan-start-symbolic-rtl.svg&quot;&gt;&lt;img alt=&quot;pan-start-symbolic-rtl&quot; src=&quot;https://user-images.githubusercontent.com/25423296/163456779-a8556205-d0a5-45e2-ac17-42d089e3c3f8.png&quot;&gt;&lt;/picture&gt; &amp;nbsp; &amp;nbsp;pan-start-symbolic-rtl&lt;br&gt;" calcext:value-type="string">
            <text:p>&lt;picture&gt;&lt;source media="(prefers-color-scheme: dark)" srcset="https://github.com/StorageB/icons/blob/main/GNOME46Adwaita/light/pan-start-symbolic-rtl.svg"&gt;&lt;source media="(prefers-color-scheme: light)" srcset="https://github.com/StorageB/icons/blob/main/GNOME46Adwaita/dark/pan-start-symbolic-rtl.svg"&gt;&lt;img alt="pan-start-symbolic-rtl" src="https://user-images.githubusercontent.com/25423296/163456779-a8556205-d0a5-45e2-ac17-42d089e3c3f8.png"&gt;&lt;/picture&gt; &amp;nbsp; &amp;nbsp;pan-start-symbolic-rtl&lt;br&gt;</text:p>
          </table:table-cell>
        </table:table-row>
        <table:table-row table:style-name="ro1">
          <table:table-cell office:value-type="string" calcext:value-type="string">
            <text:p>pan-start-symbolic.svg</text:p>
          </table:table-cell>
          <table:table-cell office:value-type="string" calcext:value-type="string">
            <text:p>pan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7] &amp; CHAR(34) &amp; &quot;&gt;&quot; &amp; &#10;&quot;&lt;img alt=&quot; &amp; CHAR(34) &amp; [.B6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7] &amp; &quot;&lt;br&gt;&quot;" office:value-type="string" office:string-value="&lt;picture&gt;&lt;source media=&quot;(prefers-color-scheme: dark)&quot; srcset=&quot;https://github.com/StorageB/icons/blob/main/GNOME46Adwaita/light/pan-start-symbolic.svg&quot;&gt;&lt;source media=&quot;(prefers-color-scheme: light)&quot; srcset=&quot;https://github.com/StorageB/icons/blob/main/GNOME46Adwaita/dark/pan-start-symbolic.svg&quot;&gt;&lt;img alt=&quot;pan-start-symbolic&quot; src=&quot;https://user-images.githubusercontent.com/25423296/163456779-a8556205-d0a5-45e2-ac17-42d089e3c3f8.png&quot;&gt;&lt;/picture&gt; &amp;nbsp; &amp;nbsp;pan-start-symbolic&lt;br&gt;" calcext:value-type="string">
            <text:p>&lt;picture&gt;&lt;source media="(prefers-color-scheme: dark)" srcset="https://github.com/StorageB/icons/blob/main/GNOME46Adwaita/light/pan-start-symbolic.svg"&gt;&lt;source media="(prefers-color-scheme: light)" srcset="https://github.com/StorageB/icons/blob/main/GNOME46Adwaita/dark/pan-start-symbolic.svg"&gt;&lt;img alt="pan-start-symbolic" src="https://user-images.githubusercontent.com/25423296/163456779-a8556205-d0a5-45e2-ac17-42d089e3c3f8.png"&gt;&lt;/picture&gt; &amp;nbsp; &amp;nbsp;pan-start-symbolic&lt;br&gt;</text:p>
          </table:table-cell>
        </table:table-row>
        <table:table-row table:style-name="ro1">
          <table:table-cell office:value-type="string" calcext:value-type="string">
            <text:p>pan-up-symbolic.svg</text:p>
          </table:table-cell>
          <table:table-cell office:value-type="string" calcext:value-type="string">
            <text:p>pan-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8] &amp; CHAR(34) &amp; &quot;&gt;&quot; &amp; &#10;&quot;&lt;img alt=&quot; &amp; CHAR(34) &amp; [.B6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8] &amp; &quot;&lt;br&gt;&quot;" office:value-type="string" office:string-value="&lt;picture&gt;&lt;source media=&quot;(prefers-color-scheme: dark)&quot; srcset=&quot;https://github.com/StorageB/icons/blob/main/GNOME46Adwaita/light/pan-up-symbolic.svg&quot;&gt;&lt;source media=&quot;(prefers-color-scheme: light)&quot; srcset=&quot;https://github.com/StorageB/icons/blob/main/GNOME46Adwaita/dark/pan-up-symbolic.svg&quot;&gt;&lt;img alt=&quot;pan-up-symbolic&quot; src=&quot;https://user-images.githubusercontent.com/25423296/163456779-a8556205-d0a5-45e2-ac17-42d089e3c3f8.png&quot;&gt;&lt;/picture&gt; &amp;nbsp; &amp;nbsp;pan-up-symbolic&lt;br&gt;" calcext:value-type="string">
            <text:p>&lt;picture&gt;&lt;source media="(prefers-color-scheme: dark)" srcset="https://github.com/StorageB/icons/blob/main/GNOME46Adwaita/light/pan-up-symbolic.svg"&gt;&lt;source media="(prefers-color-scheme: light)" srcset="https://github.com/StorageB/icons/blob/main/GNOME46Adwaita/dark/pan-up-symbolic.svg"&gt;&lt;img alt="pan-up-symbolic" src="https://user-images.githubusercontent.com/25423296/163456779-a8556205-d0a5-45e2-ac17-42d089e3c3f8.png"&gt;&lt;/picture&gt; &amp;nbsp; &amp;nbsp;pan-up-symbolic&lt;br&gt;</text:p>
          </table:table-cell>
        </table:table-row>
        <table:table-row table:style-name="ro1">
          <table:table-cell office:value-type="string" calcext:value-type="string">
            <text:p>radio-checked-symbolic.svg</text:p>
          </table:table-cell>
          <table:table-cell office:value-type="string" calcext:value-type="string">
            <text:p>radio-che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5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59] &amp; CHAR(34) &amp; &quot;&gt;&quot; &amp; &#10;&quot;&lt;img alt=&quot; &amp; CHAR(34) &amp; [.B6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9] &amp; &quot;&lt;br&gt;&quot;" office:value-type="string" office:string-value="&lt;picture&gt;&lt;source media=&quot;(prefers-color-scheme: dark)&quot; srcset=&quot;https://github.com/StorageB/icons/blob/main/GNOME46Adwaita/light/radio-checked-symbolic.svg&quot;&gt;&lt;source media=&quot;(prefers-color-scheme: light)&quot; srcset=&quot;https://github.com/StorageB/icons/blob/main/GNOME46Adwaita/dark/radio-checked-symbolic.svg&quot;&gt;&lt;img alt=&quot;radio-checked-symbolic&quot; src=&quot;https://user-images.githubusercontent.com/25423296/163456779-a8556205-d0a5-45e2-ac17-42d089e3c3f8.png&quot;&gt;&lt;/picture&gt; &amp;nbsp; &amp;nbsp;radio-checked-symbolic&lt;br&gt;" calcext:value-type="string">
            <text:p>&lt;picture&gt;&lt;source media="(prefers-color-scheme: dark)" srcset="https://github.com/StorageB/icons/blob/main/GNOME46Adwaita/light/radio-checked-symbolic.svg"&gt;&lt;source media="(prefers-color-scheme: light)" srcset="https://github.com/StorageB/icons/blob/main/GNOME46Adwaita/dark/radio-checked-symbolic.svg"&gt;&lt;img alt="radio-checked-symbolic" src="https://user-images.githubusercontent.com/25423296/163456779-a8556205-d0a5-45e2-ac17-42d089e3c3f8.png"&gt;&lt;/picture&gt; &amp;nbsp; &amp;nbsp;radio-checked-symbolic&lt;br&gt;</text:p>
          </table:table-cell>
        </table:table-row>
        <table:table-row table:style-name="ro1">
          <table:table-cell office:value-type="string" calcext:value-type="string">
            <text:p>radio-mixed-symbolic.svg</text:p>
          </table:table-cell>
          <table:table-cell office:value-type="string" calcext:value-type="string">
            <text:p>radio-mix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0] &amp; CHAR(34) &amp; &quot;&gt;&quot; &amp; &#10;&quot;&lt;img alt=&quot; &amp; CHAR(34) &amp; [.B6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0] &amp; &quot;&lt;br&gt;&quot;" office:value-type="string" office:string-value="&lt;picture&gt;&lt;source media=&quot;(prefers-color-scheme: dark)&quot; srcset=&quot;https://github.com/StorageB/icons/blob/main/GNOME46Adwaita/light/radio-mixed-symbolic.svg&quot;&gt;&lt;source media=&quot;(prefers-color-scheme: light)&quot; srcset=&quot;https://github.com/StorageB/icons/blob/main/GNOME46Adwaita/dark/radio-mixed-symbolic.svg&quot;&gt;&lt;img alt=&quot;radio-mixed-symbolic&quot; src=&quot;https://user-images.githubusercontent.com/25423296/163456779-a8556205-d0a5-45e2-ac17-42d089e3c3f8.png&quot;&gt;&lt;/picture&gt; &amp;nbsp; &amp;nbsp;radio-mixed-symbolic&lt;br&gt;" calcext:value-type="string">
            <text:p>&lt;picture&gt;&lt;source media="(prefers-color-scheme: dark)" srcset="https://github.com/StorageB/icons/blob/main/GNOME46Adwaita/light/radio-mixed-symbolic.svg"&gt;&lt;source media="(prefers-color-scheme: light)" srcset="https://github.com/StorageB/icons/blob/main/GNOME46Adwaita/dark/radio-mixed-symbolic.svg"&gt;&lt;img alt="radio-mixed-symbolic" src="https://user-images.githubusercontent.com/25423296/163456779-a8556205-d0a5-45e2-ac17-42d089e3c3f8.png"&gt;&lt;/picture&gt; &amp;nbsp; &amp;nbsp;radio-mixed-symbolic&lt;br&gt;</text:p>
          </table:table-cell>
        </table:table-row>
        <table:table-row table:style-name="ro1">
          <table:table-cell office:value-type="string" calcext:value-type="string">
            <text:p>radio-symbolic.svg</text:p>
          </table:table-cell>
          <table:table-cell office:value-type="string" calcext:value-type="string">
            <text:p>radi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1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1] &amp; CHAR(34) &amp; &quot;&gt;&quot; &amp; &#10;&quot;&lt;img alt=&quot; &amp; CHAR(34) &amp; [.B6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1] &amp; &quot;&lt;br&gt;&quot;" office:value-type="string" office:string-value="&lt;picture&gt;&lt;source media=&quot;(prefers-color-scheme: dark)&quot; srcset=&quot;https://github.com/StorageB/icons/blob/main/GNOME46Adwaita/light/radio-symbolic.svg&quot;&gt;&lt;source media=&quot;(prefers-color-scheme: light)&quot; srcset=&quot;https://github.com/StorageB/icons/blob/main/GNOME46Adwaita/dark/radio-symbolic.svg&quot;&gt;&lt;img alt=&quot;radio-symbolic&quot; src=&quot;https://user-images.githubusercontent.com/25423296/163456779-a8556205-d0a5-45e2-ac17-42d089e3c3f8.png&quot;&gt;&lt;/picture&gt; &amp;nbsp; &amp;nbsp;radio-symbolic&lt;br&gt;" calcext:value-type="string">
            <text:p>&lt;picture&gt;&lt;source media="(prefers-color-scheme: dark)" srcset="https://github.com/StorageB/icons/blob/main/GNOME46Adwaita/light/radio-symbolic.svg"&gt;&lt;source media="(prefers-color-scheme: light)" srcset="https://github.com/StorageB/icons/blob/main/GNOME46Adwaita/dark/radio-symbolic.svg"&gt;&lt;img alt="radio-symbolic" src="https://user-images.githubusercontent.com/25423296/163456779-a8556205-d0a5-45e2-ac17-42d089e3c3f8.png"&gt;&lt;/picture&gt; &amp;nbsp; &amp;nbsp;radio-symbolic&lt;br&gt;</text:p>
          </table:table-cell>
        </table:table-row>
        <table:table-row table:style-name="ro1">
          <table:table-cell office:value-type="string" calcext:value-type="string">
            <text:p>selection-end-symbolic-rtl.svg</text:p>
          </table:table-cell>
          <table:table-cell office:value-type="string" calcext:value-type="string">
            <text:p>selection-en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2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2] &amp; CHAR(34) &amp; &quot;&gt;&quot; &amp; &#10;&quot;&lt;img alt=&quot; &amp; CHAR(34) &amp; [.B6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2] &amp; &quot;&lt;br&gt;&quot;" office:value-type="string" office:string-value="&lt;picture&gt;&lt;source media=&quot;(prefers-color-scheme: dark)&quot; srcset=&quot;https://github.com/StorageB/icons/blob/main/GNOME46Adwaita/light/selection-end-symbolic-rtl.svg&quot;&gt;&lt;source media=&quot;(prefers-color-scheme: light)&quot; srcset=&quot;https://github.com/StorageB/icons/blob/main/GNOME46Adwaita/dark/selection-end-symbolic-rtl.svg&quot;&gt;&lt;img alt=&quot;selection-end-symbolic-rtl&quot; src=&quot;https://user-images.githubusercontent.com/25423296/163456779-a8556205-d0a5-45e2-ac17-42d089e3c3f8.png&quot;&gt;&lt;/picture&gt; &amp;nbsp; &amp;nbsp;selection-end-symbolic-rtl&lt;br&gt;" calcext:value-type="string">
            <text:p>&lt;picture&gt;&lt;source media="(prefers-color-scheme: dark)" srcset="https://github.com/StorageB/icons/blob/main/GNOME46Adwaita/light/selection-end-symbolic-rtl.svg"&gt;&lt;source media="(prefers-color-scheme: light)" srcset="https://github.com/StorageB/icons/blob/main/GNOME46Adwaita/dark/selection-end-symbolic-rtl.svg"&gt;&lt;img alt="selection-end-symbolic-rtl" src="https://user-images.githubusercontent.com/25423296/163456779-a8556205-d0a5-45e2-ac17-42d089e3c3f8.png"&gt;&lt;/picture&gt; &amp;nbsp; &amp;nbsp;selection-end-symbolic-rtl&lt;br&gt;</text:p>
          </table:table-cell>
        </table:table-row>
        <table:table-row table:style-name="ro1">
          <table:table-cell office:value-type="string" calcext:value-type="string">
            <text:p>selection-end-symbolic.svg</text:p>
          </table:table-cell>
          <table:table-cell office:value-type="string" calcext:value-type="string">
            <text:p>selection-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3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3] &amp; CHAR(34) &amp; &quot;&gt;&quot; &amp; &#10;&quot;&lt;img alt=&quot; &amp; CHAR(34) &amp; [.B6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3] &amp; &quot;&lt;br&gt;&quot;" office:value-type="string" office:string-value="&lt;picture&gt;&lt;source media=&quot;(prefers-color-scheme: dark)&quot; srcset=&quot;https://github.com/StorageB/icons/blob/main/GNOME46Adwaita/light/selection-end-symbolic.svg&quot;&gt;&lt;source media=&quot;(prefers-color-scheme: light)&quot; srcset=&quot;https://github.com/StorageB/icons/blob/main/GNOME46Adwaita/dark/selection-end-symbolic.svg&quot;&gt;&lt;img alt=&quot;selection-end-symbolic&quot; src=&quot;https://user-images.githubusercontent.com/25423296/163456779-a8556205-d0a5-45e2-ac17-42d089e3c3f8.png&quot;&gt;&lt;/picture&gt; &amp;nbsp; &amp;nbsp;selection-end-symbolic&lt;br&gt;" calcext:value-type="string">
            <text:p>&lt;picture&gt;&lt;source media="(prefers-color-scheme: dark)" srcset="https://github.com/StorageB/icons/blob/main/GNOME46Adwaita/light/selection-end-symbolic.svg"&gt;&lt;source media="(prefers-color-scheme: light)" srcset="https://github.com/StorageB/icons/blob/main/GNOME46Adwaita/dark/selection-end-symbolic.svg"&gt;&lt;img alt="selection-end-symbolic" src="https://user-images.githubusercontent.com/25423296/163456779-a8556205-d0a5-45e2-ac17-42d089e3c3f8.png"&gt;&lt;/picture&gt; &amp;nbsp; &amp;nbsp;selection-end-symbolic&lt;br&gt;</text:p>
          </table:table-cell>
        </table:table-row>
        <table:table-row table:style-name="ro1">
          <table:table-cell office:value-type="string" calcext:value-type="string">
            <text:p>selection-start-symbolic-rtl.svg</text:p>
          </table:table-cell>
          <table:table-cell office:value-type="string" calcext:value-type="string">
            <text:p>selection-star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4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4] &amp; CHAR(34) &amp; &quot;&gt;&quot; &amp; &#10;&quot;&lt;img alt=&quot; &amp; CHAR(34) &amp; [.B6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4] &amp; &quot;&lt;br&gt;&quot;" office:value-type="string" office:string-value="&lt;picture&gt;&lt;source media=&quot;(prefers-color-scheme: dark)&quot; srcset=&quot;https://github.com/StorageB/icons/blob/main/GNOME46Adwaita/light/selection-start-symbolic-rtl.svg&quot;&gt;&lt;source media=&quot;(prefers-color-scheme: light)&quot; srcset=&quot;https://github.com/StorageB/icons/blob/main/GNOME46Adwaita/dark/selection-start-symbolic-rtl.svg&quot;&gt;&lt;img alt=&quot;selection-start-symbolic-rtl&quot; src=&quot;https://user-images.githubusercontent.com/25423296/163456779-a8556205-d0a5-45e2-ac17-42d089e3c3f8.png&quot;&gt;&lt;/picture&gt; &amp;nbsp; &amp;nbsp;selection-start-symbolic-rtl&lt;br&gt;" calcext:value-type="string">
            <text:p>&lt;picture&gt;&lt;source media="(prefers-color-scheme: dark)" srcset="https://github.com/StorageB/icons/blob/main/GNOME46Adwaita/light/selection-start-symbolic-rtl.svg"&gt;&lt;source media="(prefers-color-scheme: light)" srcset="https://github.com/StorageB/icons/blob/main/GNOME46Adwaita/dark/selection-start-symbolic-rtl.svg"&gt;&lt;img alt="selection-start-symbolic-rtl" src="https://user-images.githubusercontent.com/25423296/163456779-a8556205-d0a5-45e2-ac17-42d089e3c3f8.png"&gt;&lt;/picture&gt; &amp;nbsp; &amp;nbsp;selection-start-symbolic-rtl&lt;br&gt;</text:p>
          </table:table-cell>
        </table:table-row>
        <table:table-row table:style-name="ro1">
          <table:table-cell office:value-type="string" calcext:value-type="string">
            <text:p>selection-start-symbolic.svg</text:p>
          </table:table-cell>
          <table:table-cell office:value-type="string" calcext:value-type="string">
            <text:p>selection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5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5] &amp; CHAR(34) &amp; &quot;&gt;&quot; &amp; &#10;&quot;&lt;img alt=&quot; &amp; CHAR(34) &amp; [.B6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5] &amp; &quot;&lt;br&gt;&quot;" office:value-type="string" office:string-value="&lt;picture&gt;&lt;source media=&quot;(prefers-color-scheme: dark)&quot; srcset=&quot;https://github.com/StorageB/icons/blob/main/GNOME46Adwaita/light/selection-start-symbolic.svg&quot;&gt;&lt;source media=&quot;(prefers-color-scheme: light)&quot; srcset=&quot;https://github.com/StorageB/icons/blob/main/GNOME46Adwaita/dark/selection-start-symbolic.svg&quot;&gt;&lt;img alt=&quot;selection-start-symbolic&quot; src=&quot;https://user-images.githubusercontent.com/25423296/163456779-a8556205-d0a5-45e2-ac17-42d089e3c3f8.png&quot;&gt;&lt;/picture&gt; &amp;nbsp; &amp;nbsp;selection-start-symbolic&lt;br&gt;" calcext:value-type="string">
            <text:p>&lt;picture&gt;&lt;source media="(prefers-color-scheme: dark)" srcset="https://github.com/StorageB/icons/blob/main/GNOME46Adwaita/light/selection-start-symbolic.svg"&gt;&lt;source media="(prefers-color-scheme: light)" srcset="https://github.com/StorageB/icons/blob/main/GNOME46Adwaita/dark/selection-start-symbolic.svg"&gt;&lt;img alt="selection-start-symbolic" src="https://user-images.githubusercontent.com/25423296/163456779-a8556205-d0a5-45e2-ac17-42d089e3c3f8.png"&gt;&lt;/picture&gt; &amp;nbsp; &amp;nbsp;selection-start-symbolic&lt;br&gt;</text:p>
          </table:table-cell>
        </table:table-row>
        <table:table-row table:style-name="ro1">
          <table:table-cell office:value-type="string" calcext:value-type="string">
            <text:p>window-close-symbolic.svg</text:p>
          </table:table-cell>
          <table:table-cell office:value-type="string" calcext:value-type="string">
            <text:p>window-clo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6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6] &amp; CHAR(34) &amp; &quot;&gt;&quot; &amp; &#10;&quot;&lt;img alt=&quot; &amp; CHAR(34) &amp; [.B6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6] &amp; &quot;&lt;br&gt;&quot;" office:value-type="string" office:string-value="&lt;picture&gt;&lt;source media=&quot;(prefers-color-scheme: dark)&quot; srcset=&quot;https://github.com/StorageB/icons/blob/main/GNOME46Adwaita/light/window-close-symbolic.svg&quot;&gt;&lt;source media=&quot;(prefers-color-scheme: light)&quot; srcset=&quot;https://github.com/StorageB/icons/blob/main/GNOME46Adwaita/dark/window-close-symbolic.svg&quot;&gt;&lt;img alt=&quot;window-close-symbolic&quot; src=&quot;https://user-images.githubusercontent.com/25423296/163456779-a8556205-d0a5-45e2-ac17-42d089e3c3f8.png&quot;&gt;&lt;/picture&gt; &amp;nbsp; &amp;nbsp;window-close-symbolic&lt;br&gt;" calcext:value-type="string">
            <text:p>&lt;picture&gt;&lt;source media="(prefers-color-scheme: dark)" srcset="https://github.com/StorageB/icons/blob/main/GNOME46Adwaita/light/window-close-symbolic.svg"&gt;&lt;source media="(prefers-color-scheme: light)" srcset="https://github.com/StorageB/icons/blob/main/GNOME46Adwaita/dark/window-close-symbolic.svg"&gt;&lt;img alt="window-close-symbolic" src="https://user-images.githubusercontent.com/25423296/163456779-a8556205-d0a5-45e2-ac17-42d089e3c3f8.png"&gt;&lt;/picture&gt; &amp;nbsp; &amp;nbsp;window-close-symbolic&lt;br&gt;</text:p>
          </table:table-cell>
        </table:table-row>
        <table:table-row table:style-name="ro1">
          <table:table-cell office:value-type="string" calcext:value-type="string">
            <text:p>window-maximize-symbolic.svg</text:p>
          </table:table-cell>
          <table:table-cell office:value-type="string" calcext:value-type="string">
            <text:p>window-maximiz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7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7] &amp; CHAR(34) &amp; &quot;&gt;&quot; &amp; &#10;&quot;&lt;img alt=&quot; &amp; CHAR(34) &amp; [.B6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7] &amp; &quot;&lt;br&gt;&quot;" office:value-type="string" office:string-value="&lt;picture&gt;&lt;source media=&quot;(prefers-color-scheme: dark)&quot; srcset=&quot;https://github.com/StorageB/icons/blob/main/GNOME46Adwaita/light/window-maximize-symbolic.svg&quot;&gt;&lt;source media=&quot;(prefers-color-scheme: light)&quot; srcset=&quot;https://github.com/StorageB/icons/blob/main/GNOME46Adwaita/dark/window-maximize-symbolic.svg&quot;&gt;&lt;img alt=&quot;window-maximize-symbolic&quot; src=&quot;https://user-images.githubusercontent.com/25423296/163456779-a8556205-d0a5-45e2-ac17-42d089e3c3f8.png&quot;&gt;&lt;/picture&gt; &amp;nbsp; &amp;nbsp;window-maximize-symbolic&lt;br&gt;" calcext:value-type="string">
            <text:p>&lt;picture&gt;&lt;source media="(prefers-color-scheme: dark)" srcset="https://github.com/StorageB/icons/blob/main/GNOME46Adwaita/light/window-maximize-symbolic.svg"&gt;&lt;source media="(prefers-color-scheme: light)" srcset="https://github.com/StorageB/icons/blob/main/GNOME46Adwaita/dark/window-maximize-symbolic.svg"&gt;&lt;img alt="window-maximize-symbolic" src="https://user-images.githubusercontent.com/25423296/163456779-a8556205-d0a5-45e2-ac17-42d089e3c3f8.png"&gt;&lt;/picture&gt; &amp;nbsp; &amp;nbsp;window-maximize-symbolic&lt;br&gt;</text:p>
          </table:table-cell>
        </table:table-row>
        <table:table-row table:style-name="ro1">
          <table:table-cell office:value-type="string" calcext:value-type="string">
            <text:p>window-minimize-symbolic.svg</text:p>
          </table:table-cell>
          <table:table-cell office:value-type="string" calcext:value-type="string">
            <text:p>window-minimiz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8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8] &amp; CHAR(34) &amp; &quot;&gt;&quot; &amp; &#10;&quot;&lt;img alt=&quot; &amp; CHAR(34) &amp; [.B6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8] &amp; &quot;&lt;br&gt;&quot;" office:value-type="string" office:string-value="&lt;picture&gt;&lt;source media=&quot;(prefers-color-scheme: dark)&quot; srcset=&quot;https://github.com/StorageB/icons/blob/main/GNOME46Adwaita/light/window-minimize-symbolic.svg&quot;&gt;&lt;source media=&quot;(prefers-color-scheme: light)&quot; srcset=&quot;https://github.com/StorageB/icons/blob/main/GNOME46Adwaita/dark/window-minimize-symbolic.svg&quot;&gt;&lt;img alt=&quot;window-minimize-symbolic&quot; src=&quot;https://user-images.githubusercontent.com/25423296/163456779-a8556205-d0a5-45e2-ac17-42d089e3c3f8.png&quot;&gt;&lt;/picture&gt; &amp;nbsp; &amp;nbsp;window-minimize-symbolic&lt;br&gt;" calcext:value-type="string">
            <text:p>&lt;picture&gt;&lt;source media="(prefers-color-scheme: dark)" srcset="https://github.com/StorageB/icons/blob/main/GNOME46Adwaita/light/window-minimize-symbolic.svg"&gt;&lt;source media="(prefers-color-scheme: light)" srcset="https://github.com/StorageB/icons/blob/main/GNOME46Adwaita/dark/window-minimize-symbolic.svg"&gt;&lt;img alt="window-minimize-symbolic" src="https://user-images.githubusercontent.com/25423296/163456779-a8556205-d0a5-45e2-ac17-42d089e3c3f8.png"&gt;&lt;/picture&gt; &amp;nbsp; &amp;nbsp;window-minimize-symbolic&lt;br&gt;</text:p>
          </table:table-cell>
        </table:table-row>
        <table:table-row table:style-name="ro1">
          <table:table-cell office:value-type="string" calcext:value-type="string">
            <text:p>window-new-symbolic.svg</text:p>
          </table:table-cell>
          <table:table-cell office:value-type="string" calcext:value-type="string">
            <text:p>window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69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69] &amp; CHAR(34) &amp; &quot;&gt;&quot; &amp; &#10;&quot;&lt;img alt=&quot; &amp; CHAR(34) &amp; [.B6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9] &amp; &quot;&lt;br&gt;&quot;" office:value-type="string" office:string-value="&lt;picture&gt;&lt;source media=&quot;(prefers-color-scheme: dark)&quot; srcset=&quot;https://github.com/StorageB/icons/blob/main/GNOME46Adwaita/light/window-new-symbolic.svg&quot;&gt;&lt;source media=&quot;(prefers-color-scheme: light)&quot; srcset=&quot;https://github.com/StorageB/icons/blob/main/GNOME46Adwaita/dark/window-new-symbolic.svg&quot;&gt;&lt;img alt=&quot;window-new-symbolic&quot; src=&quot;https://user-images.githubusercontent.com/25423296/163456779-a8556205-d0a5-45e2-ac17-42d089e3c3f8.png&quot;&gt;&lt;/picture&gt; &amp;nbsp; &amp;nbsp;window-new-symbolic&lt;br&gt;" calcext:value-type="string">
            <text:p>&lt;picture&gt;&lt;source media="(prefers-color-scheme: dark)" srcset="https://github.com/StorageB/icons/blob/main/GNOME46Adwaita/light/window-new-symbolic.svg"&gt;&lt;source media="(prefers-color-scheme: light)" srcset="https://github.com/StorageB/icons/blob/main/GNOME46Adwaita/dark/window-new-symbolic.svg"&gt;&lt;img alt="window-new-symbolic" src="https://user-images.githubusercontent.com/25423296/163456779-a8556205-d0a5-45e2-ac17-42d089e3c3f8.png"&gt;&lt;/picture&gt; &amp;nbsp; &amp;nbsp;window-new-symbolic&lt;br&gt;</text:p>
          </table:table-cell>
        </table:table-row>
        <table:table-row table:style-name="ro1">
          <table:table-cell office:value-type="string" calcext:value-type="string">
            <text:p>window-restore-symbolic.svg</text:p>
          </table:table-cell>
          <table:table-cell office:value-type="string" calcext:value-type="string">
            <text:p>window-rest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6Adwaita/light/&quot; &amp; [.A670] &amp; CHAR(34) &amp; &quot;&gt;&quot; &amp; &#10;&quot;&lt;source media=&quot; &amp; CHAR(34) &amp; &quot;(prefers-color-scheme: light)&quot; &amp; CHAR(34) &amp; &quot; srcset=&quot; &amp; CHAR(34) &amp; &quot;https://github.com/StorageB/icons/blob/main/GNOME46Adwaita/dark/&quot; &amp; [.A670] &amp; CHAR(34) &amp; &quot;&gt;&quot; &amp; &#10;&quot;&lt;img alt=&quot; &amp; CHAR(34) &amp; [.B6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70] &amp; &quot;&lt;br&gt;&quot;" office:value-type="string" office:string-value="&lt;picture&gt;&lt;source media=&quot;(prefers-color-scheme: dark)&quot; srcset=&quot;https://github.com/StorageB/icons/blob/main/GNOME46Adwaita/light/window-restore-symbolic.svg&quot;&gt;&lt;source media=&quot;(prefers-color-scheme: light)&quot; srcset=&quot;https://github.com/StorageB/icons/blob/main/GNOME46Adwaita/dark/window-restore-symbolic.svg&quot;&gt;&lt;img alt=&quot;window-restore-symbolic&quot; src=&quot;https://user-images.githubusercontent.com/25423296/163456779-a8556205-d0a5-45e2-ac17-42d089e3c3f8.png&quot;&gt;&lt;/picture&gt; &amp;nbsp; &amp;nbsp;window-restore-symbolic&lt;br&gt;" calcext:value-type="string">
            <text:p>&lt;picture&gt;&lt;source media="(prefers-color-scheme: dark)" srcset="https://github.com/StorageB/icons/blob/main/GNOME46Adwaita/light/window-restore-symbolic.svg"&gt;&lt;source media="(prefers-color-scheme: light)" srcset="https://github.com/StorageB/icons/blob/main/GNOME46Adwaita/dark/window-restore-symbolic.svg"&gt;&lt;img alt="window-restore-symbolic" src="https://user-images.githubusercontent.com/25423296/163456779-a8556205-d0a5-45e2-ac17-42d089e3c3f8.png"&gt;&lt;/picture&gt; &amp;nbsp; &amp;nbsp;window-restore-symbolic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20:55:36.5784602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1:11:02.228031988</meta:creation-date>
    <dc:date>2024-06-10T20:57:26.576834339</dc:date>
    <meta:editing-duration>PT56M43S</meta:editing-duration>
    <meta:editing-cycles>12</meta:editing-cycles>
    <meta:generator>LibreOffice/24.2.3.2$Linux_X86_64 LibreOffice_project/433d9c2ded56988e8a90e6b2e771ee4e6a5ab2ba</meta:generator>
    <meta:document-statistic meta:table-count="1" meta:cell-count="1980" meta:object-count="0"/>
  </office:meta>
</office:document-meta>
</file>